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9pt" style:font-size-asian="9pt" style:font-size-complex="9pt" style:font-family-generic="modern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212121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1C00CF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3.38666666666667cm" style:use-optimal-column-width="true"/>
    </style:style>
    <style:style style:name="co6" style:family="table-column">
      <style:table-column-properties fo:break-before="auto" style:column-width="1.95791666666667cm" style:use-optimal-column-width="true"/>
    </style:style>
    <style:style style:name="co7" style:family="table-column">
      <style:table-column-properties fo:break-before="auto" style:column-width="4.78895833333333cm" style:use-optimal-column-width="true"/>
    </style:style>
    <style:style style:name="co8" style:family="table-column">
      <style:table-column-properties fo:break-before="auto" style:column-width="4.57729166666667cm" style:use-optimal-column-width="true"/>
    </style:style>
    <style:style style:name="co9" style:family="table-column">
      <style:table-column-properties fo:break-before="auto" style:column-width="3.75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6352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string" table:style-name="ce1">
            <text:p>deviation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3.9052146421886476</text:span></text:p>
          </table:table-cell>
          <table:table-cell office:value-type="string" office:string-value="3.9052146421886476" table:formula="of:=RIGHT([.B5];LEN([.B5])-3)" table:style-name="ce4">
            <text:p>3.9052146421886476</text:p>
          </table:table-cell>
          <table:table-cell office:value-type="float" office:value="3.90521464218864" table:formula="of:=[.C5]+0" table:style-name="ce4">
            <text:p>3.91</text:p>
          </table:table-cell>
          <table:table-cell office:value-type="string" table:style-name="ce2">
            <text:p>0<text:span text:style-name="T1">: </text:span><text:span text:style-name="T2">3.7714458153764427</text:span></text:p>
          </table:table-cell>
          <table:table-cell office:value-type="string" office:string-value="3.7714458153764427" table:formula="of:=RIGHT([.E5];LEN([.E5])-3)" table:style-name="ce4">
            <text:p>3.7714458153764427</text:p>
          </table:table-cell>
          <table:table-cell office:value-type="float" office:value="3.7714458153764401" table:formula="of:=[.F5]+0" table:style-name="ce4">
            <text:p>3.77</text:p>
          </table:table-cell>
          <table:table-cell office:value-type="string" table:style-name="ce2">
            <text:p>0<text:span text:style-name="T1">: </text:span><text:span text:style-name="T2">8.974376430402739</text:span></text:p>
          </table:table-cell>
          <table:table-cell office:value-type="string" office:string-value="8.974376430402739" table:formula="of:=RIGHT([.H5];LEN([.H5])-3)" table:style-name="ce4">
            <text:p>8.974376430402739</text:p>
          </table:table-cell>
          <table:table-cell office:value-type="float" office:value="8.9743764304027298" table:formula="of:=[.I5]+0" table:style-name="ce4">
            <text:p>8.97</text:p>
          </table:table-cell>
          <table:table-cell office:value-type="string" table:style-name="ce2">
            <text:p>0<text:span text:style-name="T1">: </text:span><text:span text:style-name="T2">3.047765289584027</text:span></text:p>
          </table:table-cell>
          <table:table-cell office:value-type="string" office:string-value="3.047765289584027" table:formula="of:=RIGHT([.K5];LEN([.K5])-3)" table:style-name="ce4">
            <text:p>3.047765289584027</text:p>
          </table:table-cell>
          <table:table-cell office:value-type="float" office:value="3.0477652895840199" table:formula="of:=[.L5]+0" table:style-name="ce4">
            <text:p>3.05</text:p>
          </table:table-cell>
          <table:table-cell office:value-type="string" table:style-name="ce2">
            <text:p>0<text:span text:style-name="T1">: </text:span><text:span text:style-name="T2">7.307775603033868</text:span></text:p>
          </table:table-cell>
          <table:table-cell office:value-type="string" office:string-value="7.307775603033868" table:formula="of:=RIGHT([.N5];LEN([.N5])-3)" table:style-name="ce4">
            <text:p>7.307775603033868</text:p>
          </table:table-cell>
          <table:table-cell office:value-type="float" office:value="7.3077756030338596" table:formula="of:=[.O5]+0" table:style-name="ce4">
            <text:p>7.31</text:p>
          </table:table-cell>
          <table:table-cell office:value-type="string" table:style-name="ce5">
            <text:p>0<text:span text:style-name="T3">: </text:span><text:span text:style-name="T4">11.649171096978403</text:span></text:p>
          </table:table-cell>
          <table:table-cell office:value-type="string" office:string-value="11.649171096978403" table:formula="of:=RIGHT([.Q5];LEN([.Q5])-3)" table:style-name="ce4">
            <text:p>11.649171096978403</text:p>
          </table:table-cell>
          <table:table-cell office:value-type="float" office:value="11.649171096978399" table:formula="of:=[.R5]+0" table:style-name="ce4">
            <text:p>11.65</text:p>
          </table:table-cell>
          <table:table-cell office:value-type="string" table:style-name="ce5">
            <text:p>0<text:span text:style-name="T3">: </text:span><text:span text:style-name="T4">8.75854186983321</text:span></text:p>
          </table:table-cell>
          <table:table-cell office:value-type="string" office:string-value="8.75854186983321" table:formula="of:=RIGHT([.T5];LEN([.T5])-3)" table:style-name="ce4">
            <text:p>8.75854186983321</text:p>
          </table:table-cell>
          <table:table-cell office:value-type="float" office:value="8.7585418698332091" table:formula="of:=[.U5]+0" table:style-name="ce4">
            <text:p>8.76</text:p>
          </table:table-cell>
          <table:table-cell office:value-type="string" table:style-name="ce5">
            <text:p>0<text:span text:style-name="T3">: </text:span><text:span text:style-name="T4">10.598175623709976</text:span></text:p>
          </table:table-cell>
          <table:table-cell office:value-type="string" office:string-value="10.598175623709976" table:formula="of:=RIGHT([.W5];LEN([.W5])-3)" table:style-name="ce4">
            <text:p>10.598175623709976</text:p>
          </table:table-cell>
          <table:table-cell office:value-type="float" office:value="10.598175623709899" table:formula="of:=[.X5]+0" table:style-name="ce4">
            <text:p>10.60</text:p>
          </table:table-cell>
          <table:table-cell office:value-type="string" table:style-name="ce5">
            <text:p>0<text:span text:style-name="T3">: </text:span><text:span text:style-name="T4">7.016748426460924</text:span></text:p>
          </table:table-cell>
          <table:table-cell office:value-type="string" office:string-value="7.016748426460924" table:formula="of:=RIGHT([.Z5];LEN([.Z5])-3)" table:style-name="ce4">
            <text:p>7.016748426460924</text:p>
          </table:table-cell>
          <table:table-cell office:value-type="float" office:value="7.0167484264609197" table:formula="of:=[.AA5]+0" table:style-name="ce4">
            <text:p>7.02</text:p>
          </table:table-cell>
          <table:table-cell office:value-type="string" table:style-name="ce5">
            <text:p>0<text:span text:style-name="T3">: </text:span><text:span text:style-name="T4">10.312090674239682</text:span></text:p>
          </table:table-cell>
          <table:table-cell office:value-type="string" office:string-value="10.312090674239682" table:formula="of:=RIGHT([.AC5];LEN([.AC5])-3)" table:style-name="ce4">
            <text:p>10.312090674239682</text:p>
          </table:table-cell>
          <table:table-cell office:value-type="float" office:value="10.312090674239601" table:formula="of:=[.AD5]+0" table:style-name="ce4">
            <text:p>10.31</text:p>
          </table:table-cell>
          <table:table-cell office:value-type="float" office:value="7.2254683108409017" table:formula="of:=([.D5]+[.G5]+[.J5]+[.M5]+[.P5]+[.S5]+[.V5]+[.Y5]+[.AB5])/9" table:style-name="ce4">
            <text:p>7.23</text:p>
          </table:table-cell>
          <table:table-cell office:value-type="float" office:value="3.0801462049858204" table:formula="of:=STDEV([.D5];[.G5];[.J5];[.M5];[.P5];[.S5];[.V5];[.Y5];[.AB5];[.AE5])" table:style-name="ce1">
            <text:p>3.080146205</text:p>
          </table:table-cell>
          <table:table-cell table:number-columns-repeated="16351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7.690089711146413</text:span></text:p>
          </table:table-cell>
          <table:table-cell office:value-type="string" office:string-value="7.690089711146413" table:formula="of:=RIGHT([.B6];LEN([.B6])-3)" table:style-name="ce4">
            <text:p>7.690089711146413</text:p>
          </table:table-cell>
          <table:table-cell office:value-type="float" office:value="7.6900897111464097" table:formula="of:=[.C6]+0" table:style-name="ce4">
            <text:p>7.69</text:p>
          </table:table-cell>
          <table:table-cell office:value-type="string" table:style-name="ce2">
            <text:p>1<text:span text:style-name="T1">: </text:span><text:span text:style-name="T2">10.23160638210965</text:span></text:p>
          </table:table-cell>
          <table:table-cell office:value-type="string" office:string-value="10.23160638210965" table:formula="of:=RIGHT([.E6];LEN([.E6])-3)" table:style-name="ce4">
            <text:p>10.23160638210965</text:p>
          </table:table-cell>
          <table:table-cell office:value-type="float" office:value="10.2316063821096" table:formula="of:=[.F6]+0" table:style-name="ce4">
            <text:p>10.23</text:p>
          </table:table-cell>
          <table:table-cell office:value-type="string" table:style-name="ce2">
            <text:p>1<text:span text:style-name="T1">: </text:span><text:span text:style-name="T2">14.693190774907848</text:span></text:p>
          </table:table-cell>
          <table:table-cell office:value-type="string" office:string-value="14.693190774907848" table:formula="of:=RIGHT([.H6];LEN([.H6])-3)" table:style-name="ce4">
            <text:p>14.693190774907848</text:p>
          </table:table-cell>
          <table:table-cell office:value-type="float" office:value="14.6931907749078" table:formula="of:=[.I6]+0" table:style-name="ce4">
            <text:p>14.69</text:p>
          </table:table-cell>
          <table:table-cell office:value-type="string" table:style-name="ce2">
            <text:p>1<text:span text:style-name="T1">: </text:span><text:span text:style-name="T2">13.22431103349156</text:span></text:p>
          </table:table-cell>
          <table:table-cell office:value-type="string" office:string-value="13.22431103349156" table:formula="of:=RIGHT([.K6];LEN([.K6])-3)" table:style-name="ce4">
            <text:p>13.22431103349156</text:p>
          </table:table-cell>
          <table:table-cell office:value-type="float" office:value="13.2243110334915" table:formula="of:=[.L6]+0" table:style-name="ce4">
            <text:p>13.22</text:p>
          </table:table-cell>
          <table:table-cell office:value-type="string" table:style-name="ce2">
            <text:p>1<text:span text:style-name="T1">: </text:span><text:span text:style-name="T2">11.085612830769971</text:span></text:p>
          </table:table-cell>
          <table:table-cell office:value-type="string" office:string-value="11.085612830769971" table:formula="of:=RIGHT([.N6];LEN([.N6])-3)" table:style-name="ce4">
            <text:p>11.085612830769971</text:p>
          </table:table-cell>
          <table:table-cell office:value-type="float" office:value="11.0856128307699" table:formula="of:=[.O6]+0" table:style-name="ce4">
            <text:p>11.09</text:p>
          </table:table-cell>
          <table:table-cell office:value-type="string" table:style-name="ce5">
            <text:p>1<text:span text:style-name="T3">: </text:span><text:span text:style-name="T4">12.818989706102718</text:span></text:p>
          </table:table-cell>
          <table:table-cell office:value-type="string" office:string-value="12.818989706102718" table:formula="of:=RIGHT([.Q6];LEN([.Q6])-3)" table:style-name="ce4">
            <text:p>12.818989706102718</text:p>
          </table:table-cell>
          <table:table-cell office:value-type="float" office:value="12.8189897061027" table:formula="of:=[.R6]+0" table:style-name="ce4">
            <text:p>12.82</text:p>
          </table:table-cell>
          <table:table-cell office:value-type="string" table:style-name="ce5">
            <text:p>1<text:span text:style-name="T3">: </text:span><text:span text:style-name="T4">8.302821614688936</text:span></text:p>
          </table:table-cell>
          <table:table-cell office:value-type="string" office:string-value="8.302821614688936" table:formula="of:=RIGHT([.T6];LEN([.T6])-3)" table:style-name="ce4">
            <text:p>8.302821614688936</text:p>
          </table:table-cell>
          <table:table-cell office:value-type="float" office:value="8.3028216146889307" table:formula="of:=[.U6]+0" table:style-name="ce4">
            <text:p>8.30</text:p>
          </table:table-cell>
          <table:table-cell office:value-type="string" table:style-name="ce5">
            <text:p>1<text:span text:style-name="T3">: </text:span><text:span text:style-name="T4">22.861296775519055</text:span></text:p>
          </table:table-cell>
          <table:table-cell office:value-type="string" office:string-value="22.861296775519055" table:formula="of:=RIGHT([.W6];LEN([.W6])-3)" table:style-name="ce4">
            <text:p>22.861296775519055</text:p>
          </table:table-cell>
          <table:table-cell office:value-type="float" office:value="22.861296775519001" table:formula="of:=[.X6]+0" table:style-name="ce4">
            <text:p>22.86</text:p>
          </table:table-cell>
          <table:table-cell office:value-type="string" table:style-name="ce5">
            <text:p>1<text:span text:style-name="T3">: </text:span><text:span text:style-name="T4">12.219686320646964</text:span></text:p>
          </table:table-cell>
          <table:table-cell office:value-type="string" office:string-value="12.219686320646964" table:formula="of:=RIGHT([.Z6];LEN([.Z6])-3)" table:style-name="ce4">
            <text:p>12.219686320646964</text:p>
          </table:table-cell>
          <table:table-cell office:value-type="float" office:value="12.2196863206469" table:formula="of:=[.AA6]+0" table:style-name="ce4">
            <text:p>12.22</text:p>
          </table:table-cell>
          <table:table-cell office:value-type="string" table:style-name="ce5">
            <text:p>1<text:span text:style-name="T3">: </text:span><text:span text:style-name="T4">18.585360539428077</text:span></text:p>
          </table:table-cell>
          <table:table-cell office:value-type="string" office:string-value="18.585360539428077" table:formula="of:=RIGHT([.AC6];LEN([.AC6])-3)" table:style-name="ce4">
            <text:p>18.585360539428077</text:p>
          </table:table-cell>
          <table:table-cell office:value-type="float" office:value="18.585360539427999" table:formula="of:=[.AD6]+0" table:style-name="ce4">
            <text:p>18.59</text:p>
          </table:table-cell>
          <table:table-cell office:value-type="float" office:value="12.569733905486974" table:formula="of:=([.D6]+[.G6]+[.J6]+[.M6]+[.P6]+[.S6]+[.V6]+[.Y6]+[.AB6])/9" table:style-name="ce4">
            <text:p>12.57</text:p>
          </table:table-cell>
          <table:table-cell office:value-type="float" office:value="4.6343449666138659" table:formula="of:=STDEV([.D6];[.G6];[.J6];[.M6];[.P6];[.S6];[.V6];[.Y6];[.AB6];[.AE6])" table:style-name="ce1">
            <text:p>4.634344967</text:p>
          </table:table-cell>
          <table:table-cell table:number-columns-repeated="1635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9.284203314859079</text:span></text:p>
          </table:table-cell>
          <table:table-cell office:value-type="string" office:string-value="9.284203314859079" table:formula="of:=RIGHT([.B7];LEN([.B7])-3)" table:style-name="ce4">
            <text:p>9.284203314859079</text:p>
          </table:table-cell>
          <table:table-cell office:value-type="float" office:value="9.2842033148590701" table:formula="of:=[.C7]+0" table:style-name="ce4">
            <text:p>9.28</text:p>
          </table:table-cell>
          <table:table-cell office:value-type="string" table:style-name="ce2">
            <text:p>2<text:span text:style-name="T1">: </text:span><text:span text:style-name="T2">14.892791960013904</text:span></text:p>
          </table:table-cell>
          <table:table-cell office:value-type="string" office:string-value="14.892791960013904" table:formula="of:=RIGHT([.E7];LEN([.E7])-3)" table:style-name="ce4">
            <text:p>14.892791960013904</text:p>
          </table:table-cell>
          <table:table-cell office:value-type="float" office:value="14.8927919600139" table:formula="of:=[.F7]+0" table:style-name="ce4">
            <text:p>14.89</text:p>
          </table:table-cell>
          <table:table-cell office:value-type="string" table:style-name="ce2">
            <text:p>2<text:span text:style-name="T1">: </text:span><text:span text:style-name="T2">20.16778069452335</text:span></text:p>
          </table:table-cell>
          <table:table-cell office:value-type="string" office:string-value="20.16778069452335" table:formula="of:=RIGHT([.H7];LEN([.H7])-3)" table:style-name="ce4">
            <text:p>20.16778069452335</text:p>
          </table:table-cell>
          <table:table-cell office:value-type="float" office:value="20.167780694523302" table:formula="of:=[.I7]+0" table:style-name="ce4">
            <text:p>20.17</text:p>
          </table:table-cell>
          <table:table-cell office:value-type="string" table:style-name="ce2">
            <text:p>2<text:span text:style-name="T1">: </text:span><text:span text:style-name="T2">20.93188476420331</text:span></text:p>
          </table:table-cell>
          <table:table-cell office:value-type="string" office:string-value="20.93188476420331" table:formula="of:=RIGHT([.K7];LEN([.K7])-3)" table:style-name="ce4">
            <text:p>20.93188476420331</text:p>
          </table:table-cell>
          <table:table-cell office:value-type="float" office:value="20.9318847642033" table:formula="of:=[.L7]+0" table:style-name="ce4">
            <text:p>20.93</text:p>
          </table:table-cell>
          <table:table-cell office:value-type="string" table:style-name="ce2">
            <text:p>2<text:span text:style-name="T1">: </text:span><text:span text:style-name="T2">16.608647947332283</text:span></text:p>
          </table:table-cell>
          <table:table-cell office:value-type="string" office:string-value="16.608647947332283" table:formula="of:=RIGHT([.N7];LEN([.N7])-3)" table:style-name="ce4">
            <text:p>16.608647947332283</text:p>
          </table:table-cell>
          <table:table-cell office:value-type="float" office:value="16.608647947332202" table:formula="of:=[.O7]+0" table:style-name="ce4">
            <text:p>16.61</text:p>
          </table:table-cell>
          <table:table-cell office:value-type="string" table:style-name="ce5">
            <text:p>2<text:span text:style-name="T3">: </text:span><text:span text:style-name="T4">17.90652939586192</text:span></text:p>
          </table:table-cell>
          <table:table-cell office:value-type="string" office:string-value="17.90652939586192" table:formula="of:=RIGHT([.Q7];LEN([.Q7])-3)" table:style-name="ce4">
            <text:p>17.90652939586192</text:p>
          </table:table-cell>
          <table:table-cell office:value-type="float" office:value="17.906529395861899" table:formula="of:=[.R7]+0" table:style-name="ce4">
            <text:p>17.91</text:p>
          </table:table-cell>
          <table:table-cell office:value-type="string" table:style-name="ce5">
            <text:p>2<text:span text:style-name="T3">: </text:span><text:span text:style-name="T4">16.336677319735394</text:span></text:p>
          </table:table-cell>
          <table:table-cell office:value-type="string" office:string-value="16.336677319735394" table:formula="of:=RIGHT([.T7];LEN([.T7])-3)" table:style-name="ce4">
            <text:p>16.336677319735394</text:p>
          </table:table-cell>
          <table:table-cell office:value-type="float" office:value="16.336677319735301" table:formula="of:=[.U7]+0" table:style-name="ce4">
            <text:p>16.34</text:p>
          </table:table-cell>
          <table:table-cell office:value-type="string" table:style-name="ce5">
            <text:p>2<text:span text:style-name="T3">: </text:span><text:span text:style-name="T4">33.4563017392542</text:span></text:p>
          </table:table-cell>
          <table:table-cell office:value-type="string" office:string-value="33.4563017392542" table:formula="of:=RIGHT([.W7];LEN([.W7])-3)" table:style-name="ce4">
            <text:p>33.4563017392542</text:p>
          </table:table-cell>
          <table:table-cell office:value-type="float" office:value="33.456301739254201" table:formula="of:=[.X7]+0" table:style-name="ce4">
            <text:p>33.46</text:p>
          </table:table-cell>
          <table:table-cell office:value-type="string" table:style-name="ce5">
            <text:p>2<text:span text:style-name="T3">: </text:span><text:span text:style-name="T4">21.073004823971015</text:span></text:p>
          </table:table-cell>
          <table:table-cell office:value-type="string" office:string-value="21.073004823971015" table:formula="of:=RIGHT([.Z7];LEN([.Z7])-3)" table:style-name="ce4">
            <text:p>21.073004823971015</text:p>
          </table:table-cell>
          <table:table-cell office:value-type="float" office:value="21.073004823971001" table:formula="of:=[.AA7]+0" table:style-name="ce4">
            <text:p>21.07</text:p>
          </table:table-cell>
          <table:table-cell office:value-type="string" table:style-name="ce5">
            <text:p>2<text:span text:style-name="T3">: </text:span><text:span text:style-name="T4">31.02893539087802</text:span></text:p>
          </table:table-cell>
          <table:table-cell office:value-type="string" office:string-value="31.02893539087802" table:formula="of:=RIGHT([.AC7];LEN([.AC7])-3)" table:style-name="ce4">
            <text:p>31.02893539087802</text:p>
          </table:table-cell>
          <table:table-cell office:value-type="float" office:value="31.028935390878001" table:formula="of:=[.AD7]+0" table:style-name="ce4">
            <text:p>31.03</text:p>
          </table:table-cell>
          <table:table-cell office:value-type="float" office:value="18.961980217750462" table:formula="of:=([.D7]+[.G7]+[.J7]+[.M7]+[.P7]+[.S7]+[.V7]+[.Y7]+[.AB7])/9" table:style-name="ce4">
            <text:p>18.96</text:p>
          </table:table-cell>
          <table:table-cell office:value-type="float" office:value="7.2624494626793403" table:formula="of:=STDEV([.D7];[.G7];[.J7];[.M7];[.P7];[.S7];[.V7];[.Y7];[.AB7];[.AE7])" table:style-name="ce1">
            <text:p>7.262449463</text:p>
          </table:table-cell>
          <table:table-cell table:number-columns-repeated="1635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5.661288311231834</text:span></text:p>
          </table:table-cell>
          <table:table-cell office:value-type="string" office:string-value="15.661288311231834" table:formula="of:=RIGHT([.B8];LEN([.B8])-3)" table:style-name="ce4">
            <text:p>15.661288311231834</text:p>
          </table:table-cell>
          <table:table-cell office:value-type="float" office:value="15.6612883112318" table:formula="of:=[.C8]+0" table:style-name="ce4">
            <text:p>15.66</text:p>
          </table:table-cell>
          <table:table-cell office:value-type="string" table:style-name="ce2">
            <text:p>3<text:span text:style-name="T1">: </text:span><text:span text:style-name="T2">17.056036470775787</text:span></text:p>
          </table:table-cell>
          <table:table-cell office:value-type="string" office:string-value="17.056036470775787" table:formula="of:=RIGHT([.E8];LEN([.E8])-3)" table:style-name="ce4">
            <text:p>17.056036470775787</text:p>
          </table:table-cell>
          <table:table-cell office:value-type="float" office:value="17.056036470775702" table:formula="of:=[.F8]+0" table:style-name="ce4">
            <text:p>17.06</text:p>
          </table:table-cell>
          <table:table-cell office:value-type="string" table:style-name="ce2">
            <text:p>3<text:span text:style-name="T1">: </text:span><text:span text:style-name="T2">24.790936092540434</text:span></text:p>
          </table:table-cell>
          <table:table-cell office:value-type="string" office:string-value="24.790936092540434" table:formula="of:=RIGHT([.H8];LEN([.H8])-3)" table:style-name="ce4">
            <text:p>24.790936092540434</text:p>
          </table:table-cell>
          <table:table-cell office:value-type="float" office:value="24.790936092540399" table:formula="of:=[.I8]+0" table:style-name="ce4">
            <text:p>24.79</text:p>
          </table:table-cell>
          <table:table-cell office:value-type="string" table:style-name="ce2">
            <text:p>3<text:span text:style-name="T1">: </text:span><text:span text:style-name="T2">22.88501190952507</text:span></text:p>
          </table:table-cell>
          <table:table-cell office:value-type="string" office:string-value="22.88501190952507" table:formula="of:=RIGHT([.K8];LEN([.K8])-3)" table:style-name="ce4">
            <text:p>22.88501190952507</text:p>
          </table:table-cell>
          <table:table-cell office:value-type="float" office:value="22.885011909525002" table:formula="of:=[.L8]+0" table:style-name="ce4">
            <text:p>22.89</text:p>
          </table:table-cell>
          <table:table-cell office:value-type="string" table:style-name="ce2">
            <text:p>3<text:span text:style-name="T1">: </text:span><text:span text:style-name="T2">12.268400840203382</text:span></text:p>
          </table:table-cell>
          <table:table-cell office:value-type="string" office:string-value="12.268400840203382" table:formula="of:=RIGHT([.N8];LEN([.N8])-3)" table:style-name="ce4">
            <text:p>12.268400840203382</text:p>
          </table:table-cell>
          <table:table-cell office:value-type="float" office:value="12.2684008402033" table:formula="of:=[.O8]+0" table:style-name="ce4">
            <text:p>12.27</text:p>
          </table:table-cell>
          <table:table-cell office:value-type="string" table:style-name="ce5">
            <text:p>3<text:span text:style-name="T3">: </text:span><text:span text:style-name="T4">20.294192450956547</text:span></text:p>
          </table:table-cell>
          <table:table-cell office:value-type="string" office:string-value="20.294192450956547" table:formula="of:=RIGHT([.Q8];LEN([.Q8])-3)" table:style-name="ce4">
            <text:p>20.294192450956547</text:p>
          </table:table-cell>
          <table:table-cell office:value-type="float" office:value="20.294192450956501" table:formula="of:=[.R8]+0" table:style-name="ce4">
            <text:p>20.29</text:p>
          </table:table-cell>
          <table:table-cell office:value-type="string" table:style-name="ce5">
            <text:p>3<text:span text:style-name="T3">: </text:span><text:span text:style-name="T4">27.41364750839233</text:span></text:p>
          </table:table-cell>
          <table:table-cell office:value-type="string" office:string-value="27.41364750839233" table:formula="of:=RIGHT([.T8];LEN([.T8])-3)" table:style-name="ce4">
            <text:p>27.41364750839233</text:p>
          </table:table-cell>
          <table:table-cell office:value-type="float" office:value="27.413647508392302" table:formula="of:=[.U8]+0" table:style-name="ce4">
            <text:p>27.41</text:p>
          </table:table-cell>
          <table:table-cell office:value-type="string" table:style-name="ce5">
            <text:p>3<text:span text:style-name="T3">: </text:span><text:span text:style-name="T4">34.39303359926034</text:span></text:p>
          </table:table-cell>
          <table:table-cell office:value-type="string" office:string-value="34.39303359926034" table:formula="of:=RIGHT([.W8];LEN([.W8])-3)" table:style-name="ce4">
            <text:p>34.39303359926034</text:p>
          </table:table-cell>
          <table:table-cell office:value-type="float" office:value="34.393033599260299" table:formula="of:=[.X8]+0" table:style-name="ce4">
            <text:p>34.39</text:p>
          </table:table-cell>
          <table:table-cell office:value-type="string" table:style-name="ce5">
            <text:p>3<text:span text:style-name="T3">: </text:span><text:span text:style-name="T4">20.091365739645497</text:span></text:p>
          </table:table-cell>
          <table:table-cell office:value-type="string" office:string-value="20.091365739645497" table:formula="of:=RIGHT([.Z8];LEN([.Z8])-3)" table:style-name="ce4">
            <text:p>20.091365739645497</text:p>
          </table:table-cell>
          <table:table-cell office:value-type="float" office:value="20.091365739645401" table:formula="of:=[.AA8]+0" table:style-name="ce4">
            <text:p>20.09</text:p>
          </table:table-cell>
          <table:table-cell office:value-type="string" table:style-name="ce5">
            <text:p>3<text:span text:style-name="T3">: </text:span><text:span text:style-name="T4">30.19066405128317</text:span></text:p>
          </table:table-cell>
          <table:table-cell office:value-type="string" office:string-value="30.19066405128317" table:formula="of:=RIGHT([.AC8];LEN([.AC8])-3)" table:style-name="ce4">
            <text:p>30.19066405128317</text:p>
          </table:table-cell>
          <table:table-cell office:value-type="float" office:value="30.1906640512831" table:formula="of:=[.AD8]+0" table:style-name="ce4">
            <text:p>30.19</text:p>
          </table:table-cell>
          <table:table-cell office:value-type="float" office:value="21.650434769170076" table:formula="of:=([.D8]+[.G8]+[.J8]+[.M8]+[.P8]+[.S8]+[.V8]+[.Y8]+[.AB8])/9" table:style-name="ce4">
            <text:p>21.65</text:p>
          </table:table-cell>
          <table:table-cell office:value-type="float" office:value="6.8466403845602937" table:formula="of:=STDEV([.D8];[.G8];[.J8];[.M8];[.P8];[.S8];[.V8];[.Y8];[.AB8];[.AE8])" table:style-name="ce1">
            <text:p>6.846640385</text:p>
          </table:table-cell>
          <table:table-cell table:number-columns-repeated="1635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24.34560526549864</text:span></text:p>
          </table:table-cell>
          <table:table-cell office:value-type="string" office:string-value="24.34560526549864" table:formula="of:=RIGHT([.B9];LEN([.B9])-3)" table:style-name="ce4">
            <text:p>24.34560526549864</text:p>
          </table:table-cell>
          <table:table-cell office:value-type="float" office:value="24.345605265498602" table:formula="of:=[.C9]+0" table:style-name="ce4">
            <text:p>24.35</text:p>
          </table:table-cell>
          <table:table-cell office:value-type="string" table:style-name="ce2">
            <text:p>4<text:span text:style-name="T1">: </text:span><text:span text:style-name="T2">20.09421398429669</text:span></text:p>
          </table:table-cell>
          <table:table-cell office:value-type="string" office:string-value="20.09421398429669" table:formula="of:=RIGHT([.E9];LEN([.E9])-3)" table:style-name="ce4">
            <text:p>20.09421398429669</text:p>
          </table:table-cell>
          <table:table-cell office:value-type="float" office:value="20.094213984296601" table:formula="of:=[.F9]+0" table:style-name="ce4">
            <text:p>20.09</text:p>
          </table:table-cell>
          <table:table-cell office:value-type="string" table:style-name="ce2">
            <text:p>4<text:span text:style-name="T1">: </text:span><text:span text:style-name="T2">34.70751798686342</text:span></text:p>
          </table:table-cell>
          <table:table-cell office:value-type="string" office:string-value="34.70751798686342" table:formula="of:=RIGHT([.H9];LEN([.H9])-3)" table:style-name="ce4">
            <text:p>34.70751798686342</text:p>
          </table:table-cell>
          <table:table-cell office:value-type="float" office:value="34.707517986863401" table:formula="of:=[.I9]+0" table:style-name="ce4">
            <text:p>34.71</text:p>
          </table:table-cell>
          <table:table-cell office:value-type="string" table:style-name="ce2">
            <text:p>4<text:span text:style-name="T1">: </text:span><text:span text:style-name="T2">42.3453299814509</text:span></text:p>
          </table:table-cell>
          <table:table-cell office:value-type="string" office:string-value="42.3453299814509" table:formula="of:=RIGHT([.K9];LEN([.K9])-3)" table:style-name="ce4">
            <text:p>42.3453299814509</text:p>
          </table:table-cell>
          <table:table-cell office:value-type="float" office:value="42.345329981450902" table:formula="of:=[.L9]+0" table:style-name="ce4">
            <text:p>42.35</text:p>
          </table:table-cell>
          <table:table-cell office:value-type="string" table:style-name="ce2">
            <text:p>4<text:span text:style-name="T1">: </text:span><text:span text:style-name="T2">17.161632899031872</text:span></text:p>
          </table:table-cell>
          <table:table-cell office:value-type="string" office:string-value="17.161632899031872" table:formula="of:=RIGHT([.N9];LEN([.N9])-3)" table:style-name="ce4">
            <text:p>17.161632899031872</text:p>
          </table:table-cell>
          <table:table-cell office:value-type="float" office:value="17.161632899031801" table:formula="of:=[.O9]+0" table:style-name="ce4">
            <text:p>17.16</text:p>
          </table:table-cell>
          <table:table-cell office:value-type="string" table:style-name="ce5">
            <text:p>4<text:span text:style-name="T3">: </text:span><text:span text:style-name="T4">23.353928378585188</text:span></text:p>
          </table:table-cell>
          <table:table-cell office:value-type="string" office:string-value="23.353928378585188" table:formula="of:=RIGHT([.Q9];LEN([.Q9])-3)" table:style-name="ce4">
            <text:p>23.353928378585188</text:p>
          </table:table-cell>
          <table:table-cell office:value-type="float" office:value="23.353928378585099" table:formula="of:=[.R9]+0" table:style-name="ce4">
            <text:p>23.35</text:p>
          </table:table-cell>
          <table:table-cell office:value-type="string" table:style-name="ce5">
            <text:p>4<text:span text:style-name="T3">: </text:span><text:span text:style-name="T4">31.78596848048763</text:span></text:p>
          </table:table-cell>
          <table:table-cell office:value-type="string" office:string-value="31.78596848048763" table:formula="of:=RIGHT([.T9];LEN([.T9])-3)" table:style-name="ce4">
            <text:p>31.78596848048763</text:p>
          </table:table-cell>
          <table:table-cell office:value-type="float" office:value="31.7859684804876" table:formula="of:=[.U9]+0" table:style-name="ce4">
            <text:p>31.79</text:p>
          </table:table-cell>
          <table:table-cell office:value-type="string" table:style-name="ce5">
            <text:p>4<text:span text:style-name="T3">: </text:span><text:span text:style-name="T4">39.569858321719366</text:span></text:p>
          </table:table-cell>
          <table:table-cell office:value-type="string" office:string-value="39.569858321719366" table:formula="of:=RIGHT([.W9];LEN([.W9])-3)" table:style-name="ce4">
            <text:p>39.569858321719366</text:p>
          </table:table-cell>
          <table:table-cell office:value-type="float" office:value="39.569858321719302" table:formula="of:=[.X9]+0" table:style-name="ce4">
            <text:p>39.57</text:p>
          </table:table-cell>
          <table:table-cell office:value-type="string" table:style-name="ce5">
            <text:p>4<text:span text:style-name="T3">: </text:span><text:span text:style-name="T4">21.104868878729242</text:span></text:p>
          </table:table-cell>
          <table:table-cell office:value-type="string" office:string-value="21.104868878729242" table:formula="of:=RIGHT([.Z9];LEN([.Z9])-3)" table:style-name="ce4">
            <text:p>21.104868878729242</text:p>
          </table:table-cell>
          <table:table-cell office:value-type="float" office:value="21.104868878729199" table:formula="of:=[.AA9]+0" table:style-name="ce4">
            <text:p>21.10</text:p>
          </table:table-cell>
          <table:table-cell office:value-type="string" table:style-name="ce5">
            <text:p>4<text:span text:style-name="T3">: </text:span><text:span text:style-name="T4">27.898989814733916</text:span></text:p>
          </table:table-cell>
          <table:table-cell office:value-type="string" office:string-value="27.898989814733916" table:formula="of:=RIGHT([.AC9];LEN([.AC9])-3)" table:style-name="ce4">
            <text:p>27.898989814733916</text:p>
          </table:table-cell>
          <table:table-cell office:value-type="float" office:value="27.898989814733898" table:formula="of:=[.AD9]+0" table:style-name="ce4">
            <text:p>27.90</text:p>
          </table:table-cell>
          <table:table-cell office:value-type="float" office:value="28.274324908518057" table:formula="of:=([.D9]+[.G9]+[.J9]+[.M9]+[.P9]+[.S9]+[.V9]+[.Y9]+[.AB9])/9" table:style-name="ce4">
            <text:p>28.27</text:p>
          </table:table-cell>
          <table:table-cell office:value-type="float" office:value="8.5691892501177431" table:formula="of:=STDEV([.D9];[.G9];[.J9];[.M9];[.P9];[.S9];[.V9];[.Y9];[.AB9];[.AE9])" table:style-name="ce1">
            <text:p>8.56918925</text:p>
          </table:table-cell>
          <table:table-cell table:number-columns-repeated="1635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4.108233738072993</text:span></text:p>
          </table:table-cell>
          <table:table-cell office:value-type="string" office:string-value="14.108233738072993" table:formula="of:=RIGHT([.B10];LEN([.B10])-3)" table:style-name="ce4">
            <text:p>14.108233738072993</text:p>
          </table:table-cell>
          <table:table-cell office:value-type="float" office:value="14.108233738072901" table:formula="of:=[.C10]+0" table:style-name="ce4">
            <text:p>14.11</text:p>
          </table:table-cell>
          <table:table-cell office:value-type="string" table:style-name="ce2">
            <text:p>5<text:span text:style-name="T1">: </text:span><text:span text:style-name="T2">15.583890297297874</text:span></text:p>
          </table:table-cell>
          <table:table-cell office:value-type="string" office:string-value="15.583890297297874" table:formula="of:=RIGHT([.E10];LEN([.E10])-3)" table:style-name="ce4">
            <text:p>15.583890297297874</text:p>
          </table:table-cell>
          <table:table-cell office:value-type="float" office:value="15.583890297297801" table:formula="of:=[.F10]+0" table:style-name="ce4">
            <text:p>15.58</text:p>
          </table:table-cell>
          <table:table-cell office:value-type="string" table:style-name="ce2">
            <text:p>5<text:span text:style-name="T1">: </text:span><text:span text:style-name="T2">33.87589544737514</text:span></text:p>
          </table:table-cell>
          <table:table-cell office:value-type="string" office:string-value="33.87589544737514" table:formula="of:=RIGHT([.H10];LEN([.H10])-3)" table:style-name="ce4">
            <text:p>33.87589544737514</text:p>
          </table:table-cell>
          <table:table-cell office:value-type="float" office:value="33.8758954473751" table:formula="of:=[.I10]+0" table:style-name="ce4">
            <text:p>33.88</text:p>
          </table:table-cell>
          <table:table-cell office:value-type="string" table:style-name="ce2">
            <text:p>5<text:span text:style-name="T1">: </text:span><text:span text:style-name="T2">28.45443997437069</text:span></text:p>
          </table:table-cell>
          <table:table-cell office:value-type="string" office:string-value="28.45443997437069" table:formula="of:=RIGHT([.K10];LEN([.K10])-3)" table:style-name="ce4">
            <text:p>28.45443997437069</text:p>
          </table:table-cell>
          <table:table-cell office:value-type="float" office:value="28.454439974370601" table:formula="of:=[.L10]+0" table:style-name="ce4">
            <text:p>28.45</text:p>
          </table:table-cell>
          <table:table-cell office:value-type="string" table:style-name="ce2">
            <text:p>5<text:span text:style-name="T1">: </text:span><text:span text:style-name="T2">19.140809334552227</text:span></text:p>
          </table:table-cell>
          <table:table-cell office:value-type="string" office:string-value="19.140809334552227" table:formula="of:=RIGHT([.N10];LEN([.N10])-3)" table:style-name="ce4">
            <text:p>19.140809334552227</text:p>
          </table:table-cell>
          <table:table-cell office:value-type="float" office:value="19.140809334552198" table:formula="of:=[.O10]+0" table:style-name="ce4">
            <text:p>19.14</text:p>
          </table:table-cell>
          <table:table-cell office:value-type="string" table:style-name="ce5">
            <text:p>5<text:span text:style-name="T3">: </text:span><text:span text:style-name="T4">23.1934340928913</text:span></text:p>
          </table:table-cell>
          <table:table-cell office:value-type="string" office:string-value="23.1934340928913" table:formula="of:=RIGHT([.Q10];LEN([.Q10])-3)" table:style-name="ce4">
            <text:p>23.1934340928913</text:p>
          </table:table-cell>
          <table:table-cell office:value-type="float" office:value="23.193434092891302" table:formula="of:=[.R10]+0" table:style-name="ce4">
            <text:p>23.19</text:p>
          </table:table-cell>
          <table:table-cell office:value-type="string" table:style-name="ce5">
            <text:p>5<text:span text:style-name="T3">: </text:span><text:span text:style-name="T4">39.437281384214536</text:span></text:p>
          </table:table-cell>
          <table:table-cell office:value-type="string" office:string-value="39.437281384214536" table:formula="of:=RIGHT([.T10];LEN([.T10])-3)" table:style-name="ce4">
            <text:p>39.437281384214536</text:p>
          </table:table-cell>
          <table:table-cell office:value-type="float" office:value="39.437281384214501" table:formula="of:=[.U10]+0" table:style-name="ce4">
            <text:p>39.44</text:p>
          </table:table-cell>
          <table:table-cell office:value-type="string" table:style-name="ce5">
            <text:p>5<text:span text:style-name="T3">: </text:span><text:span text:style-name="T4">43.46127142022145</text:span></text:p>
          </table:table-cell>
          <table:table-cell office:value-type="string" office:string-value="43.46127142022145" table:formula="of:=RIGHT([.W10];LEN([.W10])-3)" table:style-name="ce4">
            <text:p>43.46127142022145</text:p>
          </table:table-cell>
          <table:table-cell office:value-type="float" office:value="43.461271420221401" table:formula="of:=[.X10]+0" table:style-name="ce4">
            <text:p>43.46</text:p>
          </table:table-cell>
          <table:table-cell office:value-type="string" table:style-name="ce5">
            <text:p>5<text:span text:style-name="T3">: </text:span><text:span text:style-name="T4">27.56279755641496</text:span></text:p>
          </table:table-cell>
          <table:table-cell office:value-type="string" office:string-value="27.56279755641496" table:formula="of:=RIGHT([.Z10];LEN([.Z10])-3)" table:style-name="ce4">
            <text:p>27.56279755641496</text:p>
          </table:table-cell>
          <table:table-cell office:value-type="float" office:value="27.5627975564149" table:formula="of:=[.AA10]+0" table:style-name="ce4">
            <text:p>27.56</text:p>
          </table:table-cell>
          <table:table-cell office:value-type="string" table:style-name="ce5">
            <text:p>5<text:span text:style-name="T3">: </text:span><text:span text:style-name="T4">28.005991593331082</text:span></text:p>
          </table:table-cell>
          <table:table-cell office:value-type="string" office:string-value="28.005991593331082" table:formula="of:=RIGHT([.AC10];LEN([.AC10])-3)" table:style-name="ce4">
            <text:p>28.005991593331082</text:p>
          </table:table-cell>
          <table:table-cell office:value-type="float" office:value="28.005991593331" table:formula="of:=[.AD10]+0" table:style-name="ce4">
            <text:p>28.01</text:p>
          </table:table-cell>
          <table:table-cell office:value-type="float" office:value="27.202005916156747" table:formula="of:=([.D10]+[.G10]+[.J10]+[.M10]+[.P10]+[.S10]+[.V10]+[.Y10]+[.AB10])/9" table:style-name="ce4">
            <text:p>27.20</text:p>
          </table:table-cell>
          <table:table-cell office:value-type="float" office:value="9.7089078005152949" table:formula="of:=STDEV([.D10];[.G10];[.J10];[.M10];[.P10];[.S10];[.V10];[.Y10];[.AB10];[.AE10])" table:style-name="ce1">
            <text:p>9.708907801</text:p>
          </table:table-cell>
          <table:table-cell table:number-columns-repeated="1635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23.631415750373854</text:span></text:p>
          </table:table-cell>
          <table:table-cell office:value-type="string" office:string-value="23.631415750373854" table:formula="of:=RIGHT([.B11];LEN([.B11])-3)" table:style-name="ce4">
            <text:p>23.631415750373854</text:p>
          </table:table-cell>
          <table:table-cell office:value-type="float" office:value="23.631415750373801" table:formula="of:=[.C11]+0" table:style-name="ce4">
            <text:p>23.63</text:p>
          </table:table-cell>
          <table:table-cell office:value-type="string" table:style-name="ce2">
            <text:p>6<text:span text:style-name="T1">: </text:span><text:span text:style-name="T2">23.532505141301208</text:span></text:p>
          </table:table-cell>
          <table:table-cell office:value-type="string" office:string-value="23.532505141301208" table:formula="of:=RIGHT([.E11];LEN([.E11])-3)" table:style-name="ce4">
            <text:p>23.532505141301208</text:p>
          </table:table-cell>
          <table:table-cell office:value-type="float" office:value="23.532505141301201" table:formula="of:=[.F11]+0" table:style-name="ce4">
            <text:p>23.53</text:p>
          </table:table-cell>
          <table:table-cell office:value-type="string" table:style-name="ce2">
            <text:p>6<text:span text:style-name="T1">: </text:span><text:span text:style-name="T2">33.07730092752273</text:span></text:p>
          </table:table-cell>
          <table:table-cell office:value-type="string" office:string-value="33.07730092752273" table:formula="of:=RIGHT([.H11];LEN([.H11])-3)" table:style-name="ce4">
            <text:p>33.07730092752273</text:p>
          </table:table-cell>
          <table:table-cell office:value-type="float" office:value="33.0773009275227" table:formula="of:=[.I11]+0" table:style-name="ce4">
            <text:p>33.08</text:p>
          </table:table-cell>
          <table:table-cell office:value-type="string" table:style-name="ce2">
            <text:p>6<text:span text:style-name="T1">: </text:span><text:span text:style-name="T2">34.435044585584734</text:span></text:p>
          </table:table-cell>
          <table:table-cell office:value-type="string" office:string-value="34.435044585584734" table:formula="of:=RIGHT([.K11];LEN([.K11])-3)" table:style-name="ce4">
            <text:p>34.435044585584734</text:p>
          </table:table-cell>
          <table:table-cell office:value-type="float" office:value="34.435044585584698" table:formula="of:=[.L11]+0" table:style-name="ce4">
            <text:p>34.44</text:p>
          </table:table-cell>
          <table:table-cell office:value-type="string" table:style-name="ce2">
            <text:p>6<text:span text:style-name="T1">: </text:span><text:span text:style-name="T2">16.408320882951358</text:span></text:p>
          </table:table-cell>
          <table:table-cell office:value-type="string" office:string-value="16.408320882951358" table:formula="of:=RIGHT([.N11];LEN([.N11])-3)" table:style-name="ce4">
            <text:p>16.408320882951358</text:p>
          </table:table-cell>
          <table:table-cell office:value-type="float" office:value="16.408320882951301" table:formula="of:=[.O11]+0" table:style-name="ce4">
            <text:p>16.41</text:p>
          </table:table-cell>
          <table:table-cell office:value-type="string" table:style-name="ce5">
            <text:p>6<text:span text:style-name="T3">: </text:span><text:span text:style-name="T4">21.826399153965756</text:span></text:p>
          </table:table-cell>
          <table:table-cell office:value-type="string" office:string-value="21.826399153965756" table:formula="of:=RIGHT([.Q11];LEN([.Q11])-3)" table:style-name="ce4">
            <text:p>21.826399153965756</text:p>
          </table:table-cell>
          <table:table-cell office:value-type="float" office:value="21.826399153965699" table:formula="of:=[.R11]+0" table:style-name="ce4">
            <text:p>21.83</text:p>
          </table:table-cell>
          <table:table-cell office:value-type="string" table:style-name="ce5">
            <text:p>6<text:span text:style-name="T3">: </text:span><text:span text:style-name="T4">41.3407835119431</text:span></text:p>
          </table:table-cell>
          <table:table-cell office:value-type="string" office:string-value="41.3407835119431" table:formula="of:=RIGHT([.T11];LEN([.T11])-3)" table:style-name="ce4">
            <text:p>41.3407835119431</text:p>
          </table:table-cell>
          <table:table-cell office:value-type="float" office:value="41.340783511943101" table:formula="of:=[.U11]+0" table:style-name="ce4">
            <text:p>41.34</text:p>
          </table:table-cell>
          <table:table-cell office:value-type="string" table:style-name="ce5">
            <text:p>6<text:span text:style-name="T3">: </text:span><text:span text:style-name="T4">40.35113275355064</text:span></text:p>
          </table:table-cell>
          <table:table-cell office:value-type="string" office:string-value="40.35113275355064" table:formula="of:=RIGHT([.W11];LEN([.W11])-3)" table:style-name="ce4">
            <text:p>40.35113275355064</text:p>
          </table:table-cell>
          <table:table-cell office:value-type="float" office:value="40.351132753550601" table:formula="of:=[.X11]+0" table:style-name="ce4">
            <text:p>40.35</text:p>
          </table:table-cell>
          <table:table-cell office:value-type="string" table:style-name="ce5">
            <text:p>6<text:span text:style-name="T3">: </text:span><text:span text:style-name="T4">23.164734498082446</text:span></text:p>
          </table:table-cell>
          <table:table-cell office:value-type="string" office:string-value="23.164734498082446" table:formula="of:=RIGHT([.Z11];LEN([.Z11])-3)" table:style-name="ce4">
            <text:p>23.164734498082446</text:p>
          </table:table-cell>
          <table:table-cell office:value-type="float" office:value="23.164734498082399" table:formula="of:=[.AA11]+0" table:style-name="ce4">
            <text:p>23.16</text:p>
          </table:table-cell>
          <table:table-cell office:value-type="string" table:style-name="ce5">
            <text:p>6<text:span text:style-name="T3">: </text:span><text:span text:style-name="T4">24.321183068070546</text:span></text:p>
          </table:table-cell>
          <table:table-cell office:value-type="string" office:string-value="24.321183068070546" table:formula="of:=RIGHT([.AC11];LEN([.AC11])-3)" table:style-name="ce4">
            <text:p>24.321183068070546</text:p>
          </table:table-cell>
          <table:table-cell office:value-type="float" office:value="24.3211830680705" table:formula="of:=[.AD11]+0" table:style-name="ce4">
            <text:p>24.32</text:p>
          </table:table-cell>
          <table:table-cell office:value-type="float" office:value="28.640848578363943" table:formula="of:=([.D11]+[.G11]+[.J11]+[.M11]+[.P11]+[.S11]+[.V11]+[.Y11]+[.AB11])/9" table:style-name="ce4">
            <text:p>28.64</text:p>
          </table:table-cell>
          <table:table-cell office:value-type="float" office:value="8.4703164628802412" table:formula="of:=STDEV([.D11];[.G11];[.J11];[.M11];[.P11];[.S11];[.V11];[.Y11];[.AB11];[.AE11])" table:style-name="ce1">
            <text:p>8.470316463</text:p>
          </table:table-cell>
          <table:table-cell table:number-columns-repeated="1635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20.05732588453916</text:span></text:p>
          </table:table-cell>
          <table:table-cell office:value-type="string" office:string-value="20.05732588453916" table:formula="of:=RIGHT([.B12];LEN([.B12])-3)" table:style-name="ce4">
            <text:p>20.05732588453916</text:p>
          </table:table-cell>
          <table:table-cell office:value-type="float" office:value="20.0573258845391" table:formula="of:=[.C12]+0" table:style-name="ce4">
            <text:p>20.06</text:p>
          </table:table-cell>
          <table:table-cell office:value-type="string" table:style-name="ce2">
            <text:p>7<text:span text:style-name="T1">: </text:span><text:span text:style-name="T2">20.089131943504558</text:span></text:p>
          </table:table-cell>
          <table:table-cell office:value-type="string" office:string-value="20.089131943504558" table:formula="of:=RIGHT([.E12];LEN([.E12])-3)" table:style-name="ce4">
            <text:p>20.089131943504558</text:p>
          </table:table-cell>
          <table:table-cell office:value-type="float" office:value="20.089131943504501" table:formula="of:=[.F12]+0" table:style-name="ce4">
            <text:p>20.09</text:p>
          </table:table-cell>
          <table:table-cell office:value-type="string" table:style-name="ce2">
            <text:p>7<text:span text:style-name="T1">: </text:span><text:span text:style-name="T2">36.08887313855702</text:span></text:p>
          </table:table-cell>
          <table:table-cell office:value-type="string" office:string-value="36.08887313855702" table:formula="of:=RIGHT([.H12];LEN([.H12])-3)" table:style-name="ce4">
            <text:p>36.08887313855702</text:p>
          </table:table-cell>
          <table:table-cell office:value-type="float" office:value="36.088873138556998" table:formula="of:=[.I12]+0" table:style-name="ce4">
            <text:p>36.09</text:p>
          </table:table-cell>
          <table:table-cell office:value-type="string" table:style-name="ce2">
            <text:p>7<text:span text:style-name="T1">: </text:span><text:span text:style-name="T2">32.43385388842235</text:span></text:p>
          </table:table-cell>
          <table:table-cell office:value-type="string" office:string-value="32.43385388842235" table:formula="of:=RIGHT([.K12];LEN([.K12])-3)" table:style-name="ce4">
            <text:p>32.43385388842235</text:p>
          </table:table-cell>
          <table:table-cell office:value-type="float" office:value="32.433853888422298" table:formula="of:=[.L12]+0" table:style-name="ce4">
            <text:p>32.43</text:p>
          </table:table-cell>
          <table:table-cell office:value-type="string" table:style-name="ce2">
            <text:p>7<text:span text:style-name="T1">: </text:span><text:span text:style-name="T2">20.329392439175027</text:span></text:p>
          </table:table-cell>
          <table:table-cell office:value-type="string" office:string-value="20.329392439175027" table:formula="of:=RIGHT([.N12];LEN([.N12])-3)" table:style-name="ce4">
            <text:p>20.329392439175027</text:p>
          </table:table-cell>
          <table:table-cell office:value-type="float" office:value="20.329392439174999" table:formula="of:=[.O12]+0" table:style-name="ce4">
            <text:p>20.33</text:p>
          </table:table-cell>
          <table:table-cell office:value-type="string" table:style-name="ce5">
            <text:p>7<text:span text:style-name="T3">: </text:span><text:span text:style-name="T4">24.08218683320451</text:span></text:p>
          </table:table-cell>
          <table:table-cell office:value-type="string" office:string-value="24.08218683320451" table:formula="of:=RIGHT([.Q12];LEN([.Q12])-3)" table:style-name="ce4">
            <text:p>24.08218683320451</text:p>
          </table:table-cell>
          <table:table-cell office:value-type="float" office:value="24.082186833204499" table:formula="of:=[.R12]+0" table:style-name="ce4">
            <text:p>24.08</text:p>
          </table:table-cell>
          <table:table-cell office:value-type="string" table:style-name="ce5">
            <text:p>7<text:span text:style-name="T3">: </text:span><text:span text:style-name="T4">47.7578754156908</text:span></text:p>
          </table:table-cell>
          <table:table-cell office:value-type="string" office:string-value="47.7578754156908" table:formula="of:=RIGHT([.T12];LEN([.T12])-3)" table:style-name="ce4">
            <text:p>47.7578754156908</text:p>
          </table:table-cell>
          <table:table-cell office:value-type="float" office:value="47.757875415690798" table:formula="of:=[.U12]+0" table:style-name="ce4">
            <text:p>47.76</text:p>
          </table:table-cell>
          <table:table-cell office:value-type="string" table:style-name="ce5">
            <text:p>7<text:span text:style-name="T3">: </text:span><text:span text:style-name="T4">39.40319998700626</text:span></text:p>
          </table:table-cell>
          <table:table-cell office:value-type="string" office:string-value="39.40319998700626" table:formula="of:=RIGHT([.W12];LEN([.W12])-3)" table:style-name="ce4">
            <text:p>39.40319998700626</text:p>
          </table:table-cell>
          <table:table-cell office:value-type="float" office:value="39.403199987006197" table:formula="of:=[.X12]+0" table:style-name="ce4">
            <text:p>39.40</text:p>
          </table:table-cell>
          <table:table-cell office:value-type="string" table:style-name="ce5">
            <text:p>7<text:span text:style-name="T3">: </text:span><text:span text:style-name="T4">24.062385750632746</text:span></text:p>
          </table:table-cell>
          <table:table-cell office:value-type="string" office:string-value="24.062385750632746" table:formula="of:=RIGHT([.Z12];LEN([.Z12])-3)" table:style-name="ce4">
            <text:p>24.062385750632746</text:p>
          </table:table-cell>
          <table:table-cell office:value-type="float" office:value="24.0623857506327" table:formula="of:=[.AA12]+0" table:style-name="ce4">
            <text:p>24.06</text:p>
          </table:table-cell>
          <table:table-cell office:value-type="string" table:style-name="ce5">
            <text:p>7<text:span text:style-name="T3">: </text:span><text:span text:style-name="T4">26.7247906763551</text:span></text:p>
          </table:table-cell>
          <table:table-cell office:value-type="string" office:string-value="26.7247906763551" table:formula="of:=RIGHT([.AC12];LEN([.AC12])-3)" table:style-name="ce4">
            <text:p>26.7247906763551</text:p>
          </table:table-cell>
          <table:table-cell office:value-type="float" office:value="26.724790676355099" table:formula="of:=[.AD12]+0" table:style-name="ce4">
            <text:p>26.72</text:p>
          </table:table-cell>
          <table:table-cell office:value-type="float" office:value="29.367136142303568" table:formula="of:=([.D12]+[.G12]+[.J12]+[.M12]+[.P12]+[.S12]+[.V12]+[.Y12]+[.AB12])/9" table:style-name="ce4">
            <text:p>29.37</text:p>
          </table:table-cell>
          <table:table-cell office:value-type="float" office:value="9.4886948593969809" table:formula="of:=STDEV([.D12];[.G12];[.J12];[.M12];[.P12];[.S12];[.V12];[.Y12];[.AB12];[.AE12])" table:style-name="ce1">
            <text:p>9.488694859</text:p>
          </table:table-cell>
          <table:table-cell table:number-columns-repeated="1635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28.467129106885988</text:span></text:p>
          </table:table-cell>
          <table:table-cell office:value-type="string" office:string-value="28.467129106885988" table:formula="of:=RIGHT([.B13];LEN([.B13])-3)" table:style-name="ce4">
            <text:p>28.467129106885988</text:p>
          </table:table-cell>
          <table:table-cell office:value-type="float" office:value="28.467129106885899" table:formula="of:=[.C13]+0" table:style-name="ce4">
            <text:p>28.47</text:p>
          </table:table-cell>
          <table:table-cell office:value-type="string" table:style-name="ce2">
            <text:p>8<text:span text:style-name="T1">: </text:span><text:span text:style-name="T2">28.010797851961712</text:span></text:p>
          </table:table-cell>
          <table:table-cell office:value-type="string" office:string-value="28.010797851961712" table:formula="of:=RIGHT([.E13];LEN([.E13])-3)" table:style-name="ce4">
            <text:p>28.010797851961712</text:p>
          </table:table-cell>
          <table:table-cell office:value-type="float" office:value="28.010797851961701" table:formula="of:=[.F13]+0" table:style-name="ce4">
            <text:p>28.01</text:p>
          </table:table-cell>
          <table:table-cell office:value-type="string" table:style-name="ce2">
            <text:p>8<text:span text:style-name="T1">: </text:span><text:span text:style-name="T2">36.49512922361123</text:span></text:p>
          </table:table-cell>
          <table:table-cell office:value-type="string" office:string-value="36.49512922361123" table:formula="of:=RIGHT([.H13];LEN([.H13])-3)" table:style-name="ce4">
            <text:p>36.49512922361123</text:p>
          </table:table-cell>
          <table:table-cell office:value-type="float" office:value="36.495129223611201" table:formula="of:=[.I13]+0" table:style-name="ce4">
            <text:p>36.50</text:p>
          </table:table-cell>
          <table:table-cell office:value-type="string" table:style-name="ce2">
            <text:p>8<text:span text:style-name="T1">: </text:span><text:span text:style-name="T2">38.49846439513169</text:span></text:p>
          </table:table-cell>
          <table:table-cell office:value-type="string" office:string-value="38.49846439513169" table:formula="of:=RIGHT([.K13];LEN([.K13])-3)" table:style-name="ce4">
            <text:p>38.49846439513169</text:p>
          </table:table-cell>
          <table:table-cell office:value-type="float" office:value="38.498464395131599" table:formula="of:=[.L13]+0" table:style-name="ce4">
            <text:p>38.50</text:p>
          </table:table-cell>
          <table:table-cell office:value-type="string" table:style-name="ce2">
            <text:p>8<text:span text:style-name="T1">: </text:span><text:span text:style-name="T2">15.25431453271705</text:span></text:p>
          </table:table-cell>
          <table:table-cell office:value-type="string" office:string-value="15.25431453271705" table:formula="of:=RIGHT([.N13];LEN([.N13])-3)" table:style-name="ce4">
            <text:p>15.25431453271705</text:p>
          </table:table-cell>
          <table:table-cell office:value-type="float" office:value="15.254314532717" table:formula="of:=[.O13]+0" table:style-name="ce4">
            <text:p>15.25</text:p>
          </table:table-cell>
          <table:table-cell office:value-type="string" table:style-name="ce5">
            <text:p>8<text:span text:style-name="T3">: </text:span><text:span text:style-name="T4">27.049806197885193</text:span></text:p>
          </table:table-cell>
          <table:table-cell office:value-type="string" office:string-value="27.049806197885193" table:formula="of:=RIGHT([.Q13];LEN([.Q13])-3)" table:style-name="ce4">
            <text:p>27.049806197885193</text:p>
          </table:table-cell>
          <table:table-cell office:value-type="float" office:value="27.049806197885101" table:formula="of:=[.R13]+0" table:style-name="ce4">
            <text:p>27.05</text:p>
          </table:table-cell>
          <table:table-cell office:value-type="string" table:style-name="ce5">
            <text:p>8<text:span text:style-name="T3">: </text:span><text:span text:style-name="T4">41.568958576814126</text:span></text:p>
          </table:table-cell>
          <table:table-cell office:value-type="string" office:string-value="41.568958576814126" table:formula="of:=RIGHT([.T13];LEN([.T13])-3)" table:style-name="ce4">
            <text:p>41.568958576814126</text:p>
          </table:table-cell>
          <table:table-cell office:value-type="float" office:value="41.568958576814097" table:formula="of:=[.U13]+0" table:style-name="ce4">
            <text:p>41.57</text:p>
          </table:table-cell>
          <table:table-cell office:value-type="string" table:style-name="ce5">
            <text:p>8<text:span text:style-name="T3">: </text:span><text:span text:style-name="T4">44.84523744017573</text:span></text:p>
          </table:table-cell>
          <table:table-cell office:value-type="string" office:string-value="44.84523744017573" table:formula="of:=RIGHT([.W13];LEN([.W13])-3)" table:style-name="ce4">
            <text:p>44.84523744017573</text:p>
          </table:table-cell>
          <table:table-cell office:value-type="float" office:value="44.845237440175701" table:formula="of:=[.X13]+0" table:style-name="ce4">
            <text:p>44.85</text:p>
          </table:table-cell>
          <table:table-cell office:value-type="string" table:style-name="ce5">
            <text:p>8<text:span text:style-name="T3">: </text:span><text:span text:style-name="T4">23.19281640925754</text:span></text:p>
          </table:table-cell>
          <table:table-cell office:value-type="string" office:string-value="23.19281640925754" table:formula="of:=RIGHT([.Z13];LEN([.Z13])-3)" table:style-name="ce4">
            <text:p>23.19281640925754</text:p>
          </table:table-cell>
          <table:table-cell office:value-type="float" office:value="23.1928164092575" table:formula="of:=[.AA13]+0" table:style-name="ce4">
            <text:p>23.19</text:p>
          </table:table-cell>
          <table:table-cell office:value-type="string" table:style-name="ce5">
            <text:p>8<text:span text:style-name="T3">: </text:span><text:span text:style-name="T4">21.456153419415394</text:span></text:p>
          </table:table-cell>
          <table:table-cell office:value-type="string" office:string-value="21.456153419415394" table:formula="of:=RIGHT([.AC13];LEN([.AC13])-3)" table:style-name="ce4">
            <text:p>21.456153419415394</text:p>
          </table:table-cell>
          <table:table-cell office:value-type="float" office:value="21.456153419415301" table:formula="of:=[.AD13]+0" table:style-name="ce4">
            <text:p>21.46</text:p>
          </table:table-cell>
          <table:table-cell office:value-type="float" office:value="31.486961526048862" table:formula="of:=([.D13]+[.G13]+[.J13]+[.M13]+[.P13]+[.S13]+[.V13]+[.Y13]+[.AB13])/9" table:style-name="ce4">
            <text:p>31.49</text:p>
          </table:table-cell>
          <table:table-cell office:value-type="float" office:value="9.5339838764529361" table:formula="of:=STDEV([.D13];[.G13];[.J13];[.M13];[.P13];[.S13];[.V13];[.Y13];[.AB13];[.AE13])" table:style-name="ce1">
            <text:p>9.533983876</text:p>
          </table:table-cell>
          <table:table-cell table:number-columns-repeated="1635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21.560637789742277</text:span></text:p>
          </table:table-cell>
          <table:table-cell office:value-type="string" office:string-value="21.560637789742277" table:formula="of:=RIGHT([.B14];LEN([.B14])-3)" table:style-name="ce4">
            <text:p>21.560637789742277</text:p>
          </table:table-cell>
          <table:table-cell office:value-type="float" office:value="21.560637789742199" table:formula="of:=[.C14]+0" table:style-name="ce4">
            <text:p>21.56</text:p>
          </table:table-cell>
          <table:table-cell office:value-type="string" table:style-name="ce2">
            <text:p>9<text:span text:style-name="T1">: </text:span><text:span text:style-name="T2">29.1587258781012</text:span></text:p>
          </table:table-cell>
          <table:table-cell office:value-type="string" office:string-value="29.1587258781012" table:formula="of:=RIGHT([.E14];LEN([.E14])-3)" table:style-name="ce4">
            <text:p>29.1587258781012</text:p>
          </table:table-cell>
          <table:table-cell office:value-type="float" office:value="29.158725878101201" table:formula="of:=[.F14]+0" table:style-name="ce4">
            <text:p>29.16</text:p>
          </table:table-cell>
          <table:table-cell office:value-type="string" table:style-name="ce2">
            <text:p>9<text:span text:style-name="T1">: </text:span><text:span text:style-name="T2">46.65047385544414</text:span></text:p>
          </table:table-cell>
          <table:table-cell office:value-type="string" office:string-value="46.65047385544414" table:formula="of:=RIGHT([.H14];LEN([.H14])-3)" table:style-name="ce4">
            <text:p>46.65047385544414</text:p>
          </table:table-cell>
          <table:table-cell office:value-type="float" office:value="46.650473855444098" table:formula="of:=[.I14]+0" table:style-name="ce4">
            <text:p>46.65</text:p>
          </table:table-cell>
          <table:table-cell office:value-type="string" table:style-name="ce2">
            <text:p>9<text:span text:style-name="T1">: </text:span><text:span text:style-name="T2">43.799380958161024</text:span></text:p>
          </table:table-cell>
          <table:table-cell office:value-type="string" office:string-value="43.799380958161024" table:formula="of:=RIGHT([.K14];LEN([.K14])-3)" table:style-name="ce4">
            <text:p>43.799380958161024</text:p>
          </table:table-cell>
          <table:table-cell office:value-type="float" office:value="43.799380958161002" table:formula="of:=[.L14]+0" table:style-name="ce4">
            <text:p>43.80</text:p>
          </table:table-cell>
          <table:table-cell office:value-type="string" table:style-name="ce2">
            <text:p>9<text:span text:style-name="T1">: </text:span><text:span text:style-name="T2">14.114877022595305</text:span></text:p>
          </table:table-cell>
          <table:table-cell office:value-type="string" office:string-value="14.114877022595305" table:formula="of:=RIGHT([.N14];LEN([.N14])-3)" table:style-name="ce4">
            <text:p>14.114877022595305</text:p>
          </table:table-cell>
          <table:table-cell office:value-type="float" office:value="14.1148770225953" table:formula="of:=[.O14]+0" table:style-name="ce4">
            <text:p>14.11</text:p>
          </table:table-cell>
          <table:table-cell office:value-type="string" table:style-name="ce5">
            <text:p>9<text:span text:style-name="T3">: </text:span><text:span text:style-name="T4">21.178268628130624</text:span></text:p>
          </table:table-cell>
          <table:table-cell office:value-type="string" office:string-value="21.178268628130624" table:formula="of:=RIGHT([.Q14];LEN([.Q14])-3)" table:style-name="ce4">
            <text:p>21.178268628130624</text:p>
          </table:table-cell>
          <table:table-cell office:value-type="float" office:value="21.178268628130599" table:formula="of:=[.R14]+0" table:style-name="ce4">
            <text:p>21.18</text:p>
          </table:table-cell>
          <table:table-cell office:value-type="string" table:style-name="ce5">
            <text:p>9<text:span text:style-name="T3">: </text:span><text:span text:style-name="T4">34.791753511005446</text:span></text:p>
          </table:table-cell>
          <table:table-cell office:value-type="string" office:string-value="34.791753511005446" table:formula="of:=RIGHT([.T14];LEN([.T14])-3)" table:style-name="ce4">
            <text:p>34.791753511005446</text:p>
          </table:table-cell>
          <table:table-cell office:value-type="float" office:value="34.791753511005403" table:formula="of:=[.U14]+0" table:style-name="ce4">
            <text:p>34.79</text:p>
          </table:table-cell>
          <table:table-cell office:value-type="string" table:style-name="ce5">
            <text:p>9<text:span text:style-name="T3">: </text:span><text:span text:style-name="T4">43.101035102443774</text:span></text:p>
          </table:table-cell>
          <table:table-cell office:value-type="string" office:string-value="43.101035102443774" table:formula="of:=RIGHT([.W14];LEN([.W14])-3)" table:style-name="ce4">
            <text:p>43.101035102443774</text:p>
          </table:table-cell>
          <table:table-cell office:value-type="float" office:value="43.101035102443703" table:formula="of:=[.X14]+0" table:style-name="ce4">
            <text:p>43.10</text:p>
          </table:table-cell>
          <table:table-cell office:value-type="string" table:style-name="ce5">
            <text:p>9<text:span text:style-name="T3">: </text:span><text:span text:style-name="T4">29.694601516582246</text:span></text:p>
          </table:table-cell>
          <table:table-cell office:value-type="string" office:string-value="29.694601516582246" table:formula="of:=RIGHT([.Z14];LEN([.Z14])-3)" table:style-name="ce4">
            <text:p>29.694601516582246</text:p>
          </table:table-cell>
          <table:table-cell office:value-type="float" office:value="29.6946015165822" table:formula="of:=[.AA14]+0" table:style-name="ce4">
            <text:p>29.69</text:p>
          </table:table-cell>
          <table:table-cell office:value-type="string" table:style-name="ce5">
            <text:p>9<text:span text:style-name="T3">: </text:span><text:span text:style-name="T4">31.189928480361647</text:span></text:p>
          </table:table-cell>
          <table:table-cell office:value-type="string" office:string-value="31.189928480361647" table:formula="of:=RIGHT([.AC14];LEN([.AC14])-3)" table:style-name="ce4">
            <text:p>31.189928480361647</text:p>
          </table:table-cell>
          <table:table-cell office:value-type="float" office:value="31.189928480361601" table:formula="of:=[.AD14]+0" table:style-name="ce4">
            <text:p>31.19</text:p>
          </table:table-cell>
          <table:table-cell office:value-type="float" office:value="31.56108380691175" table:formula="of:=([.D14]+[.G14]+[.J14]+[.M14]+[.P14]+[.S14]+[.V14]+[.Y14]+[.AB14])/9" table:style-name="ce4">
            <text:p>31.56</text:p>
          </table:table-cell>
          <table:table-cell office:value-type="float" office:value="10.763282620848923" table:formula="of:=STDEV([.D14];[.G14];[.J14];[.M14];[.P14];[.S14];[.V14];[.Y14];[.AB14];[.AE14])" table:style-name="ce1">
            <text:p>10.76328262</text:p>
          </table:table-cell>
          <table:table-cell table:number-columns-repeated="1635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28.897483643334482</text:span></text:p>
          </table:table-cell>
          <table:table-cell office:value-type="string" office:string-value="28.897483643334482" table:formula="of:=RIGHT([.B15];LEN([.B15])-4)" table:style-name="ce4">
            <text:p>28.897483643334482</text:p>
          </table:table-cell>
          <table:table-cell office:value-type="float" office:value="28.8974836433344" table:formula="of:=[.C15]+0" table:style-name="ce4">
            <text:p>28.90</text:p>
          </table:table-cell>
          <table:table-cell office:value-type="string" table:style-name="ce2">
            <text:p>10<text:span text:style-name="T1">: </text:span><text:span text:style-name="T2">36.86261527100795</text:span></text:p>
          </table:table-cell>
          <table:table-cell office:value-type="string" office:string-value="36.86261527100795" table:formula="of:=RIGHT([.E15];LEN([.E15])-4)" table:style-name="ce4">
            <text:p>36.86261527100795</text:p>
          </table:table-cell>
          <table:table-cell office:value-type="float" office:value="36.862615271007897" table:formula="of:=[.F15]+0" table:style-name="ce4">
            <text:p>36.86</text:p>
          </table:table-cell>
          <table:table-cell office:value-type="string" table:style-name="ce2">
            <text:p>10<text:span text:style-name="T1">: </text:span><text:span text:style-name="T2">47.80486848431375</text:span></text:p>
          </table:table-cell>
          <table:table-cell office:value-type="string" office:string-value="47.80486848431375" table:formula="of:=RIGHT([.H15];LEN([.H15])-4)" table:style-name="ce4">
            <text:p>47.80486848431375</text:p>
          </table:table-cell>
          <table:table-cell office:value-type="float" office:value="47.804868484313701" table:formula="of:=[.I15]+0" table:style-name="ce4">
            <text:p>47.80</text:p>
          </table:table-cell>
          <table:table-cell office:value-type="string" table:style-name="ce2">
            <text:p>10<text:span text:style-name="T1">: </text:span><text:span text:style-name="T2">44.73124571452082</text:span></text:p>
          </table:table-cell>
          <table:table-cell office:value-type="string" office:string-value="44.73124571452082" table:formula="of:=RIGHT([.K15];LEN([.K15])-4)" table:style-name="ce4">
            <text:p>44.73124571452082</text:p>
          </table:table-cell>
          <table:table-cell office:value-type="float" office:value="44.731245714520803" table:formula="of:=[.L15]+0" table:style-name="ce4">
            <text:p>44.73</text:p>
          </table:table-cell>
          <table:table-cell office:value-type="string" table:style-name="ce2">
            <text:p>10<text:span text:style-name="T1">: </text:span><text:span text:style-name="T2">14.34038318183536</text:span></text:p>
          </table:table-cell>
          <table:table-cell office:value-type="string" office:string-value="14.34038318183536" table:formula="of:=RIGHT([.N15];LEN([.N15])-4)" table:style-name="ce4">
            <text:p>14.34038318183536</text:p>
          </table:table-cell>
          <table:table-cell office:value-type="float" office:value="14.3403831818353" table:formula="of:=[.O15]+0" table:style-name="ce4">
            <text:p>14.34</text:p>
          </table:table-cell>
          <table:table-cell office:value-type="string" table:style-name="ce5">
            <text:p>10<text:span text:style-name="T3">: </text:span><text:span text:style-name="T4">24.347025533701757</text:span></text:p>
          </table:table-cell>
          <table:table-cell office:value-type="string" office:string-value="24.347025533701757" table:formula="of:=RIGHT([.Q15];LEN([.Q15])-4)" table:style-name="ce4">
            <text:p>24.347025533701757</text:p>
          </table:table-cell>
          <table:table-cell office:value-type="float" office:value="24.3470255337017" table:formula="of:=[.R15]+0" table:style-name="ce4">
            <text:p>24.35</text:p>
          </table:table-cell>
          <table:table-cell office:value-type="string" table:style-name="ce5">
            <text:p>10<text:span text:style-name="T3">: </text:span><text:span text:style-name="T4">40.504065782775186</text:span></text:p>
          </table:table-cell>
          <table:table-cell office:value-type="string" office:string-value="40.504065782775186" table:formula="of:=RIGHT([.T15];LEN([.T15])-4)" table:style-name="ce4">
            <text:p>40.504065782775186</text:p>
          </table:table-cell>
          <table:table-cell office:value-type="float" office:value="40.504065782775101" table:formula="of:=[.U15]+0" table:style-name="ce4">
            <text:p>40.50</text:p>
          </table:table-cell>
          <table:table-cell office:value-type="string" table:style-name="ce5">
            <text:p>10<text:span text:style-name="T3">: </text:span><text:span text:style-name="T4">38.2030081636218</text:span></text:p>
          </table:table-cell>
          <table:table-cell office:value-type="string" office:string-value="38.2030081636218" table:formula="of:=RIGHT([.W15];LEN([.W15])-4)" table:style-name="ce4">
            <text:p>38.2030081636218</text:p>
          </table:table-cell>
          <table:table-cell office:value-type="float" office:value="38.203008163621803" table:formula="of:=[.X15]+0" table:style-name="ce4">
            <text:p>38.20</text:p>
          </table:table-cell>
          <table:table-cell office:value-type="string" table:style-name="ce5">
            <text:p>10<text:span text:style-name="T3">: </text:span><text:span text:style-name="T4">30.35075082480978</text:span></text:p>
          </table:table-cell>
          <table:table-cell office:value-type="string" office:string-value="30.35075082480978" table:formula="of:=RIGHT([.Z15];LEN([.Z15])-4)" table:style-name="ce4">
            <text:p>30.35075082480978</text:p>
          </table:table-cell>
          <table:table-cell office:value-type="float" office:value="30.350750824809701" table:formula="of:=[.AA15]+0" table:style-name="ce4">
            <text:p>30.35</text:p>
          </table:table-cell>
          <table:table-cell office:value-type="string" table:style-name="ce5">
            <text:p>10<text:span text:style-name="T3">: </text:span><text:span text:style-name="T4">28.486161767537386</text:span></text:p>
          </table:table-cell>
          <table:table-cell office:value-type="string" office:string-value="28.486161767537386" table:formula="of:=RIGHT([.AC15];LEN([.AC15])-4)" table:style-name="ce4">
            <text:p>28.486161767537386</text:p>
          </table:table-cell>
          <table:table-cell office:value-type="float" office:value="28.4861617675373" table:formula="of:=[.AD15]+0" table:style-name="ce4">
            <text:p>28.49</text:p>
          </table:table-cell>
          <table:table-cell office:value-type="float" office:value="34.004605177768937" table:formula="of:=([.D15]+[.G15]+[.J15]+[.M15]+[.P15]+[.S15]+[.V15]+[.Y15]+[.AB15])/9" table:style-name="ce4">
            <text:p>34.00</text:p>
          </table:table-cell>
          <table:table-cell office:value-type="float" office:value="10.112355430676953" table:formula="of:=STDEV([.D15];[.G15];[.J15];[.M15];[.P15];[.S15];[.V15];[.Y15];[.AB15];[.AE15])" table:style-name="ce1">
            <text:p>10.11235543</text:p>
          </table:table-cell>
          <table:table-cell table:number-columns-repeated="1635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29.787192608599515</text:span></text:p>
          </table:table-cell>
          <table:table-cell office:value-type="string" office:string-value="29.787192608599515" table:formula="of:=RIGHT([.B16];LEN([.B16])-4)" table:style-name="ce4">
            <text:p>29.787192608599515</text:p>
          </table:table-cell>
          <table:table-cell office:value-type="float" office:value="29.787192608599501" table:formula="of:=[.C16]+0" table:style-name="ce4">
            <text:p>29.79</text:p>
          </table:table-cell>
          <table:table-cell office:value-type="string" table:style-name="ce2">
            <text:p>11<text:span text:style-name="T1">: </text:span><text:span text:style-name="T2">44.67313901233141</text:span></text:p>
          </table:table-cell>
          <table:table-cell office:value-type="string" office:string-value="44.67313901233141" table:formula="of:=RIGHT([.E16];LEN([.E16])-4)" table:style-name="ce4">
            <text:p>44.67313901233141</text:p>
          </table:table-cell>
          <table:table-cell office:value-type="float" office:value="44.673139012331397" table:formula="of:=[.F16]+0" table:style-name="ce4">
            <text:p>44.67</text:p>
          </table:table-cell>
          <table:table-cell office:value-type="string" table:style-name="ce2">
            <text:p>11<text:span text:style-name="T1">: </text:span><text:span text:style-name="T2">45.08345100058518</text:span></text:p>
          </table:table-cell>
          <table:table-cell office:value-type="string" office:string-value="45.08345100058518" table:formula="of:=RIGHT([.H16];LEN([.H16])-4)" table:style-name="ce4">
            <text:p>45.08345100058518</text:p>
          </table:table-cell>
          <table:table-cell office:value-type="float" office:value="45.0834510005851" table:formula="of:=[.I16]+0" table:style-name="ce4">
            <text:p>45.08</text:p>
          </table:table-cell>
          <table:table-cell office:value-type="string" table:style-name="ce2">
            <text:p>11<text:span text:style-name="T1">: </text:span><text:span text:style-name="T2">41.98477722789295</text:span></text:p>
          </table:table-cell>
          <table:table-cell office:value-type="string" office:string-value="41.98477722789295" table:formula="of:=RIGHT([.K16];LEN([.K16])-4)" table:style-name="ce4">
            <text:p>41.98477722789295</text:p>
          </table:table-cell>
          <table:table-cell office:value-type="float" office:value="41.984777227892899" table:formula="of:=[.L16]+0" table:style-name="ce4">
            <text:p>41.98</text:p>
          </table:table-cell>
          <table:table-cell office:value-type="string" table:style-name="ce2">
            <text:p>11<text:span text:style-name="T1">: </text:span><text:span text:style-name="T2">19.345364147311862</text:span></text:p>
          </table:table-cell>
          <table:table-cell office:value-type="string" office:string-value="19.345364147311862" table:formula="of:=RIGHT([.N16];LEN([.N16])-4)" table:style-name="ce4">
            <text:p>19.345364147311862</text:p>
          </table:table-cell>
          <table:table-cell office:value-type="float" office:value="19.345364147311798" table:formula="of:=[.O16]+0" table:style-name="ce4">
            <text:p>19.35</text:p>
          </table:table-cell>
          <table:table-cell office:value-type="string" table:style-name="ce5">
            <text:p>11<text:span text:style-name="T3">: </text:span><text:span text:style-name="T4">23.475372072006184</text:span></text:p>
          </table:table-cell>
          <table:table-cell office:value-type="string" office:string-value="23.475372072006184" table:formula="of:=RIGHT([.Q16];LEN([.Q16])-4)" table:style-name="ce4">
            <text:p>23.475372072006184</text:p>
          </table:table-cell>
          <table:table-cell office:value-type="float" office:value="23.475372072006099" table:formula="of:=[.R16]+0" table:style-name="ce4">
            <text:p>23.48</text:p>
          </table:table-cell>
          <table:table-cell office:value-type="string" table:style-name="ce5">
            <text:p>11<text:span text:style-name="T3">: </text:span><text:span text:style-name="T4">39.78624079299352</text:span></text:p>
          </table:table-cell>
          <table:table-cell office:value-type="string" office:string-value="39.78624079299352" table:formula="of:=RIGHT([.T16];LEN([.T16])-4)" table:style-name="ce4">
            <text:p>39.78624079299352</text:p>
          </table:table-cell>
          <table:table-cell office:value-type="float" office:value="39.786240792993503" table:formula="of:=[.U16]+0" table:style-name="ce4">
            <text:p>39.79</text:p>
          </table:table-cell>
          <table:table-cell office:value-type="string" table:style-name="ce5">
            <text:p>11<text:span text:style-name="T3">: </text:span><text:span text:style-name="T4">46.425533176925555</text:span></text:p>
          </table:table-cell>
          <table:table-cell office:value-type="string" office:string-value="46.425533176925555" table:formula="of:=RIGHT([.W16];LEN([.W16])-4)" table:style-name="ce4">
            <text:p>46.425533176925555</text:p>
          </table:table-cell>
          <table:table-cell office:value-type="float" office:value="46.425533176925498" table:formula="of:=[.X16]+0" table:style-name="ce4">
            <text:p>46.43</text:p>
          </table:table-cell>
          <table:table-cell office:value-type="string" table:style-name="ce5">
            <text:p>11<text:span text:style-name="T3">: </text:span><text:span text:style-name="T4">31.911827136451205</text:span></text:p>
          </table:table-cell>
          <table:table-cell office:value-type="string" office:string-value="31.911827136451205" table:formula="of:=RIGHT([.Z16];LEN([.Z16])-4)" table:style-name="ce4">
            <text:p>31.911827136451205</text:p>
          </table:table-cell>
          <table:table-cell office:value-type="float" office:value="31.911827136451201" table:formula="of:=[.AA16]+0" table:style-name="ce4">
            <text:p>31.91</text:p>
          </table:table-cell>
          <table:table-cell office:value-type="string" table:style-name="ce5">
            <text:p>11<text:span text:style-name="T3">: </text:span><text:span text:style-name="T4">32.963861288356505</text:span></text:p>
          </table:table-cell>
          <table:table-cell office:value-type="string" office:string-value="32.963861288356505" table:formula="of:=RIGHT([.AC16];LEN([.AC16])-4)" table:style-name="ce4">
            <text:p>32.963861288356505</text:p>
          </table:table-cell>
          <table:table-cell office:value-type="float" office:value="32.963861288356497" table:formula="of:=[.AD16]+0" table:style-name="ce4">
            <text:p>32.96</text:p>
          </table:table-cell>
          <table:table-cell office:value-type="float" office:value="35.830321908344118" table:formula="of:=([.D16]+[.G16]+[.J16]+[.M16]+[.P16]+[.S16]+[.V16]+[.Y16]+[.AB16])/9" table:style-name="ce4">
            <text:p>35.83</text:p>
          </table:table-cell>
          <table:table-cell office:value-type="float" office:value="9.5059542530513372" table:formula="of:=STDEV([.D16];[.G16];[.J16];[.M16];[.P16];[.S16];[.V16];[.Y16];[.AB16];[.AE16])" table:style-name="ce1">
            <text:p>9.505954253</text:p>
          </table:table-cell>
          <table:table-cell table:number-columns-repeated="1635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26.29552621693253</text:span></text:p>
          </table:table-cell>
          <table:table-cell office:value-type="string" office:string-value="26.29552621693253" table:formula="of:=RIGHT([.B17];LEN([.B17])-4)" table:style-name="ce4">
            <text:p>26.29552621693253</text:p>
          </table:table-cell>
          <table:table-cell office:value-type="float" office:value="26.295526216932501" table:formula="of:=[.C17]+0" table:style-name="ce4">
            <text:p>26.30</text:p>
          </table:table-cell>
          <table:table-cell office:value-type="string" table:style-name="ce2">
            <text:p>12<text:span text:style-name="T1">: </text:span><text:span text:style-name="T2">48.411240735667235</text:span></text:p>
          </table:table-cell>
          <table:table-cell office:value-type="string" office:string-value="48.411240735667235" table:formula="of:=RIGHT([.E17];LEN([.E17])-4)" table:style-name="ce4">
            <text:p>48.411240735667235</text:p>
          </table:table-cell>
          <table:table-cell office:value-type="float" office:value="48.411240735667199" table:formula="of:=[.F17]+0" table:style-name="ce4">
            <text:p>48.41</text:p>
          </table:table-cell>
          <table:table-cell office:value-type="string" table:style-name="ce2">
            <text:p>12<text:span text:style-name="T1">: </text:span><text:span text:style-name="T2">46.35898511159463</text:span></text:p>
          </table:table-cell>
          <table:table-cell office:value-type="string" office:string-value="46.35898511159463" table:formula="of:=RIGHT([.H17];LEN([.H17])-4)" table:style-name="ce4">
            <text:p>46.35898511159463</text:p>
          </table:table-cell>
          <table:table-cell office:value-type="float" office:value="46.358985111594599" table:formula="of:=[.I17]+0" table:style-name="ce4">
            <text:p>46.36</text:p>
          </table:table-cell>
          <table:table-cell office:value-type="string" table:style-name="ce2">
            <text:p>12<text:span text:style-name="T1">: </text:span><text:span text:style-name="T2">51.044792447439804</text:span></text:p>
          </table:table-cell>
          <table:table-cell office:value-type="string" office:string-value="51.044792447439804" table:formula="of:=RIGHT([.K17];LEN([.K17])-4)" table:style-name="ce4">
            <text:p>51.044792447439804</text:p>
          </table:table-cell>
          <table:table-cell office:value-type="float" office:value="51.044792447439796" table:formula="of:=[.L17]+0" table:style-name="ce4">
            <text:p>51.04</text:p>
          </table:table-cell>
          <table:table-cell office:value-type="string" table:style-name="ce2">
            <text:p>12<text:span text:style-name="T1">: </text:span><text:span text:style-name="T2">25.423445501000362</text:span></text:p>
          </table:table-cell>
          <table:table-cell office:value-type="string" office:string-value="25.423445501000362" table:formula="of:=RIGHT([.N17];LEN([.N17])-4)" table:style-name="ce4">
            <text:p>25.423445501000362</text:p>
          </table:table-cell>
          <table:table-cell office:value-type="float" office:value="25.423445501000302" table:formula="of:=[.O17]+0" table:style-name="ce4">
            <text:p>25.42</text:p>
          </table:table-cell>
          <table:table-cell office:value-type="string" table:style-name="ce5">
            <text:p>12<text:span text:style-name="T3">: </text:span><text:span text:style-name="T4">28.361895434307236</text:span></text:p>
          </table:table-cell>
          <table:table-cell office:value-type="string" office:string-value="28.361895434307236" table:formula="of:=RIGHT([.Q17];LEN([.Q17])-4)" table:style-name="ce4">
            <text:p>28.361895434307236</text:p>
          </table:table-cell>
          <table:table-cell office:value-type="float" office:value="28.361895434307201" table:formula="of:=[.R17]+0" table:style-name="ce4">
            <text:p>28.36</text:p>
          </table:table-cell>
          <table:table-cell office:value-type="string" table:style-name="ce5">
            <text:p>12<text:span text:style-name="T3">: </text:span><text:span text:style-name="T4">39.462262195597475</text:span></text:p>
          </table:table-cell>
          <table:table-cell office:value-type="string" office:string-value="39.462262195597475" table:formula="of:=RIGHT([.T17];LEN([.T17])-4)" table:style-name="ce4">
            <text:p>39.462262195597475</text:p>
          </table:table-cell>
          <table:table-cell office:value-type="float" office:value="39.462262195597397" table:formula="of:=[.U17]+0" table:style-name="ce4">
            <text:p>39.46</text:p>
          </table:table-cell>
          <table:table-cell office:value-type="string" table:style-name="ce5">
            <text:p>12<text:span text:style-name="T3">: </text:span><text:span text:style-name="T4">36.313914270391294</text:span></text:p>
          </table:table-cell>
          <table:table-cell office:value-type="string" office:string-value="36.313914270391294" table:formula="of:=RIGHT([.W17];LEN([.W17])-4)" table:style-name="ce4">
            <text:p>36.313914270391294</text:p>
          </table:table-cell>
          <table:table-cell office:value-type="float" office:value="36.313914270391201" table:formula="of:=[.X17]+0" table:style-name="ce4">
            <text:p>36.31</text:p>
          </table:table-cell>
          <table:table-cell office:value-type="string" table:style-name="ce5">
            <text:p>12<text:span text:style-name="T3">: </text:span><text:span text:style-name="T4">33.393930353259165</text:span></text:p>
          </table:table-cell>
          <table:table-cell office:value-type="string" office:string-value="33.393930353259165" table:formula="of:=RIGHT([.Z17];LEN([.Z17])-4)" table:style-name="ce4">
            <text:p>33.393930353259165</text:p>
          </table:table-cell>
          <table:table-cell office:value-type="float" office:value="33.393930353259101" table:formula="of:=[.AA17]+0" table:style-name="ce4">
            <text:p>33.39</text:p>
          </table:table-cell>
          <table:table-cell office:value-type="string" table:style-name="ce5">
            <text:p>12<text:span text:style-name="T3">: </text:span><text:span text:style-name="T4">25.929853981327096</text:span></text:p>
          </table:table-cell>
          <table:table-cell office:value-type="string" office:string-value="25.929853981327096" table:formula="of:=RIGHT([.AC17];LEN([.AC17])-4)" table:style-name="ce4">
            <text:p>25.929853981327096</text:p>
          </table:table-cell>
          <table:table-cell office:value-type="float" office:value="25.929853981327" table:formula="of:=[.AD17]+0" table:style-name="ce4">
            <text:p>25.93</text:p>
          </table:table-cell>
          <table:table-cell office:value-type="float" office:value="37.229554696243255" table:formula="of:=([.D17]+[.G17]+[.J17]+[.M17]+[.P17]+[.S17]+[.V17]+[.Y17]+[.AB17])/9" table:style-name="ce4">
            <text:p>37.23</text:p>
          </table:table-cell>
          <table:table-cell office:value-type="float" office:value="9.8446842808519897" table:formula="of:=STDEV([.D17];[.G17];[.J17];[.M17];[.P17];[.S17];[.V17];[.Y17];[.AB17];[.AE17])" table:style-name="ce1">
            <text:p>9.844684281</text:p>
          </table:table-cell>
          <table:table-cell table:number-columns-repeated="16351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29.14576299658475</text:span></text:p>
          </table:table-cell>
          <table:table-cell office:value-type="string" office:string-value="29.14576299658475" table:formula="of:=RIGHT([.B18];LEN([.B18])-4)" table:style-name="ce4">
            <text:p>29.14576299658475</text:p>
          </table:table-cell>
          <table:table-cell office:value-type="float" office:value="29.1457629965847" table:formula="of:=[.C18]+0" table:style-name="ce4">
            <text:p>29.15</text:p>
          </table:table-cell>
          <table:table-cell office:value-type="string" table:style-name="ce2">
            <text:p>13<text:span text:style-name="T1">: </text:span><text:span text:style-name="T2">51.16300262451332</text:span></text:p>
          </table:table-cell>
          <table:table-cell office:value-type="string" office:string-value="51.16300262451332" table:formula="of:=RIGHT([.E18];LEN([.E18])-4)" table:style-name="ce4">
            <text:p>51.16300262451332</text:p>
          </table:table-cell>
          <table:table-cell office:value-type="float" office:value="51.163002624513297" table:formula="of:=[.F18]+0" table:style-name="ce4">
            <text:p>51.16</text:p>
          </table:table-cell>
          <table:table-cell office:value-type="string" table:style-name="ce2">
            <text:p>13<text:span text:style-name="T1">: </text:span><text:span text:style-name="T2">51.961401070591236</text:span></text:p>
          </table:table-cell>
          <table:table-cell office:value-type="string" office:string-value="51.961401070591236" table:formula="of:=RIGHT([.H18];LEN([.H18])-4)" table:style-name="ce4">
            <text:p>51.961401070591236</text:p>
          </table:table-cell>
          <table:table-cell office:value-type="float" office:value="51.961401070591201" table:formula="of:=[.I18]+0" table:style-name="ce4">
            <text:p>51.96</text:p>
          </table:table-cell>
          <table:table-cell office:value-type="string" table:style-name="ce2">
            <text:p>13<text:span text:style-name="T1">: </text:span><text:span text:style-name="T2">38.02501319384359</text:span></text:p>
          </table:table-cell>
          <table:table-cell office:value-type="string" office:string-value="38.02501319384359" table:formula="of:=RIGHT([.K18];LEN([.K18])-4)" table:style-name="ce4">
            <text:p>38.02501319384359</text:p>
          </table:table-cell>
          <table:table-cell office:value-type="float" office:value="38.025013193843499" table:formula="of:=[.L18]+0" table:style-name="ce4">
            <text:p>38.03</text:p>
          </table:table-cell>
          <table:table-cell office:value-type="string" table:style-name="ce2">
            <text:p>13<text:span text:style-name="T1">: </text:span><text:span text:style-name="T2">26.02042529681005</text:span></text:p>
          </table:table-cell>
          <table:table-cell office:value-type="string" office:string-value="26.02042529681005" table:formula="of:=RIGHT([.N18];LEN([.N18])-4)" table:style-name="ce4">
            <text:p>26.02042529681005</text:p>
          </table:table-cell>
          <table:table-cell office:value-type="float" office:value="26.02042529681" table:formula="of:=[.O18]+0" table:style-name="ce4">
            <text:p>26.02</text:p>
          </table:table-cell>
          <table:table-cell office:value-type="string" table:style-name="ce5">
            <text:p>13<text:span text:style-name="T3">: </text:span><text:span text:style-name="T4">29.57726307487336</text:span></text:p>
          </table:table-cell>
          <table:table-cell office:value-type="string" office:string-value="29.57726307487336" table:formula="of:=RIGHT([.Q18];LEN([.Q18])-4)" table:style-name="ce4">
            <text:p>29.57726307487336</text:p>
          </table:table-cell>
          <table:table-cell office:value-type="float" office:value="29.577263074873301" table:formula="of:=[.R18]+0" table:style-name="ce4">
            <text:p>29.58</text:p>
          </table:table-cell>
          <table:table-cell office:value-type="string" table:style-name="ce5">
            <text:p>13<text:span text:style-name="T3">: </text:span><text:span text:style-name="T4">42.36574551067954</text:span></text:p>
          </table:table-cell>
          <table:table-cell office:value-type="string" office:string-value="42.36574551067954" table:formula="of:=RIGHT([.T18];LEN([.T18])-4)" table:style-name="ce4">
            <text:p>42.36574551067954</text:p>
          </table:table-cell>
          <table:table-cell office:value-type="float" office:value="42.365745510679503" table:formula="of:=[.U18]+0" table:style-name="ce4">
            <text:p>42.37</text:p>
          </table:table-cell>
          <table:table-cell office:value-type="string" table:style-name="ce5">
            <text:p>13<text:span text:style-name="T3">: </text:span><text:span text:style-name="T4">42.726563437365215</text:span></text:p>
          </table:table-cell>
          <table:table-cell office:value-type="string" office:string-value="42.726563437365215" table:formula="of:=RIGHT([.W18];LEN([.W18])-4)" table:style-name="ce4">
            <text:p>42.726563437365215</text:p>
          </table:table-cell>
          <table:table-cell office:value-type="float" office:value="42.726563437365201" table:formula="of:=[.X18]+0" table:style-name="ce4">
            <text:p>42.73</text:p>
          </table:table-cell>
          <table:table-cell office:value-type="string" table:style-name="ce5">
            <text:p>13<text:span text:style-name="T3">: </text:span><text:span text:style-name="T4">46.8915665167496</text:span></text:p>
          </table:table-cell>
          <table:table-cell office:value-type="string" office:string-value="46.8915665167496" table:formula="of:=RIGHT([.Z18];LEN([.Z18])-4)" table:style-name="ce4">
            <text:p>46.8915665167496</text:p>
          </table:table-cell>
          <table:table-cell office:value-type="float" office:value="46.891566516749599" table:formula="of:=[.AA18]+0" table:style-name="ce4">
            <text:p>46.89</text:p>
          </table:table-cell>
          <table:table-cell office:value-type="string" table:style-name="ce5">
            <text:p>13<text:span text:style-name="T3">: </text:span><text:span text:style-name="T4">29.672251742755332</text:span></text:p>
          </table:table-cell>
          <table:table-cell office:value-type="string" office:string-value="29.672251742755332" table:formula="of:=RIGHT([.AC18];LEN([.AC18])-4)" table:style-name="ce4">
            <text:p>29.672251742755332</text:p>
          </table:table-cell>
          <table:table-cell office:value-type="float" office:value="29.6722517427553" table:formula="of:=[.AD18]+0" table:style-name="ce4">
            <text:p>29.67</text:p>
          </table:table-cell>
          <table:table-cell office:value-type="float" office:value="39.764082635778919" table:formula="of:=([.D18]+[.G18]+[.J18]+[.M18]+[.P18]+[.S18]+[.V18]+[.Y18]+[.AB18])/9" table:style-name="ce4">
            <text:p>39.76</text:p>
          </table:table-cell>
          <table:table-cell office:value-type="float" office:value="9.6904818857081505" table:formula="of:=STDEV([.D18];[.G18];[.J18];[.M18];[.P18];[.S18];[.V18];[.Y18];[.AB18];[.AE18])" table:style-name="ce1">
            <text:p>9.690481886</text:p>
          </table:table-cell>
          <table:table-cell table:number-columns-repeated="16351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29.238548609366326</text:span></text:p>
          </table:table-cell>
          <table:table-cell office:value-type="string" office:string-value="29.238548609366326" table:formula="of:=RIGHT([.B19];LEN([.B19])-4)" table:style-name="ce4">
            <text:p>29.238548609366326</text:p>
          </table:table-cell>
          <table:table-cell office:value-type="float" office:value="29.238548609366301" table:formula="of:=[.C19]+0" table:style-name="ce4">
            <text:p>29.24</text:p>
          </table:table-cell>
          <table:table-cell office:value-type="string" table:style-name="ce2">
            <text:p>14<text:span text:style-name="T1">: </text:span><text:span text:style-name="T2">54.20028896668615</text:span></text:p>
          </table:table-cell>
          <table:table-cell office:value-type="string" office:string-value="54.20028896668615" table:formula="of:=RIGHT([.E19];LEN([.E19])-4)" table:style-name="ce4">
            <text:p>54.20028896668615</text:p>
          </table:table-cell>
          <table:table-cell office:value-type="float" office:value="54.200288966686102" table:formula="of:=[.F19]+0" table:style-name="ce4">
            <text:p>54.20</text:p>
          </table:table-cell>
          <table:table-cell office:value-type="string" table:style-name="ce2">
            <text:p>14<text:span text:style-name="T1">: </text:span><text:span text:style-name="T2">42.072664785336045</text:span></text:p>
          </table:table-cell>
          <table:table-cell office:value-type="string" office:string-value="42.072664785336045" table:formula="of:=RIGHT([.H19];LEN([.H19])-4)" table:style-name="ce4">
            <text:p>42.072664785336045</text:p>
          </table:table-cell>
          <table:table-cell office:value-type="float" office:value="42.072664785336002" table:formula="of:=[.I19]+0" table:style-name="ce4">
            <text:p>42.07</text:p>
          </table:table-cell>
          <table:table-cell office:value-type="string" table:style-name="ce2">
            <text:p>14<text:span text:style-name="T1">: </text:span><text:span text:style-name="T2">32.514335555614466</text:span></text:p>
          </table:table-cell>
          <table:table-cell office:value-type="string" office:string-value="32.514335555614466" table:formula="of:=RIGHT([.K19];LEN([.K19])-4)" table:style-name="ce4">
            <text:p>32.514335555614466</text:p>
          </table:table-cell>
          <table:table-cell office:value-type="float" office:value="32.514335555614402" table:formula="of:=[.L19]+0" table:style-name="ce4">
            <text:p>32.51</text:p>
          </table:table-cell>
          <table:table-cell office:value-type="string" table:style-name="ce2">
            <text:p>14<text:span text:style-name="T1">: </text:span><text:span text:style-name="T2">25.64023415631376</text:span></text:p>
          </table:table-cell>
          <table:table-cell office:value-type="string" office:string-value="25.64023415631376" table:formula="of:=RIGHT([.N19];LEN([.N19])-4)" table:style-name="ce4">
            <text:p>25.64023415631376</text:p>
          </table:table-cell>
          <table:table-cell office:value-type="float" office:value="25.640234156313699" table:formula="of:=[.O19]+0" table:style-name="ce4">
            <text:p>25.64</text:p>
          </table:table-cell>
          <table:table-cell office:value-type="string" table:style-name="ce5">
            <text:p>14<text:span text:style-name="T3">: </text:span><text:span text:style-name="T4">19.660729390169628</text:span></text:p>
          </table:table-cell>
          <table:table-cell office:value-type="string" office:string-value="19.660729390169628" table:formula="of:=RIGHT([.Q19];LEN([.Q19])-4)" table:style-name="ce4">
            <text:p>19.660729390169628</text:p>
          </table:table-cell>
          <table:table-cell office:value-type="float" office:value="19.6607293901696" table:formula="of:=[.R19]+0" table:style-name="ce4">
            <text:p>19.66</text:p>
          </table:table-cell>
          <table:table-cell office:value-type="string" table:style-name="ce5">
            <text:p>14<text:span text:style-name="T3">: </text:span><text:span text:style-name="T4">40.50593610637051</text:span></text:p>
          </table:table-cell>
          <table:table-cell office:value-type="string" office:string-value="40.50593610637051" table:formula="of:=RIGHT([.T19];LEN([.T19])-4)" table:style-name="ce4">
            <text:p>40.50593610637051</text:p>
          </table:table-cell>
          <table:table-cell office:value-type="float" office:value="40.505936106370498" table:formula="of:=[.U19]+0" table:style-name="ce4">
            <text:p>40.51</text:p>
          </table:table-cell>
          <table:table-cell office:value-type="string" table:style-name="ce5">
            <text:p>14<text:span text:style-name="T3">: </text:span><text:span text:style-name="T4">52.373684935928644</text:span></text:p>
          </table:table-cell>
          <table:table-cell office:value-type="string" office:string-value="52.373684935928644" table:formula="of:=RIGHT([.W19];LEN([.W19])-4)" table:style-name="ce4">
            <text:p>52.373684935928644</text:p>
          </table:table-cell>
          <table:table-cell office:value-type="float" office:value="52.373684935928601" table:formula="of:=[.X19]+0" table:style-name="ce4">
            <text:p>52.37</text:p>
          </table:table-cell>
          <table:table-cell office:value-type="string" table:style-name="ce5">
            <text:p>14<text:span text:style-name="T3">: </text:span><text:span text:style-name="T4">43.3508235242583</text:span></text:p>
          </table:table-cell>
          <table:table-cell office:value-type="string" office:string-value="43.3508235242583" table:formula="of:=RIGHT([.Z19];LEN([.Z19])-4)" table:style-name="ce4">
            <text:p>43.3508235242583</text:p>
          </table:table-cell>
          <table:table-cell office:value-type="float" office:value="43.350823524258303" table:formula="of:=[.AA19]+0" table:style-name="ce4">
            <text:p>43.35</text:p>
          </table:table-cell>
          <table:table-cell office:value-type="string" table:style-name="ce5">
            <text:p>14<text:span text:style-name="T3">: </text:span><text:span text:style-name="T4">26.04063684412194</text:span></text:p>
          </table:table-cell>
          <table:table-cell office:value-type="string" office:string-value="26.04063684412194" table:formula="of:=RIGHT([.AC19];LEN([.AC19])-4)" table:style-name="ce4">
            <text:p>26.04063684412194</text:p>
          </table:table-cell>
          <table:table-cell office:value-type="float" office:value="26.040636844121899" table:formula="of:=[.AD19]+0" table:style-name="ce4">
            <text:p>26.04</text:p>
          </table:table-cell>
          <table:table-cell office:value-type="float" office:value="37.72858289222706" table:formula="of:=([.D19]+[.G19]+[.J19]+[.M19]+[.P19]+[.S19]+[.V19]+[.Y19]+[.AB19])/9" table:style-name="ce4">
            <text:p>37.73</text:p>
          </table:table-cell>
          <table:table-cell office:value-type="float" office:value="11.732113005923715" table:formula="of:=STDEV([.D19];[.G19];[.J19];[.M19];[.P19];[.S19];[.V19];[.Y19];[.AB19];[.AE19])" table:style-name="ce1">
            <text:p>11.73211301</text:p>
          </table:table-cell>
          <table:table-cell table:number-columns-repeated="16351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31.24296805117322</text:span></text:p>
          </table:table-cell>
          <table:table-cell office:value-type="string" office:string-value="31.24296805117322" table:formula="of:=RIGHT([.B20];LEN([.B20])-4)" table:style-name="ce4">
            <text:p>31.24296805117322</text:p>
          </table:table-cell>
          <table:table-cell office:value-type="float" office:value="31.2429680511732" table:formula="of:=[.C20]+0" table:style-name="ce4">
            <text:p>31.24</text:p>
          </table:table-cell>
          <table:table-cell office:value-type="string" table:style-name="ce2">
            <text:p>15<text:span text:style-name="T1">: </text:span><text:span text:style-name="T2">71.4470722515589</text:span></text:p>
          </table:table-cell>
          <table:table-cell office:value-type="string" office:string-value="71.4470722515589" table:formula="of:=RIGHT([.E20];LEN([.E20])-4)" table:style-name="ce4">
            <text:p>71.4470722515589</text:p>
          </table:table-cell>
          <table:table-cell office:value-type="float" office:value="71.447072251558893" table:formula="of:=[.F20]+0" table:style-name="ce4">
            <text:p>71.45</text:p>
          </table:table-cell>
          <table:table-cell office:value-type="string" table:style-name="ce2">
            <text:p>15<text:span text:style-name="T1">: </text:span><text:span text:style-name="T2">39.795352660736896</text:span></text:p>
          </table:table-cell>
          <table:table-cell office:value-type="string" office:string-value="39.795352660736896" table:formula="of:=RIGHT([.H20];LEN([.H20])-4)" table:style-name="ce4">
            <text:p>39.795352660736896</text:p>
          </table:table-cell>
          <table:table-cell office:value-type="float" office:value="39.795352660736803" table:formula="of:=[.I20]+0" table:style-name="ce4">
            <text:p>39.80</text:p>
          </table:table-cell>
          <table:table-cell office:value-type="string" table:style-name="ce2">
            <text:p>15<text:span text:style-name="T1">: </text:span><text:span text:style-name="T2">41.536278279398246</text:span></text:p>
          </table:table-cell>
          <table:table-cell office:value-type="string" office:string-value="41.536278279398246" table:formula="of:=RIGHT([.K20];LEN([.K20])-4)" table:style-name="ce4">
            <text:p>41.536278279398246</text:p>
          </table:table-cell>
          <table:table-cell office:value-type="float" office:value="41.536278279398203" table:formula="of:=[.L20]+0" table:style-name="ce4">
            <text:p>41.54</text:p>
          </table:table-cell>
          <table:table-cell office:value-type="string" table:style-name="ce2">
            <text:p>15<text:span text:style-name="T1">: </text:span><text:span text:style-name="T2">26.64709512021374</text:span></text:p>
          </table:table-cell>
          <table:table-cell office:value-type="string" office:string-value="26.64709512021374" table:formula="of:=RIGHT([.N20];LEN([.N20])-4)" table:style-name="ce4">
            <text:p>26.64709512021374</text:p>
          </table:table-cell>
          <table:table-cell office:value-type="float" office:value="26.647095120213699" table:formula="of:=[.O20]+0" table:style-name="ce4">
            <text:p>26.65</text:p>
          </table:table-cell>
          <table:table-cell office:value-type="string" table:style-name="ce5">
            <text:p>15<text:span text:style-name="T3">: </text:span><text:span text:style-name="T4">21.049672331071875</text:span></text:p>
          </table:table-cell>
          <table:table-cell office:value-type="string" office:string-value="21.049672331071875" table:formula="of:=RIGHT([.Q20];LEN([.Q20])-4)" table:style-name="ce4">
            <text:p>21.049672331071875</text:p>
          </table:table-cell>
          <table:table-cell office:value-type="float" office:value="21.0496723310718" table:formula="of:=[.R20]+0" table:style-name="ce4">
            <text:p>21.05</text:p>
          </table:table-cell>
          <table:table-cell office:value-type="string" table:style-name="ce5">
            <text:p>15<text:span text:style-name="T3">: </text:span><text:span text:style-name="T4">31.85514721843017</text:span></text:p>
          </table:table-cell>
          <table:table-cell office:value-type="string" office:string-value="31.85514721843017" table:formula="of:=RIGHT([.T20];LEN([.T20])-4)" table:style-name="ce4">
            <text:p>31.85514721843017</text:p>
          </table:table-cell>
          <table:table-cell office:value-type="float" office:value="31.855147218430101" table:formula="of:=[.U20]+0" table:style-name="ce4">
            <text:p>31.86</text:p>
          </table:table-cell>
          <table:table-cell office:value-type="string" table:style-name="ce5">
            <text:p>15<text:span text:style-name="T3">: </text:span><text:span text:style-name="T4">31.89021005709721</text:span></text:p>
          </table:table-cell>
          <table:table-cell office:value-type="string" office:string-value="31.89021005709721" table:formula="of:=RIGHT([.W20];LEN([.W20])-4)" table:style-name="ce4">
            <text:p>31.89021005709721</text:p>
          </table:table-cell>
          <table:table-cell office:value-type="float" office:value="31.8902100570972" table:formula="of:=[.X20]+0" table:style-name="ce4">
            <text:p>31.89</text:p>
          </table:table-cell>
          <table:table-cell office:value-type="string" table:style-name="ce5">
            <text:p>15<text:span text:style-name="T3">: </text:span><text:span text:style-name="T4">35.755793582279075</text:span></text:p>
          </table:table-cell>
          <table:table-cell office:value-type="string" office:string-value="35.755793582279075" table:formula="of:=RIGHT([.Z20];LEN([.Z20])-4)" table:style-name="ce4">
            <text:p>35.755793582279075</text:p>
          </table:table-cell>
          <table:table-cell office:value-type="float" office:value="35.755793582278997" table:formula="of:=[.AA20]+0" table:style-name="ce4">
            <text:p>35.76</text:p>
          </table:table-cell>
          <table:table-cell office:value-type="string" table:style-name="ce5">
            <text:p>15<text:span text:style-name="T3">: </text:span><text:span text:style-name="T4">28.782313027299313</text:span></text:p>
          </table:table-cell>
          <table:table-cell office:value-type="string" office:string-value="28.782313027299313" table:formula="of:=RIGHT([.AC20];LEN([.AC20])-4)" table:style-name="ce4">
            <text:p>28.782313027299313</text:p>
          </table:table-cell>
          <table:table-cell office:value-type="float" office:value="28.782313027299299" table:formula="of:=[.AD20]+0" table:style-name="ce4">
            <text:p>28.78</text:p>
          </table:table-cell>
          <table:table-cell office:value-type="float" office:value="36.802176616884324" table:formula="of:=([.D20]+[.G20]+[.J20]+[.M20]+[.P20]+[.S20]+[.V20]+[.Y20]+[.AB20])/9" table:style-name="ce4">
            <text:p>36.80</text:p>
          </table:table-cell>
          <table:table-cell office:value-type="float" office:value="13.829892382799665" table:formula="of:=STDEV([.D20];[.G20];[.J20];[.M20];[.P20];[.S20];[.V20];[.Y20];[.AB20];[.AE20])" table:style-name="ce1">
            <text:p>13.82989238</text:p>
          </table:table-cell>
          <table:table-cell table:number-columns-repeated="16351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31.866241100171845</text:span></text:p>
          </table:table-cell>
          <table:table-cell office:value-type="string" office:string-value="31.866241100171845" table:formula="of:=RIGHT([.B21];LEN([.B21])-4)" table:style-name="ce4">
            <text:p>31.866241100171845</text:p>
          </table:table-cell>
          <table:table-cell office:value-type="float" office:value="31.866241100171798" table:formula="of:=[.C21]+0" table:style-name="ce4">
            <text:p>31.87</text:p>
          </table:table-cell>
          <table:table-cell office:value-type="string" table:style-name="ce2">
            <text:p>16<text:span text:style-name="T1">: </text:span><text:span text:style-name="T2">73.26739335728847</text:span></text:p>
          </table:table-cell>
          <table:table-cell office:value-type="string" office:string-value="73.26739335728847" table:formula="of:=RIGHT([.E21];LEN([.E21])-4)" table:style-name="ce4">
            <text:p>73.26739335728847</text:p>
          </table:table-cell>
          <table:table-cell office:value-type="float" office:value="73.267393357288398" table:formula="of:=[.F21]+0" table:style-name="ce4">
            <text:p>73.27</text:p>
          </table:table-cell>
          <table:table-cell office:value-type="string" table:style-name="ce2">
            <text:p>16<text:span text:style-name="T1">: </text:span><text:span text:style-name="T2">32.47336312561422</text:span></text:p>
          </table:table-cell>
          <table:table-cell office:value-type="string" office:string-value="32.47336312561422" table:formula="of:=RIGHT([.H21];LEN([.H21])-4)" table:style-name="ce4">
            <text:p>32.47336312561422</text:p>
          </table:table-cell>
          <table:table-cell office:value-type="float" office:value="32.473363125614199" table:formula="of:=[.I21]+0" table:style-name="ce4">
            <text:p>32.47</text:p>
          </table:table-cell>
          <table:table-cell office:value-type="string" table:style-name="ce2">
            <text:p>16<text:span text:style-name="T1">: </text:span><text:span text:style-name="T2">38.515034409176764</text:span></text:p>
          </table:table-cell>
          <table:table-cell office:value-type="string" office:string-value="38.515034409176764" table:formula="of:=RIGHT([.K21];LEN([.K21])-4)" table:style-name="ce4">
            <text:p>38.515034409176764</text:p>
          </table:table-cell>
          <table:table-cell office:value-type="float" office:value="38.5150344091767" table:formula="of:=[.L21]+0" table:style-name="ce4">
            <text:p>38.52</text:p>
          </table:table-cell>
          <table:table-cell office:value-type="string" table:style-name="ce2">
            <text:p>16<text:span text:style-name="T1">: </text:span><text:span text:style-name="T2">24.03058141459262</text:span></text:p>
          </table:table-cell>
          <table:table-cell office:value-type="string" office:string-value="24.03058141459262" table:formula="of:=RIGHT([.N21];LEN([.N21])-4)" table:style-name="ce4">
            <text:p>24.03058141459262</text:p>
          </table:table-cell>
          <table:table-cell office:value-type="float" office:value="24.0305814145926" table:formula="of:=[.O21]+0" table:style-name="ce4">
            <text:p>24.03</text:p>
          </table:table-cell>
          <table:table-cell office:value-type="string" table:style-name="ce5">
            <text:p>16<text:span text:style-name="T3">: </text:span><text:span text:style-name="T4">22.59441278354396</text:span></text:p>
          </table:table-cell>
          <table:table-cell office:value-type="string" office:string-value="22.59441278354396" table:formula="of:=RIGHT([.Q21];LEN([.Q21])-4)" table:style-name="ce4">
            <text:p>22.59441278354396</text:p>
          </table:table-cell>
          <table:table-cell office:value-type="float" office:value="22.594412783543898" table:formula="of:=[.R21]+0" table:style-name="ce4">
            <text:p>22.59</text:p>
          </table:table-cell>
          <table:table-cell office:value-type="string" table:style-name="ce5">
            <text:p>16<text:span text:style-name="T3">: </text:span><text:span text:style-name="T4">40.986460744618476</text:span></text:p>
          </table:table-cell>
          <table:table-cell office:value-type="string" office:string-value="40.986460744618476" table:formula="of:=RIGHT([.T21];LEN([.T21])-4)" table:style-name="ce4">
            <text:p>40.986460744618476</text:p>
          </table:table-cell>
          <table:table-cell office:value-type="float" office:value="40.986460744618398" table:formula="of:=[.U21]+0" table:style-name="ce4">
            <text:p>40.99</text:p>
          </table:table-cell>
          <table:table-cell office:value-type="string" table:style-name="ce5">
            <text:p>16<text:span text:style-name="T3">: </text:span><text:span text:style-name="T4">43.087353547680046</text:span></text:p>
          </table:table-cell>
          <table:table-cell office:value-type="string" office:string-value="43.087353547680046" table:formula="of:=RIGHT([.W21];LEN([.W21])-4)" table:style-name="ce4">
            <text:p>43.087353547680046</text:p>
          </table:table-cell>
          <table:table-cell office:value-type="float" office:value="43.087353547680003" table:formula="of:=[.X21]+0" table:style-name="ce4">
            <text:p>43.09</text:p>
          </table:table-cell>
          <table:table-cell office:value-type="string" table:style-name="ce5">
            <text:p>16<text:span text:style-name="T3">: </text:span><text:span text:style-name="T4">35.52091890091727</text:span></text:p>
          </table:table-cell>
          <table:table-cell office:value-type="string" office:string-value="35.52091890091727" table:formula="of:=RIGHT([.Z21];LEN([.Z21])-4)" table:style-name="ce4">
            <text:p>35.52091890091727</text:p>
          </table:table-cell>
          <table:table-cell office:value-type="float" office:value="35.520918900917202" table:formula="of:=[.AA21]+0" table:style-name="ce4">
            <text:p>35.52</text:p>
          </table:table-cell>
          <table:table-cell office:value-type="string" table:style-name="ce5">
            <text:p>16<text:span text:style-name="T3">: </text:span><text:span text:style-name="T4">33.89728007508266</text:span></text:p>
          </table:table-cell>
          <table:table-cell office:value-type="string" office:string-value="33.89728007508266" table:formula="of:=RIGHT([.AC21];LEN([.AC21])-4)" table:style-name="ce4">
            <text:p>33.89728007508266</text:p>
          </table:table-cell>
          <table:table-cell office:value-type="float" office:value="33.897280075082598" table:formula="of:=[.AD21]+0" table:style-name="ce4">
            <text:p>33.90</text:p>
          </table:table-cell>
          <table:table-cell office:value-type="float" office:value="38.037973264844794" table:formula="of:=([.D21]+[.G21]+[.J21]+[.M21]+[.P21]+[.S21]+[.V21]+[.Y21]+[.AB21])/9" table:style-name="ce4">
            <text:p>38.04</text:p>
          </table:table-cell>
          <table:table-cell office:value-type="float" office:value="14.146305236107484" table:formula="of:=STDEV([.D21];[.G21];[.J21];[.M21];[.P21];[.S21];[.V21];[.Y21];[.AB21];[.AE21])" table:style-name="ce1">
            <text:p>14.14630524</text:p>
          </table:table-cell>
          <table:table-cell table:number-columns-repeated="16351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36.87984986720965</text:span></text:p>
          </table:table-cell>
          <table:table-cell office:value-type="string" office:string-value="36.87984986720965" table:formula="of:=RIGHT([.B22];LEN([.B22])-4)" table:style-name="ce4">
            <text:p>36.87984986720965</text:p>
          </table:table-cell>
          <table:table-cell office:value-type="float" office:value="36.8798498672096" table:formula="of:=[.C22]+0" table:style-name="ce4">
            <text:p>36.88</text:p>
          </table:table-cell>
          <table:table-cell office:value-type="string" table:style-name="ce2">
            <text:p>17<text:span text:style-name="T1">: </text:span><text:span text:style-name="T2">68.94930313376766</text:span></text:p>
          </table:table-cell>
          <table:table-cell office:value-type="string" office:string-value="68.94930313376766" table:formula="of:=RIGHT([.E22];LEN([.E22])-4)" table:style-name="ce4">
            <text:p>68.94930313376766</text:p>
          </table:table-cell>
          <table:table-cell office:value-type="float" office:value="68.9493031337676" table:formula="of:=[.F22]+0" table:style-name="ce4">
            <text:p>68.95</text:p>
          </table:table-cell>
          <table:table-cell office:value-type="string" table:style-name="ce2">
            <text:p>17<text:span text:style-name="T1">: </text:span><text:span text:style-name="T2">35.39457337223574</text:span></text:p>
          </table:table-cell>
          <table:table-cell office:value-type="string" office:string-value="35.39457337223574" table:formula="of:=RIGHT([.H22];LEN([.H22])-4)" table:style-name="ce4">
            <text:p>35.39457337223574</text:p>
          </table:table-cell>
          <table:table-cell office:value-type="float" office:value="35.394573372235698" table:formula="of:=[.I22]+0" table:style-name="ce4">
            <text:p>35.39</text:p>
          </table:table-cell>
          <table:table-cell office:value-type="string" table:style-name="ce2">
            <text:p>17<text:span text:style-name="T1">: </text:span><text:span text:style-name="T2">33.66205659637672</text:span></text:p>
          </table:table-cell>
          <table:table-cell office:value-type="string" office:string-value="33.66205659637672" table:formula="of:=RIGHT([.K22];LEN([.K22])-4)" table:style-name="ce4">
            <text:p>33.66205659637672</text:p>
          </table:table-cell>
          <table:table-cell office:value-type="float" office:value="33.662056596376701" table:formula="of:=[.L22]+0" table:style-name="ce4">
            <text:p>33.66</text:p>
          </table:table-cell>
          <table:table-cell office:value-type="string" table:style-name="ce2">
            <text:p>17<text:span text:style-name="T1">: </text:span><text:span text:style-name="T2">24.08229232199786</text:span></text:p>
          </table:table-cell>
          <table:table-cell office:value-type="string" office:string-value="24.08229232199786" table:formula="of:=RIGHT([.N22];LEN([.N22])-4)" table:style-name="ce4">
            <text:p>24.08229232199786</text:p>
          </table:table-cell>
          <table:table-cell office:value-type="float" office:value="24.082292321997802" table:formula="of:=[.O22]+0" table:style-name="ce4">
            <text:p>24.08</text:p>
          </table:table-cell>
          <table:table-cell office:value-type="string" table:style-name="ce5">
            <text:p>17<text:span text:style-name="T3">: </text:span><text:span text:style-name="T4">20.909832872364433</text:span></text:p>
          </table:table-cell>
          <table:table-cell office:value-type="string" office:string-value="20.909832872364433" table:formula="of:=RIGHT([.Q22];LEN([.Q22])-4)" table:style-name="ce4">
            <text:p>20.909832872364433</text:p>
          </table:table-cell>
          <table:table-cell office:value-type="float" office:value="20.909832872364401" table:formula="of:=[.R22]+0" table:style-name="ce4">
            <text:p>20.91</text:p>
          </table:table-cell>
          <table:table-cell office:value-type="string" table:style-name="ce5">
            <text:p>17<text:span text:style-name="T3">: </text:span><text:span text:style-name="T4">42.816506452824136</text:span></text:p>
          </table:table-cell>
          <table:table-cell office:value-type="string" office:string-value="42.816506452824136" table:formula="of:=RIGHT([.T22];LEN([.T22])-4)" table:style-name="ce4">
            <text:p>42.816506452824136</text:p>
          </table:table-cell>
          <table:table-cell office:value-type="float" office:value="42.8165064528241" table:formula="of:=[.U22]+0" table:style-name="ce4">
            <text:p>42.82</text:p>
          </table:table-cell>
          <table:table-cell office:value-type="string" table:style-name="ce5">
            <text:p>17<text:span text:style-name="T3">: </text:span><text:span text:style-name="T4">46.96674033868495</text:span></text:p>
          </table:table-cell>
          <table:table-cell office:value-type="string" office:string-value="46.96674033868495" table:formula="of:=RIGHT([.W22];LEN([.W22])-4)" table:style-name="ce4">
            <text:p>46.96674033868495</text:p>
          </table:table-cell>
          <table:table-cell office:value-type="float" office:value="46.9667403386849" table:formula="of:=[.X22]+0" table:style-name="ce4">
            <text:p>46.97</text:p>
          </table:table-cell>
          <table:table-cell office:value-type="string" table:style-name="ce5">
            <text:p>17<text:span text:style-name="T3">: </text:span><text:span text:style-name="T4">39.8415254339541</text:span></text:p>
          </table:table-cell>
          <table:table-cell office:value-type="string" office:string-value="39.8415254339541" table:formula="of:=RIGHT([.Z22];LEN([.Z22])-4)" table:style-name="ce4">
            <text:p>39.8415254339541</text:p>
          </table:table-cell>
          <table:table-cell office:value-type="float" office:value="39.841525433954097" table:formula="of:=[.AA22]+0" table:style-name="ce4">
            <text:p>39.84</text:p>
          </table:table-cell>
          <table:table-cell office:value-type="string" table:style-name="ce5">
            <text:p>17<text:span text:style-name="T3">: </text:span><text:span text:style-name="T4">28.429749360242134</text:span></text:p>
          </table:table-cell>
          <table:table-cell office:value-type="string" office:string-value="28.429749360242134" table:formula="of:=RIGHT([.AC22];LEN([.AC22])-4)" table:style-name="ce4">
            <text:p>28.429749360242134</text:p>
          </table:table-cell>
          <table:table-cell office:value-type="float" office:value="28.429749360242099" table:formula="of:=[.AD22]+0" table:style-name="ce4">
            <text:p>28.43</text:p>
          </table:table-cell>
          <table:table-cell office:value-type="float" office:value="38.833631154379432" table:formula="of:=([.D22]+[.G22]+[.J22]+[.M22]+[.P22]+[.S22]+[.V22]+[.Y22]+[.AB22])/9" table:style-name="ce4">
            <text:p>38.83</text:p>
          </table:table-cell>
          <table:table-cell office:value-type="float" office:value="13.616375339199079" table:formula="of:=STDEV([.D22];[.G22];[.J22];[.M22];[.P22];[.S22];[.V22];[.Y22];[.AB22];[.AE22])" table:style-name="ce1">
            <text:p>13.61637534</text:p>
          </table:table-cell>
          <table:table-cell table:number-columns-repeated="16351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41.41358655580882</text:span></text:p>
          </table:table-cell>
          <table:table-cell office:value-type="string" office:string-value="41.41358655580882" table:formula="of:=RIGHT([.B23];LEN([.B23])-4)" table:style-name="ce4">
            <text:p>41.41358655580882</text:p>
          </table:table-cell>
          <table:table-cell office:value-type="float" office:value="41.413586555808799" table:formula="of:=[.C23]+0" table:style-name="ce4">
            <text:p>41.41</text:p>
          </table:table-cell>
          <table:table-cell office:value-type="string" table:style-name="ce2">
            <text:p>18<text:span text:style-name="T1">: </text:span><text:span text:style-name="T2">67.15909204599977</text:span></text:p>
          </table:table-cell>
          <table:table-cell office:value-type="string" office:string-value="67.15909204599977" table:formula="of:=RIGHT([.E23];LEN([.E23])-4)" table:style-name="ce4">
            <text:p>67.15909204599977</text:p>
          </table:table-cell>
          <table:table-cell office:value-type="float" office:value="67.159092045999699" table:formula="of:=[.F23]+0" table:style-name="ce4">
            <text:p>67.16</text:p>
          </table:table-cell>
          <table:table-cell office:value-type="string" table:style-name="ce2">
            <text:p>18<text:span text:style-name="T1">: </text:span><text:span text:style-name="T2">39.04566454105825</text:span></text:p>
          </table:table-cell>
          <table:table-cell office:value-type="string" office:string-value="39.04566454105825" table:formula="of:=RIGHT([.H23];LEN([.H23])-4)" table:style-name="ce4">
            <text:p>39.04566454105825</text:p>
          </table:table-cell>
          <table:table-cell office:value-type="float" office:value="39.045664541058201" table:formula="of:=[.I23]+0" table:style-name="ce4">
            <text:p>39.05</text:p>
          </table:table-cell>
          <table:table-cell office:value-type="string" table:style-name="ce2">
            <text:p>18<text:span text:style-name="T1">: </text:span><text:span text:style-name="T2">43.03547093174669</text:span></text:p>
          </table:table-cell>
          <table:table-cell office:value-type="string" office:string-value="43.03547093174669" table:formula="of:=RIGHT([.K23];LEN([.K23])-4)" table:style-name="ce4">
            <text:p>43.03547093174669</text:p>
          </table:table-cell>
          <table:table-cell office:value-type="float" office:value="43.035470931746602" table:formula="of:=[.L23]+0" table:style-name="ce4">
            <text:p>43.04</text:p>
          </table:table-cell>
          <table:table-cell office:value-type="string" table:style-name="ce2">
            <text:p>18<text:span text:style-name="T1">: </text:span><text:span text:style-name="T2">26.33619837475128</text:span></text:p>
          </table:table-cell>
          <table:table-cell office:value-type="string" office:string-value="26.33619837475128" table:formula="of:=RIGHT([.N23];LEN([.N23])-4)" table:style-name="ce4">
            <text:p>26.33619837475128</text:p>
          </table:table-cell>
          <table:table-cell office:value-type="float" office:value="26.336198374751199" table:formula="of:=[.O23]+0" table:style-name="ce4">
            <text:p>26.34</text:p>
          </table:table-cell>
          <table:table-cell office:value-type="string" table:style-name="ce5">
            <text:p>18<text:span text:style-name="T3">: </text:span><text:span text:style-name="T4">22.571184613780336</text:span></text:p>
          </table:table-cell>
          <table:table-cell office:value-type="string" office:string-value="22.571184613780336" table:formula="of:=RIGHT([.Q23];LEN([.Q23])-4)" table:style-name="ce4">
            <text:p>22.571184613780336</text:p>
          </table:table-cell>
          <table:table-cell office:value-type="float" office:value="22.5711846137803" table:formula="of:=[.R23]+0" table:style-name="ce4">
            <text:p>22.57</text:p>
          </table:table-cell>
          <table:table-cell office:value-type="string" table:style-name="ce5">
            <text:p>18<text:span text:style-name="T3">: </text:span><text:span text:style-name="T4">40.914397931445514</text:span></text:p>
          </table:table-cell>
          <table:table-cell office:value-type="string" office:string-value="40.914397931445514" table:formula="of:=RIGHT([.T23];LEN([.T23])-4)" table:style-name="ce4">
            <text:p>40.914397931445514</text:p>
          </table:table-cell>
          <table:table-cell office:value-type="float" office:value="40.9143979314455" table:formula="of:=[.U23]+0" table:style-name="ce4">
            <text:p>40.91</text:p>
          </table:table-cell>
          <table:table-cell office:value-type="string" table:style-name="ce5">
            <text:p>18<text:span text:style-name="T3">: </text:span><text:span text:style-name="T4">44.751491577644444</text:span></text:p>
          </table:table-cell>
          <table:table-cell office:value-type="string" office:string-value="44.751491577644444" table:formula="of:=RIGHT([.W23];LEN([.W23])-4)" table:style-name="ce4">
            <text:p>44.751491577644444</text:p>
          </table:table-cell>
          <table:table-cell office:value-type="float" office:value="44.751491577644401" table:formula="of:=[.X23]+0" table:style-name="ce4">
            <text:p>44.75</text:p>
          </table:table-cell>
          <table:table-cell office:value-type="string" table:style-name="ce5">
            <text:p>18<text:span text:style-name="T3">: </text:span><text:span text:style-name="T4">40.81469874304905</text:span></text:p>
          </table:table-cell>
          <table:table-cell office:value-type="string" office:string-value="40.81469874304905" table:formula="of:=RIGHT([.Z23];LEN([.Z23])-4)" table:style-name="ce4">
            <text:p>40.81469874304905</text:p>
          </table:table-cell>
          <table:table-cell office:value-type="float" office:value="40.814698743049" table:formula="of:=[.AA23]+0" table:style-name="ce4">
            <text:p>40.81</text:p>
          </table:table-cell>
          <table:table-cell office:value-type="string" table:style-name="ce5">
            <text:p>18<text:span text:style-name="T3">: </text:span><text:span text:style-name="T4">39.19850058016187</text:span></text:p>
          </table:table-cell>
          <table:table-cell office:value-type="string" office:string-value="39.19850058016187" table:formula="of:=RIGHT([.AC23];LEN([.AC23])-4)" table:style-name="ce4">
            <text:p>39.19850058016187</text:p>
          </table:table-cell>
          <table:table-cell office:value-type="float" office:value="39.198500580161799" table:formula="of:=[.AD23]+0" table:style-name="ce4">
            <text:p>39.20</text:p>
          </table:table-cell>
          <table:table-cell office:value-type="float" office:value="40.671309479475973" table:formula="of:=([.D23]+[.G23]+[.J23]+[.M23]+[.P23]+[.S23]+[.V23]+[.Y23]+[.AB23])/9" table:style-name="ce4">
            <text:p>40.67</text:p>
          </table:table-cell>
          <table:table-cell office:value-type="float" office:value="11.84236884995463" table:formula="of:=STDEV([.D23];[.G23];[.J23];[.M23];[.P23];[.S23];[.V23];[.Y23];[.AB23];[.AE23])" table:style-name="ce1">
            <text:p>11.84236885</text:p>
          </table:table-cell>
          <table:table-cell table:number-columns-repeated="16351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42.13083038978384</text:span></text:p>
          </table:table-cell>
          <table:table-cell office:value-type="string" office:string-value="42.13083038978384" table:formula="of:=RIGHT([.B24];LEN([.B24])-4)" table:style-name="ce4">
            <text:p>42.13083038978384</text:p>
          </table:table-cell>
          <table:table-cell office:value-type="float" office:value="42.130830389783803" table:formula="of:=[.C24]+0" table:style-name="ce4">
            <text:p>42.13</text:p>
          </table:table-cell>
          <table:table-cell office:value-type="string" table:style-name="ce2">
            <text:p>19<text:span text:style-name="T1">: </text:span><text:span text:style-name="T2">68.13008699368551</text:span></text:p>
          </table:table-cell>
          <table:table-cell office:value-type="string" office:string-value="68.13008699368551" table:formula="of:=RIGHT([.E24];LEN([.E24])-4)" table:style-name="ce4">
            <text:p>68.13008699368551</text:p>
          </table:table-cell>
          <table:table-cell office:value-type="float" office:value="68.130086993685495" table:formula="of:=[.F24]+0" table:style-name="ce4">
            <text:p>68.13</text:p>
          </table:table-cell>
          <table:table-cell office:value-type="string" table:style-name="ce2">
            <text:p>19<text:span text:style-name="T1">: </text:span><text:span text:style-name="T2">38.84884260636782</text:span></text:p>
          </table:table-cell>
          <table:table-cell office:value-type="string" office:string-value="38.84884260636782" table:formula="of:=RIGHT([.H24];LEN([.H24])-4)" table:style-name="ce4">
            <text:p>38.84884260636782</text:p>
          </table:table-cell>
          <table:table-cell office:value-type="float" office:value="38.848842606367803" table:formula="of:=[.I24]+0" table:style-name="ce4">
            <text:p>38.85</text:p>
          </table:table-cell>
          <table:table-cell office:value-type="string" table:style-name="ce2">
            <text:p>19<text:span text:style-name="T1">: </text:span><text:span text:style-name="T2">42.120625537774934</text:span></text:p>
          </table:table-cell>
          <table:table-cell office:value-type="string" office:string-value="42.120625537774934" table:formula="of:=RIGHT([.K24];LEN([.K24])-4)" table:style-name="ce4">
            <text:p>42.120625537774934</text:p>
          </table:table-cell>
          <table:table-cell office:value-type="float" office:value="42.120625537774899" table:formula="of:=[.L24]+0" table:style-name="ce4">
            <text:p>42.12</text:p>
          </table:table-cell>
          <table:table-cell office:value-type="string" table:style-name="ce2">
            <text:p>19<text:span text:style-name="T1">: </text:span><text:span text:style-name="T2">34.760564687335716</text:span></text:p>
          </table:table-cell>
          <table:table-cell office:value-type="string" office:string-value="34.760564687335716" table:formula="of:=RIGHT([.N24];LEN([.N24])-4)" table:style-name="ce4">
            <text:p>34.760564687335716</text:p>
          </table:table-cell>
          <table:table-cell office:value-type="float" office:value="34.760564687335702" table:formula="of:=[.O24]+0" table:style-name="ce4">
            <text:p>34.76</text:p>
          </table:table-cell>
          <table:table-cell office:value-type="string" table:style-name="ce5">
            <text:p>19<text:span text:style-name="T3">: </text:span><text:span text:style-name="T4">24.51976718673399</text:span></text:p>
          </table:table-cell>
          <table:table-cell office:value-type="string" office:string-value="24.51976718673399" table:formula="of:=RIGHT([.Q24];LEN([.Q24])-4)" table:style-name="ce4">
            <text:p>24.51976718673399</text:p>
          </table:table-cell>
          <table:table-cell office:value-type="float" office:value="24.519767186733901" table:formula="of:=[.R24]+0" table:style-name="ce4">
            <text:p>24.52</text:p>
          </table:table-cell>
          <table:table-cell office:value-type="string" table:style-name="ce5">
            <text:p>19<text:span text:style-name="T3">: </text:span><text:span text:style-name="T4">43.78672490249746</text:span></text:p>
          </table:table-cell>
          <table:table-cell office:value-type="string" office:string-value="43.78672490249746" table:formula="of:=RIGHT([.T24];LEN([.T24])-4)" table:style-name="ce4">
            <text:p>43.78672490249746</text:p>
          </table:table-cell>
          <table:table-cell office:value-type="float" office:value="43.786724902497397" table:formula="of:=[.U24]+0" table:style-name="ce4">
            <text:p>43.79</text:p>
          </table:table-cell>
          <table:table-cell office:value-type="string" table:style-name="ce5">
            <text:p>19<text:span text:style-name="T3">: </text:span><text:span text:style-name="T4">38.776854095410854</text:span></text:p>
          </table:table-cell>
          <table:table-cell office:value-type="string" office:string-value="38.776854095410854" table:formula="of:=RIGHT([.W24];LEN([.W24])-4)" table:style-name="ce4">
            <text:p>38.776854095410854</text:p>
          </table:table-cell>
          <table:table-cell office:value-type="float" office:value="38.776854095410798" table:formula="of:=[.X24]+0" table:style-name="ce4">
            <text:p>38.78</text:p>
          </table:table-cell>
          <table:table-cell office:value-type="string" table:style-name="ce5">
            <text:p>19<text:span text:style-name="T3">: </text:span><text:span text:style-name="T4">37.72947897679499</text:span></text:p>
          </table:table-cell>
          <table:table-cell office:value-type="string" office:string-value="37.72947897679499" table:formula="of:=RIGHT([.Z24];LEN([.Z24])-4)" table:style-name="ce4">
            <text:p>37.72947897679499</text:p>
          </table:table-cell>
          <table:table-cell office:value-type="float" office:value="37.729478976794901" table:formula="of:=[.AA24]+0" table:style-name="ce4">
            <text:p>37.73</text:p>
          </table:table-cell>
          <table:table-cell office:value-type="string" table:style-name="ce5">
            <text:p>19<text:span text:style-name="T3">: </text:span><text:span text:style-name="T4">33.97295521642082</text:span></text:p>
          </table:table-cell>
          <table:table-cell office:value-type="string" office:string-value="33.97295521642082" table:formula="of:=RIGHT([.AC24];LEN([.AC24])-4)" table:style-name="ce4">
            <text:p>33.97295521642082</text:p>
          </table:table-cell>
          <table:table-cell office:value-type="float" office:value="33.9729552164208" table:formula="of:=[.AD24]+0" table:style-name="ce4">
            <text:p>33.97</text:p>
          </table:table-cell>
          <table:table-cell office:value-type="float" office:value="41.200419486264963" table:formula="of:=([.D24]+[.G24]+[.J24]+[.M24]+[.P24]+[.S24]+[.V24]+[.Y24]+[.AB24])/9" table:style-name="ce4">
            <text:p>41.20</text:p>
          </table:table-cell>
          <table:table-cell office:value-type="float" office:value="11.174315436167777" table:formula="of:=STDEV([.D24];[.G24];[.J24];[.M24];[.P24];[.S24];[.V24];[.Y24];[.AB24];[.AE24])" table:style-name="ce1">
            <text:p>11.17431544</text:p>
          </table:table-cell>
          <table:table-cell table:number-columns-repeated="16351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32.31177375559007</text:span></text:p>
          </table:table-cell>
          <table:table-cell office:value-type="string" office:string-value="32.31177375559007" table:formula="of:=RIGHT([.B25];LEN([.B25])-4)" table:style-name="ce4">
            <text:p>32.31177375559007</text:p>
          </table:table-cell>
          <table:table-cell office:value-type="float" office:value="32.311773755590004" table:formula="of:=[.C25]+0" table:style-name="ce4">
            <text:p>32.31</text:p>
          </table:table-cell>
          <table:table-cell office:value-type="string" table:style-name="ce2">
            <text:p>20<text:span text:style-name="T1">: </text:span><text:span text:style-name="T2">70.38560141351108</text:span></text:p>
          </table:table-cell>
          <table:table-cell office:value-type="string" office:string-value="70.38560141351108" table:formula="of:=RIGHT([.E25];LEN([.E25])-4)" table:style-name="ce4">
            <text:p>70.38560141351108</text:p>
          </table:table-cell>
          <table:table-cell office:value-type="float" office:value="70.385601413510997" table:formula="of:=[.F25]+0" table:style-name="ce4">
            <text:p>70.39</text:p>
          </table:table-cell>
          <table:table-cell office:value-type="string" table:style-name="ce2">
            <text:p>20<text:span text:style-name="T1">: </text:span><text:span text:style-name="T2">38.60615065776301</text:span></text:p>
          </table:table-cell>
          <table:table-cell office:value-type="string" office:string-value="38.60615065776301" table:formula="of:=RIGHT([.H25];LEN([.H25])-4)" table:style-name="ce4">
            <text:p>38.60615065776301</text:p>
          </table:table-cell>
          <table:table-cell office:value-type="float" office:value="38.606150657763003" table:formula="of:=[.I25]+0" table:style-name="ce4">
            <text:p>38.61</text:p>
          </table:table-cell>
          <table:table-cell office:value-type="string" table:style-name="ce2">
            <text:p>20<text:span text:style-name="T1">: </text:span><text:span text:style-name="T2">48.23134324005466</text:span></text:p>
          </table:table-cell>
          <table:table-cell office:value-type="string" office:string-value="48.23134324005466" table:formula="of:=RIGHT([.K25];LEN([.K25])-4)" table:style-name="ce4">
            <text:p>48.23134324005466</text:p>
          </table:table-cell>
          <table:table-cell office:value-type="float" office:value="48.231343240054599" table:formula="of:=[.L25]+0" table:style-name="ce4">
            <text:p>48.23</text:p>
          </table:table-cell>
          <table:table-cell office:value-type="string" table:style-name="ce2">
            <text:p>20<text:span text:style-name="T1">: </text:span><text:span text:style-name="T2">25.98697570386222</text:span></text:p>
          </table:table-cell>
          <table:table-cell office:value-type="string" office:string-value="25.98697570386222" table:formula="of:=RIGHT([.N25];LEN([.N25])-4)" table:style-name="ce4">
            <text:p>25.98697570386222</text:p>
          </table:table-cell>
          <table:table-cell office:value-type="float" office:value="25.9869757038622" table:formula="of:=[.O25]+0" table:style-name="ce4">
            <text:p>25.99</text:p>
          </table:table-cell>
          <table:table-cell office:value-type="string" table:style-name="ce5">
            <text:p>20<text:span text:style-name="T3">: </text:span><text:span text:style-name="T4">25.5071034446569</text:span></text:p>
          </table:table-cell>
          <table:table-cell office:value-type="string" office:string-value="25.5071034446569" table:formula="of:=RIGHT([.Q25];LEN([.Q25])-4)" table:style-name="ce4">
            <text:p>25.5071034446569</text:p>
          </table:table-cell>
          <table:table-cell office:value-type="float" office:value="25.507103444656899" table:formula="of:=[.R25]+0" table:style-name="ce4">
            <text:p>25.51</text:p>
          </table:table-cell>
          <table:table-cell office:value-type="string" table:style-name="ce5">
            <text:p>20<text:span text:style-name="T3">: </text:span><text:span text:style-name="T4">36.01696668592518</text:span></text:p>
          </table:table-cell>
          <table:table-cell office:value-type="string" office:string-value="36.01696668592518" table:formula="of:=RIGHT([.T25];LEN([.T25])-4)" table:style-name="ce4">
            <text:p>36.01696668592518</text:p>
          </table:table-cell>
          <table:table-cell office:value-type="float" office:value="36.016966685925098" table:formula="of:=[.U25]+0" table:style-name="ce4">
            <text:p>36.02</text:p>
          </table:table-cell>
          <table:table-cell office:value-type="string" table:style-name="ce5">
            <text:p>20<text:span text:style-name="T3">: </text:span><text:span text:style-name="T4">33.78748132604273</text:span></text:p>
          </table:table-cell>
          <table:table-cell office:value-type="string" office:string-value="33.78748132604273" table:formula="of:=RIGHT([.W25];LEN([.W25])-4)" table:style-name="ce4">
            <text:p>33.78748132604273</text:p>
          </table:table-cell>
          <table:table-cell office:value-type="float" office:value="33.787481326042702" table:formula="of:=[.X25]+0" table:style-name="ce4">
            <text:p>33.79</text:p>
          </table:table-cell>
          <table:table-cell office:value-type="string" table:style-name="ce5">
            <text:p>20<text:span text:style-name="T3">: </text:span><text:span text:style-name="T4">38.75781176691607</text:span></text:p>
          </table:table-cell>
          <table:table-cell office:value-type="string" office:string-value="38.75781176691607" table:formula="of:=RIGHT([.Z25];LEN([.Z25])-4)" table:style-name="ce4">
            <text:p>38.75781176691607</text:p>
          </table:table-cell>
          <table:table-cell office:value-type="float" office:value="38.757811766915999" table:formula="of:=[.AA25]+0" table:style-name="ce4">
            <text:p>38.76</text:p>
          </table:table-cell>
          <table:table-cell office:value-type="string" table:style-name="ce5">
            <text:p>20<text:span text:style-name="T3">: </text:span><text:span text:style-name="T4">31.715101175027304</text:span></text:p>
          </table:table-cell>
          <table:table-cell office:value-type="string" office:string-value="31.715101175027304" table:formula="of:=RIGHT([.AC25];LEN([.AC25])-4)" table:style-name="ce4">
            <text:p>31.715101175027304</text:p>
          </table:table-cell>
          <table:table-cell office:value-type="float" office:value="31.7151011750273" table:formula="of:=[.AD25]+0" table:style-name="ce4">
            <text:p>31.72</text:p>
          </table:table-cell>
          <table:table-cell office:value-type="float" office:value="38.843467554924615" table:formula="of:=([.D25]+[.G25]+[.J25]+[.M25]+[.P25]+[.S25]+[.V25]+[.Y25]+[.AB25])/9" table:style-name="ce4">
            <text:p>38.84</text:p>
          </table:table-cell>
          <table:table-cell office:value-type="float" office:value="13.115713388370848" table:formula="of:=STDEV([.D25];[.G25];[.J25];[.M25];[.P25];[.S25];[.V25];[.Y25];[.AB25];[.AE25])" table:style-name="ce1">
            <text:p>13.11571339</text:p>
          </table:table-cell>
          <table:table-cell table:number-columns-repeated="16351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31.021323374317397</text:span></text:p>
          </table:table-cell>
          <table:table-cell office:value-type="string" office:string-value="31.021323374317397" table:formula="of:=RIGHT([.B26];LEN([.B26])-4)" table:style-name="ce4">
            <text:p>31.021323374317397</text:p>
          </table:table-cell>
          <table:table-cell office:value-type="float" office:value="31.021323374317301" table:formula="of:=[.C26]+0" table:style-name="ce4">
            <text:p>31.02</text:p>
          </table:table-cell>
          <table:table-cell office:value-type="string" table:style-name="ce2">
            <text:p>21<text:span text:style-name="T1">: </text:span><text:span text:style-name="T2">76.72437415381054</text:span></text:p>
          </table:table-cell>
          <table:table-cell office:value-type="string" office:string-value="76.72437415381054" table:formula="of:=RIGHT([.E26];LEN([.E26])-4)" table:style-name="ce4">
            <text:p>76.72437415381054</text:p>
          </table:table-cell>
          <table:table-cell office:value-type="float" office:value="76.724374153810501" table:formula="of:=[.F26]+0" table:style-name="ce4">
            <text:p>76.72</text:p>
          </table:table-cell>
          <table:table-cell office:value-type="string" table:style-name="ce2">
            <text:p>21<text:span text:style-name="T1">: </text:span><text:span text:style-name="T2">39.59899008511861</text:span></text:p>
          </table:table-cell>
          <table:table-cell office:value-type="string" office:string-value="39.59899008511861" table:formula="of:=RIGHT([.H26];LEN([.H26])-4)" table:style-name="ce4">
            <text:p>39.59899008511861</text:p>
          </table:table-cell>
          <table:table-cell office:value-type="float" office:value="39.598990085118601" table:formula="of:=[.I26]+0" table:style-name="ce4">
            <text:p>39.60</text:p>
          </table:table-cell>
          <table:table-cell office:value-type="string" table:style-name="ce2">
            <text:p>21<text:span text:style-name="T1">: </text:span><text:span text:style-name="T2">41.81633027214259</text:span></text:p>
          </table:table-cell>
          <table:table-cell office:value-type="string" office:string-value="41.81633027214259" table:formula="of:=RIGHT([.K26];LEN([.K26])-4)" table:style-name="ce4">
            <text:p>41.81633027214259</text:p>
          </table:table-cell>
          <table:table-cell office:value-type="float" office:value="41.816330272142501" table:formula="of:=[.L26]+0" table:style-name="ce4">
            <text:p>41.82</text:p>
          </table:table-cell>
          <table:table-cell office:value-type="string" table:style-name="ce2">
            <text:p>21<text:span text:style-name="T1">: </text:span><text:span text:style-name="T2">27.414849538722763</text:span></text:p>
          </table:table-cell>
          <table:table-cell office:value-type="string" office:string-value="27.414849538722763" table:formula="of:=RIGHT([.N26];LEN([.N26])-4)" table:style-name="ce4">
            <text:p>27.414849538722763</text:p>
          </table:table-cell>
          <table:table-cell office:value-type="float" office:value="27.414849538722699" table:formula="of:=[.O26]+0" table:style-name="ce4">
            <text:p>27.41</text:p>
          </table:table-cell>
          <table:table-cell office:value-type="string" table:style-name="ce5">
            <text:p>21<text:span text:style-name="T3">: </text:span><text:span text:style-name="T4">20.79469796318466</text:span></text:p>
          </table:table-cell>
          <table:table-cell office:value-type="string" office:string-value="20.79469796318466" table:formula="of:=RIGHT([.Q26];LEN([.Q26])-4)" table:style-name="ce4">
            <text:p>20.79469796318466</text:p>
          </table:table-cell>
          <table:table-cell office:value-type="float" office:value="20.7946979631846" table:formula="of:=[.R26]+0" table:style-name="ce4">
            <text:p>20.79</text:p>
          </table:table-cell>
          <table:table-cell office:value-type="string" table:style-name="ce5">
            <text:p>21<text:span text:style-name="T3">: </text:span><text:span text:style-name="T4">43.26133906509762</text:span></text:p>
          </table:table-cell>
          <table:table-cell office:value-type="string" office:string-value="43.26133906509762" table:formula="of:=RIGHT([.T26];LEN([.T26])-4)" table:style-name="ce4">
            <text:p>43.26133906509762</text:p>
          </table:table-cell>
          <table:table-cell office:value-type="float" office:value="43.261339065097602" table:formula="of:=[.U26]+0" table:style-name="ce4">
            <text:p>43.26</text:p>
          </table:table-cell>
          <table:table-cell office:value-type="string" table:style-name="ce5">
            <text:p>21<text:span text:style-name="T3">: </text:span><text:span text:style-name="T4">44.32300283351824</text:span></text:p>
          </table:table-cell>
          <table:table-cell office:value-type="string" office:string-value="44.32300283351824" table:formula="of:=RIGHT([.W26];LEN([.W26])-4)" table:style-name="ce4">
            <text:p>44.32300283351824</text:p>
          </table:table-cell>
          <table:table-cell office:value-type="float" office:value="44.323002833518203" table:formula="of:=[.X26]+0" table:style-name="ce4">
            <text:p>44.32</text:p>
          </table:table-cell>
          <table:table-cell office:value-type="string" table:style-name="ce5">
            <text:p>21<text:span text:style-name="T3">: </text:span><text:span text:style-name="T4">34.79123357072498</text:span></text:p>
          </table:table-cell>
          <table:table-cell office:value-type="string" office:string-value="34.79123357072498" table:formula="of:=RIGHT([.Z26];LEN([.Z26])-4)" table:style-name="ce4">
            <text:p>34.79123357072498</text:p>
          </table:table-cell>
          <table:table-cell office:value-type="float" office:value="34.791233570724899" table:formula="of:=[.AA26]+0" table:style-name="ce4">
            <text:p>34.79</text:p>
          </table:table-cell>
          <table:table-cell office:value-type="string" table:style-name="ce5">
            <text:p>21<text:span text:style-name="T3">: </text:span><text:span text:style-name="T4">30.162739659912507</text:span></text:p>
          </table:table-cell>
          <table:table-cell office:value-type="string" office:string-value="30.162739659912507" table:formula="of:=RIGHT([.AC26];LEN([.AC26])-4)" table:style-name="ce4">
            <text:p>30.162739659912507</text:p>
          </table:table-cell>
          <table:table-cell office:value-type="float" office:value="30.1627396599125" table:formula="of:=[.AD26]+0" table:style-name="ce4">
            <text:p>30.16</text:p>
          </table:table-cell>
          <table:table-cell office:value-type="float" office:value="39.971793428515213" table:formula="of:=([.D26]+[.G26]+[.J26]+[.M26]+[.P26]+[.S26]+[.V26]+[.Y26]+[.AB26])/9" table:style-name="ce4">
            <text:p>39.97</text:p>
          </table:table-cell>
          <table:table-cell office:value-type="float" office:value="15.28626961786979" table:formula="of:=STDEV([.D26];[.G26];[.J26];[.M26];[.P26];[.S26];[.V26];[.Y26];[.AB26];[.AE26])" table:style-name="ce1">
            <text:p>15.28626962</text:p>
          </table:table-cell>
          <table:table-cell table:number-columns-repeated="16351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35.016437086058225</text:span></text:p>
          </table:table-cell>
          <table:table-cell office:value-type="string" office:string-value="35.016437086058225" table:formula="of:=RIGHT([.B27];LEN([.B27])-4)" table:style-name="ce4">
            <text:p>35.016437086058225</text:p>
          </table:table-cell>
          <table:table-cell office:value-type="float" office:value="35.016437086058197" table:formula="of:=[.C27]+0" table:style-name="ce4">
            <text:p>35.02</text:p>
          </table:table-cell>
          <table:table-cell office:value-type="string" table:style-name="ce2">
            <text:p>22<text:span text:style-name="T1">: </text:span><text:span text:style-name="T2">68.04675978505254</text:span></text:p>
          </table:table-cell>
          <table:table-cell office:value-type="string" office:string-value="68.04675978505254" table:formula="of:=RIGHT([.E27];LEN([.E27])-4)" table:style-name="ce4">
            <text:p>68.04675978505254</text:p>
          </table:table-cell>
          <table:table-cell office:value-type="float" office:value="68.046759785052501" table:formula="of:=[.F27]+0" table:style-name="ce4">
            <text:p>68.05</text:p>
          </table:table-cell>
          <table:table-cell office:value-type="string" table:style-name="ce2">
            <text:p>22<text:span text:style-name="T1">: </text:span><text:span text:style-name="T2">32.02712364252119</text:span></text:p>
          </table:table-cell>
          <table:table-cell office:value-type="string" office:string-value="32.02712364252119" table:formula="of:=RIGHT([.H27];LEN([.H27])-4)" table:style-name="ce4">
            <text:p>32.02712364252119</text:p>
          </table:table-cell>
          <table:table-cell office:value-type="float" office:value="32.027123642521097" table:formula="of:=[.I27]+0" table:style-name="ce4">
            <text:p>32.03</text:p>
          </table:table-cell>
          <table:table-cell office:value-type="string" table:style-name="ce2">
            <text:p>22<text:span text:style-name="T1">: </text:span><text:span text:style-name="T2">49.189316064514536</text:span></text:p>
          </table:table-cell>
          <table:table-cell office:value-type="string" office:string-value="49.189316064514536" table:formula="of:=RIGHT([.K27];LEN([.K27])-4)" table:style-name="ce4">
            <text:p>49.189316064514536</text:p>
          </table:table-cell>
          <table:table-cell office:value-type="float" office:value="49.1893160645145" table:formula="of:=[.L27]+0" table:style-name="ce4">
            <text:p>49.19</text:p>
          </table:table-cell>
          <table:table-cell office:value-type="string" table:style-name="ce2">
            <text:p>22<text:span text:style-name="T1">: </text:span><text:span text:style-name="T2">35.59833023152191</text:span></text:p>
          </table:table-cell>
          <table:table-cell office:value-type="string" office:string-value="35.59833023152191" table:formula="of:=RIGHT([.N27];LEN([.N27])-4)" table:style-name="ce4">
            <text:p>35.59833023152191</text:p>
          </table:table-cell>
          <table:table-cell office:value-type="float" office:value="35.598330231521899" table:formula="of:=[.O27]+0" table:style-name="ce4">
            <text:p>35.60</text:p>
          </table:table-cell>
          <table:table-cell office:value-type="string" table:style-name="ce5">
            <text:p>22<text:span text:style-name="T3">: </text:span><text:span text:style-name="T4">19.301117944871677</text:span></text:p>
          </table:table-cell>
          <table:table-cell office:value-type="string" office:string-value="19.301117944871677" table:formula="of:=RIGHT([.Q27];LEN([.Q27])-4)" table:style-name="ce4">
            <text:p>19.301117944871677</text:p>
          </table:table-cell>
          <table:table-cell office:value-type="float" office:value="19.301117944871599" table:formula="of:=[.R27]+0" table:style-name="ce4">
            <text:p>19.30</text:p>
          </table:table-cell>
          <table:table-cell office:value-type="string" table:style-name="ce5">
            <text:p>22<text:span text:style-name="T3">: </text:span><text:span text:style-name="T4">41.494802058766595</text:span></text:p>
          </table:table-cell>
          <table:table-cell office:value-type="string" office:string-value="41.494802058766595" table:formula="of:=RIGHT([.T27];LEN([.T27])-4)" table:style-name="ce4">
            <text:p>41.494802058766595</text:p>
          </table:table-cell>
          <table:table-cell office:value-type="float" office:value="41.494802058766503" table:formula="of:=[.U27]+0" table:style-name="ce4">
            <text:p>41.49</text:p>
          </table:table-cell>
          <table:table-cell office:value-type="string" table:style-name="ce5">
            <text:p>22<text:span text:style-name="T3">: </text:span><text:span text:style-name="T4">48.16198531900331</text:span></text:p>
          </table:table-cell>
          <table:table-cell office:value-type="string" office:string-value="48.16198531900331" table:formula="of:=RIGHT([.W27];LEN([.W27])-4)" table:style-name="ce4">
            <text:p>48.16198531900331</text:p>
          </table:table-cell>
          <table:table-cell office:value-type="float" office:value="48.1619853190033" table:formula="of:=[.X27]+0" table:style-name="ce4">
            <text:p>48.16</text:p>
          </table:table-cell>
          <table:table-cell office:value-type="string" table:style-name="ce5">
            <text:p>22<text:span text:style-name="T3">: </text:span><text:span text:style-name="T4">35.696680880768085</text:span></text:p>
          </table:table-cell>
          <table:table-cell office:value-type="string" office:string-value="35.696680880768085" table:formula="of:=RIGHT([.Z27];LEN([.Z27])-4)" table:style-name="ce4">
            <text:p>35.696680880768085</text:p>
          </table:table-cell>
          <table:table-cell office:value-type="float" office:value="35.696680880768" table:formula="of:=[.AA27]+0" table:style-name="ce4">
            <text:p>35.70</text:p>
          </table:table-cell>
          <table:table-cell office:value-type="string" table:style-name="ce5">
            <text:p>22<text:span text:style-name="T3">: </text:span><text:span text:style-name="T4">31.999516814525197</text:span></text:p>
          </table:table-cell>
          <table:table-cell office:value-type="string" office:string-value="31.999516814525197" table:formula="of:=RIGHT([.AC27];LEN([.AC27])-4)" table:style-name="ce4">
            <text:p>31.999516814525197</text:p>
          </table:table-cell>
          <table:table-cell office:value-type="float" office:value="31.999516814525101" table:formula="of:=[.AD27]+0" table:style-name="ce4">
            <text:p>32.00</text:p>
          </table:table-cell>
          <table:table-cell office:value-type="float" office:value="40.503617001453073" table:formula="of:=([.D27]+[.G27]+[.J27]+[.M27]+[.P27]+[.S27]+[.V27]+[.Y27]+[.AB27])/9" table:style-name="ce4">
            <text:p>40.50</text:p>
          </table:table-cell>
          <table:table-cell office:value-type="float" office:value="13.154895186047908" table:formula="of:=STDEV([.D27];[.G27];[.J27];[.M27];[.P27];[.S27];[.V27];[.Y27];[.AB27];[.AE27])" table:style-name="ce1">
            <text:p>13.15489519</text:p>
          </table:table-cell>
          <table:table-cell table:number-columns-repeated="16351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34.33814090827259</text:span></text:p>
          </table:table-cell>
          <table:table-cell office:value-type="string" office:string-value="34.33814090827259" table:formula="of:=RIGHT([.B28];LEN([.B28])-4)" table:style-name="ce4">
            <text:p>34.33814090827259</text:p>
          </table:table-cell>
          <table:table-cell office:value-type="float" office:value="34.3381409082725" table:formula="of:=[.C28]+0" table:style-name="ce4">
            <text:p>34.34</text:p>
          </table:table-cell>
          <table:table-cell office:value-type="string" table:style-name="ce2">
            <text:p>23<text:span text:style-name="T1">: </text:span><text:span text:style-name="T2">77.52032625910306</text:span></text:p>
          </table:table-cell>
          <table:table-cell office:value-type="string" office:string-value="77.52032625910306" table:formula="of:=RIGHT([.E28];LEN([.E28])-4)" table:style-name="ce4">
            <text:p>77.52032625910306</text:p>
          </table:table-cell>
          <table:table-cell office:value-type="float" office:value="77.520326259103001" table:formula="of:=[.F28]+0" table:style-name="ce4">
            <text:p>77.52</text:p>
          </table:table-cell>
          <table:table-cell office:value-type="string" table:style-name="ce2">
            <text:p>23<text:span text:style-name="T1">: </text:span><text:span text:style-name="T2">38.892649012490075</text:span></text:p>
          </table:table-cell>
          <table:table-cell office:value-type="string" office:string-value="38.892649012490075" table:formula="of:=RIGHT([.H28];LEN([.H28])-4)" table:style-name="ce4">
            <text:p>38.892649012490075</text:p>
          </table:table-cell>
          <table:table-cell office:value-type="float" office:value="38.892649012489997" table:formula="of:=[.I28]+0" table:style-name="ce4">
            <text:p>38.89</text:p>
          </table:table-cell>
          <table:table-cell office:value-type="string" table:style-name="ce2">
            <text:p>23<text:span text:style-name="T1">: </text:span><text:span text:style-name="T2">53.278168844222044</text:span></text:p>
          </table:table-cell>
          <table:table-cell office:value-type="string" office:string-value="53.278168844222044" table:formula="of:=RIGHT([.K28];LEN([.K28])-4)" table:style-name="ce4">
            <text:p>53.278168844222044</text:p>
          </table:table-cell>
          <table:table-cell office:value-type="float" office:value="53.278168844222002" table:formula="of:=[.L28]+0" table:style-name="ce4">
            <text:p>53.28</text:p>
          </table:table-cell>
          <table:table-cell office:value-type="string" table:style-name="ce2">
            <text:p>23<text:span text:style-name="T1">: </text:span><text:span text:style-name="T2">23.868832301289984</text:span></text:p>
          </table:table-cell>
          <table:table-cell office:value-type="string" office:string-value="23.868832301289984" table:formula="of:=RIGHT([.N28];LEN([.N28])-4)" table:style-name="ce4">
            <text:p>23.868832301289984</text:p>
          </table:table-cell>
          <table:table-cell office:value-type="float" office:value="23.868832301289899" table:formula="of:=[.O28]+0" table:style-name="ce4">
            <text:p>23.87</text:p>
          </table:table-cell>
          <table:table-cell office:value-type="string" table:style-name="ce5">
            <text:p>23<text:span text:style-name="T3">: </text:span><text:span text:style-name="T4">18.258761388663192</text:span></text:p>
          </table:table-cell>
          <table:table-cell office:value-type="string" office:string-value="18.258761388663192" table:formula="of:=RIGHT([.Q28];LEN([.Q28])-4)" table:style-name="ce4">
            <text:p>18.258761388663192</text:p>
          </table:table-cell>
          <table:table-cell office:value-type="float" office:value="18.2587613886631" table:formula="of:=[.R28]+0" table:style-name="ce4">
            <text:p>18.26</text:p>
          </table:table-cell>
          <table:table-cell office:value-type="string" table:style-name="ce5">
            <text:p>23<text:span text:style-name="T3">: </text:span><text:span text:style-name="T4">39.865266084117266</text:span></text:p>
          </table:table-cell>
          <table:table-cell office:value-type="string" office:string-value="39.865266084117266" table:formula="of:=RIGHT([.T28];LEN([.T28])-4)" table:style-name="ce4">
            <text:p>39.865266084117266</text:p>
          </table:table-cell>
          <table:table-cell office:value-type="float" office:value="39.865266084117202" table:formula="of:=[.U28]+0" table:style-name="ce4">
            <text:p>39.87</text:p>
          </table:table-cell>
          <table:table-cell office:value-type="string" table:style-name="ce5">
            <text:p>23<text:span text:style-name="T3">: </text:span><text:span text:style-name="T4">52.86339460468696</text:span></text:p>
          </table:table-cell>
          <table:table-cell office:value-type="string" office:string-value="52.86339460468696" table:formula="of:=RIGHT([.W28];LEN([.W28])-4)" table:style-name="ce4">
            <text:p>52.86339460468696</text:p>
          </table:table-cell>
          <table:table-cell office:value-type="float" office:value="52.863394604686903" table:formula="of:=[.X28]+0" table:style-name="ce4">
            <text:p>52.86</text:p>
          </table:table-cell>
          <table:table-cell office:value-type="string" table:style-name="ce5">
            <text:p>23<text:span text:style-name="T3">: </text:span><text:span text:style-name="T4">34.583928306080786</text:span></text:p>
          </table:table-cell>
          <table:table-cell office:value-type="string" office:string-value="34.583928306080786" table:formula="of:=RIGHT([.Z28];LEN([.Z28])-4)" table:style-name="ce4">
            <text:p>34.583928306080786</text:p>
          </table:table-cell>
          <table:table-cell office:value-type="float" office:value="34.583928306080701" table:formula="of:=[.AA28]+0" table:style-name="ce4">
            <text:p>34.58</text:p>
          </table:table-cell>
          <table:table-cell office:value-type="string" table:style-name="ce5">
            <text:p>23<text:span text:style-name="T3">: </text:span><text:span text:style-name="T4">29.721505027433142</text:span></text:p>
          </table:table-cell>
          <table:table-cell office:value-type="string" office:string-value="29.721505027433142" table:formula="of:=RIGHT([.AC28];LEN([.AC28])-4)" table:style-name="ce4">
            <text:p>29.721505027433142</text:p>
          </table:table-cell>
          <table:table-cell office:value-type="float" office:value="29.7215050274331" table:formula="of:=[.AD28]+0" table:style-name="ce4">
            <text:p>29.72</text:p>
          </table:table-cell>
          <table:table-cell office:value-type="float" office:value="41.496607523213918" table:formula="of:=([.D28]+[.G28]+[.J28]+[.M28]+[.P28]+[.S28]+[.V28]+[.Y28]+[.AB28])/9" table:style-name="ce4">
            <text:p>41.50</text:p>
          </table:table-cell>
          <table:table-cell office:value-type="float" office:value="17.158450096693944" table:formula="of:=STDEV([.D28];[.G28];[.J28];[.M28];[.P28];[.S28];[.V28];[.Y28];[.AB28];[.AE28])" table:style-name="ce1">
            <text:p>17.1584501</text:p>
          </table:table-cell>
          <table:table-cell table:number-columns-repeated="16351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34.14630363285562</text:span></text:p>
          </table:table-cell>
          <table:table-cell office:value-type="string" office:string-value="34.14630363285562" table:formula="of:=RIGHT([.B29];LEN([.B29])-4)" table:style-name="ce4">
            <text:p>34.14630363285562</text:p>
          </table:table-cell>
          <table:table-cell office:value-type="float" office:value="34.146303632855599" table:formula="of:=[.C29]+0" table:style-name="ce4">
            <text:p>34.15</text:p>
          </table:table-cell>
          <table:table-cell office:value-type="string" table:style-name="ce2">
            <text:p>24<text:span text:style-name="T1">: </text:span><text:span text:style-name="T2">66.29467284639318</text:span></text:p>
          </table:table-cell>
          <table:table-cell office:value-type="string" office:string-value="66.29467284639318" table:formula="of:=RIGHT([.E29];LEN([.E29])-4)" table:style-name="ce4">
            <text:p>66.29467284639318</text:p>
          </table:table-cell>
          <table:table-cell office:value-type="float" office:value="66.294672846393098" table:formula="of:=[.F29]+0" table:style-name="ce4">
            <text:p>66.29</text:p>
          </table:table-cell>
          <table:table-cell office:value-type="string" table:style-name="ce2">
            <text:p>24<text:span text:style-name="T1">: </text:span><text:span text:style-name="T2">38.127060465653514</text:span></text:p>
          </table:table-cell>
          <table:table-cell office:value-type="string" office:string-value="38.127060465653514" table:formula="of:=RIGHT([.H29];LEN([.H29])-4)" table:style-name="ce4">
            <text:p>38.127060465653514</text:p>
          </table:table-cell>
          <table:table-cell office:value-type="float" office:value="38.1270604656535" table:formula="of:=[.I29]+0" table:style-name="ce4">
            <text:p>38.13</text:p>
          </table:table-cell>
          <table:table-cell office:value-type="string" table:style-name="ce2">
            <text:p>24<text:span text:style-name="T1">: </text:span><text:span text:style-name="T2">50.99134681582192</text:span></text:p>
          </table:table-cell>
          <table:table-cell office:value-type="string" office:string-value="50.99134681582192" table:formula="of:=RIGHT([.K29];LEN([.K29])-4)" table:style-name="ce4">
            <text:p>50.99134681582192</text:p>
          </table:table-cell>
          <table:table-cell office:value-type="float" office:value="50.991346815821899" table:formula="of:=[.L29]+0" table:style-name="ce4">
            <text:p>50.99</text:p>
          </table:table-cell>
          <table:table-cell office:value-type="string" table:style-name="ce2">
            <text:p>24<text:span text:style-name="T1">: </text:span><text:span text:style-name="T2">29.04490171204435</text:span></text:p>
          </table:table-cell>
          <table:table-cell office:value-type="string" office:string-value="29.04490171204435" table:formula="of:=RIGHT([.N29];LEN([.N29])-4)" table:style-name="ce4">
            <text:p>29.04490171204435</text:p>
          </table:table-cell>
          <table:table-cell office:value-type="float" office:value="29.0449017120443" table:formula="of:=[.O29]+0" table:style-name="ce4">
            <text:p>29.04</text:p>
          </table:table-cell>
          <table:table-cell office:value-type="string" table:style-name="ce5">
            <text:p>24<text:span text:style-name="T3">: </text:span><text:span text:style-name="T4">25.58021719288555</text:span></text:p>
          </table:table-cell>
          <table:table-cell office:value-type="string" office:string-value="25.58021719288555" table:formula="of:=RIGHT([.Q29];LEN([.Q29])-4)" table:style-name="ce4">
            <text:p>25.58021719288555</text:p>
          </table:table-cell>
          <table:table-cell office:value-type="float" office:value="25.580217192885499" table:formula="of:=[.R29]+0" table:style-name="ce4">
            <text:p>25.58</text:p>
          </table:table-cell>
          <table:table-cell office:value-type="string" table:style-name="ce5">
            <text:p>24<text:span text:style-name="T3">: </text:span><text:span text:style-name="T4">38.35128209433623</text:span></text:p>
          </table:table-cell>
          <table:table-cell office:value-type="string" office:string-value="38.35128209433623" table:formula="of:=RIGHT([.T29];LEN([.T29])-4)" table:style-name="ce4">
            <text:p>38.35128209433623</text:p>
          </table:table-cell>
          <table:table-cell office:value-type="float" office:value="38.351282094336199" table:formula="of:=[.U29]+0" table:style-name="ce4">
            <text:p>38.35</text:p>
          </table:table-cell>
          <table:table-cell office:value-type="string" table:style-name="ce5">
            <text:p>24<text:span text:style-name="T3">: </text:span><text:span text:style-name="T4">43.23953771113118</text:span></text:p>
          </table:table-cell>
          <table:table-cell office:value-type="string" office:string-value="43.23953771113118" table:formula="of:=RIGHT([.W29];LEN([.W29])-4)" table:style-name="ce4">
            <text:p>43.23953771113118</text:p>
          </table:table-cell>
          <table:table-cell office:value-type="float" office:value="43.239537711131099" table:formula="of:=[.X29]+0" table:style-name="ce4">
            <text:p>43.24</text:p>
          </table:table-cell>
          <table:table-cell office:value-type="string" table:style-name="ce5">
            <text:p>24<text:span text:style-name="T3">: </text:span><text:span text:style-name="T4">36.86399363740983</text:span></text:p>
          </table:table-cell>
          <table:table-cell office:value-type="string" office:string-value="36.86399363740983" table:formula="of:=RIGHT([.Z29];LEN([.Z29])-4)" table:style-name="ce4">
            <text:p>36.86399363740983</text:p>
          </table:table-cell>
          <table:table-cell office:value-type="float" office:value="36.863993637409799" table:formula="of:=[.AA29]+0" table:style-name="ce4">
            <text:p>36.86</text:p>
          </table:table-cell>
          <table:table-cell office:value-type="string" table:style-name="ce5">
            <text:p>24<text:span text:style-name="T3">: </text:span><text:span text:style-name="T4">30.35052894019031</text:span></text:p>
          </table:table-cell>
          <table:table-cell office:value-type="string" office:string-value="30.35052894019031" table:formula="of:=RIGHT([.AC29];LEN([.AC29])-4)" table:style-name="ce4">
            <text:p>30.35052894019031</text:p>
          </table:table-cell>
          <table:table-cell office:value-type="float" office:value="30.350528940190301" table:formula="of:=[.AD29]+0" table:style-name="ce4">
            <text:p>30.35</text:p>
          </table:table-cell>
          <table:table-cell office:value-type="float" office:value="40.293257345392334" table:formula="of:=([.D29]+[.G29]+[.J29]+[.M29]+[.P29]+[.S29]+[.V29]+[.Y29]+[.AB29])/9" table:style-name="ce4">
            <text:p>40.29</text:p>
          </table:table-cell>
          <table:table-cell office:value-type="float" office:value="11.968398105920421" table:formula="of:=STDEV([.D29];[.G29];[.J29];[.M29];[.P29];[.S29];[.V29];[.Y29];[.AB29];[.AE29])" table:style-name="ce1">
            <text:p>11.96839811</text:p>
          </table:table-cell>
          <table:table-cell table:number-columns-repeated="16351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47.43220968639178</text:span></text:p>
          </table:table-cell>
          <table:table-cell office:value-type="string" office:string-value="47.43220968639178" table:formula="of:=RIGHT([.B30];LEN([.B30])-4)" table:style-name="ce4">
            <text:p>47.43220968639178</text:p>
          </table:table-cell>
          <table:table-cell office:value-type="float" office:value="47.432209686391701" table:formula="of:=[.C30]+0" table:style-name="ce4">
            <text:p>47.43</text:p>
          </table:table-cell>
          <table:table-cell office:value-type="string" table:style-name="ce2">
            <text:p>25<text:span text:style-name="T1">: </text:span><text:span text:style-name="T2">60.71311988748944</text:span></text:p>
          </table:table-cell>
          <table:table-cell office:value-type="string" office:string-value="60.71311988748944" table:formula="of:=RIGHT([.E30];LEN([.E30])-4)" table:style-name="ce4">
            <text:p>60.71311988748944</text:p>
          </table:table-cell>
          <table:table-cell office:value-type="float" office:value="60.713119887489398" table:formula="of:=[.F30]+0" table:style-name="ce4">
            <text:p>60.71</text:p>
          </table:table-cell>
          <table:table-cell office:value-type="string" table:style-name="ce2">
            <text:p>25<text:span text:style-name="T1">: </text:span><text:span text:style-name="T2">36.51134233764275</text:span></text:p>
          </table:table-cell>
          <table:table-cell office:value-type="string" office:string-value="36.51134233764275" table:formula="of:=RIGHT([.H30];LEN([.H30])-4)" table:style-name="ce4">
            <text:p>36.51134233764275</text:p>
          </table:table-cell>
          <table:table-cell office:value-type="float" office:value="36.511342337642702" table:formula="of:=[.I30]+0" table:style-name="ce4">
            <text:p>36.51</text:p>
          </table:table-cell>
          <table:table-cell office:value-type="string" table:style-name="ce2">
            <text:p>25<text:span text:style-name="T1">: </text:span><text:span text:style-name="T2">50.9381472548596</text:span></text:p>
          </table:table-cell>
          <table:table-cell office:value-type="string" office:string-value="50.9381472548596" table:formula="of:=RIGHT([.K30];LEN([.K30])-4)" table:style-name="ce4">
            <text:p>50.9381472548596</text:p>
          </table:table-cell>
          <table:table-cell office:value-type="float" office:value="50.938147254859601" table:formula="of:=[.L30]+0" table:style-name="ce4">
            <text:p>50.94</text:p>
          </table:table-cell>
          <table:table-cell office:value-type="string" table:style-name="ce2">
            <text:p>25<text:span text:style-name="T1">: </text:span><text:span text:style-name="T2">23.707267616190403</text:span></text:p>
          </table:table-cell>
          <table:table-cell office:value-type="string" office:string-value="23.707267616190403" table:formula="of:=RIGHT([.N30];LEN([.N30])-4)" table:style-name="ce4">
            <text:p>23.707267616190403</text:p>
          </table:table-cell>
          <table:table-cell office:value-type="float" office:value="23.7072676161904" table:formula="of:=[.O30]+0" table:style-name="ce4">
            <text:p>23.71</text:p>
          </table:table-cell>
          <table:table-cell office:value-type="string" table:style-name="ce5">
            <text:p>25<text:span text:style-name="T3">: </text:span><text:span text:style-name="T4">26.193222637221076</text:span></text:p>
          </table:table-cell>
          <table:table-cell office:value-type="string" office:string-value="26.193222637221076" table:formula="of:=RIGHT([.Q30];LEN([.Q30])-4)" table:style-name="ce4">
            <text:p>26.193222637221076</text:p>
          </table:table-cell>
          <table:table-cell office:value-type="float" office:value="26.193222637221002" table:formula="of:=[.R30]+0" table:style-name="ce4">
            <text:p>26.19</text:p>
          </table:table-cell>
          <table:table-cell office:value-type="string" table:style-name="ce5">
            <text:p>25<text:span text:style-name="T3">: </text:span><text:span text:style-name="T4">34.19360471867565</text:span></text:p>
          </table:table-cell>
          <table:table-cell office:value-type="string" office:string-value="34.19360471867565" table:formula="of:=RIGHT([.T30];LEN([.T30])-4)" table:style-name="ce4">
            <text:p>34.19360471867565</text:p>
          </table:table-cell>
          <table:table-cell office:value-type="float" office:value="34.193604718675601" table:formula="of:=[.U30]+0" table:style-name="ce4">
            <text:p>34.19</text:p>
          </table:table-cell>
          <table:table-cell office:value-type="string" table:style-name="ce5">
            <text:p>25<text:span text:style-name="T3">: </text:span><text:span text:style-name="T4">41.696440896244575</text:span></text:p>
          </table:table-cell>
          <table:table-cell office:value-type="string" office:string-value="41.696440896244575" table:formula="of:=RIGHT([.W30];LEN([.W30])-4)" table:style-name="ce4">
            <text:p>41.696440896244575</text:p>
          </table:table-cell>
          <table:table-cell office:value-type="float" office:value="41.696440896244503" table:formula="of:=[.X30]+0" table:style-name="ce4">
            <text:p>41.70</text:p>
          </table:table-cell>
          <table:table-cell office:value-type="string" table:style-name="ce5">
            <text:p>25<text:span text:style-name="T3">: </text:span><text:span text:style-name="T4">40.81711006440131</text:span></text:p>
          </table:table-cell>
          <table:table-cell office:value-type="string" office:string-value="40.81711006440131" table:formula="of:=RIGHT([.Z30];LEN([.Z30])-4)" table:style-name="ce4">
            <text:p>40.81711006440131</text:p>
          </table:table-cell>
          <table:table-cell office:value-type="float" office:value="40.817110064401298" table:formula="of:=[.AA30]+0" table:style-name="ce4">
            <text:p>40.82</text:p>
          </table:table-cell>
          <table:table-cell office:value-type="string" table:style-name="ce5">
            <text:p>25<text:span text:style-name="T3">: </text:span><text:span text:style-name="T4">27.466160737817074</text:span></text:p>
          </table:table-cell>
          <table:table-cell office:value-type="string" office:string-value="27.466160737817074" table:formula="of:=RIGHT([.AC30];LEN([.AC30])-4)" table:style-name="ce4">
            <text:p>27.466160737817074</text:p>
          </table:table-cell>
          <table:table-cell office:value-type="float" office:value="27.466160737816999" table:formula="of:=[.AD30]+0" table:style-name="ce4">
            <text:p>27.47</text:p>
          </table:table-cell>
          <table:table-cell office:value-type="float" office:value="40.244718344346239" table:formula="of:=([.D30]+[.G30]+[.J30]+[.M30]+[.P30]+[.S30]+[.V30]+[.Y30]+[.AB30])/9" table:style-name="ce4">
            <text:p>40.24</text:p>
          </table:table-cell>
          <table:table-cell office:value-type="float" office:value="11.812650035737127" table:formula="of:=STDEV([.D30];[.G30];[.J30];[.M30];[.P30];[.S30];[.V30];[.Y30];[.AB30];[.AE30])" table:style-name="ce1">
            <text:p>11.81265004</text:p>
          </table:table-cell>
          <table:table-cell table:number-columns-repeated="16351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42.799493836094555</text:span></text:p>
          </table:table-cell>
          <table:table-cell office:value-type="string" office:string-value="42.799493836094555" table:formula="of:=RIGHT([.B31];LEN([.B31])-4)" table:style-name="ce4">
            <text:p>42.799493836094555</text:p>
          </table:table-cell>
          <table:table-cell office:value-type="float" office:value="42.799493836094499" table:formula="of:=[.C31]+0" table:style-name="ce4">
            <text:p>42.80</text:p>
          </table:table-cell>
          <table:table-cell office:value-type="string" table:style-name="ce2">
            <text:p>26<text:span text:style-name="T1">: </text:span><text:span text:style-name="T2">65.22704004884939</text:span></text:p>
          </table:table-cell>
          <table:table-cell office:value-type="string" office:string-value="65.22704004884939" table:formula="of:=RIGHT([.E31];LEN([.E31])-4)" table:style-name="ce4">
            <text:p>65.22704004884939</text:p>
          </table:table-cell>
          <table:table-cell office:value-type="float" office:value="65.227040048849304" table:formula="of:=[.F31]+0" table:style-name="ce4">
            <text:p>65.23</text:p>
          </table:table-cell>
          <table:table-cell office:value-type="string" table:style-name="ce2">
            <text:p>26<text:span text:style-name="T1">: </text:span><text:span text:style-name="T2">34.951403120899656</text:span></text:p>
          </table:table-cell>
          <table:table-cell office:value-type="string" office:string-value="34.951403120899656" table:formula="of:=RIGHT([.H31];LEN([.H31])-4)" table:style-name="ce4">
            <text:p>34.951403120899656</text:p>
          </table:table-cell>
          <table:table-cell office:value-type="float" office:value="34.951403120899599" table:formula="of:=[.I31]+0" table:style-name="ce4">
            <text:p>34.95</text:p>
          </table:table-cell>
          <table:table-cell office:value-type="string" table:style-name="ce2">
            <text:p>26<text:span text:style-name="T1">: </text:span><text:span text:style-name="T2">41.01264160342279</text:span></text:p>
          </table:table-cell>
          <table:table-cell office:value-type="string" office:string-value="41.01264160342279" table:formula="of:=RIGHT([.K31];LEN([.K31])-4)" table:style-name="ce4">
            <text:p>41.01264160342279</text:p>
          </table:table-cell>
          <table:table-cell office:value-type="float" office:value="41.012641603422701" table:formula="of:=[.L31]+0" table:style-name="ce4">
            <text:p>41.01</text:p>
          </table:table-cell>
          <table:table-cell office:value-type="string" table:style-name="ce2">
            <text:p>26<text:span text:style-name="T1">: </text:span><text:span text:style-name="T2">20.73236055428068</text:span></text:p>
          </table:table-cell>
          <table:table-cell office:value-type="string" office:string-value="20.73236055428068" table:formula="of:=RIGHT([.N31];LEN([.N31])-4)" table:style-name="ce4">
            <text:p>20.73236055428068</text:p>
          </table:table-cell>
          <table:table-cell office:value-type="float" office:value="20.7323605542806" table:formula="of:=[.O31]+0" table:style-name="ce4">
            <text:p>20.73</text:p>
          </table:table-cell>
          <table:table-cell office:value-type="string" table:style-name="ce5">
            <text:p>26<text:span text:style-name="T3">: </text:span><text:span text:style-name="T4">20.498592984944757</text:span></text:p>
          </table:table-cell>
          <table:table-cell office:value-type="string" office:string-value="20.498592984944757" table:formula="of:=RIGHT([.Q31];LEN([.Q31])-4)" table:style-name="ce4">
            <text:p>20.498592984944757</text:p>
          </table:table-cell>
          <table:table-cell office:value-type="float" office:value="20.4985929849447" table:formula="of:=[.R31]+0" table:style-name="ce4">
            <text:p>20.50</text:p>
          </table:table-cell>
          <table:table-cell office:value-type="string" table:style-name="ce5">
            <text:p>26<text:span text:style-name="T3">: </text:span><text:span text:style-name="T4">33.63977300037671</text:span></text:p>
          </table:table-cell>
          <table:table-cell office:value-type="string" office:string-value="33.63977300037671" table:formula="of:=RIGHT([.T31];LEN([.T31])-4)" table:style-name="ce4">
            <text:p>33.63977300037671</text:p>
          </table:table-cell>
          <table:table-cell office:value-type="float" office:value="33.639773000376699" table:formula="of:=[.U31]+0" table:style-name="ce4">
            <text:p>33.64</text:p>
          </table:table-cell>
          <table:table-cell office:value-type="string" table:style-name="ce5">
            <text:p>26<text:span text:style-name="T3">: </text:span><text:span text:style-name="T4">41.85655609860684</text:span></text:p>
          </table:table-cell>
          <table:table-cell office:value-type="string" office:string-value="41.85655609860684" table:formula="of:=RIGHT([.W31];LEN([.W31])-4)" table:style-name="ce4">
            <text:p>41.85655609860684</text:p>
          </table:table-cell>
          <table:table-cell office:value-type="float" office:value="41.856556098606802" table:formula="of:=[.X31]+0" table:style-name="ce4">
            <text:p>41.86</text:p>
          </table:table-cell>
          <table:table-cell office:value-type="string" table:style-name="ce5">
            <text:p>26<text:span text:style-name="T3">: </text:span><text:span text:style-name="T4">40.32984221105464</text:span></text:p>
          </table:table-cell>
          <table:table-cell office:value-type="string" office:string-value="40.32984221105464" table:formula="of:=RIGHT([.Z31];LEN([.Z31])-4)" table:style-name="ce4">
            <text:p>40.32984221105464</text:p>
          </table:table-cell>
          <table:table-cell office:value-type="float" office:value="40.329842211054597" table:formula="of:=[.AA31]+0" table:style-name="ce4">
            <text:p>40.33</text:p>
          </table:table-cell>
          <table:table-cell office:value-type="string" table:style-name="ce5">
            <text:p>26<text:span text:style-name="T3">: </text:span><text:span text:style-name="T4">32.09378708354444</text:span></text:p>
          </table:table-cell>
          <table:table-cell office:value-type="string" office:string-value="32.09378708354444" table:formula="of:=RIGHT([.AC31];LEN([.AC31])-4)" table:style-name="ce4">
            <text:p>32.09378708354444</text:p>
          </table:table-cell>
          <table:table-cell office:value-type="float" office:value="32.093787083544399" table:formula="of:=[.AD31]+0" table:style-name="ce4">
            <text:p>32.09</text:p>
          </table:table-cell>
          <table:table-cell office:value-type="float" office:value="37.894189273169943" table:formula="of:=([.D31]+[.G31]+[.J31]+[.M31]+[.P31]+[.S31]+[.V31]+[.Y31]+[.AB31])/9" table:style-name="ce4">
            <text:p>37.89</text:p>
          </table:table-cell>
          <table:table-cell office:value-type="float" office:value="12.722157520443066" table:formula="of:=STDEV([.D31];[.G31];[.J31];[.M31];[.P31];[.S31];[.V31];[.Y31];[.AB31];[.AE31])" table:style-name="ce1">
            <text:p>12.72215752</text:p>
          </table:table-cell>
          <table:table-cell table:number-columns-repeated="16351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46.03669294768153</text:span></text:p>
          </table:table-cell>
          <table:table-cell office:value-type="string" office:string-value="46.03669294768153" table:formula="of:=RIGHT([.B32];LEN([.B32])-4)" table:style-name="ce4">
            <text:p>46.03669294768153</text:p>
          </table:table-cell>
          <table:table-cell office:value-type="float" office:value="46.036692947681502" table:formula="of:=[.C32]+0" table:style-name="ce4">
            <text:p>46.04</text:p>
          </table:table-cell>
          <table:table-cell office:value-type="string" table:style-name="ce2">
            <text:p>27<text:span text:style-name="T1">: </text:span><text:span text:style-name="T2">77.72783111744266</text:span></text:p>
          </table:table-cell>
          <table:table-cell office:value-type="string" office:string-value="77.72783111744266" table:formula="of:=RIGHT([.E32];LEN([.E32])-4)" table:style-name="ce4">
            <text:p>77.72783111744266</text:p>
          </table:table-cell>
          <table:table-cell office:value-type="float" office:value="77.727831117442605" table:formula="of:=[.F32]+0" table:style-name="ce4">
            <text:p>77.73</text:p>
          </table:table-cell>
          <table:table-cell office:value-type="string" table:style-name="ce2">
            <text:p>27<text:span text:style-name="T1">: </text:span><text:span text:style-name="T2">40.85514717060901</text:span></text:p>
          </table:table-cell>
          <table:table-cell office:value-type="string" office:string-value="40.85514717060901" table:formula="of:=RIGHT([.H32];LEN([.H32])-4)" table:style-name="ce4">
            <text:p>40.85514717060901</text:p>
          </table:table-cell>
          <table:table-cell office:value-type="float" office:value="40.855147170609001" table:formula="of:=[.I32]+0" table:style-name="ce4">
            <text:p>40.86</text:p>
          </table:table-cell>
          <table:table-cell office:value-type="string" table:style-name="ce2">
            <text:p>27<text:span text:style-name="T1">: </text:span><text:span text:style-name="T2">37.197340974886615</text:span></text:p>
          </table:table-cell>
          <table:table-cell office:value-type="string" office:string-value="37.197340974886615" table:formula="of:=RIGHT([.K32];LEN([.K32])-4)" table:style-name="ce4">
            <text:p>37.197340974886615</text:p>
          </table:table-cell>
          <table:table-cell office:value-type="float" office:value="37.1973409748866" table:formula="of:=[.L32]+0" table:style-name="ce4">
            <text:p>37.20</text:p>
          </table:table-cell>
          <table:table-cell office:value-type="string" table:style-name="ce2">
            <text:p>27<text:span text:style-name="T1">: </text:span><text:span text:style-name="T2">26.792913080293136</text:span></text:p>
          </table:table-cell>
          <table:table-cell office:value-type="string" office:string-value="26.792913080293136" table:formula="of:=RIGHT([.N32];LEN([.N32])-4)" table:style-name="ce4">
            <text:p>26.792913080293136</text:p>
          </table:table-cell>
          <table:table-cell office:value-type="float" office:value="26.792913080293101" table:formula="of:=[.O32]+0" table:style-name="ce4">
            <text:p>26.79</text:p>
          </table:table-cell>
          <table:table-cell office:value-type="string" table:style-name="ce5">
            <text:p>27<text:span text:style-name="T3">: </text:span><text:span text:style-name="T4">19.663626749920578</text:span></text:p>
          </table:table-cell>
          <table:table-cell office:value-type="string" office:string-value="19.663626749920578" table:formula="of:=RIGHT([.Q32];LEN([.Q32])-4)" table:style-name="ce4">
            <text:p>19.663626749920578</text:p>
          </table:table-cell>
          <table:table-cell office:value-type="float" office:value="19.6636267499205" table:formula="of:=[.R32]+0" table:style-name="ce4">
            <text:p>19.66</text:p>
          </table:table-cell>
          <table:table-cell office:value-type="string" table:style-name="ce5">
            <text:p>27<text:span text:style-name="T3">: </text:span><text:span text:style-name="T4">32.9856933665249</text:span></text:p>
          </table:table-cell>
          <table:table-cell office:value-type="string" office:string-value="32.9856933665249" table:formula="of:=RIGHT([.T32];LEN([.T32])-4)" table:style-name="ce4">
            <text:p>32.9856933665249</text:p>
          </table:table-cell>
          <table:table-cell office:value-type="float" office:value="32.985693366524899" table:formula="of:=[.U32]+0" table:style-name="ce4">
            <text:p>32.99</text:p>
          </table:table-cell>
          <table:table-cell office:value-type="string" table:style-name="ce5">
            <text:p>27<text:span text:style-name="T3">: </text:span><text:span text:style-name="T4">53.60652124173358</text:span></text:p>
          </table:table-cell>
          <table:table-cell office:value-type="string" office:string-value="53.60652124173358" table:formula="of:=RIGHT([.W32];LEN([.W32])-4)" table:style-name="ce4">
            <text:p>53.60652124173358</text:p>
          </table:table-cell>
          <table:table-cell office:value-type="float" office:value="53.606521241733503" table:formula="of:=[.X32]+0" table:style-name="ce4">
            <text:p>53.61</text:p>
          </table:table-cell>
          <table:table-cell office:value-type="string" table:style-name="ce5">
            <text:p>27<text:span text:style-name="T3">: </text:span><text:span text:style-name="T4">37.84793965162793</text:span></text:p>
          </table:table-cell>
          <table:table-cell office:value-type="string" office:string-value="37.84793965162793" table:formula="of:=RIGHT([.Z32];LEN([.Z32])-4)" table:style-name="ce4">
            <text:p>37.84793965162793</text:p>
          </table:table-cell>
          <table:table-cell office:value-type="float" office:value="37.847939651627897" table:formula="of:=[.AA32]+0" table:style-name="ce4">
            <text:p>37.85</text:p>
          </table:table-cell>
          <table:table-cell office:value-type="string" table:style-name="ce5">
            <text:p>27<text:span text:style-name="T3">: </text:span><text:span text:style-name="T4">27.856799607081154</text:span></text:p>
          </table:table-cell>
          <table:table-cell office:value-type="string" office:string-value="27.856799607081154" table:formula="of:=RIGHT([.AC32];LEN([.AC32])-4)" table:style-name="ce4">
            <text:p>27.856799607081154</text:p>
          </table:table-cell>
          <table:table-cell office:value-type="float" office:value="27.856799607081101" table:formula="of:=[.AD32]+0" table:style-name="ce4">
            <text:p>27.86</text:p>
          </table:table-cell>
          <table:table-cell office:value-type="float" office:value="41.412634033413291" table:formula="of:=([.D32]+[.G32]+[.J32]+[.M32]+[.P32]+[.S32]+[.V32]+[.Y32]+[.AB32])/9" table:style-name="ce4">
            <text:p>41.41</text:p>
          </table:table-cell>
          <table:table-cell office:value-type="float" office:value="16.474918136411844" table:formula="of:=STDEV([.D32];[.G32];[.J32];[.M32];[.P32];[.S32];[.V32];[.Y32];[.AB32];[.AE32])" table:style-name="ce1">
            <text:p>16.47491814</text:p>
          </table:table-cell>
          <table:table-cell table:number-columns-repeated="16351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44.967129480543484</text:span></text:p>
          </table:table-cell>
          <table:table-cell office:value-type="string" office:string-value="44.967129480543484" table:formula="of:=RIGHT([.B33];LEN([.B33])-4)" table:style-name="ce4">
            <text:p>44.967129480543484</text:p>
          </table:table-cell>
          <table:table-cell office:value-type="float" office:value="44.967129480543399" table:formula="of:=[.C33]+0" table:style-name="ce4">
            <text:p>44.97</text:p>
          </table:table-cell>
          <table:table-cell office:value-type="string" table:style-name="ce2">
            <text:p>28<text:span text:style-name="T1">: </text:span><text:span text:style-name="T2">75.02079521600515</text:span></text:p>
          </table:table-cell>
          <table:table-cell office:value-type="string" office:string-value="75.02079521600515" table:formula="of:=RIGHT([.E33];LEN([.E33])-4)" table:style-name="ce4">
            <text:p>75.02079521600515</text:p>
          </table:table-cell>
          <table:table-cell office:value-type="float" office:value="75.020795216005098" table:formula="of:=[.F33]+0" table:style-name="ce4">
            <text:p>75.02</text:p>
          </table:table-cell>
          <table:table-cell office:value-type="string" table:style-name="ce2">
            <text:p>28<text:span text:style-name="T1">: </text:span><text:span text:style-name="T2">42.83708064787866</text:span></text:p>
          </table:table-cell>
          <table:table-cell office:value-type="string" office:string-value="42.83708064787866" table:formula="of:=RIGHT([.H33];LEN([.H33])-4)" table:style-name="ce4">
            <text:p>42.83708064787866</text:p>
          </table:table-cell>
          <table:table-cell office:value-type="float" office:value="42.837080647878601" table:formula="of:=[.I33]+0" table:style-name="ce4">
            <text:p>42.84</text:p>
          </table:table-cell>
          <table:table-cell office:value-type="string" table:style-name="ce2">
            <text:p>28<text:span text:style-name="T1">: </text:span><text:span text:style-name="T2">39.88896244802254</text:span></text:p>
          </table:table-cell>
          <table:table-cell office:value-type="string" office:string-value="39.88896244802254" table:formula="of:=RIGHT([.K33];LEN([.K33])-4)" table:style-name="ce4">
            <text:p>39.88896244802254</text:p>
          </table:table-cell>
          <table:table-cell office:value-type="float" office:value="39.888962448022497" table:formula="of:=[.L33]+0" table:style-name="ce4">
            <text:p>39.89</text:p>
          </table:table-cell>
          <table:table-cell office:value-type="string" table:style-name="ce2">
            <text:p>28<text:span text:style-name="T1">: </text:span><text:span text:style-name="T2">24.000221262215778</text:span></text:p>
          </table:table-cell>
          <table:table-cell office:value-type="string" office:string-value="24.000221262215778" table:formula="of:=RIGHT([.N33];LEN([.N33])-4)" table:style-name="ce4">
            <text:p>24.000221262215778</text:p>
          </table:table-cell>
          <table:table-cell office:value-type="float" office:value="24.0002212622157" table:formula="of:=[.O33]+0" table:style-name="ce4">
            <text:p>24.00</text:p>
          </table:table-cell>
          <table:table-cell office:value-type="string" table:style-name="ce5">
            <text:p>28<text:span text:style-name="T3">: </text:span><text:span text:style-name="T4">19.16613086626952</text:span></text:p>
          </table:table-cell>
          <table:table-cell office:value-type="string" office:string-value="19.16613086626952" table:formula="of:=RIGHT([.Q33];LEN([.Q33])-4)" table:style-name="ce4">
            <text:p>19.16613086626952</text:p>
          </table:table-cell>
          <table:table-cell office:value-type="float" office:value="19.166130866269501" table:formula="of:=[.R33]+0" table:style-name="ce4">
            <text:p>19.17</text:p>
          </table:table-cell>
          <table:table-cell office:value-type="string" table:style-name="ce5">
            <text:p>28<text:span text:style-name="T3">: </text:span><text:span text:style-name="T4">32.444289954919</text:span></text:p>
          </table:table-cell>
          <table:table-cell office:value-type="string" office:string-value="32.444289954919" table:formula="of:=RIGHT([.T33];LEN([.T33])-4)" table:style-name="ce4">
            <text:p>32.444289954919</text:p>
          </table:table-cell>
          <table:table-cell office:value-type="float" office:value="32.444289954919" table:formula="of:=[.U33]+0" table:style-name="ce4">
            <text:p>32.44</text:p>
          </table:table-cell>
          <table:table-cell office:value-type="string" table:style-name="ce5">
            <text:p>28<text:span text:style-name="T3">: </text:span><text:span text:style-name="T4">52.47825161457705</text:span></text:p>
          </table:table-cell>
          <table:table-cell office:value-type="string" office:string-value="52.47825161457705" table:formula="of:=RIGHT([.W33];LEN([.W33])-4)" table:style-name="ce4">
            <text:p>52.47825161457705</text:p>
          </table:table-cell>
          <table:table-cell office:value-type="float" office:value="52.478251614576997" table:formula="of:=[.X33]+0" table:style-name="ce4">
            <text:p>52.48</text:p>
          </table:table-cell>
          <table:table-cell office:value-type="string" table:style-name="ce5">
            <text:p>28<text:span text:style-name="T3">: </text:span><text:span text:style-name="T4">46.573526193754205</text:span></text:p>
          </table:table-cell>
          <table:table-cell office:value-type="string" office:string-value="46.573526193754205" table:formula="of:=RIGHT([.Z33];LEN([.Z33])-4)" table:style-name="ce4">
            <text:p>46.573526193754205</text:p>
          </table:table-cell>
          <table:table-cell office:value-type="float" office:value="46.573526193754198" table:formula="of:=[.AA33]+0" table:style-name="ce4">
            <text:p>46.57</text:p>
          </table:table-cell>
          <table:table-cell office:value-type="string" table:style-name="ce5">
            <text:p>28<text:span text:style-name="T3">: </text:span><text:span text:style-name="T4">22.45729637659837</text:span></text:p>
          </table:table-cell>
          <table:table-cell office:value-type="string" office:string-value="22.45729637659837" table:formula="of:=RIGHT([.AC33];LEN([.AC33])-4)" table:style-name="ce4">
            <text:p>22.45729637659837</text:p>
          </table:table-cell>
          <table:table-cell office:value-type="float" office:value="22.4572963765983" table:formula="of:=[.AD33]+0" table:style-name="ce4">
            <text:p>22.46</text:p>
          </table:table-cell>
          <table:table-cell office:value-type="float" office:value="41.93070974268722" table:formula="of:=([.D33]+[.G33]+[.J33]+[.M33]+[.P33]+[.S33]+[.V33]+[.Y33]+[.AB33])/9" table:style-name="ce4">
            <text:p>41.93</text:p>
          </table:table-cell>
          <table:table-cell office:value-type="float" office:value="16.709888290401192" table:formula="of:=STDEV([.D33];[.G33];[.J33];[.M33];[.P33];[.S33];[.V33];[.Y33];[.AB33];[.AE33])" table:style-name="ce1">
            <text:p>16.70988829</text:p>
          </table:table-cell>
          <table:table-cell table:number-columns-repeated="16351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47.91841953559454</text:span></text:p>
          </table:table-cell>
          <table:table-cell office:value-type="string" office:string-value="47.91841953559454" table:formula="of:=RIGHT([.B34];LEN([.B34])-4)" table:style-name="ce4">
            <text:p>47.91841953559454</text:p>
          </table:table-cell>
          <table:table-cell office:value-type="float" office:value="47.918419535594502" table:formula="of:=[.C34]+0" table:style-name="ce4">
            <text:p>47.92</text:p>
          </table:table-cell>
          <table:table-cell office:value-type="string" table:style-name="ce2">
            <text:p>29<text:span text:style-name="T1">: </text:span><text:span text:style-name="T2">67.70796934810514</text:span></text:p>
          </table:table-cell>
          <table:table-cell office:value-type="string" office:string-value="67.70796934810514" table:formula="of:=RIGHT([.E34];LEN([.E34])-4)" table:style-name="ce4">
            <text:p>67.70796934810514</text:p>
          </table:table-cell>
          <table:table-cell office:value-type="float" office:value="67.707969348105095" table:formula="of:=[.F34]+0" table:style-name="ce4">
            <text:p>67.71</text:p>
          </table:table-cell>
          <table:table-cell office:value-type="string" table:style-name="ce2">
            <text:p>29<text:span text:style-name="T1">: </text:span><text:span text:style-name="T2">40.49845391229061</text:span></text:p>
          </table:table-cell>
          <table:table-cell office:value-type="string" office:string-value="40.49845391229061" table:formula="of:=RIGHT([.H34];LEN([.H34])-4)" table:style-name="ce4">
            <text:p>40.49845391229061</text:p>
          </table:table-cell>
          <table:table-cell office:value-type="float" office:value="40.4984539122906" table:formula="of:=[.I34]+0" table:style-name="ce4">
            <text:p>40.50</text:p>
          </table:table-cell>
          <table:table-cell office:value-type="string" table:style-name="ce2">
            <text:p>29<text:span text:style-name="T1">: </text:span><text:span text:style-name="T2">39.55330964142615</text:span></text:p>
          </table:table-cell>
          <table:table-cell office:value-type="string" office:string-value="39.55330964142615" table:formula="of:=RIGHT([.K34];LEN([.K34])-4)" table:style-name="ce4">
            <text:p>39.55330964142615</text:p>
          </table:table-cell>
          <table:table-cell office:value-type="float" office:value="39.553309641426097" table:formula="of:=[.L34]+0" table:style-name="ce4">
            <text:p>39.55</text:p>
          </table:table-cell>
          <table:table-cell office:value-type="string" table:style-name="ce2">
            <text:p>29<text:span text:style-name="T1">: </text:span><text:span text:style-name="T2">26.901114686831004</text:span></text:p>
          </table:table-cell>
          <table:table-cell office:value-type="string" office:string-value="26.901114686831004" table:formula="of:=RIGHT([.N34];LEN([.N34])-4)" table:style-name="ce4">
            <text:p>26.901114686831004</text:p>
          </table:table-cell>
          <table:table-cell office:value-type="float" office:value="26.901114686831001" table:formula="of:=[.O34]+0" table:style-name="ce4">
            <text:p>26.90</text:p>
          </table:table-cell>
          <table:table-cell office:value-type="string" table:style-name="ce5">
            <text:p>29<text:span text:style-name="T3">: </text:span><text:span text:style-name="T4">22.00918663789202</text:span></text:p>
          </table:table-cell>
          <table:table-cell office:value-type="string" office:string-value="22.00918663789202" table:formula="of:=RIGHT([.Q34];LEN([.Q34])-4)" table:style-name="ce4">
            <text:p>22.00918663789202</text:p>
          </table:table-cell>
          <table:table-cell office:value-type="float" office:value="22.009186637892" table:formula="of:=[.R34]+0" table:style-name="ce4">
            <text:p>22.01</text:p>
          </table:table-cell>
          <table:table-cell office:value-type="string" table:style-name="ce5">
            <text:p>29<text:span text:style-name="T3">: </text:span><text:span text:style-name="T4">30.033130330436023</text:span></text:p>
          </table:table-cell>
          <table:table-cell office:value-type="string" office:string-value="30.033130330436023" table:formula="of:=RIGHT([.T34];LEN([.T34])-4)" table:style-name="ce4">
            <text:p>30.033130330436023</text:p>
          </table:table-cell>
          <table:table-cell office:value-type="float" office:value="30.033130330435998" table:formula="of:=[.U34]+0" table:style-name="ce4">
            <text:p>30.03</text:p>
          </table:table-cell>
          <table:table-cell office:value-type="string" table:style-name="ce5">
            <text:p>29<text:span text:style-name="T3">: </text:span><text:span text:style-name="T4">62.337944490049225</text:span></text:p>
          </table:table-cell>
          <table:table-cell office:value-type="string" office:string-value="62.337944490049225" table:formula="of:=RIGHT([.W34];LEN([.W34])-4)" table:style-name="ce4">
            <text:p>62.337944490049225</text:p>
          </table:table-cell>
          <table:table-cell office:value-type="float" office:value="62.337944490049203" table:formula="of:=[.X34]+0" table:style-name="ce4">
            <text:p>62.34</text:p>
          </table:table-cell>
          <table:table-cell office:value-type="string" table:style-name="ce5">
            <text:p>29<text:span text:style-name="T3">: </text:span><text:span text:style-name="T4">42.92593954443538</text:span></text:p>
          </table:table-cell>
          <table:table-cell office:value-type="string" office:string-value="42.92593954443538" table:formula="of:=RIGHT([.Z34];LEN([.Z34])-4)" table:style-name="ce4">
            <text:p>42.92593954443538</text:p>
          </table:table-cell>
          <table:table-cell office:value-type="float" office:value="42.925939544435302" table:formula="of:=[.AA34]+0" table:style-name="ce4">
            <text:p>42.93</text:p>
          </table:table-cell>
          <table:table-cell office:value-type="string" table:style-name="ce5">
            <text:p>29<text:span text:style-name="T3">: </text:span><text:span text:style-name="T4">22.553745923703037</text:span></text:p>
          </table:table-cell>
          <table:table-cell office:value-type="string" office:string-value="22.553745923703037" table:formula="of:=RIGHT([.AC34];LEN([.AC34])-4)" table:style-name="ce4">
            <text:p>22.553745923703037</text:p>
          </table:table-cell>
          <table:table-cell office:value-type="float" office:value="22.553745923703001" table:formula="of:=[.AD34]+0" table:style-name="ce4">
            <text:p>22.55</text:p>
          </table:table-cell>
          <table:table-cell office:value-type="float" office:value="42.209496458562199" table:formula="of:=([.D34]+[.G34]+[.J34]+[.M34]+[.P34]+[.S34]+[.V34]+[.Y34]+[.AB34])/9" table:style-name="ce4">
            <text:p>42.21</text:p>
          </table:table-cell>
          <table:table-cell office:value-type="float" office:value="15.764909224951117" table:formula="of:=STDEV([.D34];[.G34];[.J34];[.M34];[.P34];[.S34];[.V34];[.Y34];[.AB34];[.AE34])" table:style-name="ce1">
            <text:p>15.76490922</text:p>
          </table:table-cell>
          <table:table-cell table:number-columns-repeated="16351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44.81590945429299</text:span></text:p>
          </table:table-cell>
          <table:table-cell office:value-type="string" office:string-value="44.81590945429299" table:formula="of:=RIGHT([.B35];LEN([.B35])-4)" table:style-name="ce4">
            <text:p>44.81590945429299</text:p>
          </table:table-cell>
          <table:table-cell office:value-type="float" office:value="44.8159094542929" table:formula="of:=[.C35]+0" table:style-name="ce4">
            <text:p>44.82</text:p>
          </table:table-cell>
          <table:table-cell office:value-type="string" table:style-name="ce2">
            <text:p>30<text:span text:style-name="T1">: </text:span><text:span text:style-name="T2">66.38641847563906</text:span></text:p>
          </table:table-cell>
          <table:table-cell office:value-type="string" office:string-value="66.38641847563906" table:formula="of:=RIGHT([.E35];LEN([.E35])-4)" table:style-name="ce4">
            <text:p>66.38641847563906</text:p>
          </table:table-cell>
          <table:table-cell office:value-type="float" office:value="66.386418475639005" table:formula="of:=[.F35]+0" table:style-name="ce4">
            <text:p>66.39</text:p>
          </table:table-cell>
          <table:table-cell office:value-type="string" table:style-name="ce2">
            <text:p>30<text:span text:style-name="T1">: </text:span><text:span text:style-name="T2">42.3538307614527</text:span></text:p>
          </table:table-cell>
          <table:table-cell office:value-type="string" office:string-value="42.3538307614527" table:formula="of:=RIGHT([.H35];LEN([.H35])-4)" table:style-name="ce4">
            <text:p>42.3538307614527</text:p>
          </table:table-cell>
          <table:table-cell office:value-type="float" office:value="42.353830761452699" table:formula="of:=[.I35]+0" table:style-name="ce4">
            <text:p>42.35</text:p>
          </table:table-cell>
          <table:table-cell office:value-type="string" table:style-name="ce2">
            <text:p>30<text:span text:style-name="T1">: </text:span><text:span text:style-name="T2">38.81544570030366</text:span></text:p>
          </table:table-cell>
          <table:table-cell office:value-type="string" office:string-value="38.81544570030366" table:formula="of:=RIGHT([.K35];LEN([.K35])-4)" table:style-name="ce4">
            <text:p>38.81544570030366</text:p>
          </table:table-cell>
          <table:table-cell office:value-type="float" office:value="38.815445700303599" table:formula="of:=[.L35]+0" table:style-name="ce4">
            <text:p>38.82</text:p>
          </table:table-cell>
          <table:table-cell office:value-type="string" table:style-name="ce2">
            <text:p>30<text:span text:style-name="T1">: </text:span><text:span text:style-name="T2">23.056029862998795</text:span></text:p>
          </table:table-cell>
          <table:table-cell office:value-type="string" office:string-value="23.056029862998795" table:formula="of:=RIGHT([.N35];LEN([.N35])-4)" table:style-name="ce4">
            <text:p>23.056029862998795</text:p>
          </table:table-cell>
          <table:table-cell office:value-type="float" office:value="23.056029862998699" table:formula="of:=[.O35]+0" table:style-name="ce4">
            <text:p>23.06</text:p>
          </table:table-cell>
          <table:table-cell office:value-type="string" table:style-name="ce5">
            <text:p>30<text:span text:style-name="T3">: </text:span><text:span text:style-name="T4">19.681353295478324</text:span></text:p>
          </table:table-cell>
          <table:table-cell office:value-type="string" office:string-value="19.681353295478324" table:formula="of:=RIGHT([.Q35];LEN([.Q35])-4)" table:style-name="ce4">
            <text:p>19.681353295478324</text:p>
          </table:table-cell>
          <table:table-cell office:value-type="float" office:value="19.681353295478299" table:formula="of:=[.R35]+0" table:style-name="ce4">
            <text:p>19.68</text:p>
          </table:table-cell>
          <table:table-cell office:value-type="string" table:style-name="ce5">
            <text:p>30<text:span text:style-name="T3">: </text:span><text:span text:style-name="T4">38.22097840616407</text:span></text:p>
          </table:table-cell>
          <table:table-cell office:value-type="string" office:string-value="38.22097840616407" table:formula="of:=RIGHT([.T35];LEN([.T35])-4)" table:style-name="ce4">
            <text:p>38.22097840616407</text:p>
          </table:table-cell>
          <table:table-cell office:value-type="float" office:value="38.220978406164001" table:formula="of:=[.U35]+0" table:style-name="ce4">
            <text:p>38.22</text:p>
          </table:table-cell>
          <table:table-cell office:value-type="string" table:style-name="ce5">
            <text:p>30<text:span text:style-name="T3">: </text:span><text:span text:style-name="T4">66.27136954529644</text:span></text:p>
          </table:table-cell>
          <table:table-cell office:value-type="string" office:string-value="66.27136954529644" table:formula="of:=RIGHT([.W35];LEN([.W35])-4)" table:style-name="ce4">
            <text:p>66.27136954529644</text:p>
          </table:table-cell>
          <table:table-cell office:value-type="float" office:value="66.271369545296395" table:formula="of:=[.X35]+0" table:style-name="ce4">
            <text:p>66.27</text:p>
          </table:table-cell>
          <table:table-cell office:value-type="string" table:style-name="ce5">
            <text:p>30<text:span text:style-name="T3">: </text:span><text:span text:style-name="T4">32.329822410119945</text:span></text:p>
          </table:table-cell>
          <table:table-cell office:value-type="string" office:string-value="32.329822410119945" table:formula="of:=RIGHT([.Z35];LEN([.Z35])-4)" table:style-name="ce4">
            <text:p>32.329822410119945</text:p>
          </table:table-cell>
          <table:table-cell office:value-type="float" office:value="32.329822410119903" table:formula="of:=[.AA35]+0" table:style-name="ce4">
            <text:p>32.33</text:p>
          </table:table-cell>
          <table:table-cell office:value-type="string" table:style-name="ce5">
            <text:p>30<text:span text:style-name="T3">: </text:span><text:span text:style-name="T4">24.202992642509468</text:span></text:p>
          </table:table-cell>
          <table:table-cell office:value-type="string" office:string-value="24.202992642509468" table:formula="of:=RIGHT([.AC35];LEN([.AC35])-4)" table:style-name="ce4">
            <text:p>24.202992642509468</text:p>
          </table:table-cell>
          <table:table-cell office:value-type="float" office:value="24.2029926425094" table:formula="of:=[.AD35]+0" table:style-name="ce4">
            <text:p>24.20</text:p>
          </table:table-cell>
          <table:table-cell office:value-type="float" office:value="41.325684212416171" table:formula="of:=([.D35]+[.G35]+[.J35]+[.M35]+[.P35]+[.S35]+[.V35]+[.Y35]+[.AB35])/9" table:style-name="ce4">
            <text:p>41.33</text:p>
          </table:table-cell>
          <table:table-cell office:value-type="float" office:value="16.420033976243101" table:formula="of:=STDEV([.D35];[.G35];[.J35];[.M35];[.P35];[.S35];[.V35];[.Y35];[.AB35];[.AE35])" table:style-name="ce1">
            <text:p>16.42003398</text:p>
          </table:table-cell>
          <table:table-cell table:number-columns-repeated="16351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48.74876760230942</text:span></text:p>
          </table:table-cell>
          <table:table-cell office:value-type="string" office:string-value="48.74876760230942" table:formula="of:=RIGHT([.B36];LEN([.B36])-4)" table:style-name="ce4">
            <text:p>48.74876760230942</text:p>
          </table:table-cell>
          <table:table-cell office:value-type="float" office:value="48.7487676023094" table:formula="of:=[.C36]+0" table:style-name="ce4">
            <text:p>48.75</text:p>
          </table:table-cell>
          <table:table-cell office:value-type="string" table:style-name="ce2">
            <text:p>31<text:span text:style-name="T1">: </text:span><text:span text:style-name="T2">70.86943578569881</text:span></text:p>
          </table:table-cell>
          <table:table-cell office:value-type="string" office:string-value="70.86943578569881" table:formula="of:=RIGHT([.E36];LEN([.E36])-4)" table:style-name="ce4">
            <text:p>70.86943578569881</text:p>
          </table:table-cell>
          <table:table-cell office:value-type="float" office:value="70.869435785698798" table:formula="of:=[.F36]+0" table:style-name="ce4">
            <text:p>70.87</text:p>
          </table:table-cell>
          <table:table-cell office:value-type="string" table:style-name="ce2">
            <text:p>31<text:span text:style-name="T1">: </text:span><text:span text:style-name="T2">31.61807088909734</text:span></text:p>
          </table:table-cell>
          <table:table-cell office:value-type="string" office:string-value="31.61807088909734" table:formula="of:=RIGHT([.H36];LEN([.H36])-4)" table:style-name="ce4">
            <text:p>31.61807088909734</text:p>
          </table:table-cell>
          <table:table-cell office:value-type="float" office:value="31.6180708890973" table:formula="of:=[.I36]+0" table:style-name="ce4">
            <text:p>31.62</text:p>
          </table:table-cell>
          <table:table-cell office:value-type="string" table:style-name="ce2">
            <text:p>31<text:span text:style-name="T1">: </text:span><text:span text:style-name="T2">39.81698649699338</text:span></text:p>
          </table:table-cell>
          <table:table-cell office:value-type="string" office:string-value="39.81698649699338" table:formula="of:=RIGHT([.K36];LEN([.K36])-4)" table:style-name="ce4">
            <text:p>39.81698649699338</text:p>
          </table:table-cell>
          <table:table-cell office:value-type="float" office:value="39.816986496993302" table:formula="of:=[.L36]+0" table:style-name="ce4">
            <text:p>39.82</text:p>
          </table:table-cell>
          <table:table-cell office:value-type="string" table:style-name="ce2">
            <text:p>31<text:span text:style-name="T1">: </text:span><text:span text:style-name="T2">23.125175089653858</text:span></text:p>
          </table:table-cell>
          <table:table-cell office:value-type="string" office:string-value="23.125175089653858" table:formula="of:=RIGHT([.N36];LEN([.N36])-4)" table:style-name="ce4">
            <text:p>23.125175089653858</text:p>
          </table:table-cell>
          <table:table-cell office:value-type="float" office:value="23.125175089653801" table:formula="of:=[.O36]+0" table:style-name="ce4">
            <text:p>23.13</text:p>
          </table:table-cell>
          <table:table-cell office:value-type="string" table:style-name="ce5">
            <text:p>31<text:span text:style-name="T3">: </text:span><text:span text:style-name="T4">25.22565151740962</text:span></text:p>
          </table:table-cell>
          <table:table-cell office:value-type="string" office:string-value="25.22565151740962" table:formula="of:=RIGHT([.Q36];LEN([.Q36])-4)" table:style-name="ce4">
            <text:p>25.22565151740962</text:p>
          </table:table-cell>
          <table:table-cell office:value-type="float" office:value="25.225651517409599" table:formula="of:=[.R36]+0" table:style-name="ce4">
            <text:p>25.23</text:p>
          </table:table-cell>
          <table:table-cell office:value-type="string" table:style-name="ce5">
            <text:p>31<text:span text:style-name="T3">: </text:span><text:span text:style-name="T4">31.344566488490862</text:span></text:p>
          </table:table-cell>
          <table:table-cell office:value-type="string" office:string-value="31.344566488490862" table:formula="of:=RIGHT([.T36];LEN([.T36])-4)" table:style-name="ce4">
            <text:p>31.344566488490862</text:p>
          </table:table-cell>
          <table:table-cell office:value-type="float" office:value="31.344566488490798" table:formula="of:=[.U36]+0" table:style-name="ce4">
            <text:p>31.34</text:p>
          </table:table-cell>
          <table:table-cell office:value-type="string" table:style-name="ce5">
            <text:p>31<text:span text:style-name="T3">: </text:span><text:span text:style-name="T4">61.826502961788535</text:span></text:p>
          </table:table-cell>
          <table:table-cell office:value-type="string" office:string-value="61.826502961788535" table:formula="of:=RIGHT([.W36];LEN([.W36])-4)" table:style-name="ce4">
            <text:p>61.826502961788535</text:p>
          </table:table-cell>
          <table:table-cell office:value-type="float" office:value="61.826502961788499" table:formula="of:=[.X36]+0" table:style-name="ce4">
            <text:p>61.83</text:p>
          </table:table-cell>
          <table:table-cell office:value-type="string" table:style-name="ce5">
            <text:p>31<text:span text:style-name="T3">: </text:span><text:span text:style-name="T4">31.858992034517183</text:span></text:p>
          </table:table-cell>
          <table:table-cell office:value-type="string" office:string-value="31.858992034517183" table:formula="of:=RIGHT([.Z36];LEN([.Z36])-4)" table:style-name="ce4">
            <text:p>31.858992034517183</text:p>
          </table:table-cell>
          <table:table-cell office:value-type="float" office:value="31.858992034517101" table:formula="of:=[.AA36]+0" table:style-name="ce4">
            <text:p>31.86</text:p>
          </table:table-cell>
          <table:table-cell office:value-type="string" table:style-name="ce5">
            <text:p>31<text:span text:style-name="T3">: </text:span><text:span text:style-name="T4">25.23831913799855</text:span></text:p>
          </table:table-cell>
          <table:table-cell office:value-type="string" office:string-value="25.23831913799855" table:formula="of:=RIGHT([.AC36];LEN([.AC36])-4)" table:style-name="ce4">
            <text:p>25.23831913799855</text:p>
          </table:table-cell>
          <table:table-cell office:value-type="float" office:value="25.238319137998499" table:formula="of:=[.AD36]+0" table:style-name="ce4">
            <text:p>25.24</text:p>
          </table:table-cell>
          <table:table-cell office:value-type="float" office:value="40.492683207328731" table:formula="of:=([.D36]+[.G36]+[.J36]+[.M36]+[.P36]+[.S36]+[.V36]+[.Y36]+[.AB36])/9" table:style-name="ce4">
            <text:p>40.49</text:p>
          </table:table-cell>
          <table:table-cell office:value-type="float" office:value="16.423643256512758" table:formula="of:=STDEV([.D36];[.G36];[.J36];[.M36];[.P36];[.S36];[.V36];[.Y36];[.AB36];[.AE36])" table:style-name="ce1">
            <text:p>16.42364326</text:p>
          </table:table-cell>
          <table:table-cell table:number-columns-repeated="16351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41.11973692618843</text:span></text:p>
          </table:table-cell>
          <table:table-cell office:value-type="string" office:string-value="41.11973692618843" table:formula="of:=RIGHT([.B37];LEN([.B37])-4)" table:style-name="ce4">
            <text:p>41.11973692618843</text:p>
          </table:table-cell>
          <table:table-cell office:value-type="float" office:value="41.119736926188402" table:formula="of:=[.C37]+0" table:style-name="ce4">
            <text:p>41.12</text:p>
          </table:table-cell>
          <table:table-cell office:value-type="string" table:style-name="ce2">
            <text:p>32<text:span text:style-name="T1">: </text:span><text:span text:style-name="T2">73.29206339443127</text:span></text:p>
          </table:table-cell>
          <table:table-cell office:value-type="string" office:string-value="73.29206339443127" table:formula="of:=RIGHT([.E37];LEN([.E37])-4)" table:style-name="ce4">
            <text:p>73.29206339443127</text:p>
          </table:table-cell>
          <table:table-cell office:value-type="float" office:value="73.292063394431196" table:formula="of:=[.F37]+0" table:style-name="ce4">
            <text:p>73.29</text:p>
          </table:table-cell>
          <table:table-cell office:value-type="string" table:style-name="ce2">
            <text:p>32<text:span text:style-name="T1">: </text:span><text:span text:style-name="T2">35.78838055420057</text:span></text:p>
          </table:table-cell>
          <table:table-cell office:value-type="string" office:string-value="35.78838055420057" table:formula="of:=RIGHT([.H37];LEN([.H37])-4)" table:style-name="ce4">
            <text:p>35.78838055420057</text:p>
          </table:table-cell>
          <table:table-cell office:value-type="float" office:value="35.788380554200501" table:formula="of:=[.I37]+0" table:style-name="ce4">
            <text:p>35.79</text:p>
          </table:table-cell>
          <table:table-cell office:value-type="string" table:style-name="ce2">
            <text:p>32<text:span text:style-name="T1">: </text:span><text:span text:style-name="T2">40.44463267854182</text:span></text:p>
          </table:table-cell>
          <table:table-cell office:value-type="string" office:string-value="40.44463267854182" table:formula="of:=RIGHT([.K37];LEN([.K37])-4)" table:style-name="ce4">
            <text:p>40.44463267854182</text:p>
          </table:table-cell>
          <table:table-cell office:value-type="float" office:value="40.444632678541801" table:formula="of:=[.L37]+0" table:style-name="ce4">
            <text:p>40.44</text:p>
          </table:table-cell>
          <table:table-cell office:value-type="string" table:style-name="ce2">
            <text:p>32<text:span text:style-name="T1">: </text:span><text:span text:style-name="T2">25.75934956035145</text:span></text:p>
          </table:table-cell>
          <table:table-cell office:value-type="string" office:string-value="25.75934956035145" table:formula="of:=RIGHT([.N37];LEN([.N37])-4)" table:style-name="ce4">
            <text:p>25.75934956035145</text:p>
          </table:table-cell>
          <table:table-cell office:value-type="float" office:value="25.759349560351399" table:formula="of:=[.O37]+0" table:style-name="ce4">
            <text:p>25.76</text:p>
          </table:table-cell>
          <table:table-cell office:value-type="string" table:style-name="ce5">
            <text:p>32<text:span text:style-name="T3">: </text:span><text:span text:style-name="T4">28.141661667342113</text:span></text:p>
          </table:table-cell>
          <table:table-cell office:value-type="string" office:string-value="28.141661667342113" table:formula="of:=RIGHT([.Q37];LEN([.Q37])-4)" table:style-name="ce4">
            <text:p>28.141661667342113</text:p>
          </table:table-cell>
          <table:table-cell office:value-type="float" office:value="28.141661667342099" table:formula="of:=[.R37]+0" table:style-name="ce4">
            <text:p>28.14</text:p>
          </table:table-cell>
          <table:table-cell office:value-type="string" table:style-name="ce5">
            <text:p>32<text:span text:style-name="T3">: </text:span><text:span text:style-name="T4">30.437658841857132</text:span></text:p>
          </table:table-cell>
          <table:table-cell office:value-type="string" office:string-value="30.437658841857132" table:formula="of:=RIGHT([.T37];LEN([.T37])-4)" table:style-name="ce4">
            <text:p>30.437658841857132</text:p>
          </table:table-cell>
          <table:table-cell office:value-type="float" office:value="30.4376588418571" table:formula="of:=[.U37]+0" table:style-name="ce4">
            <text:p>30.44</text:p>
          </table:table-cell>
          <table:table-cell office:value-type="string" table:style-name="ce5">
            <text:p>32<text:span text:style-name="T3">: </text:span><text:span text:style-name="T4">74.14696124470659</text:span></text:p>
          </table:table-cell>
          <table:table-cell office:value-type="string" office:string-value="74.14696124470659" table:formula="of:=RIGHT([.W37];LEN([.W37])-4)" table:style-name="ce4">
            <text:p>74.14696124470659</text:p>
          </table:table-cell>
          <table:table-cell office:value-type="float" office:value="74.146961244706503" table:formula="of:=[.X37]+0" table:style-name="ce4">
            <text:p>74.15</text:p>
          </table:table-cell>
          <table:table-cell office:value-type="string" table:style-name="ce5">
            <text:p>32<text:span text:style-name="T3">: </text:span><text:span text:style-name="T4">44.515796741672276</text:span></text:p>
          </table:table-cell>
          <table:table-cell office:value-type="string" office:string-value="44.515796741672276" table:formula="of:=RIGHT([.Z37];LEN([.Z37])-4)" table:style-name="ce4">
            <text:p>44.515796741672276</text:p>
          </table:table-cell>
          <table:table-cell office:value-type="float" office:value="44.515796741672197" table:formula="of:=[.AA37]+0" table:style-name="ce4">
            <text:p>44.52</text:p>
          </table:table-cell>
          <table:table-cell office:value-type="string" table:style-name="ce5">
            <text:p>32<text:span text:style-name="T3">: </text:span><text:span text:style-name="T4">26.240215344784986</text:span></text:p>
          </table:table-cell>
          <table:table-cell office:value-type="string" office:string-value="26.240215344784986" table:formula="of:=RIGHT([.AC37];LEN([.AC37])-4)" table:style-name="ce4">
            <text:p>26.240215344784986</text:p>
          </table:table-cell>
          <table:table-cell office:value-type="float" office:value="26.2402153447849" table:formula="of:=[.AD37]+0" table:style-name="ce4">
            <text:p>26.24</text:p>
          </table:table-cell>
          <table:table-cell office:value-type="float" office:value="43.73847128992125" table:formula="of:=([.D37]+[.G37]+[.J37]+[.M37]+[.P37]+[.S37]+[.V37]+[.Y37]+[.AB37])/9" table:style-name="ce4">
            <text:p>43.74</text:p>
          </table:table-cell>
          <table:table-cell office:value-type="float" office:value="17.946207748581934" table:formula="of:=STDEV([.D37];[.G37];[.J37];[.M37];[.P37];[.S37];[.V37];[.Y37];[.AB37];[.AE37])" table:style-name="ce1">
            <text:p>17.94620775</text:p>
          </table:table-cell>
          <table:table-cell table:number-columns-repeated="16351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51.78928312830359</text:span></text:p>
          </table:table-cell>
          <table:table-cell office:value-type="string" office:string-value="51.78928312830359" table:formula="of:=RIGHT([.B38];LEN([.B38])-4)" table:style-name="ce4">
            <text:p>51.78928312830359</text:p>
          </table:table-cell>
          <table:table-cell office:value-type="float" office:value="51.789283128303502" table:formula="of:=[.C38]+0" table:style-name="ce4">
            <text:p>51.79</text:p>
          </table:table-cell>
          <table:table-cell office:value-type="string" table:style-name="ce2">
            <text:p>33<text:span text:style-name="T1">: </text:span><text:span text:style-name="T2">80.19802088493542</text:span></text:p>
          </table:table-cell>
          <table:table-cell office:value-type="string" office:string-value="80.19802088493542" table:formula="of:=RIGHT([.E38];LEN([.E38])-4)" table:style-name="ce4">
            <text:p>80.19802088493542</text:p>
          </table:table-cell>
          <table:table-cell office:value-type="float" office:value="80.198020884935403" table:formula="of:=[.F38]+0" table:style-name="ce4">
            <text:p>80.20</text:p>
          </table:table-cell>
          <table:table-cell office:value-type="string" table:style-name="ce2">
            <text:p>33<text:span text:style-name="T1">: </text:span><text:span text:style-name="T2">42.77944092184275</text:span></text:p>
          </table:table-cell>
          <table:table-cell office:value-type="string" office:string-value="42.77944092184275" table:formula="of:=RIGHT([.H38];LEN([.H38])-4)" table:style-name="ce4">
            <text:p>42.77944092184275</text:p>
          </table:table-cell>
          <table:table-cell office:value-type="float" office:value="42.779440921842699" table:formula="of:=[.I38]+0" table:style-name="ce4">
            <text:p>42.78</text:p>
          </table:table-cell>
          <table:table-cell office:value-type="string" table:style-name="ce2">
            <text:p>33<text:span text:style-name="T1">: </text:span><text:span text:style-name="T2">47.47247106221789</text:span></text:p>
          </table:table-cell>
          <table:table-cell office:value-type="string" office:string-value="47.47247106221789" table:formula="of:=RIGHT([.K38];LEN([.K38])-4)" table:style-name="ce4">
            <text:p>47.47247106221789</text:p>
          </table:table-cell>
          <table:table-cell office:value-type="float" office:value="47.472471062217799" table:formula="of:=[.L38]+0" table:style-name="ce4">
            <text:p>47.47</text:p>
          </table:table-cell>
          <table:table-cell office:value-type="string" table:style-name="ce2">
            <text:p>33<text:span text:style-name="T1">: </text:span><text:span text:style-name="T2">26.794483431729777</text:span></text:p>
          </table:table-cell>
          <table:table-cell office:value-type="string" office:string-value="26.794483431729777" table:formula="of:=RIGHT([.N38];LEN([.N38])-4)" table:style-name="ce4">
            <text:p>26.794483431729777</text:p>
          </table:table-cell>
          <table:table-cell office:value-type="float" office:value="26.794483431729699" table:formula="of:=[.O38]+0" table:style-name="ce4">
            <text:p>26.79</text:p>
          </table:table-cell>
          <table:table-cell office:value-type="string" table:style-name="ce5">
            <text:p>33<text:span text:style-name="T3">: </text:span><text:span text:style-name="T4">24.383777053413198</text:span></text:p>
          </table:table-cell>
          <table:table-cell office:value-type="string" office:string-value="24.383777053413198" table:formula="of:=RIGHT([.Q38];LEN([.Q38])-4)" table:style-name="ce4">
            <text:p>24.383777053413198</text:p>
          </table:table-cell>
          <table:table-cell office:value-type="float" office:value="24.383777053413102" table:formula="of:=[.R38]+0" table:style-name="ce4">
            <text:p>24.38</text:p>
          </table:table-cell>
          <table:table-cell office:value-type="string" table:style-name="ce5">
            <text:p>33<text:span text:style-name="T3">: </text:span><text:span text:style-name="T4">37.640707428906374</text:span></text:p>
          </table:table-cell>
          <table:table-cell office:value-type="string" office:string-value="37.640707428906374" table:formula="of:=RIGHT([.T38];LEN([.T38])-4)" table:style-name="ce4">
            <text:p>37.640707428906374</text:p>
          </table:table-cell>
          <table:table-cell office:value-type="float" office:value="37.640707428906303" table:formula="of:=[.U38]+0" table:style-name="ce4">
            <text:p>37.64</text:p>
          </table:table-cell>
          <table:table-cell office:value-type="string" table:style-name="ce5">
            <text:p>33<text:span text:style-name="T3">: </text:span><text:span text:style-name="T4">82.25507384910628</text:span></text:p>
          </table:table-cell>
          <table:table-cell office:value-type="string" office:string-value="82.25507384910628" table:formula="of:=RIGHT([.W38];LEN([.W38])-4)" table:style-name="ce4">
            <text:p>82.25507384910628</text:p>
          </table:table-cell>
          <table:table-cell office:value-type="float" office:value="82.255073849106196" table:formula="of:=[.X38]+0" table:style-name="ce4">
            <text:p>82.26</text:p>
          </table:table-cell>
          <table:table-cell office:value-type="string" table:style-name="ce5">
            <text:p>33<text:span text:style-name="T3">: </text:span><text:span text:style-name="T4">46.419926382030006</text:span></text:p>
          </table:table-cell>
          <table:table-cell office:value-type="string" office:string-value="46.419926382030006" table:formula="of:=RIGHT([.Z38];LEN([.Z38])-4)" table:style-name="ce4">
            <text:p>46.419926382030006</text:p>
          </table:table-cell>
          <table:table-cell office:value-type="float" office:value="46.419926382029999" table:formula="of:=[.AA38]+0" table:style-name="ce4">
            <text:p>46.42</text:p>
          </table:table-cell>
          <table:table-cell office:value-type="string" table:style-name="ce5">
            <text:p>33<text:span text:style-name="T3">: </text:span><text:span text:style-name="T4">28.655006639661387</text:span></text:p>
          </table:table-cell>
          <table:table-cell office:value-type="string" office:string-value="28.655006639661387" table:formula="of:=RIGHT([.AC38];LEN([.AC38])-4)" table:style-name="ce4">
            <text:p>28.655006639661387</text:p>
          </table:table-cell>
          <table:table-cell office:value-type="float" office:value="28.655006639661298" table:formula="of:=[.AD38]+0" table:style-name="ce4">
            <text:p>28.66</text:p>
          </table:table-cell>
          <table:table-cell office:value-type="float" office:value="48.859242682498298" table:formula="of:=([.D38]+[.G38]+[.J38]+[.M38]+[.P38]+[.S38]+[.V38]+[.Y38]+[.AB38])/9" table:style-name="ce4">
            <text:p>48.86</text:p>
          </table:table-cell>
          <table:table-cell office:value-type="float" office:value="20.357828619727609" table:formula="of:=STDEV([.D38];[.G38];[.J38];[.M38];[.P38];[.S38];[.V38];[.Y38];[.AB38];[.AE38])" table:style-name="ce1">
            <text:p>20.35782862</text:p>
          </table:table-cell>
          <table:table-cell table:number-columns-repeated="16351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46.83464604920505</text:span></text:p>
          </table:table-cell>
          <table:table-cell office:value-type="string" office:string-value="46.83464604920505" table:formula="of:=RIGHT([.B39];LEN([.B39])-4)" table:style-name="ce4">
            <text:p>46.83464604920505</text:p>
          </table:table-cell>
          <table:table-cell office:value-type="float" office:value="46.834646049204999" table:formula="of:=[.C39]+0" table:style-name="ce4">
            <text:p>46.83</text:p>
          </table:table-cell>
          <table:table-cell office:value-type="string" table:style-name="ce2">
            <text:p>34<text:span text:style-name="T1">: </text:span><text:span text:style-name="T2">69.77813618399362</text:span></text:p>
          </table:table-cell>
          <table:table-cell office:value-type="string" office:string-value="69.77813618399362" table:formula="of:=RIGHT([.E39];LEN([.E39])-4)" table:style-name="ce4">
            <text:p>69.77813618399362</text:p>
          </table:table-cell>
          <table:table-cell office:value-type="float" office:value="69.778136183993595" table:formula="of:=[.F39]+0" table:style-name="ce4">
            <text:p>69.78</text:p>
          </table:table-cell>
          <table:table-cell office:value-type="string" table:style-name="ce2">
            <text:p>34<text:span text:style-name="T1">: </text:span><text:span text:style-name="T2">40.165291062275095</text:span></text:p>
          </table:table-cell>
          <table:table-cell office:value-type="string" office:string-value="40.165291062275095" table:formula="of:=RIGHT([.H39];LEN([.H39])-4)" table:style-name="ce4">
            <text:p>40.165291062275095</text:p>
          </table:table-cell>
          <table:table-cell office:value-type="float" office:value="40.165291062275003" table:formula="of:=[.I39]+0" table:style-name="ce4">
            <text:p>40.17</text:p>
          </table:table-cell>
          <table:table-cell office:value-type="string" table:style-name="ce2">
            <text:p>34<text:span text:style-name="T1">: </text:span><text:span text:style-name="T2">40.90676584266104</text:span></text:p>
          </table:table-cell>
          <table:table-cell office:value-type="string" office:string-value="40.90676584266104" table:formula="of:=RIGHT([.K39];LEN([.K39])-4)" table:style-name="ce4">
            <text:p>40.90676584266104</text:p>
          </table:table-cell>
          <table:table-cell office:value-type="float" office:value="40.906765842661002" table:formula="of:=[.L39]+0" table:style-name="ce4">
            <text:p>40.91</text:p>
          </table:table-cell>
          <table:table-cell office:value-type="string" table:style-name="ce2">
            <text:p>34<text:span text:style-name="T1">: </text:span><text:span text:style-name="T2">29.06860581605078</text:span></text:p>
          </table:table-cell>
          <table:table-cell office:value-type="string" office:string-value="29.06860581605078" table:formula="of:=RIGHT([.N39];LEN([.N39])-4)" table:style-name="ce4">
            <text:p>29.06860581605078</text:p>
          </table:table-cell>
          <table:table-cell office:value-type="float" office:value="29.068605816050699" table:formula="of:=[.O39]+0" table:style-name="ce4">
            <text:p>29.07</text:p>
          </table:table-cell>
          <table:table-cell office:value-type="string" table:style-name="ce5">
            <text:p>34<text:span text:style-name="T3">: </text:span><text:span text:style-name="T4">25.908240061813796</text:span></text:p>
          </table:table-cell>
          <table:table-cell office:value-type="string" office:string-value="25.908240061813796" table:formula="of:=RIGHT([.Q39];LEN([.Q39])-4)" table:style-name="ce4">
            <text:p>25.908240061813796</text:p>
          </table:table-cell>
          <table:table-cell office:value-type="float" office:value="25.9082400618137" table:formula="of:=[.R39]+0" table:style-name="ce4">
            <text:p>25.91</text:p>
          </table:table-cell>
          <table:table-cell office:value-type="string" table:style-name="ce5">
            <text:p>34<text:span text:style-name="T3">: </text:span><text:span text:style-name="T4">36.034671438992476</text:span></text:p>
          </table:table-cell>
          <table:table-cell office:value-type="string" office:string-value="36.034671438992476" table:formula="of:=RIGHT([.T39];LEN([.T39])-4)" table:style-name="ce4">
            <text:p>36.034671438992476</text:p>
          </table:table-cell>
          <table:table-cell office:value-type="float" office:value="36.034671438992397" table:formula="of:=[.U39]+0" table:style-name="ce4">
            <text:p>36.03</text:p>
          </table:table-cell>
          <table:table-cell office:value-type="string" table:style-name="ce5">
            <text:p>34<text:span text:style-name="T3">: </text:span><text:span text:style-name="T4">66.83131959895316</text:span></text:p>
          </table:table-cell>
          <table:table-cell office:value-type="string" office:string-value="66.83131959895316" table:formula="of:=RIGHT([.W39];LEN([.W39])-4)" table:style-name="ce4">
            <text:p>66.83131959895316</text:p>
          </table:table-cell>
          <table:table-cell office:value-type="float" office:value="66.831319598953101" table:formula="of:=[.X39]+0" table:style-name="ce4">
            <text:p>66.83</text:p>
          </table:table-cell>
          <table:table-cell office:value-type="string" table:style-name="ce5">
            <text:p>34<text:span text:style-name="T3">: </text:span><text:span text:style-name="T4">35.48883325623075</text:span></text:p>
          </table:table-cell>
          <table:table-cell office:value-type="string" office:string-value="35.48883325623075" table:formula="of:=RIGHT([.Z39];LEN([.Z39])-4)" table:style-name="ce4">
            <text:p>35.48883325623075</text:p>
          </table:table-cell>
          <table:table-cell office:value-type="float" office:value="35.488833256230699" table:formula="of:=[.AA39]+0" table:style-name="ce4">
            <text:p>35.49</text:p>
          </table:table-cell>
          <table:table-cell office:value-type="string" table:style-name="ce5">
            <text:p>34<text:span text:style-name="T3">: </text:span><text:span text:style-name="T4">33.49871409993331</text:span></text:p>
          </table:table-cell>
          <table:table-cell office:value-type="string" office:string-value="33.49871409993331" table:formula="of:=RIGHT([.AC39];LEN([.AC39])-4)" table:style-name="ce4">
            <text:p>33.49871409993331</text:p>
          </table:table-cell>
          <table:table-cell office:value-type="float" office:value="33.498714099933302" table:formula="of:=[.AD39]+0" table:style-name="ce4">
            <text:p>33.50</text:p>
          </table:table-cell>
          <table:table-cell office:value-type="float" office:value="43.446278812241687" table:formula="of:=([.D39]+[.G39]+[.J39]+[.M39]+[.P39]+[.S39]+[.V39]+[.Y39]+[.AB39])/9" table:style-name="ce4">
            <text:p>43.45</text:p>
          </table:table-cell>
          <table:table-cell office:value-type="float" office:value="14.871799082219232" table:formula="of:=STDEV([.D39];[.G39];[.J39];[.M39];[.P39];[.S39];[.V39];[.Y39];[.AB39];[.AE39])" table:style-name="ce1">
            <text:p>14.87179908</text:p>
          </table:table-cell>
          <table:table-cell table:number-columns-repeated="16351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40.59423970029898</text:span></text:p>
          </table:table-cell>
          <table:table-cell office:value-type="string" office:string-value="40.59423970029898" table:formula="of:=RIGHT([.B40];LEN([.B40])-4)" table:style-name="ce4">
            <text:p>40.59423970029898</text:p>
          </table:table-cell>
          <table:table-cell office:value-type="float" office:value="40.5942397002989" table:formula="of:=[.C40]+0" table:style-name="ce4">
            <text:p>40.59</text:p>
          </table:table-cell>
          <table:table-cell office:value-type="string" table:style-name="ce2">
            <text:p>35<text:span text:style-name="T1">: </text:span><text:span text:style-name="T2">74.61220505715343</text:span></text:p>
          </table:table-cell>
          <table:table-cell office:value-type="string" office:string-value="74.61220505715343" table:formula="of:=RIGHT([.E40];LEN([.E40])-4)" table:style-name="ce4">
            <text:p>74.61220505715343</text:p>
          </table:table-cell>
          <table:table-cell office:value-type="float" office:value="74.612205057153403" table:formula="of:=[.F40]+0" table:style-name="ce4">
            <text:p>74.61</text:p>
          </table:table-cell>
          <table:table-cell office:value-type="string" table:style-name="ce2">
            <text:p>35<text:span text:style-name="T1">: </text:span><text:span text:style-name="T2">40.441090668294315</text:span></text:p>
          </table:table-cell>
          <table:table-cell office:value-type="string" office:string-value="40.441090668294315" table:formula="of:=RIGHT([.H40];LEN([.H40])-4)" table:style-name="ce4">
            <text:p>40.441090668294315</text:p>
          </table:table-cell>
          <table:table-cell office:value-type="float" office:value="40.441090668294301" table:formula="of:=[.I40]+0" table:style-name="ce4">
            <text:p>40.44</text:p>
          </table:table-cell>
          <table:table-cell office:value-type="string" table:style-name="ce2">
            <text:p>35<text:span text:style-name="T1">: </text:span><text:span text:style-name="T2">44.186705234188636</text:span></text:p>
          </table:table-cell>
          <table:table-cell office:value-type="string" office:string-value="44.186705234188636" table:formula="of:=RIGHT([.K40];LEN([.K40])-4)" table:style-name="ce4">
            <text:p>44.186705234188636</text:p>
          </table:table-cell>
          <table:table-cell office:value-type="float" office:value="44.186705234188601" table:formula="of:=[.L40]+0" table:style-name="ce4">
            <text:p>44.19</text:p>
          </table:table-cell>
          <table:table-cell office:value-type="string" table:style-name="ce2">
            <text:p>35<text:span text:style-name="T1">: </text:span><text:span text:style-name="T2">29.36404804940259</text:span></text:p>
          </table:table-cell>
          <table:table-cell office:value-type="string" office:string-value="29.36404804940259" table:formula="of:=RIGHT([.N40];LEN([.N40])-4)" table:style-name="ce4">
            <text:p>29.36404804940259</text:p>
          </table:table-cell>
          <table:table-cell office:value-type="float" office:value="29.364048049402498" table:formula="of:=[.O40]+0" table:style-name="ce4">
            <text:p>29.36</text:p>
          </table:table-cell>
          <table:table-cell office:value-type="string" table:style-name="ce5">
            <text:p>35<text:span text:style-name="T3">: </text:span><text:span text:style-name="T4">21.357756312519832</text:span></text:p>
          </table:table-cell>
          <table:table-cell office:value-type="string" office:string-value="21.357756312519832" table:formula="of:=RIGHT([.Q40];LEN([.Q40])-4)" table:style-name="ce4">
            <text:p>21.357756312519832</text:p>
          </table:table-cell>
          <table:table-cell office:value-type="float" office:value="21.3577563125198" table:formula="of:=[.R40]+0" table:style-name="ce4">
            <text:p>21.36</text:p>
          </table:table-cell>
          <table:table-cell office:value-type="string" table:style-name="ce5">
            <text:p>35<text:span text:style-name="T3">: </text:span><text:span text:style-name="T4">38.16676386029565</text:span></text:p>
          </table:table-cell>
          <table:table-cell office:value-type="string" office:string-value="38.16676386029565" table:formula="of:=RIGHT([.T40];LEN([.T40])-4)" table:style-name="ce4">
            <text:p>38.16676386029565</text:p>
          </table:table-cell>
          <table:table-cell office:value-type="float" office:value="38.166763860295603" table:formula="of:=[.U40]+0" table:style-name="ce4">
            <text:p>38.17</text:p>
          </table:table-cell>
          <table:table-cell office:value-type="string" table:style-name="ce5">
            <text:p>35<text:span text:style-name="T3">: </text:span><text:span text:style-name="T4">83.49266935804454</text:span></text:p>
          </table:table-cell>
          <table:table-cell office:value-type="string" office:string-value="83.49266935804454" table:formula="of:=RIGHT([.W40];LEN([.W40])-4)" table:style-name="ce4">
            <text:p>83.49266935804454</text:p>
          </table:table-cell>
          <table:table-cell office:value-type="float" office:value="83.492669358044495" table:formula="of:=[.X40]+0" table:style-name="ce4">
            <text:p>83.49</text:p>
          </table:table-cell>
          <table:table-cell office:value-type="string" table:style-name="ce5">
            <text:p>35<text:span text:style-name="T3">: </text:span><text:span text:style-name="T4">39.24063938174099</text:span></text:p>
          </table:table-cell>
          <table:table-cell office:value-type="string" office:string-value="39.24063938174099" table:formula="of:=RIGHT([.Z40];LEN([.Z40])-4)" table:style-name="ce4">
            <text:p>39.24063938174099</text:p>
          </table:table-cell>
          <table:table-cell office:value-type="float" office:value="39.240639381740898" table:formula="of:=[.AA40]+0" table:style-name="ce4">
            <text:p>39.24</text:p>
          </table:table-cell>
          <table:table-cell office:value-type="string" table:style-name="ce5">
            <text:p>35<text:span text:style-name="T3">: </text:span><text:span text:style-name="T4">38.87547028743954</text:span></text:p>
          </table:table-cell>
          <table:table-cell office:value-type="string" office:string-value="38.87547028743954" table:formula="of:=RIGHT([.AC40];LEN([.AC40])-4)" table:style-name="ce4">
            <text:p>38.87547028743954</text:p>
          </table:table-cell>
          <table:table-cell office:value-type="float" office:value="38.875470287439498" table:formula="of:=[.AD40]+0" table:style-name="ce4">
            <text:p>38.88</text:p>
          </table:table-cell>
          <table:table-cell office:value-type="float" office:value="45.717346402437613" table:formula="of:=([.D40]+[.G40]+[.J40]+[.M40]+[.P40]+[.S40]+[.V40]+[.Y40]+[.AB40])/9" table:style-name="ce4">
            <text:p>45.72</text:p>
          </table:table-cell>
          <table:table-cell office:value-type="float" office:value="19.207131225266462" table:formula="of:=STDEV([.D40];[.G40];[.J40];[.M40];[.P40];[.S40];[.V40];[.Y40];[.AB40];[.AE40])" table:style-name="ce1">
            <text:p>19.20713123</text:p>
          </table:table-cell>
          <table:table-cell table:number-columns-repeated="16351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7.29095262205938</text:span></text:p>
          </table:table-cell>
          <table:table-cell office:value-type="string" office:string-value="37.29095262205938" table:formula="of:=RIGHT([.B41];LEN([.B41])-4)" table:style-name="ce4">
            <text:p>37.29095262205938</text:p>
          </table:table-cell>
          <table:table-cell office:value-type="float" office:value="37.290952622059301" table:formula="of:=[.C41]+0" table:style-name="ce4">
            <text:p>37.29</text:p>
          </table:table-cell>
          <table:table-cell office:value-type="string" table:style-name="ce2">
            <text:p>36<text:span text:style-name="T1">: </text:span><text:span text:style-name="T2">74.90670027913008</text:span></text:p>
          </table:table-cell>
          <table:table-cell office:value-type="string" office:string-value="74.90670027913008" table:formula="of:=RIGHT([.E41];LEN([.E41])-4)" table:style-name="ce4">
            <text:p>74.90670027913008</text:p>
          </table:table-cell>
          <table:table-cell office:value-type="float" office:value="74.906700279130007" table:formula="of:=[.F41]+0" table:style-name="ce4">
            <text:p>74.91</text:p>
          </table:table-cell>
          <table:table-cell office:value-type="string" table:style-name="ce2">
            <text:p>36<text:span text:style-name="T1">: </text:span><text:span text:style-name="T2">44.268687537364386</text:span></text:p>
          </table:table-cell>
          <table:table-cell office:value-type="string" office:string-value="44.268687537364386" table:formula="of:=RIGHT([.H41];LEN([.H41])-4)" table:style-name="ce4">
            <text:p>44.268687537364386</text:p>
          </table:table-cell>
          <table:table-cell office:value-type="float" office:value="44.268687537364301" table:formula="of:=[.I41]+0" table:style-name="ce4">
            <text:p>44.27</text:p>
          </table:table-cell>
          <table:table-cell office:value-type="string" table:style-name="ce2">
            <text:p>36<text:span text:style-name="T1">: </text:span><text:span text:style-name="T2">38.027236896109514</text:span></text:p>
          </table:table-cell>
          <table:table-cell office:value-type="string" office:string-value="38.027236896109514" table:formula="of:=RIGHT([.K41];LEN([.K41])-4)" table:style-name="ce4">
            <text:p>38.027236896109514</text:p>
          </table:table-cell>
          <table:table-cell office:value-type="float" office:value="38.0272368961095" table:formula="of:=[.L41]+0" table:style-name="ce4">
            <text:p>38.03</text:p>
          </table:table-cell>
          <table:table-cell office:value-type="string" table:style-name="ce2">
            <text:p>36<text:span text:style-name="T1">: </text:span><text:span text:style-name="T2">27.649856485410062</text:span></text:p>
          </table:table-cell>
          <table:table-cell office:value-type="string" office:string-value="27.649856485410062" table:formula="of:=RIGHT([.N41];LEN([.N41])-4)" table:style-name="ce4">
            <text:p>27.649856485410062</text:p>
          </table:table-cell>
          <table:table-cell office:value-type="float" office:value="27.649856485410002" table:formula="of:=[.O41]+0" table:style-name="ce4">
            <text:p>27.65</text:p>
          </table:table-cell>
          <table:table-cell office:value-type="string" table:style-name="ce5">
            <text:p>36<text:span text:style-name="T3">: </text:span><text:span text:style-name="T4">16.129338004406698</text:span></text:p>
          </table:table-cell>
          <table:table-cell office:value-type="string" office:string-value="16.129338004406698" table:formula="of:=RIGHT([.Q41];LEN([.Q41])-4)" table:style-name="ce4">
            <text:p>16.129338004406698</text:p>
          </table:table-cell>
          <table:table-cell office:value-type="float" office:value="16.129338004406598" table:formula="of:=[.R41]+0" table:style-name="ce4">
            <text:p>16.13</text:p>
          </table:table-cell>
          <table:table-cell office:value-type="string" table:style-name="ce5">
            <text:p>36<text:span text:style-name="T3">: </text:span><text:span text:style-name="T4">34.811448460611096</text:span></text:p>
          </table:table-cell>
          <table:table-cell office:value-type="string" office:string-value="34.811448460611096" table:formula="of:=RIGHT([.T41];LEN([.T41])-4)" table:style-name="ce4">
            <text:p>34.811448460611096</text:p>
          </table:table-cell>
          <table:table-cell office:value-type="float" office:value="34.811448460610997" table:formula="of:=[.U41]+0" table:style-name="ce4">
            <text:p>34.81</text:p>
          </table:table-cell>
          <table:table-cell office:value-type="string" table:style-name="ce5">
            <text:p>36<text:span text:style-name="T3">: </text:span><text:span text:style-name="T4">80.85318499437177</text:span></text:p>
          </table:table-cell>
          <table:table-cell office:value-type="string" office:string-value="80.85318499437177" table:formula="of:=RIGHT([.W41];LEN([.W41])-4)" table:style-name="ce4">
            <text:p>80.85318499437177</text:p>
          </table:table-cell>
          <table:table-cell office:value-type="float" office:value="80.853184994371702" table:formula="of:=[.X41]+0" table:style-name="ce4">
            <text:p>80.85</text:p>
          </table:table-cell>
          <table:table-cell office:value-type="string" table:style-name="ce5">
            <text:p>36<text:span text:style-name="T3">: </text:span><text:span text:style-name="T4">44.004471205729864</text:span></text:p>
          </table:table-cell>
          <table:table-cell office:value-type="string" office:string-value="44.004471205729864" table:formula="of:=RIGHT([.Z41];LEN([.Z41])-4)" table:style-name="ce4">
            <text:p>44.004471205729864</text:p>
          </table:table-cell>
          <table:table-cell office:value-type="float" office:value="44.0044712057298" table:formula="of:=[.AA41]+0" table:style-name="ce4">
            <text:p>44.00</text:p>
          </table:table-cell>
          <table:table-cell office:value-type="string" table:style-name="ce5">
            <text:p>36<text:span text:style-name="T3">: </text:span><text:span text:style-name="T4">35.3943916724057</text:span></text:p>
          </table:table-cell>
          <table:table-cell office:value-type="string" office:string-value="35.3943916724057" table:formula="of:=RIGHT([.AC41];LEN([.AC41])-4)" table:style-name="ce4">
            <text:p>35.3943916724057</text:p>
          </table:table-cell>
          <table:table-cell office:value-type="float" office:value="35.394391672405703" table:formula="of:=[.AD41]+0" table:style-name="ce4">
            <text:p>35.39</text:p>
          </table:table-cell>
          <table:table-cell office:value-type="float" office:value="44.215764053910249" table:formula="of:=([.D41]+[.G41]+[.J41]+[.M41]+[.P41]+[.S41]+[.V41]+[.Y41]+[.AB41])/9" table:style-name="ce4">
            <text:p>44.22</text:p>
          </table:table-cell>
          <table:table-cell office:value-type="float" office:value="19.978558590165115" table:formula="of:=STDEV([.D41];[.G41];[.J41];[.M41];[.P41];[.S41];[.V41];[.Y41];[.AB41];[.AE41])" table:style-name="ce1">
            <text:p>19.97855859</text:p>
          </table:table-cell>
          <table:table-cell table:number-columns-repeated="16351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37.189962113337636</text:span></text:p>
          </table:table-cell>
          <table:table-cell office:value-type="string" office:string-value="37.189962113337636" table:formula="of:=RIGHT([.B42];LEN([.B42])-4)" table:style-name="ce4">
            <text:p>37.189962113337636</text:p>
          </table:table-cell>
          <table:table-cell office:value-type="float" office:value="37.1899621133376" table:formula="of:=[.C42]+0" table:style-name="ce4">
            <text:p>37.19</text:p>
          </table:table-cell>
          <table:table-cell office:value-type="string" table:style-name="ce2">
            <text:p>37<text:span text:style-name="T1">: </text:span><text:span text:style-name="T2">60.108048847112606</text:span></text:p>
          </table:table-cell>
          <table:table-cell office:value-type="string" office:string-value="60.108048847112606" table:formula="of:=RIGHT([.E42];LEN([.E42])-4)" table:style-name="ce4">
            <text:p>60.108048847112606</text:p>
          </table:table-cell>
          <table:table-cell office:value-type="float" office:value="60.108048847112599" table:formula="of:=[.F42]+0" table:style-name="ce4">
            <text:p>60.11</text:p>
          </table:table-cell>
          <table:table-cell office:value-type="string" table:style-name="ce2">
            <text:p>37<text:span text:style-name="T1">: </text:span><text:span text:style-name="T2">41.58510997345509</text:span></text:p>
          </table:table-cell>
          <table:table-cell office:value-type="string" office:string-value="41.58510997345509" table:formula="of:=RIGHT([.H42];LEN([.H42])-4)" table:style-name="ce4">
            <text:p>41.58510997345509</text:p>
          </table:table-cell>
          <table:table-cell office:value-type="float" office:value="41.585109973454998" table:formula="of:=[.I42]+0" table:style-name="ce4">
            <text:p>41.59</text:p>
          </table:table-cell>
          <table:table-cell office:value-type="string" table:style-name="ce2">
            <text:p>37<text:span text:style-name="T1">: </text:span><text:span text:style-name="T2">38.147615508471546</text:span></text:p>
          </table:table-cell>
          <table:table-cell office:value-type="string" office:string-value="38.147615508471546" table:formula="of:=RIGHT([.K42];LEN([.K42])-4)" table:style-name="ce4">
            <text:p>38.147615508471546</text:p>
          </table:table-cell>
          <table:table-cell office:value-type="float" office:value="38.147615508471503" table:formula="of:=[.L42]+0" table:style-name="ce4">
            <text:p>38.15</text:p>
          </table:table-cell>
          <table:table-cell office:value-type="string" table:style-name="ce2">
            <text:p>37<text:span text:style-name="T1">: </text:span><text:span text:style-name="T2">27.745789449624834</text:span></text:p>
          </table:table-cell>
          <table:table-cell office:value-type="string" office:string-value="27.745789449624834" table:formula="of:=RIGHT([.N42];LEN([.N42])-4)" table:style-name="ce4">
            <text:p>27.745789449624834</text:p>
          </table:table-cell>
          <table:table-cell office:value-type="float" office:value="27.745789449624802" table:formula="of:=[.O42]+0" table:style-name="ce4">
            <text:p>27.75</text:p>
          </table:table-cell>
          <table:table-cell office:value-type="string" table:style-name="ce5">
            <text:p>37<text:span text:style-name="T3">: </text:span><text:span text:style-name="T4">16.70313236756075</text:span></text:p>
          </table:table-cell>
          <table:table-cell office:value-type="string" office:string-value="16.70313236756075" table:formula="of:=RIGHT([.Q42];LEN([.Q42])-4)" table:style-name="ce4">
            <text:p>16.70313236756075</text:p>
          </table:table-cell>
          <table:table-cell office:value-type="float" office:value="16.703132367560698" table:formula="of:=[.R42]+0" table:style-name="ce4">
            <text:p>16.70</text:p>
          </table:table-cell>
          <table:table-cell office:value-type="string" table:style-name="ce5">
            <text:p>37<text:span text:style-name="T3">: </text:span><text:span text:style-name="T4">43.230303571073584</text:span></text:p>
          </table:table-cell>
          <table:table-cell office:value-type="string" office:string-value="43.230303571073584" table:formula="of:=RIGHT([.T42];LEN([.T42])-4)" table:style-name="ce4">
            <text:p>43.230303571073584</text:p>
          </table:table-cell>
          <table:table-cell office:value-type="float" office:value="43.230303571073499" table:formula="of:=[.U42]+0" table:style-name="ce4">
            <text:p>43.23</text:p>
          </table:table-cell>
          <table:table-cell office:value-type="string" table:style-name="ce5">
            <text:p>37<text:span text:style-name="T3">: </text:span><text:span text:style-name="T4">70.94181559861896</text:span></text:p>
          </table:table-cell>
          <table:table-cell office:value-type="string" office:string-value="70.94181559861896" table:formula="of:=RIGHT([.W42];LEN([.W42])-4)" table:style-name="ce4">
            <text:p>70.94181559861896</text:p>
          </table:table-cell>
          <table:table-cell office:value-type="float" office:value="70.941815598618902" table:formula="of:=[.X42]+0" table:style-name="ce4">
            <text:p>70.94</text:p>
          </table:table-cell>
          <table:table-cell office:value-type="string" table:style-name="ce5">
            <text:p>37<text:span text:style-name="T3">: </text:span><text:span text:style-name="T4">35.68507490747656</text:span></text:p>
          </table:table-cell>
          <table:table-cell office:value-type="string" office:string-value="35.68507490747656" table:formula="of:=RIGHT([.Z42];LEN([.Z42])-4)" table:style-name="ce4">
            <text:p>35.68507490747656</text:p>
          </table:table-cell>
          <table:table-cell office:value-type="float" office:value="35.685074907476498" table:formula="of:=[.AA42]+0" table:style-name="ce4">
            <text:p>35.69</text:p>
          </table:table-cell>
          <table:table-cell office:value-type="string" table:style-name="ce5">
            <text:p>37<text:span text:style-name="T3">: </text:span><text:span text:style-name="T4">32.84531600049058</text:span></text:p>
          </table:table-cell>
          <table:table-cell office:value-type="string" office:string-value="32.84531600049058" table:formula="of:=RIGHT([.AC42];LEN([.AC42])-4)" table:style-name="ce4">
            <text:p>32.84531600049058</text:p>
          </table:table-cell>
          <table:table-cell office:value-type="float" office:value="32.845316000490499" table:formula="of:=[.AD42]+0" table:style-name="ce4">
            <text:p>32.85</text:p>
          </table:table-cell>
          <table:table-cell office:value-type="float" office:value="41.259650259636793" table:formula="of:=([.D42]+[.G42]+[.J42]+[.M42]+[.P42]+[.S42]+[.V42]+[.Y42]+[.AB42])/9" table:style-name="ce4">
            <text:p>41.26</text:p>
          </table:table-cell>
          <table:table-cell office:value-type="float" office:value="15.445148116904763" table:formula="of:=STDEV([.D42];[.G42];[.J42];[.M42];[.P42];[.S42];[.V42];[.Y42];[.AB42];[.AE42])" table:style-name="ce1">
            <text:p>15.44514812</text:p>
          </table:table-cell>
          <table:table-cell table:number-columns-repeated="16351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43.59289800462059</text:span></text:p>
          </table:table-cell>
          <table:table-cell office:value-type="string" office:string-value="43.59289800462059" table:formula="of:=RIGHT([.B43];LEN([.B43])-4)" table:style-name="ce4">
            <text:p>43.59289800462059</text:p>
          </table:table-cell>
          <table:table-cell office:value-type="float" office:value="43.592898004620501" table:formula="of:=[.C43]+0" table:style-name="ce4">
            <text:p>43.59</text:p>
          </table:table-cell>
          <table:table-cell office:value-type="string" table:style-name="ce2">
            <text:p>38<text:span text:style-name="T1">: </text:span><text:span text:style-name="T2">61.42963976292485</text:span></text:p>
          </table:table-cell>
          <table:table-cell office:value-type="string" office:string-value="61.42963976292485" table:formula="of:=RIGHT([.E43];LEN([.E43])-4)" table:style-name="ce4">
            <text:p>61.42963976292485</text:p>
          </table:table-cell>
          <table:table-cell office:value-type="float" office:value="61.429639762924801" table:formula="of:=[.F43]+0" table:style-name="ce4">
            <text:p>61.43</text:p>
          </table:table-cell>
          <table:table-cell office:value-type="string" table:style-name="ce2">
            <text:p>38<text:span text:style-name="T1">: </text:span><text:span text:style-name="T2">44.94797250140603</text:span></text:p>
          </table:table-cell>
          <table:table-cell office:value-type="string" office:string-value="44.94797250140603" table:formula="of:=RIGHT([.H43];LEN([.H43])-4)" table:style-name="ce4">
            <text:p>44.94797250140603</text:p>
          </table:table-cell>
          <table:table-cell office:value-type="float" office:value="44.947972501405999" table:formula="of:=[.I43]+0" table:style-name="ce4">
            <text:p>44.95</text:p>
          </table:table-cell>
          <table:table-cell office:value-type="string" table:style-name="ce2">
            <text:p>38<text:span text:style-name="T1">: </text:span><text:span text:style-name="T2">43.39385697410846</text:span></text:p>
          </table:table-cell>
          <table:table-cell office:value-type="string" office:string-value="43.39385697410846" table:formula="of:=RIGHT([.K43];LEN([.K43])-4)" table:style-name="ce4">
            <text:p>43.39385697410846</text:p>
          </table:table-cell>
          <table:table-cell office:value-type="float" office:value="43.393856974108402" table:formula="of:=[.L43]+0" table:style-name="ce4">
            <text:p>43.39</text:p>
          </table:table-cell>
          <table:table-cell office:value-type="string" table:style-name="ce2">
            <text:p>38<text:span text:style-name="T1">: </text:span><text:span text:style-name="T2">26.787506201050242</text:span></text:p>
          </table:table-cell>
          <table:table-cell office:value-type="string" office:string-value="26.787506201050242" table:formula="of:=RIGHT([.N43];LEN([.N43])-4)" table:style-name="ce4">
            <text:p>26.787506201050242</text:p>
          </table:table-cell>
          <table:table-cell office:value-type="float" office:value="26.787506201050199" table:formula="of:=[.O43]+0" table:style-name="ce4">
            <text:p>26.79</text:p>
          </table:table-cell>
          <table:table-cell office:value-type="string" table:style-name="ce5">
            <text:p>38<text:span text:style-name="T3">: </text:span><text:span text:style-name="T4">13.598675386151829</text:span></text:p>
          </table:table-cell>
          <table:table-cell office:value-type="string" office:string-value="13.598675386151829" table:formula="of:=RIGHT([.Q43];LEN([.Q43])-4)" table:style-name="ce4">
            <text:p>13.598675386151829</text:p>
          </table:table-cell>
          <table:table-cell office:value-type="float" office:value="13.5986753861518" table:formula="of:=[.R43]+0" table:style-name="ce4">
            <text:p>13.60</text:p>
          </table:table-cell>
          <table:table-cell office:value-type="string" table:style-name="ce5">
            <text:p>38<text:span text:style-name="T3">: </text:span><text:span text:style-name="T4">36.69129952945183</text:span></text:p>
          </table:table-cell>
          <table:table-cell office:value-type="string" office:string-value="36.69129952945183" table:formula="of:=RIGHT([.T43];LEN([.T43])-4)" table:style-name="ce4">
            <text:p>36.69129952945183</text:p>
          </table:table-cell>
          <table:table-cell office:value-type="float" office:value="36.691299529451797" table:formula="of:=[.U43]+0" table:style-name="ce4">
            <text:p>36.69</text:p>
          </table:table-cell>
          <table:table-cell office:value-type="string" table:style-name="ce5">
            <text:p>38<text:span text:style-name="T3">: </text:span><text:span text:style-name="T4">85.92012583511978</text:span></text:p>
          </table:table-cell>
          <table:table-cell office:value-type="string" office:string-value="85.92012583511978" table:formula="of:=RIGHT([.W43];LEN([.W43])-4)" table:style-name="ce4">
            <text:p>85.92012583511978</text:p>
          </table:table-cell>
          <table:table-cell office:value-type="float" office:value="85.920125835119705" table:formula="of:=[.X43]+0" table:style-name="ce4">
            <text:p>85.92</text:p>
          </table:table-cell>
          <table:table-cell office:value-type="string" table:style-name="ce5">
            <text:p>38<text:span text:style-name="T3">: </text:span><text:span text:style-name="T4">38.452926045536536</text:span></text:p>
          </table:table-cell>
          <table:table-cell office:value-type="string" office:string-value="38.452926045536536" table:formula="of:=RIGHT([.Z43];LEN([.Z43])-4)" table:style-name="ce4">
            <text:p>38.452926045536536</text:p>
          </table:table-cell>
          <table:table-cell office:value-type="float" office:value="38.452926045536501" table:formula="of:=[.AA43]+0" table:style-name="ce4">
            <text:p>38.45</text:p>
          </table:table-cell>
          <table:table-cell office:value-type="string" table:style-name="ce5">
            <text:p>38<text:span text:style-name="T3">: </text:span><text:span text:style-name="T4">33.83634001210676</text:span></text:p>
          </table:table-cell>
          <table:table-cell office:value-type="string" office:string-value="33.83634001210676" table:formula="of:=RIGHT([.AC43];LEN([.AC43])-4)" table:style-name="ce4">
            <text:p>33.83634001210676</text:p>
          </table:table-cell>
          <table:table-cell office:value-type="float" office:value="33.836340012106703" table:formula="of:=[.AD43]+0" table:style-name="ce4">
            <text:p>33.84</text:p>
          </table:table-cell>
          <table:table-cell office:value-type="float" office:value="43.868322248929971" table:formula="of:=([.D43]+[.G43]+[.J43]+[.M43]+[.P43]+[.S43]+[.V43]+[.Y43]+[.AB43])/9" table:style-name="ce4">
            <text:p>43.87</text:p>
          </table:table-cell>
          <table:table-cell office:value-type="float" office:value="19.60056475436992" table:formula="of:=STDEV([.D43];[.G43];[.J43];[.M43];[.P43];[.S43];[.V43];[.Y43];[.AB43];[.AE43])" table:style-name="ce1">
            <text:p>19.60056475</text:p>
          </table:table-cell>
          <table:table-cell table:number-columns-repeated="16351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41.572174572057705</text:span></text:p>
          </table:table-cell>
          <table:table-cell office:value-type="string" office:string-value="41.572174572057705" table:formula="of:=RIGHT([.B44];LEN([.B44])-4)" table:style-name="ce4">
            <text:p>41.572174572057705</text:p>
          </table:table-cell>
          <table:table-cell office:value-type="float" office:value="41.572174572057698" table:formula="of:=[.C44]+0" table:style-name="ce4">
            <text:p>41.57</text:p>
          </table:table-cell>
          <table:table-cell office:value-type="string" table:style-name="ce2">
            <text:p>39<text:span text:style-name="T1">: </text:span><text:span text:style-name="T2">58.555277714037445</text:span></text:p>
          </table:table-cell>
          <table:table-cell office:value-type="string" office:string-value="58.555277714037445" table:formula="of:=RIGHT([.E44];LEN([.E44])-4)" table:style-name="ce4">
            <text:p>58.555277714037445</text:p>
          </table:table-cell>
          <table:table-cell office:value-type="float" office:value="58.555277714037402" table:formula="of:=[.F44]+0" table:style-name="ce4">
            <text:p>58.56</text:p>
          </table:table-cell>
          <table:table-cell office:value-type="string" table:style-name="ce2">
            <text:p>39<text:span text:style-name="T1">: </text:span><text:span text:style-name="T2">36.30645333871358</text:span></text:p>
          </table:table-cell>
          <table:table-cell office:value-type="string" office:string-value="36.30645333871358" table:formula="of:=RIGHT([.H44];LEN([.H44])-4)" table:style-name="ce4">
            <text:p>36.30645333871358</text:p>
          </table:table-cell>
          <table:table-cell office:value-type="float" office:value="36.306453338713503" table:formula="of:=[.I44]+0" table:style-name="ce4">
            <text:p>36.31</text:p>
          </table:table-cell>
          <table:table-cell office:value-type="string" table:style-name="ce2">
            <text:p>39<text:span text:style-name="T1">: </text:span><text:span text:style-name="T2">41.39764340713795</text:span></text:p>
          </table:table-cell>
          <table:table-cell office:value-type="string" office:string-value="41.39764340713795" table:formula="of:=RIGHT([.K44];LEN([.K44])-4)" table:style-name="ce4">
            <text:p>41.39764340713795</text:p>
          </table:table-cell>
          <table:table-cell office:value-type="float" office:value="41.397643407137899" table:formula="of:=[.L44]+0" table:style-name="ce4">
            <text:p>41.40</text:p>
          </table:table-cell>
          <table:table-cell office:value-type="string" table:style-name="ce2">
            <text:p>39<text:span text:style-name="T1">: </text:span><text:span text:style-name="T2">21.856896972120598</text:span></text:p>
          </table:table-cell>
          <table:table-cell office:value-type="string" office:string-value="21.856896972120598" table:formula="of:=RIGHT([.N44];LEN([.N44])-4)" table:style-name="ce4">
            <text:p>21.856896972120598</text:p>
          </table:table-cell>
          <table:table-cell office:value-type="float" office:value="21.856896972120499" table:formula="of:=[.O44]+0" table:style-name="ce4">
            <text:p>21.86</text:p>
          </table:table-cell>
          <table:table-cell office:value-type="string" table:style-name="ce5">
            <text:p>39<text:span text:style-name="T3">: </text:span><text:span text:style-name="T4">16.362680820847498</text:span></text:p>
          </table:table-cell>
          <table:table-cell office:value-type="string" office:string-value="16.362680820847498" table:formula="of:=RIGHT([.Q44];LEN([.Q44])-4)" table:style-name="ce4">
            <text:p>16.362680820847498</text:p>
          </table:table-cell>
          <table:table-cell office:value-type="float" office:value="16.362680820847402" table:formula="of:=[.R44]+0" table:style-name="ce4">
            <text:p>16.36</text:p>
          </table:table-cell>
          <table:table-cell office:value-type="string" table:style-name="ce5">
            <text:p>39<text:span text:style-name="T3">: </text:span><text:span text:style-name="T4">36.998357658961204</text:span></text:p>
          </table:table-cell>
          <table:table-cell office:value-type="string" office:string-value="36.998357658961204" table:formula="of:=RIGHT([.T44];LEN([.T44])-4)" table:style-name="ce4">
            <text:p>36.998357658961204</text:p>
          </table:table-cell>
          <table:table-cell office:value-type="float" office:value="36.998357658961197" table:formula="of:=[.U44]+0" table:style-name="ce4">
            <text:p>37.00</text:p>
          </table:table-cell>
          <table:table-cell office:value-type="string" table:style-name="ce5">
            <text:p>39<text:span text:style-name="T3">: </text:span><text:span text:style-name="T4">78.85626752962933</text:span></text:p>
          </table:table-cell>
          <table:table-cell office:value-type="string" office:string-value="78.85626752962933" table:formula="of:=RIGHT([.W44];LEN([.W44])-4)" table:style-name="ce4">
            <text:p>78.85626752962933</text:p>
          </table:table-cell>
          <table:table-cell office:value-type="float" office:value="78.856267529629307" table:formula="of:=[.X44]+0" table:style-name="ce4">
            <text:p>78.86</text:p>
          </table:table-cell>
          <table:table-cell office:value-type="string" table:style-name="ce5">
            <text:p>39<text:span text:style-name="T3">: </text:span><text:span text:style-name="T4">37.55954636994879</text:span></text:p>
          </table:table-cell>
          <table:table-cell office:value-type="string" office:string-value="37.55954636994879" table:formula="of:=RIGHT([.Z44];LEN([.Z44])-4)" table:style-name="ce4">
            <text:p>37.55954636994879</text:p>
          </table:table-cell>
          <table:table-cell office:value-type="float" office:value="37.559546369948698" table:formula="of:=[.AA44]+0" table:style-name="ce4">
            <text:p>37.56</text:p>
          </table:table-cell>
          <table:table-cell office:value-type="string" table:style-name="ce5">
            <text:p>39<text:span text:style-name="T3">: </text:span><text:span text:style-name="T4">35.588794530911294</text:span></text:p>
          </table:table-cell>
          <table:table-cell office:value-type="string" office:string-value="35.588794530911294" table:formula="of:=RIGHT([.AC44];LEN([.AC44])-4)" table:style-name="ce4">
            <text:p>35.588794530911294</text:p>
          </table:table-cell>
          <table:table-cell office:value-type="float" office:value="35.588794530911201" table:formula="of:=[.AD44]+0" table:style-name="ce4">
            <text:p>35.59</text:p>
          </table:table-cell>
          <table:table-cell office:value-type="float" office:value="41.051699820383732" table:formula="of:=([.D44]+[.G44]+[.J44]+[.M44]+[.P44]+[.S44]+[.V44]+[.Y44]+[.AB44])/9" table:style-name="ce4">
            <text:p>41.05</text:p>
          </table:table-cell>
          <table:table-cell office:value-type="float" office:value="17.612938263894929" table:formula="of:=STDEV([.D44];[.G44];[.J44];[.M44];[.P44];[.S44];[.V44];[.Y44];[.AB44];[.AE44])" table:style-name="ce1">
            <text:p>17.61293826</text:p>
          </table:table-cell>
          <table:table-cell table:number-columns-repeated="16351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45.04275170687812</text:span></text:p>
          </table:table-cell>
          <table:table-cell office:value-type="string" office:string-value="45.04275170687812" table:formula="of:=RIGHT([.B45];LEN([.B45])-4)" table:style-name="ce4">
            <text:p>45.04275170687812</text:p>
          </table:table-cell>
          <table:table-cell office:value-type="float" office:value="45.0427517068781" table:formula="of:=[.C45]+0" table:style-name="ce4">
            <text:p>45.04</text:p>
          </table:table-cell>
          <table:table-cell office:value-type="string" table:style-name="ce2">
            <text:p>40<text:span text:style-name="T1">: </text:span><text:span text:style-name="T2">56.84741032596711</text:span></text:p>
          </table:table-cell>
          <table:table-cell office:value-type="string" office:string-value="56.84741032596711" table:formula="of:=RIGHT([.E45];LEN([.E45])-4)" table:style-name="ce4">
            <text:p>56.84741032596711</text:p>
          </table:table-cell>
          <table:table-cell office:value-type="float" office:value="56.847410325967097" table:formula="of:=[.F45]+0" table:style-name="ce4">
            <text:p>56.85</text:p>
          </table:table-cell>
          <table:table-cell office:value-type="string" table:style-name="ce2">
            <text:p>40<text:span text:style-name="T1">: </text:span><text:span text:style-name="T2">45.047018017278305</text:span></text:p>
          </table:table-cell>
          <table:table-cell office:value-type="string" office:string-value="45.047018017278305" table:formula="of:=RIGHT([.H45];LEN([.H45])-4)" table:style-name="ce4">
            <text:p>45.047018017278305</text:p>
          </table:table-cell>
          <table:table-cell office:value-type="float" office:value="45.047018017278297" table:formula="of:=[.I45]+0" table:style-name="ce4">
            <text:p>45.05</text:p>
          </table:table-cell>
          <table:table-cell office:value-type="string" table:style-name="ce2">
            <text:p>40<text:span text:style-name="T1">: </text:span><text:span text:style-name="T2">48.25333146126225</text:span></text:p>
          </table:table-cell>
          <table:table-cell office:value-type="string" office:string-value="48.25333146126225" table:formula="of:=RIGHT([.K45];LEN([.K45])-4)" table:style-name="ce4">
            <text:p>48.25333146126225</text:p>
          </table:table-cell>
          <table:table-cell office:value-type="float" office:value="48.253331461262199" table:formula="of:=[.L45]+0" table:style-name="ce4">
            <text:p>48.25</text:p>
          </table:table-cell>
          <table:table-cell office:value-type="string" table:style-name="ce2">
            <text:p>40<text:span text:style-name="T1">: </text:span><text:span text:style-name="T2">27.47753296014496</text:span></text:p>
          </table:table-cell>
          <table:table-cell office:value-type="string" office:string-value="27.47753296014496" table:formula="of:=RIGHT([.N45];LEN([.N45])-4)" table:style-name="ce4">
            <text:p>27.47753296014496</text:p>
          </table:table-cell>
          <table:table-cell office:value-type="float" office:value="27.477532960144899" table:formula="of:=[.O45]+0" table:style-name="ce4">
            <text:p>27.48</text:p>
          </table:table-cell>
          <table:table-cell office:value-type="string" table:style-name="ce5">
            <text:p>40<text:span text:style-name="T3">: </text:span><text:span text:style-name="T4">13.471530304393813</text:span></text:p>
          </table:table-cell>
          <table:table-cell office:value-type="string" office:string-value="13.471530304393813" table:formula="of:=RIGHT([.Q45];LEN([.Q45])-4)" table:style-name="ce4">
            <text:p>13.471530304393813</text:p>
          </table:table-cell>
          <table:table-cell office:value-type="float" office:value="13.4715303043938" table:formula="of:=[.R45]+0" table:style-name="ce4">
            <text:p>13.47</text:p>
          </table:table-cell>
          <table:table-cell office:value-type="string" table:style-name="ce5">
            <text:p>40<text:span text:style-name="T3">: </text:span><text:span text:style-name="T4">41.04204404375268</text:span></text:p>
          </table:table-cell>
          <table:table-cell office:value-type="string" office:string-value="41.04204404375268" table:formula="of:=RIGHT([.T45];LEN([.T45])-4)" table:style-name="ce4">
            <text:p>41.04204404375268</text:p>
          </table:table-cell>
          <table:table-cell office:value-type="float" office:value="41.042044043752597" table:formula="of:=[.U45]+0" table:style-name="ce4">
            <text:p>41.04</text:p>
          </table:table-cell>
          <table:table-cell office:value-type="string" table:style-name="ce5">
            <text:p>40<text:span text:style-name="T3">: </text:span><text:span text:style-name="T4">74.98290611850804</text:span></text:p>
          </table:table-cell>
          <table:table-cell office:value-type="string" office:string-value="74.98290611850804" table:formula="of:=RIGHT([.W45];LEN([.W45])-4)" table:style-name="ce4">
            <text:p>74.98290611850804</text:p>
          </table:table-cell>
          <table:table-cell office:value-type="float" office:value="74.982906118507998" table:formula="of:=[.X45]+0" table:style-name="ce4">
            <text:p>74.98</text:p>
          </table:table-cell>
          <table:table-cell office:value-type="string" table:style-name="ce5">
            <text:p>40<text:span text:style-name="T3">: </text:span><text:span text:style-name="T4">33.3465713956392</text:span></text:p>
          </table:table-cell>
          <table:table-cell office:value-type="string" office:string-value="33.3465713956392" table:formula="of:=RIGHT([.Z45];LEN([.Z45])-4)" table:style-name="ce4">
            <text:p>33.3465713956392</text:p>
          </table:table-cell>
          <table:table-cell office:value-type="float" office:value="33.346571395639202" table:formula="of:=[.AA45]+0" table:style-name="ce4">
            <text:p>33.35</text:p>
          </table:table-cell>
          <table:table-cell office:value-type="string" table:style-name="ce5">
            <text:p>40<text:span text:style-name="T3">: </text:span><text:span text:style-name="T4">28.136420028262002</text:span></text:p>
          </table:table-cell>
          <table:table-cell office:value-type="string" office:string-value="28.136420028262002" table:formula="of:=RIGHT([.AC45];LEN([.AC45])-4)" table:style-name="ce4">
            <text:p>28.136420028262002</text:p>
          </table:table-cell>
          <table:table-cell office:value-type="float" office:value="28.136420028261998" table:formula="of:=[.AD45]+0" table:style-name="ce4">
            <text:p>28.14</text:p>
          </table:table-cell>
          <table:table-cell office:value-type="float" office:value="42.834566259313796" table:formula="of:=([.D45]+[.G45]+[.J45]+[.M45]+[.P45]+[.S45]+[.V45]+[.Y45]+[.AB45])/9" table:style-name="ce4">
            <text:p>42.83</text:p>
          </table:table-cell>
          <table:table-cell office:value-type="float" office:value="17.174603613860729" table:formula="of:=STDEV([.D45];[.G45];[.J45];[.M45];[.P45];[.S45];[.V45];[.Y45];[.AB45];[.AE45])" table:style-name="ce1">
            <text:p>17.17460361</text:p>
          </table:table-cell>
          <table:table-cell table:number-columns-repeated="16351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7.86172704161571</text:span></text:p>
          </table:table-cell>
          <table:table-cell office:value-type="string" office:string-value="37.86172704161571" table:formula="of:=RIGHT([.B46];LEN([.B46])-4)" table:style-name="ce4">
            <text:p>37.86172704161571</text:p>
          </table:table-cell>
          <table:table-cell office:value-type="float" office:value="37.861727041615701" table:formula="of:=[.C46]+0" table:style-name="ce4">
            <text:p>37.86</text:p>
          </table:table-cell>
          <table:table-cell office:value-type="string" table:style-name="ce2">
            <text:p>41<text:span text:style-name="T1">: </text:span><text:span text:style-name="T2">66.7514575186239</text:span></text:p>
          </table:table-cell>
          <table:table-cell office:value-type="string" office:string-value="66.7514575186239" table:formula="of:=RIGHT([.E46];LEN([.E46])-4)" table:style-name="ce4">
            <text:p>66.7514575186239</text:p>
          </table:table-cell>
          <table:table-cell office:value-type="float" office:value="66.751457518623894" table:formula="of:=[.F46]+0" table:style-name="ce4">
            <text:p>66.75</text:p>
          </table:table-cell>
          <table:table-cell office:value-type="string" table:style-name="ce2">
            <text:p>41<text:span text:style-name="T1">: </text:span><text:span text:style-name="T2">30.696756384151126</text:span></text:p>
          </table:table-cell>
          <table:table-cell office:value-type="string" office:string-value="30.696756384151126" table:formula="of:=RIGHT([.H46];LEN([.H46])-4)" table:style-name="ce4">
            <text:p>30.696756384151126</text:p>
          </table:table-cell>
          <table:table-cell office:value-type="float" office:value="30.696756384151101" table:formula="of:=[.I46]+0" table:style-name="ce4">
            <text:p>30.70</text:p>
          </table:table-cell>
          <table:table-cell office:value-type="string" table:style-name="ce2">
            <text:p>41<text:span text:style-name="T1">: </text:span><text:span text:style-name="T2">47.28089127570916</text:span></text:p>
          </table:table-cell>
          <table:table-cell office:value-type="string" office:string-value="47.28089127570916" table:formula="of:=RIGHT([.K46];LEN([.K46])-4)" table:style-name="ce4">
            <text:p>47.28089127570916</text:p>
          </table:table-cell>
          <table:table-cell office:value-type="float" office:value="47.280891275709102" table:formula="of:=[.L46]+0" table:style-name="ce4">
            <text:p>47.28</text:p>
          </table:table-cell>
          <table:table-cell office:value-type="string" table:style-name="ce2">
            <text:p>41<text:span text:style-name="T1">: </text:span><text:span text:style-name="T2">29.94783043532006</text:span></text:p>
          </table:table-cell>
          <table:table-cell office:value-type="string" office:string-value="29.94783043532006" table:formula="of:=RIGHT([.N46];LEN([.N46])-4)" table:style-name="ce4">
            <text:p>29.94783043532006</text:p>
          </table:table-cell>
          <table:table-cell office:value-type="float" office:value="29.94783043532" table:formula="of:=[.O46]+0" table:style-name="ce4">
            <text:p>29.95</text:p>
          </table:table-cell>
          <table:table-cell office:value-type="string" table:style-name="ce5">
            <text:p>41<text:span text:style-name="T3">: </text:span><text:span text:style-name="T4">16.74840151392107</text:span></text:p>
          </table:table-cell>
          <table:table-cell office:value-type="string" office:string-value="16.74840151392107" table:formula="of:=RIGHT([.Q46];LEN([.Q46])-4)" table:style-name="ce4">
            <text:p>16.74840151392107</text:p>
          </table:table-cell>
          <table:table-cell office:value-type="float" office:value="16.748401513920999" table:formula="of:=[.R46]+0" table:style-name="ce4">
            <text:p>16.75</text:p>
          </table:table-cell>
          <table:table-cell office:value-type="string" table:style-name="ce5">
            <text:p>41<text:span text:style-name="T3">: </text:span><text:span text:style-name="T4">36.95492422113543</text:span></text:p>
          </table:table-cell>
          <table:table-cell office:value-type="string" office:string-value="36.95492422113543" table:formula="of:=RIGHT([.T46];LEN([.T46])-4)" table:style-name="ce4">
            <text:p>36.95492422113543</text:p>
          </table:table-cell>
          <table:table-cell office:value-type="float" office:value="36.9549242211354" table:formula="of:=[.U46]+0" table:style-name="ce4">
            <text:p>36.95</text:p>
          </table:table-cell>
          <table:table-cell office:value-type="string" table:style-name="ce5">
            <text:p>41<text:span text:style-name="T3">: </text:span><text:span text:style-name="T4">68.35606660122555</text:span></text:p>
          </table:table-cell>
          <table:table-cell office:value-type="string" office:string-value="68.35606660122555" table:formula="of:=RIGHT([.W46];LEN([.W46])-4)" table:style-name="ce4">
            <text:p>68.35606660122555</text:p>
          </table:table-cell>
          <table:table-cell office:value-type="float" office:value="68.356066601225507" table:formula="of:=[.X46]+0" table:style-name="ce4">
            <text:p>68.36</text:p>
          </table:table-cell>
          <table:table-cell office:value-type="string" table:style-name="ce5">
            <text:p>41<text:span text:style-name="T3">: </text:span><text:span text:style-name="T4">43.23754343657622</text:span></text:p>
          </table:table-cell>
          <table:table-cell office:value-type="string" office:string-value="43.23754343657622" table:formula="of:=RIGHT([.Z46];LEN([.Z46])-4)" table:style-name="ce4">
            <text:p>43.23754343657622</text:p>
          </table:table-cell>
          <table:table-cell office:value-type="float" office:value="43.237543436576203" table:formula="of:=[.AA46]+0" table:style-name="ce4">
            <text:p>43.24</text:p>
          </table:table-cell>
          <table:table-cell office:value-type="string" table:style-name="ce5">
            <text:p>41<text:span text:style-name="T3">: </text:span><text:span text:style-name="T4">28.649703886113322</text:span></text:p>
          </table:table-cell>
          <table:table-cell office:value-type="string" office:string-value="28.649703886113322" table:formula="of:=RIGHT([.AC46];LEN([.AC46])-4)" table:style-name="ce4">
            <text:p>28.649703886113322</text:p>
          </table:table-cell>
          <table:table-cell office:value-type="float" office:value="28.649703886113301" table:formula="of:=[.AD46]+0" table:style-name="ce4">
            <text:p>28.65</text:p>
          </table:table-cell>
          <table:table-cell office:value-type="float" office:value="41.981733158697544" table:formula="of:=([.D46]+[.G46]+[.J46]+[.M46]+[.P46]+[.S46]+[.V46]+[.Y46]+[.AB46])/9" table:style-name="ce4">
            <text:p>41.98</text:p>
          </table:table-cell>
          <table:table-cell office:value-type="float" office:value="16.498826051276868" table:formula="of:=STDEV([.D46];[.G46];[.J46];[.M46];[.P46];[.S46];[.V46];[.Y46];[.AB46];[.AE46])" table:style-name="ce1">
            <text:p>16.49882605</text:p>
          </table:table-cell>
          <table:table-cell table:number-columns-repeated="16351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40.08589365330694</text:span></text:p>
          </table:table-cell>
          <table:table-cell office:value-type="string" office:string-value="40.08589365330694" table:formula="of:=RIGHT([.B47];LEN([.B47])-4)" table:style-name="ce4">
            <text:p>40.08589365330694</text:p>
          </table:table-cell>
          <table:table-cell office:value-type="float" office:value="40.085893653306897" table:formula="of:=[.C47]+0" table:style-name="ce4">
            <text:p>40.09</text:p>
          </table:table-cell>
          <table:table-cell office:value-type="string" table:style-name="ce2">
            <text:p>42<text:span text:style-name="T1">: </text:span><text:span text:style-name="T2">63.34827410519163</text:span></text:p>
          </table:table-cell>
          <table:table-cell office:value-type="string" office:string-value="63.34827410519163" table:formula="of:=RIGHT([.E47];LEN([.E47])-4)" table:style-name="ce4">
            <text:p>63.34827410519163</text:p>
          </table:table-cell>
          <table:table-cell office:value-type="float" office:value="63.348274105191599" table:formula="of:=[.F47]+0" table:style-name="ce4">
            <text:p>63.35</text:p>
          </table:table-cell>
          <table:table-cell office:value-type="string" table:style-name="ce2">
            <text:p>42<text:span text:style-name="T1">: </text:span><text:span text:style-name="T2">23.427529940629704</text:span></text:p>
          </table:table-cell>
          <table:table-cell office:value-type="string" office:string-value="23.427529940629704" table:formula="of:=RIGHT([.H47];LEN([.H47])-4)" table:style-name="ce4">
            <text:p>23.427529940629704</text:p>
          </table:table-cell>
          <table:table-cell office:value-type="float" office:value="23.4275299406297" table:formula="of:=[.I47]+0" table:style-name="ce4">
            <text:p>23.43</text:p>
          </table:table-cell>
          <table:table-cell office:value-type="string" table:style-name="ce2">
            <text:p>42<text:span text:style-name="T1">: </text:span><text:span text:style-name="T2">41.855375752390316</text:span></text:p>
          </table:table-cell>
          <table:table-cell office:value-type="string" office:string-value="41.855375752390316" table:formula="of:=RIGHT([.K47];LEN([.K47])-4)" table:style-name="ce4">
            <text:p>41.855375752390316</text:p>
          </table:table-cell>
          <table:table-cell office:value-type="float" office:value="41.855375752390302" table:formula="of:=[.L47]+0" table:style-name="ce4">
            <text:p>41.86</text:p>
          </table:table-cell>
          <table:table-cell office:value-type="string" table:style-name="ce2">
            <text:p>42<text:span text:style-name="T1">: </text:span><text:span text:style-name="T2">18.827739445875512</text:span></text:p>
          </table:table-cell>
          <table:table-cell office:value-type="string" office:string-value="18.827739445875512" table:formula="of:=RIGHT([.N47];LEN([.N47])-4)" table:style-name="ce4">
            <text:p>18.827739445875512</text:p>
          </table:table-cell>
          <table:table-cell office:value-type="float" office:value="18.827739445875501" table:formula="of:=[.O47]+0" table:style-name="ce4">
            <text:p>18.83</text:p>
          </table:table-cell>
          <table:table-cell office:value-type="string" table:style-name="ce5">
            <text:p>42<text:span text:style-name="T3">: </text:span><text:span text:style-name="T4">18.618868645104577</text:span></text:p>
          </table:table-cell>
          <table:table-cell office:value-type="string" office:string-value="18.618868645104577" table:formula="of:=RIGHT([.Q47];LEN([.Q47])-4)" table:style-name="ce4">
            <text:p>18.618868645104577</text:p>
          </table:table-cell>
          <table:table-cell office:value-type="float" office:value="18.618868645104499" table:formula="of:=[.R47]+0" table:style-name="ce4">
            <text:p>18.62</text:p>
          </table:table-cell>
          <table:table-cell office:value-type="string" table:style-name="ce5">
            <text:p>42<text:span text:style-name="T3">: </text:span><text:span text:style-name="T4">42.007734964854464</text:span></text:p>
          </table:table-cell>
          <table:table-cell office:value-type="string" office:string-value="42.007734964854464" table:formula="of:=RIGHT([.T47];LEN([.T47])-4)" table:style-name="ce4">
            <text:p>42.007734964854464</text:p>
          </table:table-cell>
          <table:table-cell office:value-type="float" office:value="42.0077349648544" table:formula="of:=[.U47]+0" table:style-name="ce4">
            <text:p>42.01</text:p>
          </table:table-cell>
          <table:table-cell office:value-type="string" table:style-name="ce5">
            <text:p>42<text:span text:style-name="T3">: </text:span><text:span text:style-name="T4">67.5478367400751</text:span></text:p>
          </table:table-cell>
          <table:table-cell office:value-type="string" office:string-value="67.5478367400751" table:formula="of:=RIGHT([.W47];LEN([.W47])-4)" table:style-name="ce4">
            <text:p>67.5478367400751</text:p>
          </table:table-cell>
          <table:table-cell office:value-type="float" office:value="67.547836740075098" table:formula="of:=[.X47]+0" table:style-name="ce4">
            <text:p>67.55</text:p>
          </table:table-cell>
          <table:table-cell office:value-type="string" table:style-name="ce5">
            <text:p>42<text:span text:style-name="T3">: </text:span><text:span text:style-name="T4">45.93343469685793</text:span></text:p>
          </table:table-cell>
          <table:table-cell office:value-type="string" office:string-value="45.93343469685793" table:formula="of:=RIGHT([.Z47];LEN([.Z47])-4)" table:style-name="ce4">
            <text:p>45.93343469685793</text:p>
          </table:table-cell>
          <table:table-cell office:value-type="float" office:value="45.933434696857901" table:formula="of:=[.AA47]+0" table:style-name="ce4">
            <text:p>45.93</text:p>
          </table:table-cell>
          <table:table-cell office:value-type="string" table:style-name="ce5">
            <text:p>42<text:span text:style-name="T3">: </text:span><text:span text:style-name="T4">34.68549497841494</text:span></text:p>
          </table:table-cell>
          <table:table-cell office:value-type="string" office:string-value="34.68549497841494" table:formula="of:=RIGHT([.AC47];LEN([.AC47])-4)" table:style-name="ce4">
            <text:p>34.68549497841494</text:p>
          </table:table-cell>
          <table:table-cell office:value-type="float" office:value="34.685494978414901" table:formula="of:=[.AD47]+0" table:style-name="ce4">
            <text:p>34.69</text:p>
          </table:table-cell>
          <table:table-cell office:value-type="float" office:value="40.183631993809541" table:formula="of:=([.D47]+[.G47]+[.J47]+[.M47]+[.P47]+[.S47]+[.V47]+[.Y47]+[.AB47])/9" table:style-name="ce4">
            <text:p>40.18</text:p>
          </table:table-cell>
          <table:table-cell office:value-type="float" office:value="16.844645996384632" table:formula="of:=STDEV([.D47];[.G47];[.J47];[.M47];[.P47];[.S47];[.V47];[.Y47];[.AB47];[.AE47])" table:style-name="ce1">
            <text:p>16.844646</text:p>
          </table:table-cell>
          <table:table-cell table:number-columns-repeated="16351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39.64200220127252</text:span></text:p>
          </table:table-cell>
          <table:table-cell office:value-type="string" office:string-value="39.64200220127252" table:formula="of:=RIGHT([.B48];LEN([.B48])-4)" table:style-name="ce4">
            <text:p>39.64200220127252</text:p>
          </table:table-cell>
          <table:table-cell office:value-type="float" office:value="39.642002201272497" table:formula="of:=[.C48]+0" table:style-name="ce4">
            <text:p>39.64</text:p>
          </table:table-cell>
          <table:table-cell office:value-type="string" table:style-name="ce2">
            <text:p>43<text:span text:style-name="T1">: </text:span><text:span text:style-name="T2">71.3460616526073</text:span></text:p>
          </table:table-cell>
          <table:table-cell office:value-type="string" office:string-value="71.3460616526073" table:formula="of:=RIGHT([.E48];LEN([.E48])-4)" table:style-name="ce4">
            <text:p>71.3460616526073</text:p>
          </table:table-cell>
          <table:table-cell office:value-type="float" office:value="71.346061652607304" table:formula="of:=[.F48]+0" table:style-name="ce4">
            <text:p>71.35</text:p>
          </table:table-cell>
          <table:table-cell office:value-type="string" table:style-name="ce2">
            <text:p>43<text:span text:style-name="T1">: </text:span><text:span text:style-name="T2">40.39219039923355</text:span></text:p>
          </table:table-cell>
          <table:table-cell office:value-type="string" office:string-value="40.39219039923355" table:formula="of:=RIGHT([.H48];LEN([.H48])-4)" table:style-name="ce4">
            <text:p>40.39219039923355</text:p>
          </table:table-cell>
          <table:table-cell office:value-type="float" office:value="40.392190399233499" table:formula="of:=[.I48]+0" table:style-name="ce4">
            <text:p>40.39</text:p>
          </table:table-cell>
          <table:table-cell office:value-type="string" table:style-name="ce2">
            <text:p>43<text:span text:style-name="T1">: </text:span><text:span text:style-name="T2">43.35739956500533</text:span></text:p>
          </table:table-cell>
          <table:table-cell office:value-type="string" office:string-value="43.35739956500533" table:formula="of:=RIGHT([.K48];LEN([.K48])-4)" table:style-name="ce4">
            <text:p>43.35739956500533</text:p>
          </table:table-cell>
          <table:table-cell office:value-type="float" office:value="43.357399565005302" table:formula="of:=[.L48]+0" table:style-name="ce4">
            <text:p>43.36</text:p>
          </table:table-cell>
          <table:table-cell office:value-type="string" table:style-name="ce2">
            <text:p>43<text:span text:style-name="T1">: </text:span><text:span text:style-name="T2">28.137424333045423</text:span></text:p>
          </table:table-cell>
          <table:table-cell office:value-type="string" office:string-value="28.137424333045423" table:formula="of:=RIGHT([.N48];LEN([.N48])-4)" table:style-name="ce4">
            <text:p>28.137424333045423</text:p>
          </table:table-cell>
          <table:table-cell office:value-type="float" office:value="28.137424333045399" table:formula="of:=[.O48]+0" table:style-name="ce4">
            <text:p>28.14</text:p>
          </table:table-cell>
          <table:table-cell office:value-type="string" table:style-name="ce5">
            <text:p>43<text:span text:style-name="T3">: </text:span><text:span text:style-name="T4">13.61190797403589</text:span></text:p>
          </table:table-cell>
          <table:table-cell office:value-type="string" office:string-value="13.61190797403589" table:formula="of:=RIGHT([.Q48];LEN([.Q48])-4)" table:style-name="ce4">
            <text:p>13.61190797403589</text:p>
          </table:table-cell>
          <table:table-cell office:value-type="float" office:value="13.6119079740358" table:formula="of:=[.R48]+0" table:style-name="ce4">
            <text:p>13.61</text:p>
          </table:table-cell>
          <table:table-cell office:value-type="string" table:style-name="ce5">
            <text:p>43<text:span text:style-name="T3">: </text:span><text:span text:style-name="T4">51.088711539889765</text:span></text:p>
          </table:table-cell>
          <table:table-cell office:value-type="string" office:string-value="51.088711539889765" table:formula="of:=RIGHT([.T48];LEN([.T48])-4)" table:style-name="ce4">
            <text:p>51.088711539889765</text:p>
          </table:table-cell>
          <table:table-cell office:value-type="float" office:value="51.088711539889701" table:formula="of:=[.U48]+0" table:style-name="ce4">
            <text:p>51.09</text:p>
          </table:table-cell>
          <table:table-cell office:value-type="string" table:style-name="ce5">
            <text:p>43<text:span text:style-name="T3">: </text:span><text:span text:style-name="T4">82.43882101334869</text:span></text:p>
          </table:table-cell>
          <table:table-cell office:value-type="string" office:string-value="82.43882101334869" table:formula="of:=RIGHT([.W48];LEN([.W48])-4)" table:style-name="ce4">
            <text:p>82.43882101334869</text:p>
          </table:table-cell>
          <table:table-cell office:value-type="float" office:value="82.438821013348601" table:formula="of:=[.X48]+0" table:style-name="ce4">
            <text:p>82.44</text:p>
          </table:table-cell>
          <table:table-cell office:value-type="string" table:style-name="ce5">
            <text:p>43<text:span text:style-name="T3">: </text:span><text:span text:style-name="T4">43.5802044855951</text:span></text:p>
          </table:table-cell>
          <table:table-cell office:value-type="string" office:string-value="43.5802044855951" table:formula="of:=RIGHT([.Z48];LEN([.Z48])-4)" table:style-name="ce4">
            <text:p>43.5802044855951</text:p>
          </table:table-cell>
          <table:table-cell office:value-type="float" office:value="43.580204485595097" table:formula="of:=[.AA48]+0" table:style-name="ce4">
            <text:p>43.58</text:p>
          </table:table-cell>
          <table:table-cell office:value-type="string" table:style-name="ce5">
            <text:p>43<text:span text:style-name="T3">: </text:span><text:span text:style-name="T4">39.077119472700616</text:span></text:p>
          </table:table-cell>
          <table:table-cell office:value-type="string" office:string-value="39.077119472700616" table:formula="of:=RIGHT([.AC48];LEN([.AC48])-4)" table:style-name="ce4">
            <text:p>39.077119472700616</text:p>
          </table:table-cell>
          <table:table-cell office:value-type="float" office:value="39.077119472700602" table:formula="of:=[.AD48]+0" table:style-name="ce4">
            <text:p>39.08</text:p>
          </table:table-cell>
          <table:table-cell office:value-type="float" office:value="45.954969240448136" table:formula="of:=([.D48]+[.G48]+[.J48]+[.M48]+[.P48]+[.S48]+[.V48]+[.Y48]+[.AB48])/9" table:style-name="ce4">
            <text:p>45.95</text:p>
          </table:table-cell>
          <table:table-cell office:value-type="float" office:value="19.696113873598009" table:formula="of:=STDEV([.D48];[.G48];[.J48];[.M48];[.P48];[.S48];[.V48];[.Y48];[.AB48];[.AE48])" table:style-name="ce1">
            <text:p>19.69611387</text:p>
          </table:table-cell>
          <table:table-cell table:number-columns-repeated="16351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45.31729188466261</text:span></text:p>
          </table:table-cell>
          <table:table-cell office:value-type="string" office:string-value="45.31729188466261" table:formula="of:=RIGHT([.B49];LEN([.B49])-4)" table:style-name="ce4">
            <text:p>45.31729188466261</text:p>
          </table:table-cell>
          <table:table-cell office:value-type="float" office:value="45.317291884662602" table:formula="of:=[.C49]+0" table:style-name="ce4">
            <text:p>45.32</text:p>
          </table:table-cell>
          <table:table-cell office:value-type="string" table:style-name="ce2">
            <text:p>44<text:span text:style-name="T1">: </text:span><text:span text:style-name="T2">74.80590908578537</text:span></text:p>
          </table:table-cell>
          <table:table-cell office:value-type="string" office:string-value="74.80590908578537" table:formula="of:=RIGHT([.E49];LEN([.E49])-4)" table:style-name="ce4">
            <text:p>74.80590908578537</text:p>
          </table:table-cell>
          <table:table-cell office:value-type="float" office:value="74.805909085785302" table:formula="of:=[.F49]+0" table:style-name="ce4">
            <text:p>74.81</text:p>
          </table:table-cell>
          <table:table-cell office:value-type="string" table:style-name="ce2">
            <text:p>44<text:span text:style-name="T1">: </text:span><text:span text:style-name="T2">36.115765427728164</text:span></text:p>
          </table:table-cell>
          <table:table-cell office:value-type="string" office:string-value="36.115765427728164" table:formula="of:=RIGHT([.H49];LEN([.H49])-4)" table:style-name="ce4">
            <text:p>36.115765427728164</text:p>
          </table:table-cell>
          <table:table-cell office:value-type="float" office:value="36.1157654277281" table:formula="of:=[.I49]+0" table:style-name="ce4">
            <text:p>36.12</text:p>
          </table:table-cell>
          <table:table-cell office:value-type="string" table:style-name="ce2">
            <text:p>44<text:span text:style-name="T1">: </text:span><text:span text:style-name="T2">45.20367293223653</text:span></text:p>
          </table:table-cell>
          <table:table-cell office:value-type="string" office:string-value="45.20367293223653" table:formula="of:=RIGHT([.K49];LEN([.K49])-4)" table:style-name="ce4">
            <text:p>45.20367293223653</text:p>
          </table:table-cell>
          <table:table-cell office:value-type="float" office:value="45.203672932236501" table:formula="of:=[.L49]+0" table:style-name="ce4">
            <text:p>45.20</text:p>
          </table:table-cell>
          <table:table-cell office:value-type="string" table:style-name="ce2">
            <text:p>44<text:span text:style-name="T1">: </text:span><text:span text:style-name="T2">21.60412713775225</text:span></text:p>
          </table:table-cell>
          <table:table-cell office:value-type="string" office:string-value="21.60412713775225" table:formula="of:=RIGHT([.N49];LEN([.N49])-4)" table:style-name="ce4">
            <text:p>21.60412713775225</text:p>
          </table:table-cell>
          <table:table-cell office:value-type="float" office:value="21.604127137752201" table:formula="of:=[.O49]+0" table:style-name="ce4">
            <text:p>21.60</text:p>
          </table:table-cell>
          <table:table-cell office:value-type="string" table:style-name="ce5">
            <text:p>44<text:span text:style-name="T3">: </text:span><text:span text:style-name="T4">16.41045088358853</text:span></text:p>
          </table:table-cell>
          <table:table-cell office:value-type="string" office:string-value="16.41045088358853" table:formula="of:=RIGHT([.Q49];LEN([.Q49])-4)" table:style-name="ce4">
            <text:p>16.41045088358853</text:p>
          </table:table-cell>
          <table:table-cell office:value-type="float" office:value="16.410450883588499" table:formula="of:=[.R49]+0" table:style-name="ce4">
            <text:p>16.41</text:p>
          </table:table-cell>
          <table:table-cell office:value-type="string" table:style-name="ce5">
            <text:p>44<text:span text:style-name="T3">: </text:span><text:span text:style-name="T4">45.06523514610705</text:span></text:p>
          </table:table-cell>
          <table:table-cell office:value-type="string" office:string-value="45.06523514610705" table:formula="of:=RIGHT([.T49];LEN([.T49])-4)" table:style-name="ce4">
            <text:p>45.06523514610705</text:p>
          </table:table-cell>
          <table:table-cell office:value-type="float" office:value="45.065235146107" table:formula="of:=[.U49]+0" table:style-name="ce4">
            <text:p>45.07</text:p>
          </table:table-cell>
          <table:table-cell office:value-type="string" table:style-name="ce5">
            <text:p>44<text:span text:style-name="T3">: </text:span><text:span text:style-name="T4">72.34222378518311</text:span></text:p>
          </table:table-cell>
          <table:table-cell office:value-type="string" office:string-value="72.34222378518311" table:formula="of:=RIGHT([.W49];LEN([.W49])-4)" table:style-name="ce4">
            <text:p>72.34222378518311</text:p>
          </table:table-cell>
          <table:table-cell office:value-type="float" office:value="72.342223785183094" table:formula="of:=[.X49]+0" table:style-name="ce4">
            <text:p>72.34</text:p>
          </table:table-cell>
          <table:table-cell office:value-type="string" table:style-name="ce5">
            <text:p>44<text:span text:style-name="T3">: </text:span><text:span text:style-name="T4">50.02997685354613</text:span></text:p>
          </table:table-cell>
          <table:table-cell office:value-type="string" office:string-value="50.02997685354613" table:formula="of:=RIGHT([.Z49];LEN([.Z49])-4)" table:style-name="ce4">
            <text:p>50.02997685354613</text:p>
          </table:table-cell>
          <table:table-cell office:value-type="float" office:value="50.029976853546103" table:formula="of:=[.AA49]+0" table:style-name="ce4">
            <text:p>50.03</text:p>
          </table:table-cell>
          <table:table-cell office:value-type="string" table:style-name="ce5">
            <text:p>44<text:span text:style-name="T3">: </text:span><text:span text:style-name="T4">38.0714870786197</text:span></text:p>
          </table:table-cell>
          <table:table-cell office:value-type="string" office:string-value="38.0714870786197" table:formula="of:=RIGHT([.AC49];LEN([.AC49])-4)" table:style-name="ce4">
            <text:p>38.0714870786197</text:p>
          </table:table-cell>
          <table:table-cell office:value-type="float" office:value="38.071487078619697" table:formula="of:=[.AD49]+0" table:style-name="ce4">
            <text:p>38.07</text:p>
          </table:table-cell>
          <table:table-cell office:value-type="float" office:value="45.210517015176592" table:formula="of:=([.D49]+[.G49]+[.J49]+[.M49]+[.P49]+[.S49]+[.V49]+[.Y49]+[.AB49])/9" table:style-name="ce4">
            <text:p>45.21</text:p>
          </table:table-cell>
          <table:table-cell office:value-type="float" office:value="18.709966518153394" table:formula="of:=STDEV([.D49];[.G49];[.J49];[.M49];[.P49];[.S49];[.V49];[.Y49];[.AB49];[.AE49])" table:style-name="ce1">
            <text:p>18.70996652</text:p>
          </table:table-cell>
          <table:table-cell table:number-columns-repeated="16351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51.803951283769536</text:span></text:p>
          </table:table-cell>
          <table:table-cell office:value-type="string" office:string-value="51.803951283769536" table:formula="of:=RIGHT([.B50];LEN([.B50])-4)" table:style-name="ce4">
            <text:p>51.803951283769536</text:p>
          </table:table-cell>
          <table:table-cell office:value-type="float" office:value="51.8039512837695" table:formula="of:=[.C50]+0" table:style-name="ce4">
            <text:p>51.80</text:p>
          </table:table-cell>
          <table:table-cell office:value-type="string" table:style-name="ce2">
            <text:p>45<text:span text:style-name="T1">: </text:span><text:span text:style-name="T2">65.42714798725191</text:span></text:p>
          </table:table-cell>
          <table:table-cell office:value-type="string" office:string-value="65.42714798725191" table:formula="of:=RIGHT([.E50];LEN([.E50])-4)" table:style-name="ce4">
            <text:p>65.42714798725191</text:p>
          </table:table-cell>
          <table:table-cell office:value-type="float" office:value="65.4271479872519" table:formula="of:=[.F50]+0" table:style-name="ce4">
            <text:p>65.43</text:p>
          </table:table-cell>
          <table:table-cell office:value-type="string" table:style-name="ce2">
            <text:p>45<text:span text:style-name="T1">: </text:span><text:span text:style-name="T2">34.41000350389049</text:span></text:p>
          </table:table-cell>
          <table:table-cell office:value-type="string" office:string-value="34.41000350389049" table:formula="of:=RIGHT([.H50];LEN([.H50])-4)" table:style-name="ce4">
            <text:p>34.41000350389049</text:p>
          </table:table-cell>
          <table:table-cell office:value-type="float" office:value="34.410003503890401" table:formula="of:=[.I50]+0" table:style-name="ce4">
            <text:p>34.41</text:p>
          </table:table-cell>
          <table:table-cell office:value-type="string" table:style-name="ce2">
            <text:p>45<text:span text:style-name="T1">: </text:span><text:span text:style-name="T2">49.085515829164805</text:span></text:p>
          </table:table-cell>
          <table:table-cell office:value-type="string" office:string-value="49.085515829164805" table:formula="of:=RIGHT([.K50];LEN([.K50])-4)" table:style-name="ce4">
            <text:p>49.085515829164805</text:p>
          </table:table-cell>
          <table:table-cell office:value-type="float" office:value="49.085515829164798" table:formula="of:=[.L50]+0" table:style-name="ce4">
            <text:p>49.09</text:p>
          </table:table-cell>
          <table:table-cell office:value-type="string" table:style-name="ce2">
            <text:p>45<text:span text:style-name="T1">: </text:span><text:span text:style-name="T2">24.826852415779932</text:span></text:p>
          </table:table-cell>
          <table:table-cell office:value-type="string" office:string-value="24.826852415779932" table:formula="of:=RIGHT([.N50];LEN([.N50])-4)" table:style-name="ce4">
            <text:p>24.826852415779932</text:p>
          </table:table-cell>
          <table:table-cell office:value-type="float" office:value="24.8268524157799" table:formula="of:=[.O50]+0" table:style-name="ce4">
            <text:p>24.83</text:p>
          </table:table-cell>
          <table:table-cell office:value-type="string" table:style-name="ce5">
            <text:p>45<text:span text:style-name="T3">: </text:span><text:span text:style-name="T4">19.221003343050374</text:span></text:p>
          </table:table-cell>
          <table:table-cell office:value-type="string" office:string-value="19.221003343050374" table:formula="of:=RIGHT([.Q50];LEN([.Q50])-4)" table:style-name="ce4">
            <text:p>19.221003343050374</text:p>
          </table:table-cell>
          <table:table-cell office:value-type="float" office:value="19.221003343050299" table:formula="of:=[.R50]+0" table:style-name="ce4">
            <text:p>19.22</text:p>
          </table:table-cell>
          <table:table-cell office:value-type="string" table:style-name="ce5">
            <text:p>45<text:span text:style-name="T3">: </text:span><text:span text:style-name="T4">40.16837519942267</text:span></text:p>
          </table:table-cell>
          <table:table-cell office:value-type="string" office:string-value="40.16837519942267" table:formula="of:=RIGHT([.T50];LEN([.T50])-4)" table:style-name="ce4">
            <text:p>40.16837519942267</text:p>
          </table:table-cell>
          <table:table-cell office:value-type="float" office:value="40.168375199422599" table:formula="of:=[.U50]+0" table:style-name="ce4">
            <text:p>40.17</text:p>
          </table:table-cell>
          <table:table-cell office:value-type="string" table:style-name="ce5">
            <text:p>45<text:span text:style-name="T3">: </text:span><text:span text:style-name="T4">80.50424373636669</text:span></text:p>
          </table:table-cell>
          <table:table-cell office:value-type="string" office:string-value="80.50424373636669" table:formula="of:=RIGHT([.W50];LEN([.W50])-4)" table:style-name="ce4">
            <text:p>80.50424373636669</text:p>
          </table:table-cell>
          <table:table-cell office:value-type="float" office:value="80.504243736366604" table:formula="of:=[.X50]+0" table:style-name="ce4">
            <text:p>80.50</text:p>
          </table:table-cell>
          <table:table-cell office:value-type="string" table:style-name="ce5">
            <text:p>45<text:span text:style-name="T3">: </text:span><text:span text:style-name="T4">46.958209712185536</text:span></text:p>
          </table:table-cell>
          <table:table-cell office:value-type="string" office:string-value="46.958209712185536" table:formula="of:=RIGHT([.Z50];LEN([.Z50])-4)" table:style-name="ce4">
            <text:p>46.958209712185536</text:p>
          </table:table-cell>
          <table:table-cell office:value-type="float" office:value="46.9582097121855" table:formula="of:=[.AA50]+0" table:style-name="ce4">
            <text:p>46.96</text:p>
          </table:table-cell>
          <table:table-cell office:value-type="string" table:style-name="ce5">
            <text:p>45<text:span text:style-name="T3">: </text:span><text:span text:style-name="T4">27.03851681329728</text:span></text:p>
          </table:table-cell>
          <table:table-cell office:value-type="string" office:string-value="27.03851681329728" table:formula="of:=RIGHT([.AC50];LEN([.AC50])-4)" table:style-name="ce4">
            <text:p>27.03851681329728</text:p>
          </table:table-cell>
          <table:table-cell office:value-type="float" office:value="27.0385168132972" table:formula="of:=[.AD50]+0" table:style-name="ce4">
            <text:p>27.04</text:p>
          </table:table-cell>
          <table:table-cell office:value-type="float" office:value="45.822811445653507" table:formula="of:=([.D50]+[.G50]+[.J50]+[.M50]+[.P50]+[.S50]+[.V50]+[.Y50]+[.AB50])/9" table:style-name="ce4">
            <text:p>45.82</text:p>
          </table:table-cell>
          <table:table-cell office:value-type="float" office:value="19.041230808999313" table:formula="of:=STDEV([.D50];[.G50];[.J50];[.M50];[.P50];[.S50];[.V50];[.Y50];[.AB50];[.AE50])" table:style-name="ce1">
            <text:p>19.04123081</text:p>
          </table:table-cell>
          <table:table-cell table:number-columns-repeated="16351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51.40330823047996</text:span></text:p>
          </table:table-cell>
          <table:table-cell office:value-type="string" office:string-value="51.40330823047996" table:formula="of:=RIGHT([.B51];LEN([.B51])-4)" table:style-name="ce4">
            <text:p>51.40330823047996</text:p>
          </table:table-cell>
          <table:table-cell office:value-type="float" office:value="51.403308230479901" table:formula="of:=[.C51]+0" table:style-name="ce4">
            <text:p>51.40</text:p>
          </table:table-cell>
          <table:table-cell office:value-type="string" table:style-name="ce2">
            <text:p>46<text:span text:style-name="T1">: </text:span><text:span text:style-name="T2">64.32167811799707</text:span></text:p>
          </table:table-cell>
          <table:table-cell office:value-type="string" office:string-value="64.32167811799707" table:formula="of:=RIGHT([.E51];LEN([.E51])-4)" table:style-name="ce4">
            <text:p>64.32167811799707</text:p>
          </table:table-cell>
          <table:table-cell office:value-type="float" office:value="64.321678117996996" table:formula="of:=[.F51]+0" table:style-name="ce4">
            <text:p>64.32</text:p>
          </table:table-cell>
          <table:table-cell office:value-type="string" table:style-name="ce2">
            <text:p>46<text:span text:style-name="T1">: </text:span><text:span text:style-name="T2">41.287208631223145</text:span></text:p>
          </table:table-cell>
          <table:table-cell office:value-type="string" office:string-value="41.287208631223145" table:formula="of:=RIGHT([.H51];LEN([.H51])-4)" table:style-name="ce4">
            <text:p>41.287208631223145</text:p>
          </table:table-cell>
          <table:table-cell office:value-type="float" office:value="41.287208631223102" table:formula="of:=[.I51]+0" table:style-name="ce4">
            <text:p>41.29</text:p>
          </table:table-cell>
          <table:table-cell office:value-type="string" table:style-name="ce2">
            <text:p>46<text:span text:style-name="T1">: </text:span><text:span text:style-name="T2">51.03451661622065</text:span></text:p>
          </table:table-cell>
          <table:table-cell office:value-type="string" office:string-value="51.03451661622065" table:formula="of:=RIGHT([.K51];LEN([.K51])-4)" table:style-name="ce4">
            <text:p>51.03451661622065</text:p>
          </table:table-cell>
          <table:table-cell office:value-type="float" office:value="51.0345166162206" table:formula="of:=[.L51]+0" table:style-name="ce4">
            <text:p>51.03</text:p>
          </table:table-cell>
          <table:table-cell office:value-type="string" table:style-name="ce2">
            <text:p>46<text:span text:style-name="T1">: </text:span><text:span text:style-name="T2">26.06467499951815</text:span></text:p>
          </table:table-cell>
          <table:table-cell office:value-type="string" office:string-value="26.06467499951815" table:formula="of:=RIGHT([.N51];LEN([.N51])-4)" table:style-name="ce4">
            <text:p>26.06467499951815</text:p>
          </table:table-cell>
          <table:table-cell office:value-type="float" office:value="26.0646749995181" table:formula="of:=[.O51]+0" table:style-name="ce4">
            <text:p>26.06</text:p>
          </table:table-cell>
          <table:table-cell office:value-type="string" table:style-name="ce5">
            <text:p>46<text:span text:style-name="T3">: </text:span><text:span text:style-name="T4">18.211564186171124</text:span></text:p>
          </table:table-cell>
          <table:table-cell office:value-type="string" office:string-value="18.211564186171124" table:formula="of:=RIGHT([.Q51];LEN([.Q51])-4)" table:style-name="ce4">
            <text:p>18.211564186171124</text:p>
          </table:table-cell>
          <table:table-cell office:value-type="float" office:value="18.211564186171099" table:formula="of:=[.R51]+0" table:style-name="ce4">
            <text:p>18.21</text:p>
          </table:table-cell>
          <table:table-cell office:value-type="string" table:style-name="ce5">
            <text:p>46<text:span text:style-name="T3">: </text:span><text:span text:style-name="T4">41.02831082585599</text:span></text:p>
          </table:table-cell>
          <table:table-cell office:value-type="string" office:string-value="41.02831082585599" table:formula="of:=RIGHT([.T51];LEN([.T51])-4)" table:style-name="ce4">
            <text:p>41.02831082585599</text:p>
          </table:table-cell>
          <table:table-cell office:value-type="float" office:value="41.028310825855897" table:formula="of:=[.U51]+0" table:style-name="ce4">
            <text:p>41.03</text:p>
          </table:table-cell>
          <table:table-cell office:value-type="string" table:style-name="ce5">
            <text:p>46<text:span text:style-name="T3">: </text:span><text:span text:style-name="T4">72.52972985351853</text:span></text:p>
          </table:table-cell>
          <table:table-cell office:value-type="string" office:string-value="72.52972985351853" table:formula="of:=RIGHT([.W51];LEN([.W51])-4)" table:style-name="ce4">
            <text:p>72.52972985351853</text:p>
          </table:table-cell>
          <table:table-cell office:value-type="float" office:value="72.529729853518504" table:formula="of:=[.X51]+0" table:style-name="ce4">
            <text:p>72.53</text:p>
          </table:table-cell>
          <table:table-cell office:value-type="string" table:style-name="ce5">
            <text:p>46<text:span text:style-name="T3">: </text:span><text:span text:style-name="T4">32.84752733474876</text:span></text:p>
          </table:table-cell>
          <table:table-cell office:value-type="string" office:string-value="32.84752733474876" table:formula="of:=RIGHT([.Z51];LEN([.Z51])-4)" table:style-name="ce4">
            <text:p>32.84752733474876</text:p>
          </table:table-cell>
          <table:table-cell office:value-type="float" office:value="32.847527334748698" table:formula="of:=[.AA51]+0" table:style-name="ce4">
            <text:p>32.85</text:p>
          </table:table-cell>
          <table:table-cell office:value-type="string" table:style-name="ce5">
            <text:p>46<text:span text:style-name="T3">: </text:span><text:span text:style-name="T4">31.765193471732243</text:span></text:p>
          </table:table-cell>
          <table:table-cell office:value-type="string" office:string-value="31.765193471732243" table:formula="of:=RIGHT([.AC51];LEN([.AC51])-4)" table:style-name="ce4">
            <text:p>31.765193471732243</text:p>
          </table:table-cell>
          <table:table-cell office:value-type="float" office:value="31.7651934717322" table:formula="of:=[.AD51]+0" table:style-name="ce4">
            <text:p>31.77</text:p>
          </table:table-cell>
          <table:table-cell office:value-type="float" office:value="44.303168755081437" table:formula="of:=([.D51]+[.G51]+[.J51]+[.M51]+[.P51]+[.S51]+[.V51]+[.Y51]+[.AB51])/9" table:style-name="ce4">
            <text:p>44.30</text:p>
          </table:table-cell>
          <table:table-cell office:value-type="float" office:value="16.993953658968973" table:formula="of:=STDEV([.D51];[.G51];[.J51];[.M51];[.P51];[.S51];[.V51];[.Y51];[.AB51];[.AE51])" table:style-name="ce1">
            <text:p>16.99395366</text:p>
          </table:table-cell>
          <table:table-cell table:number-columns-repeated="16351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55.37007982862227</text:span></text:p>
          </table:table-cell>
          <table:table-cell office:value-type="string" office:string-value="55.37007982862227" table:formula="of:=RIGHT([.B52];LEN([.B52])-4)" table:style-name="ce4">
            <text:p>55.37007982862227</text:p>
          </table:table-cell>
          <table:table-cell office:value-type="float" office:value="55.370079828622202" table:formula="of:=[.C52]+0" table:style-name="ce4">
            <text:p>55.37</text:p>
          </table:table-cell>
          <table:table-cell office:value-type="string" table:style-name="ce2">
            <text:p>47<text:span text:style-name="T1">: </text:span><text:span text:style-name="T2">71.2639495468375</text:span></text:p>
          </table:table-cell>
          <table:table-cell office:value-type="string" office:string-value="71.2639495468375" table:formula="of:=RIGHT([.E52];LEN([.E52])-4)" table:style-name="ce4">
            <text:p>71.2639495468375</text:p>
          </table:table-cell>
          <table:table-cell office:value-type="float" office:value="71.263949546837495" table:formula="of:=[.F52]+0" table:style-name="ce4">
            <text:p>71.26</text:p>
          </table:table-cell>
          <table:table-cell office:value-type="string" table:style-name="ce2">
            <text:p>47<text:span text:style-name="T1">: </text:span><text:span text:style-name="T2">28.295508345395575</text:span></text:p>
          </table:table-cell>
          <table:table-cell office:value-type="string" office:string-value="28.295508345395575" table:formula="of:=RIGHT([.H52];LEN([.H52])-4)" table:style-name="ce4">
            <text:p>28.295508345395575</text:p>
          </table:table-cell>
          <table:table-cell office:value-type="float" office:value="28.295508345395501" table:formula="of:=[.I52]+0" table:style-name="ce4">
            <text:p>28.30</text:p>
          </table:table-cell>
          <table:table-cell office:value-type="string" table:style-name="ce2">
            <text:p>47<text:span text:style-name="T1">: </text:span><text:span text:style-name="T2">42.505576177382395</text:span></text:p>
          </table:table-cell>
          <table:table-cell office:value-type="string" office:string-value="42.505576177382395" table:formula="of:=RIGHT([.K52];LEN([.K52])-4)" table:style-name="ce4">
            <text:p>42.505576177382395</text:p>
          </table:table-cell>
          <table:table-cell office:value-type="float" office:value="42.505576177382302" table:formula="of:=[.L52]+0" table:style-name="ce4">
            <text:p>42.51</text:p>
          </table:table-cell>
          <table:table-cell office:value-type="string" table:style-name="ce2">
            <text:p>47<text:span text:style-name="T1">: </text:span><text:span text:style-name="T2">30.786834001390872</text:span></text:p>
          </table:table-cell>
          <table:table-cell office:value-type="string" office:string-value="30.786834001390872" table:formula="of:=RIGHT([.N52];LEN([.N52])-4)" table:style-name="ce4">
            <text:p>30.786834001390872</text:p>
          </table:table-cell>
          <table:table-cell office:value-type="float" office:value="30.786834001390801" table:formula="of:=[.O52]+0" table:style-name="ce4">
            <text:p>30.79</text:p>
          </table:table-cell>
          <table:table-cell office:value-type="string" table:style-name="ce5">
            <text:p>47<text:span text:style-name="T3">: </text:span><text:span text:style-name="T4">23.672598661196364</text:span></text:p>
          </table:table-cell>
          <table:table-cell office:value-type="string" office:string-value="23.672598661196364" table:formula="of:=RIGHT([.Q52];LEN([.Q52])-4)" table:style-name="ce4">
            <text:p>23.672598661196364</text:p>
          </table:table-cell>
          <table:table-cell office:value-type="float" office:value="23.6725986611963" table:formula="of:=[.R52]+0" table:style-name="ce4">
            <text:p>23.67</text:p>
          </table:table-cell>
          <table:table-cell office:value-type="string" table:style-name="ce5">
            <text:p>47<text:span text:style-name="T3">: </text:span><text:span text:style-name="T4">45.23361616534332</text:span></text:p>
          </table:table-cell>
          <table:table-cell office:value-type="string" office:string-value="45.23361616534332" table:formula="of:=RIGHT([.T52];LEN([.T52])-4)" table:style-name="ce4">
            <text:p>45.23361616534332</text:p>
          </table:table-cell>
          <table:table-cell office:value-type="float" office:value="45.2336161653433" table:formula="of:=[.U52]+0" table:style-name="ce4">
            <text:p>45.23</text:p>
          </table:table-cell>
          <table:table-cell office:value-type="string" table:style-name="ce5">
            <text:p>47<text:span text:style-name="T3">: </text:span><text:span text:style-name="T4">82.92151268401565</text:span></text:p>
          </table:table-cell>
          <table:table-cell office:value-type="string" office:string-value="82.92151268401565" table:formula="of:=RIGHT([.W52];LEN([.W52])-4)" table:style-name="ce4">
            <text:p>82.92151268401565</text:p>
          </table:table-cell>
          <table:table-cell office:value-type="float" office:value="82.921512684015596" table:formula="of:=[.X52]+0" table:style-name="ce4">
            <text:p>82.92</text:p>
          </table:table-cell>
          <table:table-cell office:value-type="string" table:style-name="ce5">
            <text:p>47<text:span text:style-name="T3">: </text:span><text:span text:style-name="T4">34.27629437381417</text:span></text:p>
          </table:table-cell>
          <table:table-cell office:value-type="string" office:string-value="34.27629437381417" table:formula="of:=RIGHT([.Z52];LEN([.Z52])-4)" table:style-name="ce4">
            <text:p>34.27629437381417</text:p>
          </table:table-cell>
          <table:table-cell office:value-type="float" office:value="34.276294373814103" table:formula="of:=[.AA52]+0" table:style-name="ce4">
            <text:p>34.28</text:p>
          </table:table-cell>
          <table:table-cell office:value-type="string" table:style-name="ce5">
            <text:p>47<text:span text:style-name="T3">: </text:span><text:span text:style-name="T4">34.5411066831583</text:span></text:p>
          </table:table-cell>
          <table:table-cell office:value-type="string" office:string-value="34.5411066831583" table:formula="of:=RIGHT([.AC52];LEN([.AC52])-4)" table:style-name="ce4">
            <text:p>34.5411066831583</text:p>
          </table:table-cell>
          <table:table-cell office:value-type="float" office:value="34.541106683158297" table:formula="of:=[.AD52]+0" table:style-name="ce4">
            <text:p>34.54</text:p>
          </table:table-cell>
          <table:table-cell office:value-type="float" office:value="46.036218864888617" table:formula="of:=([.D52]+[.G52]+[.J52]+[.M52]+[.P52]+[.S52]+[.V52]+[.Y52]+[.AB52])/9" table:style-name="ce4">
            <text:p>46.04</text:p>
          </table:table-cell>
          <table:table-cell office:value-type="float" office:value="19.441712286331821" table:formula="of:=STDEV([.D52];[.G52];[.J52];[.M52];[.P52];[.S52];[.V52];[.Y52];[.AB52];[.AE52])" table:style-name="ce1">
            <text:p>19.44171229</text:p>
          </table:table-cell>
          <table:table-cell table:number-columns-repeated="16351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56.59176493868296</text:span></text:p>
          </table:table-cell>
          <table:table-cell office:value-type="string" office:string-value="56.59176493868296" table:formula="of:=RIGHT([.B53];LEN([.B53])-4)" table:style-name="ce4">
            <text:p>56.59176493868296</text:p>
          </table:table-cell>
          <table:table-cell office:value-type="float" office:value="56.5917649386829" table:formula="of:=[.C53]+0" table:style-name="ce4">
            <text:p>56.59</text:p>
          </table:table-cell>
          <table:table-cell office:value-type="string" table:style-name="ce2">
            <text:p>48<text:span text:style-name="T1">: </text:span><text:span text:style-name="T2">69.35381510295149</text:span></text:p>
          </table:table-cell>
          <table:table-cell office:value-type="string" office:string-value="69.35381510295149" table:formula="of:=RIGHT([.E53];LEN([.E53])-4)" table:style-name="ce4">
            <text:p>69.35381510295149</text:p>
          </table:table-cell>
          <table:table-cell office:value-type="float" office:value="69.353815102951401" table:formula="of:=[.F53]+0" table:style-name="ce4">
            <text:p>69.35</text:p>
          </table:table-cell>
          <table:table-cell office:value-type="string" table:style-name="ce2">
            <text:p>48<text:span text:style-name="T1">: </text:span><text:span text:style-name="T2">33.55253740049633</text:span></text:p>
          </table:table-cell>
          <table:table-cell office:value-type="string" office:string-value="33.55253740049633" table:formula="of:=RIGHT([.H53];LEN([.H53])-4)" table:style-name="ce4">
            <text:p>33.55253740049633</text:p>
          </table:table-cell>
          <table:table-cell office:value-type="float" office:value="33.552537400496298" table:formula="of:=[.I53]+0" table:style-name="ce4">
            <text:p>33.55</text:p>
          </table:table-cell>
          <table:table-cell office:value-type="string" table:style-name="ce2">
            <text:p>48<text:span text:style-name="T1">: </text:span><text:span text:style-name="T2">47.13165072536557</text:span></text:p>
          </table:table-cell>
          <table:table-cell office:value-type="string" office:string-value="47.13165072536557" table:formula="of:=RIGHT([.K53];LEN([.K53])-4)" table:style-name="ce4">
            <text:p>47.13165072536557</text:p>
          </table:table-cell>
          <table:table-cell office:value-type="float" office:value="47.131650725365503" table:formula="of:=[.L53]+0" table:style-name="ce4">
            <text:p>47.13</text:p>
          </table:table-cell>
          <table:table-cell office:value-type="string" table:style-name="ce2">
            <text:p>48<text:span text:style-name="T1">: </text:span><text:span text:style-name="T2">24.62051604911381</text:span></text:p>
          </table:table-cell>
          <table:table-cell office:value-type="string" office:string-value="24.62051604911381" table:formula="of:=RIGHT([.N53];LEN([.N53])-4)" table:style-name="ce4">
            <text:p>24.62051604911381</text:p>
          </table:table-cell>
          <table:table-cell office:value-type="float" office:value="24.6205160491138" table:formula="of:=[.O53]+0" table:style-name="ce4">
            <text:p>24.62</text:p>
          </table:table-cell>
          <table:table-cell office:value-type="string" table:style-name="ce5">
            <text:p>48<text:span text:style-name="T3">: </text:span><text:span text:style-name="T4">19.03490813052303</text:span></text:p>
          </table:table-cell>
          <table:table-cell office:value-type="string" office:string-value="19.03490813052303" table:formula="of:=RIGHT([.Q53];LEN([.Q53])-4)" table:style-name="ce4">
            <text:p>19.03490813052303</text:p>
          </table:table-cell>
          <table:table-cell office:value-type="float" office:value="19.034908130523" table:formula="of:=[.R53]+0" table:style-name="ce4">
            <text:p>19.03</text:p>
          </table:table-cell>
          <table:table-cell office:value-type="string" table:style-name="ce5">
            <text:p>48<text:span text:style-name="T3">: </text:span><text:span text:style-name="T4">46.16744382142789</text:span></text:p>
          </table:table-cell>
          <table:table-cell office:value-type="string" office:string-value="46.16744382142789" table:formula="of:=RIGHT([.T53];LEN([.T53])-4)" table:style-name="ce4">
            <text:p>46.16744382142789</text:p>
          </table:table-cell>
          <table:table-cell office:value-type="float" office:value="46.167443821427803" table:formula="of:=[.U53]+0" table:style-name="ce4">
            <text:p>46.17</text:p>
          </table:table-cell>
          <table:table-cell office:value-type="string" table:style-name="ce5">
            <text:p>48<text:span text:style-name="T3">: </text:span><text:span text:style-name="T4">75.21837295506671</text:span></text:p>
          </table:table-cell>
          <table:table-cell office:value-type="string" office:string-value="75.21837295506671" table:formula="of:=RIGHT([.W53];LEN([.W53])-4)" table:style-name="ce4">
            <text:p>75.21837295506671</text:p>
          </table:table-cell>
          <table:table-cell office:value-type="float" office:value="75.218372955066698" table:formula="of:=[.X53]+0" table:style-name="ce4">
            <text:p>75.22</text:p>
          </table:table-cell>
          <table:table-cell office:value-type="string" table:style-name="ce5">
            <text:p>48<text:span text:style-name="T3">: </text:span><text:span text:style-name="T4">37.4064286861834</text:span></text:p>
          </table:table-cell>
          <table:table-cell office:value-type="string" office:string-value="37.4064286861834" table:formula="of:=RIGHT([.Z53];LEN([.Z53])-4)" table:style-name="ce4">
            <text:p>37.4064286861834</text:p>
          </table:table-cell>
          <table:table-cell office:value-type="float" office:value="37.406428686183403" table:formula="of:=[.AA53]+0" table:style-name="ce4">
            <text:p>37.41</text:p>
          </table:table-cell>
          <table:table-cell office:value-type="string" table:style-name="ce5">
            <text:p>48<text:span text:style-name="T3">: </text:span><text:span text:style-name="T4">32.23657934652676</text:span></text:p>
          </table:table-cell>
          <table:table-cell office:value-type="string" office:string-value="32.23657934652676" table:formula="of:=RIGHT([.AC53];LEN([.AC53])-4)" table:style-name="ce4">
            <text:p>32.23657934652676</text:p>
          </table:table-cell>
          <table:table-cell office:value-type="float" office:value="32.236579346526703" table:formula="of:=[.AD53]+0" table:style-name="ce4">
            <text:p>32.24</text:p>
          </table:table-cell>
          <table:table-cell office:value-type="float" office:value="45.45304864553453" table:formula="of:=([.D53]+[.G53]+[.J53]+[.M53]+[.P53]+[.S53]+[.V53]+[.Y53]+[.AB53])/9" table:style-name="ce4">
            <text:p>45.45</text:p>
          </table:table-cell>
          <table:table-cell office:value-type="float" office:value="18.499581414322776" table:formula="of:=STDEV([.D53];[.G53];[.J53];[.M53];[.P53];[.S53];[.V53];[.Y53];[.AB53];[.AE53])" table:style-name="ce1">
            <text:p>18.49958141</text:p>
          </table:table-cell>
          <table:table-cell table:number-columns-repeated="16351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46.561249261679016</text:span></text:p>
          </table:table-cell>
          <table:table-cell office:value-type="string" office:string-value="46.561249261679016" table:formula="of:=RIGHT([.B54];LEN([.B54])-4)" table:style-name="ce4">
            <text:p>46.561249261679016</text:p>
          </table:table-cell>
          <table:table-cell office:value-type="float" office:value="46.561249261679002" table:formula="of:=[.C54]+0" table:style-name="ce4">
            <text:p>46.56</text:p>
          </table:table-cell>
          <table:table-cell office:value-type="string" table:style-name="ce2">
            <text:p>49<text:span text:style-name="T1">: </text:span><text:span text:style-name="T2">62.662678827905474</text:span></text:p>
          </table:table-cell>
          <table:table-cell office:value-type="string" office:string-value="62.662678827905474" table:formula="of:=RIGHT([.E54];LEN([.E54])-4)" table:style-name="ce4">
            <text:p>62.662678827905474</text:p>
          </table:table-cell>
          <table:table-cell office:value-type="float" office:value="62.662678827905403" table:formula="of:=[.F54]+0" table:style-name="ce4">
            <text:p>62.66</text:p>
          </table:table-cell>
          <table:table-cell office:value-type="string" table:style-name="ce2">
            <text:p>49<text:span text:style-name="T1">: </text:span><text:span text:style-name="T2">37.16229882318541</text:span></text:p>
          </table:table-cell>
          <table:table-cell office:value-type="string" office:string-value="37.16229882318541" table:formula="of:=RIGHT([.H54];LEN([.H54])-4)" table:style-name="ce4">
            <text:p>37.16229882318541</text:p>
          </table:table-cell>
          <table:table-cell office:value-type="float" office:value="37.162298823185402" table:formula="of:=[.I54]+0" table:style-name="ce4">
            <text:p>37.16</text:p>
          </table:table-cell>
          <table:table-cell office:value-type="string" table:style-name="ce2">
            <text:p>49<text:span text:style-name="T1">: </text:span><text:span text:style-name="T2">40.437043077978664</text:span></text:p>
          </table:table-cell>
          <table:table-cell office:value-type="string" office:string-value="40.437043077978664" table:formula="of:=RIGHT([.K54];LEN([.K54])-4)" table:style-name="ce4">
            <text:p>40.437043077978664</text:p>
          </table:table-cell>
          <table:table-cell office:value-type="float" office:value="40.437043077978601" table:formula="of:=[.L54]+0" table:style-name="ce4">
            <text:p>40.44</text:p>
          </table:table-cell>
          <table:table-cell office:value-type="string" table:style-name="ce2">
            <text:p>49<text:span text:style-name="T1">: </text:span><text:span text:style-name="T2">20.83836022180087</text:span></text:p>
          </table:table-cell>
          <table:table-cell office:value-type="string" office:string-value="20.83836022180087" table:formula="of:=RIGHT([.N54];LEN([.N54])-4)" table:style-name="ce4">
            <text:p>20.83836022180087</text:p>
          </table:table-cell>
          <table:table-cell office:value-type="float" office:value="20.838360221800801" table:formula="of:=[.O54]+0" table:style-name="ce4">
            <text:p>20.84</text:p>
          </table:table-cell>
          <table:table-cell office:value-type="string" table:style-name="ce5">
            <text:p>49<text:span text:style-name="T3">: </text:span><text:span text:style-name="T4">19.159548003452464</text:span></text:p>
          </table:table-cell>
          <table:table-cell office:value-type="string" office:string-value="19.159548003452464" table:formula="of:=RIGHT([.Q54];LEN([.Q54])-4)" table:style-name="ce4">
            <text:p>19.159548003452464</text:p>
          </table:table-cell>
          <table:table-cell office:value-type="float" office:value="19.1595480034524" table:formula="of:=[.R54]+0" table:style-name="ce4">
            <text:p>19.16</text:p>
          </table:table-cell>
          <table:table-cell office:value-type="string" table:style-name="ce5">
            <text:p>49<text:span text:style-name="T3">: </text:span><text:span text:style-name="T4">49.09841835765732</text:span></text:p>
          </table:table-cell>
          <table:table-cell office:value-type="string" office:string-value="49.09841835765732" table:formula="of:=RIGHT([.T54];LEN([.T54])-4)" table:style-name="ce4">
            <text:p>49.09841835765732</text:p>
          </table:table-cell>
          <table:table-cell office:value-type="float" office:value="49.098418357657302" table:formula="of:=[.U54]+0" table:style-name="ce4">
            <text:p>49.10</text:p>
          </table:table-cell>
          <table:table-cell office:value-type="string" table:style-name="ce5">
            <text:p>49<text:span text:style-name="T3">: </text:span><text:span text:style-name="T4">76.16540504665497</text:span></text:p>
          </table:table-cell>
          <table:table-cell office:value-type="string" office:string-value="76.16540504665497" table:formula="of:=RIGHT([.W54];LEN([.W54])-4)" table:style-name="ce4">
            <text:p>76.16540504665497</text:p>
          </table:table-cell>
          <table:table-cell office:value-type="float" office:value="76.165405046654897" table:formula="of:=[.X54]+0" table:style-name="ce4">
            <text:p>76.17</text:p>
          </table:table-cell>
          <table:table-cell office:value-type="string" table:style-name="ce5">
            <text:p>49<text:span text:style-name="T3">: </text:span><text:span text:style-name="T4">40.78711374831731</text:span></text:p>
          </table:table-cell>
          <table:table-cell office:value-type="string" office:string-value="40.78711374831731" table:formula="of:=RIGHT([.Z54];LEN([.Z54])-4)" table:style-name="ce4">
            <text:p>40.78711374831731</text:p>
          </table:table-cell>
          <table:table-cell office:value-type="float" office:value="40.787113748317303" table:formula="of:=[.AA54]+0" table:style-name="ce4">
            <text:p>40.79</text:p>
          </table:table-cell>
          <table:table-cell office:value-type="string" table:style-name="ce5">
            <text:p>49<text:span text:style-name="T3">: </text:span><text:span text:style-name="T4">34.245501333552944</text:span></text:p>
          </table:table-cell>
          <table:table-cell office:value-type="string" office:string-value="34.245501333552944" table:formula="of:=RIGHT([.AC54];LEN([.AC54])-4)" table:style-name="ce4">
            <text:p>34.245501333552944</text:p>
          </table:table-cell>
          <table:table-cell office:value-type="float" office:value="34.245501333552902" table:formula="of:=[.AD54]+0" table:style-name="ce4">
            <text:p>34.25</text:p>
          </table:table-cell>
          <table:table-cell office:value-type="float" office:value="43.652457263181233" table:formula="of:=([.D54]+[.G54]+[.J54]+[.M54]+[.P54]+[.S54]+[.V54]+[.Y54]+[.AB54])/9" table:style-name="ce4">
            <text:p>43.65</text:p>
          </table:table-cell>
          <table:table-cell office:value-type="float" office:value="17.37590434019123" table:formula="of:=STDEV([.D54];[.G54];[.J54];[.M54];[.P54];[.S54];[.V54];[.Y54];[.AB54];[.AE54])" table:style-name="ce1">
            <text:p>17.37590434</text:p>
          </table:table-cell>
          <table:table-cell table:number-columns-repeated="16351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39.82573921108487</text:span></text:p>
          </table:table-cell>
          <table:table-cell office:value-type="string" office:string-value="39.82573921108487" table:formula="of:=RIGHT([.B55];LEN([.B55])-4)" table:style-name="ce4">
            <text:p>39.82573921108487</text:p>
          </table:table-cell>
          <table:table-cell office:value-type="float" office:value="39.825739211084802" table:formula="of:=[.C55]+0" table:style-name="ce4">
            <text:p>39.83</text:p>
          </table:table-cell>
          <table:table-cell office:value-type="string" table:style-name="ce2">
            <text:p>50<text:span text:style-name="T1">: </text:span><text:span text:style-name="T2">58.175576537139285</text:span></text:p>
          </table:table-cell>
          <table:table-cell office:value-type="string" office:string-value="58.175576537139285" table:formula="of:=RIGHT([.E55];LEN([.E55])-4)" table:style-name="ce4">
            <text:p>58.175576537139285</text:p>
          </table:table-cell>
          <table:table-cell office:value-type="float" office:value="58.1755765371392" table:formula="of:=[.F55]+0" table:style-name="ce4">
            <text:p>58.18</text:p>
          </table:table-cell>
          <table:table-cell office:value-type="string" table:style-name="ce2">
            <text:p>50<text:span text:style-name="T1">: </text:span><text:span text:style-name="T2">34.71020370528967</text:span></text:p>
          </table:table-cell>
          <table:table-cell office:value-type="string" office:string-value="34.71020370528967" table:formula="of:=RIGHT([.H55];LEN([.H55])-4)" table:style-name="ce4">
            <text:p>34.71020370528967</text:p>
          </table:table-cell>
          <table:table-cell office:value-type="float" office:value="34.710203705289601" table:formula="of:=[.I55]+0" table:style-name="ce4">
            <text:p>34.71</text:p>
          </table:table-cell>
          <table:table-cell office:value-type="string" table:style-name="ce2">
            <text:p>50<text:span text:style-name="T1">: </text:span><text:span text:style-name="T2">54.54858879813806</text:span></text:p>
          </table:table-cell>
          <table:table-cell office:value-type="string" office:string-value="54.54858879813806" table:formula="of:=RIGHT([.K55];LEN([.K55])-4)" table:style-name="ce4">
            <text:p>54.54858879813806</text:p>
          </table:table-cell>
          <table:table-cell office:value-type="float" office:value="54.548588798137999" table:formula="of:=[.L55]+0" table:style-name="ce4">
            <text:p>54.55</text:p>
          </table:table-cell>
          <table:table-cell office:value-type="string" table:style-name="ce2">
            <text:p>50<text:span text:style-name="T1">: </text:span><text:span text:style-name="T2">26.217981150230777</text:span></text:p>
          </table:table-cell>
          <table:table-cell office:value-type="string" office:string-value="26.217981150230777" table:formula="of:=RIGHT([.N55];LEN([.N55])-4)" table:style-name="ce4">
            <text:p>26.217981150230777</text:p>
          </table:table-cell>
          <table:table-cell office:value-type="float" office:value="26.217981150230699" table:formula="of:=[.O55]+0" table:style-name="ce4">
            <text:p>26.22</text:p>
          </table:table-cell>
          <table:table-cell office:value-type="string" table:style-name="ce5">
            <text:p>50<text:span text:style-name="T3">: </text:span><text:span text:style-name="T4">18.072979098343293</text:span></text:p>
          </table:table-cell>
          <table:table-cell office:value-type="string" office:string-value="18.072979098343293" table:formula="of:=RIGHT([.Q55];LEN([.Q55])-4)" table:style-name="ce4">
            <text:p>18.072979098343293</text:p>
          </table:table-cell>
          <table:table-cell office:value-type="float" office:value="18.0729790983432" table:formula="of:=[.R55]+0" table:style-name="ce4">
            <text:p>18.07</text:p>
          </table:table-cell>
          <table:table-cell office:value-type="string" table:style-name="ce5">
            <text:p>50<text:span text:style-name="T3">: </text:span><text:span text:style-name="T4">42.99796464341611</text:span></text:p>
          </table:table-cell>
          <table:table-cell office:value-type="string" office:string-value="42.99796464341611" table:formula="of:=RIGHT([.T55];LEN([.T55])-4)" table:style-name="ce4">
            <text:p>42.99796464341611</text:p>
          </table:table-cell>
          <table:table-cell office:value-type="float" office:value="42.997964643416097" table:formula="of:=[.U55]+0" table:style-name="ce4">
            <text:p>43.00</text:p>
          </table:table-cell>
          <table:table-cell office:value-type="string" table:style-name="ce5">
            <text:p>50<text:span text:style-name="T3">: </text:span><text:span text:style-name="T4">76.28133174061063</text:span></text:p>
          </table:table-cell>
          <table:table-cell office:value-type="string" office:string-value="76.28133174061063" table:formula="of:=RIGHT([.W55];LEN([.W55])-4)" table:style-name="ce4">
            <text:p>76.28133174061063</text:p>
          </table:table-cell>
          <table:table-cell office:value-type="float" office:value="76.281331740610597" table:formula="of:=[.X55]+0" table:style-name="ce4">
            <text:p>76.28</text:p>
          </table:table-cell>
          <table:table-cell office:value-type="string" table:style-name="ce5">
            <text:p>50<text:span text:style-name="T3">: </text:span><text:span text:style-name="T4">40.504938331593074</text:span></text:p>
          </table:table-cell>
          <table:table-cell office:value-type="string" office:string-value="40.504938331593074" table:formula="of:=RIGHT([.Z55];LEN([.Z55])-4)" table:style-name="ce4">
            <text:p>40.504938331593074</text:p>
          </table:table-cell>
          <table:table-cell office:value-type="float" office:value="40.504938331593003" table:formula="of:=[.AA55]+0" table:style-name="ce4">
            <text:p>40.50</text:p>
          </table:table-cell>
          <table:table-cell office:value-type="string" table:style-name="ce5">
            <text:p>50<text:span text:style-name="T3">: </text:span><text:span text:style-name="T4">37.651915874005695</text:span></text:p>
          </table:table-cell>
          <table:table-cell office:value-type="string" office:string-value="37.651915874005695" table:formula="of:=RIGHT([.AC55];LEN([.AC55])-4)" table:style-name="ce4">
            <text:p>37.651915874005695</text:p>
          </table:table-cell>
          <table:table-cell office:value-type="float" office:value="37.651915874005603" table:formula="of:=[.AD55]+0" table:style-name="ce4">
            <text:p>37.65</text:p>
          </table:table-cell>
          <table:table-cell office:value-type="float" office:value="43.481700357316136" table:formula="of:=([.D55]+[.G55]+[.J55]+[.M55]+[.P55]+[.S55]+[.V55]+[.Y55]+[.AB55])/9" table:style-name="ce4">
            <text:p>43.48</text:p>
          </table:table-cell>
          <table:table-cell office:value-type="float" office:value="16.626047231626416" table:formula="of:=STDEV([.D55];[.G55];[.J55];[.M55];[.P55];[.S55];[.V55];[.Y55];[.AB55];[.AE55])" table:style-name="ce1">
            <text:p>16.62604723</text:p>
          </table:table-cell>
          <table:table-cell table:number-columns-repeated="16351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44.98759790806628</text:span></text:p>
          </table:table-cell>
          <table:table-cell office:value-type="string" office:string-value="44.98759790806628" table:formula="of:=RIGHT([.B56];LEN([.B56])-4)" table:style-name="ce4">
            <text:p>44.98759790806628</text:p>
          </table:table-cell>
          <table:table-cell office:value-type="float" office:value="44.987597908066199" table:formula="of:=[.C56]+0" table:style-name="ce4">
            <text:p>44.99</text:p>
          </table:table-cell>
          <table:table-cell office:value-type="string" table:style-name="ce2">
            <text:p>51<text:span text:style-name="T1">: </text:span><text:span text:style-name="T2">63.66438577783687</text:span></text:p>
          </table:table-cell>
          <table:table-cell office:value-type="string" office:string-value="63.66438577783687" table:formula="of:=RIGHT([.E56];LEN([.E56])-4)" table:style-name="ce4">
            <text:p>63.66438577783687</text:p>
          </table:table-cell>
          <table:table-cell office:value-type="float" office:value="63.664385777836799" table:formula="of:=[.F56]+0" table:style-name="ce4">
            <text:p>63.66</text:p>
          </table:table-cell>
          <table:table-cell office:value-type="string" table:style-name="ce2">
            <text:p>51<text:span text:style-name="T1">: </text:span><text:span text:style-name="T2">41.23497443226872</text:span></text:p>
          </table:table-cell>
          <table:table-cell office:value-type="string" office:string-value="41.23497443226872" table:formula="of:=RIGHT([.H56];LEN([.H56])-4)" table:style-name="ce4">
            <text:p>41.23497443226872</text:p>
          </table:table-cell>
          <table:table-cell office:value-type="float" office:value="41.2349744322687" table:formula="of:=[.I56]+0" table:style-name="ce4">
            <text:p>41.23</text:p>
          </table:table-cell>
          <table:table-cell office:value-type="string" table:style-name="ce2">
            <text:p>51<text:span text:style-name="T1">: </text:span><text:span text:style-name="T2">37.16797663614847</text:span></text:p>
          </table:table-cell>
          <table:table-cell office:value-type="string" office:string-value="37.16797663614847" table:formula="of:=RIGHT([.K56];LEN([.K56])-4)" table:style-name="ce4">
            <text:p>37.16797663614847</text:p>
          </table:table-cell>
          <table:table-cell office:value-type="float" office:value="37.167976636148403" table:formula="of:=[.L56]+0" table:style-name="ce4">
            <text:p>37.17</text:p>
          </table:table-cell>
          <table:table-cell office:value-type="string" table:style-name="ce2">
            <text:p>51<text:span text:style-name="T1">: </text:span><text:span text:style-name="T2">26.30763901339132</text:span></text:p>
          </table:table-cell>
          <table:table-cell office:value-type="string" office:string-value="26.30763901339132" table:formula="of:=RIGHT([.N56];LEN([.N56])-4)" table:style-name="ce4">
            <text:p>26.30763901339132</text:p>
          </table:table-cell>
          <table:table-cell office:value-type="float" office:value="26.307639013391299" table:formula="of:=[.O56]+0" table:style-name="ce4">
            <text:p>26.31</text:p>
          </table:table-cell>
          <table:table-cell office:value-type="string" table:style-name="ce5">
            <text:p>51<text:span text:style-name="T3">: </text:span><text:span text:style-name="T4">16.129826011543262</text:span></text:p>
          </table:table-cell>
          <table:table-cell office:value-type="string" office:string-value="16.129826011543262" table:formula="of:=RIGHT([.Q56];LEN([.Q56])-4)" table:style-name="ce4">
            <text:p>16.129826011543262</text:p>
          </table:table-cell>
          <table:table-cell office:value-type="float" office:value="16.129826011543202" table:formula="of:=[.R56]+0" table:style-name="ce4">
            <text:p>16.13</text:p>
          </table:table-cell>
          <table:table-cell office:value-type="string" table:style-name="ce5">
            <text:p>51<text:span text:style-name="T3">: </text:span><text:span text:style-name="T4">47.41286869942534</text:span></text:p>
          </table:table-cell>
          <table:table-cell office:value-type="string" office:string-value="47.41286869942534" table:formula="of:=RIGHT([.T56];LEN([.T56])-4)" table:style-name="ce4">
            <text:p>47.41286869942534</text:p>
          </table:table-cell>
          <table:table-cell office:value-type="float" office:value="47.412868699425303" table:formula="of:=[.U56]+0" table:style-name="ce4">
            <text:p>47.41</text:p>
          </table:table-cell>
          <table:table-cell office:value-type="string" table:style-name="ce5">
            <text:p>51<text:span text:style-name="T3">: </text:span><text:span text:style-name="T4">75.81951428373722</text:span></text:p>
          </table:table-cell>
          <table:table-cell office:value-type="string" office:string-value="75.81951428373722" table:formula="of:=RIGHT([.W56];LEN([.W56])-4)" table:style-name="ce4">
            <text:p>75.81951428373722</text:p>
          </table:table-cell>
          <table:table-cell office:value-type="float" office:value="75.819514283737206" table:formula="of:=[.X56]+0" table:style-name="ce4">
            <text:p>75.82</text:p>
          </table:table-cell>
          <table:table-cell office:value-type="string" table:style-name="ce5">
            <text:p>51<text:span text:style-name="T3">: </text:span><text:span text:style-name="T4">32.94280765282586</text:span></text:p>
          </table:table-cell>
          <table:table-cell office:value-type="string" office:string-value="32.94280765282586" table:formula="of:=RIGHT([.Z56];LEN([.Z56])-4)" table:style-name="ce4">
            <text:p>32.94280765282586</text:p>
          </table:table-cell>
          <table:table-cell office:value-type="float" office:value="32.942807652825799" table:formula="of:=[.AA56]+0" table:style-name="ce4">
            <text:p>32.94</text:p>
          </table:table-cell>
          <table:table-cell office:value-type="string" table:style-name="ce5">
            <text:p>51<text:span text:style-name="T3">: </text:span><text:span text:style-name="T4">41.57725445643514</text:span></text:p>
          </table:table-cell>
          <table:table-cell office:value-type="string" office:string-value="41.57725445643514" table:formula="of:=RIGHT([.AC56];LEN([.AC56])-4)" table:style-name="ce4">
            <text:p>41.57725445643514</text:p>
          </table:table-cell>
          <table:table-cell office:value-type="float" office:value="41.577254456435099" table:formula="of:=[.AD56]+0" table:style-name="ce4">
            <text:p>41.58</text:p>
          </table:table-cell>
          <table:table-cell office:value-type="float" office:value="42.851954490582543" table:formula="of:=([.D56]+[.G56]+[.J56]+[.M56]+[.P56]+[.S56]+[.V56]+[.Y56]+[.AB56])/9" table:style-name="ce4">
            <text:p>42.85</text:p>
          </table:table-cell>
          <table:table-cell office:value-type="float" office:value="17.216731284352271" table:formula="of:=STDEV([.D56];[.G56];[.J56];[.M56];[.P56];[.S56];[.V56];[.Y56];[.AB56];[.AE56])" table:style-name="ce1">
            <text:p>17.21673128</text:p>
          </table:table-cell>
          <table:table-cell table:number-columns-repeated="16351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52.4367436557081</text:span></text:p>
          </table:table-cell>
          <table:table-cell office:value-type="string" office:string-value="52.4367436557081" table:formula="of:=RIGHT([.B57];LEN([.B57])-4)" table:style-name="ce4">
            <text:p>52.4367436557081</text:p>
          </table:table-cell>
          <table:table-cell office:value-type="float" office:value="52.436743655708099" table:formula="of:=[.C57]+0" table:style-name="ce4">
            <text:p>52.44</text:p>
          </table:table-cell>
          <table:table-cell office:value-type="string" table:style-name="ce2">
            <text:p>52<text:span text:style-name="T1">: </text:span><text:span text:style-name="T2">60.705444309165536</text:span></text:p>
          </table:table-cell>
          <table:table-cell office:value-type="string" office:string-value="60.705444309165536" table:formula="of:=RIGHT([.E57];LEN([.E57])-4)" table:style-name="ce4">
            <text:p>60.705444309165536</text:p>
          </table:table-cell>
          <table:table-cell office:value-type="float" office:value="60.7054443091655" table:formula="of:=[.F57]+0" table:style-name="ce4">
            <text:p>60.71</text:p>
          </table:table-cell>
          <table:table-cell office:value-type="string" table:style-name="ce2">
            <text:p>52<text:span text:style-name="T1">: </text:span><text:span text:style-name="T2">36.397397537775376</text:span></text:p>
          </table:table-cell>
          <table:table-cell office:value-type="string" office:string-value="36.397397537775376" table:formula="of:=RIGHT([.H57];LEN([.H57])-4)" table:style-name="ce4">
            <text:p>36.397397537775376</text:p>
          </table:table-cell>
          <table:table-cell office:value-type="float" office:value="36.397397537775298" table:formula="of:=[.I57]+0" table:style-name="ce4">
            <text:p>36.40</text:p>
          </table:table-cell>
          <table:table-cell office:value-type="string" table:style-name="ce2">
            <text:p>52<text:span text:style-name="T1">: </text:span><text:span text:style-name="T2">35.455443574824834</text:span></text:p>
          </table:table-cell>
          <table:table-cell office:value-type="string" office:string-value="35.455443574824834" table:formula="of:=RIGHT([.K57];LEN([.K57])-4)" table:style-name="ce4">
            <text:p>35.455443574824834</text:p>
          </table:table-cell>
          <table:table-cell office:value-type="float" office:value="35.455443574824798" table:formula="of:=[.L57]+0" table:style-name="ce4">
            <text:p>35.46</text:p>
          </table:table-cell>
          <table:table-cell office:value-type="string" table:style-name="ce2">
            <text:p>52<text:span text:style-name="T1">: </text:span><text:span text:style-name="T2">25.948924697099915</text:span></text:p>
          </table:table-cell>
          <table:table-cell office:value-type="string" office:string-value="25.948924697099915" table:formula="of:=RIGHT([.N57];LEN([.N57])-4)" table:style-name="ce4">
            <text:p>25.948924697099915</text:p>
          </table:table-cell>
          <table:table-cell office:value-type="float" office:value="25.948924697099901" table:formula="of:=[.O57]+0" table:style-name="ce4">
            <text:p>25.95</text:p>
          </table:table-cell>
          <table:table-cell office:value-type="string" table:style-name="ce5">
            <text:p>52<text:span text:style-name="T3">: </text:span><text:span text:style-name="T4">15.61359973476937</text:span></text:p>
          </table:table-cell>
          <table:table-cell office:value-type="string" office:string-value="15.61359973476937" table:formula="of:=RIGHT([.Q57];LEN([.Q57])-4)" table:style-name="ce4">
            <text:p>15.61359973476937</text:p>
          </table:table-cell>
          <table:table-cell office:value-type="float" office:value="15.6135997347693" table:formula="of:=[.R57]+0" table:style-name="ce4">
            <text:p>15.61</text:p>
          </table:table-cell>
          <table:table-cell office:value-type="string" table:style-name="ce5">
            <text:p>52<text:span text:style-name="T3">: </text:span><text:span text:style-name="T4">50.14470004482632</text:span></text:p>
          </table:table-cell>
          <table:table-cell office:value-type="string" office:string-value="50.14470004482632" table:formula="of:=RIGHT([.T57];LEN([.T57])-4)" table:style-name="ce4">
            <text:p>50.14470004482632</text:p>
          </table:table-cell>
          <table:table-cell office:value-type="float" office:value="50.144700044826301" table:formula="of:=[.U57]+0" table:style-name="ce4">
            <text:p>50.14</text:p>
          </table:table-cell>
          <table:table-cell office:value-type="string" table:style-name="ce5">
            <text:p>52<text:span text:style-name="T3">: </text:span><text:span text:style-name="T4">87.6899508048659</text:span></text:p>
          </table:table-cell>
          <table:table-cell office:value-type="string" office:string-value="87.6899508048659" table:formula="of:=RIGHT([.W57];LEN([.W57])-4)" table:style-name="ce4">
            <text:p>87.6899508048659</text:p>
          </table:table-cell>
          <table:table-cell office:value-type="float" office:value="87.689950804865902" table:formula="of:=[.X57]+0" table:style-name="ce4">
            <text:p>87.69</text:p>
          </table:table-cell>
          <table:table-cell office:value-type="string" table:style-name="ce5">
            <text:p>52<text:span text:style-name="T3">: </text:span><text:span text:style-name="T4">33.782433528428285</text:span></text:p>
          </table:table-cell>
          <table:table-cell office:value-type="string" office:string-value="33.782433528428285" table:formula="of:=RIGHT([.Z57];LEN([.Z57])-4)" table:style-name="ce4">
            <text:p>33.782433528428285</text:p>
          </table:table-cell>
          <table:table-cell office:value-type="float" office:value="33.7824335284282" table:formula="of:=[.AA57]+0" table:style-name="ce4">
            <text:p>33.78</text:p>
          </table:table-cell>
          <table:table-cell office:value-type="string" table:style-name="ce5">
            <text:p>52<text:span text:style-name="T3">: </text:span><text:span text:style-name="T4">39.80338112616555</text:span></text:p>
          </table:table-cell>
          <table:table-cell office:value-type="string" office:string-value="39.80338112616555" table:formula="of:=RIGHT([.AC57];LEN([.AC57])-4)" table:style-name="ce4">
            <text:p>39.80338112616555</text:p>
          </table:table-cell>
          <table:table-cell office:value-type="float" office:value="39.803381126165498" table:formula="of:=[.AD57]+0" table:style-name="ce4">
            <text:p>39.80</text:p>
          </table:table-cell>
          <table:table-cell office:value-type="float" office:value="44.241626431940368" table:formula="of:=([.D57]+[.G57]+[.J57]+[.M57]+[.P57]+[.S57]+[.V57]+[.Y57]+[.AB57])/9" table:style-name="ce4">
            <text:p>44.24</text:p>
          </table:table-cell>
          <table:table-cell office:value-type="float" office:value="20.223361450516208" table:formula="of:=STDEV([.D57];[.G57];[.J57];[.M57];[.P57];[.S57];[.V57];[.Y57];[.AB57];[.AE57])" table:style-name="ce1">
            <text:p>20.22336145</text:p>
          </table:table-cell>
          <table:table-cell table:number-columns-repeated="16351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41.47545798881612</text:span></text:p>
          </table:table-cell>
          <table:table-cell office:value-type="string" office:string-value="41.47545798881612" table:formula="of:=RIGHT([.B58];LEN([.B58])-4)" table:style-name="ce4">
            <text:p>41.47545798881612</text:p>
          </table:table-cell>
          <table:table-cell office:value-type="float" office:value="41.475457988816103" table:formula="of:=[.C58]+0" table:style-name="ce4">
            <text:p>41.48</text:p>
          </table:table-cell>
          <table:table-cell office:value-type="string" table:style-name="ce2">
            <text:p>53<text:span text:style-name="T1">: </text:span><text:span text:style-name="T2">69.21975542748804</text:span></text:p>
          </table:table-cell>
          <table:table-cell office:value-type="string" office:string-value="69.21975542748804" table:formula="of:=RIGHT([.E58];LEN([.E58])-4)" table:style-name="ce4">
            <text:p>69.21975542748804</text:p>
          </table:table-cell>
          <table:table-cell office:value-type="float" office:value="69.219755427487996" table:formula="of:=[.F58]+0" table:style-name="ce4">
            <text:p>69.22</text:p>
          </table:table-cell>
          <table:table-cell office:value-type="string" table:style-name="ce2">
            <text:p>53<text:span text:style-name="T1">: </text:span><text:span text:style-name="T2">34.135608227508314</text:span></text:p>
          </table:table-cell>
          <table:table-cell office:value-type="string" office:string-value="34.135608227508314" table:formula="of:=RIGHT([.H58];LEN([.H58])-4)" table:style-name="ce4">
            <text:p>34.135608227508314</text:p>
          </table:table-cell>
          <table:table-cell office:value-type="float" office:value="34.1356082275083" table:formula="of:=[.I58]+0" table:style-name="ce4">
            <text:p>34.14</text:p>
          </table:table-cell>
          <table:table-cell office:value-type="string" table:style-name="ce2">
            <text:p>53<text:span text:style-name="T1">: </text:span><text:span text:style-name="T2">38.04201733077086</text:span></text:p>
          </table:table-cell>
          <table:table-cell office:value-type="string" office:string-value="38.04201733077086" table:formula="of:=RIGHT([.K58];LEN([.K58])-4)" table:style-name="ce4">
            <text:p>38.04201733077086</text:p>
          </table:table-cell>
          <table:table-cell office:value-type="float" office:value="38.042017330770797" table:formula="of:=[.L58]+0" table:style-name="ce4">
            <text:p>38.04</text:p>
          </table:table-cell>
          <table:table-cell office:value-type="string" table:style-name="ce2">
            <text:p>53<text:span text:style-name="T1">: </text:span><text:span text:style-name="T2">32.160272127275746</text:span></text:p>
          </table:table-cell>
          <table:table-cell office:value-type="string" office:string-value="32.160272127275746" table:formula="of:=RIGHT([.N58];LEN([.N58])-4)" table:style-name="ce4">
            <text:p>32.160272127275746</text:p>
          </table:table-cell>
          <table:table-cell office:value-type="float" office:value="32.160272127275697" table:formula="of:=[.O58]+0" table:style-name="ce4">
            <text:p>32.16</text:p>
          </table:table-cell>
          <table:table-cell office:value-type="string" table:style-name="ce5">
            <text:p>53<text:span text:style-name="T3">: </text:span><text:span text:style-name="T4">21.06737411057346</text:span></text:p>
          </table:table-cell>
          <table:table-cell office:value-type="string" office:string-value="21.06737411057346" table:formula="of:=RIGHT([.Q58];LEN([.Q58])-4)" table:style-name="ce4">
            <text:p>21.06737411057346</text:p>
          </table:table-cell>
          <table:table-cell office:value-type="float" office:value="21.0673741105734" table:formula="of:=[.R58]+0" table:style-name="ce4">
            <text:p>21.07</text:p>
          </table:table-cell>
          <table:table-cell office:value-type="string" table:style-name="ce5">
            <text:p>53<text:span text:style-name="T3">: </text:span><text:span text:style-name="T4">47.84805691636363</text:span></text:p>
          </table:table-cell>
          <table:table-cell office:value-type="string" office:string-value="47.84805691636363" table:formula="of:=RIGHT([.T58];LEN([.T58])-4)" table:style-name="ce4">
            <text:p>47.84805691636363</text:p>
          </table:table-cell>
          <table:table-cell office:value-type="float" office:value="47.848056916363603" table:formula="of:=[.U58]+0" table:style-name="ce4">
            <text:p>47.85</text:p>
          </table:table-cell>
          <table:table-cell office:value-type="string" table:style-name="ce5">
            <text:p>53<text:span text:style-name="T3">: </text:span><text:span text:style-name="T4">82.23513605389773</text:span></text:p>
          </table:table-cell>
          <table:table-cell office:value-type="string" office:string-value="82.23513605389773" table:formula="of:=RIGHT([.W58];LEN([.W58])-4)" table:style-name="ce4">
            <text:p>82.23513605389773</text:p>
          </table:table-cell>
          <table:table-cell office:value-type="float" office:value="82.235136053897705" table:formula="of:=[.X58]+0" table:style-name="ce4">
            <text:p>82.24</text:p>
          </table:table-cell>
          <table:table-cell office:value-type="string" table:style-name="ce5">
            <text:p>53<text:span text:style-name="T3">: </text:span><text:span text:style-name="T4">39.43467097819744</text:span></text:p>
          </table:table-cell>
          <table:table-cell office:value-type="string" office:string-value="39.43467097819744" table:formula="of:=RIGHT([.Z58];LEN([.Z58])-4)" table:style-name="ce4">
            <text:p>39.43467097819744</text:p>
          </table:table-cell>
          <table:table-cell office:value-type="float" office:value="39.434670978197403" table:formula="of:=[.AA58]+0" table:style-name="ce4">
            <text:p>39.43</text:p>
          </table:table-cell>
          <table:table-cell office:value-type="string" table:style-name="ce5">
            <text:p>53<text:span text:style-name="T3">: </text:span><text:span text:style-name="T4">35.61891420327993</text:span></text:p>
          </table:table-cell>
          <table:table-cell office:value-type="string" office:string-value="35.61891420327993" table:formula="of:=RIGHT([.AC58];LEN([.AC58])-4)" table:style-name="ce4">
            <text:p>35.61891420327993</text:p>
          </table:table-cell>
          <table:table-cell office:value-type="float" office:value="35.6189142032799" table:formula="of:=[.AD58]+0" table:style-name="ce4">
            <text:p>35.62</text:p>
          </table:table-cell>
          <table:table-cell office:value-type="float" office:value="45.068705462321219" table:formula="of:=([.D58]+[.G58]+[.J58]+[.M58]+[.P58]+[.S58]+[.V58]+[.Y58]+[.AB58])/9" table:style-name="ce4">
            <text:p>45.07</text:p>
          </table:table-cell>
          <table:table-cell office:value-type="float" office:value="18.284670453199169" table:formula="of:=STDEV([.D58];[.G58];[.J58];[.M58];[.P58];[.S58];[.V58];[.Y58];[.AB58];[.AE58])" table:style-name="ce1">
            <text:p>18.28467045</text:p>
          </table:table-cell>
          <table:table-cell table:number-columns-repeated="16351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2.61530596910675</text:span></text:p>
          </table:table-cell>
          <table:table-cell office:value-type="string" office:string-value="42.61530596910675" table:formula="of:=RIGHT([.B59];LEN([.B59])-4)" table:style-name="ce4">
            <text:p>42.61530596910675</text:p>
          </table:table-cell>
          <table:table-cell office:value-type="float" office:value="42.6153059691067" table:formula="of:=[.C59]+0" table:style-name="ce4">
            <text:p>42.62</text:p>
          </table:table-cell>
          <table:table-cell office:value-type="string" table:style-name="ce2">
            <text:p>54<text:span text:style-name="T1">: </text:span><text:span text:style-name="T2">58.570076329626296</text:span></text:p>
          </table:table-cell>
          <table:table-cell office:value-type="string" office:string-value="58.570076329626296" table:formula="of:=RIGHT([.E59];LEN([.E59])-4)" table:style-name="ce4">
            <text:p>58.570076329626296</text:p>
          </table:table-cell>
          <table:table-cell office:value-type="float" office:value="58.570076329626197" table:formula="of:=[.F59]+0" table:style-name="ce4">
            <text:p>58.57</text:p>
          </table:table-cell>
          <table:table-cell office:value-type="string" table:style-name="ce2">
            <text:p>54<text:span text:style-name="T1">: </text:span><text:span text:style-name="T2">33.52002193379208</text:span></text:p>
          </table:table-cell>
          <table:table-cell office:value-type="string" office:string-value="33.52002193379208" table:formula="of:=RIGHT([.H59];LEN([.H59])-4)" table:style-name="ce4">
            <text:p>33.52002193379208</text:p>
          </table:table-cell>
          <table:table-cell office:value-type="float" office:value="33.520021933792002" table:formula="of:=[.I59]+0" table:style-name="ce4">
            <text:p>33.52</text:p>
          </table:table-cell>
          <table:table-cell office:value-type="string" table:style-name="ce2">
            <text:p>54<text:span text:style-name="T1">: </text:span><text:span text:style-name="T2">33.541742974084926</text:span></text:p>
          </table:table-cell>
          <table:table-cell office:value-type="string" office:string-value="33.541742974084926" table:formula="of:=RIGHT([.K59];LEN([.K59])-4)" table:style-name="ce4">
            <text:p>33.541742974084926</text:p>
          </table:table-cell>
          <table:table-cell office:value-type="float" office:value="33.541742974084897" table:formula="of:=[.L59]+0" table:style-name="ce4">
            <text:p>33.54</text:p>
          </table:table-cell>
          <table:table-cell office:value-type="string" table:style-name="ce2">
            <text:p>54<text:span text:style-name="T1">: </text:span><text:span text:style-name="T2">38.02677060972636</text:span></text:p>
          </table:table-cell>
          <table:table-cell office:value-type="string" office:string-value="38.02677060972636" table:formula="of:=RIGHT([.N59];LEN([.N59])-4)" table:style-name="ce4">
            <text:p>38.02677060972636</text:p>
          </table:table-cell>
          <table:table-cell office:value-type="float" office:value="38.026770609726299" table:formula="of:=[.O59]+0" table:style-name="ce4">
            <text:p>38.03</text:p>
          </table:table-cell>
          <table:table-cell office:value-type="string" table:style-name="ce5">
            <text:p>54<text:span text:style-name="T3">: </text:span><text:span text:style-name="T4">18.726632779723438</text:span></text:p>
          </table:table-cell>
          <table:table-cell office:value-type="string" office:string-value="18.726632779723438" table:formula="of:=RIGHT([.Q59];LEN([.Q59])-4)" table:style-name="ce4">
            <text:p>18.726632779723438</text:p>
          </table:table-cell>
          <table:table-cell office:value-type="float" office:value="18.726632779723399" table:formula="of:=[.R59]+0" table:style-name="ce4">
            <text:p>18.73</text:p>
          </table:table-cell>
          <table:table-cell office:value-type="string" table:style-name="ce5">
            <text:p>54<text:span text:style-name="T3">: </text:span><text:span text:style-name="T4">46.71564253312964</text:span></text:p>
          </table:table-cell>
          <table:table-cell office:value-type="string" office:string-value="46.71564253312964" table:formula="of:=RIGHT([.T59];LEN([.T59])-4)" table:style-name="ce4">
            <text:p>46.71564253312964</text:p>
          </table:table-cell>
          <table:table-cell office:value-type="float" office:value="46.715642533129603" table:formula="of:=[.U59]+0" table:style-name="ce4">
            <text:p>46.72</text:p>
          </table:table-cell>
          <table:table-cell office:value-type="string" table:style-name="ce5">
            <text:p>54<text:span text:style-name="T3">: </text:span><text:span text:style-name="T4">79.00350209424809</text:span></text:p>
          </table:table-cell>
          <table:table-cell office:value-type="string" office:string-value="79.00350209424809" table:formula="of:=RIGHT([.W59];LEN([.W59])-4)" table:style-name="ce4">
            <text:p>79.00350209424809</text:p>
          </table:table-cell>
          <table:table-cell office:value-type="float" office:value="79.003502094248006" table:formula="of:=[.X59]+0" table:style-name="ce4">
            <text:p>79.00</text:p>
          </table:table-cell>
          <table:table-cell office:value-type="string" table:style-name="ce5">
            <text:p>54<text:span text:style-name="T3">: </text:span><text:span text:style-name="T4">30.126822462781853</text:span></text:p>
          </table:table-cell>
          <table:table-cell office:value-type="string" office:string-value="30.126822462781853" table:formula="of:=RIGHT([.Z59];LEN([.Z59])-4)" table:style-name="ce4">
            <text:p>30.126822462781853</text:p>
          </table:table-cell>
          <table:table-cell office:value-type="float" office:value="30.126822462781799" table:formula="of:=[.AA59]+0" table:style-name="ce4">
            <text:p>30.13</text:p>
          </table:table-cell>
          <table:table-cell office:value-type="string" table:style-name="ce5">
            <text:p>54<text:span text:style-name="T3">: </text:span><text:span text:style-name="T4">34.57127137015807</text:span></text:p>
          </table:table-cell>
          <table:table-cell office:value-type="string" office:string-value="34.57127137015807" table:formula="of:=RIGHT([.AC59];LEN([.AC59])-4)" table:style-name="ce4">
            <text:p>34.57127137015807</text:p>
          </table:table-cell>
          <table:table-cell office:value-type="float" office:value="34.571271370158001" table:formula="of:=[.AD59]+0" table:style-name="ce4">
            <text:p>34.57</text:p>
          </table:table-cell>
          <table:table-cell office:value-type="float" office:value="42.31627974291321" table:formula="of:=([.D59]+[.G59]+[.J59]+[.M59]+[.P59]+[.S59]+[.V59]+[.Y59]+[.AB59])/9" table:style-name="ce4">
            <text:p>42.32</text:p>
          </table:table-cell>
          <table:table-cell office:value-type="float" office:value="16.870057249441409" table:formula="of:=STDEV([.D59];[.G59];[.J59];[.M59];[.P59];[.S59];[.V59];[.Y59];[.AB59];[.AE59])" table:style-name="ce1">
            <text:p>16.87005725</text:p>
          </table:table-cell>
          <table:table-cell table:number-columns-repeated="16351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40.05849413901633</text:span></text:p>
          </table:table-cell>
          <table:table-cell office:value-type="string" office:string-value="40.05849413901633" table:formula="of:=RIGHT([.B60];LEN([.B60])-4)" table:style-name="ce4">
            <text:p>40.05849413901633</text:p>
          </table:table-cell>
          <table:table-cell office:value-type="float" office:value="40.058494139016297" table:formula="of:=[.C60]+0" table:style-name="ce4">
            <text:p>40.06</text:p>
          </table:table-cell>
          <table:table-cell office:value-type="string" table:style-name="ce2">
            <text:p>55<text:span text:style-name="T1">: </text:span><text:span text:style-name="T2">59.45797161005561</text:span></text:p>
          </table:table-cell>
          <table:table-cell office:value-type="string" office:string-value="59.45797161005561" table:formula="of:=RIGHT([.E60];LEN([.E60])-4)" table:style-name="ce4">
            <text:p>59.45797161005561</text:p>
          </table:table-cell>
          <table:table-cell office:value-type="float" office:value="59.457971610055601" table:formula="of:=[.F60]+0" table:style-name="ce4">
            <text:p>59.46</text:p>
          </table:table-cell>
          <table:table-cell office:value-type="string" table:style-name="ce2">
            <text:p>55<text:span text:style-name="T1">: </text:span><text:span text:style-name="T2">39.54047682623988</text:span></text:p>
          </table:table-cell>
          <table:table-cell office:value-type="string" office:string-value="39.54047682623988" table:formula="of:=RIGHT([.H60];LEN([.H60])-4)" table:style-name="ce4">
            <text:p>39.54047682623988</text:p>
          </table:table-cell>
          <table:table-cell office:value-type="float" office:value="39.540476826239797" table:formula="of:=[.I60]+0" table:style-name="ce4">
            <text:p>39.54</text:p>
          </table:table-cell>
          <table:table-cell office:value-type="string" table:style-name="ce2">
            <text:p>55<text:span text:style-name="T1">: </text:span><text:span text:style-name="T2">33.70860518127751</text:span></text:p>
          </table:table-cell>
          <table:table-cell office:value-type="string" office:string-value="33.70860518127751" table:formula="of:=RIGHT([.K60];LEN([.K60])-4)" table:style-name="ce4">
            <text:p>33.70860518127751</text:p>
          </table:table-cell>
          <table:table-cell office:value-type="float" office:value="33.708605181277498" table:formula="of:=[.L60]+0" table:style-name="ce4">
            <text:p>33.71</text:p>
          </table:table-cell>
          <table:table-cell office:value-type="string" table:style-name="ce2">
            <text:p>55<text:span text:style-name="T1">: </text:span><text:span text:style-name="T2">21.14943290033559</text:span></text:p>
          </table:table-cell>
          <table:table-cell office:value-type="string" office:string-value="21.14943290033559" table:formula="of:=RIGHT([.N60];LEN([.N60])-4)" table:style-name="ce4">
            <text:p>21.14943290033559</text:p>
          </table:table-cell>
          <table:table-cell office:value-type="float" office:value="21.149432900335501" table:formula="of:=[.O60]+0" table:style-name="ce4">
            <text:p>21.15</text:p>
          </table:table-cell>
          <table:table-cell office:value-type="string" table:style-name="ce5">
            <text:p>55<text:span text:style-name="T3">: </text:span><text:span text:style-name="T4">15.729356459700403</text:span></text:p>
          </table:table-cell>
          <table:table-cell office:value-type="string" office:string-value="15.729356459700403" table:formula="of:=RIGHT([.Q60];LEN([.Q60])-4)" table:style-name="ce4">
            <text:p>15.729356459700403</text:p>
          </table:table-cell>
          <table:table-cell office:value-type="float" office:value="15.7293564597004" table:formula="of:=[.R60]+0" table:style-name="ce4">
            <text:p>15.73</text:p>
          </table:table-cell>
          <table:table-cell office:value-type="string" table:style-name="ce5">
            <text:p>55<text:span text:style-name="T3">: </text:span><text:span text:style-name="T4">36.9962014423219</text:span></text:p>
          </table:table-cell>
          <table:table-cell office:value-type="string" office:string-value="36.9962014423219" table:formula="of:=RIGHT([.T60];LEN([.T60])-4)" table:style-name="ce4">
            <text:p>36.9962014423219</text:p>
          </table:table-cell>
          <table:table-cell office:value-type="float" office:value="36.996201442321897" table:formula="of:=[.U60]+0" table:style-name="ce4">
            <text:p>37.00</text:p>
          </table:table-cell>
          <table:table-cell office:value-type="string" table:style-name="ce5">
            <text:p>55<text:span text:style-name="T3">: </text:span><text:span text:style-name="T4">70.43741182344442</text:span></text:p>
          </table:table-cell>
          <table:table-cell office:value-type="string" office:string-value="70.43741182344442" table:formula="of:=RIGHT([.W60];LEN([.W60])-4)" table:style-name="ce4">
            <text:p>70.43741182344442</text:p>
          </table:table-cell>
          <table:table-cell office:value-type="float" office:value="70.437411823444407" table:formula="of:=[.X60]+0" table:style-name="ce4">
            <text:p>70.44</text:p>
          </table:table-cell>
          <table:table-cell office:value-type="string" table:style-name="ce5">
            <text:p>55<text:span text:style-name="T3">: </text:span><text:span text:style-name="T4">33.901666329125156</text:span></text:p>
          </table:table-cell>
          <table:table-cell office:value-type="string" office:string-value="33.901666329125156" table:formula="of:=RIGHT([.Z60];LEN([.Z60])-4)" table:style-name="ce4">
            <text:p>33.901666329125156</text:p>
          </table:table-cell>
          <table:table-cell office:value-type="float" office:value="33.901666329125099" table:formula="of:=[.AA60]+0" table:style-name="ce4">
            <text:p>33.90</text:p>
          </table:table-cell>
          <table:table-cell office:value-type="string" table:style-name="ce5">
            <text:p>55<text:span text:style-name="T3">: </text:span><text:span text:style-name="T4">36.685296054444855</text:span></text:p>
          </table:table-cell>
          <table:table-cell office:value-type="string" office:string-value="36.685296054444855" table:formula="of:=RIGHT([.AC60];LEN([.AC60])-4)" table:style-name="ce4">
            <text:p>36.685296054444855</text:p>
          </table:table-cell>
          <table:table-cell office:value-type="float" office:value="36.685296054444798" table:formula="of:=[.AD60]+0" table:style-name="ce4">
            <text:p>36.69</text:p>
          </table:table-cell>
          <table:table-cell office:value-type="float" office:value="38.997735190168498" table:formula="of:=([.D60]+[.G60]+[.J60]+[.M60]+[.P60]+[.S60]+[.V60]+[.Y60]+[.AB60])/9" table:style-name="ce4">
            <text:p>39.00</text:p>
          </table:table-cell>
          <table:table-cell office:value-type="float" office:value="16.094295922881333" table:formula="of:=STDEV([.D60];[.G60];[.J60];[.M60];[.P60];[.S60];[.V60];[.Y60];[.AB60];[.AE60])" table:style-name="ce1">
            <text:p>16.09429592</text:p>
          </table:table-cell>
          <table:table-cell table:number-columns-repeated="16351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46.95548208188047</text:span></text:p>
          </table:table-cell>
          <table:table-cell office:value-type="string" office:string-value="46.95548208188047" table:formula="of:=RIGHT([.B61];LEN([.B61])-4)" table:style-name="ce4">
            <text:p>46.95548208188047</text:p>
          </table:table-cell>
          <table:table-cell office:value-type="float" office:value="46.955482081880398" table:formula="of:=[.C61]+0" table:style-name="ce4">
            <text:p>46.96</text:p>
          </table:table-cell>
          <table:table-cell office:value-type="string" table:style-name="ce2">
            <text:p>56<text:span text:style-name="T1">: </text:span><text:span text:style-name="T2">53.120518711048206</text:span></text:p>
          </table:table-cell>
          <table:table-cell office:value-type="string" office:string-value="53.120518711048206" table:formula="of:=RIGHT([.E61];LEN([.E61])-4)" table:style-name="ce4">
            <text:p>53.120518711048206</text:p>
          </table:table-cell>
          <table:table-cell office:value-type="float" office:value="53.120518711048199" table:formula="of:=[.F61]+0" table:style-name="ce4">
            <text:p>53.12</text:p>
          </table:table-cell>
          <table:table-cell office:value-type="string" table:style-name="ce2">
            <text:p>56<text:span text:style-name="T1">: </text:span><text:span text:style-name="T2">42.49303789922267</text:span></text:p>
          </table:table-cell>
          <table:table-cell office:value-type="string" office:string-value="42.49303789922267" table:formula="of:=RIGHT([.H61];LEN([.H61])-4)" table:style-name="ce4">
            <text:p>42.49303789922267</text:p>
          </table:table-cell>
          <table:table-cell office:value-type="float" office:value="42.4930378992226" table:formula="of:=[.I61]+0" table:style-name="ce4">
            <text:p>42.49</text:p>
          </table:table-cell>
          <table:table-cell office:value-type="string" table:style-name="ce2">
            <text:p>56<text:span text:style-name="T1">: </text:span><text:span text:style-name="T2">40.39636175388314</text:span></text:p>
          </table:table-cell>
          <table:table-cell office:value-type="string" office:string-value="40.39636175388314" table:formula="of:=RIGHT([.K61];LEN([.K61])-4)" table:style-name="ce4">
            <text:p>40.39636175388314</text:p>
          </table:table-cell>
          <table:table-cell office:value-type="float" office:value="40.396361753883099" table:formula="of:=[.L61]+0" table:style-name="ce4">
            <text:p>40.40</text:p>
          </table:table-cell>
          <table:table-cell office:value-type="string" table:style-name="ce2">
            <text:p>56<text:span text:style-name="T1">: </text:span><text:span text:style-name="T2">16.78260301449759</text:span></text:p>
          </table:table-cell>
          <table:table-cell office:value-type="string" office:string-value="16.78260301449759" table:formula="of:=RIGHT([.N61];LEN([.N61])-4)" table:style-name="ce4">
            <text:p>16.78260301449759</text:p>
          </table:table-cell>
          <table:table-cell office:value-type="float" office:value="16.7826030144975" table:formula="of:=[.O61]+0" table:style-name="ce4">
            <text:p>16.78</text:p>
          </table:table-cell>
          <table:table-cell office:value-type="string" table:style-name="ce5">
            <text:p>56<text:span text:style-name="T3">: </text:span><text:span text:style-name="T4">15.190623389596798</text:span></text:p>
          </table:table-cell>
          <table:table-cell office:value-type="string" office:string-value="15.190623389596798" table:formula="of:=RIGHT([.Q61];LEN([.Q61])-4)" table:style-name="ce4">
            <text:p>15.190623389596798</text:p>
          </table:table-cell>
          <table:table-cell office:value-type="float" office:value="15.1906233895967" table:formula="of:=[.R61]+0" table:style-name="ce4">
            <text:p>15.19</text:p>
          </table:table-cell>
          <table:table-cell office:value-type="string" table:style-name="ce5">
            <text:p>56<text:span text:style-name="T3">: </text:span><text:span text:style-name="T4">45.3384462968562</text:span></text:p>
          </table:table-cell>
          <table:table-cell office:value-type="string" office:string-value="45.3384462968562" table:formula="of:=RIGHT([.T61];LEN([.T61])-4)" table:style-name="ce4">
            <text:p>45.3384462968562</text:p>
          </table:table-cell>
          <table:table-cell office:value-type="float" office:value="45.338446296856198" table:formula="of:=[.U61]+0" table:style-name="ce4">
            <text:p>45.34</text:p>
          </table:table-cell>
          <table:table-cell office:value-type="string" table:style-name="ce5">
            <text:p>56<text:span text:style-name="T3">: </text:span><text:span text:style-name="T4">81.61980612965854</text:span></text:p>
          </table:table-cell>
          <table:table-cell office:value-type="string" office:string-value="81.61980612965854" table:formula="of:=RIGHT([.W61];LEN([.W61])-4)" table:style-name="ce4">
            <text:p>81.61980612965854</text:p>
          </table:table-cell>
          <table:table-cell office:value-type="float" office:value="81.6198061296585" table:formula="of:=[.X61]+0" table:style-name="ce4">
            <text:p>81.62</text:p>
          </table:table-cell>
          <table:table-cell office:value-type="string" table:style-name="ce5">
            <text:p>56<text:span text:style-name="T3">: </text:span><text:span text:style-name="T4">41.34926413555165</text:span></text:p>
          </table:table-cell>
          <table:table-cell office:value-type="string" office:string-value="41.34926413555165" table:formula="of:=RIGHT([.Z61];LEN([.Z61])-4)" table:style-name="ce4">
            <text:p>41.34926413555165</text:p>
          </table:table-cell>
          <table:table-cell office:value-type="float" office:value="41.3492641355516" table:formula="of:=[.AA61]+0" table:style-name="ce4">
            <text:p>41.35</text:p>
          </table:table-cell>
          <table:table-cell office:value-type="string" table:style-name="ce5">
            <text:p>56<text:span text:style-name="T3">: </text:span><text:span text:style-name="T4">43.56117369692913</text:span></text:p>
          </table:table-cell>
          <table:table-cell office:value-type="string" office:string-value="43.56117369692913" table:formula="of:=RIGHT([.AC61];LEN([.AC61])-4)" table:style-name="ce4">
            <text:p>43.56117369692913</text:p>
          </table:table-cell>
          <table:table-cell office:value-type="float" office:value="43.561173696929103" table:formula="of:=[.AD61]+0" table:style-name="ce4">
            <text:p>43.56</text:p>
          </table:table-cell>
          <table:table-cell office:value-type="float" office:value="42.582904823577202" table:formula="of:=([.D61]+[.G61]+[.J61]+[.M61]+[.P61]+[.S61]+[.V61]+[.Y61]+[.AB61])/9" table:style-name="ce4">
            <text:p>42.58</text:p>
          </table:table-cell>
          <table:table-cell office:value-type="float" office:value="18.51365349413334" table:formula="of:=STDEV([.D61];[.G61];[.J61];[.M61];[.P61];[.S61];[.V61];[.Y61];[.AB61];[.AE61])" table:style-name="ce1">
            <text:p>18.51365349</text:p>
          </table:table-cell>
          <table:table-cell table:number-columns-repeated="16351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44.435271991855835</text:span></text:p>
          </table:table-cell>
          <table:table-cell office:value-type="string" office:string-value="44.435271991855835" table:formula="of:=RIGHT([.B62];LEN([.B62])-4)" table:style-name="ce4">
            <text:p>44.435271991855835</text:p>
          </table:table-cell>
          <table:table-cell office:value-type="float" office:value="44.435271991855799" table:formula="of:=[.C62]+0" table:style-name="ce4">
            <text:p>44.44</text:p>
          </table:table-cell>
          <table:table-cell office:value-type="string" table:style-name="ce2">
            <text:p>57<text:span text:style-name="T1">: </text:span><text:span text:style-name="T2">64.7929912960757</text:span></text:p>
          </table:table-cell>
          <table:table-cell office:value-type="string" office:string-value="64.7929912960757" table:formula="of:=RIGHT([.E62];LEN([.E62])-4)" table:style-name="ce4">
            <text:p>64.7929912960757</text:p>
          </table:table-cell>
          <table:table-cell office:value-type="float" office:value="64.792991296075698" table:formula="of:=[.F62]+0" table:style-name="ce4">
            <text:p>64.79</text:p>
          </table:table-cell>
          <table:table-cell office:value-type="string" table:style-name="ce2">
            <text:p>57<text:span text:style-name="T1">: </text:span><text:span text:style-name="T2">45.08364770375972</text:span></text:p>
          </table:table-cell>
          <table:table-cell office:value-type="string" office:string-value="45.08364770375972" table:formula="of:=RIGHT([.H62];LEN([.H62])-4)" table:style-name="ce4">
            <text:p>45.08364770375972</text:p>
          </table:table-cell>
          <table:table-cell office:value-type="float" office:value="45.083647703759702" table:formula="of:=[.I62]+0" table:style-name="ce4">
            <text:p>45.08</text:p>
          </table:table-cell>
          <table:table-cell office:value-type="string" table:style-name="ce2">
            <text:p>57<text:span text:style-name="T1">: </text:span><text:span text:style-name="T2">42.1254169992486</text:span></text:p>
          </table:table-cell>
          <table:table-cell office:value-type="string" office:string-value="42.1254169992486" table:formula="of:=RIGHT([.K62];LEN([.K62])-4)" table:style-name="ce4">
            <text:p>42.1254169992486</text:p>
          </table:table-cell>
          <table:table-cell office:value-type="float" office:value="42.1254169992486" table:formula="of:=[.L62]+0" table:style-name="ce4">
            <text:p>42.13</text:p>
          </table:table-cell>
          <table:table-cell office:value-type="string" table:style-name="ce2">
            <text:p>57<text:span text:style-name="T1">: </text:span><text:span text:style-name="T2">25.32847086106675</text:span></text:p>
          </table:table-cell>
          <table:table-cell office:value-type="string" office:string-value="25.32847086106675" table:formula="of:=RIGHT([.N62];LEN([.N62])-4)" table:style-name="ce4">
            <text:p>25.32847086106675</text:p>
          </table:table-cell>
          <table:table-cell office:value-type="float" office:value="25.328470861066702" table:formula="of:=[.O62]+0" table:style-name="ce4">
            <text:p>25.33</text:p>
          </table:table-cell>
          <table:table-cell office:value-type="string" table:style-name="ce5">
            <text:p>57<text:span text:style-name="T3">: </text:span><text:span text:style-name="T4">13.731207746747945</text:span></text:p>
          </table:table-cell>
          <table:table-cell office:value-type="string" office:string-value="13.731207746747945" table:formula="of:=RIGHT([.Q62];LEN([.Q62])-4)" table:style-name="ce4">
            <text:p>13.731207746747945</text:p>
          </table:table-cell>
          <table:table-cell office:value-type="float" office:value="13.7312077467479" table:formula="of:=[.R62]+0" table:style-name="ce4">
            <text:p>13.73</text:p>
          </table:table-cell>
          <table:table-cell office:value-type="string" table:style-name="ce5">
            <text:p>57<text:span text:style-name="T3">: </text:span><text:span text:style-name="T4">34.915370944558106</text:span></text:p>
          </table:table-cell>
          <table:table-cell office:value-type="string" office:string-value="34.915370944558106" table:formula="of:=RIGHT([.T62];LEN([.T62])-4)" table:style-name="ce4">
            <text:p>34.915370944558106</text:p>
          </table:table-cell>
          <table:table-cell office:value-type="float" office:value="34.915370944558099" table:formula="of:=[.U62]+0" table:style-name="ce4">
            <text:p>34.92</text:p>
          </table:table-cell>
          <table:table-cell office:value-type="string" table:style-name="ce5">
            <text:p>57<text:span text:style-name="T3">: </text:span><text:span text:style-name="T4">73.70317750454828</text:span></text:p>
          </table:table-cell>
          <table:table-cell office:value-type="string" office:string-value="73.70317750454828" table:formula="of:=RIGHT([.W62];LEN([.W62])-4)" table:style-name="ce4">
            <text:p>73.70317750454828</text:p>
          </table:table-cell>
          <table:table-cell office:value-type="float" office:value="73.703177504548194" table:formula="of:=[.X62]+0" table:style-name="ce4">
            <text:p>73.70</text:p>
          </table:table-cell>
          <table:table-cell office:value-type="string" table:style-name="ce5">
            <text:p>57<text:span text:style-name="T3">: </text:span><text:span text:style-name="T4">48.68583950085157</text:span></text:p>
          </table:table-cell>
          <table:table-cell office:value-type="string" office:string-value="48.68583950085157" table:formula="of:=RIGHT([.Z62];LEN([.Z62])-4)" table:style-name="ce4">
            <text:p>48.68583950085157</text:p>
          </table:table-cell>
          <table:table-cell office:value-type="float" office:value="48.6858395008515" table:formula="of:=[.AA62]+0" table:style-name="ce4">
            <text:p>48.69</text:p>
          </table:table-cell>
          <table:table-cell office:value-type="string" table:style-name="ce5">
            <text:p>57<text:span text:style-name="T3">: </text:span><text:span text:style-name="T4">37.51753322296057</text:span></text:p>
          </table:table-cell>
          <table:table-cell office:value-type="string" office:string-value="37.51753322296057" table:formula="of:=RIGHT([.AC62];LEN([.AC62])-4)" table:style-name="ce4">
            <text:p>37.51753322296057</text:p>
          </table:table-cell>
          <table:table-cell office:value-type="float" office:value="37.517533222960502" table:formula="of:=[.AD62]+0" table:style-name="ce4">
            <text:p>37.52</text:p>
          </table:table-cell>
          <table:table-cell office:value-type="float" office:value="43.644599394301359" table:formula="of:=([.D62]+[.G62]+[.J62]+[.M62]+[.P62]+[.S62]+[.V62]+[.Y62]+[.AB62])/9" table:style-name="ce4">
            <text:p>43.64</text:p>
          </table:table-cell>
          <table:table-cell office:value-type="float" office:value="17.389231909784932" table:formula="of:=STDEV([.D62];[.G62];[.J62];[.M62];[.P62];[.S62];[.V62];[.Y62];[.AB62];[.AE62])" table:style-name="ce1">
            <text:p>17.38923191</text:p>
          </table:table-cell>
          <table:table-cell table:number-columns-repeated="16351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35.8390571109402</text:span></text:p>
          </table:table-cell>
          <table:table-cell office:value-type="string" office:string-value="35.8390571109402" table:formula="of:=RIGHT([.B63];LEN([.B63])-4)" table:style-name="ce4">
            <text:p>35.8390571109402</text:p>
          </table:table-cell>
          <table:table-cell office:value-type="float" office:value="35.839057110940203" table:formula="of:=[.C63]+0" table:style-name="ce4">
            <text:p>35.84</text:p>
          </table:table-cell>
          <table:table-cell office:value-type="string" table:style-name="ce2">
            <text:p>58<text:span text:style-name="T1">: </text:span><text:span text:style-name="T2">73.54791288036287</text:span></text:p>
          </table:table-cell>
          <table:table-cell office:value-type="string" office:string-value="73.54791288036287" table:formula="of:=RIGHT([.E63];LEN([.E63])-4)" table:style-name="ce4">
            <text:p>73.54791288036287</text:p>
          </table:table-cell>
          <table:table-cell office:value-type="float" office:value="73.547912880362802" table:formula="of:=[.F63]+0" table:style-name="ce4">
            <text:p>73.55</text:p>
          </table:table-cell>
          <table:table-cell office:value-type="string" table:style-name="ce2">
            <text:p>58<text:span text:style-name="T1">: </text:span><text:span text:style-name="T2">52.72787503160157</text:span></text:p>
          </table:table-cell>
          <table:table-cell office:value-type="string" office:string-value="52.72787503160157" table:formula="of:=RIGHT([.H63];LEN([.H63])-4)" table:style-name="ce4">
            <text:p>52.72787503160157</text:p>
          </table:table-cell>
          <table:table-cell office:value-type="float" office:value="52.727875031601499" table:formula="of:=[.I63]+0" table:style-name="ce4">
            <text:p>52.73</text:p>
          </table:table-cell>
          <table:table-cell office:value-type="string" table:style-name="ce2">
            <text:p>58<text:span text:style-name="T1">: </text:span><text:span text:style-name="T2">45.222380191206035</text:span></text:p>
          </table:table-cell>
          <table:table-cell office:value-type="string" office:string-value="45.222380191206035" table:formula="of:=RIGHT([.K63];LEN([.K63])-4)" table:style-name="ce4">
            <text:p>45.222380191206035</text:p>
          </table:table-cell>
          <table:table-cell office:value-type="float" office:value="45.222380191206" table:formula="of:=[.L63]+0" table:style-name="ce4">
            <text:p>45.22</text:p>
          </table:table-cell>
          <table:table-cell office:value-type="string" table:style-name="ce2">
            <text:p>58<text:span text:style-name="T1">: </text:span><text:span text:style-name="T2">33.122307714176415</text:span></text:p>
          </table:table-cell>
          <table:table-cell office:value-type="string" office:string-value="33.122307714176415" table:formula="of:=RIGHT([.N63];LEN([.N63])-4)" table:style-name="ce4">
            <text:p>33.122307714176415</text:p>
          </table:table-cell>
          <table:table-cell office:value-type="float" office:value="33.122307714176401" table:formula="of:=[.O63]+0" table:style-name="ce4">
            <text:p>33.12</text:p>
          </table:table-cell>
          <table:table-cell office:value-type="string" table:style-name="ce5">
            <text:p>58<text:span text:style-name="T3">: </text:span><text:span text:style-name="T4">15.202344389797053</text:span></text:p>
          </table:table-cell>
          <table:table-cell office:value-type="string" office:string-value="15.202344389797053" table:formula="of:=RIGHT([.Q63];LEN([.Q63])-4)" table:style-name="ce4">
            <text:p>15.202344389797053</text:p>
          </table:table-cell>
          <table:table-cell office:value-type="float" office:value="15.202344389797" table:formula="of:=[.R63]+0" table:style-name="ce4">
            <text:p>15.20</text:p>
          </table:table-cell>
          <table:table-cell office:value-type="string" table:style-name="ce5">
            <text:p>58<text:span text:style-name="T3">: </text:span><text:span text:style-name="T4">31.65106375578541</text:span></text:p>
          </table:table-cell>
          <table:table-cell office:value-type="string" office:string-value="31.65106375578541" table:formula="of:=RIGHT([.T63];LEN([.T63])-4)" table:style-name="ce4">
            <text:p>31.65106375578541</text:p>
          </table:table-cell>
          <table:table-cell office:value-type="float" office:value="31.651063755785401" table:formula="of:=[.U63]+0" table:style-name="ce4">
            <text:p>31.65</text:p>
          </table:table-cell>
          <table:table-cell office:value-type="string" table:style-name="ce5">
            <text:p>58<text:span text:style-name="T3">: </text:span><text:span text:style-name="T4">75.45313009815162</text:span></text:p>
          </table:table-cell>
          <table:table-cell office:value-type="string" office:string-value="75.45313009815162" table:formula="of:=RIGHT([.W63];LEN([.W63])-4)" table:style-name="ce4">
            <text:p>75.45313009815162</text:p>
          </table:table-cell>
          <table:table-cell office:value-type="float" office:value="75.453130098151604" table:formula="of:=[.X63]+0" table:style-name="ce4">
            <text:p>75.45</text:p>
          </table:table-cell>
          <table:table-cell office:value-type="string" table:style-name="ce5">
            <text:p>58<text:span text:style-name="T3">: </text:span><text:span text:style-name="T4">47.76804231945788</text:span></text:p>
          </table:table-cell>
          <table:table-cell office:value-type="string" office:string-value="47.76804231945788" table:formula="of:=RIGHT([.Z63];LEN([.Z63])-4)" table:style-name="ce4">
            <text:p>47.76804231945788</text:p>
          </table:table-cell>
          <table:table-cell office:value-type="float" office:value="47.768042319457798" table:formula="of:=[.AA63]+0" table:style-name="ce4">
            <text:p>47.77</text:p>
          </table:table-cell>
          <table:table-cell office:value-type="string" table:style-name="ce5">
            <text:p>58<text:span text:style-name="T3">: </text:span><text:span text:style-name="T4">38.08647030507421</text:span></text:p>
          </table:table-cell>
          <table:table-cell office:value-type="string" office:string-value="38.08647030507421" table:formula="of:=RIGHT([.AC63];LEN([.AC63])-4)" table:style-name="ce4">
            <text:p>38.08647030507421</text:p>
          </table:table-cell>
          <table:table-cell office:value-type="float" office:value="38.086470305074201" table:formula="of:=[.AD63]+0" table:style-name="ce4">
            <text:p>38.09</text:p>
          </table:table-cell>
          <table:table-cell office:value-type="float" office:value="45.61490149905319" table:formula="of:=([.D63]+[.G63]+[.J63]+[.M63]+[.P63]+[.S63]+[.V63]+[.Y63]+[.AB63])/9" table:style-name="ce4">
            <text:p>45.61</text:p>
          </table:table-cell>
          <table:table-cell office:value-type="float" office:value="18.703866111468365" table:formula="of:=STDEV([.D63];[.G63];[.J63];[.M63];[.P63];[.S63];[.V63];[.Y63];[.AB63];[.AE63])" table:style-name="ce1">
            <text:p>18.70386611</text:p>
          </table:table-cell>
          <table:table-cell table:number-columns-repeated="16351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45.72003276718428</text:span></text:p>
          </table:table-cell>
          <table:table-cell office:value-type="string" office:string-value="45.72003276718428" table:formula="of:=RIGHT([.B64];LEN([.B64])-4)" table:style-name="ce4">
            <text:p>45.72003276718428</text:p>
          </table:table-cell>
          <table:table-cell office:value-type="float" office:value="45.7200327671842" table:formula="of:=[.C64]+0" table:style-name="ce4">
            <text:p>45.72</text:p>
          </table:table-cell>
          <table:table-cell office:value-type="string" table:style-name="ce2">
            <text:p>59<text:span text:style-name="T1">: </text:span><text:span text:style-name="T2">88.14664605933737</text:span></text:p>
          </table:table-cell>
          <table:table-cell office:value-type="string" office:string-value="88.14664605933737" table:formula="of:=RIGHT([.E64];LEN([.E64])-4)" table:style-name="ce4">
            <text:p>88.14664605933737</text:p>
          </table:table-cell>
          <table:table-cell office:value-type="float" office:value="88.1466460593373" table:formula="of:=[.F64]+0" table:style-name="ce4">
            <text:p>88.15</text:p>
          </table:table-cell>
          <table:table-cell office:value-type="string" table:style-name="ce2">
            <text:p>59<text:span text:style-name="T1">: </text:span><text:span text:style-name="T2">49.959001868078936</text:span></text:p>
          </table:table-cell>
          <table:table-cell office:value-type="string" office:string-value="49.959001868078936" table:formula="of:=RIGHT([.H64];LEN([.H64])-4)" table:style-name="ce4">
            <text:p>49.959001868078936</text:p>
          </table:table-cell>
          <table:table-cell office:value-type="float" office:value="49.9590018680789" table:formula="of:=[.I64]+0" table:style-name="ce4">
            <text:p>49.96</text:p>
          </table:table-cell>
          <table:table-cell office:value-type="string" table:style-name="ce2">
            <text:p>59<text:span text:style-name="T1">: </text:span><text:span text:style-name="T2">41.24110759403366</text:span></text:p>
          </table:table-cell>
          <table:table-cell office:value-type="string" office:string-value="41.24110759403366" table:formula="of:=RIGHT([.K64];LEN([.K64])-4)" table:style-name="ce4">
            <text:p>41.24110759403366</text:p>
          </table:table-cell>
          <table:table-cell office:value-type="float" office:value="41.2411075940336" table:formula="of:=[.L64]+0" table:style-name="ce4">
            <text:p>41.24</text:p>
          </table:table-cell>
          <table:table-cell office:value-type="string" table:style-name="ce2">
            <text:p>59<text:span text:style-name="T1">: </text:span><text:span text:style-name="T2">25.194021949896214</text:span></text:p>
          </table:table-cell>
          <table:table-cell office:value-type="string" office:string-value="25.194021949896214" table:formula="of:=RIGHT([.N64];LEN([.N64])-4)" table:style-name="ce4">
            <text:p>25.194021949896214</text:p>
          </table:table-cell>
          <table:table-cell office:value-type="float" office:value="25.1940219498962" table:formula="of:=[.O64]+0" table:style-name="ce4">
            <text:p>25.19</text:p>
          </table:table-cell>
          <table:table-cell office:value-type="string" table:style-name="ce5">
            <text:p>59<text:span text:style-name="T3">: </text:span><text:span text:style-name="T4">13.259783401239975</text:span></text:p>
          </table:table-cell>
          <table:table-cell office:value-type="string" office:string-value="13.259783401239975" table:formula="of:=RIGHT([.Q64];LEN([.Q64])-4)" table:style-name="ce4">
            <text:p>13.259783401239975</text:p>
          </table:table-cell>
          <table:table-cell office:value-type="float" office:value="13.259783401239901" table:formula="of:=[.R64]+0" table:style-name="ce4">
            <text:p>13.26</text:p>
          </table:table-cell>
          <table:table-cell office:value-type="string" table:style-name="ce5">
            <text:p>59<text:span text:style-name="T3">: </text:span><text:span text:style-name="T4">21.631696987008503</text:span></text:p>
          </table:table-cell>
          <table:table-cell office:value-type="string" office:string-value="21.631696987008503" table:formula="of:=RIGHT([.T64];LEN([.T64])-4)" table:style-name="ce4">
            <text:p>21.631696987008503</text:p>
          </table:table-cell>
          <table:table-cell office:value-type="float" office:value="21.6316969870085" table:formula="of:=[.U64]+0" table:style-name="ce4">
            <text:p>21.63</text:p>
          </table:table-cell>
          <table:table-cell office:value-type="string" table:style-name="ce5">
            <text:p>59<text:span text:style-name="T3">: </text:span><text:span text:style-name="T4">74.12990739898083</text:span></text:p>
          </table:table-cell>
          <table:table-cell office:value-type="string" office:string-value="74.12990739898083" table:formula="of:=RIGHT([.W64];LEN([.W64])-4)" table:style-name="ce4">
            <text:p>74.12990739898083</text:p>
          </table:table-cell>
          <table:table-cell office:value-type="float" office:value="74.129907398980805" table:formula="of:=[.X64]+0" table:style-name="ce4">
            <text:p>74.13</text:p>
          </table:table-cell>
          <table:table-cell office:value-type="string" table:style-name="ce5">
            <text:p>59<text:span text:style-name="T3">: </text:span><text:span text:style-name="T4">35.06727078200978</text:span></text:p>
          </table:table-cell>
          <table:table-cell office:value-type="string" office:string-value="35.06727078200978" table:formula="of:=RIGHT([.Z64];LEN([.Z64])-4)" table:style-name="ce4">
            <text:p>35.06727078200978</text:p>
          </table:table-cell>
          <table:table-cell office:value-type="float" office:value="35.0672707820097" table:formula="of:=[.AA64]+0" table:style-name="ce4">
            <text:p>35.07</text:p>
          </table:table-cell>
          <table:table-cell office:value-type="string" table:style-name="ce5">
            <text:p>59<text:span text:style-name="T3">: </text:span><text:span text:style-name="T4">33.520549385467625</text:span></text:p>
          </table:table-cell>
          <table:table-cell office:value-type="string" office:string-value="33.520549385467625" table:formula="of:=RIGHT([.AC64];LEN([.AC64])-4)" table:style-name="ce4">
            <text:p>33.520549385467625</text:p>
          </table:table-cell>
          <table:table-cell office:value-type="float" office:value="33.520549385467604" table:formula="of:=[.AD64]+0" table:style-name="ce4">
            <text:p>33.52</text:p>
          </table:table-cell>
          <table:table-cell office:value-type="float" office:value="43.816607645307691" table:formula="of:=([.D64]+[.G64]+[.J64]+[.M64]+[.P64]+[.S64]+[.V64]+[.Y64]+[.AB64])/9" table:style-name="ce4">
            <text:p>43.82</text:p>
          </table:table-cell>
          <table:table-cell office:value-type="float" office:value="23.27775041319979" table:formula="of:=STDEV([.D64];[.G64];[.J64];[.M64];[.P64];[.S64];[.V64];[.Y64];[.AB64];[.AE64])" table:style-name="ce1">
            <text:p>23.27775041</text:p>
          </table:table-cell>
          <table:table-cell table:number-columns-repeated="16351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1.1431768952494</text:span></text:p>
          </table:table-cell>
          <table:table-cell office:value-type="string" office:string-value="41.1431768952494" table:formula="of:=RIGHT([.B65];LEN([.B65])-4)" table:style-name="ce4">
            <text:p>41.1431768952494</text:p>
          </table:table-cell>
          <table:table-cell office:value-type="float" office:value="41.143176895249397" table:formula="of:=[.C65]+0" table:style-name="ce4">
            <text:p>41.14</text:p>
          </table:table-cell>
          <table:table-cell office:value-type="string" table:style-name="ce2">
            <text:p>60<text:span text:style-name="T1">: </text:span><text:span text:style-name="T2">69.84281274466323</text:span></text:p>
          </table:table-cell>
          <table:table-cell office:value-type="string" office:string-value="69.84281274466323" table:formula="of:=RIGHT([.E65];LEN([.E65])-4)" table:style-name="ce4">
            <text:p>69.84281274466323</text:p>
          </table:table-cell>
          <table:table-cell office:value-type="float" office:value="69.842812744663206" table:formula="of:=[.F65]+0" table:style-name="ce4">
            <text:p>69.84</text:p>
          </table:table-cell>
          <table:table-cell office:value-type="string" table:style-name="ce2">
            <text:p>60<text:span text:style-name="T1">: </text:span><text:span text:style-name="T2">47.404195095104946</text:span></text:p>
          </table:table-cell>
          <table:table-cell office:value-type="string" office:string-value="47.404195095104946" table:formula="of:=RIGHT([.H65];LEN([.H65])-4)" table:style-name="ce4">
            <text:p>47.404195095104946</text:p>
          </table:table-cell>
          <table:table-cell office:value-type="float" office:value="47.404195095104903" table:formula="of:=[.I65]+0" table:style-name="ce4">
            <text:p>47.40</text:p>
          </table:table-cell>
          <table:table-cell office:value-type="string" table:style-name="ce2">
            <text:p>60<text:span text:style-name="T1">: </text:span><text:span text:style-name="T2">44.617538159277295</text:span></text:p>
          </table:table-cell>
          <table:table-cell office:value-type="string" office:string-value="44.617538159277295" table:formula="of:=RIGHT([.K65];LEN([.K65])-4)" table:style-name="ce4">
            <text:p>44.617538159277295</text:p>
          </table:table-cell>
          <table:table-cell office:value-type="float" office:value="44.617538159277203" table:formula="of:=[.L65]+0" table:style-name="ce4">
            <text:p>44.62</text:p>
          </table:table-cell>
          <table:table-cell office:value-type="string" table:style-name="ce2">
            <text:p>60<text:span text:style-name="T1">: </text:span><text:span text:style-name="T2">27.633352192930374</text:span></text:p>
          </table:table-cell>
          <table:table-cell office:value-type="string" office:string-value="27.633352192930374" table:formula="of:=RIGHT([.N65];LEN([.N65])-4)" table:style-name="ce4">
            <text:p>27.633352192930374</text:p>
          </table:table-cell>
          <table:table-cell office:value-type="float" office:value="27.6333521929303" table:formula="of:=[.O65]+0" table:style-name="ce4">
            <text:p>27.63</text:p>
          </table:table-cell>
          <table:table-cell office:value-type="string" table:style-name="ce5">
            <text:p>60<text:span text:style-name="T3">: </text:span><text:span text:style-name="T4">18.152589580626447</text:span></text:p>
          </table:table-cell>
          <table:table-cell office:value-type="string" office:string-value="18.152589580626447" table:formula="of:=RIGHT([.Q65];LEN([.Q65])-4)" table:style-name="ce4">
            <text:p>18.152589580626447</text:p>
          </table:table-cell>
          <table:table-cell office:value-type="float" office:value="18.152589580626401" table:formula="of:=[.R65]+0" table:style-name="ce4">
            <text:p>18.15</text:p>
          </table:table-cell>
          <table:table-cell office:value-type="string" table:style-name="ce5">
            <text:p>60<text:span text:style-name="T3">: </text:span><text:span text:style-name="T4">18.15605253754582</text:span></text:p>
          </table:table-cell>
          <table:table-cell office:value-type="string" office:string-value="18.15605253754582" table:formula="of:=RIGHT([.T65];LEN([.T65])-4)" table:style-name="ce4">
            <text:p>18.15605253754582</text:p>
          </table:table-cell>
          <table:table-cell office:value-type="float" office:value="18.156052537545801" table:formula="of:=[.U65]+0" table:style-name="ce4">
            <text:p>18.16</text:p>
          </table:table-cell>
          <table:table-cell office:value-type="string" table:style-name="ce5">
            <text:p>60<text:span text:style-name="T3">: </text:span><text:span text:style-name="T4">76.95703127212994</text:span></text:p>
          </table:table-cell>
          <table:table-cell office:value-type="string" office:string-value="76.95703127212994" table:formula="of:=RIGHT([.W65];LEN([.W65])-4)" table:style-name="ce4">
            <text:p>76.95703127212994</text:p>
          </table:table-cell>
          <table:table-cell office:value-type="float" office:value="76.957031272129896" table:formula="of:=[.X65]+0" table:style-name="ce4">
            <text:p>76.96</text:p>
          </table:table-cell>
          <table:table-cell office:value-type="string" table:style-name="ce5">
            <text:p>60<text:span text:style-name="T3">: </text:span><text:span text:style-name="T4">37.89021115132781</text:span></text:p>
          </table:table-cell>
          <table:table-cell office:value-type="string" office:string-value="37.89021115132781" table:formula="of:=RIGHT([.Z65];LEN([.Z65])-4)" table:style-name="ce4">
            <text:p>37.89021115132781</text:p>
          </table:table-cell>
          <table:table-cell office:value-type="float" office:value="37.890211151327797" table:formula="of:=[.AA65]+0" table:style-name="ce4">
            <text:p>37.89</text:p>
          </table:table-cell>
          <table:table-cell office:value-type="string" table:style-name="ce5">
            <text:p>60<text:span text:style-name="T3">: </text:span><text:span text:style-name="T4">33.58441118991752</text:span></text:p>
          </table:table-cell>
          <table:table-cell office:value-type="string" office:string-value="33.58441118991752" table:formula="of:=RIGHT([.AC65];LEN([.AC65])-4)" table:style-name="ce4">
            <text:p>33.58441118991752</text:p>
          </table:table-cell>
          <table:table-cell office:value-type="float" office:value="33.584411189917503" table:formula="of:=[.AD65]+0" table:style-name="ce4">
            <text:p>33.58</text:p>
          </table:table-cell>
          <table:table-cell office:value-type="float" office:value="42.421884403206093" table:formula="of:=([.D65]+[.G65]+[.J65]+[.M65]+[.P65]+[.S65]+[.V65]+[.Y65]+[.AB65])/9" table:style-name="ce4">
            <text:p>42.42</text:p>
          </table:table-cell>
          <table:table-cell office:value-type="float" office:value="19.616376216296388" table:formula="of:=STDEV([.D65];[.G65];[.J65];[.M65];[.P65];[.S65];[.V65];[.Y65];[.AB65];[.AE65])" table:style-name="ce1">
            <text:p>19.61637622</text:p>
          </table:table-cell>
          <table:table-cell table:number-columns-repeated="16351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42.845623616839326</text:span></text:p>
          </table:table-cell>
          <table:table-cell office:value-type="string" office:string-value="42.845623616839326" table:formula="of:=RIGHT([.B66];LEN([.B66])-4)" table:style-name="ce4">
            <text:p>42.845623616839326</text:p>
          </table:table-cell>
          <table:table-cell office:value-type="float" office:value="42.845623616839298" table:formula="of:=[.C66]+0" table:style-name="ce4">
            <text:p>42.85</text:p>
          </table:table-cell>
          <table:table-cell office:value-type="string" table:style-name="ce2">
            <text:p>61<text:span text:style-name="T1">: </text:span><text:span text:style-name="T2">66.02433469895422</text:span></text:p>
          </table:table-cell>
          <table:table-cell office:value-type="string" office:string-value="66.02433469895422" table:formula="of:=RIGHT([.E66];LEN([.E66])-4)" table:style-name="ce4">
            <text:p>66.02433469895422</text:p>
          </table:table-cell>
          <table:table-cell office:value-type="float" office:value="66.024334698954206" table:formula="of:=[.F66]+0" table:style-name="ce4">
            <text:p>66.02</text:p>
          </table:table-cell>
          <table:table-cell office:value-type="string" table:style-name="ce2">
            <text:p>61<text:span text:style-name="T1">: </text:span><text:span text:style-name="T2">54.4887270118659</text:span></text:p>
          </table:table-cell>
          <table:table-cell office:value-type="string" office:string-value="54.4887270118659" table:formula="of:=RIGHT([.H66];LEN([.H66])-4)" table:style-name="ce4">
            <text:p>54.4887270118659</text:p>
          </table:table-cell>
          <table:table-cell office:value-type="float" office:value="54.488727011865898" table:formula="of:=[.I66]+0" table:style-name="ce4">
            <text:p>54.49</text:p>
          </table:table-cell>
          <table:table-cell office:value-type="string" table:style-name="ce2">
            <text:p>61<text:span text:style-name="T1">: </text:span><text:span text:style-name="T2">46.36892737269473</text:span></text:p>
          </table:table-cell>
          <table:table-cell office:value-type="string" office:string-value="46.36892737269473" table:formula="of:=RIGHT([.K66];LEN([.K66])-4)" table:style-name="ce4">
            <text:p>46.36892737269473</text:p>
          </table:table-cell>
          <table:table-cell office:value-type="float" office:value="46.368927372694699" table:formula="of:=[.L66]+0" table:style-name="ce4">
            <text:p>46.37</text:p>
          </table:table-cell>
          <table:table-cell office:value-type="string" table:style-name="ce2">
            <text:p>61<text:span text:style-name="T1">: </text:span><text:span text:style-name="T2">30.487318599972603</text:span></text:p>
          </table:table-cell>
          <table:table-cell office:value-type="string" office:string-value="30.487318599972603" table:formula="of:=RIGHT([.N66];LEN([.N66])-4)" table:style-name="ce4">
            <text:p>30.487318599972603</text:p>
          </table:table-cell>
          <table:table-cell office:value-type="float" office:value="30.4873185999726" table:formula="of:=[.O66]+0" table:style-name="ce4">
            <text:p>30.49</text:p>
          </table:table-cell>
          <table:table-cell office:value-type="string" table:style-name="ce5">
            <text:p>61<text:span text:style-name="T3">: </text:span><text:span text:style-name="T4">23.40681601825003</text:span></text:p>
          </table:table-cell>
          <table:table-cell office:value-type="string" office:string-value="23.40681601825003" table:formula="of:=RIGHT([.Q66];LEN([.Q66])-4)" table:style-name="ce4">
            <text:p>23.40681601825003</text:p>
          </table:table-cell>
          <table:table-cell office:value-type="float" office:value="23.406816018250002" table:formula="of:=[.R66]+0" table:style-name="ce4">
            <text:p>23.41</text:p>
          </table:table-cell>
          <table:table-cell office:value-type="string" table:style-name="ce5">
            <text:p>61<text:span text:style-name="T3">: </text:span><text:span text:style-name="T4">25.1427374353026</text:span></text:p>
          </table:table-cell>
          <table:table-cell office:value-type="string" office:string-value="25.1427374353026" table:formula="of:=RIGHT([.T66];LEN([.T66])-4)" table:style-name="ce4">
            <text:p>25.1427374353026</text:p>
          </table:table-cell>
          <table:table-cell office:value-type="float" office:value="25.1427374353026" table:formula="of:=[.U66]+0" table:style-name="ce4">
            <text:p>25.14</text:p>
          </table:table-cell>
          <table:table-cell office:value-type="string" table:style-name="ce5">
            <text:p>61<text:span text:style-name="T3">: </text:span><text:span text:style-name="T4">63.84175310303058</text:span></text:p>
          </table:table-cell>
          <table:table-cell office:value-type="string" office:string-value="63.84175310303058" table:formula="of:=RIGHT([.W66];LEN([.W66])-4)" table:style-name="ce4">
            <text:p>63.84175310303058</text:p>
          </table:table-cell>
          <table:table-cell office:value-type="float" office:value="63.841753103030499" table:formula="of:=[.X66]+0" table:style-name="ce4">
            <text:p>63.84</text:p>
          </table:table-cell>
          <table:table-cell office:value-type="string" table:style-name="ce5">
            <text:p>61<text:span text:style-name="T3">: </text:span><text:span text:style-name="T4">40.61781895977543</text:span></text:p>
          </table:table-cell>
          <table:table-cell office:value-type="string" office:string-value="40.61781895977543" table:formula="of:=RIGHT([.Z66];LEN([.Z66])-4)" table:style-name="ce4">
            <text:p>40.61781895977543</text:p>
          </table:table-cell>
          <table:table-cell office:value-type="float" office:value="40.617818959775398" table:formula="of:=[.AA66]+0" table:style-name="ce4">
            <text:p>40.62</text:p>
          </table:table-cell>
          <table:table-cell office:value-type="string" table:style-name="ce5">
            <text:p>61<text:span text:style-name="T3">: </text:span><text:span text:style-name="T4">31.16954647675188</text:span></text:p>
          </table:table-cell>
          <table:table-cell office:value-type="string" office:string-value="31.16954647675188" table:formula="of:=RIGHT([.AC66];LEN([.AC66])-4)" table:style-name="ce4">
            <text:p>31.16954647675188</text:p>
          </table:table-cell>
          <table:table-cell office:value-type="float" office:value="31.169546476751801" table:formula="of:=[.AD66]+0" table:style-name="ce4">
            <text:p>31.17</text:p>
          </table:table-cell>
          <table:table-cell office:value-type="float" office:value="43.691561868520573" table:formula="of:=([.D66]+[.G66]+[.J66]+[.M66]+[.P66]+[.S66]+[.V66]+[.Y66]+[.AB66])/9" table:style-name="ce4">
            <text:p>43.69</text:p>
          </table:table-cell>
          <table:table-cell office:value-type="float" office:value="15.310476232296127" table:formula="of:=STDEV([.D66];[.G66];[.J66];[.M66];[.P66];[.S66];[.V66];[.Y66];[.AB66];[.AE66])" table:style-name="ce1">
            <text:p>15.31047623</text:p>
          </table:table-cell>
          <table:table-cell table:number-columns-repeated="16351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46.17566772436488</text:span></text:p>
          </table:table-cell>
          <table:table-cell office:value-type="string" office:string-value="46.17566772436488" table:formula="of:=RIGHT([.B67];LEN([.B67])-4)" table:style-name="ce4">
            <text:p>46.17566772436488</text:p>
          </table:table-cell>
          <table:table-cell office:value-type="float" office:value="46.1756677243648" table:formula="of:=[.C67]+0" table:style-name="ce4">
            <text:p>46.18</text:p>
          </table:table-cell>
          <table:table-cell office:value-type="string" table:style-name="ce2">
            <text:p>62<text:span text:style-name="T1">: </text:span><text:span text:style-name="T2">51.97809266860922</text:span></text:p>
          </table:table-cell>
          <table:table-cell office:value-type="string" office:string-value="51.97809266860922" table:formula="of:=RIGHT([.E67];LEN([.E67])-4)" table:style-name="ce4">
            <text:p>51.97809266860922</text:p>
          </table:table-cell>
          <table:table-cell office:value-type="float" office:value="51.9780926686092" table:formula="of:=[.F67]+0" table:style-name="ce4">
            <text:p>51.98</text:p>
          </table:table-cell>
          <table:table-cell office:value-type="string" table:style-name="ce2">
            <text:p>62<text:span text:style-name="T1">: </text:span><text:span text:style-name="T2">59.05240899253948</text:span></text:p>
          </table:table-cell>
          <table:table-cell office:value-type="string" office:string-value="59.05240899253948" table:formula="of:=RIGHT([.H67];LEN([.H67])-4)" table:style-name="ce4">
            <text:p>59.05240899253948</text:p>
          </table:table-cell>
          <table:table-cell office:value-type="float" office:value="59.052408992539398" table:formula="of:=[.I67]+0" table:style-name="ce4">
            <text:p>59.05</text:p>
          </table:table-cell>
          <table:table-cell office:value-type="string" table:style-name="ce2">
            <text:p>62<text:span text:style-name="T1">: </text:span><text:span text:style-name="T2">42.99124844085746</text:span></text:p>
          </table:table-cell>
          <table:table-cell office:value-type="string" office:string-value="42.99124844085746" table:formula="of:=RIGHT([.K67];LEN([.K67])-4)" table:style-name="ce4">
            <text:p>42.99124844085746</text:p>
          </table:table-cell>
          <table:table-cell office:value-type="float" office:value="42.991248440857397" table:formula="of:=[.L67]+0" table:style-name="ce4">
            <text:p>42.99</text:p>
          </table:table-cell>
          <table:table-cell office:value-type="string" table:style-name="ce2">
            <text:p>62<text:span text:style-name="T1">: </text:span><text:span text:style-name="T2">21.28213693155959</text:span></text:p>
          </table:table-cell>
          <table:table-cell office:value-type="string" office:string-value="21.28213693155959" table:formula="of:=RIGHT([.N67];LEN([.N67])-4)" table:style-name="ce4">
            <text:p>21.28213693155959</text:p>
          </table:table-cell>
          <table:table-cell office:value-type="float" office:value="21.282136931559499" table:formula="of:=[.O67]+0" table:style-name="ce4">
            <text:p>21.28</text:p>
          </table:table-cell>
          <table:table-cell office:value-type="string" table:style-name="ce5">
            <text:p>62<text:span text:style-name="T3">: </text:span><text:span text:style-name="T4">20.698063032019867</text:span></text:p>
          </table:table-cell>
          <table:table-cell office:value-type="string" office:string-value="20.698063032019867" table:formula="of:=RIGHT([.Q67];LEN([.Q67])-4)" table:style-name="ce4">
            <text:p>20.698063032019867</text:p>
          </table:table-cell>
          <table:table-cell office:value-type="float" office:value="20.6980630320198" table:formula="of:=[.R67]+0" table:style-name="ce4">
            <text:p>20.70</text:p>
          </table:table-cell>
          <table:table-cell office:value-type="string" table:style-name="ce5">
            <text:p>62<text:span text:style-name="T3">: </text:span><text:span text:style-name="T4">32.00353033596158</text:span></text:p>
          </table:table-cell>
          <table:table-cell office:value-type="string" office:string-value="32.00353033596158" table:formula="of:=RIGHT([.T67];LEN([.T67])-4)" table:style-name="ce4">
            <text:p>32.00353033596158</text:p>
          </table:table-cell>
          <table:table-cell office:value-type="float" office:value="32.0035303359615" table:formula="of:=[.U67]+0" table:style-name="ce4">
            <text:p>32.00</text:p>
          </table:table-cell>
          <table:table-cell office:value-type="string" table:style-name="ce5">
            <text:p>62<text:span text:style-name="T3">: </text:span><text:span text:style-name="T4">64.84668223452488</text:span></text:p>
          </table:table-cell>
          <table:table-cell office:value-type="string" office:string-value="64.84668223452488" table:formula="of:=RIGHT([.W67];LEN([.W67])-4)" table:style-name="ce4">
            <text:p>64.84668223452488</text:p>
          </table:table-cell>
          <table:table-cell office:value-type="float" office:value="64.846682234524806" table:formula="of:=[.X67]+0" table:style-name="ce4">
            <text:p>64.85</text:p>
          </table:table-cell>
          <table:table-cell office:value-type="string" table:style-name="ce5">
            <text:p>62<text:span text:style-name="T3">: </text:span><text:span text:style-name="T4">53.059857110685826</text:span></text:p>
          </table:table-cell>
          <table:table-cell office:value-type="string" office:string-value="53.059857110685826" table:formula="of:=RIGHT([.Z67];LEN([.Z67])-4)" table:style-name="ce4">
            <text:p>53.059857110685826</text:p>
          </table:table-cell>
          <table:table-cell office:value-type="float" office:value="53.059857110685797" table:formula="of:=[.AA67]+0" table:style-name="ce4">
            <text:p>53.06</text:p>
          </table:table-cell>
          <table:table-cell office:value-type="string" table:style-name="ce5">
            <text:p>62<text:span text:style-name="T3">: </text:span><text:span text:style-name="T4">36.82032768214307</text:span></text:p>
          </table:table-cell>
          <table:table-cell office:value-type="string" office:string-value="36.82032768214307" table:formula="of:=RIGHT([.AC67];LEN([.AC67])-4)" table:style-name="ce4">
            <text:p>36.82032768214307</text:p>
          </table:table-cell>
          <table:table-cell office:value-type="float" office:value="36.820327682143002" table:formula="of:=[.AD67]+0" table:style-name="ce4">
            <text:p>36.82</text:p>
          </table:table-cell>
          <table:table-cell office:value-type="float" office:value="43.565298607902463" table:formula="of:=([.D67]+[.G67]+[.J67]+[.M67]+[.P67]+[.S67]+[.V67]+[.Y67]+[.AB67])/9" table:style-name="ce4">
            <text:p>43.57</text:p>
          </table:table-cell>
          <table:table-cell office:value-type="float" office:value="15.110270954920125" table:formula="of:=STDEV([.D67];[.G67];[.J67];[.M67];[.P67];[.S67];[.V67];[.Y67];[.AB67];[.AE67])" table:style-name="ce1">
            <text:p>15.11027095</text:p>
          </table:table-cell>
          <table:table-cell table:number-columns-repeated="16351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43.73029541172251</text:span></text:p>
          </table:table-cell>
          <table:table-cell office:value-type="string" office:string-value="43.73029541172251" table:formula="of:=RIGHT([.B68];LEN([.B68])-4)" table:style-name="ce4">
            <text:p>43.73029541172251</text:p>
          </table:table-cell>
          <table:table-cell office:value-type="float" office:value="43.730295411722501" table:formula="of:=[.C68]+0" table:style-name="ce4">
            <text:p>43.73</text:p>
          </table:table-cell>
          <table:table-cell office:value-type="string" table:style-name="ce2">
            <text:p>63<text:span text:style-name="T1">: </text:span><text:span text:style-name="T2">58.828779632533966</text:span></text:p>
          </table:table-cell>
          <table:table-cell office:value-type="string" office:string-value="58.828779632533966" table:formula="of:=RIGHT([.E68];LEN([.E68])-4)" table:style-name="ce4">
            <text:p>58.828779632533966</text:p>
          </table:table-cell>
          <table:table-cell office:value-type="float" office:value="58.828779632533902" table:formula="of:=[.F68]+0" table:style-name="ce4">
            <text:p>58.83</text:p>
          </table:table-cell>
          <table:table-cell office:value-type="string" table:style-name="ce2">
            <text:p>63<text:span text:style-name="T1">: </text:span><text:span text:style-name="T2">51.16086606632281</text:span></text:p>
          </table:table-cell>
          <table:table-cell office:value-type="string" office:string-value="51.16086606632281" table:formula="of:=RIGHT([.H68];LEN([.H68])-4)" table:style-name="ce4">
            <text:p>51.16086606632281</text:p>
          </table:table-cell>
          <table:table-cell office:value-type="float" office:value="51.160866066322797" table:formula="of:=[.I68]+0" table:style-name="ce4">
            <text:p>51.16</text:p>
          </table:table-cell>
          <table:table-cell office:value-type="string" table:style-name="ce2">
            <text:p>63<text:span text:style-name="T1">: </text:span><text:span text:style-name="T2">45.23633505422625</text:span></text:p>
          </table:table-cell>
          <table:table-cell office:value-type="string" office:string-value="45.23633505422625" table:formula="of:=RIGHT([.K68];LEN([.K68])-4)" table:style-name="ce4">
            <text:p>45.23633505422625</text:p>
          </table:table-cell>
          <table:table-cell office:value-type="float" office:value="45.236335054226203" table:formula="of:=[.L68]+0" table:style-name="ce4">
            <text:p>45.24</text:p>
          </table:table-cell>
          <table:table-cell office:value-type="string" table:style-name="ce2">
            <text:p>63<text:span text:style-name="T1">: </text:span><text:span text:style-name="T2">24.128772120784582</text:span></text:p>
          </table:table-cell>
          <table:table-cell office:value-type="string" office:string-value="24.128772120784582" table:formula="of:=RIGHT([.N68];LEN([.N68])-4)" table:style-name="ce4">
            <text:p>24.128772120784582</text:p>
          </table:table-cell>
          <table:table-cell office:value-type="float" office:value="24.1287721207845" table:formula="of:=[.O68]+0" table:style-name="ce4">
            <text:p>24.13</text:p>
          </table:table-cell>
          <table:table-cell office:value-type="string" table:style-name="ce5">
            <text:p>63<text:span text:style-name="T3">: </text:span><text:span text:style-name="T4">20.351336949718508</text:span></text:p>
          </table:table-cell>
          <table:table-cell office:value-type="string" office:string-value="20.351336949718508" table:formula="of:=RIGHT([.Q68];LEN([.Q68])-4)" table:style-name="ce4">
            <text:p>20.351336949718508</text:p>
          </table:table-cell>
          <table:table-cell office:value-type="float" office:value="20.351336949718501" table:formula="of:=[.R68]+0" table:style-name="ce4">
            <text:p>20.35</text:p>
          </table:table-cell>
          <table:table-cell office:value-type="string" table:style-name="ce5">
            <text:p>63<text:span text:style-name="T3">: </text:span><text:span text:style-name="T4">31.089585841432502</text:span></text:p>
          </table:table-cell>
          <table:table-cell office:value-type="string" office:string-value="31.089585841432502" table:formula="of:=RIGHT([.T68];LEN([.T68])-4)" table:style-name="ce4">
            <text:p>31.089585841432502</text:p>
          </table:table-cell>
          <table:table-cell office:value-type="float" office:value="31.089585841432498" table:formula="of:=[.U68]+0" table:style-name="ce4">
            <text:p>31.09</text:p>
          </table:table-cell>
          <table:table-cell office:value-type="string" table:style-name="ce5">
            <text:p>63<text:span text:style-name="T3">: </text:span><text:span text:style-name="T4">87.38920405056727</text:span></text:p>
          </table:table-cell>
          <table:table-cell office:value-type="string" office:string-value="87.38920405056727" table:formula="of:=RIGHT([.W68];LEN([.W68])-4)" table:style-name="ce4">
            <text:p>87.38920405056727</text:p>
          </table:table-cell>
          <table:table-cell office:value-type="float" office:value="87.389204050567201" table:formula="of:=[.X68]+0" table:style-name="ce4">
            <text:p>87.39</text:p>
          </table:table-cell>
          <table:table-cell office:value-type="string" table:style-name="ce5">
            <text:p>63<text:span text:style-name="T3">: </text:span><text:span text:style-name="T4">45.807337308325785</text:span></text:p>
          </table:table-cell>
          <table:table-cell office:value-type="string" office:string-value="45.807337308325785" table:formula="of:=RIGHT([.Z68];LEN([.Z68])-4)" table:style-name="ce4">
            <text:p>45.807337308325785</text:p>
          </table:table-cell>
          <table:table-cell office:value-type="float" office:value="45.8073373083257" table:formula="of:=[.AA68]+0" table:style-name="ce4">
            <text:p>45.81</text:p>
          </table:table-cell>
          <table:table-cell office:value-type="string" table:style-name="ce5">
            <text:p>63<text:span text:style-name="T3">: </text:span><text:span text:style-name="T4">38.45680126652824</text:span></text:p>
          </table:table-cell>
          <table:table-cell office:value-type="string" office:string-value="38.45680126652824" table:formula="of:=RIGHT([.AC68];LEN([.AC68])-4)" table:style-name="ce4">
            <text:p>38.45680126652824</text:p>
          </table:table-cell>
          <table:table-cell office:value-type="float" office:value="38.456801266528203" table:formula="of:=[.AD68]+0" table:style-name="ce4">
            <text:p>38.46</text:p>
          </table:table-cell>
          <table:table-cell office:value-type="float" office:value="45.302501381737088" table:formula="of:=([.D68]+[.G68]+[.J68]+[.M68]+[.P68]+[.S68]+[.V68]+[.Y68]+[.AB68])/9" table:style-name="ce4">
            <text:p>45.30</text:p>
          </table:table-cell>
          <table:table-cell office:value-type="float" office:value="19.167025750503356" table:formula="of:=STDEV([.D68];[.G68];[.J68];[.M68];[.P68];[.S68];[.V68];[.Y68];[.AB68];[.AE68])" table:style-name="ce1">
            <text:p>19.16702575</text:p>
          </table:table-cell>
          <table:table-cell table:number-columns-repeated="16351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8.535908575814084</text:span></text:p>
          </table:table-cell>
          <table:table-cell office:value-type="string" office:string-value="48.535908575814084" table:formula="of:=RIGHT([.B69];LEN([.B69])-4)" table:style-name="ce4">
            <text:p>48.535908575814084</text:p>
          </table:table-cell>
          <table:table-cell office:value-type="float" office:value="48.535908575813998" table:formula="of:=[.C69]+0" table:style-name="ce4">
            <text:p>48.54</text:p>
          </table:table-cell>
          <table:table-cell office:value-type="string" table:style-name="ce2">
            <text:p>64<text:span text:style-name="T1">: </text:span><text:span text:style-name="T2">68.52913254535466</text:span></text:p>
          </table:table-cell>
          <table:table-cell office:value-type="string" office:string-value="68.52913254535466" table:formula="of:=RIGHT([.E69];LEN([.E69])-4)" table:style-name="ce4">
            <text:p>68.52913254535466</text:p>
          </table:table-cell>
          <table:table-cell office:value-type="float" office:value="68.529132545354599" table:formula="of:=[.F69]+0" table:style-name="ce4">
            <text:p>68.53</text:p>
          </table:table-cell>
          <table:table-cell office:value-type="string" table:style-name="ce2">
            <text:p>64<text:span text:style-name="T1">: </text:span><text:span text:style-name="T2">43.06006978629931</text:span></text:p>
          </table:table-cell>
          <table:table-cell office:value-type="string" office:string-value="43.06006978629931" table:formula="of:=RIGHT([.H69];LEN([.H69])-4)" table:style-name="ce4">
            <text:p>43.06006978629931</text:p>
          </table:table-cell>
          <table:table-cell office:value-type="float" office:value="43.060069786299302" table:formula="of:=[.I69]+0" table:style-name="ce4">
            <text:p>43.06</text:p>
          </table:table-cell>
          <table:table-cell office:value-type="string" table:style-name="ce2">
            <text:p>64<text:span text:style-name="T1">: </text:span><text:span text:style-name="T2">39.95197171600036</text:span></text:p>
          </table:table-cell>
          <table:table-cell office:value-type="string" office:string-value="39.95197171600036" table:formula="of:=RIGHT([.K69];LEN([.K69])-4)" table:style-name="ce4">
            <text:p>39.95197171600036</text:p>
          </table:table-cell>
          <table:table-cell office:value-type="float" office:value="39.951971716000301" table:formula="of:=[.L69]+0" table:style-name="ce4">
            <text:p>39.95</text:p>
          </table:table-cell>
          <table:table-cell office:value-type="string" table:style-name="ce2">
            <text:p>64<text:span text:style-name="T1">: </text:span><text:span text:style-name="T2">31.158211495380915</text:span></text:p>
          </table:table-cell>
          <table:table-cell office:value-type="string" office:string-value="31.158211495380915" table:formula="of:=RIGHT([.N69];LEN([.N69])-4)" table:style-name="ce4">
            <text:p>31.158211495380915</text:p>
          </table:table-cell>
          <table:table-cell office:value-type="float" office:value="31.1582114953809" table:formula="of:=[.O69]+0" table:style-name="ce4">
            <text:p>31.16</text:p>
          </table:table-cell>
          <table:table-cell office:value-type="string" table:style-name="ce5">
            <text:p>64<text:span text:style-name="T3">: </text:span><text:span text:style-name="T4">16.752041262899986</text:span></text:p>
          </table:table-cell>
          <table:table-cell office:value-type="string" office:string-value="16.752041262899986" table:formula="of:=RIGHT([.Q69];LEN([.Q69])-4)" table:style-name="ce4">
            <text:p>16.752041262899986</text:p>
          </table:table-cell>
          <table:table-cell office:value-type="float" office:value="16.752041262899901" table:formula="of:=[.R69]+0" table:style-name="ce4">
            <text:p>16.75</text:p>
          </table:table-cell>
          <table:table-cell office:value-type="string" table:style-name="ce5">
            <text:p>64<text:span text:style-name="T3">: </text:span><text:span text:style-name="T4">30.535391092795532</text:span></text:p>
          </table:table-cell>
          <table:table-cell office:value-type="string" office:string-value="30.535391092795532" table:formula="of:=RIGHT([.T69];LEN([.T69])-4)" table:style-name="ce4">
            <text:p>30.535391092795532</text:p>
          </table:table-cell>
          <table:table-cell office:value-type="float" office:value="30.5353910927955" table:formula="of:=[.U69]+0" table:style-name="ce4">
            <text:p>30.54</text:p>
          </table:table-cell>
          <table:table-cell office:value-type="string" table:style-name="ce5">
            <text:p>64<text:span text:style-name="T3">: </text:span><text:span text:style-name="T4">87.10554897112068</text:span></text:p>
          </table:table-cell>
          <table:table-cell office:value-type="string" office:string-value="87.10554897112068" table:formula="of:=RIGHT([.W69];LEN([.W69])-4)" table:style-name="ce4">
            <text:p>87.10554897112068</text:p>
          </table:table-cell>
          <table:table-cell office:value-type="float" office:value="87.105548971120598" table:formula="of:=[.X69]+0" table:style-name="ce4">
            <text:p>87.11</text:p>
          </table:table-cell>
          <table:table-cell office:value-type="string" table:style-name="ce5">
            <text:p>64<text:span text:style-name="T3">: </text:span><text:span text:style-name="T4">41.295605516371324</text:span></text:p>
          </table:table-cell>
          <table:table-cell office:value-type="string" office:string-value="41.295605516371324" table:formula="of:=RIGHT([.Z69];LEN([.Z69])-4)" table:style-name="ce4">
            <text:p>41.295605516371324</text:p>
          </table:table-cell>
          <table:table-cell office:value-type="float" office:value="41.295605516371303" table:formula="of:=[.AA69]+0" table:style-name="ce4">
            <text:p>41.30</text:p>
          </table:table-cell>
          <table:table-cell office:value-type="string" table:style-name="ce5">
            <text:p>64<text:span text:style-name="T3">: </text:span><text:span text:style-name="T4">37.645089174928074</text:span></text:p>
          </table:table-cell>
          <table:table-cell office:value-type="string" office:string-value="37.645089174928074" table:formula="of:=RIGHT([.AC69];LEN([.AC69])-4)" table:style-name="ce4">
            <text:p>37.645089174928074</text:p>
          </table:table-cell>
          <table:table-cell office:value-type="float" office:value="37.645089174928003" table:formula="of:=[.AD69]+0" table:style-name="ce4">
            <text:p>37.65</text:p>
          </table:table-cell>
          <table:table-cell office:value-type="float" office:value="45.213764551337377" table:formula="of:=([.D69]+[.G69]+[.J69]+[.M69]+[.P69]+[.S69]+[.V69]+[.Y69]+[.AB69])/9" table:style-name="ce4">
            <text:p>45.21</text:p>
          </table:table-cell>
          <table:table-cell office:value-type="float" office:value="20.088362403802591" table:formula="of:=STDEV([.D69];[.G69];[.J69];[.M69];[.P69];[.S69];[.V69];[.Y69];[.AB69];[.AE69])" table:style-name="ce1">
            <text:p>20.0883624</text:p>
          </table:table-cell>
          <table:table-cell table:number-columns-repeated="16351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41.00140618603315</text:span></text:p>
          </table:table-cell>
          <table:table-cell office:value-type="string" office:string-value="41.00140618603315" table:formula="of:=RIGHT([.B70];LEN([.B70])-4)" table:style-name="ce4">
            <text:p>41.00140618603315</text:p>
          </table:table-cell>
          <table:table-cell office:value-type="float" office:value="41.001406186033101" table:formula="of:=[.C70]+0" table:style-name="ce4">
            <text:p>41.00</text:p>
          </table:table-cell>
          <table:table-cell office:value-type="string" table:style-name="ce2">
            <text:p>65<text:span text:style-name="T1">: </text:span><text:span text:style-name="T2">51.08281670861062</text:span></text:p>
          </table:table-cell>
          <table:table-cell office:value-type="string" office:string-value="51.08281670861062" table:formula="of:=RIGHT([.E70];LEN([.E70])-4)" table:style-name="ce4">
            <text:p>51.08281670861062</text:p>
          </table:table-cell>
          <table:table-cell office:value-type="float" office:value="51.082816708610601" table:formula="of:=[.F70]+0" table:style-name="ce4">
            <text:p>51.08</text:p>
          </table:table-cell>
          <table:table-cell office:value-type="string" table:style-name="ce2">
            <text:p>65<text:span text:style-name="T1">: </text:span><text:span text:style-name="T2">46.27150526776913</text:span></text:p>
          </table:table-cell>
          <table:table-cell office:value-type="string" office:string-value="46.27150526776913" table:formula="of:=RIGHT([.H70];LEN([.H70])-4)" table:style-name="ce4">
            <text:p>46.27150526776913</text:p>
          </table:table-cell>
          <table:table-cell office:value-type="float" office:value="46.271505267769101" table:formula="of:=[.I70]+0" table:style-name="ce4">
            <text:p>46.27</text:p>
          </table:table-cell>
          <table:table-cell office:value-type="string" table:style-name="ce2">
            <text:p>65<text:span text:style-name="T1">: </text:span><text:span text:style-name="T2">41.91788841114486</text:span></text:p>
          </table:table-cell>
          <table:table-cell office:value-type="string" office:string-value="41.91788841114486" table:formula="of:=RIGHT([.K70];LEN([.K70])-4)" table:style-name="ce4">
            <text:p>41.91788841114486</text:p>
          </table:table-cell>
          <table:table-cell office:value-type="float" office:value="41.917888411144801" table:formula="of:=[.L70]+0" table:style-name="ce4">
            <text:p>41.92</text:p>
          </table:table-cell>
          <table:table-cell office:value-type="string" table:style-name="ce2">
            <text:p>65<text:span text:style-name="T1">: </text:span><text:span text:style-name="T2">30.711919565306538</text:span></text:p>
          </table:table-cell>
          <table:table-cell office:value-type="string" office:string-value="30.711919565306538" table:formula="of:=RIGHT([.N70];LEN([.N70])-4)" table:style-name="ce4">
            <text:p>30.711919565306538</text:p>
          </table:table-cell>
          <table:table-cell office:value-type="float" office:value="30.711919565306498" table:formula="of:=[.O70]+0" table:style-name="ce4">
            <text:p>30.71</text:p>
          </table:table-cell>
          <table:table-cell office:value-type="string" table:style-name="ce5">
            <text:p>65<text:span text:style-name="T3">: </text:span><text:span text:style-name="T4">18.50415305476789</text:span></text:p>
          </table:table-cell>
          <table:table-cell office:value-type="string" office:string-value="18.50415305476789" table:formula="of:=RIGHT([.Q70];LEN([.Q70])-4)" table:style-name="ce4">
            <text:p>18.50415305476789</text:p>
          </table:table-cell>
          <table:table-cell office:value-type="float" office:value="18.504153054767801" table:formula="of:=[.R70]+0" table:style-name="ce4">
            <text:p>18.50</text:p>
          </table:table-cell>
          <table:table-cell office:value-type="string" table:style-name="ce5">
            <text:p>65<text:span text:style-name="T3">: </text:span><text:span text:style-name="T4">34.824654605060296</text:span></text:p>
          </table:table-cell>
          <table:table-cell office:value-type="string" office:string-value="34.824654605060296" table:formula="of:=RIGHT([.T70];LEN([.T70])-4)" table:style-name="ce4">
            <text:p>34.824654605060296</text:p>
          </table:table-cell>
          <table:table-cell office:value-type="float" office:value="34.824654605060203" table:formula="of:=[.U70]+0" table:style-name="ce4">
            <text:p>34.82</text:p>
          </table:table-cell>
          <table:table-cell office:value-type="string" table:style-name="ce5">
            <text:p>65<text:span text:style-name="T3">: </text:span><text:span text:style-name="T4">78.93853454341637</text:span></text:p>
          </table:table-cell>
          <table:table-cell office:value-type="string" office:string-value="78.93853454341637" table:formula="of:=RIGHT([.W70];LEN([.W70])-4)" table:style-name="ce4">
            <text:p>78.93853454341637</text:p>
          </table:table-cell>
          <table:table-cell office:value-type="float" office:value="78.938534543416296" table:formula="of:=[.X70]+0" table:style-name="ce4">
            <text:p>78.94</text:p>
          </table:table-cell>
          <table:table-cell office:value-type="string" table:style-name="ce5">
            <text:p>65<text:span text:style-name="T3">: </text:span><text:span text:style-name="T4">42.715026402193764</text:span></text:p>
          </table:table-cell>
          <table:table-cell office:value-type="string" office:string-value="42.715026402193764" table:formula="of:=RIGHT([.Z70];LEN([.Z70])-4)" table:style-name="ce4">
            <text:p>42.715026402193764</text:p>
          </table:table-cell>
          <table:table-cell office:value-type="float" office:value="42.715026402193701" table:formula="of:=[.AA70]+0" table:style-name="ce4">
            <text:p>42.72</text:p>
          </table:table-cell>
          <table:table-cell office:value-type="string" table:style-name="ce5">
            <text:p>65<text:span text:style-name="T3">: </text:span><text:span text:style-name="T4">39.32903692271355</text:span></text:p>
          </table:table-cell>
          <table:table-cell office:value-type="string" office:string-value="39.32903692271355" table:formula="of:=RIGHT([.AC70];LEN([.AC70])-4)" table:style-name="ce4">
            <text:p>39.32903692271355</text:p>
          </table:table-cell>
          <table:table-cell office:value-type="float" office:value="39.329036922713499" table:formula="of:=[.AD70]+0" table:style-name="ce4">
            <text:p>39.33</text:p>
          </table:table-cell>
          <table:table-cell office:value-type="float" office:value="42.8853227493669" table:formula="of:=([.D70]+[.G70]+[.J70]+[.M70]+[.P70]+[.S70]+[.V70]+[.Y70]+[.AB70])/9" table:style-name="ce4">
            <text:p>42.89</text:p>
          </table:table-cell>
          <table:table-cell office:value-type="float" office:value="15.641835979451342" table:formula="of:=STDEV([.D70];[.G70];[.J70];[.M70];[.P70];[.S70];[.V70];[.Y70];[.AB70];[.AE70])" table:style-name="ce1">
            <text:p>15.64183598</text:p>
          </table:table-cell>
          <table:table-cell table:number-columns-repeated="16351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9.89902045466688</text:span></text:p>
          </table:table-cell>
          <table:table-cell office:value-type="string" office:string-value="39.89902045466688" table:formula="of:=RIGHT([.B71];LEN([.B71])-4)" table:style-name="ce4">
            <text:p>39.89902045466688</text:p>
          </table:table-cell>
          <table:table-cell office:value-type="float" office:value="39.899020454666797" table:formula="of:=[.C71]+0" table:style-name="ce4">
            <text:p>39.90</text:p>
          </table:table-cell>
          <table:table-cell office:value-type="string" table:style-name="ce2">
            <text:p>66<text:span text:style-name="T1">: </text:span><text:span text:style-name="T2">57.24119777562417</text:span></text:p>
          </table:table-cell>
          <table:table-cell office:value-type="string" office:string-value="57.24119777562417" table:formula="of:=RIGHT([.E71];LEN([.E71])-4)" table:style-name="ce4">
            <text:p>57.24119777562417</text:p>
          </table:table-cell>
          <table:table-cell office:value-type="float" office:value="57.241197775624101" table:formula="of:=[.F71]+0" table:style-name="ce4">
            <text:p>57.24</text:p>
          </table:table-cell>
          <table:table-cell office:value-type="string" table:style-name="ce2">
            <text:p>66<text:span text:style-name="T1">: </text:span><text:span text:style-name="T2">56.82048566952699</text:span></text:p>
          </table:table-cell>
          <table:table-cell office:value-type="string" office:string-value="56.82048566952699" table:formula="of:=RIGHT([.H71];LEN([.H71])-4)" table:style-name="ce4">
            <text:p>56.82048566952699</text:p>
          </table:table-cell>
          <table:table-cell office:value-type="float" office:value="56.820485669526903" table:formula="of:=[.I71]+0" table:style-name="ce4">
            <text:p>56.82</text:p>
          </table:table-cell>
          <table:table-cell office:value-type="string" table:style-name="ce2">
            <text:p>66<text:span text:style-name="T1">: </text:span><text:span text:style-name="T2">44.03506923766307</text:span></text:p>
          </table:table-cell>
          <table:table-cell office:value-type="string" office:string-value="44.03506923766307" table:formula="of:=RIGHT([.K71];LEN([.K71])-4)" table:style-name="ce4">
            <text:p>44.03506923766307</text:p>
          </table:table-cell>
          <table:table-cell office:value-type="float" office:value="44.035069237663002" table:formula="of:=[.L71]+0" table:style-name="ce4">
            <text:p>44.04</text:p>
          </table:table-cell>
          <table:table-cell office:value-type="string" table:style-name="ce2">
            <text:p>66<text:span text:style-name="T1">: </text:span><text:span text:style-name="T2">23.92824292135821</text:span></text:p>
          </table:table-cell>
          <table:table-cell office:value-type="string" office:string-value="23.92824292135821" table:formula="of:=RIGHT([.N71];LEN([.N71])-4)" table:style-name="ce4">
            <text:p>23.92824292135821</text:p>
          </table:table-cell>
          <table:table-cell office:value-type="float" office:value="23.928242921358201" table:formula="of:=[.O71]+0" table:style-name="ce4">
            <text:p>23.93</text:p>
          </table:table-cell>
          <table:table-cell office:value-type="string" table:style-name="ce5">
            <text:p>66<text:span text:style-name="T3">: </text:span><text:span text:style-name="T4">15.011020416964987</text:span></text:p>
          </table:table-cell>
          <table:table-cell office:value-type="string" office:string-value="15.011020416964987" table:formula="of:=RIGHT([.Q71];LEN([.Q71])-4)" table:style-name="ce4">
            <text:p>15.011020416964987</text:p>
          </table:table-cell>
          <table:table-cell office:value-type="float" office:value="15.0110204169649" table:formula="of:=[.R71]+0" table:style-name="ce4">
            <text:p>15.01</text:p>
          </table:table-cell>
          <table:table-cell office:value-type="string" table:style-name="ce5">
            <text:p>66<text:span text:style-name="T3">: </text:span><text:span text:style-name="T4">27.733706330083997</text:span></text:p>
          </table:table-cell>
          <table:table-cell office:value-type="string" office:string-value="27.733706330083997" table:formula="of:=RIGHT([.T71];LEN([.T71])-4)" table:style-name="ce4">
            <text:p>27.733706330083997</text:p>
          </table:table-cell>
          <table:table-cell office:value-type="float" office:value="27.733706330083901" table:formula="of:=[.U71]+0" table:style-name="ce4">
            <text:p>27.73</text:p>
          </table:table-cell>
          <table:table-cell office:value-type="string" table:style-name="ce5">
            <text:p>66<text:span text:style-name="T3">: </text:span><text:span text:style-name="T4">78.50882795669376</text:span></text:p>
          </table:table-cell>
          <table:table-cell office:value-type="string" office:string-value="78.50882795669376" table:formula="of:=RIGHT([.W71];LEN([.W71])-4)" table:style-name="ce4">
            <text:p>78.50882795669376</text:p>
          </table:table-cell>
          <table:table-cell office:value-type="float" office:value="78.508827956693693" table:formula="of:=[.X71]+0" table:style-name="ce4">
            <text:p>78.51</text:p>
          </table:table-cell>
          <table:table-cell office:value-type="string" table:style-name="ce5">
            <text:p>66<text:span text:style-name="T3">: </text:span><text:span text:style-name="T4">41.08983915103086</text:span></text:p>
          </table:table-cell>
          <table:table-cell office:value-type="string" office:string-value="41.08983915103086" table:formula="of:=RIGHT([.Z71];LEN([.Z71])-4)" table:style-name="ce4">
            <text:p>41.08983915103086</text:p>
          </table:table-cell>
          <table:table-cell office:value-type="float" office:value="41.089839151030802" table:formula="of:=[.AA71]+0" table:style-name="ce4">
            <text:p>41.09</text:p>
          </table:table-cell>
          <table:table-cell office:value-type="string" table:style-name="ce5">
            <text:p>66<text:span text:style-name="T3">: </text:span><text:span text:style-name="T4">41.40998686771415</text:span></text:p>
          </table:table-cell>
          <table:table-cell office:value-type="string" office:string-value="41.40998686771415" table:formula="of:=RIGHT([.AC71];LEN([.AC71])-4)" table:style-name="ce4">
            <text:p>41.40998686771415</text:p>
          </table:table-cell>
          <table:table-cell office:value-type="float" office:value="41.409986867714103" table:formula="of:=[.AD71]+0" table:style-name="ce4">
            <text:p>41.41</text:p>
          </table:table-cell>
          <table:table-cell office:value-type="float" office:value="42.696378879290251" table:formula="of:=([.D71]+[.G71]+[.J71]+[.M71]+[.P71]+[.S71]+[.V71]+[.Y71]+[.AB71])/9" table:style-name="ce4">
            <text:p>42.70</text:p>
          </table:table-cell>
          <table:table-cell office:value-type="float" office:value="18.408527095720888" table:formula="of:=STDEV([.D71];[.G71];[.J71];[.M71];[.P71];[.S71];[.V71];[.Y71];[.AB71];[.AE71])" table:style-name="ce1">
            <text:p>18.4085271</text:p>
          </table:table-cell>
          <table:table-cell table:number-columns-repeated="16351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51.80774695222482</text:span></text:p>
          </table:table-cell>
          <table:table-cell office:value-type="string" office:string-value="51.80774695222482" table:formula="of:=RIGHT([.B72];LEN([.B72])-4)" table:style-name="ce4">
            <text:p>51.80774695222482</text:p>
          </table:table-cell>
          <table:table-cell office:value-type="float" office:value="51.807746952224797" table:formula="of:=[.C72]+0" table:style-name="ce4">
            <text:p>51.81</text:p>
          </table:table-cell>
          <table:table-cell office:value-type="string" table:style-name="ce2">
            <text:p>67<text:span text:style-name="T1">: </text:span><text:span text:style-name="T2">64.23921474290216</text:span></text:p>
          </table:table-cell>
          <table:table-cell office:value-type="string" office:string-value="64.23921474290216" table:formula="of:=RIGHT([.E72];LEN([.E72])-4)" table:style-name="ce4">
            <text:p>64.23921474290216</text:p>
          </table:table-cell>
          <table:table-cell office:value-type="float" office:value="64.239214742902107" table:formula="of:=[.F72]+0" table:style-name="ce4">
            <text:p>64.24</text:p>
          </table:table-cell>
          <table:table-cell office:value-type="string" table:style-name="ce2">
            <text:p>67<text:span text:style-name="T1">: </text:span><text:span text:style-name="T2">48.681609426696774</text:span></text:p>
          </table:table-cell>
          <table:table-cell office:value-type="string" office:string-value="48.681609426696774" table:formula="of:=RIGHT([.H72];LEN([.H72])-4)" table:style-name="ce4">
            <text:p>48.681609426696774</text:p>
          </table:table-cell>
          <table:table-cell office:value-type="float" office:value="48.681609426696703" table:formula="of:=[.I72]+0" table:style-name="ce4">
            <text:p>48.68</text:p>
          </table:table-cell>
          <table:table-cell office:value-type="string" table:style-name="ce2">
            <text:p>67<text:span text:style-name="T1">: </text:span><text:span text:style-name="T2">37.09123453405358</text:span></text:p>
          </table:table-cell>
          <table:table-cell office:value-type="string" office:string-value="37.09123453405358" table:formula="of:=RIGHT([.K72];LEN([.K72])-4)" table:style-name="ce4">
            <text:p>37.09123453405358</text:p>
          </table:table-cell>
          <table:table-cell office:value-type="float" office:value="37.091234534053498" table:formula="of:=[.L72]+0" table:style-name="ce4">
            <text:p>37.09</text:p>
          </table:table-cell>
          <table:table-cell office:value-type="string" table:style-name="ce2">
            <text:p>67<text:span text:style-name="T1">: </text:span><text:span text:style-name="T2">33.866573698635776</text:span></text:p>
          </table:table-cell>
          <table:table-cell office:value-type="string" office:string-value="33.866573698635776" table:formula="of:=RIGHT([.N72];LEN([.N72])-4)" table:style-name="ce4">
            <text:p>33.866573698635776</text:p>
          </table:table-cell>
          <table:table-cell office:value-type="float" office:value="33.866573698635698" table:formula="of:=[.O72]+0" table:style-name="ce4">
            <text:p>33.87</text:p>
          </table:table-cell>
          <table:table-cell office:value-type="string" table:style-name="ce5">
            <text:p>67<text:span text:style-name="T3">: </text:span><text:span text:style-name="T4">18.826566820138318</text:span></text:p>
          </table:table-cell>
          <table:table-cell office:value-type="string" office:string-value="18.826566820138318" table:formula="of:=RIGHT([.Q72];LEN([.Q72])-4)" table:style-name="ce4">
            <text:p>18.826566820138318</text:p>
          </table:table-cell>
          <table:table-cell office:value-type="float" office:value="18.8265668201383" table:formula="of:=[.R72]+0" table:style-name="ce4">
            <text:p>18.83</text:p>
          </table:table-cell>
          <table:table-cell office:value-type="string" table:style-name="ce5">
            <text:p>67<text:span text:style-name="T3">: </text:span><text:span text:style-name="T4">27.776401033466293</text:span></text:p>
          </table:table-cell>
          <table:table-cell office:value-type="string" office:string-value="27.776401033466293" table:formula="of:=RIGHT([.T72];LEN([.T72])-4)" table:style-name="ce4">
            <text:p>27.776401033466293</text:p>
          </table:table-cell>
          <table:table-cell office:value-type="float" office:value="27.7764010334662" table:formula="of:=[.U72]+0" table:style-name="ce4">
            <text:p>27.78</text:p>
          </table:table-cell>
          <table:table-cell office:value-type="string" table:style-name="ce5">
            <text:p>67<text:span text:style-name="T3">: </text:span><text:span text:style-name="T4">80.81609464294726</text:span></text:p>
          </table:table-cell>
          <table:table-cell office:value-type="string" office:string-value="80.81609464294726" table:formula="of:=RIGHT([.W72];LEN([.W72])-4)" table:style-name="ce4">
            <text:p>80.81609464294726</text:p>
          </table:table-cell>
          <table:table-cell office:value-type="float" office:value="80.816094642947206" table:formula="of:=[.X72]+0" table:style-name="ce4">
            <text:p>80.82</text:p>
          </table:table-cell>
          <table:table-cell office:value-type="string" table:style-name="ce5">
            <text:p>67<text:span text:style-name="T3">: </text:span><text:span text:style-name="T4">49.33844755918332</text:span></text:p>
          </table:table-cell>
          <table:table-cell office:value-type="string" office:string-value="49.33844755918332" table:formula="of:=RIGHT([.Z72];LEN([.Z72])-4)" table:style-name="ce4">
            <text:p>49.33844755918332</text:p>
          </table:table-cell>
          <table:table-cell office:value-type="float" office:value="49.338447559183301" table:formula="of:=[.AA72]+0" table:style-name="ce4">
            <text:p>49.34</text:p>
          </table:table-cell>
          <table:table-cell office:value-type="string" table:style-name="ce5">
            <text:p>67<text:span text:style-name="T3">: </text:span><text:span text:style-name="T4">35.75657793148529</text:span></text:p>
          </table:table-cell>
          <table:table-cell office:value-type="string" office:string-value="35.75657793148529" table:formula="of:=RIGHT([.AC72];LEN([.AC72])-4)" table:style-name="ce4">
            <text:p>35.75657793148529</text:p>
          </table:table-cell>
          <table:table-cell office:value-type="float" office:value="35.756577931485197" table:formula="of:=[.AD72]+0" table:style-name="ce4">
            <text:p>35.76</text:p>
          </table:table-cell>
          <table:table-cell office:value-type="float" office:value="45.827098823360863" table:formula="of:=([.D72]+[.G72]+[.J72]+[.M72]+[.P72]+[.S72]+[.V72]+[.Y72]+[.AB72])/9" table:style-name="ce4">
            <text:p>45.83</text:p>
          </table:table-cell>
          <table:table-cell office:value-type="float" office:value="18.211661560348034" table:formula="of:=STDEV([.D72];[.G72];[.J72];[.M72];[.P72];[.S72];[.V72];[.Y72];[.AB72];[.AE72])" table:style-name="ce1">
            <text:p>18.21166156</text:p>
          </table:table-cell>
          <table:table-cell table:number-columns-repeated="16351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6.475382605913794</text:span></text:p>
          </table:table-cell>
          <table:table-cell office:value-type="string" office:string-value="36.475382605913794" table:formula="of:=RIGHT([.B73];LEN([.B73])-4)" table:style-name="ce4">
            <text:p>36.475382605913794</text:p>
          </table:table-cell>
          <table:table-cell office:value-type="float" office:value="36.475382605913701" table:formula="of:=[.C73]+0" table:style-name="ce4">
            <text:p>36.48</text:p>
          </table:table-cell>
          <table:table-cell office:value-type="string" table:style-name="ce2">
            <text:p>68<text:span text:style-name="T1">: </text:span><text:span text:style-name="T2">66.00522634925537</text:span></text:p>
          </table:table-cell>
          <table:table-cell office:value-type="string" office:string-value="66.00522634925537" table:formula="of:=RIGHT([.E73];LEN([.E73])-4)" table:style-name="ce4">
            <text:p>66.00522634925537</text:p>
          </table:table-cell>
          <table:table-cell office:value-type="float" office:value="66.005226349255295" table:formula="of:=[.F73]+0" table:style-name="ce4">
            <text:p>66.01</text:p>
          </table:table-cell>
          <table:table-cell office:value-type="string" table:style-name="ce2">
            <text:p>68<text:span text:style-name="T1">: </text:span><text:span text:style-name="T2">52.38908555964413</text:span></text:p>
          </table:table-cell>
          <table:table-cell office:value-type="string" office:string-value="52.38908555964413" table:formula="of:=RIGHT([.H73];LEN([.H73])-4)" table:style-name="ce4">
            <text:p>52.38908555964413</text:p>
          </table:table-cell>
          <table:table-cell office:value-type="float" office:value="52.389085559644101" table:formula="of:=[.I73]+0" table:style-name="ce4">
            <text:p>52.39</text:p>
          </table:table-cell>
          <table:table-cell office:value-type="string" table:style-name="ce2">
            <text:p>68<text:span text:style-name="T1">: </text:span><text:span text:style-name="T2">48.81154114043676</text:span></text:p>
          </table:table-cell>
          <table:table-cell office:value-type="string" office:string-value="48.81154114043676" table:formula="of:=RIGHT([.K73];LEN([.K73])-4)" table:style-name="ce4">
            <text:p>48.81154114043676</text:p>
          </table:table-cell>
          <table:table-cell office:value-type="float" office:value="48.811541140436702" table:formula="of:=[.L73]+0" table:style-name="ce4">
            <text:p>48.81</text:p>
          </table:table-cell>
          <table:table-cell office:value-type="string" table:style-name="ce2">
            <text:p>68<text:span text:style-name="T1">: </text:span><text:span text:style-name="T2">34.08047974740719</text:span></text:p>
          </table:table-cell>
          <table:table-cell office:value-type="string" office:string-value="34.08047974740719" table:formula="of:=RIGHT([.N73];LEN([.N73])-4)" table:style-name="ce4">
            <text:p>34.08047974740719</text:p>
          </table:table-cell>
          <table:table-cell office:value-type="float" office:value="34.080479747407097" table:formula="of:=[.O73]+0" table:style-name="ce4">
            <text:p>34.08</text:p>
          </table:table-cell>
          <table:table-cell office:value-type="string" table:style-name="ce5">
            <text:p>68<text:span text:style-name="T3">: </text:span><text:span text:style-name="T4">20.002923584492734</text:span></text:p>
          </table:table-cell>
          <table:table-cell office:value-type="string" office:string-value="20.002923584492734" table:formula="of:=RIGHT([.Q73];LEN([.Q73])-4)" table:style-name="ce4">
            <text:p>20.002923584492734</text:p>
          </table:table-cell>
          <table:table-cell office:value-type="float" office:value="20.002923584492699" table:formula="of:=[.R73]+0" table:style-name="ce4">
            <text:p>20.00</text:p>
          </table:table-cell>
          <table:table-cell office:value-type="string" table:style-name="ce5">
            <text:p>68<text:span text:style-name="T3">: </text:span><text:span text:style-name="T4">34.766581505854454</text:span></text:p>
          </table:table-cell>
          <table:table-cell office:value-type="string" office:string-value="34.766581505854454" table:formula="of:=RIGHT([.T73];LEN([.T73])-4)" table:style-name="ce4">
            <text:p>34.766581505854454</text:p>
          </table:table-cell>
          <table:table-cell office:value-type="float" office:value="34.766581505854397" table:formula="of:=[.U73]+0" table:style-name="ce4">
            <text:p>34.77</text:p>
          </table:table-cell>
          <table:table-cell office:value-type="string" table:style-name="ce5">
            <text:p>68<text:span text:style-name="T3">: </text:span><text:span text:style-name="T4">77.70930605115753</text:span></text:p>
          </table:table-cell>
          <table:table-cell office:value-type="string" office:string-value="77.70930605115753" table:formula="of:=RIGHT([.W73];LEN([.W73])-4)" table:style-name="ce4">
            <text:p>77.70930605115753</text:p>
          </table:table-cell>
          <table:table-cell office:value-type="float" office:value="77.709306051157498" table:formula="of:=[.X73]+0" table:style-name="ce4">
            <text:p>77.71</text:p>
          </table:table-cell>
          <table:table-cell office:value-type="string" table:style-name="ce5">
            <text:p>68<text:span text:style-name="T3">: </text:span><text:span text:style-name="T4">45.942063162512135</text:span></text:p>
          </table:table-cell>
          <table:table-cell office:value-type="string" office:string-value="45.942063162512135" table:formula="of:=RIGHT([.Z73];LEN([.Z73])-4)" table:style-name="ce4">
            <text:p>45.942063162512135</text:p>
          </table:table-cell>
          <table:table-cell office:value-type="float" office:value="45.942063162512099" table:formula="of:=[.AA73]+0" table:style-name="ce4">
            <text:p>45.94</text:p>
          </table:table-cell>
          <table:table-cell office:value-type="string" table:style-name="ce5">
            <text:p>68<text:span text:style-name="T3">: </text:span><text:span text:style-name="T4">39.919364983379744</text:span></text:p>
          </table:table-cell>
          <table:table-cell office:value-type="string" office:string-value="39.919364983379744" table:formula="of:=RIGHT([.AC73];LEN([.AC73])-4)" table:style-name="ce4">
            <text:p>39.919364983379744</text:p>
          </table:table-cell>
          <table:table-cell office:value-type="float" office:value="39.919364983379701" table:formula="of:=[.AD73]+0" table:style-name="ce4">
            <text:p>39.92</text:p>
          </table:table-cell>
          <table:table-cell office:value-type="float" office:value="46.242509967408175" table:formula="of:=([.D73]+[.G73]+[.J73]+[.M73]+[.P73]+[.S73]+[.V73]+[.Y73]+[.AB73])/9" table:style-name="ce4">
            <text:p>46.24</text:p>
          </table:table-cell>
          <table:table-cell office:value-type="float" office:value="16.748808665216973" table:formula="of:=STDEV([.D73];[.G73];[.J73];[.M73];[.P73];[.S73];[.V73];[.Y73];[.AB73];[.AE73])" table:style-name="ce1">
            <text:p>16.74880867</text:p>
          </table:table-cell>
          <table:table-cell table:number-columns-repeated="16351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44.04754664215174</text:span></text:p>
          </table:table-cell>
          <table:table-cell office:value-type="string" office:string-value="44.04754664215174" table:formula="of:=RIGHT([.B74];LEN([.B74])-4)" table:style-name="ce4">
            <text:p>44.04754664215174</text:p>
          </table:table-cell>
          <table:table-cell office:value-type="float" office:value="44.047546642151701" table:formula="of:=[.C74]+0" table:style-name="ce4">
            <text:p>44.05</text:p>
          </table:table-cell>
          <table:table-cell office:value-type="string" table:style-name="ce2">
            <text:p>69<text:span text:style-name="T1">: </text:span><text:span text:style-name="T2">58.907188455745214</text:span></text:p>
          </table:table-cell>
          <table:table-cell office:value-type="string" office:string-value="58.907188455745214" table:formula="of:=RIGHT([.E74];LEN([.E74])-4)" table:style-name="ce4">
            <text:p>58.907188455745214</text:p>
          </table:table-cell>
          <table:table-cell office:value-type="float" office:value="58.907188455745199" table:formula="of:=[.F74]+0" table:style-name="ce4">
            <text:p>58.91</text:p>
          </table:table-cell>
          <table:table-cell office:value-type="string" table:style-name="ce2">
            <text:p>69<text:span text:style-name="T1">: </text:span><text:span text:style-name="T2">51.326026892460185</text:span></text:p>
          </table:table-cell>
          <table:table-cell office:value-type="string" office:string-value="51.326026892460185" table:formula="of:=RIGHT([.H74];LEN([.H74])-4)" table:style-name="ce4">
            <text:p>51.326026892460185</text:p>
          </table:table-cell>
          <table:table-cell office:value-type="float" office:value="51.326026892460099" table:formula="of:=[.I74]+0" table:style-name="ce4">
            <text:p>51.33</text:p>
          </table:table-cell>
          <table:table-cell office:value-type="string" table:style-name="ce2">
            <text:p>69<text:span text:style-name="T1">: </text:span><text:span text:style-name="T2">38.42692227562325</text:span></text:p>
          </table:table-cell>
          <table:table-cell office:value-type="string" office:string-value="38.42692227562325" table:formula="of:=RIGHT([.K74];LEN([.K74])-4)" table:style-name="ce4">
            <text:p>38.42692227562325</text:p>
          </table:table-cell>
          <table:table-cell office:value-type="float" office:value="38.426922275623198" table:formula="of:=[.L74]+0" table:style-name="ce4">
            <text:p>38.43</text:p>
          </table:table-cell>
          <table:table-cell office:value-type="string" table:style-name="ce2">
            <text:p>69<text:span text:style-name="T1">: </text:span><text:span text:style-name="T2">36.98039434518903</text:span></text:p>
          </table:table-cell>
          <table:table-cell office:value-type="string" office:string-value="36.98039434518903" table:formula="of:=RIGHT([.N74];LEN([.N74])-4)" table:style-name="ce4">
            <text:p>36.98039434518903</text:p>
          </table:table-cell>
          <table:table-cell office:value-type="float" office:value="36.980394345188998" table:formula="of:=[.O74]+0" table:style-name="ce4">
            <text:p>36.98</text:p>
          </table:table-cell>
          <table:table-cell office:value-type="string" table:style-name="ce5">
            <text:p>69<text:span text:style-name="T3">: </text:span><text:span text:style-name="T4">23.880696533846756</text:span></text:p>
          </table:table-cell>
          <table:table-cell office:value-type="string" office:string-value="23.880696533846756" table:formula="of:=RIGHT([.Q74];LEN([.Q74])-4)" table:style-name="ce4">
            <text:p>23.880696533846756</text:p>
          </table:table-cell>
          <table:table-cell office:value-type="float" office:value="23.880696533846699" table:formula="of:=[.R74]+0" table:style-name="ce4">
            <text:p>23.88</text:p>
          </table:table-cell>
          <table:table-cell office:value-type="string" table:style-name="ce5">
            <text:p>69<text:span text:style-name="T3">: </text:span><text:span text:style-name="T4">42.14055993632363</text:span></text:p>
          </table:table-cell>
          <table:table-cell office:value-type="string" office:string-value="42.14055993632363" table:formula="of:=RIGHT([.T74];LEN([.T74])-4)" table:style-name="ce4">
            <text:p>42.14055993632363</text:p>
          </table:table-cell>
          <table:table-cell office:value-type="float" office:value="42.140559936323598" table:formula="of:=[.U74]+0" table:style-name="ce4">
            <text:p>42.14</text:p>
          </table:table-cell>
          <table:table-cell office:value-type="string" table:style-name="ce5">
            <text:p>69<text:span text:style-name="T3">: </text:span><text:span text:style-name="T4">75.96075601589159</text:span></text:p>
          </table:table-cell>
          <table:table-cell office:value-type="string" office:string-value="75.96075601589159" table:formula="of:=RIGHT([.W74];LEN([.W74])-4)" table:style-name="ce4">
            <text:p>75.96075601589159</text:p>
          </table:table-cell>
          <table:table-cell office:value-type="float" office:value="75.960756015891505" table:formula="of:=[.X74]+0" table:style-name="ce4">
            <text:p>75.96</text:p>
          </table:table-cell>
          <table:table-cell office:value-type="string" table:style-name="ce5">
            <text:p>69<text:span text:style-name="T3">: </text:span><text:span text:style-name="T4">45.83243641728451</text:span></text:p>
          </table:table-cell>
          <table:table-cell office:value-type="string" office:string-value="45.83243641728451" table:formula="of:=RIGHT([.Z74];LEN([.Z74])-4)" table:style-name="ce4">
            <text:p>45.83243641728451</text:p>
          </table:table-cell>
          <table:table-cell office:value-type="float" office:value="45.832436417284498" table:formula="of:=[.AA74]+0" table:style-name="ce4">
            <text:p>45.83</text:p>
          </table:table-cell>
          <table:table-cell office:value-type="string" table:style-name="ce5">
            <text:p>69<text:span text:style-name="T3">: </text:span><text:span text:style-name="T4">38.38422347870634</text:span></text:p>
          </table:table-cell>
          <table:table-cell office:value-type="string" office:string-value="38.38422347870634" table:formula="of:=RIGHT([.AC74];LEN([.AC74])-4)" table:style-name="ce4">
            <text:p>38.38422347870634</text:p>
          </table:table-cell>
          <table:table-cell office:value-type="float" office:value="38.384223478706303" table:formula="of:=[.AD74]+0" table:style-name="ce4">
            <text:p>38.38</text:p>
          </table:table-cell>
          <table:table-cell office:value-type="float" office:value="46.38916972383506" table:formula="of:=([.D74]+[.G74]+[.J74]+[.M74]+[.P74]+[.S74]+[.V74]+[.Y74]+[.AB74])/9" table:style-name="ce4">
            <text:p>46.39</text:p>
          </table:table-cell>
          <table:table-cell office:value-type="float" office:value="14.124922635413251" table:formula="of:=STDEV([.D74];[.G74];[.J74];[.M74];[.P74];[.S74];[.V74];[.Y74];[.AB74];[.AE74])" table:style-name="ce1">
            <text:p>14.12492264</text:p>
          </table:table-cell>
          <table:table-cell table:number-columns-repeated="16351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42.630960843108156</text:span></text:p>
          </table:table-cell>
          <table:table-cell office:value-type="string" office:string-value="42.630960843108156" table:formula="of:=RIGHT([.B75];LEN([.B75])-4)" table:style-name="ce4">
            <text:p>42.630960843108156</text:p>
          </table:table-cell>
          <table:table-cell office:value-type="float" office:value="42.630960843108099" table:formula="of:=[.C75]+0" table:style-name="ce4">
            <text:p>42.63</text:p>
          </table:table-cell>
          <table:table-cell office:value-type="string" table:style-name="ce2">
            <text:p>70<text:span text:style-name="T1">: </text:span><text:span text:style-name="T2">59.297035404764074</text:span></text:p>
          </table:table-cell>
          <table:table-cell office:value-type="string" office:string-value="59.297035404764074" table:formula="of:=RIGHT([.E75];LEN([.E75])-4)" table:style-name="ce4">
            <text:p>59.297035404764074</text:p>
          </table:table-cell>
          <table:table-cell office:value-type="float" office:value="59.297035404764003" table:formula="of:=[.F75]+0" table:style-name="ce4">
            <text:p>59.30</text:p>
          </table:table-cell>
          <table:table-cell office:value-type="string" table:style-name="ce2">
            <text:p>70<text:span text:style-name="T1">: </text:span><text:span text:style-name="T2">44.84409215677091</text:span></text:p>
          </table:table-cell>
          <table:table-cell office:value-type="string" office:string-value="44.84409215677091" table:formula="of:=RIGHT([.H75];LEN([.H75])-4)" table:style-name="ce4">
            <text:p>44.84409215677091</text:p>
          </table:table-cell>
          <table:table-cell office:value-type="float" office:value="44.844092156770898" table:formula="of:=[.I75]+0" table:style-name="ce4">
            <text:p>44.84</text:p>
          </table:table-cell>
          <table:table-cell office:value-type="string" table:style-name="ce2">
            <text:p>70<text:span text:style-name="T1">: </text:span><text:span text:style-name="T2">41.73511890280189</text:span></text:p>
          </table:table-cell>
          <table:table-cell office:value-type="string" office:string-value="41.73511890280189" table:formula="of:=RIGHT([.K75];LEN([.K75])-4)" table:style-name="ce4">
            <text:p>41.73511890280189</text:p>
          </table:table-cell>
          <table:table-cell office:value-type="float" office:value="41.735118902801801" table:formula="of:=[.L75]+0" table:style-name="ce4">
            <text:p>41.74</text:p>
          </table:table-cell>
          <table:table-cell office:value-type="string" table:style-name="ce2">
            <text:p>70<text:span text:style-name="T1">: </text:span><text:span text:style-name="T2">27.253596139859383</text:span></text:p>
          </table:table-cell>
          <table:table-cell office:value-type="string" office:string-value="27.253596139859383" table:formula="of:=RIGHT([.N75];LEN([.N75])-4)" table:style-name="ce4">
            <text:p>27.253596139859383</text:p>
          </table:table-cell>
          <table:table-cell office:value-type="float" office:value="27.253596139859301" table:formula="of:=[.O75]+0" table:style-name="ce4">
            <text:p>27.25</text:p>
          </table:table-cell>
          <table:table-cell office:value-type="string" table:style-name="ce5">
            <text:p>70<text:span text:style-name="T3">: </text:span><text:span text:style-name="T4">22.94732475424621</text:span></text:p>
          </table:table-cell>
          <table:table-cell office:value-type="string" office:string-value="22.94732475424621" table:formula="of:=RIGHT([.Q75];LEN([.Q75])-4)" table:style-name="ce4">
            <text:p>22.94732475424621</text:p>
          </table:table-cell>
          <table:table-cell office:value-type="float" office:value="22.9473247542462" table:formula="of:=[.R75]+0" table:style-name="ce4">
            <text:p>22.95</text:p>
          </table:table-cell>
          <table:table-cell office:value-type="string" table:style-name="ce5">
            <text:p>70<text:span text:style-name="T3">: </text:span><text:span text:style-name="T4">42.09161663182746</text:span></text:p>
          </table:table-cell>
          <table:table-cell office:value-type="string" office:string-value="42.09161663182746" table:formula="of:=RIGHT([.T75];LEN([.T75])-4)" table:style-name="ce4">
            <text:p>42.09161663182746</text:p>
          </table:table-cell>
          <table:table-cell office:value-type="float" office:value="42.091616631827399" table:formula="of:=[.U75]+0" table:style-name="ce4">
            <text:p>42.09</text:p>
          </table:table-cell>
          <table:table-cell office:value-type="string" table:style-name="ce5">
            <text:p>70<text:span text:style-name="T3">: </text:span><text:span text:style-name="T4">78.9836656283874</text:span></text:p>
          </table:table-cell>
          <table:table-cell office:value-type="string" office:string-value="78.9836656283874" table:formula="of:=RIGHT([.W75];LEN([.W75])-4)" table:style-name="ce4">
            <text:p>78.9836656283874</text:p>
          </table:table-cell>
          <table:table-cell office:value-type="float" office:value="78.983665628387399" table:formula="of:=[.X75]+0" table:style-name="ce4">
            <text:p>78.98</text:p>
          </table:table-cell>
          <table:table-cell office:value-type="string" table:style-name="ce5">
            <text:p>70<text:span text:style-name="T3">: </text:span><text:span text:style-name="T4">42.48464115956764</text:span></text:p>
          </table:table-cell>
          <table:table-cell office:value-type="string" office:string-value="42.48464115956764" table:formula="of:=RIGHT([.Z75];LEN([.Z75])-4)" table:style-name="ce4">
            <text:p>42.48464115956764</text:p>
          </table:table-cell>
          <table:table-cell office:value-type="float" office:value="42.484641159567602" table:formula="of:=[.AA75]+0" table:style-name="ce4">
            <text:p>42.48</text:p>
          </table:table-cell>
          <table:table-cell office:value-type="string" table:style-name="ce5">
            <text:p>70<text:span text:style-name="T3">: </text:span><text:span text:style-name="T4">32.813616903072365</text:span></text:p>
          </table:table-cell>
          <table:table-cell office:value-type="string" office:string-value="32.813616903072365" table:formula="of:=RIGHT([.AC75];LEN([.AC75])-4)" table:style-name="ce4">
            <text:p>32.813616903072365</text:p>
          </table:table-cell>
          <table:table-cell office:value-type="float" office:value="32.813616903072301" table:formula="of:=[.AD75]+0" table:style-name="ce4">
            <text:p>32.81</text:p>
          </table:table-cell>
          <table:table-cell office:value-type="float" office:value="44.696450180148084" table:formula="of:=([.D75]+[.G75]+[.J75]+[.M75]+[.P75]+[.S75]+[.V75]+[.Y75]+[.AB75])/9" table:style-name="ce4">
            <text:p>44.70</text:p>
          </table:table-cell>
          <table:table-cell office:value-type="float" office:value="16.048136562736779" table:formula="of:=STDEV([.D75];[.G75];[.J75];[.M75];[.P75];[.S75];[.V75];[.Y75];[.AB75];[.AE75])" table:style-name="ce1">
            <text:p>16.04813656</text:p>
          </table:table-cell>
          <table:table-cell table:number-columns-repeated="16351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43.28697769481238</text:span></text:p>
          </table:table-cell>
          <table:table-cell office:value-type="string" office:string-value="43.28697769481238" table:formula="of:=RIGHT([.B76];LEN([.B76])-4)" table:style-name="ce4">
            <text:p>43.28697769481238</text:p>
          </table:table-cell>
          <table:table-cell office:value-type="float" office:value="43.2869776948123" table:formula="of:=[.C76]+0" table:style-name="ce4">
            <text:p>43.29</text:p>
          </table:table-cell>
          <table:table-cell office:value-type="string" table:style-name="ce2">
            <text:p>71<text:span text:style-name="T1">: </text:span><text:span text:style-name="T2">49.935571258639115</text:span></text:p>
          </table:table-cell>
          <table:table-cell office:value-type="string" office:string-value="49.935571258639115" table:formula="of:=RIGHT([.E76];LEN([.E76])-4)" table:style-name="ce4">
            <text:p>49.935571258639115</text:p>
          </table:table-cell>
          <table:table-cell office:value-type="float" office:value="49.935571258639101" table:formula="of:=[.F76]+0" table:style-name="ce4">
            <text:p>49.94</text:p>
          </table:table-cell>
          <table:table-cell office:value-type="string" table:style-name="ce2">
            <text:p>71<text:span text:style-name="T1">: </text:span><text:span text:style-name="T2">47.12026492642833</text:span></text:p>
          </table:table-cell>
          <table:table-cell office:value-type="string" office:string-value="47.12026492642833" table:formula="of:=RIGHT([.H76];LEN([.H76])-4)" table:style-name="ce4">
            <text:p>47.12026492642833</text:p>
          </table:table-cell>
          <table:table-cell office:value-type="float" office:value="47.120264926428298" table:formula="of:=[.I76]+0" table:style-name="ce4">
            <text:p>47.12</text:p>
          </table:table-cell>
          <table:table-cell office:value-type="string" table:style-name="ce2">
            <text:p>71<text:span text:style-name="T1">: </text:span><text:span text:style-name="T2">49.53344148440594</text:span></text:p>
          </table:table-cell>
          <table:table-cell office:value-type="string" office:string-value="49.53344148440594" table:formula="of:=RIGHT([.K76];LEN([.K76])-4)" table:style-name="ce4">
            <text:p>49.53344148440594</text:p>
          </table:table-cell>
          <table:table-cell office:value-type="float" office:value="49.533441484405898" table:formula="of:=[.L76]+0" table:style-name="ce4">
            <text:p>49.53</text:p>
          </table:table-cell>
          <table:table-cell office:value-type="string" table:style-name="ce2">
            <text:p>71<text:span text:style-name="T1">: </text:span><text:span text:style-name="T2">29.897427543885197</text:span></text:p>
          </table:table-cell>
          <table:table-cell office:value-type="string" office:string-value="29.897427543885197" table:formula="of:=RIGHT([.N76];LEN([.N76])-4)" table:style-name="ce4">
            <text:p>29.897427543885197</text:p>
          </table:table-cell>
          <table:table-cell office:value-type="float" office:value="29.897427543885101" table:formula="of:=[.O76]+0" table:style-name="ce4">
            <text:p>29.90</text:p>
          </table:table-cell>
          <table:table-cell office:value-type="string" table:style-name="ce5">
            <text:p>71<text:span text:style-name="T3">: </text:span><text:span text:style-name="T4">19.434234923389976</text:span></text:p>
          </table:table-cell>
          <table:table-cell office:value-type="string" office:string-value="19.434234923389976" table:formula="of:=RIGHT([.Q76];LEN([.Q76])-4)" table:style-name="ce4">
            <text:p>19.434234923389976</text:p>
          </table:table-cell>
          <table:table-cell office:value-type="float" office:value="19.434234923389901" table:formula="of:=[.R76]+0" table:style-name="ce4">
            <text:p>19.43</text:p>
          </table:table-cell>
          <table:table-cell office:value-type="string" table:style-name="ce5">
            <text:p>71<text:span text:style-name="T3">: </text:span><text:span text:style-name="T4">38.3940549910226</text:span></text:p>
          </table:table-cell>
          <table:table-cell office:value-type="string" office:string-value="38.3940549910226" table:formula="of:=RIGHT([.T76];LEN([.T76])-4)" table:style-name="ce4">
            <text:p>38.3940549910226</text:p>
          </table:table-cell>
          <table:table-cell office:value-type="float" office:value="38.3940549910226" table:formula="of:=[.U76]+0" table:style-name="ce4">
            <text:p>38.39</text:p>
          </table:table-cell>
          <table:table-cell office:value-type="string" table:style-name="ce5">
            <text:p>71<text:span text:style-name="T3">: </text:span><text:span text:style-name="T4">79.83450736565416</text:span></text:p>
          </table:table-cell>
          <table:table-cell office:value-type="string" office:string-value="79.83450736565416" table:formula="of:=RIGHT([.W76];LEN([.W76])-4)" table:style-name="ce4">
            <text:p>79.83450736565416</text:p>
          </table:table-cell>
          <table:table-cell office:value-type="float" office:value="79.834507365654105" table:formula="of:=[.X76]+0" table:style-name="ce4">
            <text:p>79.83</text:p>
          </table:table-cell>
          <table:table-cell office:value-type="string" table:style-name="ce5">
            <text:p>71<text:span text:style-name="T3">: </text:span><text:span text:style-name="T4">41.88361544875106</text:span></text:p>
          </table:table-cell>
          <table:table-cell office:value-type="string" office:string-value="41.88361544875106" table:formula="of:=RIGHT([.Z76];LEN([.Z76])-4)" table:style-name="ce4">
            <text:p>41.88361544875106</text:p>
          </table:table-cell>
          <table:table-cell office:value-type="float" office:value="41.883615448751002" table:formula="of:=[.AA76]+0" table:style-name="ce4">
            <text:p>41.88</text:p>
          </table:table-cell>
          <table:table-cell office:value-type="string" table:style-name="ce5">
            <text:p>71<text:span text:style-name="T3">: </text:span><text:span text:style-name="T4">28.6882644611167</text:span></text:p>
          </table:table-cell>
          <table:table-cell office:value-type="string" office:string-value="28.6882644611167" table:formula="of:=RIGHT([.AC76];LEN([.AC76])-4)" table:style-name="ce4">
            <text:p>28.6882644611167</text:p>
          </table:table-cell>
          <table:table-cell office:value-type="float" office:value="28.688264461116699" table:formula="of:=[.AD76]+0" table:style-name="ce4">
            <text:p>28.69</text:p>
          </table:table-cell>
          <table:table-cell office:value-type="float" office:value="44.368899515220924" table:formula="of:=([.D76]+[.G76]+[.J76]+[.M76]+[.P76]+[.S76]+[.V76]+[.Y76]+[.AB76])/9" table:style-name="ce4">
            <text:p>44.37</text:p>
          </table:table-cell>
          <table:table-cell office:value-type="float" office:value="16.392887082635294" table:formula="of:=STDEV([.D76];[.G76];[.J76];[.M76];[.P76];[.S76];[.V76];[.Y76];[.AB76];[.AE76])" table:style-name="ce1">
            <text:p>16.39288708</text:p>
          </table:table-cell>
          <table:table-cell table:number-columns-repeated="16351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5.59562652404019</text:span></text:p>
          </table:table-cell>
          <table:table-cell office:value-type="string" office:string-value="45.59562652404019" table:formula="of:=RIGHT([.B77];LEN([.B77])-4)" table:style-name="ce4">
            <text:p>45.59562652404019</text:p>
          </table:table-cell>
          <table:table-cell office:value-type="float" office:value="45.5956265240401" table:formula="of:=[.C77]+0" table:style-name="ce4">
            <text:p>45.60</text:p>
          </table:table-cell>
          <table:table-cell office:value-type="string" table:style-name="ce2">
            <text:p>72<text:span text:style-name="T1">: </text:span><text:span text:style-name="T2">49.6157583647164</text:span></text:p>
          </table:table-cell>
          <table:table-cell office:value-type="string" office:string-value="49.6157583647164" table:formula="of:=RIGHT([.E77];LEN([.E77])-4)" table:style-name="ce4">
            <text:p>49.6157583647164</text:p>
          </table:table-cell>
          <table:table-cell office:value-type="float" office:value="49.615758364716399" table:formula="of:=[.F77]+0" table:style-name="ce4">
            <text:p>49.62</text:p>
          </table:table-cell>
          <table:table-cell office:value-type="string" table:style-name="ce2">
            <text:p>72<text:span text:style-name="T1">: </text:span><text:span text:style-name="T2">49.70668264598079</text:span></text:p>
          </table:table-cell>
          <table:table-cell office:value-type="string" office:string-value="49.70668264598079" table:formula="of:=RIGHT([.H77];LEN([.H77])-4)" table:style-name="ce4">
            <text:p>49.70668264598079</text:p>
          </table:table-cell>
          <table:table-cell office:value-type="float" office:value="49.706682645980699" table:formula="of:=[.I77]+0" table:style-name="ce4">
            <text:p>49.71</text:p>
          </table:table-cell>
          <table:table-cell office:value-type="string" table:style-name="ce2">
            <text:p>72<text:span text:style-name="T1">: </text:span><text:span text:style-name="T2">48.267995993757424</text:span></text:p>
          </table:table-cell>
          <table:table-cell office:value-type="string" office:string-value="48.267995993757424" table:formula="of:=RIGHT([.K77];LEN([.K77])-4)" table:style-name="ce4">
            <text:p>48.267995993757424</text:p>
          </table:table-cell>
          <table:table-cell office:value-type="float" office:value="48.267995993757403" table:formula="of:=[.L77]+0" table:style-name="ce4">
            <text:p>48.27</text:p>
          </table:table-cell>
          <table:table-cell office:value-type="string" table:style-name="ce2">
            <text:p>72<text:span text:style-name="T1">: </text:span><text:span text:style-name="T2">23.198419554931938</text:span></text:p>
          </table:table-cell>
          <table:table-cell office:value-type="string" office:string-value="23.198419554931938" table:formula="of:=RIGHT([.N77];LEN([.N77])-4)" table:style-name="ce4">
            <text:p>23.198419554931938</text:p>
          </table:table-cell>
          <table:table-cell office:value-type="float" office:value="23.198419554931899" table:formula="of:=[.O77]+0" table:style-name="ce4">
            <text:p>23.20</text:p>
          </table:table-cell>
          <table:table-cell office:value-type="string" table:style-name="ce5">
            <text:p>72<text:span text:style-name="T3">: </text:span><text:span text:style-name="T4">20.005637981397076</text:span></text:p>
          </table:table-cell>
          <table:table-cell office:value-type="string" office:string-value="20.005637981397076" table:formula="of:=RIGHT([.Q77];LEN([.Q77])-4)" table:style-name="ce4">
            <text:p>20.005637981397076</text:p>
          </table:table-cell>
          <table:table-cell office:value-type="float" office:value="20.005637981397001" table:formula="of:=[.R77]+0" table:style-name="ce4">
            <text:p>20.01</text:p>
          </table:table-cell>
          <table:table-cell office:value-type="string" table:style-name="ce5">
            <text:p>72<text:span text:style-name="T3">: </text:span><text:span text:style-name="T4">31.501581704669128</text:span></text:p>
          </table:table-cell>
          <table:table-cell office:value-type="string" office:string-value="31.501581704669128" table:formula="of:=RIGHT([.T77];LEN([.T77])-4)" table:style-name="ce4">
            <text:p>31.501581704669128</text:p>
          </table:table-cell>
          <table:table-cell office:value-type="float" office:value="31.5015817046691" table:formula="of:=[.U77]+0" table:style-name="ce4">
            <text:p>31.50</text:p>
          </table:table-cell>
          <table:table-cell office:value-type="string" table:style-name="ce5">
            <text:p>72<text:span text:style-name="T3">: </text:span><text:span text:style-name="T4">83.56286374652117</text:span></text:p>
          </table:table-cell>
          <table:table-cell office:value-type="string" office:string-value="83.56286374652117" table:formula="of:=RIGHT([.W77];LEN([.W77])-4)" table:style-name="ce4">
            <text:p>83.56286374652117</text:p>
          </table:table-cell>
          <table:table-cell office:value-type="float" office:value="83.562863746521103" table:formula="of:=[.X77]+0" table:style-name="ce4">
            <text:p>83.56</text:p>
          </table:table-cell>
          <table:table-cell office:value-type="string" table:style-name="ce5">
            <text:p>72<text:span text:style-name="T3">: </text:span><text:span text:style-name="T4">35.45374552696053</text:span></text:p>
          </table:table-cell>
          <table:table-cell office:value-type="string" office:string-value="35.45374552696053" table:formula="of:=RIGHT([.Z77];LEN([.Z77])-4)" table:style-name="ce4">
            <text:p>35.45374552696053</text:p>
          </table:table-cell>
          <table:table-cell office:value-type="float" office:value="35.453745526960503" table:formula="of:=[.AA77]+0" table:style-name="ce4">
            <text:p>35.45</text:p>
          </table:table-cell>
          <table:table-cell office:value-type="string" table:style-name="ce5">
            <text:p>72<text:span text:style-name="T3">: </text:span><text:span text:style-name="T4">32.403455812499224</text:span></text:p>
          </table:table-cell>
          <table:table-cell office:value-type="string" office:string-value="32.403455812499224" table:formula="of:=RIGHT([.AC77];LEN([.AC77])-4)" table:style-name="ce4">
            <text:p>32.403455812499224</text:p>
          </table:table-cell>
          <table:table-cell office:value-type="float" office:value="32.403455812499203" table:formula="of:=[.AD77]+0" table:style-name="ce4">
            <text:p>32.40</text:p>
          </table:table-cell>
          <table:table-cell office:value-type="float" office:value="42.989812449219357" table:formula="of:=([.D77]+[.G77]+[.J77]+[.M77]+[.P77]+[.S77]+[.V77]+[.Y77]+[.AB77])/9" table:style-name="ce4">
            <text:p>42.99</text:p>
          </table:table-cell>
          <table:table-cell office:value-type="float" office:value="18.194775183268245" table:formula="of:=STDEV([.D77];[.G77];[.J77];[.M77];[.P77];[.S77];[.V77];[.Y77];[.AB77];[.AE77])" table:style-name="ce1">
            <text:p>18.19477518</text:p>
          </table:table-cell>
          <table:table-cell table:number-columns-repeated="16351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40.872412081997105</text:span></text:p>
          </table:table-cell>
          <table:table-cell office:value-type="string" office:string-value="40.872412081997105" table:formula="of:=RIGHT([.B78];LEN([.B78])-4)" table:style-name="ce4">
            <text:p>40.872412081997105</text:p>
          </table:table-cell>
          <table:table-cell office:value-type="float" office:value="40.872412081997098" table:formula="of:=[.C78]+0" table:style-name="ce4">
            <text:p>40.87</text:p>
          </table:table-cell>
          <table:table-cell office:value-type="string" table:style-name="ce2">
            <text:p>73<text:span text:style-name="T1">: </text:span><text:span text:style-name="T2">56.654750543833565</text:span></text:p>
          </table:table-cell>
          <table:table-cell office:value-type="string" office:string-value="56.654750543833565" table:formula="of:=RIGHT([.E78];LEN([.E78])-4)" table:style-name="ce4">
            <text:p>56.654750543833565</text:p>
          </table:table-cell>
          <table:table-cell office:value-type="float" office:value="56.654750543833501" table:formula="of:=[.F78]+0" table:style-name="ce4">
            <text:p>56.65</text:p>
          </table:table-cell>
          <table:table-cell office:value-type="string" table:style-name="ce2">
            <text:p>73<text:span text:style-name="T1">: </text:span><text:span text:style-name="T2">49.045009277385226</text:span></text:p>
          </table:table-cell>
          <table:table-cell office:value-type="string" office:string-value="49.045009277385226" table:formula="of:=RIGHT([.H78];LEN([.H78])-4)" table:style-name="ce4">
            <text:p>49.045009277385226</text:p>
          </table:table-cell>
          <table:table-cell office:value-type="float" office:value="49.045009277385198" table:formula="of:=[.I78]+0" table:style-name="ce4">
            <text:p>49.05</text:p>
          </table:table-cell>
          <table:table-cell office:value-type="string" table:style-name="ce2">
            <text:p>73<text:span text:style-name="T1">: </text:span><text:span text:style-name="T2">44.42065019900101</text:span></text:p>
          </table:table-cell>
          <table:table-cell office:value-type="string" office:string-value="44.42065019900101" table:formula="of:=RIGHT([.K78];LEN([.K78])-4)" table:style-name="ce4">
            <text:p>44.42065019900101</text:p>
          </table:table-cell>
          <table:table-cell office:value-type="float" office:value="44.420650199001003" table:formula="of:=[.L78]+0" table:style-name="ce4">
            <text:p>44.42</text:p>
          </table:table-cell>
          <table:table-cell office:value-type="string" table:style-name="ce2">
            <text:p>73<text:span text:style-name="T1">: </text:span><text:span text:style-name="T2">26.63838642109398</text:span></text:p>
          </table:table-cell>
          <table:table-cell office:value-type="string" office:string-value="26.63838642109398" table:formula="of:=RIGHT([.N78];LEN([.N78])-4)" table:style-name="ce4">
            <text:p>26.63838642109398</text:p>
          </table:table-cell>
          <table:table-cell office:value-type="float" office:value="26.638386421093902" table:formula="of:=[.O78]+0" table:style-name="ce4">
            <text:p>26.64</text:p>
          </table:table-cell>
          <table:table-cell office:value-type="string" table:style-name="ce5">
            <text:p>73<text:span text:style-name="T3">: </text:span><text:span text:style-name="T4">14.316242046634951</text:span></text:p>
          </table:table-cell>
          <table:table-cell office:value-type="string" office:string-value="14.316242046634951" table:formula="of:=RIGHT([.Q78];LEN([.Q78])-4)" table:style-name="ce4">
            <text:p>14.316242046634951</text:p>
          </table:table-cell>
          <table:table-cell office:value-type="float" office:value="14.316242046634899" table:formula="of:=[.R78]+0" table:style-name="ce4">
            <text:p>14.32</text:p>
          </table:table-cell>
          <table:table-cell office:value-type="string" table:style-name="ce5">
            <text:p>73<text:span text:style-name="T3">: </text:span><text:span text:style-name="T4">38.55451650562018</text:span></text:p>
          </table:table-cell>
          <table:table-cell office:value-type="string" office:string-value="38.55451650562018" table:formula="of:=RIGHT([.T78];LEN([.T78])-4)" table:style-name="ce4">
            <text:p>38.55451650562018</text:p>
          </table:table-cell>
          <table:table-cell office:value-type="float" office:value="38.5545165056201" table:formula="of:=[.U78]+0" table:style-name="ce4">
            <text:p>38.55</text:p>
          </table:table-cell>
          <table:table-cell office:value-type="string" table:style-name="ce5">
            <text:p>73<text:span text:style-name="T3">: </text:span><text:span text:style-name="T4">72.37418547998041</text:span></text:p>
          </table:table-cell>
          <table:table-cell office:value-type="string" office:string-value="72.37418547998041" table:formula="of:=RIGHT([.W78];LEN([.W78])-4)" table:style-name="ce4">
            <text:p>72.37418547998041</text:p>
          </table:table-cell>
          <table:table-cell office:value-type="float" office:value="72.374185479980397" table:formula="of:=[.X78]+0" table:style-name="ce4">
            <text:p>72.37</text:p>
          </table:table-cell>
          <table:table-cell office:value-type="string" table:style-name="ce5">
            <text:p>73<text:span text:style-name="T3">: </text:span><text:span text:style-name="T4">37.97931538025749</text:span></text:p>
          </table:table-cell>
          <table:table-cell office:value-type="string" office:string-value="37.97931538025749" table:formula="of:=RIGHT([.Z78];LEN([.Z78])-4)" table:style-name="ce4">
            <text:p>37.97931538025749</text:p>
          </table:table-cell>
          <table:table-cell office:value-type="float" office:value="37.979315380257397" table:formula="of:=[.AA78]+0" table:style-name="ce4">
            <text:p>37.98</text:p>
          </table:table-cell>
          <table:table-cell office:value-type="string" table:style-name="ce5">
            <text:p>73<text:span text:style-name="T3">: </text:span><text:span text:style-name="T4">30.36473163179146</text:span></text:p>
          </table:table-cell>
          <table:table-cell office:value-type="string" office:string-value="30.36473163179146" table:formula="of:=RIGHT([.AC78];LEN([.AC78])-4)" table:style-name="ce4">
            <text:p>30.36473163179146</text:p>
          </table:table-cell>
          <table:table-cell office:value-type="float" office:value="30.3647316317914" table:formula="of:=[.AD78]+0" table:style-name="ce4">
            <text:p>30.36</text:p>
          </table:table-cell>
          <table:table-cell office:value-type="float" office:value="42.31727421508927" table:formula="of:=([.D78]+[.G78]+[.J78]+[.M78]+[.P78]+[.S78]+[.V78]+[.Y78]+[.AB78])/9" table:style-name="ce4">
            <text:p>42.32</text:p>
          </table:table-cell>
          <table:table-cell office:value-type="float" office:value="16.166473822279386" table:formula="of:=STDEV([.D78];[.G78];[.J78];[.M78];[.P78];[.S78];[.V78];[.Y78];[.AB78];[.AE78])" table:style-name="ce1">
            <text:p>16.16647382</text:p>
          </table:table-cell>
          <table:table-cell table:number-columns-repeated="16351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52.19947937383722</text:span></text:p>
          </table:table-cell>
          <table:table-cell office:value-type="string" office:string-value="52.19947937383722" table:formula="of:=RIGHT([.B79];LEN([.B79])-4)" table:style-name="ce4">
            <text:p>52.19947937383722</text:p>
          </table:table-cell>
          <table:table-cell office:value-type="float" office:value="52.1994793738372" table:formula="of:=[.C79]+0" table:style-name="ce4">
            <text:p>52.20</text:p>
          </table:table-cell>
          <table:table-cell office:value-type="string" table:style-name="ce2">
            <text:p>74<text:span text:style-name="T1">: </text:span><text:span text:style-name="T2">58.61856610317775</text:span></text:p>
          </table:table-cell>
          <table:table-cell office:value-type="string" office:string-value="58.61856610317775" table:formula="of:=RIGHT([.E79];LEN([.E79])-4)" table:style-name="ce4">
            <text:p>58.61856610317775</text:p>
          </table:table-cell>
          <table:table-cell office:value-type="float" office:value="58.618566103177699" table:formula="of:=[.F79]+0" table:style-name="ce4">
            <text:p>58.62</text:p>
          </table:table-cell>
          <table:table-cell office:value-type="string" table:style-name="ce2">
            <text:p>74<text:span text:style-name="T1">: </text:span><text:span text:style-name="T2">41.85361369922485</text:span></text:p>
          </table:table-cell>
          <table:table-cell office:value-type="string" office:string-value="41.85361369922485" table:formula="of:=RIGHT([.H79];LEN([.H79])-4)" table:style-name="ce4">
            <text:p>41.85361369922485</text:p>
          </table:table-cell>
          <table:table-cell office:value-type="float" office:value="41.853613699224802" table:formula="of:=[.I79]+0" table:style-name="ce4">
            <text:p>41.85</text:p>
          </table:table-cell>
          <table:table-cell office:value-type="string" table:style-name="ce2">
            <text:p>74<text:span text:style-name="T1">: </text:span><text:span text:style-name="T2">45.521027538253314</text:span></text:p>
          </table:table-cell>
          <table:table-cell office:value-type="string" office:string-value="45.521027538253314" table:formula="of:=RIGHT([.K79];LEN([.K79])-4)" table:style-name="ce4">
            <text:p>45.521027538253314</text:p>
          </table:table-cell>
          <table:table-cell office:value-type="float" office:value="45.5210275382533" table:formula="of:=[.L79]+0" table:style-name="ce4">
            <text:p>45.52</text:p>
          </table:table-cell>
          <table:table-cell office:value-type="string" table:style-name="ce2">
            <text:p>74<text:span text:style-name="T1">: </text:span><text:span text:style-name="T2">27.56505121789063</text:span></text:p>
          </table:table-cell>
          <table:table-cell office:value-type="string" office:string-value="27.56505121789063" table:formula="of:=RIGHT([.N79];LEN([.N79])-4)" table:style-name="ce4">
            <text:p>27.56505121789063</text:p>
          </table:table-cell>
          <table:table-cell office:value-type="float" office:value="27.565051217890598" table:formula="of:=[.O79]+0" table:style-name="ce4">
            <text:p>27.57</text:p>
          </table:table-cell>
          <table:table-cell office:value-type="string" table:style-name="ce5">
            <text:p>74<text:span text:style-name="T3">: </text:span><text:span text:style-name="T4">17.66108453915033</text:span></text:p>
          </table:table-cell>
          <table:table-cell office:value-type="string" office:string-value="17.66108453915033" table:formula="of:=RIGHT([.Q79];LEN([.Q79])-4)" table:style-name="ce4">
            <text:p>17.66108453915033</text:p>
          </table:table-cell>
          <table:table-cell office:value-type="float" office:value="17.661084539150298" table:formula="of:=[.R79]+0" table:style-name="ce4">
            <text:p>17.66</text:p>
          </table:table-cell>
          <table:table-cell office:value-type="string" table:style-name="ce5">
            <text:p>74<text:span text:style-name="T3">: </text:span><text:span text:style-name="T4">35.30774373553196</text:span></text:p>
          </table:table-cell>
          <table:table-cell office:value-type="string" office:string-value="35.30774373553196" table:formula="of:=RIGHT([.T79];LEN([.T79])-4)" table:style-name="ce4">
            <text:p>35.30774373553196</text:p>
          </table:table-cell>
          <table:table-cell office:value-type="float" office:value="35.307743735531901" table:formula="of:=[.U79]+0" table:style-name="ce4">
            <text:p>35.31</text:p>
          </table:table-cell>
          <table:table-cell office:value-type="string" table:style-name="ce5">
            <text:p>74<text:span text:style-name="T3">: </text:span><text:span text:style-name="T4">90.28618822285857</text:span></text:p>
          </table:table-cell>
          <table:table-cell office:value-type="string" office:string-value="90.28618822285857" table:formula="of:=RIGHT([.W79];LEN([.W79])-4)" table:style-name="ce4">
            <text:p>90.28618822285857</text:p>
          </table:table-cell>
          <table:table-cell office:value-type="float" office:value="90.286188222858499" table:formula="of:=[.X79]+0" table:style-name="ce4">
            <text:p>90.29</text:p>
          </table:table-cell>
          <table:table-cell office:value-type="string" table:style-name="ce5">
            <text:p>74<text:span text:style-name="T3">: </text:span><text:span text:style-name="T4">38.257171240499346</text:span></text:p>
          </table:table-cell>
          <table:table-cell office:value-type="string" office:string-value="38.257171240499346" table:formula="of:=RIGHT([.Z79];LEN([.Z79])-4)" table:style-name="ce4">
            <text:p>38.257171240499346</text:p>
          </table:table-cell>
          <table:table-cell office:value-type="float" office:value="38.257171240499297" table:formula="of:=[.AA79]+0" table:style-name="ce4">
            <text:p>38.26</text:p>
          </table:table-cell>
          <table:table-cell office:value-type="string" table:style-name="ce5">
            <text:p>74<text:span text:style-name="T3">: </text:span><text:span text:style-name="T4">27.578416137586878</text:span></text:p>
          </table:table-cell>
          <table:table-cell office:value-type="string" office:string-value="27.578416137586878" table:formula="of:=RIGHT([.AC79];LEN([.AC79])-4)" table:style-name="ce4">
            <text:p>27.578416137586878</text:p>
          </table:table-cell>
          <table:table-cell office:value-type="float" office:value="27.5784161375868" table:formula="of:=[.AD79]+0" table:style-name="ce4">
            <text:p>27.58</text:p>
          </table:table-cell>
          <table:table-cell office:value-type="float" office:value="45.252213963380399" table:formula="of:=([.D79]+[.G79]+[.J79]+[.M79]+[.P79]+[.S79]+[.V79]+[.Y79]+[.AB79])/9" table:style-name="ce4">
            <text:p>45.25</text:p>
          </table:table-cell>
          <table:table-cell office:value-type="float" office:value="20.465856456903389" table:formula="of:=STDEV([.D79];[.G79];[.J79];[.M79];[.P79];[.S79];[.V79];[.Y79];[.AB79];[.AE79])" table:style-name="ce1">
            <text:p>20.46585646</text:p>
          </table:table-cell>
          <table:table-cell table:number-columns-repeated="16351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48.972918267671545</text:span></text:p>
          </table:table-cell>
          <table:table-cell office:value-type="string" office:string-value="48.972918267671545" table:formula="of:=RIGHT([.B80];LEN([.B80])-4)" table:style-name="ce4">
            <text:p>48.972918267671545</text:p>
          </table:table-cell>
          <table:table-cell office:value-type="float" office:value="48.972918267671503" table:formula="of:=[.C80]+0" table:style-name="ce4">
            <text:p>48.97</text:p>
          </table:table-cell>
          <table:table-cell office:value-type="string" table:style-name="ce2">
            <text:p>75<text:span text:style-name="T1">: </text:span><text:span text:style-name="T2">65.78581525751625</text:span></text:p>
          </table:table-cell>
          <table:table-cell office:value-type="string" office:string-value="65.78581525751625" table:formula="of:=RIGHT([.E80];LEN([.E80])-4)" table:style-name="ce4">
            <text:p>65.78581525751625</text:p>
          </table:table-cell>
          <table:table-cell office:value-type="float" office:value="65.785815257516205" table:formula="of:=[.F80]+0" table:style-name="ce4">
            <text:p>65.79</text:p>
          </table:table-cell>
          <table:table-cell office:value-type="string" table:style-name="ce2">
            <text:p>75<text:span text:style-name="T1">: </text:span><text:span text:style-name="T2">48.959796319451534</text:span></text:p>
          </table:table-cell>
          <table:table-cell office:value-type="string" office:string-value="48.959796319451534" table:formula="of:=RIGHT([.H80];LEN([.H80])-4)" table:style-name="ce4">
            <text:p>48.959796319451534</text:p>
          </table:table-cell>
          <table:table-cell office:value-type="float" office:value="48.959796319451499" table:formula="of:=[.I80]+0" table:style-name="ce4">
            <text:p>48.96</text:p>
          </table:table-cell>
          <table:table-cell office:value-type="string" table:style-name="ce2">
            <text:p>75<text:span text:style-name="T1">: </text:span><text:span text:style-name="T2">52.19914801135779</text:span></text:p>
          </table:table-cell>
          <table:table-cell office:value-type="string" office:string-value="52.19914801135779" table:formula="of:=RIGHT([.K80];LEN([.K80])-4)" table:style-name="ce4">
            <text:p>52.19914801135779</text:p>
          </table:table-cell>
          <table:table-cell office:value-type="float" office:value="52.1991480113577" table:formula="of:=[.L80]+0" table:style-name="ce4">
            <text:p>52.20</text:p>
          </table:table-cell>
          <table:table-cell office:value-type="string" table:style-name="ce2">
            <text:p>75<text:span text:style-name="T1">: </text:span><text:span text:style-name="T2">27.842709699161837</text:span></text:p>
          </table:table-cell>
          <table:table-cell office:value-type="string" office:string-value="27.842709699161837" table:formula="of:=RIGHT([.N80];LEN([.N80])-4)" table:style-name="ce4">
            <text:p>27.842709699161837</text:p>
          </table:table-cell>
          <table:table-cell office:value-type="float" office:value="27.842709699161801" table:formula="of:=[.O80]+0" table:style-name="ce4">
            <text:p>27.84</text:p>
          </table:table-cell>
          <table:table-cell office:value-type="string" table:style-name="ce5">
            <text:p>75<text:span text:style-name="T3">: </text:span><text:span text:style-name="T4">13.81237506255425</text:span></text:p>
          </table:table-cell>
          <table:table-cell office:value-type="string" office:string-value="13.81237506255425" table:formula="of:=RIGHT([.Q80];LEN([.Q80])-4)" table:style-name="ce4">
            <text:p>13.81237506255425</text:p>
          </table:table-cell>
          <table:table-cell office:value-type="float" office:value="13.812375062554199" table:formula="of:=[.R80]+0" table:style-name="ce4">
            <text:p>13.81</text:p>
          </table:table-cell>
          <table:table-cell office:value-type="string" table:style-name="ce5">
            <text:p>75<text:span text:style-name="T3">: </text:span><text:span text:style-name="T4">29.501648996404924</text:span></text:p>
          </table:table-cell>
          <table:table-cell office:value-type="string" office:string-value="29.501648996404924" table:formula="of:=RIGHT([.T80];LEN([.T80])-4)" table:style-name="ce4">
            <text:p>29.501648996404924</text:p>
          </table:table-cell>
          <table:table-cell office:value-type="float" office:value="29.501648996404899" table:formula="of:=[.U80]+0" table:style-name="ce4">
            <text:p>29.50</text:p>
          </table:table-cell>
          <table:table-cell office:value-type="string" table:style-name="ce5">
            <text:p>75<text:span text:style-name="T3">: </text:span><text:span text:style-name="T4">89.32631283063736</text:span></text:p>
          </table:table-cell>
          <table:table-cell office:value-type="string" office:string-value="89.32631283063736" table:formula="of:=RIGHT([.W80];LEN([.W80])-4)" table:style-name="ce4">
            <text:p>89.32631283063736</text:p>
          </table:table-cell>
          <table:table-cell office:value-type="float" office:value="89.326312830637306" table:formula="of:=[.X80]+0" table:style-name="ce4">
            <text:p>89.33</text:p>
          </table:table-cell>
          <table:table-cell office:value-type="string" table:style-name="ce5">
            <text:p>75<text:span text:style-name="T3">: </text:span><text:span text:style-name="T4">41.42867670454285</text:span></text:p>
          </table:table-cell>
          <table:table-cell office:value-type="string" office:string-value="41.42867670454285" table:formula="of:=RIGHT([.Z80];LEN([.Z80])-4)" table:style-name="ce4">
            <text:p>41.42867670454285</text:p>
          </table:table-cell>
          <table:table-cell office:value-type="float" office:value="41.428676704542802" table:formula="of:=[.AA80]+0" table:style-name="ce4">
            <text:p>41.43</text:p>
          </table:table-cell>
          <table:table-cell office:value-type="string" table:style-name="ce5">
            <text:p>75<text:span text:style-name="T3">: </text:span><text:span text:style-name="T4">37.3479328599216</text:span></text:p>
          </table:table-cell>
          <table:table-cell office:value-type="string" office:string-value="37.3479328599216" table:formula="of:=RIGHT([.AC80];LEN([.AC80])-4)" table:style-name="ce4">
            <text:p>37.3479328599216</text:p>
          </table:table-cell>
          <table:table-cell office:value-type="float" office:value="37.347932859921599" table:formula="of:=[.AD80]+0" table:style-name="ce4">
            <text:p>37.35</text:p>
          </table:table-cell>
          <table:table-cell office:value-type="float" office:value="46.425489016588664" table:formula="of:=([.D80]+[.G80]+[.J80]+[.M80]+[.P80]+[.S80]+[.V80]+[.Y80]+[.AB80])/9" table:style-name="ce4">
            <text:p>46.43</text:p>
          </table:table-cell>
          <table:table-cell office:value-type="float" office:value="21.228993198534955" table:formula="of:=STDEV([.D80];[.G80];[.J80];[.M80];[.P80];[.S80];[.V80];[.Y80];[.AB80];[.AE80])" table:style-name="ce1">
            <text:p>21.2289932</text:p>
          </table:table-cell>
          <table:table-cell table:number-columns-repeated="16351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46.205085767757566</text:span></text:p>
          </table:table-cell>
          <table:table-cell office:value-type="string" office:string-value="46.205085767757566" table:formula="of:=RIGHT([.B81];LEN([.B81])-4)" table:style-name="ce4">
            <text:p>46.205085767757566</text:p>
          </table:table-cell>
          <table:table-cell office:value-type="float" office:value="46.205085767757502" table:formula="of:=[.C81]+0" table:style-name="ce4">
            <text:p>46.21</text:p>
          </table:table-cell>
          <table:table-cell office:value-type="string" table:style-name="ce2">
            <text:p>76<text:span text:style-name="T1">: </text:span><text:span text:style-name="T2">65.74217157576466</text:span></text:p>
          </table:table-cell>
          <table:table-cell office:value-type="string" office:string-value="65.74217157576466" table:formula="of:=RIGHT([.E81];LEN([.E81])-4)" table:style-name="ce4">
            <text:p>65.74217157576466</text:p>
          </table:table-cell>
          <table:table-cell office:value-type="float" office:value="65.742171575764601" table:formula="of:=[.F81]+0" table:style-name="ce4">
            <text:p>65.74</text:p>
          </table:table-cell>
          <table:table-cell office:value-type="string" table:style-name="ce2">
            <text:p>76<text:span text:style-name="T1">: </text:span><text:span text:style-name="T2">50.382502908326146</text:span></text:p>
          </table:table-cell>
          <table:table-cell office:value-type="string" office:string-value="50.382502908326146" table:formula="of:=RIGHT([.H81];LEN([.H81])-4)" table:style-name="ce4">
            <text:p>50.382502908326146</text:p>
          </table:table-cell>
          <table:table-cell office:value-type="float" office:value="50.382502908326103" table:formula="of:=[.I81]+0" table:style-name="ce4">
            <text:p>50.38</text:p>
          </table:table-cell>
          <table:table-cell office:value-type="string" table:style-name="ce2">
            <text:p>76<text:span text:style-name="T1">: </text:span><text:span text:style-name="T2">54.76205774445598</text:span></text:p>
          </table:table-cell>
          <table:table-cell office:value-type="string" office:string-value="54.76205774445598" table:formula="of:=RIGHT([.K81];LEN([.K81])-4)" table:style-name="ce4">
            <text:p>54.76205774445598</text:p>
          </table:table-cell>
          <table:table-cell office:value-type="float" office:value="54.762057744455902" table:formula="of:=[.L81]+0" table:style-name="ce4">
            <text:p>54.76</text:p>
          </table:table-cell>
          <table:table-cell office:value-type="string" table:style-name="ce2">
            <text:p>76<text:span text:style-name="T1">: </text:span><text:span text:style-name="T2">23.743825743083626</text:span></text:p>
          </table:table-cell>
          <table:table-cell office:value-type="string" office:string-value="23.743825743083626" table:formula="of:=RIGHT([.N81];LEN([.N81])-4)" table:style-name="ce4">
            <text:p>23.743825743083626</text:p>
          </table:table-cell>
          <table:table-cell office:value-type="float" office:value="23.743825743083601" table:formula="of:=[.O81]+0" table:style-name="ce4">
            <text:p>23.74</text:p>
          </table:table-cell>
          <table:table-cell office:value-type="string" table:style-name="ce5">
            <text:p>76<text:span text:style-name="T3">: </text:span><text:span text:style-name="T4">20.598978168494273</text:span></text:p>
          </table:table-cell>
          <table:table-cell office:value-type="string" office:string-value="20.598978168494273" table:formula="of:=RIGHT([.Q81];LEN([.Q81])-4)" table:style-name="ce4">
            <text:p>20.598978168494273</text:p>
          </table:table-cell>
          <table:table-cell office:value-type="float" office:value="20.598978168494199" table:formula="of:=[.R81]+0" table:style-name="ce4">
            <text:p>20.60</text:p>
          </table:table-cell>
          <table:table-cell office:value-type="string" table:style-name="ce5">
            <text:p>76<text:span text:style-name="T3">: </text:span><text:span text:style-name="T4">33.656158655421315</text:span></text:p>
          </table:table-cell>
          <table:table-cell office:value-type="string" office:string-value="33.656158655421315" table:formula="of:=RIGHT([.T81];LEN([.T81])-4)" table:style-name="ce4">
            <text:p>33.656158655421315</text:p>
          </table:table-cell>
          <table:table-cell office:value-type="float" office:value="33.656158655421301" table:formula="of:=[.U81]+0" table:style-name="ce4">
            <text:p>33.66</text:p>
          </table:table-cell>
          <table:table-cell office:value-type="string" table:style-name="ce5">
            <text:p>76<text:span text:style-name="T3">: </text:span><text:span text:style-name="T4">98.93440160597554</text:span></text:p>
          </table:table-cell>
          <table:table-cell office:value-type="string" office:string-value="98.93440160597554" table:formula="of:=RIGHT([.W81];LEN([.W81])-4)" table:style-name="ce4">
            <text:p>98.93440160597554</text:p>
          </table:table-cell>
          <table:table-cell office:value-type="float" office:value="98.934401605975495" table:formula="of:=[.X81]+0" table:style-name="ce4">
            <text:p>98.93</text:p>
          </table:table-cell>
          <table:table-cell office:value-type="string" table:style-name="ce5">
            <text:p>76<text:span text:style-name="T3">: </text:span><text:span text:style-name="T4">41.30796800232902</text:span></text:p>
          </table:table-cell>
          <table:table-cell office:value-type="string" office:string-value="41.30796800232902" table:formula="of:=RIGHT([.Z81];LEN([.Z81])-4)" table:style-name="ce4">
            <text:p>41.30796800232902</text:p>
          </table:table-cell>
          <table:table-cell office:value-type="float" office:value="41.307968002328998" table:formula="of:=[.AA81]+0" table:style-name="ce4">
            <text:p>41.31</text:p>
          </table:table-cell>
          <table:table-cell office:value-type="string" table:style-name="ce5">
            <text:p>76<text:span text:style-name="T3">: </text:span><text:span text:style-name="T4">28.711519174498886</text:span></text:p>
          </table:table-cell>
          <table:table-cell office:value-type="string" office:string-value="28.711519174498886" table:formula="of:=RIGHT([.AC81];LEN([.AC81])-4)" table:style-name="ce4">
            <text:p>28.711519174498886</text:p>
          </table:table-cell>
          <table:table-cell office:value-type="float" office:value="28.7115191744988" table:formula="of:=[.AD81]+0" table:style-name="ce4">
            <text:p>28.71</text:p>
          </table:table-cell>
          <table:table-cell office:value-type="float" office:value="48.370350019067516" table:formula="of:=([.D81]+[.G81]+[.J81]+[.M81]+[.P81]+[.S81]+[.V81]+[.Y81]+[.AB81])/9" table:style-name="ce4">
            <text:p>48.37</text:p>
          </table:table-cell>
          <table:table-cell office:value-type="float" office:value="23.333373047652831" table:formula="of:=STDEV([.D81];[.G81];[.J81];[.M81];[.P81];[.S81];[.V81];[.Y81];[.AB81];[.AE81])" table:style-name="ce1">
            <text:p>23.33337305</text:p>
          </table:table-cell>
          <table:table-cell table:number-columns-repeated="16351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56.62899153237854</text:span></text:p>
          </table:table-cell>
          <table:table-cell office:value-type="string" office:string-value="56.62899153237854" table:formula="of:=RIGHT([.B82];LEN([.B82])-4)" table:style-name="ce4">
            <text:p>56.62899153237854</text:p>
          </table:table-cell>
          <table:table-cell office:value-type="float" office:value="56.6289915323785" table:formula="of:=[.C82]+0" table:style-name="ce4">
            <text:p>56.63</text:p>
          </table:table-cell>
          <table:table-cell office:value-type="string" table:style-name="ce2">
            <text:p>77<text:span text:style-name="T1">: </text:span><text:span text:style-name="T2">58.88475998640602</text:span></text:p>
          </table:table-cell>
          <table:table-cell office:value-type="string" office:string-value="58.88475998640602" table:formula="of:=RIGHT([.E82];LEN([.E82])-4)" table:style-name="ce4">
            <text:p>58.88475998640602</text:p>
          </table:table-cell>
          <table:table-cell office:value-type="float" office:value="58.884759986406003" table:formula="of:=[.F82]+0" table:style-name="ce4">
            <text:p>58.88</text:p>
          </table:table-cell>
          <table:table-cell office:value-type="string" table:style-name="ce2">
            <text:p>77<text:span text:style-name="T1">: </text:span><text:span text:style-name="T2">43.38606819781819</text:span></text:p>
          </table:table-cell>
          <table:table-cell office:value-type="string" office:string-value="43.38606819781819" table:formula="of:=RIGHT([.H82];LEN([.H82])-4)" table:style-name="ce4">
            <text:p>43.38606819781819</text:p>
          </table:table-cell>
          <table:table-cell office:value-type="float" office:value="43.386068197818098" table:formula="of:=[.I82]+0" table:style-name="ce4">
            <text:p>43.39</text:p>
          </table:table-cell>
          <table:table-cell office:value-type="string" table:style-name="ce2">
            <text:p>77<text:span text:style-name="T1">: </text:span><text:span text:style-name="T2">44.404481811918885</text:span></text:p>
          </table:table-cell>
          <table:table-cell office:value-type="string" office:string-value="44.404481811918885" table:formula="of:=RIGHT([.K82];LEN([.K82])-4)" table:style-name="ce4">
            <text:p>44.404481811918885</text:p>
          </table:table-cell>
          <table:table-cell office:value-type="float" office:value="44.404481811918799" table:formula="of:=[.L82]+0" table:style-name="ce4">
            <text:p>44.40</text:p>
          </table:table-cell>
          <table:table-cell office:value-type="string" table:style-name="ce2">
            <text:p>77<text:span text:style-name="T1">: </text:span><text:span text:style-name="T2">24.53443945022245</text:span></text:p>
          </table:table-cell>
          <table:table-cell office:value-type="string" office:string-value="24.53443945022245" table:formula="of:=RIGHT([.N82];LEN([.N82])-4)" table:style-name="ce4">
            <text:p>24.53443945022245</text:p>
          </table:table-cell>
          <table:table-cell office:value-type="float" office:value="24.534439450222401" table:formula="of:=[.O82]+0" table:style-name="ce4">
            <text:p>24.53</text:p>
          </table:table-cell>
          <table:table-cell office:value-type="string" table:style-name="ce5">
            <text:p>77<text:span text:style-name="T3">: </text:span><text:span text:style-name="T4">15.563643569960144</text:span></text:p>
          </table:table-cell>
          <table:table-cell office:value-type="string" office:string-value="15.563643569960144" table:formula="of:=RIGHT([.Q82];LEN([.Q82])-4)" table:style-name="ce4">
            <text:p>15.563643569960144</text:p>
          </table:table-cell>
          <table:table-cell office:value-type="float" office:value="15.563643569960099" table:formula="of:=[.R82]+0" table:style-name="ce4">
            <text:p>15.56</text:p>
          </table:table-cell>
          <table:table-cell office:value-type="string" table:style-name="ce5">
            <text:p>77<text:span text:style-name="T3">: </text:span><text:span text:style-name="T4">35.182592359945495</text:span></text:p>
          </table:table-cell>
          <table:table-cell office:value-type="string" office:string-value="35.182592359945495" table:formula="of:=RIGHT([.T82];LEN([.T82])-4)" table:style-name="ce4">
            <text:p>35.182592359945495</text:p>
          </table:table-cell>
          <table:table-cell office:value-type="float" office:value="35.182592359945403" table:formula="of:=[.U82]+0" table:style-name="ce4">
            <text:p>35.18</text:p>
          </table:table-cell>
          <table:table-cell office:value-type="string" table:style-name="ce5">
            <text:p>77<text:span text:style-name="T3">: </text:span><text:span text:style-name="T4">98.73998469606946</text:span></text:p>
          </table:table-cell>
          <table:table-cell office:value-type="string" office:string-value="98.73998469606946" table:formula="of:=RIGHT([.W82];LEN([.W82])-4)" table:style-name="ce4">
            <text:p>98.73998469606946</text:p>
          </table:table-cell>
          <table:table-cell office:value-type="float" office:value="98.739984696069399" table:formula="of:=[.X82]+0" table:style-name="ce4">
            <text:p>98.74</text:p>
          </table:table-cell>
          <table:table-cell office:value-type="string" table:style-name="ce5">
            <text:p>77<text:span text:style-name="T3">: </text:span><text:span text:style-name="T4">41.732298278122315</text:span></text:p>
          </table:table-cell>
          <table:table-cell office:value-type="string" office:string-value="41.732298278122315" table:formula="of:=RIGHT([.Z82];LEN([.Z82])-4)" table:style-name="ce4">
            <text:p>41.732298278122315</text:p>
          </table:table-cell>
          <table:table-cell office:value-type="float" office:value="41.7322982781223" table:formula="of:=[.AA82]+0" table:style-name="ce4">
            <text:p>41.73</text:p>
          </table:table-cell>
          <table:table-cell office:value-type="string" table:style-name="ce5">
            <text:p>77<text:span text:style-name="T3">: </text:span><text:span text:style-name="T4">29.824478138823764</text:span></text:p>
          </table:table-cell>
          <table:table-cell office:value-type="string" office:string-value="29.824478138823764" table:formula="of:=RIGHT([.AC82];LEN([.AC82])-4)" table:style-name="ce4">
            <text:p>29.824478138823764</text:p>
          </table:table-cell>
          <table:table-cell office:value-type="float" office:value="29.8244781388237" table:formula="of:=[.AD82]+0" table:style-name="ce4">
            <text:p>29.82</text:p>
          </table:table-cell>
          <table:table-cell office:value-type="float" office:value="46.561917764760118" table:formula="of:=([.D82]+[.G82]+[.J82]+[.M82]+[.P82]+[.S82]+[.V82]+[.Y82]+[.AB82])/9" table:style-name="ce4">
            <text:p>46.56</text:p>
          </table:table-cell>
          <table:table-cell office:value-type="float" office:value="23.193711804494161" table:formula="of:=STDEV([.D82];[.G82];[.J82];[.M82];[.P82];[.S82];[.V82];[.Y82];[.AB82];[.AE82])" table:style-name="ce1">
            <text:p>23.1937118</text:p>
          </table:table-cell>
          <table:table-cell table:number-columns-repeated="16351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46.10134434891648</text:span></text:p>
          </table:table-cell>
          <table:table-cell office:value-type="string" office:string-value="46.10134434891648" table:formula="of:=RIGHT([.B83];LEN([.B83])-4)" table:style-name="ce4">
            <text:p>46.10134434891648</text:p>
          </table:table-cell>
          <table:table-cell office:value-type="float" office:value="46.101344348916399" table:formula="of:=[.C83]+0" table:style-name="ce4">
            <text:p>46.10</text:p>
          </table:table-cell>
          <table:table-cell office:value-type="string" table:style-name="ce2">
            <text:p>78<text:span text:style-name="T1">: </text:span><text:span text:style-name="T2">59.74562932261375</text:span></text:p>
          </table:table-cell>
          <table:table-cell office:value-type="string" office:string-value="59.74562932261375" table:formula="of:=RIGHT([.E83];LEN([.E83])-4)" table:style-name="ce4">
            <text:p>59.74562932261375</text:p>
          </table:table-cell>
          <table:table-cell office:value-type="float" office:value="59.745629322613702" table:formula="of:=[.F83]+0" table:style-name="ce4">
            <text:p>59.75</text:p>
          </table:table-cell>
          <table:table-cell office:value-type="string" table:style-name="ce2">
            <text:p>78<text:span text:style-name="T1">: </text:span><text:span text:style-name="T2">47.429545935213824</text:span></text:p>
          </table:table-cell>
          <table:table-cell office:value-type="string" office:string-value="47.429545935213824" table:formula="of:=RIGHT([.H83];LEN([.H83])-4)" table:style-name="ce4">
            <text:p>47.429545935213824</text:p>
          </table:table-cell>
          <table:table-cell office:value-type="float" office:value="47.429545935213802" table:formula="of:=[.I83]+0" table:style-name="ce4">
            <text:p>47.43</text:p>
          </table:table-cell>
          <table:table-cell office:value-type="string" table:style-name="ce2">
            <text:p>78<text:span text:style-name="T1">: </text:span><text:span text:style-name="T2">52.495140135714834</text:span></text:p>
          </table:table-cell>
          <table:table-cell office:value-type="string" office:string-value="52.495140135714834" table:formula="of:=RIGHT([.K83];LEN([.K83])-4)" table:style-name="ce4">
            <text:p>52.495140135714834</text:p>
          </table:table-cell>
          <table:table-cell office:value-type="float" office:value="52.495140135714799" table:formula="of:=[.L83]+0" table:style-name="ce4">
            <text:p>52.50</text:p>
          </table:table-cell>
          <table:table-cell office:value-type="string" table:style-name="ce2">
            <text:p>78<text:span text:style-name="T1">: </text:span><text:span text:style-name="T2">23.93032467135644</text:span></text:p>
          </table:table-cell>
          <table:table-cell office:value-type="string" office:string-value="23.93032467135644" table:formula="of:=RIGHT([.N83];LEN([.N83])-4)" table:style-name="ce4">
            <text:p>23.93032467135644</text:p>
          </table:table-cell>
          <table:table-cell office:value-type="float" office:value="23.930324671356399" table:formula="of:=[.O83]+0" table:style-name="ce4">
            <text:p>23.93</text:p>
          </table:table-cell>
          <table:table-cell office:value-type="string" table:style-name="ce5">
            <text:p>78<text:span text:style-name="T3">: </text:span><text:span text:style-name="T4">16.450045907195364</text:span></text:p>
          </table:table-cell>
          <table:table-cell office:value-type="string" office:string-value="16.450045907195364" table:formula="of:=RIGHT([.Q83];LEN([.Q83])-4)" table:style-name="ce4">
            <text:p>16.450045907195364</text:p>
          </table:table-cell>
          <table:table-cell office:value-type="float" office:value="16.4500459071953" table:formula="of:=[.R83]+0" table:style-name="ce4">
            <text:p>16.45</text:p>
          </table:table-cell>
          <table:table-cell office:value-type="string" table:style-name="ce5">
            <text:p>78<text:span text:style-name="T3">: </text:span><text:span text:style-name="T4">36.503252671895346</text:span></text:p>
          </table:table-cell>
          <table:table-cell office:value-type="string" office:string-value="36.503252671895346" table:formula="of:=RIGHT([.T83];LEN([.T83])-4)" table:style-name="ce4">
            <text:p>36.503252671895346</text:p>
          </table:table-cell>
          <table:table-cell office:value-type="float" office:value="36.503252671895297" table:formula="of:=[.U83]+0" table:style-name="ce4">
            <text:p>36.50</text:p>
          </table:table-cell>
          <table:table-cell office:value-type="string" table:style-name="ce5">
            <text:p>78<text:span text:style-name="T3">: </text:span><text:span text:style-name="T4">88.61746776041393</text:span></text:p>
          </table:table-cell>
          <table:table-cell office:value-type="string" office:string-value="88.61746776041393" table:formula="of:=RIGHT([.W83];LEN([.W83])-4)" table:style-name="ce4">
            <text:p>88.61746776041393</text:p>
          </table:table-cell>
          <table:table-cell office:value-type="float" office:value="88.617467760413902" table:formula="of:=[.X83]+0" table:style-name="ce4">
            <text:p>88.62</text:p>
          </table:table-cell>
          <table:table-cell office:value-type="string" table:style-name="ce5">
            <text:p>78<text:span text:style-name="T3">: </text:span><text:span text:style-name="T4">39.44672312788057</text:span></text:p>
          </table:table-cell>
          <table:table-cell office:value-type="string" office:string-value="39.44672312788057" table:formula="of:=RIGHT([.Z83];LEN([.Z83])-4)" table:style-name="ce4">
            <text:p>39.44672312788057</text:p>
          </table:table-cell>
          <table:table-cell office:value-type="float" office:value="39.446723127880503" table:formula="of:=[.AA83]+0" table:style-name="ce4">
            <text:p>39.45</text:p>
          </table:table-cell>
          <table:table-cell office:value-type="string" table:style-name="ce5">
            <text:p>78<text:span text:style-name="T3">: </text:span><text:span text:style-name="T4">26.46272016444483</text:span></text:p>
          </table:table-cell>
          <table:table-cell office:value-type="string" office:string-value="26.46272016444483" table:formula="of:=RIGHT([.AC83];LEN([.AC83])-4)" table:style-name="ce4">
            <text:p>26.46272016444483</text:p>
          </table:table-cell>
          <table:table-cell office:value-type="float" office:value="26.4627201644448" table:formula="of:=[.AD83]+0" table:style-name="ce4">
            <text:p>26.46</text:p>
          </table:table-cell>
          <table:table-cell office:value-type="float" office:value="45.635497097911113" table:formula="of:=([.D83]+[.G83]+[.J83]+[.M83]+[.P83]+[.S83]+[.V83]+[.Y83]+[.AB83])/9" table:style-name="ce4">
            <text:p>45.64</text:p>
          </table:table-cell>
          <table:table-cell office:value-type="float" office:value="20.743072957592354" table:formula="of:=STDEV([.D83];[.G83];[.J83];[.M83];[.P83];[.S83];[.V83];[.Y83];[.AB83];[.AE83])" table:style-name="ce1">
            <text:p>20.74307296</text:p>
          </table:table-cell>
          <table:table-cell table:number-columns-repeated="16351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42.69573167036536</text:span></text:p>
          </table:table-cell>
          <table:table-cell office:value-type="string" office:string-value="42.69573167036536" table:formula="of:=RIGHT([.B84];LEN([.B84])-4)" table:style-name="ce4">
            <text:p>42.69573167036536</text:p>
          </table:table-cell>
          <table:table-cell office:value-type="float" office:value="42.695731670365298" table:formula="of:=[.C84]+0" table:style-name="ce4">
            <text:p>42.70</text:p>
          </table:table-cell>
          <table:table-cell office:value-type="string" table:style-name="ce2">
            <text:p>79<text:span text:style-name="T1">: </text:span><text:span text:style-name="T2">66.02304415986158</text:span></text:p>
          </table:table-cell>
          <table:table-cell office:value-type="string" office:string-value="66.02304415986158" table:formula="of:=RIGHT([.E84];LEN([.E84])-4)" table:style-name="ce4">
            <text:p>66.02304415986158</text:p>
          </table:table-cell>
          <table:table-cell office:value-type="float" office:value="66.023044159861499" table:formula="of:=[.F84]+0" table:style-name="ce4">
            <text:p>66.02</text:p>
          </table:table-cell>
          <table:table-cell office:value-type="string" table:style-name="ce2">
            <text:p>79<text:span text:style-name="T1">: </text:span><text:span text:style-name="T2">39.974188468150395</text:span></text:p>
          </table:table-cell>
          <table:table-cell office:value-type="string" office:string-value="39.974188468150395" table:formula="of:=RIGHT([.H84];LEN([.H84])-4)" table:style-name="ce4">
            <text:p>39.974188468150395</text:p>
          </table:table-cell>
          <table:table-cell office:value-type="float" office:value="39.974188468150302" table:formula="of:=[.I84]+0" table:style-name="ce4">
            <text:p>39.97</text:p>
          </table:table-cell>
          <table:table-cell office:value-type="string" table:style-name="ce2">
            <text:p>79<text:span text:style-name="T1">: </text:span><text:span text:style-name="T2">49.79086306310954</text:span></text:p>
          </table:table-cell>
          <table:table-cell office:value-type="string" office:string-value="49.79086306310954" table:formula="of:=RIGHT([.K84];LEN([.K84])-4)" table:style-name="ce4">
            <text:p>49.79086306310954</text:p>
          </table:table-cell>
          <table:table-cell office:value-type="float" office:value="49.790863063109498" table:formula="of:=[.L84]+0" table:style-name="ce4">
            <text:p>49.79</text:p>
          </table:table-cell>
          <table:table-cell office:value-type="string" table:style-name="ce2">
            <text:p>79<text:span text:style-name="T1">: </text:span><text:span text:style-name="T2">30.801723768682415</text:span></text:p>
          </table:table-cell>
          <table:table-cell office:value-type="string" office:string-value="30.801723768682415" table:formula="of:=RIGHT([.N84];LEN([.N84])-4)" table:style-name="ce4">
            <text:p>30.801723768682415</text:p>
          </table:table-cell>
          <table:table-cell office:value-type="float" office:value="30.8017237686824" table:formula="of:=[.O84]+0" table:style-name="ce4">
            <text:p>30.80</text:p>
          </table:table-cell>
          <table:table-cell office:value-type="string" table:style-name="ce5">
            <text:p>79<text:span text:style-name="T3">: </text:span><text:span text:style-name="T4">20.457380985057185</text:span></text:p>
          </table:table-cell>
          <table:table-cell office:value-type="string" office:string-value="20.457380985057185" table:formula="of:=RIGHT([.Q84];LEN([.Q84])-4)" table:style-name="ce4">
            <text:p>20.457380985057185</text:p>
          </table:table-cell>
          <table:table-cell office:value-type="float" office:value="20.4573809850571" table:formula="of:=[.R84]+0" table:style-name="ce4">
            <text:p>20.46</text:p>
          </table:table-cell>
          <table:table-cell office:value-type="string" table:style-name="ce5">
            <text:p>79<text:span text:style-name="T3">: </text:span><text:span text:style-name="T4">43.09922531863503</text:span></text:p>
          </table:table-cell>
          <table:table-cell office:value-type="string" office:string-value="43.09922531863503" table:formula="of:=RIGHT([.T84];LEN([.T84])-4)" table:style-name="ce4">
            <text:p>43.09922531863503</text:p>
          </table:table-cell>
          <table:table-cell office:value-type="float" office:value="43.099225318635" table:formula="of:=[.U84]+0" table:style-name="ce4">
            <text:p>43.10</text:p>
          </table:table-cell>
          <table:table-cell office:value-type="string" table:style-name="ce5">
            <text:p>79<text:span text:style-name="T3">: </text:span><text:span text:style-name="T4">89.43958255377008</text:span></text:p>
          </table:table-cell>
          <table:table-cell office:value-type="string" office:string-value="89.43958255377008" table:formula="of:=RIGHT([.W84];LEN([.W84])-4)" table:style-name="ce4">
            <text:p>89.43958255377008</text:p>
          </table:table-cell>
          <table:table-cell office:value-type="float" office:value="89.439582553769995" table:formula="of:=[.X84]+0" table:style-name="ce4">
            <text:p>89.44</text:p>
          </table:table-cell>
          <table:table-cell office:value-type="string" table:style-name="ce5">
            <text:p>79<text:span text:style-name="T3">: </text:span><text:span text:style-name="T4">35.23969672115905</text:span></text:p>
          </table:table-cell>
          <table:table-cell office:value-type="string" office:string-value="35.23969672115905" table:formula="of:=RIGHT([.Z84];LEN([.Z84])-4)" table:style-name="ce4">
            <text:p>35.23969672115905</text:p>
          </table:table-cell>
          <table:table-cell office:value-type="float" office:value="35.239696721159" table:formula="of:=[.AA84]+0" table:style-name="ce4">
            <text:p>35.24</text:p>
          </table:table-cell>
          <table:table-cell office:value-type="string" table:style-name="ce5">
            <text:p>79<text:span text:style-name="T3">: </text:span><text:span text:style-name="T4">39.02453066456645</text:span></text:p>
          </table:table-cell>
          <table:table-cell office:value-type="string" office:string-value="39.02453066456645" table:formula="of:=RIGHT([.AC84];LEN([.AC84])-4)" table:style-name="ce4">
            <text:p>39.02453066456645</text:p>
          </table:table-cell>
          <table:table-cell office:value-type="float" office:value="39.024530664566399" table:formula="of:=[.AD84]+0" table:style-name="ce4">
            <text:p>39.02</text:p>
          </table:table-cell>
          <table:table-cell office:value-type="float" office:value="46.391270745421117" table:formula="of:=([.D84]+[.G84]+[.J84]+[.M84]+[.P84]+[.S84]+[.V84]+[.Y84]+[.AB84])/9" table:style-name="ce4">
            <text:p>46.39</text:p>
          </table:table-cell>
          <table:table-cell office:value-type="float" office:value="19.44963470582427" table:formula="of:=STDEV([.D84];[.G84];[.J84];[.M84];[.P84];[.S84];[.V84];[.Y84];[.AB84];[.AE84])" table:style-name="ce1">
            <text:p>19.44963471</text:p>
          </table:table-cell>
          <table:table-cell table:number-columns-repeated="16351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8.59360905011193</text:span></text:p>
          </table:table-cell>
          <table:table-cell office:value-type="string" office:string-value="38.59360905011193" table:formula="of:=RIGHT([.B85];LEN([.B85])-4)" table:style-name="ce4">
            <text:p>38.59360905011193</text:p>
          </table:table-cell>
          <table:table-cell office:value-type="float" office:value="38.593609050111901" table:formula="of:=[.C85]+0" table:style-name="ce4">
            <text:p>38.59</text:p>
          </table:table-cell>
          <table:table-cell office:value-type="string" table:style-name="ce2">
            <text:p>80<text:span text:style-name="T1">: </text:span><text:span text:style-name="T2">60.46801442043395</text:span></text:p>
          </table:table-cell>
          <table:table-cell office:value-type="string" office:string-value="60.46801442043395" table:formula="of:=RIGHT([.E85];LEN([.E85])-4)" table:style-name="ce4">
            <text:p>60.46801442043395</text:p>
          </table:table-cell>
          <table:table-cell office:value-type="float" office:value="60.468014420433903" table:formula="of:=[.F85]+0" table:style-name="ce4">
            <text:p>60.47</text:p>
          </table:table-cell>
          <table:table-cell office:value-type="string" table:style-name="ce2">
            <text:p>80<text:span text:style-name="T1">: </text:span><text:span text:style-name="T2">45.83550256801916</text:span></text:p>
          </table:table-cell>
          <table:table-cell office:value-type="string" office:string-value="45.83550256801916" table:formula="of:=RIGHT([.H85];LEN([.H85])-4)" table:style-name="ce4">
            <text:p>45.83550256801916</text:p>
          </table:table-cell>
          <table:table-cell office:value-type="float" office:value="45.835502568019102" table:formula="of:=[.I85]+0" table:style-name="ce4">
            <text:p>45.84</text:p>
          </table:table-cell>
          <table:table-cell office:value-type="string" table:style-name="ce2">
            <text:p>80<text:span text:style-name="T1">: </text:span><text:span text:style-name="T2">47.72950874894559</text:span></text:p>
          </table:table-cell>
          <table:table-cell office:value-type="string" office:string-value="47.72950874894559" table:formula="of:=RIGHT([.K85];LEN([.K85])-4)" table:style-name="ce4">
            <text:p>47.72950874894559</text:p>
          </table:table-cell>
          <table:table-cell office:value-type="float" office:value="47.729508748945499" table:formula="of:=[.L85]+0" table:style-name="ce4">
            <text:p>47.73</text:p>
          </table:table-cell>
          <table:table-cell office:value-type="string" table:style-name="ce2">
            <text:p>80<text:span text:style-name="T1">: </text:span><text:span text:style-name="T2">22.638666518318225</text:span></text:p>
          </table:table-cell>
          <table:table-cell office:value-type="string" office:string-value="22.638666518318225" table:formula="of:=RIGHT([.N85];LEN([.N85])-4)" table:style-name="ce4">
            <text:p>22.638666518318225</text:p>
          </table:table-cell>
          <table:table-cell office:value-type="float" office:value="22.6386665183182" table:formula="of:=[.O85]+0" table:style-name="ce4">
            <text:p>22.64</text:p>
          </table:table-cell>
          <table:table-cell office:value-type="string" table:style-name="ce5">
            <text:p>80<text:span text:style-name="T3">: </text:span><text:span text:style-name="T4">20.283339686405903</text:span></text:p>
          </table:table-cell>
          <table:table-cell office:value-type="string" office:string-value="20.283339686405903" table:formula="of:=RIGHT([.Q85];LEN([.Q85])-4)" table:style-name="ce4">
            <text:p>20.283339686405903</text:p>
          </table:table-cell>
          <table:table-cell office:value-type="float" office:value="20.283339686405899" table:formula="of:=[.R85]+0" table:style-name="ce4">
            <text:p>20.28</text:p>
          </table:table-cell>
          <table:table-cell office:value-type="string" table:style-name="ce5">
            <text:p>80<text:span text:style-name="T3">: </text:span><text:span text:style-name="T4">37.31827180092222</text:span></text:p>
          </table:table-cell>
          <table:table-cell office:value-type="string" office:string-value="37.31827180092222" table:formula="of:=RIGHT([.T85];LEN([.T85])-4)" table:style-name="ce4">
            <text:p>37.31827180092222</text:p>
          </table:table-cell>
          <table:table-cell office:value-type="float" office:value="37.318271800922197" table:formula="of:=[.U85]+0" table:style-name="ce4">
            <text:p>37.32</text:p>
          </table:table-cell>
          <table:table-cell office:value-type="string" table:style-name="ce5">
            <text:p>80<text:span text:style-name="T3">: </text:span><text:span text:style-name="T4">82.38153024281841</text:span></text:p>
          </table:table-cell>
          <table:table-cell office:value-type="string" office:string-value="82.38153024281841" table:formula="of:=RIGHT([.W85];LEN([.W85])-4)" table:style-name="ce4">
            <text:p>82.38153024281841</text:p>
          </table:table-cell>
          <table:table-cell office:value-type="float" office:value="82.3815302428184" table:formula="of:=[.X85]+0" table:style-name="ce4">
            <text:p>82.38</text:p>
          </table:table-cell>
          <table:table-cell office:value-type="string" table:style-name="ce5">
            <text:p>80<text:span text:style-name="T3">: </text:span><text:span text:style-name="T4">35.20281978746546</text:span></text:p>
          </table:table-cell>
          <table:table-cell office:value-type="string" office:string-value="35.20281978746546" table:formula="of:=RIGHT([.Z85];LEN([.Z85])-4)" table:style-name="ce4">
            <text:p>35.20281978746546</text:p>
          </table:table-cell>
          <table:table-cell office:value-type="float" office:value="35.202819787465401" table:formula="of:=[.AA85]+0" table:style-name="ce4">
            <text:p>35.20</text:p>
          </table:table-cell>
          <table:table-cell office:value-type="string" table:style-name="ce5">
            <text:p>80<text:span text:style-name="T3">: </text:span><text:span text:style-name="T4">34.57684263150324</text:span></text:p>
          </table:table-cell>
          <table:table-cell office:value-type="string" office:string-value="34.57684263150324" table:formula="of:=RIGHT([.AC85];LEN([.AC85])-4)" table:style-name="ce4">
            <text:p>34.57684263150324</text:p>
          </table:table-cell>
          <table:table-cell office:value-type="float" office:value="34.576842631503197" table:formula="of:=[.AD85]+0" table:style-name="ce4">
            <text:p>34.58</text:p>
          </table:table-cell>
          <table:table-cell office:value-type="float" office:value="43.383473647048945" table:formula="of:=([.D85]+[.G85]+[.J85]+[.M85]+[.P85]+[.S85]+[.V85]+[.Y85]+[.AB85])/9" table:style-name="ce4">
            <text:p>43.38</text:p>
          </table:table-cell>
          <table:table-cell office:value-type="float" office:value="18.251475675954154" table:formula="of:=STDEV([.D85];[.G85];[.J85];[.M85];[.P85];[.S85];[.V85];[.Y85];[.AB85];[.AE85])" table:style-name="ce1">
            <text:p>18.25147568</text:p>
          </table:table-cell>
          <table:table-cell table:number-columns-repeated="16351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2.68561545682382</text:span></text:p>
          </table:table-cell>
          <table:table-cell office:value-type="string" office:string-value="32.68561545682382" table:formula="of:=RIGHT([.B86];LEN([.B86])-4)" table:style-name="ce4">
            <text:p>32.68561545682382</text:p>
          </table:table-cell>
          <table:table-cell office:value-type="float" office:value="32.685615456823797" table:formula="of:=[.C86]+0" table:style-name="ce4">
            <text:p>32.69</text:p>
          </table:table-cell>
          <table:table-cell office:value-type="string" table:style-name="ce2">
            <text:p>81<text:span text:style-name="T1">: </text:span><text:span text:style-name="T2">65.81463446147305</text:span></text:p>
          </table:table-cell>
          <table:table-cell office:value-type="string" office:string-value="65.81463446147305" table:formula="of:=RIGHT([.E86];LEN([.E86])-4)" table:style-name="ce4">
            <text:p>65.81463446147305</text:p>
          </table:table-cell>
          <table:table-cell office:value-type="float" office:value="65.814634461473005" table:formula="of:=[.F86]+0" table:style-name="ce4">
            <text:p>65.81</text:p>
          </table:table-cell>
          <table:table-cell office:value-type="string" table:style-name="ce2">
            <text:p>81<text:span text:style-name="T1">: </text:span><text:span text:style-name="T2">51.43415983920782</text:span></text:p>
          </table:table-cell>
          <table:table-cell office:value-type="string" office:string-value="51.43415983920782" table:formula="of:=RIGHT([.H86];LEN([.H86])-4)" table:style-name="ce4">
            <text:p>51.43415983920782</text:p>
          </table:table-cell>
          <table:table-cell office:value-type="float" office:value="51.434159839207801" table:formula="of:=[.I86]+0" table:style-name="ce4">
            <text:p>51.43</text:p>
          </table:table-cell>
          <table:table-cell office:value-type="string" table:style-name="ce2">
            <text:p>81<text:span text:style-name="T1">: </text:span><text:span text:style-name="T2">43.39173003620026</text:span></text:p>
          </table:table-cell>
          <table:table-cell office:value-type="string" office:string-value="43.39173003620026" table:formula="of:=RIGHT([.K86];LEN([.K86])-4)" table:style-name="ce4">
            <text:p>43.39173003620026</text:p>
          </table:table-cell>
          <table:table-cell office:value-type="float" office:value="43.391730036200201" table:formula="of:=[.L86]+0" table:style-name="ce4">
            <text:p>43.39</text:p>
          </table:table-cell>
          <table:table-cell office:value-type="string" table:style-name="ce2">
            <text:p>81<text:span text:style-name="T1">: </text:span><text:span text:style-name="T2">25.384398236230812</text:span></text:p>
          </table:table-cell>
          <table:table-cell office:value-type="string" office:string-value="25.384398236230812" table:formula="of:=RIGHT([.N86];LEN([.N86])-4)" table:style-name="ce4">
            <text:p>25.384398236230812</text:p>
          </table:table-cell>
          <table:table-cell office:value-type="float" office:value="25.384398236230801" table:formula="of:=[.O86]+0" table:style-name="ce4">
            <text:p>25.38</text:p>
          </table:table-cell>
          <table:table-cell office:value-type="string" table:style-name="ce5">
            <text:p>81<text:span text:style-name="T3">: </text:span><text:span text:style-name="T4">22.346317619272405</text:span></text:p>
          </table:table-cell>
          <table:table-cell office:value-type="string" office:string-value="22.346317619272405" table:formula="of:=RIGHT([.Q86];LEN([.Q86])-4)" table:style-name="ce4">
            <text:p>22.346317619272405</text:p>
          </table:table-cell>
          <table:table-cell office:value-type="float" office:value="22.346317619272401" table:formula="of:=[.R86]+0" table:style-name="ce4">
            <text:p>22.35</text:p>
          </table:table-cell>
          <table:table-cell office:value-type="string" table:style-name="ce5">
            <text:p>81<text:span text:style-name="T3">: </text:span><text:span text:style-name="T4">43.7404842992738</text:span></text:p>
          </table:table-cell>
          <table:table-cell office:value-type="string" office:string-value="43.7404842992738" table:formula="of:=RIGHT([.T86];LEN([.T86])-4)" table:style-name="ce4">
            <text:p>43.7404842992738</text:p>
          </table:table-cell>
          <table:table-cell office:value-type="float" office:value="43.740484299273803" table:formula="of:=[.U86]+0" table:style-name="ce4">
            <text:p>43.74</text:p>
          </table:table-cell>
          <table:table-cell office:value-type="string" table:style-name="ce5">
            <text:p>81<text:span text:style-name="T3">: </text:span><text:span text:style-name="T4">93.0392294097397</text:span></text:p>
          </table:table-cell>
          <table:table-cell office:value-type="string" office:string-value="93.0392294097397" table:formula="of:=RIGHT([.W86];LEN([.W86])-4)" table:style-name="ce4">
            <text:p>93.0392294097397</text:p>
          </table:table-cell>
          <table:table-cell office:value-type="float" office:value="93.039229409739704" table:formula="of:=[.X86]+0" table:style-name="ce4">
            <text:p>93.04</text:p>
          </table:table-cell>
          <table:table-cell office:value-type="string" table:style-name="ce5">
            <text:p>81<text:span text:style-name="T3">: </text:span><text:span text:style-name="T4">42.0992143358978</text:span></text:p>
          </table:table-cell>
          <table:table-cell office:value-type="string" office:string-value="42.0992143358978" table:formula="of:=RIGHT([.Z86];LEN([.Z86])-4)" table:style-name="ce4">
            <text:p>42.0992143358978</text:p>
          </table:table-cell>
          <table:table-cell office:value-type="float" office:value="42.099214335897798" table:formula="of:=[.AA86]+0" table:style-name="ce4">
            <text:p>42.10</text:p>
          </table:table-cell>
          <table:table-cell office:value-type="string" table:style-name="ce5">
            <text:p>81<text:span text:style-name="T3">: </text:span><text:span text:style-name="T4">31.347122051880326</text:span></text:p>
          </table:table-cell>
          <table:table-cell office:value-type="string" office:string-value="31.347122051880326" table:formula="of:=RIGHT([.AC86];LEN([.AC86])-4)" table:style-name="ce4">
            <text:p>31.347122051880326</text:p>
          </table:table-cell>
          <table:table-cell office:value-type="float" office:value="31.347122051880302" table:formula="of:=[.AD86]+0" table:style-name="ce4">
            <text:p>31.35</text:p>
          </table:table-cell>
          <table:table-cell office:value-type="float" office:value="46.659531521568809" table:formula="of:=([.D86]+[.G86]+[.J86]+[.M86]+[.P86]+[.S86]+[.V86]+[.Y86]+[.AB86])/9" table:style-name="ce4">
            <text:p>46.66</text:p>
          </table:table-cell>
          <table:table-cell office:value-type="float" office:value="21.162976498851698" table:formula="of:=STDEV([.D86];[.G86];[.J86];[.M86];[.P86];[.S86];[.V86];[.Y86];[.AB86];[.AE86])" table:style-name="ce1">
            <text:p>21.1629765</text:p>
          </table:table-cell>
          <table:table-cell table:number-columns-repeated="16351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0.41540189263902</text:span></text:p>
          </table:table-cell>
          <table:table-cell office:value-type="string" office:string-value="40.41540189263902" table:formula="of:=RIGHT([.B87];LEN([.B87])-4)" table:style-name="ce4">
            <text:p>40.41540189263902</text:p>
          </table:table-cell>
          <table:table-cell office:value-type="float" office:value="40.415401892638997" table:formula="of:=[.C87]+0" table:style-name="ce4">
            <text:p>40.42</text:p>
          </table:table-cell>
          <table:table-cell office:value-type="string" table:style-name="ce2">
            <text:p>82<text:span text:style-name="T1">: </text:span><text:span text:style-name="T2">55.35890742425801</text:span></text:p>
          </table:table-cell>
          <table:table-cell office:value-type="string" office:string-value="55.35890742425801" table:formula="of:=RIGHT([.E87];LEN([.E87])-4)" table:style-name="ce4">
            <text:p>55.35890742425801</text:p>
          </table:table-cell>
          <table:table-cell office:value-type="float" office:value="55.358907424258" table:formula="of:=[.F87]+0" table:style-name="ce4">
            <text:p>55.36</text:p>
          </table:table-cell>
          <table:table-cell office:value-type="string" table:style-name="ce2">
            <text:p>82<text:span text:style-name="T1">: </text:span><text:span text:style-name="T2">42.79377749559025</text:span></text:p>
          </table:table-cell>
          <table:table-cell office:value-type="string" office:string-value="42.79377749559025" table:formula="of:=RIGHT([.H87];LEN([.H87])-4)" table:style-name="ce4">
            <text:p>42.79377749559025</text:p>
          </table:table-cell>
          <table:table-cell office:value-type="float" office:value="42.793777495590199" table:formula="of:=[.I87]+0" table:style-name="ce4">
            <text:p>42.79</text:p>
          </table:table-cell>
          <table:table-cell office:value-type="string" table:style-name="ce2">
            <text:p>82<text:span text:style-name="T1">: </text:span><text:span text:style-name="T2">41.91882055920796</text:span></text:p>
          </table:table-cell>
          <table:table-cell office:value-type="string" office:string-value="41.91882055920796" table:formula="of:=RIGHT([.K87];LEN([.K87])-4)" table:style-name="ce4">
            <text:p>41.91882055920796</text:p>
          </table:table-cell>
          <table:table-cell office:value-type="float" office:value="41.918820559207902" table:formula="of:=[.L87]+0" table:style-name="ce4">
            <text:p>41.92</text:p>
          </table:table-cell>
          <table:table-cell office:value-type="string" table:style-name="ce2">
            <text:p>82<text:span text:style-name="T1">: </text:span><text:span text:style-name="T2">27.486137683406675</text:span></text:p>
          </table:table-cell>
          <table:table-cell office:value-type="string" office:string-value="27.486137683406675" table:formula="of:=RIGHT([.N87];LEN([.N87])-4)" table:style-name="ce4">
            <text:p>27.486137683406675</text:p>
          </table:table-cell>
          <table:table-cell office:value-type="float" office:value="27.4861376834066" table:formula="of:=[.O87]+0" table:style-name="ce4">
            <text:p>27.49</text:p>
          </table:table-cell>
          <table:table-cell office:value-type="string" table:style-name="ce5">
            <text:p>82<text:span text:style-name="T3">: </text:span><text:span text:style-name="T4">17.726196102478514</text:span></text:p>
          </table:table-cell>
          <table:table-cell office:value-type="string" office:string-value="17.726196102478514" table:formula="of:=RIGHT([.Q87];LEN([.Q87])-4)" table:style-name="ce4">
            <text:p>17.726196102478514</text:p>
          </table:table-cell>
          <table:table-cell office:value-type="float" office:value="17.7261961024785" table:formula="of:=[.R87]+0" table:style-name="ce4">
            <text:p>17.73</text:p>
          </table:table-cell>
          <table:table-cell office:value-type="string" table:style-name="ce5">
            <text:p>82<text:span text:style-name="T3">: </text:span><text:span text:style-name="T4">34.48365098348762</text:span></text:p>
          </table:table-cell>
          <table:table-cell office:value-type="string" office:string-value="34.48365098348762" table:formula="of:=RIGHT([.T87];LEN([.T87])-4)" table:style-name="ce4">
            <text:p>34.48365098348762</text:p>
          </table:table-cell>
          <table:table-cell office:value-type="float" office:value="34.4836509834876" table:formula="of:=[.U87]+0" table:style-name="ce4">
            <text:p>34.48</text:p>
          </table:table-cell>
          <table:table-cell office:value-type="string" table:style-name="ce5">
            <text:p>82<text:span text:style-name="T3">: </text:span><text:span text:style-name="T4">78.80537761239239</text:span></text:p>
          </table:table-cell>
          <table:table-cell office:value-type="string" office:string-value="78.80537761239239" table:formula="of:=RIGHT([.W87];LEN([.W87])-4)" table:style-name="ce4">
            <text:p>78.80537761239239</text:p>
          </table:table-cell>
          <table:table-cell office:value-type="float" office:value="78.805377612392306" table:formula="of:=[.X87]+0" table:style-name="ce4">
            <text:p>78.81</text:p>
          </table:table-cell>
          <table:table-cell office:value-type="string" table:style-name="ce5">
            <text:p>82<text:span text:style-name="T3">: </text:span><text:span text:style-name="T4">44.68503284208795</text:span></text:p>
          </table:table-cell>
          <table:table-cell office:value-type="string" office:string-value="44.68503284208795" table:formula="of:=RIGHT([.Z87];LEN([.Z87])-4)" table:style-name="ce4">
            <text:p>44.68503284208795</text:p>
          </table:table-cell>
          <table:table-cell office:value-type="float" office:value="44.685032842087899" table:formula="of:=[.AA87]+0" table:style-name="ce4">
            <text:p>44.69</text:p>
          </table:table-cell>
          <table:table-cell office:value-type="string" table:style-name="ce5">
            <text:p>82<text:span text:style-name="T3">: </text:span><text:span text:style-name="T4">31.856382969033746</text:span></text:p>
          </table:table-cell>
          <table:table-cell office:value-type="string" office:string-value="31.856382969033746" table:formula="of:=RIGHT([.AC87];LEN([.AC87])-4)" table:style-name="ce4">
            <text:p>31.856382969033746</text:p>
          </table:table-cell>
          <table:table-cell office:value-type="float" office:value="31.856382969033699" table:formula="of:=[.AD87]+0" table:style-name="ce4">
            <text:p>31.86</text:p>
          </table:table-cell>
          <table:table-cell office:value-type="float" office:value="42.630366955060893" table:formula="of:=([.D87]+[.G87]+[.J87]+[.M87]+[.P87]+[.S87]+[.V87]+[.Y87]+[.AB87])/9" table:style-name="ce4">
            <text:p>42.63</text:p>
          </table:table-cell>
          <table:table-cell office:value-type="float" office:value="16.66904352049659" table:formula="of:=STDEV([.D87];[.G87];[.J87];[.M87];[.P87];[.S87];[.V87];[.Y87];[.AB87];[.AE87])" table:style-name="ce1">
            <text:p>16.66904352</text:p>
          </table:table-cell>
          <table:table-cell table:number-columns-repeated="16351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44.572867745579835</text:span></text:p>
          </table:table-cell>
          <table:table-cell office:value-type="string" office:string-value="44.572867745579835" table:formula="of:=RIGHT([.B88];LEN([.B88])-4)" table:style-name="ce4">
            <text:p>44.572867745579835</text:p>
          </table:table-cell>
          <table:table-cell office:value-type="float" office:value="44.572867745579799" table:formula="of:=[.C88]+0" table:style-name="ce4">
            <text:p>44.57</text:p>
          </table:table-cell>
          <table:table-cell office:value-type="string" table:style-name="ce2">
            <text:p>83<text:span text:style-name="T1">: </text:span><text:span text:style-name="T2">51.79600829165669</text:span></text:p>
          </table:table-cell>
          <table:table-cell office:value-type="string" office:string-value="51.79600829165669" table:formula="of:=RIGHT([.E88];LEN([.E88])-4)" table:style-name="ce4">
            <text:p>51.79600829165669</text:p>
          </table:table-cell>
          <table:table-cell office:value-type="float" office:value="51.796008291656598" table:formula="of:=[.F88]+0" table:style-name="ce4">
            <text:p>51.80</text:p>
          </table:table-cell>
          <table:table-cell office:value-type="string" table:style-name="ce2">
            <text:p>83<text:span text:style-name="T1">: </text:span><text:span text:style-name="T2">50.82237273440146</text:span></text:p>
          </table:table-cell>
          <table:table-cell office:value-type="string" office:string-value="50.82237273440146" table:formula="of:=RIGHT([.H88];LEN([.H88])-4)" table:style-name="ce4">
            <text:p>50.82237273440146</text:p>
          </table:table-cell>
          <table:table-cell office:value-type="float" office:value="50.822372734401398" table:formula="of:=[.I88]+0" table:style-name="ce4">
            <text:p>50.82</text:p>
          </table:table-cell>
          <table:table-cell office:value-type="string" table:style-name="ce2">
            <text:p>83<text:span text:style-name="T1">: </text:span><text:span text:style-name="T2">44.32122155148004</text:span></text:p>
          </table:table-cell>
          <table:table-cell office:value-type="string" office:string-value="44.32122155148004" table:formula="of:=RIGHT([.K88];LEN([.K88])-4)" table:style-name="ce4">
            <text:p>44.32122155148004</text:p>
          </table:table-cell>
          <table:table-cell office:value-type="float" office:value="44.321221551480001" table:formula="of:=[.L88]+0" table:style-name="ce4">
            <text:p>44.32</text:p>
          </table:table-cell>
          <table:table-cell office:value-type="string" table:style-name="ce2">
            <text:p>83<text:span text:style-name="T1">: </text:span><text:span text:style-name="T2">29.193938207199448</text:span></text:p>
          </table:table-cell>
          <table:table-cell office:value-type="string" office:string-value="29.193938207199448" table:formula="of:=RIGHT([.N88];LEN([.N88])-4)" table:style-name="ce4">
            <text:p>29.193938207199448</text:p>
          </table:table-cell>
          <table:table-cell office:value-type="float" office:value="29.193938207199398" table:formula="of:=[.O88]+0" table:style-name="ce4">
            <text:p>29.19</text:p>
          </table:table-cell>
          <table:table-cell office:value-type="string" table:style-name="ce5">
            <text:p>83<text:span text:style-name="T3">: </text:span><text:span text:style-name="T4">14.390122130037392</text:span></text:p>
          </table:table-cell>
          <table:table-cell office:value-type="string" office:string-value="14.390122130037392" table:formula="of:=RIGHT([.Q88];LEN([.Q88])-4)" table:style-name="ce4">
            <text:p>14.390122130037392</text:p>
          </table:table-cell>
          <table:table-cell office:value-type="float" office:value="14.3901221300373" table:formula="of:=[.R88]+0" table:style-name="ce4">
            <text:p>14.39</text:p>
          </table:table-cell>
          <table:table-cell office:value-type="string" table:style-name="ce5">
            <text:p>83<text:span text:style-name="T3">: </text:span><text:span text:style-name="T4">32.49212329542849</text:span></text:p>
          </table:table-cell>
          <table:table-cell office:value-type="string" office:string-value="32.49212329542849" table:formula="of:=RIGHT([.T88];LEN([.T88])-4)" table:style-name="ce4">
            <text:p>32.49212329542849</text:p>
          </table:table-cell>
          <table:table-cell office:value-type="float" office:value="32.492123295428399" table:formula="of:=[.U88]+0" table:style-name="ce4">
            <text:p>32.49</text:p>
          </table:table-cell>
          <table:table-cell office:value-type="string" table:style-name="ce5">
            <text:p>83<text:span text:style-name="T3">: </text:span><text:span text:style-name="T4">85.53769075533026</text:span></text:p>
          </table:table-cell>
          <table:table-cell office:value-type="string" office:string-value="85.53769075533026" table:formula="of:=RIGHT([.W88];LEN([.W88])-4)" table:style-name="ce4">
            <text:p>85.53769075533026</text:p>
          </table:table-cell>
          <table:table-cell office:value-type="float" office:value="85.537690755330203" table:formula="of:=[.X88]+0" table:style-name="ce4">
            <text:p>85.54</text:p>
          </table:table-cell>
          <table:table-cell office:value-type="string" table:style-name="ce5">
            <text:p>83<text:span text:style-name="T3">: </text:span><text:span text:style-name="T4">35.07561568083172</text:span></text:p>
          </table:table-cell>
          <table:table-cell office:value-type="string" office:string-value="35.07561568083172" table:formula="of:=RIGHT([.Z88];LEN([.Z88])-4)" table:style-name="ce4">
            <text:p>35.07561568083172</text:p>
          </table:table-cell>
          <table:table-cell office:value-type="float" office:value="35.075615680831703" table:formula="of:=[.AA88]+0" table:style-name="ce4">
            <text:p>35.08</text:p>
          </table:table-cell>
          <table:table-cell office:value-type="string" table:style-name="ce5">
            <text:p>83<text:span text:style-name="T3">: </text:span><text:span text:style-name="T4">31.988427725962634</text:span></text:p>
          </table:table-cell>
          <table:table-cell office:value-type="string" office:string-value="31.988427725962634" table:formula="of:=RIGHT([.AC88];LEN([.AC88])-4)" table:style-name="ce4">
            <text:p>31.988427725962634</text:p>
          </table:table-cell>
          <table:table-cell office:value-type="float" office:value="31.988427725962602" table:formula="of:=[.AD88]+0" table:style-name="ce4">
            <text:p>31.99</text:p>
          </table:table-cell>
          <table:table-cell office:value-type="float" office:value="43.13355115466053" table:formula="of:=([.D88]+[.G88]+[.J88]+[.M88]+[.P88]+[.S88]+[.V88]+[.Y88]+[.AB88])/9" table:style-name="ce4">
            <text:p>43.13</text:p>
          </table:table-cell>
          <table:table-cell office:value-type="float" office:value="18.991839242298759" table:formula="of:=STDEV([.D88];[.G88];[.J88];[.M88];[.P88];[.S88];[.V88];[.Y88];[.AB88];[.AE88])" table:style-name="ce1">
            <text:p>18.99183924</text:p>
          </table:table-cell>
          <table:table-cell table:number-columns-repeated="16351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42.920543452742635</text:span></text:p>
          </table:table-cell>
          <table:table-cell office:value-type="string" office:string-value="42.920543452742635" table:formula="of:=RIGHT([.B89];LEN([.B89])-4)" table:style-name="ce4">
            <text:p>42.920543452742635</text:p>
          </table:table-cell>
          <table:table-cell office:value-type="float" office:value="42.920543452742599" table:formula="of:=[.C89]+0" table:style-name="ce4">
            <text:p>42.92</text:p>
          </table:table-cell>
          <table:table-cell office:value-type="string" table:style-name="ce2">
            <text:p>84<text:span text:style-name="T1">: </text:span><text:span text:style-name="T2">56.90048467513782</text:span></text:p>
          </table:table-cell>
          <table:table-cell office:value-type="string" office:string-value="56.90048467513782" table:formula="of:=RIGHT([.E89];LEN([.E89])-4)" table:style-name="ce4">
            <text:p>56.90048467513782</text:p>
          </table:table-cell>
          <table:table-cell office:value-type="float" office:value="56.900484675137797" table:formula="of:=[.F89]+0" table:style-name="ce4">
            <text:p>56.90</text:p>
          </table:table-cell>
          <table:table-cell office:value-type="string" table:style-name="ce2">
            <text:p>84<text:span text:style-name="T1">: </text:span><text:span text:style-name="T2">46.56610467945545</text:span></text:p>
          </table:table-cell>
          <table:table-cell office:value-type="string" office:string-value="46.56610467945545" table:formula="of:=RIGHT([.H89];LEN([.H89])-4)" table:style-name="ce4">
            <text:p>46.56610467945545</text:p>
          </table:table-cell>
          <table:table-cell office:value-type="float" office:value="46.5661046794554" table:formula="of:=[.I89]+0" table:style-name="ce4">
            <text:p>46.57</text:p>
          </table:table-cell>
          <table:table-cell office:value-type="string" table:style-name="ce2">
            <text:p>84<text:span text:style-name="T1">: </text:span><text:span text:style-name="T2">46.22106414803285</text:span></text:p>
          </table:table-cell>
          <table:table-cell office:value-type="string" office:string-value="46.22106414803285" table:formula="of:=RIGHT([.K89];LEN([.K89])-4)" table:style-name="ce4">
            <text:p>46.22106414803285</text:p>
          </table:table-cell>
          <table:table-cell office:value-type="float" office:value="46.221064148032802" table:formula="of:=[.L89]+0" table:style-name="ce4">
            <text:p>46.22</text:p>
          </table:table-cell>
          <table:table-cell office:value-type="string" table:style-name="ce2">
            <text:p>84<text:span text:style-name="T1">: </text:span><text:span text:style-name="T2">23.107517036863868</text:span></text:p>
          </table:table-cell>
          <table:table-cell office:value-type="string" office:string-value="23.107517036863868" table:formula="of:=RIGHT([.N89];LEN([.N89])-4)" table:style-name="ce4">
            <text:p>23.107517036863868</text:p>
          </table:table-cell>
          <table:table-cell office:value-type="float" office:value="23.107517036863801" table:formula="of:=[.O89]+0" table:style-name="ce4">
            <text:p>23.11</text:p>
          </table:table-cell>
          <table:table-cell office:value-type="string" table:style-name="ce5">
            <text:p>84<text:span text:style-name="T3">: </text:span><text:span text:style-name="T4">16.449396331198354</text:span></text:p>
          </table:table-cell>
          <table:table-cell office:value-type="string" office:string-value="16.449396331198354" table:formula="of:=RIGHT([.Q89];LEN([.Q89])-4)" table:style-name="ce4">
            <text:p>16.449396331198354</text:p>
          </table:table-cell>
          <table:table-cell office:value-type="float" office:value="16.449396331198301" table:formula="of:=[.R89]+0" table:style-name="ce4">
            <text:p>16.45</text:p>
          </table:table-cell>
          <table:table-cell office:value-type="string" table:style-name="ce5">
            <text:p>84<text:span text:style-name="T3">: </text:span><text:span text:style-name="T4">44.19330269215034</text:span></text:p>
          </table:table-cell>
          <table:table-cell office:value-type="string" office:string-value="44.19330269215034" table:formula="of:=RIGHT([.T89];LEN([.T89])-4)" table:style-name="ce4">
            <text:p>44.19330269215034</text:p>
          </table:table-cell>
          <table:table-cell office:value-type="float" office:value="44.193302692150297" table:formula="of:=[.U89]+0" table:style-name="ce4">
            <text:p>44.19</text:p>
          </table:table-cell>
          <table:table-cell office:value-type="string" table:style-name="ce5">
            <text:p>84<text:span text:style-name="T3">: </text:span><text:span text:style-name="T4">85.24481862981033</text:span></text:p>
          </table:table-cell>
          <table:table-cell office:value-type="string" office:string-value="85.24481862981033" table:formula="of:=RIGHT([.W89];LEN([.W89])-4)" table:style-name="ce4">
            <text:p>85.24481862981033</text:p>
          </table:table-cell>
          <table:table-cell office:value-type="float" office:value="85.244818629810297" table:formula="of:=[.X89]+0" table:style-name="ce4">
            <text:p>85.24</text:p>
          </table:table-cell>
          <table:table-cell office:value-type="string" table:style-name="ce5">
            <text:p>84<text:span text:style-name="T3">: </text:span><text:span text:style-name="T4">40.453836835510046</text:span></text:p>
          </table:table-cell>
          <table:table-cell office:value-type="string" office:string-value="40.453836835510046" table:formula="of:=RIGHT([.Z89];LEN([.Z89])-4)" table:style-name="ce4">
            <text:p>40.453836835510046</text:p>
          </table:table-cell>
          <table:table-cell office:value-type="float" office:value="40.453836835510003" table:formula="of:=[.AA89]+0" table:style-name="ce4">
            <text:p>40.45</text:p>
          </table:table-cell>
          <table:table-cell office:value-type="string" table:style-name="ce5">
            <text:p>84<text:span text:style-name="T3">: </text:span><text:span text:style-name="T4">42.935090662651746</text:span></text:p>
          </table:table-cell>
          <table:table-cell office:value-type="string" office:string-value="42.935090662651746" table:formula="of:=RIGHT([.AC89];LEN([.AC89])-4)" table:style-name="ce4">
            <text:p>42.935090662651746</text:p>
          </table:table-cell>
          <table:table-cell office:value-type="float" office:value="42.935090662651703" table:formula="of:=[.AD89]+0" table:style-name="ce4">
            <text:p>42.94</text:p>
          </table:table-cell>
          <table:table-cell office:value-type="float" office:value="44.673007608989039" table:formula="of:=([.D89]+[.G89]+[.J89]+[.M89]+[.P89]+[.S89]+[.V89]+[.Y89]+[.AB89])/9" table:style-name="ce4">
            <text:p>44.67</text:p>
          </table:table-cell>
          <table:table-cell office:value-type="float" office:value="18.520339950317815" table:formula="of:=STDEV([.D89];[.G89];[.J89];[.M89];[.P89];[.S89];[.V89];[.Y89];[.AB89];[.AE89])" table:style-name="ce1">
            <text:p>18.52033995</text:p>
          </table:table-cell>
          <table:table-cell table:number-columns-repeated="16351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42.83638177016268</text:span></text:p>
          </table:table-cell>
          <table:table-cell office:value-type="string" office:string-value="42.83638177016268" table:formula="of:=RIGHT([.B90];LEN([.B90])-4)" table:style-name="ce4">
            <text:p>42.83638177016268</text:p>
          </table:table-cell>
          <table:table-cell office:value-type="float" office:value="42.836381770162603" table:formula="of:=[.C90]+0" table:style-name="ce4">
            <text:p>42.84</text:p>
          </table:table-cell>
          <table:table-cell office:value-type="string" table:style-name="ce2">
            <text:p>85<text:span text:style-name="T1">: </text:span><text:span text:style-name="T2">46.763297754295145</text:span></text:p>
          </table:table-cell>
          <table:table-cell office:value-type="string" office:string-value="46.763297754295145" table:formula="of:=RIGHT([.E90];LEN([.E90])-4)" table:style-name="ce4">
            <text:p>46.763297754295145</text:p>
          </table:table-cell>
          <table:table-cell office:value-type="float" office:value="46.763297754295102" table:formula="of:=[.F90]+0" table:style-name="ce4">
            <text:p>46.76</text:p>
          </table:table-cell>
          <table:table-cell office:value-type="string" table:style-name="ce2">
            <text:p>85<text:span text:style-name="T1">: </text:span><text:span text:style-name="T2">39.94054974395764</text:span></text:p>
          </table:table-cell>
          <table:table-cell office:value-type="string" office:string-value="39.94054974395764" table:formula="of:=RIGHT([.H90];LEN([.H90])-4)" table:style-name="ce4">
            <text:p>39.94054974395764</text:p>
          </table:table-cell>
          <table:table-cell office:value-type="float" office:value="39.940549743957597" table:formula="of:=[.I90]+0" table:style-name="ce4">
            <text:p>39.94</text:p>
          </table:table-cell>
          <table:table-cell office:value-type="string" table:style-name="ce2">
            <text:p>85<text:span text:style-name="T1">: </text:span><text:span text:style-name="T2">43.2258149630473</text:span></text:p>
          </table:table-cell>
          <table:table-cell office:value-type="string" office:string-value="43.2258149630473" table:formula="of:=RIGHT([.K90];LEN([.K90])-4)" table:style-name="ce4">
            <text:p>43.2258149630473</text:p>
          </table:table-cell>
          <table:table-cell office:value-type="float" office:value="43.225814963047299" table:formula="of:=[.L90]+0" table:style-name="ce4">
            <text:p>43.23</text:p>
          </table:table-cell>
          <table:table-cell office:value-type="string" table:style-name="ce2">
            <text:p>85<text:span text:style-name="T1">: </text:span><text:span text:style-name="T2">26.73760757738098</text:span></text:p>
          </table:table-cell>
          <table:table-cell office:value-type="string" office:string-value="26.73760757738098" table:formula="of:=RIGHT([.N90];LEN([.N90])-4)" table:style-name="ce4">
            <text:p>26.73760757738098</text:p>
          </table:table-cell>
          <table:table-cell office:value-type="float" office:value="26.737607577380899" table:formula="of:=[.O90]+0" table:style-name="ce4">
            <text:p>26.74</text:p>
          </table:table-cell>
          <table:table-cell office:value-type="string" table:style-name="ce5">
            <text:p>85<text:span text:style-name="T3">: </text:span><text:span text:style-name="T4">17.343189086586584</text:span></text:p>
          </table:table-cell>
          <table:table-cell office:value-type="string" office:string-value="17.343189086586584" table:formula="of:=RIGHT([.Q90];LEN([.Q90])-4)" table:style-name="ce4">
            <text:p>17.343189086586584</text:p>
          </table:table-cell>
          <table:table-cell office:value-type="float" office:value="17.343189086586499" table:formula="of:=[.R90]+0" table:style-name="ce4">
            <text:p>17.34</text:p>
          </table:table-cell>
          <table:table-cell office:value-type="string" table:style-name="ce5">
            <text:p>85<text:span text:style-name="T3">: </text:span><text:span text:style-name="T4">40.550492411539906</text:span></text:p>
          </table:table-cell>
          <table:table-cell office:value-type="string" office:string-value="40.550492411539906" table:formula="of:=RIGHT([.T90];LEN([.T90])-4)" table:style-name="ce4">
            <text:p>40.550492411539906</text:p>
          </table:table-cell>
          <table:table-cell office:value-type="float" office:value="40.550492411539899" table:formula="of:=[.U90]+0" table:style-name="ce4">
            <text:p>40.55</text:p>
          </table:table-cell>
          <table:table-cell office:value-type="string" table:style-name="ce5">
            <text:p>85<text:span text:style-name="T3">: </text:span><text:span text:style-name="T4">75.31156335728723</text:span></text:p>
          </table:table-cell>
          <table:table-cell office:value-type="string" office:string-value="75.31156335728723" table:formula="of:=RIGHT([.W90];LEN([.W90])-4)" table:style-name="ce4">
            <text:p>75.31156335728723</text:p>
          </table:table-cell>
          <table:table-cell office:value-type="float" office:value="75.311563357287199" table:formula="of:=[.X90]+0" table:style-name="ce4">
            <text:p>75.31</text:p>
          </table:table-cell>
          <table:table-cell office:value-type="string" table:style-name="ce5">
            <text:p>85<text:span text:style-name="T3">: </text:span><text:span text:style-name="T4">47.40417497589096</text:span></text:p>
          </table:table-cell>
          <table:table-cell office:value-type="string" office:string-value="47.40417497589096" table:formula="of:=RIGHT([.Z90];LEN([.Z90])-4)" table:style-name="ce4">
            <text:p>47.40417497589096</text:p>
          </table:table-cell>
          <table:table-cell office:value-type="float" office:value="47.404174975890903" table:formula="of:=[.AA90]+0" table:style-name="ce4">
            <text:p>47.40</text:p>
          </table:table-cell>
          <table:table-cell office:value-type="string" table:style-name="ce5">
            <text:p>85<text:span text:style-name="T3">: </text:span><text:span text:style-name="T4">44.20465717900868</text:span></text:p>
          </table:table-cell>
          <table:table-cell office:value-type="string" office:string-value="44.20465717900868" table:formula="of:=RIGHT([.AC90];LEN([.AC90])-4)" table:style-name="ce4">
            <text:p>44.20465717900868</text:p>
          </table:table-cell>
          <table:table-cell office:value-type="float" office:value="44.204657179008599" table:formula="of:=[.AD90]+0" table:style-name="ce4">
            <text:p>44.20</text:p>
          </table:table-cell>
          <table:table-cell office:value-type="float" office:value="42.234785737794226" table:formula="of:=([.D90]+[.G90]+[.J90]+[.M90]+[.P90]+[.S90]+[.V90]+[.Y90]+[.AB90])/9" table:style-name="ce4">
            <text:p>42.23</text:p>
          </table:table-cell>
          <table:table-cell office:value-type="float" office:value="14.959181915804182" table:formula="of:=STDEV([.D90];[.G90];[.J90];[.M90];[.P90];[.S90];[.V90];[.Y90];[.AB90];[.AE90])" table:style-name="ce1">
            <text:p>14.95918192</text:p>
          </table:table-cell>
          <table:table-cell table:number-columns-repeated="16351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45.44050575803299</text:span></text:p>
          </table:table-cell>
          <table:table-cell office:value-type="string" office:string-value="45.44050575803299" table:formula="of:=RIGHT([.B91];LEN([.B91])-4)" table:style-name="ce4">
            <text:p>45.44050575803299</text:p>
          </table:table-cell>
          <table:table-cell office:value-type="float" office:value="45.440505758032899" table:formula="of:=[.C91]+0" table:style-name="ce4">
            <text:p>45.44</text:p>
          </table:table-cell>
          <table:table-cell office:value-type="string" table:style-name="ce2">
            <text:p>86<text:span text:style-name="T1">: </text:span><text:span text:style-name="T2">57.052599897121794</text:span></text:p>
          </table:table-cell>
          <table:table-cell office:value-type="string" office:string-value="57.052599897121794" table:formula="of:=RIGHT([.E91];LEN([.E91])-4)" table:style-name="ce4">
            <text:p>57.052599897121794</text:p>
          </table:table-cell>
          <table:table-cell office:value-type="float" office:value="57.052599897121702" table:formula="of:=[.F91]+0" table:style-name="ce4">
            <text:p>57.05</text:p>
          </table:table-cell>
          <table:table-cell office:value-type="string" table:style-name="ce2">
            <text:p>86<text:span text:style-name="T1">: </text:span><text:span text:style-name="T2">42.505395690535586</text:span></text:p>
          </table:table-cell>
          <table:table-cell office:value-type="string" office:string-value="42.505395690535586" table:formula="of:=RIGHT([.H91];LEN([.H91])-4)" table:style-name="ce4">
            <text:p>42.505395690535586</text:p>
          </table:table-cell>
          <table:table-cell office:value-type="float" office:value="42.505395690535501" table:formula="of:=[.I91]+0" table:style-name="ce4">
            <text:p>42.51</text:p>
          </table:table-cell>
          <table:table-cell office:value-type="string" table:style-name="ce2">
            <text:p>86<text:span text:style-name="T1">: </text:span><text:span text:style-name="T2">39.06654303175761</text:span></text:p>
          </table:table-cell>
          <table:table-cell office:value-type="string" office:string-value="39.06654303175761" table:formula="of:=RIGHT([.K91];LEN([.K91])-4)" table:style-name="ce4">
            <text:p>39.06654303175761</text:p>
          </table:table-cell>
          <table:table-cell office:value-type="float" office:value="39.066543031757597" table:formula="of:=[.L91]+0" table:style-name="ce4">
            <text:p>39.07</text:p>
          </table:table-cell>
          <table:table-cell office:value-type="string" table:style-name="ce2">
            <text:p>86<text:span text:style-name="T1">: </text:span><text:span text:style-name="T2">28.699865116736323</text:span></text:p>
          </table:table-cell>
          <table:table-cell office:value-type="string" office:string-value="28.699865116736323" table:formula="of:=RIGHT([.N91];LEN([.N91])-4)" table:style-name="ce4">
            <text:p>28.699865116736323</text:p>
          </table:table-cell>
          <table:table-cell office:value-type="float" office:value="28.699865116736301" table:formula="of:=[.O91]+0" table:style-name="ce4">
            <text:p>28.70</text:p>
          </table:table-cell>
          <table:table-cell office:value-type="string" table:style-name="ce5">
            <text:p>86<text:span text:style-name="T3">: </text:span><text:span text:style-name="T4">15.453342980093376</text:span></text:p>
          </table:table-cell>
          <table:table-cell office:value-type="string" office:string-value="15.453342980093376" table:formula="of:=RIGHT([.Q91];LEN([.Q91])-4)" table:style-name="ce4">
            <text:p>15.453342980093376</text:p>
          </table:table-cell>
          <table:table-cell office:value-type="float" office:value="15.4533429800933" table:formula="of:=[.R91]+0" table:style-name="ce4">
            <text:p>15.45</text:p>
          </table:table-cell>
          <table:table-cell office:value-type="string" table:style-name="ce5">
            <text:p>86<text:span text:style-name="T3">: </text:span><text:span text:style-name="T4">42.9019093172908</text:span></text:p>
          </table:table-cell>
          <table:table-cell office:value-type="string" office:string-value="42.9019093172908" table:formula="of:=RIGHT([.T91];LEN([.T91])-4)" table:style-name="ce4">
            <text:p>42.9019093172908</text:p>
          </table:table-cell>
          <table:table-cell office:value-type="float" office:value="42.901909317290801" table:formula="of:=[.U91]+0" table:style-name="ce4">
            <text:p>42.90</text:p>
          </table:table-cell>
          <table:table-cell office:value-type="string" table:style-name="ce5">
            <text:p>86<text:span text:style-name="T3">: </text:span><text:span text:style-name="T4">80.2090473272068</text:span></text:p>
          </table:table-cell>
          <table:table-cell office:value-type="string" office:string-value="80.2090473272068" table:formula="of:=RIGHT([.W91];LEN([.W91])-4)" table:style-name="ce4">
            <text:p>80.2090473272068</text:p>
          </table:table-cell>
          <table:table-cell office:value-type="float" office:value="80.209047327206804" table:formula="of:=[.X91]+0" table:style-name="ce4">
            <text:p>80.21</text:p>
          </table:table-cell>
          <table:table-cell office:value-type="string" table:style-name="ce5">
            <text:p>86<text:span text:style-name="T3">: </text:span><text:span text:style-name="T4">50.689535905803616</text:span></text:p>
          </table:table-cell>
          <table:table-cell office:value-type="string" office:string-value="50.689535905803616" table:formula="of:=RIGHT([.Z91];LEN([.Z91])-4)" table:style-name="ce4">
            <text:p>50.689535905803616</text:p>
          </table:table-cell>
          <table:table-cell office:value-type="float" office:value="50.689535905803602" table:formula="of:=[.AA91]+0" table:style-name="ce4">
            <text:p>50.69</text:p>
          </table:table-cell>
          <table:table-cell office:value-type="string" table:style-name="ce5">
            <text:p>86<text:span text:style-name="T3">: </text:span><text:span text:style-name="T4">46.73478303084853</text:span></text:p>
          </table:table-cell>
          <table:table-cell office:value-type="string" office:string-value="46.73478303084853" table:formula="of:=RIGHT([.AC91];LEN([.AC91])-4)" table:style-name="ce4">
            <text:p>46.73478303084853</text:p>
          </table:table-cell>
          <table:table-cell office:value-type="float" office:value="46.734783030848497" table:formula="of:=[.AD91]+0" table:style-name="ce4">
            <text:p>46.73</text:p>
          </table:table-cell>
          <table:table-cell office:value-type="float" office:value="44.668749447175387" table:formula="of:=([.D91]+[.G91]+[.J91]+[.M91]+[.P91]+[.S91]+[.V91]+[.Y91]+[.AB91])/9" table:style-name="ce4">
            <text:p>44.67</text:p>
          </table:table-cell>
          <table:table-cell office:value-type="float" office:value="17.01271233872346" table:formula="of:=STDEV([.D91];[.G91];[.J91];[.M91];[.P91];[.S91];[.V91];[.Y91];[.AB91];[.AE91])" table:style-name="ce1">
            <text:p>17.01271234</text:p>
          </table:table-cell>
          <table:table-cell table:number-columns-repeated="16351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47.409337236853816</text:span></text:p>
          </table:table-cell>
          <table:table-cell office:value-type="string" office:string-value="47.409337236853816" table:formula="of:=RIGHT([.B92];LEN([.B92])-4)" table:style-name="ce4">
            <text:p>47.409337236853816</text:p>
          </table:table-cell>
          <table:table-cell office:value-type="float" office:value="47.409337236853801" table:formula="of:=[.C92]+0" table:style-name="ce4">
            <text:p>47.41</text:p>
          </table:table-cell>
          <table:table-cell office:value-type="string" table:style-name="ce2">
            <text:p>87<text:span text:style-name="T1">: </text:span><text:span text:style-name="T2">62.305499526420036</text:span></text:p>
          </table:table-cell>
          <table:table-cell office:value-type="string" office:string-value="62.305499526420036" table:formula="of:=RIGHT([.E92];LEN([.E92])-4)" table:style-name="ce4">
            <text:p>62.305499526420036</text:p>
          </table:table-cell>
          <table:table-cell office:value-type="float" office:value="62.30549952642" table:formula="of:=[.F92]+0" table:style-name="ce4">
            <text:p>62.31</text:p>
          </table:table-cell>
          <table:table-cell office:value-type="string" table:style-name="ce2">
            <text:p>87<text:span text:style-name="T1">: </text:span><text:span text:style-name="T2">46.3945045695487</text:span></text:p>
          </table:table-cell>
          <table:table-cell office:value-type="string" office:string-value="46.3945045695487" table:formula="of:=RIGHT([.H92];LEN([.H92])-4)" table:style-name="ce4">
            <text:p>46.3945045695487</text:p>
          </table:table-cell>
          <table:table-cell office:value-type="float" office:value="46.394504569548701" table:formula="of:=[.I92]+0" table:style-name="ce4">
            <text:p>46.39</text:p>
          </table:table-cell>
          <table:table-cell office:value-type="string" table:style-name="ce2">
            <text:p>87<text:span text:style-name="T1">: </text:span><text:span text:style-name="T2">37.83664633948326</text:span></text:p>
          </table:table-cell>
          <table:table-cell office:value-type="string" office:string-value="37.83664633948326" table:formula="of:=RIGHT([.K92];LEN([.K92])-4)" table:style-name="ce4">
            <text:p>37.83664633948326</text:p>
          </table:table-cell>
          <table:table-cell office:value-type="float" office:value="37.836646339483202" table:formula="of:=[.L92]+0" table:style-name="ce4">
            <text:p>37.84</text:p>
          </table:table-cell>
          <table:table-cell office:value-type="string" table:style-name="ce2">
            <text:p>87<text:span text:style-name="T1">: </text:span><text:span text:style-name="T2">23.47092424333253</text:span></text:p>
          </table:table-cell>
          <table:table-cell office:value-type="string" office:string-value="23.47092424333253" table:formula="of:=RIGHT([.N92];LEN([.N92])-4)" table:style-name="ce4">
            <text:p>23.47092424333253</text:p>
          </table:table-cell>
          <table:table-cell office:value-type="float" office:value="23.470924243332501" table:formula="of:=[.O92]+0" table:style-name="ce4">
            <text:p>23.47</text:p>
          </table:table-cell>
          <table:table-cell office:value-type="string" table:style-name="ce5">
            <text:p>87<text:span text:style-name="T3">: </text:span><text:span text:style-name="T4">18.566036818445195</text:span></text:p>
          </table:table-cell>
          <table:table-cell office:value-type="string" office:string-value="18.566036818445195" table:formula="of:=RIGHT([.Q92];LEN([.Q92])-4)" table:style-name="ce4">
            <text:p>18.566036818445195</text:p>
          </table:table-cell>
          <table:table-cell office:value-type="float" office:value="18.566036818445099" table:formula="of:=[.R92]+0" table:style-name="ce4">
            <text:p>18.57</text:p>
          </table:table-cell>
          <table:table-cell office:value-type="string" table:style-name="ce5">
            <text:p>87<text:span text:style-name="T3">: </text:span><text:span text:style-name="T4">35.23045446213654</text:span></text:p>
          </table:table-cell>
          <table:table-cell office:value-type="string" office:string-value="35.23045446213654" table:formula="of:=RIGHT([.T92];LEN([.T92])-4)" table:style-name="ce4">
            <text:p>35.23045446213654</text:p>
          </table:table-cell>
          <table:table-cell office:value-type="float" office:value="35.2304544621365" table:formula="of:=[.U92]+0" table:style-name="ce4">
            <text:p>35.23</text:p>
          </table:table-cell>
          <table:table-cell office:value-type="string" table:style-name="ce5">
            <text:p>87<text:span text:style-name="T3">: </text:span><text:span text:style-name="T4">84.57596767428994</text:span></text:p>
          </table:table-cell>
          <table:table-cell office:value-type="string" office:string-value="84.57596767428994" table:formula="of:=RIGHT([.W92];LEN([.W92])-4)" table:style-name="ce4">
            <text:p>84.57596767428994</text:p>
          </table:table-cell>
          <table:table-cell office:value-type="float" office:value="84.575967674289899" table:formula="of:=[.X92]+0" table:style-name="ce4">
            <text:p>84.58</text:p>
          </table:table-cell>
          <table:table-cell office:value-type="string" table:style-name="ce5">
            <text:p>87<text:span text:style-name="T3">: </text:span><text:span text:style-name="T4">48.977552880071215</text:span></text:p>
          </table:table-cell>
          <table:table-cell office:value-type="string" office:string-value="48.977552880071215" table:formula="of:=RIGHT([.Z92];LEN([.Z92])-4)" table:style-name="ce4">
            <text:p>48.977552880071215</text:p>
          </table:table-cell>
          <table:table-cell office:value-type="float" office:value="48.977552880071201" table:formula="of:=[.AA92]+0" table:style-name="ce4">
            <text:p>48.98</text:p>
          </table:table-cell>
          <table:table-cell office:value-type="string" table:style-name="ce5">
            <text:p>87<text:span text:style-name="T3">: </text:span><text:span text:style-name="T4">35.59564200539317</text:span></text:p>
          </table:table-cell>
          <table:table-cell office:value-type="string" office:string-value="35.59564200539317" table:formula="of:=RIGHT([.AC92];LEN([.AC92])-4)" table:style-name="ce4">
            <text:p>35.59564200539317</text:p>
          </table:table-cell>
          <table:table-cell office:value-type="float" office:value="35.595642005393103" table:formula="of:=[.AD92]+0" table:style-name="ce4">
            <text:p>35.60</text:p>
          </table:table-cell>
          <table:table-cell office:value-type="float" office:value="44.97410263895344" table:formula="of:=([.D92]+[.G92]+[.J92]+[.M92]+[.P92]+[.S92]+[.V92]+[.Y92]+[.AB92])/9" table:style-name="ce4">
            <text:p>44.97</text:p>
          </table:table-cell>
          <table:table-cell office:value-type="float" office:value="19.083078922777492" table:formula="of:=STDEV([.D92];[.G92];[.J92];[.M92];[.P92];[.S92];[.V92];[.Y92];[.AB92];[.AE92])" table:style-name="ce1">
            <text:p>19.08307892</text:p>
          </table:table-cell>
          <table:table-cell table:number-columns-repeated="16351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50.686312380742876</text:span></text:p>
          </table:table-cell>
          <table:table-cell office:value-type="string" office:string-value="50.686312380742876" table:formula="of:=RIGHT([.B93];LEN([.B93])-4)" table:style-name="ce4">
            <text:p>50.686312380742876</text:p>
          </table:table-cell>
          <table:table-cell office:value-type="float" office:value="50.686312380742798" table:formula="of:=[.C93]+0" table:style-name="ce4">
            <text:p>50.69</text:p>
          </table:table-cell>
          <table:table-cell office:value-type="string" table:style-name="ce2">
            <text:p>88<text:span text:style-name="T1">: </text:span><text:span text:style-name="T2">48.83856212896619</text:span></text:p>
          </table:table-cell>
          <table:table-cell office:value-type="string" office:string-value="48.83856212896619" table:formula="of:=RIGHT([.E93];LEN([.E93])-4)" table:style-name="ce4">
            <text:p>48.83856212896619</text:p>
          </table:table-cell>
          <table:table-cell office:value-type="float" office:value="48.838562128966103" table:formula="of:=[.F93]+0" table:style-name="ce4">
            <text:p>48.84</text:p>
          </table:table-cell>
          <table:table-cell office:value-type="string" table:style-name="ce2">
            <text:p>88<text:span text:style-name="T1">: </text:span><text:span text:style-name="T2">43.285925510588655</text:span></text:p>
          </table:table-cell>
          <table:table-cell office:value-type="string" office:string-value="43.285925510588655" table:formula="of:=RIGHT([.H93];LEN([.H93])-4)" table:style-name="ce4">
            <text:p>43.285925510588655</text:p>
          </table:table-cell>
          <table:table-cell office:value-type="float" office:value="43.285925510588598" table:formula="of:=[.I93]+0" table:style-name="ce4">
            <text:p>43.29</text:p>
          </table:table-cell>
          <table:table-cell office:value-type="string" table:style-name="ce2">
            <text:p>88<text:span text:style-name="T1">: </text:span><text:span text:style-name="T2">54.28114615955068</text:span></text:p>
          </table:table-cell>
          <table:table-cell office:value-type="string" office:string-value="54.28114615955068" table:formula="of:=RIGHT([.K93];LEN([.K93])-4)" table:style-name="ce4">
            <text:p>54.28114615955068</text:p>
          </table:table-cell>
          <table:table-cell office:value-type="float" office:value="54.281146159550602" table:formula="of:=[.L93]+0" table:style-name="ce4">
            <text:p>54.28</text:p>
          </table:table-cell>
          <table:table-cell office:value-type="string" table:style-name="ce2">
            <text:p>88<text:span text:style-name="T1">: </text:span><text:span text:style-name="T2">24.484606839697246</text:span></text:p>
          </table:table-cell>
          <table:table-cell office:value-type="string" office:string-value="24.484606839697246" table:formula="of:=RIGHT([.N93];LEN([.N93])-4)" table:style-name="ce4">
            <text:p>24.484606839697246</text:p>
          </table:table-cell>
          <table:table-cell office:value-type="float" office:value="24.4846068396972" table:formula="of:=[.O93]+0" table:style-name="ce4">
            <text:p>24.48</text:p>
          </table:table-cell>
          <table:table-cell office:value-type="string" table:style-name="ce5">
            <text:p>88<text:span text:style-name="T3">: </text:span><text:span text:style-name="T4">15.976902096917968</text:span></text:p>
          </table:table-cell>
          <table:table-cell office:value-type="string" office:string-value="15.976902096917968" table:formula="of:=RIGHT([.Q93];LEN([.Q93])-4)" table:style-name="ce4">
            <text:p>15.976902096917968</text:p>
          </table:table-cell>
          <table:table-cell office:value-type="float" office:value="15.9769020969179" table:formula="of:=[.R93]+0" table:style-name="ce4">
            <text:p>15.98</text:p>
          </table:table-cell>
          <table:table-cell office:value-type="string" table:style-name="ce5">
            <text:p>88<text:span text:style-name="T3">: </text:span><text:span text:style-name="T4">31.236013114217382</text:span></text:p>
          </table:table-cell>
          <table:table-cell office:value-type="string" office:string-value="31.236013114217382" table:formula="of:=RIGHT([.T93];LEN([.T93])-4)" table:style-name="ce4">
            <text:p>31.236013114217382</text:p>
          </table:table-cell>
          <table:table-cell office:value-type="float" office:value="31.2360131142173" table:formula="of:=[.U93]+0" table:style-name="ce4">
            <text:p>31.24</text:p>
          </table:table-cell>
          <table:table-cell office:value-type="string" table:style-name="ce5">
            <text:p>88<text:span text:style-name="T3">: </text:span><text:span text:style-name="T4">78.64348714520459</text:span></text:p>
          </table:table-cell>
          <table:table-cell office:value-type="string" office:string-value="78.64348714520459" table:formula="of:=RIGHT([.W93];LEN([.W93])-4)" table:style-name="ce4">
            <text:p>78.64348714520459</text:p>
          </table:table-cell>
          <table:table-cell office:value-type="float" office:value="78.643487145204503" table:formula="of:=[.X93]+0" table:style-name="ce4">
            <text:p>78.64</text:p>
          </table:table-cell>
          <table:table-cell office:value-type="string" table:style-name="ce5">
            <text:p>88<text:span text:style-name="T3">: </text:span><text:span text:style-name="T4">46.11480714937208</text:span></text:p>
          </table:table-cell>
          <table:table-cell office:value-type="string" office:string-value="46.11480714937208" table:formula="of:=RIGHT([.Z93];LEN([.Z93])-4)" table:style-name="ce4">
            <text:p>46.11480714937208</text:p>
          </table:table-cell>
          <table:table-cell office:value-type="float" office:value="46.114807149371998" table:formula="of:=[.AA93]+0" table:style-name="ce4">
            <text:p>46.11</text:p>
          </table:table-cell>
          <table:table-cell office:value-type="string" table:style-name="ce5">
            <text:p>88<text:span text:style-name="T3">: </text:span><text:span text:style-name="T4">37.27461896921743</text:span></text:p>
          </table:table-cell>
          <table:table-cell office:value-type="string" office:string-value="37.27461896921743" table:formula="of:=RIGHT([.AC93];LEN([.AC93])-4)" table:style-name="ce4">
            <text:p>37.27461896921743</text:p>
          </table:table-cell>
          <table:table-cell office:value-type="float" office:value="37.2746189692174" table:formula="of:=[.AD93]+0" table:style-name="ce4">
            <text:p>37.27</text:p>
          </table:table-cell>
          <table:table-cell office:value-type="float" office:value="43.727529169473002" table:formula="of:=([.D93]+[.G93]+[.J93]+[.M93]+[.P93]+[.S93]+[.V93]+[.Y93]+[.AB93])/9" table:style-name="ce4">
            <text:p>43.73</text:p>
          </table:table-cell>
          <table:table-cell office:value-type="float" office:value="17.463758554635564" table:formula="of:=STDEV([.D93];[.G93];[.J93];[.M93];[.P93];[.S93];[.V93];[.Y93];[.AB93];[.AE93])" table:style-name="ce1">
            <text:p>17.46375855</text:p>
          </table:table-cell>
          <table:table-cell table:number-columns-repeated="16351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61.87472625139013</text:span></text:p>
          </table:table-cell>
          <table:table-cell office:value-type="string" office:string-value="61.87472625139013" table:formula="of:=RIGHT([.B94];LEN([.B94])-4)" table:style-name="ce4">
            <text:p>61.87472625139013</text:p>
          </table:table-cell>
          <table:table-cell office:value-type="float" office:value="61.874726251390101" table:formula="of:=[.C94]+0" table:style-name="ce4">
            <text:p>61.87</text:p>
          </table:table-cell>
          <table:table-cell office:value-type="string" table:style-name="ce2">
            <text:p>89<text:span text:style-name="T1">: </text:span><text:span text:style-name="T2">54.31263553966254</text:span></text:p>
          </table:table-cell>
          <table:table-cell office:value-type="string" office:string-value="54.31263553966254" table:formula="of:=RIGHT([.E94];LEN([.E94])-4)" table:style-name="ce4">
            <text:p>54.31263553966254</text:p>
          </table:table-cell>
          <table:table-cell office:value-type="float" office:value="54.312635539662502" table:formula="of:=[.F94]+0" table:style-name="ce4">
            <text:p>54.31</text:p>
          </table:table-cell>
          <table:table-cell office:value-type="string" table:style-name="ce2">
            <text:p>89<text:span text:style-name="T1">: </text:span><text:span text:style-name="T2">41.50721071880771</text:span></text:p>
          </table:table-cell>
          <table:table-cell office:value-type="string" office:string-value="41.50721071880771" table:formula="of:=RIGHT([.H94];LEN([.H94])-4)" table:style-name="ce4">
            <text:p>41.50721071880771</text:p>
          </table:table-cell>
          <table:table-cell office:value-type="float" office:value="41.507210718807698" table:formula="of:=[.I94]+0" table:style-name="ce4">
            <text:p>41.51</text:p>
          </table:table-cell>
          <table:table-cell office:value-type="string" table:style-name="ce2">
            <text:p>89<text:span text:style-name="T1">: </text:span><text:span text:style-name="T2">52.8407646016784</text:span></text:p>
          </table:table-cell>
          <table:table-cell office:value-type="string" office:string-value="52.8407646016784" table:formula="of:=RIGHT([.K94];LEN([.K94])-4)" table:style-name="ce4">
            <text:p>52.8407646016784</text:p>
          </table:table-cell>
          <table:table-cell office:value-type="float" office:value="52.840764601678401" table:formula="of:=[.L94]+0" table:style-name="ce4">
            <text:p>52.84</text:p>
          </table:table-cell>
          <table:table-cell office:value-type="string" table:style-name="ce2">
            <text:p>89<text:span text:style-name="T1">: </text:span><text:span text:style-name="T2">19.813729042487623</text:span></text:p>
          </table:table-cell>
          <table:table-cell office:value-type="string" office:string-value="19.813729042487623" table:formula="of:=RIGHT([.N94];LEN([.N94])-4)" table:style-name="ce4">
            <text:p>19.813729042487623</text:p>
          </table:table-cell>
          <table:table-cell office:value-type="float" office:value="19.813729042487601" table:formula="of:=[.O94]+0" table:style-name="ce4">
            <text:p>19.81</text:p>
          </table:table-cell>
          <table:table-cell office:value-type="string" table:style-name="ce5">
            <text:p>89<text:span text:style-name="T3">: </text:span><text:span text:style-name="T4">15.869267826147894</text:span></text:p>
          </table:table-cell>
          <table:table-cell office:value-type="string" office:string-value="15.869267826147894" table:formula="of:=RIGHT([.Q94];LEN([.Q94])-4)" table:style-name="ce4">
            <text:p>15.869267826147894</text:p>
          </table:table-cell>
          <table:table-cell office:value-type="float" office:value="15.8692678261478" table:formula="of:=[.R94]+0" table:style-name="ce4">
            <text:p>15.87</text:p>
          </table:table-cell>
          <table:table-cell office:value-type="string" table:style-name="ce5">
            <text:p>89<text:span text:style-name="T3">: </text:span><text:span text:style-name="T4">25.975760689791137</text:span></text:p>
          </table:table-cell>
          <table:table-cell office:value-type="string" office:string-value="25.975760689791137" table:formula="of:=RIGHT([.T94];LEN([.T94])-4)" table:style-name="ce4">
            <text:p>25.975760689791137</text:p>
          </table:table-cell>
          <table:table-cell office:value-type="float" office:value="25.975760689791102" table:formula="of:=[.U94]+0" table:style-name="ce4">
            <text:p>25.98</text:p>
          </table:table-cell>
          <table:table-cell office:value-type="string" table:style-name="ce5">
            <text:p>89<text:span text:style-name="T3">: </text:span><text:span text:style-name="T4">70.99254864960405</text:span></text:p>
          </table:table-cell>
          <table:table-cell office:value-type="string" office:string-value="70.99254864960405" table:formula="of:=RIGHT([.W94];LEN([.W94])-4)" table:style-name="ce4">
            <text:p>70.99254864960405</text:p>
          </table:table-cell>
          <table:table-cell office:value-type="float" office:value="70.992548649604004" table:formula="of:=[.X94]+0" table:style-name="ce4">
            <text:p>70.99</text:p>
          </table:table-cell>
          <table:table-cell office:value-type="string" table:style-name="ce5">
            <text:p>89<text:span text:style-name="T3">: </text:span><text:span text:style-name="T4">39.9029956492198</text:span></text:p>
          </table:table-cell>
          <table:table-cell office:value-type="string" office:string-value="39.9029956492198" table:formula="of:=RIGHT([.Z94];LEN([.Z94])-4)" table:style-name="ce4">
            <text:p>39.9029956492198</text:p>
          </table:table-cell>
          <table:table-cell office:value-type="float" office:value="39.902995649219797" table:formula="of:=[.AA94]+0" table:style-name="ce4">
            <text:p>39.90</text:p>
          </table:table-cell>
          <table:table-cell office:value-type="string" table:style-name="ce5">
            <text:p>89<text:span text:style-name="T3">: </text:span><text:span text:style-name="T4">38.69397318858999</text:span></text:p>
          </table:table-cell>
          <table:table-cell office:value-type="string" office:string-value="38.69397318858999" table:formula="of:=RIGHT([.AC94];LEN([.AC94])-4)" table:style-name="ce4">
            <text:p>38.69397318858999</text:p>
          </table:table-cell>
          <table:table-cell office:value-type="float" office:value="38.693973188589901" table:formula="of:=[.AD94]+0" table:style-name="ce4">
            <text:p>38.69</text:p>
          </table:table-cell>
          <table:table-cell office:value-type="float" office:value="42.565515440976554" table:formula="of:=([.D94]+[.G94]+[.J94]+[.M94]+[.P94]+[.S94]+[.V94]+[.Y94]+[.AB94])/9" table:style-name="ce4">
            <text:p>42.57</text:p>
          </table:table-cell>
          <table:table-cell office:value-type="float" office:value="18.110064037034242" table:formula="of:=STDEV([.D94];[.G94];[.J94];[.M94];[.P94];[.S94];[.V94];[.Y94];[.AB94];[.AE94])" table:style-name="ce1">
            <text:p>18.11006404</text:p>
          </table:table-cell>
          <table:table-cell table:number-columns-repeated="16351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53.847149359023355</text:span></text:p>
          </table:table-cell>
          <table:table-cell office:value-type="string" office:string-value="53.847149359023355" table:formula="of:=RIGHT([.B95];LEN([.B95])-4)" table:style-name="ce4">
            <text:p>53.847149359023355</text:p>
          </table:table-cell>
          <table:table-cell office:value-type="float" office:value="53.847149359023298" table:formula="of:=[.C95]+0" table:style-name="ce4">
            <text:p>53.85</text:p>
          </table:table-cell>
          <table:table-cell office:value-type="string" table:style-name="ce2">
            <text:p>90<text:span text:style-name="T1">: </text:span><text:span text:style-name="T2">54.87051993850216</text:span></text:p>
          </table:table-cell>
          <table:table-cell office:value-type="string" office:string-value="54.87051993850216" table:formula="of:=RIGHT([.E95];LEN([.E95])-4)" table:style-name="ce4">
            <text:p>54.87051993850216</text:p>
          </table:table-cell>
          <table:table-cell office:value-type="float" office:value="54.870519938502099" table:formula="of:=[.F95]+0" table:style-name="ce4">
            <text:p>54.87</text:p>
          </table:table-cell>
          <table:table-cell office:value-type="string" table:style-name="ce2">
            <text:p>90<text:span text:style-name="T1">: </text:span><text:span text:style-name="T2">39.60668598973531</text:span></text:p>
          </table:table-cell>
          <table:table-cell office:value-type="string" office:string-value="39.60668598973531" table:formula="of:=RIGHT([.H95];LEN([.H95])-4)" table:style-name="ce4">
            <text:p>39.60668598973531</text:p>
          </table:table-cell>
          <table:table-cell office:value-type="float" office:value="39.606685989735297" table:formula="of:=[.I95]+0" table:style-name="ce4">
            <text:p>39.61</text:p>
          </table:table-cell>
          <table:table-cell office:value-type="string" table:style-name="ce2">
            <text:p>90<text:span text:style-name="T1">: </text:span><text:span text:style-name="T2">33.203249851828915</text:span></text:p>
          </table:table-cell>
          <table:table-cell office:value-type="string" office:string-value="33.203249851828915" table:formula="of:=RIGHT([.K95];LEN([.K95])-4)" table:style-name="ce4">
            <text:p>33.203249851828915</text:p>
          </table:table-cell>
          <table:table-cell office:value-type="float" office:value="33.2032498518289" table:formula="of:=[.L95]+0" table:style-name="ce4">
            <text:p>33.20</text:p>
          </table:table-cell>
          <table:table-cell office:value-type="string" table:style-name="ce2">
            <text:p>90<text:span text:style-name="T1">: </text:span><text:span text:style-name="T2">22.687594366168863</text:span></text:p>
          </table:table-cell>
          <table:table-cell office:value-type="string" office:string-value="22.687594366168863" table:formula="of:=RIGHT([.N95];LEN([.N95])-4)" table:style-name="ce4">
            <text:p>22.687594366168863</text:p>
          </table:table-cell>
          <table:table-cell office:value-type="float" office:value="22.687594366168799" table:formula="of:=[.O95]+0" table:style-name="ce4">
            <text:p>22.69</text:p>
          </table:table-cell>
          <table:table-cell office:value-type="string" table:style-name="ce5">
            <text:p>90<text:span text:style-name="T3">: </text:span><text:span text:style-name="T4">19.306149944504188</text:span></text:p>
          </table:table-cell>
          <table:table-cell office:value-type="string" office:string-value="19.306149944504188" table:formula="of:=RIGHT([.Q95];LEN([.Q95])-4)" table:style-name="ce4">
            <text:p>19.306149944504188</text:p>
          </table:table-cell>
          <table:table-cell office:value-type="float" office:value="19.306149944504099" table:formula="of:=[.R95]+0" table:style-name="ce4">
            <text:p>19.31</text:p>
          </table:table-cell>
          <table:table-cell office:value-type="string" table:style-name="ce5">
            <text:p>90<text:span text:style-name="T3">: </text:span><text:span text:style-name="T4">32.62059875271152</text:span></text:p>
          </table:table-cell>
          <table:table-cell office:value-type="string" office:string-value="32.62059875271152" table:formula="of:=RIGHT([.T95];LEN([.T95])-4)" table:style-name="ce4">
            <text:p>32.62059875271152</text:p>
          </table:table-cell>
          <table:table-cell office:value-type="float" office:value="32.620598752711501" table:formula="of:=[.U95]+0" table:style-name="ce4">
            <text:p>32.62</text:p>
          </table:table-cell>
          <table:table-cell office:value-type="string" table:style-name="ce5">
            <text:p>90<text:span text:style-name="T3">: </text:span><text:span text:style-name="T4">69.20813599215538</text:span></text:p>
          </table:table-cell>
          <table:table-cell office:value-type="string" office:string-value="69.20813599215538" table:formula="of:=RIGHT([.W95];LEN([.W95])-4)" table:style-name="ce4">
            <text:p>69.20813599215538</text:p>
          </table:table-cell>
          <table:table-cell office:value-type="float" office:value="69.208135992155306" table:formula="of:=[.X95]+0" table:style-name="ce4">
            <text:p>69.21</text:p>
          </table:table-cell>
          <table:table-cell office:value-type="string" table:style-name="ce5">
            <text:p>90<text:span text:style-name="T3">: </text:span><text:span text:style-name="T4">40.378067043867276</text:span></text:p>
          </table:table-cell>
          <table:table-cell office:value-type="string" office:string-value="40.378067043867276" table:formula="of:=RIGHT([.Z95];LEN([.Z95])-4)" table:style-name="ce4">
            <text:p>40.378067043867276</text:p>
          </table:table-cell>
          <table:table-cell office:value-type="float" office:value="40.378067043867198" table:formula="of:=[.AA95]+0" table:style-name="ce4">
            <text:p>40.38</text:p>
          </table:table-cell>
          <table:table-cell office:value-type="string" table:style-name="ce5">
            <text:p>90<text:span text:style-name="T3">: </text:span><text:span text:style-name="T4">38.98277274387853</text:span></text:p>
          </table:table-cell>
          <table:table-cell office:value-type="string" office:string-value="38.98277274387853" table:formula="of:=RIGHT([.AC95];LEN([.AC95])-4)" table:style-name="ce4">
            <text:p>38.98277274387853</text:p>
          </table:table-cell>
          <table:table-cell office:value-type="float" office:value="38.982772743878499" table:formula="of:=[.AD95]+0" table:style-name="ce4">
            <text:p>38.98</text:p>
          </table:table-cell>
          <table:table-cell office:value-type="float" office:value="40.63646124872183" table:formula="of:=([.D95]+[.G95]+[.J95]+[.M95]+[.P95]+[.S95]+[.V95]+[.Y95]+[.AB95])/9" table:style-name="ce4">
            <text:p>40.64</text:p>
          </table:table-cell>
          <table:table-cell office:value-type="float" office:value="15.252360154188477" table:formula="of:=STDEV([.D95];[.G95];[.J95];[.M95];[.P95];[.S95];[.V95];[.Y95];[.AB95];[.AE95])" table:style-name="ce1">
            <text:p>15.25236015</text:p>
          </table:table-cell>
          <table:table-cell table:number-columns-repeated="16351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54.48428571625762</text:span></text:p>
          </table:table-cell>
          <table:table-cell office:value-type="string" office:string-value="54.48428571625762" table:formula="of:=RIGHT([.B96];LEN([.B96])-4)" table:style-name="ce4">
            <text:p>54.48428571625762</text:p>
          </table:table-cell>
          <table:table-cell office:value-type="float" office:value="54.484285716257602" table:formula="of:=[.C96]+0" table:style-name="ce4">
            <text:p>54.48</text:p>
          </table:table-cell>
          <table:table-cell office:value-type="string" table:style-name="ce2">
            <text:p>91<text:span text:style-name="T1">: </text:span><text:span text:style-name="T2">60.611713806563536</text:span></text:p>
          </table:table-cell>
          <table:table-cell office:value-type="string" office:string-value="60.611713806563536" table:formula="of:=RIGHT([.E96];LEN([.E96])-4)" table:style-name="ce4">
            <text:p>60.611713806563536</text:p>
          </table:table-cell>
          <table:table-cell office:value-type="float" office:value="60.6117138065635" table:formula="of:=[.F96]+0" table:style-name="ce4">
            <text:p>60.61</text:p>
          </table:table-cell>
          <table:table-cell office:value-type="string" table:style-name="ce2">
            <text:p>91<text:span text:style-name="T1">: </text:span><text:span text:style-name="T2">30.407876879888942</text:span></text:p>
          </table:table-cell>
          <table:table-cell office:value-type="string" office:string-value="30.407876879888942" table:formula="of:=RIGHT([.H96];LEN([.H96])-4)" table:style-name="ce4">
            <text:p>30.407876879888942</text:p>
          </table:table-cell>
          <table:table-cell office:value-type="float" office:value="30.407876879888899" table:formula="of:=[.I96]+0" table:style-name="ce4">
            <text:p>30.41</text:p>
          </table:table-cell>
          <table:table-cell office:value-type="string" table:style-name="ce2">
            <text:p>91<text:span text:style-name="T1">: </text:span><text:span text:style-name="T2">47.44245177075569</text:span></text:p>
          </table:table-cell>
          <table:table-cell office:value-type="string" office:string-value="47.44245177075569" table:formula="of:=RIGHT([.K96];LEN([.K96])-4)" table:style-name="ce4">
            <text:p>47.44245177075569</text:p>
          </table:table-cell>
          <table:table-cell office:value-type="float" office:value="47.442451770755603" table:formula="of:=[.L96]+0" table:style-name="ce4">
            <text:p>47.44</text:p>
          </table:table-cell>
          <table:table-cell office:value-type="string" table:style-name="ce2">
            <text:p>91<text:span text:style-name="T1">: </text:span><text:span text:style-name="T2">23.49158986972611</text:span></text:p>
          </table:table-cell>
          <table:table-cell office:value-type="string" office:string-value="23.49158986972611" table:formula="of:=RIGHT([.N96];LEN([.N96])-4)" table:style-name="ce4">
            <text:p>23.49158986972611</text:p>
          </table:table-cell>
          <table:table-cell office:value-type="float" office:value="23.491589869726099" table:formula="of:=[.O96]+0" table:style-name="ce4">
            <text:p>23.49</text:p>
          </table:table-cell>
          <table:table-cell office:value-type="string" table:style-name="ce5">
            <text:p>91<text:span text:style-name="T3">: </text:span><text:span text:style-name="T4">15.307352675715872</text:span></text:p>
          </table:table-cell>
          <table:table-cell office:value-type="string" office:string-value="15.307352675715872" table:formula="of:=RIGHT([.Q96];LEN([.Q96])-4)" table:style-name="ce4">
            <text:p>15.307352675715872</text:p>
          </table:table-cell>
          <table:table-cell office:value-type="float" office:value="15.3073526757158" table:formula="of:=[.R96]+0" table:style-name="ce4">
            <text:p>15.31</text:p>
          </table:table-cell>
          <table:table-cell office:value-type="string" table:style-name="ce5">
            <text:p>91<text:span text:style-name="T3">: </text:span><text:span text:style-name="T4">29.630432143628923</text:span></text:p>
          </table:table-cell>
          <table:table-cell office:value-type="string" office:string-value="29.630432143628923" table:formula="of:=RIGHT([.T96];LEN([.T96])-4)" table:style-name="ce4">
            <text:p>29.630432143628923</text:p>
          </table:table-cell>
          <table:table-cell office:value-type="float" office:value="29.630432143628902" table:formula="of:=[.U96]+0" table:style-name="ce4">
            <text:p>29.63</text:p>
          </table:table-cell>
          <table:table-cell office:value-type="string" table:style-name="ce5">
            <text:p>91<text:span text:style-name="T3">: </text:span><text:span text:style-name="T4">80.61640994735274</text:span></text:p>
          </table:table-cell>
          <table:table-cell office:value-type="string" office:string-value="80.61640994735274" table:formula="of:=RIGHT([.W96];LEN([.W96])-4)" table:style-name="ce4">
            <text:p>80.61640994735274</text:p>
          </table:table-cell>
          <table:table-cell office:value-type="float" office:value="80.616409947352693" table:formula="of:=[.X96]+0" table:style-name="ce4">
            <text:p>80.62</text:p>
          </table:table-cell>
          <table:table-cell office:value-type="string" table:style-name="ce5">
            <text:p>91<text:span text:style-name="T3">: </text:span><text:span text:style-name="T4">46.20325391596542</text:span></text:p>
          </table:table-cell>
          <table:table-cell office:value-type="string" office:string-value="46.20325391596542" table:formula="of:=RIGHT([.Z96];LEN([.Z96])-4)" table:style-name="ce4">
            <text:p>46.20325391596542</text:p>
          </table:table-cell>
          <table:table-cell office:value-type="float" office:value="46.203253915965398" table:formula="of:=[.AA96]+0" table:style-name="ce4">
            <text:p>46.20</text:p>
          </table:table-cell>
          <table:table-cell office:value-type="string" table:style-name="ce5">
            <text:p>91<text:span text:style-name="T3">: </text:span><text:span text:style-name="T4">45.58102075709154</text:span></text:p>
          </table:table-cell>
          <table:table-cell office:value-type="string" office:string-value="45.58102075709154" table:formula="of:=RIGHT([.AC96];LEN([.AC96])-4)" table:style-name="ce4">
            <text:p>45.58102075709154</text:p>
          </table:table-cell>
          <table:table-cell office:value-type="float" office:value="45.581020757091501" table:formula="of:=[.AD96]+0" table:style-name="ce4">
            <text:p>45.58</text:p>
          </table:table-cell>
          <table:table-cell office:value-type="float" office:value="43.13281852509494" table:formula="of:=([.D96]+[.G96]+[.J96]+[.M96]+[.P96]+[.S96]+[.V96]+[.Y96]+[.AB96])/9" table:style-name="ce4">
            <text:p>43.13</text:p>
          </table:table-cell>
          <table:table-cell office:value-type="float" office:value="19.370811493391532" table:formula="of:=STDEV([.D96];[.G96];[.J96];[.M96];[.P96];[.S96];[.V96];[.Y96];[.AB96];[.AE96])" table:style-name="ce1">
            <text:p>19.37081149</text:p>
          </table:table-cell>
          <table:table-cell table:number-columns-repeated="16351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49.11751976140453</text:span></text:p>
          </table:table-cell>
          <table:table-cell office:value-type="string" office:string-value="49.11751976140453" table:formula="of:=RIGHT([.B97];LEN([.B97])-4)" table:style-name="ce4">
            <text:p>49.11751976140453</text:p>
          </table:table-cell>
          <table:table-cell office:value-type="float" office:value="49.117519761404502" table:formula="of:=[.C97]+0" table:style-name="ce4">
            <text:p>49.12</text:p>
          </table:table-cell>
          <table:table-cell office:value-type="string" table:style-name="ce2">
            <text:p>92<text:span text:style-name="T1">: </text:span><text:span text:style-name="T2">59.68186547220331</text:span></text:p>
          </table:table-cell>
          <table:table-cell office:value-type="string" office:string-value="59.68186547220331" table:formula="of:=RIGHT([.E97];LEN([.E97])-4)" table:style-name="ce4">
            <text:p>59.68186547220331</text:p>
          </table:table-cell>
          <table:table-cell office:value-type="float" office:value="59.681865472203299" table:formula="of:=[.F97]+0" table:style-name="ce4">
            <text:p>59.68</text:p>
          </table:table-cell>
          <table:table-cell office:value-type="string" table:style-name="ce2">
            <text:p>92<text:span text:style-name="T1">: </text:span><text:span text:style-name="T2">36.03486474897933</text:span></text:p>
          </table:table-cell>
          <table:table-cell office:value-type="string" office:string-value="36.03486474897933" table:formula="of:=RIGHT([.H97];LEN([.H97])-4)" table:style-name="ce4">
            <text:p>36.03486474897933</text:p>
          </table:table-cell>
          <table:table-cell office:value-type="float" office:value="36.034864748979302" table:formula="of:=[.I97]+0" table:style-name="ce4">
            <text:p>36.03</text:p>
          </table:table-cell>
          <table:table-cell office:value-type="string" table:style-name="ce2">
            <text:p>92<text:span text:style-name="T1">: </text:span><text:span text:style-name="T2">44.12004697562456</text:span></text:p>
          </table:table-cell>
          <table:table-cell office:value-type="string" office:string-value="44.12004697562456" table:formula="of:=RIGHT([.K97];LEN([.K97])-4)" table:style-name="ce4">
            <text:p>44.12004697562456</text:p>
          </table:table-cell>
          <table:table-cell office:value-type="float" office:value="44.120046975624497" table:formula="of:=[.L97]+0" table:style-name="ce4">
            <text:p>44.12</text:p>
          </table:table-cell>
          <table:table-cell office:value-type="string" table:style-name="ce2">
            <text:p>92<text:span text:style-name="T1">: </text:span><text:span text:style-name="T2">29.357534354369392</text:span></text:p>
          </table:table-cell>
          <table:table-cell office:value-type="string" office:string-value="29.357534354369392" table:formula="of:=RIGHT([.N97];LEN([.N97])-4)" table:style-name="ce4">
            <text:p>29.357534354369392</text:p>
          </table:table-cell>
          <table:table-cell office:value-type="float" office:value="29.357534354369299" table:formula="of:=[.O97]+0" table:style-name="ce4">
            <text:p>29.36</text:p>
          </table:table-cell>
          <table:table-cell office:value-type="string" table:style-name="ce5">
            <text:p>92<text:span text:style-name="T3">: </text:span><text:span text:style-name="T4">15.27008642360154</text:span></text:p>
          </table:table-cell>
          <table:table-cell office:value-type="string" office:string-value="15.27008642360154" table:formula="of:=RIGHT([.Q97];LEN([.Q97])-4)" table:style-name="ce4">
            <text:p>15.27008642360154</text:p>
          </table:table-cell>
          <table:table-cell office:value-type="float" office:value="15.2700864236015" table:formula="of:=[.R97]+0" table:style-name="ce4">
            <text:p>15.27</text:p>
          </table:table-cell>
          <table:table-cell office:value-type="string" table:style-name="ce5">
            <text:p>92<text:span text:style-name="T3">: </text:span><text:span text:style-name="T4">30.47136062110501</text:span></text:p>
          </table:table-cell>
          <table:table-cell office:value-type="string" office:string-value="30.47136062110501" table:formula="of:=RIGHT([.T97];LEN([.T97])-4)" table:style-name="ce4">
            <text:p>30.47136062110501</text:p>
          </table:table-cell>
          <table:table-cell office:value-type="float" office:value="30.471360621104999" table:formula="of:=[.U97]+0" table:style-name="ce4">
            <text:p>30.47</text:p>
          </table:table-cell>
          <table:table-cell office:value-type="string" table:style-name="ce5">
            <text:p>92<text:span text:style-name="T3">: </text:span><text:span text:style-name="T4">91.59504587114316</text:span></text:p>
          </table:table-cell>
          <table:table-cell office:value-type="string" office:string-value="91.59504587114316" table:formula="of:=RIGHT([.W97];LEN([.W97])-4)" table:style-name="ce4">
            <text:p>91.59504587114316</text:p>
          </table:table-cell>
          <table:table-cell office:value-type="float" office:value="91.5950458711431" table:formula="of:=[.X97]+0" table:style-name="ce4">
            <text:p>91.60</text:p>
          </table:table-cell>
          <table:table-cell office:value-type="string" table:style-name="ce5">
            <text:p>92<text:span text:style-name="T3">: </text:span><text:span text:style-name="T4">43.410427453526964</text:span></text:p>
          </table:table-cell>
          <table:table-cell office:value-type="string" office:string-value="43.410427453526964" table:formula="of:=RIGHT([.Z97];LEN([.Z97])-4)" table:style-name="ce4">
            <text:p>43.410427453526964</text:p>
          </table:table-cell>
          <table:table-cell office:value-type="float" office:value="43.4104274535269" table:formula="of:=[.AA97]+0" table:style-name="ce4">
            <text:p>43.41</text:p>
          </table:table-cell>
          <table:table-cell office:value-type="string" table:style-name="ce5">
            <text:p>92<text:span text:style-name="T3">: </text:span><text:span text:style-name="T4">46.48171229162484</text:span></text:p>
          </table:table-cell>
          <table:table-cell office:value-type="string" office:string-value="46.48171229162484" table:formula="of:=RIGHT([.AC97];LEN([.AC97])-4)" table:style-name="ce4">
            <text:p>46.48171229162484</text:p>
          </table:table-cell>
          <table:table-cell office:value-type="float" office:value="46.481712291624802" table:formula="of:=[.AD97]+0" table:style-name="ce4">
            <text:p>46.48</text:p>
          </table:table-cell>
          <table:table-cell office:value-type="float" office:value="44.33986129799527" table:formula="of:=([.D97]+[.G97]+[.J97]+[.M97]+[.P97]+[.S97]+[.V97]+[.Y97]+[.AB97])/9" table:style-name="ce4">
            <text:p>44.34</text:p>
          </table:table-cell>
          <table:table-cell office:value-type="float" office:value="20.621258531570898" table:formula="of:=STDEV([.D97];[.G97];[.J97];[.M97];[.P97];[.S97];[.V97];[.Y97];[.AB97];[.AE97])" table:style-name="ce1">
            <text:p>20.62125853</text:p>
          </table:table-cell>
          <table:table-cell table:number-columns-repeated="16351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7.11022038300416</text:span></text:p>
          </table:table-cell>
          <table:table-cell office:value-type="string" office:string-value="57.11022038300416" table:formula="of:=RIGHT([.B98];LEN([.B98])-4)" table:style-name="ce4">
            <text:p>57.11022038300416</text:p>
          </table:table-cell>
          <table:table-cell office:value-type="float" office:value="57.110220383004098" table:formula="of:=[.C98]+0" table:style-name="ce4">
            <text:p>57.11</text:p>
          </table:table-cell>
          <table:table-cell office:value-type="string" table:style-name="ce2">
            <text:p>93<text:span text:style-name="T1">: </text:span><text:span text:style-name="T2">51.57937321898758</text:span></text:p>
          </table:table-cell>
          <table:table-cell office:value-type="string" office:string-value="51.57937321898758" table:formula="of:=RIGHT([.E98];LEN([.E98])-4)" table:style-name="ce4">
            <text:p>51.57937321898758</text:p>
          </table:table-cell>
          <table:table-cell office:value-type="float" office:value="51.579373218987499" table:formula="of:=[.F98]+0" table:style-name="ce4">
            <text:p>51.58</text:p>
          </table:table-cell>
          <table:table-cell office:value-type="string" table:style-name="ce2">
            <text:p>93<text:span text:style-name="T1">: </text:span><text:span text:style-name="T2">31.970971546495964</text:span></text:p>
          </table:table-cell>
          <table:table-cell office:value-type="string" office:string-value="31.970971546495964" table:formula="of:=RIGHT([.H98];LEN([.H98])-4)" table:style-name="ce4">
            <text:p>31.970971546495964</text:p>
          </table:table-cell>
          <table:table-cell office:value-type="float" office:value="31.9709715464959" table:formula="of:=[.I98]+0" table:style-name="ce4">
            <text:p>31.97</text:p>
          </table:table-cell>
          <table:table-cell office:value-type="string" table:style-name="ce2">
            <text:p>93<text:span text:style-name="T1">: </text:span><text:span text:style-name="T2">43.32346281095825</text:span></text:p>
          </table:table-cell>
          <table:table-cell office:value-type="string" office:string-value="43.32346281095825" table:formula="of:=RIGHT([.K98];LEN([.K98])-4)" table:style-name="ce4">
            <text:p>43.32346281095825</text:p>
          </table:table-cell>
          <table:table-cell office:value-type="float" office:value="43.323462810958198" table:formula="of:=[.L98]+0" table:style-name="ce4">
            <text:p>43.32</text:p>
          </table:table-cell>
          <table:table-cell office:value-type="string" table:style-name="ce2">
            <text:p>93<text:span text:style-name="T1">: </text:span><text:span text:style-name="T2">27.78199848205698</text:span></text:p>
          </table:table-cell>
          <table:table-cell office:value-type="string" office:string-value="27.78199848205698" table:formula="of:=RIGHT([.N98];LEN([.N98])-4)" table:style-name="ce4">
            <text:p>27.78199848205698</text:p>
          </table:table-cell>
          <table:table-cell office:value-type="float" office:value="27.781998482056899" table:formula="of:=[.O98]+0" table:style-name="ce4">
            <text:p>27.78</text:p>
          </table:table-cell>
          <table:table-cell office:value-type="string" table:style-name="ce5">
            <text:p>93<text:span text:style-name="T3">: </text:span><text:span text:style-name="T4">20.831788477998852</text:span></text:p>
          </table:table-cell>
          <table:table-cell office:value-type="string" office:string-value="20.831788477998852" table:formula="of:=RIGHT([.Q98];LEN([.Q98])-4)" table:style-name="ce4">
            <text:p>20.831788477998852</text:p>
          </table:table-cell>
          <table:table-cell office:value-type="float" office:value="20.831788477998799" table:formula="of:=[.R98]+0" table:style-name="ce4">
            <text:p>20.83</text:p>
          </table:table-cell>
          <table:table-cell office:value-type="string" table:style-name="ce5">
            <text:p>93<text:span text:style-name="T3">: </text:span><text:span text:style-name="T4">28.714600201078714</text:span></text:p>
          </table:table-cell>
          <table:table-cell office:value-type="string" office:string-value="28.714600201078714" table:formula="of:=RIGHT([.T98];LEN([.T98])-4)" table:style-name="ce4">
            <text:p>28.714600201078714</text:p>
          </table:table-cell>
          <table:table-cell office:value-type="float" office:value="28.714600201078699" table:formula="of:=[.U98]+0" table:style-name="ce4">
            <text:p>28.71</text:p>
          </table:table-cell>
          <table:table-cell office:value-type="string" table:style-name="ce5">
            <text:p>93<text:span text:style-name="T3">: </text:span><text:span text:style-name="T4">83.60292195927619</text:span></text:p>
          </table:table-cell>
          <table:table-cell office:value-type="string" office:string-value="83.60292195927619" table:formula="of:=RIGHT([.W98];LEN([.W98])-4)" table:style-name="ce4">
            <text:p>83.60292195927619</text:p>
          </table:table-cell>
          <table:table-cell office:value-type="float" office:value="83.602921959276102" table:formula="of:=[.X98]+0" table:style-name="ce4">
            <text:p>83.60</text:p>
          </table:table-cell>
          <table:table-cell office:value-type="string" table:style-name="ce5">
            <text:p>93<text:span text:style-name="T3">: </text:span><text:span text:style-name="T4">46.59729467686061</text:span></text:p>
          </table:table-cell>
          <table:table-cell office:value-type="string" office:string-value="46.59729467686061" table:formula="of:=RIGHT([.Z98];LEN([.Z98])-4)" table:style-name="ce4">
            <text:p>46.59729467686061</text:p>
          </table:table-cell>
          <table:table-cell office:value-type="float" office:value="46.597294676860599" table:formula="of:=[.AA98]+0" table:style-name="ce4">
            <text:p>46.60</text:p>
          </table:table-cell>
          <table:table-cell office:value-type="string" table:style-name="ce5">
            <text:p>93<text:span text:style-name="T3">: </text:span><text:span text:style-name="T4">44.17397093279352</text:span></text:p>
          </table:table-cell>
          <table:table-cell office:value-type="string" office:string-value="44.17397093279352" table:formula="of:=RIGHT([.AC98];LEN([.AC98])-4)" table:style-name="ce4">
            <text:p>44.17397093279352</text:p>
          </table:table-cell>
          <table:table-cell office:value-type="float" office:value="44.173970932793502" table:formula="of:=[.AD98]+0" table:style-name="ce4">
            <text:p>44.17</text:p>
          </table:table-cell>
          <table:table-cell office:value-type="float" office:value="43.501403528524094" table:formula="of:=([.D98]+[.G98]+[.J98]+[.M98]+[.P98]+[.S98]+[.V98]+[.Y98]+[.AB98])/9" table:style-name="ce4">
            <text:p>43.50</text:p>
          </table:table-cell>
          <table:table-cell office:value-type="float" office:value="18.200183588709791" table:formula="of:=STDEV([.D98];[.G98];[.J98];[.M98];[.P98];[.S98];[.V98];[.Y98];[.AB98];[.AE98])" table:style-name="ce1">
            <text:p>18.20018359</text:p>
          </table:table-cell>
          <table:table-cell table:number-columns-repeated="16351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49.95990930567515</text:span></text:p>
          </table:table-cell>
          <table:table-cell office:value-type="string" office:string-value="49.95990930567515" table:formula="of:=RIGHT([.B99];LEN([.B99])-4)" table:style-name="ce4">
            <text:p>49.95990930567515</text:p>
          </table:table-cell>
          <table:table-cell office:value-type="float" office:value="49.959909305675097" table:formula="of:=[.C99]+0" table:style-name="ce4">
            <text:p>49.96</text:p>
          </table:table-cell>
          <table:table-cell office:value-type="string" table:style-name="ce2">
            <text:p>94<text:span text:style-name="T1">: </text:span><text:span text:style-name="T2">57.87002696164988</text:span></text:p>
          </table:table-cell>
          <table:table-cell office:value-type="string" office:string-value="57.87002696164988" table:formula="of:=RIGHT([.E99];LEN([.E99])-4)" table:style-name="ce4">
            <text:p>57.87002696164988</text:p>
          </table:table-cell>
          <table:table-cell office:value-type="float" office:value="57.870026961649799" table:formula="of:=[.F99]+0" table:style-name="ce4">
            <text:p>57.87</text:p>
          </table:table-cell>
          <table:table-cell office:value-type="string" table:style-name="ce2">
            <text:p>94<text:span text:style-name="T1">: </text:span><text:span text:style-name="T2">43.07408522873764</text:span></text:p>
          </table:table-cell>
          <table:table-cell office:value-type="string" office:string-value="43.07408522873764" table:formula="of:=RIGHT([.H99];LEN([.H99])-4)" table:style-name="ce4">
            <text:p>43.07408522873764</text:p>
          </table:table-cell>
          <table:table-cell office:value-type="float" office:value="43.074085228737601" table:formula="of:=[.I99]+0" table:style-name="ce4">
            <text:p>43.07</text:p>
          </table:table-cell>
          <table:table-cell office:value-type="string" table:style-name="ce2">
            <text:p>94<text:span text:style-name="T1">: </text:span><text:span text:style-name="T2">46.395955060958826</text:span></text:p>
          </table:table-cell>
          <table:table-cell office:value-type="string" office:string-value="46.395955060958826" table:formula="of:=RIGHT([.K99];LEN([.K99])-4)" table:style-name="ce4">
            <text:p>46.395955060958826</text:p>
          </table:table-cell>
          <table:table-cell office:value-type="float" office:value="46.395955060958798" table:formula="of:=[.L99]+0" table:style-name="ce4">
            <text:p>46.40</text:p>
          </table:table-cell>
          <table:table-cell office:value-type="string" table:style-name="ce2">
            <text:p>94<text:span text:style-name="T1">: </text:span><text:span text:style-name="T2">21.89022901369629</text:span></text:p>
          </table:table-cell>
          <table:table-cell office:value-type="string" office:string-value="21.89022901369629" table:formula="of:=RIGHT([.N99];LEN([.N99])-4)" table:style-name="ce4">
            <text:p>21.89022901369629</text:p>
          </table:table-cell>
          <table:table-cell office:value-type="float" office:value="21.890229013696199" table:formula="of:=[.O99]+0" table:style-name="ce4">
            <text:p>21.89</text:p>
          </table:table-cell>
          <table:table-cell office:value-type="string" table:style-name="ce5">
            <text:p>94<text:span text:style-name="T3">: </text:span><text:span text:style-name="T4">17.777134087845806</text:span></text:p>
          </table:table-cell>
          <table:table-cell office:value-type="string" office:string-value="17.777134087845806" table:formula="of:=RIGHT([.Q99];LEN([.Q99])-4)" table:style-name="ce4">
            <text:p>17.777134087845806</text:p>
          </table:table-cell>
          <table:table-cell office:value-type="float" office:value="17.777134087845798" table:formula="of:=[.R99]+0" table:style-name="ce4">
            <text:p>17.78</text:p>
          </table:table-cell>
          <table:table-cell office:value-type="string" table:style-name="ce5">
            <text:p>94<text:span text:style-name="T3">: </text:span><text:span text:style-name="T4">28.823023012424102</text:span></text:p>
          </table:table-cell>
          <table:table-cell office:value-type="string" office:string-value="28.823023012424102" table:formula="of:=RIGHT([.T99];LEN([.T99])-4)" table:style-name="ce4">
            <text:p>28.823023012424102</text:p>
          </table:table-cell>
          <table:table-cell office:value-type="float" office:value="28.823023012424098" table:formula="of:=[.U99]+0" table:style-name="ce4">
            <text:p>28.82</text:p>
          </table:table-cell>
          <table:table-cell office:value-type="string" table:style-name="ce5">
            <text:p>94<text:span text:style-name="T3">: </text:span><text:span text:style-name="T4">69.5769901286302</text:span></text:p>
          </table:table-cell>
          <table:table-cell office:value-type="string" office:string-value="69.5769901286302" table:formula="of:=RIGHT([.W99];LEN([.W99])-4)" table:style-name="ce4">
            <text:p>69.5769901286302</text:p>
          </table:table-cell>
          <table:table-cell office:value-type="float" office:value="69.5769901286302" table:formula="of:=[.X99]+0" table:style-name="ce4">
            <text:p>69.58</text:p>
          </table:table-cell>
          <table:table-cell office:value-type="string" table:style-name="ce5">
            <text:p>94<text:span text:style-name="T3">: </text:span><text:span text:style-name="T4">51.93516609317804</text:span></text:p>
          </table:table-cell>
          <table:table-cell office:value-type="string" office:string-value="51.93516609317804" table:formula="of:=RIGHT([.Z99];LEN([.Z99])-4)" table:style-name="ce4">
            <text:p>51.93516609317804</text:p>
          </table:table-cell>
          <table:table-cell office:value-type="float" office:value="51.935166093177997" table:formula="of:=[.AA99]+0" table:style-name="ce4">
            <text:p>51.94</text:p>
          </table:table-cell>
          <table:table-cell office:value-type="string" table:style-name="ce5">
            <text:p>94<text:span text:style-name="T3">: </text:span><text:span text:style-name="T4">38.754159071171884</text:span></text:p>
          </table:table-cell>
          <table:table-cell office:value-type="string" office:string-value="38.754159071171884" table:formula="of:=RIGHT([.AC99];LEN([.AC99])-4)" table:style-name="ce4">
            <text:p>38.754159071171884</text:p>
          </table:table-cell>
          <table:table-cell office:value-type="float" office:value="38.754159071171799" table:formula="of:=[.AD99]+0" table:style-name="ce4">
            <text:p>38.75</text:p>
          </table:table-cell>
          <table:table-cell office:value-type="float" office:value="43.033613210310619" table:formula="of:=([.D99]+[.G99]+[.J99]+[.M99]+[.P99]+[.S99]+[.V99]+[.Y99]+[.AB99])/9" table:style-name="ce4">
            <text:p>43.03</text:p>
          </table:table-cell>
          <table:table-cell office:value-type="float" office:value="16.215712184786344" table:formula="of:=STDEV([.D99];[.G99];[.J99];[.M99];[.P99];[.S99];[.V99];[.Y99];[.AB99];[.AE99])" table:style-name="ce1">
            <text:p>16.21571218</text:p>
          </table:table-cell>
          <table:table-cell table:number-columns-repeated="16351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49.7898272928482</text:span></text:p>
          </table:table-cell>
          <table:table-cell office:value-type="string" office:string-value="49.7898272928482" table:formula="of:=RIGHT([.B100];LEN([.B100])-4)" table:style-name="ce4">
            <text:p>49.7898272928482</text:p>
          </table:table-cell>
          <table:table-cell office:value-type="float" office:value="49.789827292848202" table:formula="of:=[.C100]+0" table:style-name="ce4">
            <text:p>49.79</text:p>
          </table:table-cell>
          <table:table-cell office:value-type="string" table:style-name="ce2">
            <text:p>95<text:span text:style-name="T1">: </text:span><text:span text:style-name="T2">59.00651068733286</text:span></text:p>
          </table:table-cell>
          <table:table-cell office:value-type="string" office:string-value="59.00651068733286" table:formula="of:=RIGHT([.E100];LEN([.E100])-4)" table:style-name="ce4">
            <text:p>59.00651068733286</text:p>
          </table:table-cell>
          <table:table-cell office:value-type="float" office:value="59.006510687332799" table:formula="of:=[.F100]+0" table:style-name="ce4">
            <text:p>59.01</text:p>
          </table:table-cell>
          <table:table-cell office:value-type="string" table:style-name="ce2">
            <text:p>95<text:span text:style-name="T1">: </text:span><text:span text:style-name="T2">37.50213661811117</text:span></text:p>
          </table:table-cell>
          <table:table-cell office:value-type="string" office:string-value="37.50213661811117" table:formula="of:=RIGHT([.H100];LEN([.H100])-4)" table:style-name="ce4">
            <text:p>37.50213661811117</text:p>
          </table:table-cell>
          <table:table-cell office:value-type="float" office:value="37.502136618111102" table:formula="of:=[.I100]+0" table:style-name="ce4">
            <text:p>37.50</text:p>
          </table:table-cell>
          <table:table-cell office:value-type="string" table:style-name="ce2">
            <text:p>95<text:span text:style-name="T1">: </text:span><text:span text:style-name="T2">36.17061747143562</text:span></text:p>
          </table:table-cell>
          <table:table-cell office:value-type="string" office:string-value="36.17061747143562" table:formula="of:=RIGHT([.K100];LEN([.K100])-4)" table:style-name="ce4">
            <text:p>36.17061747143562</text:p>
          </table:table-cell>
          <table:table-cell office:value-type="float" office:value="36.170617471435598" table:formula="of:=[.L100]+0" table:style-name="ce4">
            <text:p>36.17</text:p>
          </table:table-cell>
          <table:table-cell office:value-type="string" table:style-name="ce2">
            <text:p>95<text:span text:style-name="T1">: </text:span><text:span text:style-name="T2">32.60557565860982</text:span></text:p>
          </table:table-cell>
          <table:table-cell office:value-type="string" office:string-value="32.60557565860982" table:formula="of:=RIGHT([.N100];LEN([.N100])-4)" table:style-name="ce4">
            <text:p>32.60557565860982</text:p>
          </table:table-cell>
          <table:table-cell office:value-type="float" office:value="32.605575658609801" table:formula="of:=[.O100]+0" table:style-name="ce4">
            <text:p>32.61</text:p>
          </table:table-cell>
          <table:table-cell office:value-type="string" table:style-name="ce5">
            <text:p>95<text:span text:style-name="T3">: </text:span><text:span text:style-name="T4">18.623037593774757</text:span></text:p>
          </table:table-cell>
          <table:table-cell office:value-type="string" office:string-value="18.623037593774757" table:formula="of:=RIGHT([.Q100];LEN([.Q100])-4)" table:style-name="ce4">
            <text:p>18.623037593774757</text:p>
          </table:table-cell>
          <table:table-cell office:value-type="float" office:value="18.623037593774701" table:formula="of:=[.R100]+0" table:style-name="ce4">
            <text:p>18.62</text:p>
          </table:table-cell>
          <table:table-cell office:value-type="string" table:style-name="ce5">
            <text:p>95<text:span text:style-name="T3">: </text:span><text:span text:style-name="T4">34.279180741214915</text:span></text:p>
          </table:table-cell>
          <table:table-cell office:value-type="string" office:string-value="34.279180741214915" table:formula="of:=RIGHT([.T100];LEN([.T100])-4)" table:style-name="ce4">
            <text:p>34.279180741214915</text:p>
          </table:table-cell>
          <table:table-cell office:value-type="float" office:value="34.279180741214901" table:formula="of:=[.U100]+0" table:style-name="ce4">
            <text:p>34.28</text:p>
          </table:table-cell>
          <table:table-cell office:value-type="string" table:style-name="ce5">
            <text:p>95<text:span text:style-name="T3">: </text:span><text:span text:style-name="T4">80.21014432970523</text:span></text:p>
          </table:table-cell>
          <table:table-cell office:value-type="string" office:string-value="80.21014432970523" table:formula="of:=RIGHT([.W100];LEN([.W100])-4)" table:style-name="ce4">
            <text:p>80.21014432970523</text:p>
          </table:table-cell>
          <table:table-cell office:value-type="float" office:value="80.210144329705201" table:formula="of:=[.X100]+0" table:style-name="ce4">
            <text:p>80.21</text:p>
          </table:table-cell>
          <table:table-cell office:value-type="string" table:style-name="ce5">
            <text:p>95<text:span text:style-name="T3">: </text:span><text:span text:style-name="T4">48.13736336950119</text:span></text:p>
          </table:table-cell>
          <table:table-cell office:value-type="string" office:string-value="48.13736336950119" table:formula="of:=RIGHT([.Z100];LEN([.Z100])-4)" table:style-name="ce4">
            <text:p>48.13736336950119</text:p>
          </table:table-cell>
          <table:table-cell office:value-type="float" office:value="48.137363369501102" table:formula="of:=[.AA100]+0" table:style-name="ce4">
            <text:p>48.14</text:p>
          </table:table-cell>
          <table:table-cell office:value-type="string" table:style-name="ce5">
            <text:p>95<text:span text:style-name="T3">: </text:span><text:span text:style-name="T4">30.727354409633744</text:span></text:p>
          </table:table-cell>
          <table:table-cell office:value-type="string" office:string-value="30.727354409633744" table:formula="of:=RIGHT([.AC100];LEN([.AC100])-4)" table:style-name="ce4">
            <text:p>30.727354409633744</text:p>
          </table:table-cell>
          <table:table-cell office:value-type="float" office:value="30.727354409633701" table:formula="of:=[.AD100]+0" table:style-name="ce4">
            <text:p>30.73</text:p>
          </table:table-cell>
          <table:table-cell office:value-type="float" office:value="44.036043751392604" table:formula="of:=([.D100]+[.G100]+[.J100]+[.M100]+[.P100]+[.S100]+[.V100]+[.Y100]+[.AB100])/9" table:style-name="ce4">
            <text:p>44.04</text:p>
          </table:table-cell>
          <table:table-cell office:value-type="float" office:value="17.37893393660546" table:formula="of:=STDEV([.D100];[.G100];[.J100];[.M100];[.P100];[.S100];[.V100];[.Y100];[.AB100];[.AE100])" table:style-name="ce1">
            <text:p>17.37893394</text:p>
          </table:table-cell>
          <table:table-cell table:number-columns-repeated="16351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40.546382355667475</text:span></text:p>
          </table:table-cell>
          <table:table-cell office:value-type="string" office:string-value="40.546382355667475" table:formula="of:=RIGHT([.B101];LEN([.B101])-4)" table:style-name="ce4">
            <text:p>40.546382355667475</text:p>
          </table:table-cell>
          <table:table-cell office:value-type="float" office:value="40.546382355667397" table:formula="of:=[.C101]+0" table:style-name="ce4">
            <text:p>40.55</text:p>
          </table:table-cell>
          <table:table-cell office:value-type="string" table:style-name="ce2">
            <text:p>96<text:span text:style-name="T1">: </text:span><text:span text:style-name="T2">53.86602673605156</text:span></text:p>
          </table:table-cell>
          <table:table-cell office:value-type="string" office:string-value="53.86602673605156" table:formula="of:=RIGHT([.E101];LEN([.E101])-4)" table:style-name="ce4">
            <text:p>53.86602673605156</text:p>
          </table:table-cell>
          <table:table-cell office:value-type="float" office:value="53.866026736051502" table:formula="of:=[.F101]+0" table:style-name="ce4">
            <text:p>53.87</text:p>
          </table:table-cell>
          <table:table-cell office:value-type="string" table:style-name="ce2">
            <text:p>96<text:span text:style-name="T1">: </text:span><text:span text:style-name="T2">47.32978695092744</text:span></text:p>
          </table:table-cell>
          <table:table-cell office:value-type="string" office:string-value="47.32978695092744" table:formula="of:=RIGHT([.H101];LEN([.H101])-4)" table:style-name="ce4">
            <text:p>47.32978695092744</text:p>
          </table:table-cell>
          <table:table-cell office:value-type="float" office:value="47.329786950927399" table:formula="of:=[.I101]+0" table:style-name="ce4">
            <text:p>47.33</text:p>
          </table:table-cell>
          <table:table-cell office:value-type="string" table:style-name="ce2">
            <text:p>96<text:span text:style-name="T1">: </text:span><text:span text:style-name="T2">42.39450304633677</text:span></text:p>
          </table:table-cell>
          <table:table-cell office:value-type="string" office:string-value="42.39450304633677" table:formula="of:=RIGHT([.K101];LEN([.K101])-4)" table:style-name="ce4">
            <text:p>42.39450304633677</text:p>
          </table:table-cell>
          <table:table-cell office:value-type="float" office:value="42.394503046336702" table:formula="of:=[.L101]+0" table:style-name="ce4">
            <text:p>42.39</text:p>
          </table:table-cell>
          <table:table-cell office:value-type="string" table:style-name="ce2">
            <text:p>96<text:span text:style-name="T1">: </text:span><text:span text:style-name="T2">29.404506796378815</text:span></text:p>
          </table:table-cell>
          <table:table-cell office:value-type="string" office:string-value="29.404506796378815" table:formula="of:=RIGHT([.N101];LEN([.N101])-4)" table:style-name="ce4">
            <text:p>29.404506796378815</text:p>
          </table:table-cell>
          <table:table-cell office:value-type="float" office:value="29.404506796378801" table:formula="of:=[.O101]+0" table:style-name="ce4">
            <text:p>29.40</text:p>
          </table:table-cell>
          <table:table-cell office:value-type="string" table:style-name="ce5">
            <text:p>96<text:span text:style-name="T3">: </text:span><text:span text:style-name="T4">17.80326445997712</text:span></text:p>
          </table:table-cell>
          <table:table-cell office:value-type="string" office:string-value="17.80326445997712" table:formula="of:=RIGHT([.Q101];LEN([.Q101])-4)" table:style-name="ce4">
            <text:p>17.80326445997712</text:p>
          </table:table-cell>
          <table:table-cell office:value-type="float" office:value="17.8032644599771" table:formula="of:=[.R101]+0" table:style-name="ce4">
            <text:p>17.80</text:p>
          </table:table-cell>
          <table:table-cell office:value-type="string" table:style-name="ce5">
            <text:p>96<text:span text:style-name="T3">: </text:span><text:span text:style-name="T4">33.33410824603228</text:span></text:p>
          </table:table-cell>
          <table:table-cell office:value-type="string" office:string-value="33.33410824603228" table:formula="of:=RIGHT([.T101];LEN([.T101])-4)" table:style-name="ce4">
            <text:p>33.33410824603228</text:p>
          </table:table-cell>
          <table:table-cell office:value-type="float" office:value="33.334108246032201" table:formula="of:=[.U101]+0" table:style-name="ce4">
            <text:p>33.33</text:p>
          </table:table-cell>
          <table:table-cell office:value-type="string" table:style-name="ce5">
            <text:p>96<text:span text:style-name="T3">: </text:span><text:span text:style-name="T4">64.52575159789902</text:span></text:p>
          </table:table-cell>
          <table:table-cell office:value-type="string" office:string-value="64.52575159789902" table:formula="of:=RIGHT([.W101];LEN([.W101])-4)" table:style-name="ce4">
            <text:p>64.52575159789902</text:p>
          </table:table-cell>
          <table:table-cell office:value-type="float" office:value="64.525751597899003" table:formula="of:=[.X101]+0" table:style-name="ce4">
            <text:p>64.53</text:p>
          </table:table-cell>
          <table:table-cell office:value-type="string" table:style-name="ce5">
            <text:p>96<text:span text:style-name="T3">: </text:span><text:span text:style-name="T4">52.87484282776974</text:span></text:p>
          </table:table-cell>
          <table:table-cell office:value-type="string" office:string-value="52.87484282776974" table:formula="of:=RIGHT([.Z101];LEN([.Z101])-4)" table:style-name="ce4">
            <text:p>52.87484282776974</text:p>
          </table:table-cell>
          <table:table-cell office:value-type="float" office:value="52.874842827769697" table:formula="of:=[.AA101]+0" table:style-name="ce4">
            <text:p>52.87</text:p>
          </table:table-cell>
          <table:table-cell office:value-type="string" table:style-name="ce5">
            <text:p>96<text:span text:style-name="T3">: </text:span><text:span text:style-name="T4">24.371259638369715</text:span></text:p>
          </table:table-cell>
          <table:table-cell office:value-type="string" office:string-value="24.371259638369715" table:formula="of:=RIGHT([.AC101];LEN([.AC101])-4)" table:style-name="ce4">
            <text:p>24.371259638369715</text:p>
          </table:table-cell>
          <table:table-cell office:value-type="float" office:value="24.3712596383697" table:formula="of:=[.AD101]+0" table:style-name="ce4">
            <text:p>24.37</text:p>
          </table:table-cell>
          <table:table-cell office:value-type="float" office:value="42.453241446337756" table:formula="of:=([.D101]+[.G101]+[.J101]+[.M101]+[.P101]+[.S101]+[.V101]+[.Y101]+[.AB101])/9" table:style-name="ce4">
            <text:p>42.45</text:p>
          </table:table-cell>
          <table:table-cell office:value-type="float" office:value="14.563230322647705" table:formula="of:=STDEV([.D101];[.G101];[.J101];[.M101];[.P101];[.S101];[.V101];[.Y101];[.AB101];[.AE101])" table:style-name="ce1">
            <text:p>14.56323032</text:p>
          </table:table-cell>
          <table:table-cell table:number-columns-repeated="16351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48.898486647962336</text:span></text:p>
          </table:table-cell>
          <table:table-cell office:value-type="string" office:string-value="48.898486647962336" table:formula="of:=RIGHT([.B102];LEN([.B102])-4)" table:style-name="ce4">
            <text:p>48.898486647962336</text:p>
          </table:table-cell>
          <table:table-cell office:value-type="float" office:value="48.898486647962301" table:formula="of:=[.C102]+0" table:style-name="ce4">
            <text:p>48.90</text:p>
          </table:table-cell>
          <table:table-cell office:value-type="string" table:style-name="ce2">
            <text:p>97<text:span text:style-name="T1">: </text:span><text:span text:style-name="T2">52.916116773409854</text:span></text:p>
          </table:table-cell>
          <table:table-cell office:value-type="string" office:string-value="52.916116773409854" table:formula="of:=RIGHT([.E102];LEN([.E102])-4)" table:style-name="ce4">
            <text:p>52.916116773409854</text:p>
          </table:table-cell>
          <table:table-cell office:value-type="float" office:value="52.916116773409797" table:formula="of:=[.F102]+0" table:style-name="ce4">
            <text:p>52.92</text:p>
          </table:table-cell>
          <table:table-cell office:value-type="string" table:style-name="ce2">
            <text:p>97<text:span text:style-name="T1">: </text:span><text:span text:style-name="T2">44.838114842157324</text:span></text:p>
          </table:table-cell>
          <table:table-cell office:value-type="string" office:string-value="44.838114842157324" table:formula="of:=RIGHT([.H102];LEN([.H102])-4)" table:style-name="ce4">
            <text:p>44.838114842157324</text:p>
          </table:table-cell>
          <table:table-cell office:value-type="float" office:value="44.838114842157303" table:formula="of:=[.I102]+0" table:style-name="ce4">
            <text:p>44.84</text:p>
          </table:table-cell>
          <table:table-cell office:value-type="string" table:style-name="ce2">
            <text:p>97<text:span text:style-name="T1">: </text:span><text:span text:style-name="T2">46.210459415096366</text:span></text:p>
          </table:table-cell>
          <table:table-cell office:value-type="string" office:string-value="46.210459415096366" table:formula="of:=RIGHT([.K102];LEN([.K102])-4)" table:style-name="ce4">
            <text:p>46.210459415096366</text:p>
          </table:table-cell>
          <table:table-cell office:value-type="float" office:value="46.210459415096302" table:formula="of:=[.L102]+0" table:style-name="ce4">
            <text:p>46.21</text:p>
          </table:table-cell>
          <table:table-cell office:value-type="string" table:style-name="ce2">
            <text:p>97<text:span text:style-name="T1">: </text:span><text:span text:style-name="T2">22.387635359075865</text:span></text:p>
          </table:table-cell>
          <table:table-cell office:value-type="string" office:string-value="22.387635359075865" table:formula="of:=RIGHT([.N102];LEN([.N102])-4)" table:style-name="ce4">
            <text:p>22.387635359075865</text:p>
          </table:table-cell>
          <table:table-cell office:value-type="float" office:value="22.387635359075801" table:formula="of:=[.O102]+0" table:style-name="ce4">
            <text:p>22.39</text:p>
          </table:table-cell>
          <table:table-cell office:value-type="string" table:style-name="ce5">
            <text:p>97<text:span text:style-name="T3">: </text:span><text:span text:style-name="T4">17.212569475489964</text:span></text:p>
          </table:table-cell>
          <table:table-cell office:value-type="string" office:string-value="17.212569475489964" table:formula="of:=RIGHT([.Q102];LEN([.Q102])-4)" table:style-name="ce4">
            <text:p>17.212569475489964</text:p>
          </table:table-cell>
          <table:table-cell office:value-type="float" office:value="17.2125694754899" table:formula="of:=[.R102]+0" table:style-name="ce4">
            <text:p>17.21</text:p>
          </table:table-cell>
          <table:table-cell office:value-type="string" table:style-name="ce5">
            <text:p>97<text:span text:style-name="T3">: </text:span><text:span text:style-name="T4">31.54008364990101</text:span></text:p>
          </table:table-cell>
          <table:table-cell office:value-type="string" office:string-value="31.54008364990101" table:formula="of:=RIGHT([.T102];LEN([.T102])-4)" table:style-name="ce4">
            <text:p>31.54008364990101</text:p>
          </table:table-cell>
          <table:table-cell office:value-type="float" office:value="31.540083649901" table:formula="of:=[.U102]+0" table:style-name="ce4">
            <text:p>31.54</text:p>
          </table:table-cell>
          <table:table-cell office:value-type="string" table:style-name="ce5">
            <text:p>97<text:span text:style-name="T3">: </text:span><text:span text:style-name="T4">69.9610963012926</text:span></text:p>
          </table:table-cell>
          <table:table-cell office:value-type="string" office:string-value="69.9610963012926" table:formula="of:=RIGHT([.W102];LEN([.W102])-4)" table:style-name="ce4">
            <text:p>69.9610963012926</text:p>
          </table:table-cell>
          <table:table-cell office:value-type="float" office:value="69.961096301292599" table:formula="of:=[.X102]+0" table:style-name="ce4">
            <text:p>69.96</text:p>
          </table:table-cell>
          <table:table-cell office:value-type="string" table:style-name="ce5">
            <text:p>97<text:span text:style-name="T3">: </text:span><text:span text:style-name="T4">49.24219852242573</text:span></text:p>
          </table:table-cell>
          <table:table-cell office:value-type="string" office:string-value="49.24219852242573" table:formula="of:=RIGHT([.Z102];LEN([.Z102])-4)" table:style-name="ce4">
            <text:p>49.24219852242573</text:p>
          </table:table-cell>
          <table:table-cell office:value-type="float" office:value="49.242198522425703" table:formula="of:=[.AA102]+0" table:style-name="ce4">
            <text:p>49.24</text:p>
          </table:table-cell>
          <table:table-cell office:value-type="string" table:style-name="ce5">
            <text:p>97<text:span text:style-name="T3">: </text:span><text:span text:style-name="T4">34.34189280528355</text:span></text:p>
          </table:table-cell>
          <table:table-cell office:value-type="string" office:string-value="34.34189280528355" table:formula="of:=RIGHT([.AC102];LEN([.AC102])-4)" table:style-name="ce4">
            <text:p>34.34189280528355</text:p>
          </table:table-cell>
          <table:table-cell office:value-type="float" office:value="34.3418928052835" table:formula="of:=[.AD102]+0" table:style-name="ce4">
            <text:p>34.34</text:p>
          </table:table-cell>
          <table:table-cell office:value-type="float" office:value="42.57852899853453" table:formula="of:=([.D102]+[.G102]+[.J102]+[.M102]+[.P102]+[.S102]+[.V102]+[.Y102]+[.AB102])/9" table:style-name="ce4">
            <text:p>42.58</text:p>
          </table:table-cell>
          <table:table-cell office:value-type="float" office:value="15.610975620605943" table:formula="of:=STDEV([.D102];[.G102];[.J102];[.M102];[.P102];[.S102];[.V102];[.Y102];[.AB102];[.AE102])" table:style-name="ce1">
            <text:p>15.61097562</text:p>
          </table:table-cell>
          <table:table-cell table:number-columns-repeated="16351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5.95429784374096</text:span></text:p>
          </table:table-cell>
          <table:table-cell office:value-type="string" office:string-value="45.95429784374096" table:formula="of:=RIGHT([.B103];LEN([.B103])-4)" table:style-name="ce4">
            <text:p>45.95429784374096</text:p>
          </table:table-cell>
          <table:table-cell office:value-type="float" office:value="45.954297843740903" table:formula="of:=[.C103]+0" table:style-name="ce4">
            <text:p>45.95</text:p>
          </table:table-cell>
          <table:table-cell office:value-type="string" table:style-name="ce2">
            <text:p>98<text:span text:style-name="T1">: </text:span><text:span text:style-name="T2">49.29907451016256</text:span></text:p>
          </table:table-cell>
          <table:table-cell office:value-type="string" office:string-value="49.29907451016256" table:formula="of:=RIGHT([.E103];LEN([.E103])-4)" table:style-name="ce4">
            <text:p>49.29907451016256</text:p>
          </table:table-cell>
          <table:table-cell office:value-type="float" office:value="49.299074510162498" table:formula="of:=[.F103]+0" table:style-name="ce4">
            <text:p>49.30</text:p>
          </table:table-cell>
          <table:table-cell office:value-type="string" table:style-name="ce2">
            <text:p>98<text:span text:style-name="T1">: </text:span><text:span text:style-name="T2">42.7092150423788</text:span></text:p>
          </table:table-cell>
          <table:table-cell office:value-type="string" office:string-value="42.7092150423788" table:formula="of:=RIGHT([.H103];LEN([.H103])-4)" table:style-name="ce4">
            <text:p>42.7092150423788</text:p>
          </table:table-cell>
          <table:table-cell office:value-type="float" office:value="42.709215042378801" table:formula="of:=[.I103]+0" table:style-name="ce4">
            <text:p>42.71</text:p>
          </table:table-cell>
          <table:table-cell office:value-type="string" table:style-name="ce2">
            <text:p>98<text:span text:style-name="T1">: </text:span><text:span text:style-name="T2">39.18583172801493</text:span></text:p>
          </table:table-cell>
          <table:table-cell office:value-type="string" office:string-value="39.18583172801493" table:formula="of:=RIGHT([.K103];LEN([.K103])-4)" table:style-name="ce4">
            <text:p>39.18583172801493</text:p>
          </table:table-cell>
          <table:table-cell office:value-type="float" office:value="39.185831728014897" table:formula="of:=[.L103]+0" table:style-name="ce4">
            <text:p>39.19</text:p>
          </table:table-cell>
          <table:table-cell office:value-type="string" table:style-name="ce2">
            <text:p>98<text:span text:style-name="T1">: </text:span><text:span text:style-name="T2">32.81239245463806</text:span></text:p>
          </table:table-cell>
          <table:table-cell office:value-type="string" office:string-value="32.81239245463806" table:formula="of:=RIGHT([.N103];LEN([.N103])-4)" table:style-name="ce4">
            <text:p>32.81239245463806</text:p>
          </table:table-cell>
          <table:table-cell office:value-type="float" office:value="32.812392454638001" table:formula="of:=[.O103]+0" table:style-name="ce4">
            <text:p>32.81</text:p>
          </table:table-cell>
          <table:table-cell office:value-type="string" table:style-name="ce5">
            <text:p>98<text:span text:style-name="T3">: </text:span><text:span text:style-name="T4">15.51352626121681</text:span></text:p>
          </table:table-cell>
          <table:table-cell office:value-type="string" office:string-value="15.51352626121681" table:formula="of:=RIGHT([.Q103];LEN([.Q103])-4)" table:style-name="ce4">
            <text:p>15.51352626121681</text:p>
          </table:table-cell>
          <table:table-cell office:value-type="float" office:value="15.5135262612168" table:formula="of:=[.R103]+0" table:style-name="ce4">
            <text:p>15.51</text:p>
          </table:table-cell>
          <table:table-cell office:value-type="string" table:style-name="ce5">
            <text:p>98<text:span text:style-name="T3">: </text:span><text:span text:style-name="T4">30.68776231177963</text:span></text:p>
          </table:table-cell>
          <table:table-cell office:value-type="string" office:string-value="30.68776231177963" table:formula="of:=RIGHT([.T103];LEN([.T103])-4)" table:style-name="ce4">
            <text:p>30.68776231177963</text:p>
          </table:table-cell>
          <table:table-cell office:value-type="float" office:value="30.687762311779601" table:formula="of:=[.U103]+0" table:style-name="ce4">
            <text:p>30.69</text:p>
          </table:table-cell>
          <table:table-cell office:value-type="string" table:style-name="ce5">
            <text:p>98<text:span text:style-name="T3">: </text:span><text:span text:style-name="T4">77.56122315528744</text:span></text:p>
          </table:table-cell>
          <table:table-cell office:value-type="string" office:string-value="77.56122315528744" table:formula="of:=RIGHT([.W103];LEN([.W103])-4)" table:style-name="ce4">
            <text:p>77.56122315528744</text:p>
          </table:table-cell>
          <table:table-cell office:value-type="float" office:value="77.561223155287394" table:formula="of:=[.X103]+0" table:style-name="ce4">
            <text:p>77.56</text:p>
          </table:table-cell>
          <table:table-cell office:value-type="string" table:style-name="ce5">
            <text:p>98<text:span text:style-name="T3">: </text:span><text:span text:style-name="T4">48.585580738543605</text:span></text:p>
          </table:table-cell>
          <table:table-cell office:value-type="string" office:string-value="48.585580738543605" table:formula="of:=RIGHT([.Z103];LEN([.Z103])-4)" table:style-name="ce4">
            <text:p>48.585580738543605</text:p>
          </table:table-cell>
          <table:table-cell office:value-type="float" office:value="48.585580738543598" table:formula="of:=[.AA103]+0" table:style-name="ce4">
            <text:p>48.59</text:p>
          </table:table-cell>
          <table:table-cell office:value-type="string" table:style-name="ce5">
            <text:p>98<text:span text:style-name="T3">: </text:span><text:span text:style-name="T4">29.55601456116785</text:span></text:p>
          </table:table-cell>
          <table:table-cell office:value-type="string" office:string-value="29.55601456116785" table:formula="of:=RIGHT([.AC103];LEN([.AC103])-4)" table:style-name="ce4">
            <text:p>29.55601456116785</text:p>
          </table:table-cell>
          <table:table-cell office:value-type="float" office:value="29.5560145611678" table:formula="of:=[.AD103]+0" table:style-name="ce4">
            <text:p>29.56</text:p>
          </table:table-cell>
          <table:table-cell office:value-type="float" office:value="42.478767116195826" table:formula="of:=([.D103]+[.G103]+[.J103]+[.M103]+[.P103]+[.S103]+[.V103]+[.Y103]+[.AB103])/9" table:style-name="ce4">
            <text:p>42.48</text:p>
          </table:table-cell>
          <table:table-cell office:value-type="float" office:value="16.490579529125284" table:formula="of:=STDEV([.D103];[.G103];[.J103];[.M103];[.P103];[.S103];[.V103];[.Y103];[.AB103];[.AE103])" table:style-name="ce1">
            <text:p>16.49057953</text:p>
          </table:table-cell>
          <table:table-cell table:number-columns-repeated="16351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40.321721841498274</text:span></text:p>
          </table:table-cell>
          <table:table-cell office:value-type="string" office:string-value="40.321721841498274" table:formula="of:=RIGHT([.B104];LEN([.B104])-4)" table:style-name="ce4">
            <text:p>40.321721841498274</text:p>
          </table:table-cell>
          <table:table-cell office:value-type="float" office:value="40.321721841498203" table:formula="of:=[.C104]+0" table:style-name="ce4">
            <text:p>40.32</text:p>
          </table:table-cell>
          <table:table-cell office:value-type="string" table:style-name="ce2">
            <text:p>99<text:span text:style-name="T1">: </text:span><text:span text:style-name="T2">45.59056178810222</text:span></text:p>
          </table:table-cell>
          <table:table-cell office:value-type="string" office:string-value="45.59056178810222" table:formula="of:=RIGHT([.E104];LEN([.E104])-4)" table:style-name="ce4">
            <text:p>45.59056178810222</text:p>
          </table:table-cell>
          <table:table-cell office:value-type="float" office:value="45.5905617881022" table:formula="of:=[.F104]+0" table:style-name="ce4">
            <text:p>45.59</text:p>
          </table:table-cell>
          <table:table-cell office:value-type="string" table:style-name="ce2">
            <text:p>99<text:span text:style-name="T1">: </text:span><text:span text:style-name="T2">58.54165969851168</text:span></text:p>
          </table:table-cell>
          <table:table-cell office:value-type="string" office:string-value="58.54165969851168" table:formula="of:=RIGHT([.H104];LEN([.H104])-4)" table:style-name="ce4">
            <text:p>58.54165969851168</text:p>
          </table:table-cell>
          <table:table-cell office:value-type="float" office:value="58.541659698511602" table:formula="of:=[.I104]+0" table:style-name="ce4">
            <text:p>58.54</text:p>
          </table:table-cell>
          <table:table-cell office:value-type="string" table:style-name="ce2">
            <text:p>99<text:span text:style-name="T1">: </text:span><text:span text:style-name="T2">51.70171221848875</text:span></text:p>
          </table:table-cell>
          <table:table-cell office:value-type="string" office:string-value="51.70171221848875" table:formula="of:=RIGHT([.K104];LEN([.K104])-4)" table:style-name="ce4">
            <text:p>51.70171221848875</text:p>
          </table:table-cell>
          <table:table-cell office:value-type="float" office:value="51.701712218488701" table:formula="of:=[.L104]+0" table:style-name="ce4">
            <text:p>51.70</text:p>
          </table:table-cell>
          <table:table-cell office:value-type="string" table:style-name="ce2">
            <text:p>99<text:span text:style-name="T1">: </text:span><text:span text:style-name="T2">17.583983080882213</text:span></text:p>
          </table:table-cell>
          <table:table-cell office:value-type="string" office:string-value="17.583983080882213" table:formula="of:=RIGHT([.N104];LEN([.N104])-4)" table:style-name="ce4">
            <text:p>17.583983080882213</text:p>
          </table:table-cell>
          <table:table-cell office:value-type="float" office:value="17.583983080882199" table:formula="of:=[.O104]+0" table:style-name="ce4">
            <text:p>17.58</text:p>
          </table:table-cell>
          <table:table-cell office:value-type="string" table:style-name="ce5">
            <text:p>99<text:span text:style-name="T3">: </text:span><text:span text:style-name="T4">20.339692861696495</text:span></text:p>
          </table:table-cell>
          <table:table-cell office:value-type="string" office:string-value="20.339692861696495" table:formula="of:=RIGHT([.Q104];LEN([.Q104])-4)" table:style-name="ce4">
            <text:p>20.339692861696495</text:p>
          </table:table-cell>
          <table:table-cell office:value-type="float" office:value="20.339692861696399" table:formula="of:=[.R104]+0" table:style-name="ce4">
            <text:p>20.34</text:p>
          </table:table-cell>
          <table:table-cell office:value-type="string" table:style-name="ce5">
            <text:p>99<text:span text:style-name="T3">: </text:span><text:span text:style-name="T4">34.98184059230687</text:span></text:p>
          </table:table-cell>
          <table:table-cell office:value-type="string" office:string-value="34.98184059230687" table:formula="of:=RIGHT([.T104];LEN([.T104])-4)" table:style-name="ce4">
            <text:p>34.98184059230687</text:p>
          </table:table-cell>
          <table:table-cell office:value-type="float" office:value="34.981840592306803" table:formula="of:=[.U104]+0" table:style-name="ce4">
            <text:p>34.98</text:p>
          </table:table-cell>
          <table:table-cell office:value-type="string" table:style-name="ce5">
            <text:p>99<text:span text:style-name="T3">: </text:span><text:span text:style-name="T4">71.18007093160406</text:span></text:p>
          </table:table-cell>
          <table:table-cell office:value-type="string" office:string-value="71.18007093160406" table:formula="of:=RIGHT([.W104];LEN([.W104])-4)" table:style-name="ce4">
            <text:p>71.18007093160406</text:p>
          </table:table-cell>
          <table:table-cell office:value-type="float" office:value="71.180070931604007" table:formula="of:=[.X104]+0" table:style-name="ce4">
            <text:p>71.18</text:p>
          </table:table-cell>
          <table:table-cell office:value-type="string" table:style-name="ce5">
            <text:p>99<text:span text:style-name="T3">: </text:span><text:span text:style-name="T4">43.891722050834744</text:span></text:p>
          </table:table-cell>
          <table:table-cell office:value-type="string" office:string-value="43.891722050834744" table:formula="of:=RIGHT([.Z104];LEN([.Z104])-4)" table:style-name="ce4">
            <text:p>43.891722050834744</text:p>
          </table:table-cell>
          <table:table-cell office:value-type="float" office:value="43.891722050834701" table:formula="of:=[.AA104]+0" table:style-name="ce4">
            <text:p>43.89</text:p>
          </table:table-cell>
          <table:table-cell office:value-type="string" table:style-name="ce5">
            <text:p>99<text:span text:style-name="T3">: </text:span><text:span text:style-name="T4">29.938105787416276</text:span></text:p>
          </table:table-cell>
          <table:table-cell office:value-type="string" office:string-value="29.938105787416276" table:formula="of:=RIGHT([.AC104];LEN([.AC104])-4)" table:style-name="ce4">
            <text:p>29.938105787416276</text:p>
          </table:table-cell>
          <table:table-cell office:value-type="float" office:value="29.938105787416202" table:formula="of:=[.AD104]+0" table:style-name="ce4">
            <text:p>29.94</text:p>
          </table:table-cell>
          <table:table-cell office:value-type="float" office:value="42.68144056265831" table:formula="of:=([.D104]+[.G104]+[.J104]+[.M104]+[.P104]+[.S104]+[.V104]+[.Y104]+[.AB104])/9" table:style-name="ce4">
            <text:p>42.68</text:p>
          </table:table-cell>
          <table:table-cell office:value-type="float" office:value="16.650168667403744" table:formula="of:=STDEV([.D104];[.G104];[.J104];[.M104];[.P104];[.S104];[.V104];[.Y104];[.AB104];[.AE104])" table:style-name="ce1">
            <text:p>16.65016867</text:p>
          </table:table-cell>
          <table:table-cell table:number-columns-repeated="16351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5.68098789717094</text:span></text:p>
          </table:table-cell>
          <table:table-cell office:value-type="string" office:string-value="35.68098789717094" table:formula="of:=RIGHT([.B105];LEN([.B105])-5)" table:style-name="ce4">
            <text:p>35.68098789717094</text:p>
          </table:table-cell>
          <table:table-cell office:value-type="float" office:value="35.680987897170901" table:formula="of:=[.C105]+0" table:style-name="ce4">
            <text:p>35.68</text:p>
          </table:table-cell>
          <table:table-cell office:value-type="string" table:style-name="ce2">
            <text:p>100<text:span text:style-name="T1">: </text:span><text:span text:style-name="T2">52.90708017658544</text:span></text:p>
          </table:table-cell>
          <table:table-cell office:value-type="string" office:string-value="52.90708017658544" table:formula="of:=RIGHT([.E105];LEN([.E105])-5)" table:style-name="ce4">
            <text:p>52.90708017658544</text:p>
          </table:table-cell>
          <table:table-cell office:value-type="float" office:value="52.907080176585403" table:formula="of:=[.F105]+0" table:style-name="ce4">
            <text:p>52.91</text:p>
          </table:table-cell>
          <table:table-cell office:value-type="string" table:style-name="ce2">
            <text:p>100<text:span text:style-name="T1">: </text:span><text:span text:style-name="T2">51.029486536182404</text:span></text:p>
          </table:table-cell>
          <table:table-cell office:value-type="string" office:string-value="51.029486536182404" table:formula="of:=RIGHT([.H105];LEN([.H105])-5)" table:style-name="ce4">
            <text:p>51.029486536182404</text:p>
          </table:table-cell>
          <table:table-cell office:value-type="float" office:value="51.029486536182397" table:formula="of:=[.I105]+0" table:style-name="ce4">
            <text:p>51.03</text:p>
          </table:table-cell>
          <table:table-cell office:value-type="string" table:style-name="ce2">
            <text:p>100<text:span text:style-name="T1">: </text:span><text:span text:style-name="T2">42.95572595701587</text:span></text:p>
          </table:table-cell>
          <table:table-cell office:value-type="string" office:string-value="42.95572595701587" table:formula="of:=RIGHT([.K105];LEN([.K105])-5)" table:style-name="ce4">
            <text:p>42.95572595701587</text:p>
          </table:table-cell>
          <table:table-cell office:value-type="float" office:value="42.955725957015801" table:formula="of:=[.L105]+0" table:style-name="ce4">
            <text:p>42.96</text:p>
          </table:table-cell>
          <table:table-cell office:value-type="string" table:style-name="ce2">
            <text:p>100<text:span text:style-name="T1">: </text:span><text:span text:style-name="T2">28.58485170436877</text:span></text:p>
          </table:table-cell>
          <table:table-cell office:value-type="string" office:string-value="28.58485170436877" table:formula="of:=RIGHT([.N105];LEN([.N105])-5)" table:style-name="ce4">
            <text:p>28.58485170436877</text:p>
          </table:table-cell>
          <table:table-cell office:value-type="float" office:value="28.584851704368699" table:formula="of:=[.O105]+0" table:style-name="ce4">
            <text:p>28.58</text:p>
          </table:table-cell>
          <table:table-cell office:value-type="string" table:style-name="ce5">
            <text:p>100<text:span text:style-name="T3">: </text:span><text:span text:style-name="T4">19.784232180819867</text:span></text:p>
          </table:table-cell>
          <table:table-cell office:value-type="string" office:string-value="19.784232180819867" table:formula="of:=RIGHT([.Q105];LEN([.Q105])-5)" table:style-name="ce4">
            <text:p>19.784232180819867</text:p>
          </table:table-cell>
          <table:table-cell office:value-type="float" office:value="19.784232180819799" table:formula="of:=[.R105]+0" table:style-name="ce4">
            <text:p>19.78</text:p>
          </table:table-cell>
          <table:table-cell office:value-type="string" table:style-name="ce5">
            <text:p>100<text:span text:style-name="T3">: </text:span><text:span text:style-name="T4">30.79784282139807</text:span></text:p>
          </table:table-cell>
          <table:table-cell office:value-type="string" office:string-value="30.79784282139807" table:formula="of:=RIGHT([.T105];LEN([.T105])-5)" table:style-name="ce4">
            <text:p>30.79784282139807</text:p>
          </table:table-cell>
          <table:table-cell office:value-type="float" office:value="30.797842821398" table:formula="of:=[.U105]+0" table:style-name="ce4">
            <text:p>30.80</text:p>
          </table:table-cell>
          <table:table-cell office:value-type="string" table:style-name="ce5">
            <text:p>100<text:span text:style-name="T3">: </text:span><text:span text:style-name="T4">62.10230874641379</text:span></text:p>
          </table:table-cell>
          <table:table-cell office:value-type="string" office:string-value="62.10230874641379" table:formula="of:=RIGHT([.W105];LEN([.W105])-5)" table:style-name="ce4">
            <text:p>62.10230874641379</text:p>
          </table:table-cell>
          <table:table-cell office:value-type="float" office:value="62.102308746413698" table:formula="of:=[.X105]+0" table:style-name="ce4">
            <text:p>62.10</text:p>
          </table:table-cell>
          <table:table-cell office:value-type="string" table:style-name="ce5">
            <text:p>100<text:span text:style-name="T3">: </text:span><text:span text:style-name="T4">36.54399426146469</text:span></text:p>
          </table:table-cell>
          <table:table-cell office:value-type="string" office:string-value="36.54399426146469" table:formula="of:=RIGHT([.Z105];LEN([.Z105])-5)" table:style-name="ce4">
            <text:p>36.54399426146469</text:p>
          </table:table-cell>
          <table:table-cell office:value-type="float" office:value="36.543994261464597" table:formula="of:=[.AA105]+0" table:style-name="ce4">
            <text:p>36.54</text:p>
          </table:table-cell>
          <table:table-cell office:value-type="string" table:style-name="ce5">
            <text:p>100<text:span text:style-name="T3">: </text:span><text:span text:style-name="T4">32.520453309817455</text:span></text:p>
          </table:table-cell>
          <table:table-cell office:value-type="string" office:string-value="32.520453309817455" table:formula="of:=RIGHT([.AC105];LEN([.AC105])-5)" table:style-name="ce4">
            <text:p>32.520453309817455</text:p>
          </table:table-cell>
          <table:table-cell office:value-type="float" office:value="32.520453309817398" table:formula="of:=[.AD105]+0" table:style-name="ce4">
            <text:p>32.52</text:p>
          </table:table-cell>
          <table:table-cell office:value-type="float" office:value="40.042945586824366" table:formula="of:=([.D105]+[.G105]+[.J105]+[.M105]+[.P105]+[.S105]+[.V105]+[.Y105]+[.AB105])/9" table:style-name="ce4">
            <text:p>40.04</text:p>
          </table:table-cell>
          <table:table-cell office:value-type="float" office:value="12.869704214038432" table:formula="of:=STDEV([.D105];[.G105];[.J105];[.M105];[.P105];[.S105];[.V105];[.Y105];[.AB105];[.AE105])" table:style-name="ce1">
            <text:p>12.86970421</text:p>
          </table:table-cell>
          <table:table-cell table:number-columns-repeated="16351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45.42957327088749</text:span></text:p>
          </table:table-cell>
          <table:table-cell office:value-type="string" office:string-value="45.42957327088749" table:formula="of:=RIGHT([.B106];LEN([.B106])-5)" table:style-name="ce4">
            <text:p>45.42957327088749</text:p>
          </table:table-cell>
          <table:table-cell office:value-type="float" office:value="45.429573270887403" table:formula="of:=[.C106]+0" table:style-name="ce4">
            <text:p>45.43</text:p>
          </table:table-cell>
          <table:table-cell office:value-type="string" table:style-name="ce2">
            <text:p>101<text:span text:style-name="T1">: </text:span><text:span text:style-name="T2">59.34779697948687</text:span></text:p>
          </table:table-cell>
          <table:table-cell office:value-type="string" office:string-value="59.34779697948687" table:formula="of:=RIGHT([.E106];LEN([.E106])-5)" table:style-name="ce4">
            <text:p>59.34779697948687</text:p>
          </table:table-cell>
          <table:table-cell office:value-type="float" office:value="59.347796979486802" table:formula="of:=[.F106]+0" table:style-name="ce4">
            <text:p>59.35</text:p>
          </table:table-cell>
          <table:table-cell office:value-type="string" table:style-name="ce2">
            <text:p>101<text:span text:style-name="T1">: </text:span><text:span text:style-name="T2">45.323966088276315</text:span></text:p>
          </table:table-cell>
          <table:table-cell office:value-type="string" office:string-value="45.323966088276315" table:formula="of:=RIGHT([.H106];LEN([.H106])-5)" table:style-name="ce4">
            <text:p>45.323966088276315</text:p>
          </table:table-cell>
          <table:table-cell office:value-type="float" office:value="45.3239660882763" table:formula="of:=[.I106]+0" table:style-name="ce4">
            <text:p>45.32</text:p>
          </table:table-cell>
          <table:table-cell office:value-type="string" table:style-name="ce2">
            <text:p>101<text:span text:style-name="T1">: </text:span><text:span text:style-name="T2">45.07585541338996</text:span></text:p>
          </table:table-cell>
          <table:table-cell office:value-type="string" office:string-value="45.07585541338996" table:formula="of:=RIGHT([.K106];LEN([.K106])-5)" table:style-name="ce4">
            <text:p>45.07585541338996</text:p>
          </table:table-cell>
          <table:table-cell office:value-type="float" office:value="45.075855413389903" table:formula="of:=[.L106]+0" table:style-name="ce4">
            <text:p>45.08</text:p>
          </table:table-cell>
          <table:table-cell office:value-type="string" table:style-name="ce2">
            <text:p>101<text:span text:style-name="T1">: </text:span><text:span text:style-name="T2">24.868215249162983</text:span></text:p>
          </table:table-cell>
          <table:table-cell office:value-type="string" office:string-value="24.868215249162983" table:formula="of:=RIGHT([.N106];LEN([.N106])-5)" table:style-name="ce4">
            <text:p>24.868215249162983</text:p>
          </table:table-cell>
          <table:table-cell office:value-type="float" office:value="24.868215249162901" table:formula="of:=[.O106]+0" table:style-name="ce4">
            <text:p>24.87</text:p>
          </table:table-cell>
          <table:table-cell office:value-type="string" table:style-name="ce5">
            <text:p>101<text:span text:style-name="T3">: </text:span><text:span text:style-name="T4">26.47103947213708</text:span></text:p>
          </table:table-cell>
          <table:table-cell office:value-type="string" office:string-value="26.47103947213708" table:formula="of:=RIGHT([.Q106];LEN([.Q106])-5)" table:style-name="ce4">
            <text:p>26.47103947213708</text:p>
          </table:table-cell>
          <table:table-cell office:value-type="float" office:value="26.471039472137001" table:formula="of:=[.R106]+0" table:style-name="ce4">
            <text:p>26.47</text:p>
          </table:table-cell>
          <table:table-cell office:value-type="string" table:style-name="ce5">
            <text:p>101<text:span text:style-name="T3">: </text:span><text:span text:style-name="T4">37.277547829969805</text:span></text:p>
          </table:table-cell>
          <table:table-cell office:value-type="string" office:string-value="37.277547829969805" table:formula="of:=RIGHT([.T106];LEN([.T106])-5)" table:style-name="ce4">
            <text:p>37.277547829969805</text:p>
          </table:table-cell>
          <table:table-cell office:value-type="float" office:value="37.277547829969798" table:formula="of:=[.U106]+0" table:style-name="ce4">
            <text:p>37.28</text:p>
          </table:table-cell>
          <table:table-cell office:value-type="string" table:style-name="ce5">
            <text:p>101<text:span text:style-name="T3">: </text:span><text:span text:style-name="T4">79.78254420013508</text:span></text:p>
          </table:table-cell>
          <table:table-cell office:value-type="string" office:string-value="79.78254420013508" table:formula="of:=RIGHT([.W106];LEN([.W106])-5)" table:style-name="ce4">
            <text:p>79.78254420013508</text:p>
          </table:table-cell>
          <table:table-cell office:value-type="float" office:value="79.782544200135007" table:formula="of:=[.X106]+0" table:style-name="ce4">
            <text:p>79.78</text:p>
          </table:table-cell>
          <table:table-cell office:value-type="string" table:style-name="ce5">
            <text:p>101<text:span text:style-name="T3">: </text:span><text:span text:style-name="T4">38.0526869957023</text:span></text:p>
          </table:table-cell>
          <table:table-cell office:value-type="string" office:string-value="38.0526869957023" table:formula="of:=RIGHT([.Z106];LEN([.Z106])-5)" table:style-name="ce4">
            <text:p>38.0526869957023</text:p>
          </table:table-cell>
          <table:table-cell office:value-type="float" office:value="38.052686995702302" table:formula="of:=[.AA106]+0" table:style-name="ce4">
            <text:p>38.05</text:p>
          </table:table-cell>
          <table:table-cell office:value-type="string" table:style-name="ce5">
            <text:p>101<text:span text:style-name="T3">: </text:span><text:span text:style-name="T4">29.292956942959147</text:span></text:p>
          </table:table-cell>
          <table:table-cell office:value-type="string" office:string-value="29.292956942959147" table:formula="of:=RIGHT([.AC106];LEN([.AC106])-5)" table:style-name="ce4">
            <text:p>29.292956942959147</text:p>
          </table:table-cell>
          <table:table-cell office:value-type="float" office:value="29.292956942959101" table:formula="of:=[.AD106]+0" table:style-name="ce4">
            <text:p>29.29</text:p>
          </table:table-cell>
          <table:table-cell office:value-type="float" office:value="44.625469499905272" table:formula="of:=([.D106]+[.G106]+[.J106]+[.M106]+[.P106]+[.S106]+[.V106]+[.Y106]+[.AB106])/9" table:style-name="ce4">
            <text:p>44.63</text:p>
          </table:table-cell>
          <table:table-cell office:value-type="float" office:value="16.609258966605232" table:formula="of:=STDEV([.D106];[.G106];[.J106];[.M106];[.P106];[.S106];[.V106];[.Y106];[.AB106];[.AE106])" table:style-name="ce1">
            <text:p>16.60925897</text:p>
          </table:table-cell>
          <table:table-cell table:number-columns-repeated="16351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9.55081851695395</text:span></text:p>
          </table:table-cell>
          <table:table-cell office:value-type="string" office:string-value="39.55081851695395" table:formula="of:=RIGHT([.B107];LEN([.B107])-5)" table:style-name="ce4">
            <text:p>39.55081851695395</text:p>
          </table:table-cell>
          <table:table-cell office:value-type="float" office:value="39.550818516953903" table:formula="of:=[.C107]+0" table:style-name="ce4">
            <text:p>39.55</text:p>
          </table:table-cell>
          <table:table-cell office:value-type="string" table:style-name="ce2">
            <text:p>102<text:span text:style-name="T1">: </text:span><text:span text:style-name="T2">36.03183482883484</text:span></text:p>
          </table:table-cell>
          <table:table-cell office:value-type="string" office:string-value="36.03183482883484" table:formula="of:=RIGHT([.E107];LEN([.E107])-5)" table:style-name="ce4">
            <text:p>36.03183482883484</text:p>
          </table:table-cell>
          <table:table-cell office:value-type="float" office:value="36.031834828834803" table:formula="of:=[.F107]+0" table:style-name="ce4">
            <text:p>36.03</text:p>
          </table:table-cell>
          <table:table-cell office:value-type="string" table:style-name="ce2">
            <text:p>102<text:span text:style-name="T1">: </text:span><text:span text:style-name="T2">37.598378455874105</text:span></text:p>
          </table:table-cell>
          <table:table-cell office:value-type="string" office:string-value="37.598378455874105" table:formula="of:=RIGHT([.H107];LEN([.H107])-5)" table:style-name="ce4">
            <text:p>37.598378455874105</text:p>
          </table:table-cell>
          <table:table-cell office:value-type="float" office:value="37.598378455874098" table:formula="of:=[.I107]+0" table:style-name="ce4">
            <text:p>37.60</text:p>
          </table:table-cell>
          <table:table-cell office:value-type="string" table:style-name="ce2">
            <text:p>102<text:span text:style-name="T1">: </text:span><text:span text:style-name="T2">44.96886137280269</text:span></text:p>
          </table:table-cell>
          <table:table-cell office:value-type="string" office:string-value="44.96886137280269" table:formula="of:=RIGHT([.K107];LEN([.K107])-5)" table:style-name="ce4">
            <text:p>44.96886137280269</text:p>
          </table:table-cell>
          <table:table-cell office:value-type="float" office:value="44.9688613728026" table:formula="of:=[.L107]+0" table:style-name="ce4">
            <text:p>44.97</text:p>
          </table:table-cell>
          <table:table-cell office:value-type="string" table:style-name="ce2">
            <text:p>102<text:span text:style-name="T1">: </text:span><text:span text:style-name="T2">24.913900132070317</text:span></text:p>
          </table:table-cell>
          <table:table-cell office:value-type="string" office:string-value="24.913900132070317" table:formula="of:=RIGHT([.N107];LEN([.N107])-5)" table:style-name="ce4">
            <text:p>24.913900132070317</text:p>
          </table:table-cell>
          <table:table-cell office:value-type="float" office:value="24.9139001320703" table:formula="of:=[.O107]+0" table:style-name="ce4">
            <text:p>24.91</text:p>
          </table:table-cell>
          <table:table-cell office:value-type="string" table:style-name="ce5">
            <text:p>102<text:span text:style-name="T3">: </text:span><text:span text:style-name="T4">23.867587584273913</text:span></text:p>
          </table:table-cell>
          <table:table-cell office:value-type="string" office:string-value="23.867587584273913" table:formula="of:=RIGHT([.Q107];LEN([.Q107])-5)" table:style-name="ce4">
            <text:p>23.867587584273913</text:p>
          </table:table-cell>
          <table:table-cell office:value-type="float" office:value="23.867587584273899" table:formula="of:=[.R107]+0" table:style-name="ce4">
            <text:p>23.87</text:p>
          </table:table-cell>
          <table:table-cell office:value-type="string" table:style-name="ce5">
            <text:p>102<text:span text:style-name="T3">: </text:span><text:span text:style-name="T4">31.153399217245102</text:span></text:p>
          </table:table-cell>
          <table:table-cell office:value-type="string" office:string-value="31.153399217245102" table:formula="of:=RIGHT([.T107];LEN([.T107])-5)" table:style-name="ce4">
            <text:p>31.153399217245102</text:p>
          </table:table-cell>
          <table:table-cell office:value-type="float" office:value="31.153399217245099" table:formula="of:=[.U107]+0" table:style-name="ce4">
            <text:p>31.15</text:p>
          </table:table-cell>
          <table:table-cell office:value-type="string" table:style-name="ce5">
            <text:p>102<text:span text:style-name="T3">: </text:span><text:span text:style-name="T4">72.83054219007842</text:span></text:p>
          </table:table-cell>
          <table:table-cell office:value-type="string" office:string-value="72.83054219007842" table:formula="of:=RIGHT([.W107];LEN([.W107])-5)" table:style-name="ce4">
            <text:p>72.83054219007842</text:p>
          </table:table-cell>
          <table:table-cell office:value-type="float" office:value="72.830542190078404" table:formula="of:=[.X107]+0" table:style-name="ce4">
            <text:p>72.83</text:p>
          </table:table-cell>
          <table:table-cell office:value-type="string" table:style-name="ce5">
            <text:p>102<text:span text:style-name="T3">: </text:span><text:span text:style-name="T4">51.91266157142148</text:span></text:p>
          </table:table-cell>
          <table:table-cell office:value-type="string" office:string-value="51.91266157142148" table:formula="of:=RIGHT([.Z107];LEN([.Z107])-5)" table:style-name="ce4">
            <text:p>51.91266157142148</text:p>
          </table:table-cell>
          <table:table-cell office:value-type="float" office:value="51.912661571421403" table:formula="of:=[.AA107]+0" table:style-name="ce4">
            <text:p>51.91</text:p>
          </table:table-cell>
          <table:table-cell office:value-type="string" table:style-name="ce5">
            <text:p>102<text:span text:style-name="T3">: </text:span><text:span text:style-name="T4">44.700205299649284</text:span></text:p>
          </table:table-cell>
          <table:table-cell office:value-type="string" office:string-value="44.700205299649284" table:formula="of:=RIGHT([.AC107];LEN([.AC107])-5)" table:style-name="ce4">
            <text:p>44.700205299649284</text:p>
          </table:table-cell>
          <table:table-cell office:value-type="float" office:value="44.700205299649198" table:formula="of:=[.AD107]+0" table:style-name="ce4">
            <text:p>44.70</text:p>
          </table:table-cell>
          <table:table-cell office:value-type="float" office:value="40.314220429950495" table:formula="of:=([.D107]+[.G107]+[.J107]+[.M107]+[.P107]+[.S107]+[.V107]+[.Y107]+[.AB107])/9" table:style-name="ce4">
            <text:p>40.31</text:p>
          </table:table-cell>
          <table:table-cell office:value-type="float" office:value="14.332145400583567" table:formula="of:=STDEV([.D107];[.G107];[.J107];[.M107];[.P107];[.S107];[.V107];[.Y107];[.AB107];[.AE107])" table:style-name="ce1">
            <text:p>14.3321454</text:p>
          </table:table-cell>
          <table:table-cell table:number-columns-repeated="16351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0.69458715207881</text:span></text:p>
          </table:table-cell>
          <table:table-cell office:value-type="string" office:string-value="40.69458715207881" table:formula="of:=RIGHT([.B108];LEN([.B108])-5)" table:style-name="ce4">
            <text:p>40.69458715207881</text:p>
          </table:table-cell>
          <table:table-cell office:value-type="float" office:value="40.694587152078803" table:formula="of:=[.C108]+0" table:style-name="ce4">
            <text:p>40.69</text:p>
          </table:table-cell>
          <table:table-cell office:value-type="string" table:style-name="ce2">
            <text:p>103<text:span text:style-name="T1">: </text:span><text:span text:style-name="T2">51.88627789894823</text:span></text:p>
          </table:table-cell>
          <table:table-cell office:value-type="string" office:string-value="51.88627789894823" table:formula="of:=RIGHT([.E108];LEN([.E108])-5)" table:style-name="ce4">
            <text:p>51.88627789894823</text:p>
          </table:table-cell>
          <table:table-cell office:value-type="float" office:value="51.886277898948201" table:formula="of:=[.F108]+0" table:style-name="ce4">
            <text:p>51.89</text:p>
          </table:table-cell>
          <table:table-cell office:value-type="string" table:style-name="ce2">
            <text:p>103<text:span text:style-name="T1">: </text:span><text:span text:style-name="T2">31.792408499257288</text:span></text:p>
          </table:table-cell>
          <table:table-cell office:value-type="string" office:string-value="31.792408499257288" table:formula="of:=RIGHT([.H108];LEN([.H108])-5)" table:style-name="ce4">
            <text:p>31.792408499257288</text:p>
          </table:table-cell>
          <table:table-cell office:value-type="float" office:value="31.792408499257199" table:formula="of:=[.I108]+0" table:style-name="ce4">
            <text:p>31.79</text:p>
          </table:table-cell>
          <table:table-cell office:value-type="string" table:style-name="ce2">
            <text:p>103<text:span text:style-name="T1">: </text:span><text:span text:style-name="T2">49.272549648358165</text:span></text:p>
          </table:table-cell>
          <table:table-cell office:value-type="string" office:string-value="49.272549648358165" table:formula="of:=RIGHT([.K108];LEN([.K108])-5)" table:style-name="ce4">
            <text:p>49.272549648358165</text:p>
          </table:table-cell>
          <table:table-cell office:value-type="float" office:value="49.272549648358101" table:formula="of:=[.L108]+0" table:style-name="ce4">
            <text:p>49.27</text:p>
          </table:table-cell>
          <table:table-cell office:value-type="string" table:style-name="ce2">
            <text:p>103<text:span text:style-name="T1">: </text:span><text:span text:style-name="T2">25.312369834771715</text:span></text:p>
          </table:table-cell>
          <table:table-cell office:value-type="string" office:string-value="25.312369834771715" table:formula="of:=RIGHT([.N108];LEN([.N108])-5)" table:style-name="ce4">
            <text:p>25.312369834771715</text:p>
          </table:table-cell>
          <table:table-cell office:value-type="float" office:value="25.312369834771701" table:formula="of:=[.O108]+0" table:style-name="ce4">
            <text:p>25.31</text:p>
          </table:table-cell>
          <table:table-cell office:value-type="string" table:style-name="ce5">
            <text:p>103<text:span text:style-name="T3">: </text:span><text:span text:style-name="T4">21.96920303534677</text:span></text:p>
          </table:table-cell>
          <table:table-cell office:value-type="string" office:string-value="21.96920303534677" table:formula="of:=RIGHT([.Q108];LEN([.Q108])-5)" table:style-name="ce4">
            <text:p>21.96920303534677</text:p>
          </table:table-cell>
          <table:table-cell office:value-type="float" office:value="21.969203035346698" table:formula="of:=[.R108]+0" table:style-name="ce4">
            <text:p>21.97</text:p>
          </table:table-cell>
          <table:table-cell office:value-type="string" table:style-name="ce5">
            <text:p>103<text:span text:style-name="T3">: </text:span><text:span text:style-name="T4">29.54207967209257</text:span></text:p>
          </table:table-cell>
          <table:table-cell office:value-type="string" office:string-value="29.54207967209257" table:formula="of:=RIGHT([.T108];LEN([.T108])-5)" table:style-name="ce4">
            <text:p>29.54207967209257</text:p>
          </table:table-cell>
          <table:table-cell office:value-type="float" office:value="29.542079672092498" table:formula="of:=[.U108]+0" table:style-name="ce4">
            <text:p>29.54</text:p>
          </table:table-cell>
          <table:table-cell office:value-type="string" table:style-name="ce5">
            <text:p>103<text:span text:style-name="T3">: </text:span><text:span text:style-name="T4">68.58029663343132</text:span></text:p>
          </table:table-cell>
          <table:table-cell office:value-type="string" office:string-value="68.58029663343132" table:formula="of:=RIGHT([.W108];LEN([.W108])-5)" table:style-name="ce4">
            <text:p>68.58029663343132</text:p>
          </table:table-cell>
          <table:table-cell office:value-type="float" office:value="68.580296633431303" table:formula="of:=[.X108]+0" table:style-name="ce4">
            <text:p>68.58</text:p>
          </table:table-cell>
          <table:table-cell office:value-type="string" table:style-name="ce5">
            <text:p>103<text:span text:style-name="T3">: </text:span><text:span text:style-name="T4">48.05998416487863</text:span></text:p>
          </table:table-cell>
          <table:table-cell office:value-type="string" office:string-value="48.05998416487863" table:formula="of:=RIGHT([.Z108];LEN([.Z108])-5)" table:style-name="ce4">
            <text:p>48.05998416487863</text:p>
          </table:table-cell>
          <table:table-cell office:value-type="float" office:value="48.0599841648786" table:formula="of:=[.AA108]+0" table:style-name="ce4">
            <text:p>48.06</text:p>
          </table:table-cell>
          <table:table-cell office:value-type="string" table:style-name="ce5">
            <text:p>103<text:span text:style-name="T3">: </text:span><text:span text:style-name="T4">44.064864052964396</text:span></text:p>
          </table:table-cell>
          <table:table-cell office:value-type="string" office:string-value="44.064864052964396" table:formula="of:=RIGHT([.AC108];LEN([.AC108])-5)" table:style-name="ce4">
            <text:p>44.064864052964396</text:p>
          </table:table-cell>
          <table:table-cell office:value-type="float" office:value="44.064864052964303" table:formula="of:=[.AD108]+0" table:style-name="ce4">
            <text:p>44.06</text:p>
          </table:table-cell>
          <table:table-cell office:value-type="float" office:value="40.789972948795906" table:formula="of:=([.D108]+[.G108]+[.J108]+[.M108]+[.P108]+[.S108]+[.V108]+[.Y108]+[.AB108])/9" table:style-name="ce4">
            <text:p>40.79</text:p>
          </table:table-cell>
          <table:table-cell office:value-type="float" office:value="14.263970193336093" table:formula="of:=STDEV([.D108];[.G108];[.J108];[.M108];[.P108];[.S108];[.V108];[.Y108];[.AB108];[.AE108])" table:style-name="ce1">
            <text:p>14.26397019</text:p>
          </table:table-cell>
          <table:table-cell table:number-columns-repeated="16351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44.78974760294038</text:span></text:p>
          </table:table-cell>
          <table:table-cell office:value-type="string" office:string-value="44.78974760294038" table:formula="of:=RIGHT([.B109];LEN([.B109])-5)" table:style-name="ce4">
            <text:p>44.78974760294038</text:p>
          </table:table-cell>
          <table:table-cell office:value-type="float" office:value="44.789747602940302" table:formula="of:=[.C109]+0" table:style-name="ce4">
            <text:p>44.79</text:p>
          </table:table-cell>
          <table:table-cell office:value-type="string" table:style-name="ce2">
            <text:p>104<text:span text:style-name="T1">: </text:span><text:span text:style-name="T2">49.23224388413115</text:span></text:p>
          </table:table-cell>
          <table:table-cell office:value-type="string" office:string-value="49.23224388413115" table:formula="of:=RIGHT([.E109];LEN([.E109])-5)" table:style-name="ce4">
            <text:p>49.23224388413115</text:p>
          </table:table-cell>
          <table:table-cell office:value-type="float" office:value="49.232243884131101" table:formula="of:=[.F109]+0" table:style-name="ce4">
            <text:p>49.23</text:p>
          </table:table-cell>
          <table:table-cell office:value-type="string" table:style-name="ce2">
            <text:p>104<text:span text:style-name="T1">: </text:span><text:span text:style-name="T2">30.857157678387143</text:span></text:p>
          </table:table-cell>
          <table:table-cell office:value-type="string" office:string-value="30.857157678387143" table:formula="of:=RIGHT([.H109];LEN([.H109])-5)" table:style-name="ce4">
            <text:p>30.857157678387143</text:p>
          </table:table-cell>
          <table:table-cell office:value-type="float" office:value="30.8571576783871" table:formula="of:=[.I109]+0" table:style-name="ce4">
            <text:p>30.86</text:p>
          </table:table-cell>
          <table:table-cell office:value-type="string" table:style-name="ce2">
            <text:p>104<text:span text:style-name="T1">: </text:span><text:span text:style-name="T2">46.78372235547556</text:span></text:p>
          </table:table-cell>
          <table:table-cell office:value-type="string" office:string-value="46.78372235547556" table:formula="of:=RIGHT([.K109];LEN([.K109])-5)" table:style-name="ce4">
            <text:p>46.78372235547556</text:p>
          </table:table-cell>
          <table:table-cell office:value-type="float" office:value="46.783722355475497" table:formula="of:=[.L109]+0" table:style-name="ce4">
            <text:p>46.78</text:p>
          </table:table-cell>
          <table:table-cell office:value-type="string" table:style-name="ce2">
            <text:p>104<text:span text:style-name="T1">: </text:span><text:span text:style-name="T2">20.619431682212998</text:span></text:p>
          </table:table-cell>
          <table:table-cell office:value-type="string" office:string-value="20.619431682212998" table:formula="of:=RIGHT([.N109];LEN([.N109])-5)" table:style-name="ce4">
            <text:p>20.619431682212998</text:p>
          </table:table-cell>
          <table:table-cell office:value-type="float" office:value="20.619431682212898" table:formula="of:=[.O109]+0" table:style-name="ce4">
            <text:p>20.62</text:p>
          </table:table-cell>
          <table:table-cell office:value-type="string" table:style-name="ce5">
            <text:p>104<text:span text:style-name="T3">: </text:span><text:span text:style-name="T4">20.55132757641406</text:span></text:p>
          </table:table-cell>
          <table:table-cell office:value-type="string" office:string-value="20.55132757641406" table:formula="of:=RIGHT([.Q109];LEN([.Q109])-5)" table:style-name="ce4">
            <text:p>20.55132757641406</text:p>
          </table:table-cell>
          <table:table-cell office:value-type="float" office:value="20.551327576414" table:formula="of:=[.R109]+0" table:style-name="ce4">
            <text:p>20.55</text:p>
          </table:table-cell>
          <table:table-cell office:value-type="string" table:style-name="ce5">
            <text:p>104<text:span text:style-name="T3">: </text:span><text:span text:style-name="T4">29.719900248662952</text:span></text:p>
          </table:table-cell>
          <table:table-cell office:value-type="string" office:string-value="29.719900248662952" table:formula="of:=RIGHT([.T109];LEN([.T109])-5)" table:style-name="ce4">
            <text:p>29.719900248662952</text:p>
          </table:table-cell>
          <table:table-cell office:value-type="float" office:value="29.719900248662899" table:formula="of:=[.U109]+0" table:style-name="ce4">
            <text:p>29.72</text:p>
          </table:table-cell>
          <table:table-cell office:value-type="string" table:style-name="ce5">
            <text:p>104<text:span text:style-name="T3">: </text:span><text:span text:style-name="T4">89.91720857428149</text:span></text:p>
          </table:table-cell>
          <table:table-cell office:value-type="string" office:string-value="89.91720857428149" table:formula="of:=RIGHT([.W109];LEN([.W109])-5)" table:style-name="ce4">
            <text:p>89.91720857428149</text:p>
          </table:table-cell>
          <table:table-cell office:value-type="float" office:value="89.917208574281403" table:formula="of:=[.X109]+0" table:style-name="ce4">
            <text:p>89.92</text:p>
          </table:table-cell>
          <table:table-cell office:value-type="string" table:style-name="ce5">
            <text:p>104<text:span text:style-name="T3">: </text:span><text:span text:style-name="T4">40.95700226538649</text:span></text:p>
          </table:table-cell>
          <table:table-cell office:value-type="string" office:string-value="40.95700226538649" table:formula="of:=RIGHT([.Z109];LEN([.Z109])-5)" table:style-name="ce4">
            <text:p>40.95700226538649</text:p>
          </table:table-cell>
          <table:table-cell office:value-type="float" office:value="40.9570022653864" table:formula="of:=[.AA109]+0" table:style-name="ce4">
            <text:p>40.96</text:p>
          </table:table-cell>
          <table:table-cell office:value-type="string" table:style-name="ce5">
            <text:p>104<text:span text:style-name="T3">: </text:span><text:span text:style-name="T4">41.307620713731495</text:span></text:p>
          </table:table-cell>
          <table:table-cell office:value-type="string" office:string-value="41.307620713731495" table:formula="of:=RIGHT([.AC109];LEN([.AC109])-5)" table:style-name="ce4">
            <text:p>41.307620713731495</text:p>
          </table:table-cell>
          <table:table-cell office:value-type="float" office:value="41.307620713731403" table:formula="of:=[.AD109]+0" table:style-name="ce4">
            <text:p>41.31</text:p>
          </table:table-cell>
          <table:table-cell office:value-type="float" office:value="41.49197131865462" table:formula="of:=([.D109]+[.G109]+[.J109]+[.M109]+[.P109]+[.S109]+[.V109]+[.Y109]+[.AB109])/9" table:style-name="ce4">
            <text:p>41.49</text:p>
          </table:table-cell>
          <table:table-cell office:value-type="float" office:value="19.916393438242629" table:formula="of:=STDEV([.D109];[.G109];[.J109];[.M109];[.P109];[.S109];[.V109];[.Y109];[.AB109];[.AE109])" table:style-name="ce1">
            <text:p>19.91639344</text:p>
          </table:table-cell>
          <table:table-cell table:number-columns-repeated="16351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0.00187871700274</text:span></text:p>
          </table:table-cell>
          <table:table-cell office:value-type="string" office:string-value="40.00187871700274" table:formula="of:=RIGHT([.B110];LEN([.B110])-5)" table:style-name="ce4">
            <text:p>40.00187871700274</text:p>
          </table:table-cell>
          <table:table-cell office:value-type="float" office:value="40.001878717002697" table:formula="of:=[.C110]+0" table:style-name="ce4">
            <text:p>40.00</text:p>
          </table:table-cell>
          <table:table-cell office:value-type="string" table:style-name="ce2">
            <text:p>105<text:span text:style-name="T1">: </text:span><text:span text:style-name="T2">58.9127496002474</text:span></text:p>
          </table:table-cell>
          <table:table-cell office:value-type="string" office:string-value="58.9127496002474" table:formula="of:=RIGHT([.E110];LEN([.E110])-5)" table:style-name="ce4">
            <text:p>58.9127496002474</text:p>
          </table:table-cell>
          <table:table-cell office:value-type="float" office:value="58.912749600247402" table:formula="of:=[.F110]+0" table:style-name="ce4">
            <text:p>58.91</text:p>
          </table:table-cell>
          <table:table-cell office:value-type="string" table:style-name="ce2">
            <text:p>105<text:span text:style-name="T1">: </text:span><text:span text:style-name="T2">43.65814239687866</text:span></text:p>
          </table:table-cell>
          <table:table-cell office:value-type="string" office:string-value="43.65814239687866" table:formula="of:=RIGHT([.H110];LEN([.H110])-5)" table:style-name="ce4">
            <text:p>43.65814239687866</text:p>
          </table:table-cell>
          <table:table-cell office:value-type="float" office:value="43.658142396878603" table:formula="of:=[.I110]+0" table:style-name="ce4">
            <text:p>43.66</text:p>
          </table:table-cell>
          <table:table-cell office:value-type="string" table:style-name="ce2">
            <text:p>105<text:span text:style-name="T1">: </text:span><text:span text:style-name="T2">46.3940017982148</text:span></text:p>
          </table:table-cell>
          <table:table-cell office:value-type="string" office:string-value="46.3940017982148" table:formula="of:=RIGHT([.K110];LEN([.K110])-5)" table:style-name="ce4">
            <text:p>46.3940017982148</text:p>
          </table:table-cell>
          <table:table-cell office:value-type="float" office:value="46.394001798214802" table:formula="of:=[.L110]+0" table:style-name="ce4">
            <text:p>46.39</text:p>
          </table:table-cell>
          <table:table-cell office:value-type="string" table:style-name="ce2">
            <text:p>105<text:span text:style-name="T1">: </text:span><text:span text:style-name="T2">31.15101461671808</text:span></text:p>
          </table:table-cell>
          <table:table-cell office:value-type="string" office:string-value="31.15101461671808" table:formula="of:=RIGHT([.N110];LEN([.N110])-5)" table:style-name="ce4">
            <text:p>31.15101461671808</text:p>
          </table:table-cell>
          <table:table-cell office:value-type="float" office:value="31.151014616718001" table:formula="of:=[.O110]+0" table:style-name="ce4">
            <text:p>31.15</text:p>
          </table:table-cell>
          <table:table-cell office:value-type="string" table:style-name="ce5">
            <text:p>105<text:span text:style-name="T3">: </text:span><text:span text:style-name="T4">22.536327310309748</text:span></text:p>
          </table:table-cell>
          <table:table-cell office:value-type="string" office:string-value="22.536327310309748" table:formula="of:=RIGHT([.Q110];LEN([.Q110])-5)" table:style-name="ce4">
            <text:p>22.536327310309748</text:p>
          </table:table-cell>
          <table:table-cell office:value-type="float" office:value="22.536327310309701" table:formula="of:=[.R110]+0" table:style-name="ce4">
            <text:p>22.54</text:p>
          </table:table-cell>
          <table:table-cell office:value-type="string" table:style-name="ce5">
            <text:p>105<text:span text:style-name="T3">: </text:span><text:span text:style-name="T4">40.82502279516761</text:span></text:p>
          </table:table-cell>
          <table:table-cell office:value-type="string" office:string-value="40.82502279516761" table:formula="of:=RIGHT([.T110];LEN([.T110])-5)" table:style-name="ce4">
            <text:p>40.82502279516761</text:p>
          </table:table-cell>
          <table:table-cell office:value-type="float" office:value="40.825022795167598" table:formula="of:=[.U110]+0" table:style-name="ce4">
            <text:p>40.83</text:p>
          </table:table-cell>
          <table:table-cell office:value-type="string" table:style-name="ce5">
            <text:p>105<text:span text:style-name="T3">: </text:span><text:span text:style-name="T4">66.97162508633537</text:span></text:p>
          </table:table-cell>
          <table:table-cell office:value-type="string" office:string-value="66.97162508633537" table:formula="of:=RIGHT([.W110];LEN([.W110])-5)" table:style-name="ce4">
            <text:p>66.97162508633537</text:p>
          </table:table-cell>
          <table:table-cell office:value-type="float" office:value="66.971625086335294" table:formula="of:=[.X110]+0" table:style-name="ce4">
            <text:p>66.97</text:p>
          </table:table-cell>
          <table:table-cell office:value-type="string" table:style-name="ce5">
            <text:p>105<text:span text:style-name="T3">: </text:span><text:span text:style-name="T4">29.932098988628024</text:span></text:p>
          </table:table-cell>
          <table:table-cell office:value-type="string" office:string-value="29.932098988628024" table:formula="of:=RIGHT([.Z110];LEN([.Z110])-5)" table:style-name="ce4">
            <text:p>29.932098988628024</text:p>
          </table:table-cell>
          <table:table-cell office:value-type="float" office:value="29.932098988627999" table:formula="of:=[.AA110]+0" table:style-name="ce4">
            <text:p>29.93</text:p>
          </table:table-cell>
          <table:table-cell office:value-type="string" table:style-name="ce5">
            <text:p>105<text:span text:style-name="T3">: </text:span><text:span text:style-name="T4">51.031319828293086</text:span></text:p>
          </table:table-cell>
          <table:table-cell office:value-type="string" office:string-value="51.031319828293086" table:formula="of:=RIGHT([.AC110];LEN([.AC110])-5)" table:style-name="ce4">
            <text:p>51.031319828293086</text:p>
          </table:table-cell>
          <table:table-cell office:value-type="float" office:value="51.031319828293" table:formula="of:=[.AD110]+0" table:style-name="ce4">
            <text:p>51.03</text:p>
          </table:table-cell>
          <table:table-cell office:value-type="float" office:value="42.264762367722454" table:formula="of:=([.D110]+[.G110]+[.J110]+[.M110]+[.P110]+[.S110]+[.V110]+[.Y110]+[.AB110])/9" table:style-name="ce4">
            <text:p>42.26</text:p>
          </table:table-cell>
          <table:table-cell office:value-type="float" office:value="13.530864161334007" table:formula="of:=STDEV([.D110];[.G110];[.J110];[.M110];[.P110];[.S110];[.V110];[.Y110];[.AB110];[.AE110])" table:style-name="ce1">
            <text:p>13.53086416</text:p>
          </table:table-cell>
          <table:table-cell table:number-columns-repeated="16351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7.73303747066454</text:span></text:p>
          </table:table-cell>
          <table:table-cell office:value-type="string" office:string-value="37.73303747066454" table:formula="of:=RIGHT([.B111];LEN([.B111])-5)" table:style-name="ce4">
            <text:p>37.73303747066454</text:p>
          </table:table-cell>
          <table:table-cell office:value-type="float" office:value="37.733037470664499" table:formula="of:=[.C111]+0" table:style-name="ce4">
            <text:p>37.73</text:p>
          </table:table-cell>
          <table:table-cell office:value-type="string" table:style-name="ce2">
            <text:p>106<text:span text:style-name="T1">: </text:span><text:span text:style-name="T2">48.06360614997354</text:span></text:p>
          </table:table-cell>
          <table:table-cell office:value-type="string" office:string-value="48.06360614997354" table:formula="of:=RIGHT([.E111];LEN([.E111])-5)" table:style-name="ce4">
            <text:p>48.06360614997354</text:p>
          </table:table-cell>
          <table:table-cell office:value-type="float" office:value="48.063606149973502" table:formula="of:=[.F111]+0" table:style-name="ce4">
            <text:p>48.06</text:p>
          </table:table-cell>
          <table:table-cell office:value-type="string" table:style-name="ce2">
            <text:p>106<text:span text:style-name="T1">: </text:span><text:span text:style-name="T2">34.67176738851662</text:span></text:p>
          </table:table-cell>
          <table:table-cell office:value-type="string" office:string-value="34.67176738851662" table:formula="of:=RIGHT([.H111];LEN([.H111])-5)" table:style-name="ce4">
            <text:p>34.67176738851662</text:p>
          </table:table-cell>
          <table:table-cell office:value-type="float" office:value="34.671767388516599" table:formula="of:=[.I111]+0" table:style-name="ce4">
            <text:p>34.67</text:p>
          </table:table-cell>
          <table:table-cell office:value-type="string" table:style-name="ce2">
            <text:p>106<text:span text:style-name="T1">: </text:span><text:span text:style-name="T2">55.12114083555756</text:span></text:p>
          </table:table-cell>
          <table:table-cell office:value-type="string" office:string-value="55.12114083555756" table:formula="of:=RIGHT([.K111];LEN([.K111])-5)" table:style-name="ce4">
            <text:p>55.12114083555756</text:p>
          </table:table-cell>
          <table:table-cell office:value-type="float" office:value="55.121140835557497" table:formula="of:=[.L111]+0" table:style-name="ce4">
            <text:p>55.12</text:p>
          </table:table-cell>
          <table:table-cell office:value-type="string" table:style-name="ce2">
            <text:p>106<text:span text:style-name="T1">: </text:span><text:span text:style-name="T2">26.71856895219765</text:span></text:p>
          </table:table-cell>
          <table:table-cell office:value-type="string" office:string-value="26.71856895219765" table:formula="of:=RIGHT([.N111];LEN([.N111])-5)" table:style-name="ce4">
            <text:p>26.71856895219765</text:p>
          </table:table-cell>
          <table:table-cell office:value-type="float" office:value="26.7185689521976" table:formula="of:=[.O111]+0" table:style-name="ce4">
            <text:p>26.72</text:p>
          </table:table-cell>
          <table:table-cell office:value-type="string" table:style-name="ce5">
            <text:p>106<text:span text:style-name="T3">: </text:span><text:span text:style-name="T4">13.469723847472144</text:span></text:p>
          </table:table-cell>
          <table:table-cell office:value-type="string" office:string-value="13.469723847472144" table:formula="of:=RIGHT([.Q111];LEN([.Q111])-5)" table:style-name="ce4">
            <text:p>13.469723847472144</text:p>
          </table:table-cell>
          <table:table-cell office:value-type="float" office:value="13.4697238474721" table:formula="of:=[.R111]+0" table:style-name="ce4">
            <text:p>13.47</text:p>
          </table:table-cell>
          <table:table-cell office:value-type="string" table:style-name="ce5">
            <text:p>106<text:span text:style-name="T3">: </text:span><text:span text:style-name="T4">39.86968054278524</text:span></text:p>
          </table:table-cell>
          <table:table-cell office:value-type="string" office:string-value="39.86968054278524" table:formula="of:=RIGHT([.T111];LEN([.T111])-5)" table:style-name="ce4">
            <text:p>39.86968054278524</text:p>
          </table:table-cell>
          <table:table-cell office:value-type="float" office:value="39.869680542785197" table:formula="of:=[.U111]+0" table:style-name="ce4">
            <text:p>39.87</text:p>
          </table:table-cell>
          <table:table-cell office:value-type="string" table:style-name="ce5">
            <text:p>106<text:span text:style-name="T3">: </text:span><text:span text:style-name="T4">79.21014335588139</text:span></text:p>
          </table:table-cell>
          <table:table-cell office:value-type="string" office:string-value="79.21014335588139" table:formula="of:=RIGHT([.W111];LEN([.W111])-5)" table:style-name="ce4">
            <text:p>79.21014335588139</text:p>
          </table:table-cell>
          <table:table-cell office:value-type="float" office:value="79.2101433558813" table:formula="of:=[.X111]+0" table:style-name="ce4">
            <text:p>79.21</text:p>
          </table:table-cell>
          <table:table-cell office:value-type="string" table:style-name="ce5">
            <text:p>106<text:span text:style-name="T3">: </text:span><text:span text:style-name="T4">40.66371815552574</text:span></text:p>
          </table:table-cell>
          <table:table-cell office:value-type="string" office:string-value="40.66371815552574" table:formula="of:=RIGHT([.Z111];LEN([.Z111])-5)" table:style-name="ce4">
            <text:p>40.66371815552574</text:p>
          </table:table-cell>
          <table:table-cell office:value-type="float" office:value="40.6637181555257" table:formula="of:=[.AA111]+0" table:style-name="ce4">
            <text:p>40.66</text:p>
          </table:table-cell>
          <table:table-cell office:value-type="string" table:style-name="ce5">
            <text:p>106<text:span text:style-name="T3">: </text:span><text:span text:style-name="T4">41.03266028979511</text:span></text:p>
          </table:table-cell>
          <table:table-cell office:value-type="string" office:string-value="41.03266028979511" table:formula="of:=RIGHT([.AC111];LEN([.AC111])-5)" table:style-name="ce4">
            <text:p>41.03266028979511</text:p>
          </table:table-cell>
          <table:table-cell office:value-type="float" office:value="41.032660289795103" table:formula="of:=[.AD111]+0" table:style-name="ce4">
            <text:p>41.03</text:p>
          </table:table-cell>
          <table:table-cell office:value-type="float" office:value="41.724598522063779" table:formula="of:=([.D111]+[.G111]+[.J111]+[.M111]+[.P111]+[.S111]+[.V111]+[.Y111]+[.AB111])/9" table:style-name="ce4">
            <text:p>41.72</text:p>
          </table:table-cell>
          <table:table-cell office:value-type="float" office:value="17.381367343712025" table:formula="of:=STDEV([.D111];[.G111];[.J111];[.M111];[.P111];[.S111];[.V111];[.Y111];[.AB111];[.AE111])" table:style-name="ce1">
            <text:p>17.38136734</text:p>
          </table:table-cell>
          <table:table-cell table:number-columns-repeated="16351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45.42806667377708</text:span></text:p>
          </table:table-cell>
          <table:table-cell office:value-type="string" office:string-value="45.42806667377708" table:formula="of:=RIGHT([.B112];LEN([.B112])-5)" table:style-name="ce4">
            <text:p>45.42806667377708</text:p>
          </table:table-cell>
          <table:table-cell office:value-type="float" office:value="45.428066673777003" table:formula="of:=[.C112]+0" table:style-name="ce4">
            <text:p>45.43</text:p>
          </table:table-cell>
          <table:table-cell office:value-type="string" table:style-name="ce2">
            <text:p>107<text:span text:style-name="T1">: </text:span><text:span text:style-name="T2">47.247315693936116</text:span></text:p>
          </table:table-cell>
          <table:table-cell office:value-type="string" office:string-value="47.247315693936116" table:formula="of:=RIGHT([.E112];LEN([.E112])-5)" table:style-name="ce4">
            <text:p>47.247315693936116</text:p>
          </table:table-cell>
          <table:table-cell office:value-type="float" office:value="47.247315693936102" table:formula="of:=[.F112]+0" table:style-name="ce4">
            <text:p>47.25</text:p>
          </table:table-cell>
          <table:table-cell office:value-type="string" table:style-name="ce2">
            <text:p>107<text:span text:style-name="T1">: </text:span><text:span text:style-name="T2">35.201619354103045</text:span></text:p>
          </table:table-cell>
          <table:table-cell office:value-type="string" office:string-value="35.201619354103045" table:formula="of:=RIGHT([.H112];LEN([.H112])-5)" table:style-name="ce4">
            <text:p>35.201619354103045</text:p>
          </table:table-cell>
          <table:table-cell office:value-type="float" office:value="35.201619354103002" table:formula="of:=[.I112]+0" table:style-name="ce4">
            <text:p>35.20</text:p>
          </table:table-cell>
          <table:table-cell office:value-type="string" table:style-name="ce2">
            <text:p>107<text:span text:style-name="T1">: </text:span><text:span text:style-name="T2">55.35060757316311</text:span></text:p>
          </table:table-cell>
          <table:table-cell office:value-type="string" office:string-value="55.35060757316311" table:formula="of:=RIGHT([.K112];LEN([.K112])-5)" table:style-name="ce4">
            <text:p>55.35060757316311</text:p>
          </table:table-cell>
          <table:table-cell office:value-type="float" office:value="55.350607573163103" table:formula="of:=[.L112]+0" table:style-name="ce4">
            <text:p>55.35</text:p>
          </table:table-cell>
          <table:table-cell office:value-type="string" table:style-name="ce2">
            <text:p>107<text:span text:style-name="T1">: </text:span><text:span text:style-name="T2">26.608856563788287</text:span></text:p>
          </table:table-cell>
          <table:table-cell office:value-type="string" office:string-value="26.608856563788287" table:formula="of:=RIGHT([.N112];LEN([.N112])-5)" table:style-name="ce4">
            <text:p>26.608856563788287</text:p>
          </table:table-cell>
          <table:table-cell office:value-type="float" office:value="26.608856563788201" table:formula="of:=[.O112]+0" table:style-name="ce4">
            <text:p>26.61</text:p>
          </table:table-cell>
          <table:table-cell office:value-type="string" table:style-name="ce5">
            <text:p>107<text:span text:style-name="T3">: </text:span><text:span text:style-name="T4">16.633448914207804</text:span></text:p>
          </table:table-cell>
          <table:table-cell office:value-type="string" office:string-value="16.633448914207804" table:formula="of:=RIGHT([.Q112];LEN([.Q112])-5)" table:style-name="ce4">
            <text:p>16.633448914207804</text:p>
          </table:table-cell>
          <table:table-cell office:value-type="float" office:value="16.633448914207801" table:formula="of:=[.R112]+0" table:style-name="ce4">
            <text:p>16.63</text:p>
          </table:table-cell>
          <table:table-cell office:value-type="string" table:style-name="ce5">
            <text:p>107<text:span text:style-name="T3">: </text:span><text:span text:style-name="T4">27.370761277785896</text:span></text:p>
          </table:table-cell>
          <table:table-cell office:value-type="string" office:string-value="27.370761277785896" table:formula="of:=RIGHT([.T112];LEN([.T112])-5)" table:style-name="ce4">
            <text:p>27.370761277785896</text:p>
          </table:table-cell>
          <table:table-cell office:value-type="float" office:value="27.3707612777858" table:formula="of:=[.U112]+0" table:style-name="ce4">
            <text:p>27.37</text:p>
          </table:table-cell>
          <table:table-cell office:value-type="string" table:style-name="ce5">
            <text:p>107<text:span text:style-name="T3">: </text:span><text:span text:style-name="T4">81.03851281204592</text:span></text:p>
          </table:table-cell>
          <table:table-cell office:value-type="string" office:string-value="81.03851281204592" table:formula="of:=RIGHT([.W112];LEN([.W112])-5)" table:style-name="ce4">
            <text:p>81.03851281204592</text:p>
          </table:table-cell>
          <table:table-cell office:value-type="float" office:value="81.038512812045894" table:formula="of:=[.X112]+0" table:style-name="ce4">
            <text:p>81.04</text:p>
          </table:table-cell>
          <table:table-cell office:value-type="string" table:style-name="ce5">
            <text:p>107<text:span text:style-name="T3">: </text:span><text:span text:style-name="T4">44.32226811175122</text:span></text:p>
          </table:table-cell>
          <table:table-cell office:value-type="string" office:string-value="44.32226811175122" table:formula="of:=RIGHT([.Z112];LEN([.Z112])-5)" table:style-name="ce4">
            <text:p>44.32226811175122</text:p>
          </table:table-cell>
          <table:table-cell office:value-type="float" office:value="44.3222681117512" table:formula="of:=[.AA112]+0" table:style-name="ce4">
            <text:p>44.32</text:p>
          </table:table-cell>
          <table:table-cell office:value-type="string" table:style-name="ce5">
            <text:p>107<text:span text:style-name="T3">: </text:span><text:span text:style-name="T4">45.76914875693056</text:span></text:p>
          </table:table-cell>
          <table:table-cell office:value-type="string" office:string-value="45.76914875693056" table:formula="of:=RIGHT([.AC112];LEN([.AC112])-5)" table:style-name="ce4">
            <text:p>45.76914875693056</text:p>
          </table:table-cell>
          <table:table-cell office:value-type="float" office:value="45.769148756930498" table:formula="of:=[.AD112]+0" table:style-name="ce4">
            <text:p>45.77</text:p>
          </table:table-cell>
          <table:table-cell office:value-type="float" office:value="42.13349521939535" table:formula="of:=([.D112]+[.G112]+[.J112]+[.M112]+[.P112]+[.S112]+[.V112]+[.Y112]+[.AB112])/9" table:style-name="ce4">
            <text:p>42.13</text:p>
          </table:table-cell>
          <table:table-cell office:value-type="float" office:value="17.948199237811753" table:formula="of:=STDEV([.D112];[.G112];[.J112];[.M112];[.P112];[.S112];[.V112];[.Y112];[.AB112];[.AE112])" table:style-name="ce1">
            <text:p>17.94819924</text:p>
          </table:table-cell>
          <table:table-cell table:number-columns-repeated="16351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6.371059412869904</text:span></text:p>
          </table:table-cell>
          <table:table-cell office:value-type="string" office:string-value="46.371059412869904" table:formula="of:=RIGHT([.B113];LEN([.B113])-5)" table:style-name="ce4">
            <text:p>46.371059412869904</text:p>
          </table:table-cell>
          <table:table-cell office:value-type="float" office:value="46.371059412869897" table:formula="of:=[.C113]+0" table:style-name="ce4">
            <text:p>46.37</text:p>
          </table:table-cell>
          <table:table-cell office:value-type="string" table:style-name="ce2">
            <text:p>108<text:span text:style-name="T1">: </text:span><text:span text:style-name="T2">45.75344038486915</text:span></text:p>
          </table:table-cell>
          <table:table-cell office:value-type="string" office:string-value="45.75344038486915" table:formula="of:=RIGHT([.E113];LEN([.E113])-5)" table:style-name="ce4">
            <text:p>45.75344038486915</text:p>
          </table:table-cell>
          <table:table-cell office:value-type="float" office:value="45.753440384869101" table:formula="of:=[.F113]+0" table:style-name="ce4">
            <text:p>45.75</text:p>
          </table:table-cell>
          <table:table-cell office:value-type="string" table:style-name="ce2">
            <text:p>108<text:span text:style-name="T1">: </text:span><text:span text:style-name="T2">42.412901358180235</text:span></text:p>
          </table:table-cell>
          <table:table-cell office:value-type="string" office:string-value="42.412901358180235" table:formula="of:=RIGHT([.H113];LEN([.H113])-5)" table:style-name="ce4">
            <text:p>42.412901358180235</text:p>
          </table:table-cell>
          <table:table-cell office:value-type="float" office:value="42.4129013581802" table:formula="of:=[.I113]+0" table:style-name="ce4">
            <text:p>42.41</text:p>
          </table:table-cell>
          <table:table-cell office:value-type="string" table:style-name="ce2">
            <text:p>108<text:span text:style-name="T1">: </text:span><text:span text:style-name="T2">46.71592022661146</text:span></text:p>
          </table:table-cell>
          <table:table-cell office:value-type="string" office:string-value="46.71592022661146" table:formula="of:=RIGHT([.K113];LEN([.K113])-5)" table:style-name="ce4">
            <text:p>46.71592022661146</text:p>
          </table:table-cell>
          <table:table-cell office:value-type="float" office:value="46.715920226611402" table:formula="of:=[.L113]+0" table:style-name="ce4">
            <text:p>46.72</text:p>
          </table:table-cell>
          <table:table-cell office:value-type="string" table:style-name="ce2">
            <text:p>108<text:span text:style-name="T1">: </text:span><text:span text:style-name="T2">26.796323650864174</text:span></text:p>
          </table:table-cell>
          <table:table-cell office:value-type="string" office:string-value="26.796323650864174" table:formula="of:=RIGHT([.N113];LEN([.N113])-5)" table:style-name="ce4">
            <text:p>26.796323650864174</text:p>
          </table:table-cell>
          <table:table-cell office:value-type="float" office:value="26.7963236508641" table:formula="of:=[.O113]+0" table:style-name="ce4">
            <text:p>26.80</text:p>
          </table:table-cell>
          <table:table-cell office:value-type="string" table:style-name="ce5">
            <text:p>108<text:span text:style-name="T3">: </text:span><text:span text:style-name="T4">14.950736449928332</text:span></text:p>
          </table:table-cell>
          <table:table-cell office:value-type="string" office:string-value="14.950736449928332" table:formula="of:=RIGHT([.Q113];LEN([.Q113])-5)" table:style-name="ce4">
            <text:p>14.950736449928332</text:p>
          </table:table-cell>
          <table:table-cell office:value-type="float" office:value="14.9507364499283" table:formula="of:=[.R113]+0" table:style-name="ce4">
            <text:p>14.95</text:p>
          </table:table-cell>
          <table:table-cell office:value-type="string" table:style-name="ce5">
            <text:p>108<text:span text:style-name="T3">: </text:span><text:span text:style-name="T4">38.88315171480751</text:span></text:p>
          </table:table-cell>
          <table:table-cell office:value-type="string" office:string-value="38.88315171480751" table:formula="of:=RIGHT([.T113];LEN([.T113])-5)" table:style-name="ce4">
            <text:p>38.88315171480751</text:p>
          </table:table-cell>
          <table:table-cell office:value-type="float" office:value="38.883151714807497" table:formula="of:=[.U113]+0" table:style-name="ce4">
            <text:p>38.88</text:p>
          </table:table-cell>
          <table:table-cell office:value-type="string" table:style-name="ce5">
            <text:p>108<text:span text:style-name="T3">: </text:span><text:span text:style-name="T4">86.30375023105037</text:span></text:p>
          </table:table-cell>
          <table:table-cell office:value-type="string" office:string-value="86.30375023105037" table:formula="of:=RIGHT([.W113];LEN([.W113])-5)" table:style-name="ce4">
            <text:p>86.30375023105037</text:p>
          </table:table-cell>
          <table:table-cell office:value-type="float" office:value="86.303750231050302" table:formula="of:=[.X113]+0" table:style-name="ce4">
            <text:p>86.30</text:p>
          </table:table-cell>
          <table:table-cell office:value-type="string" table:style-name="ce5">
            <text:p>108<text:span text:style-name="T3">: </text:span><text:span text:style-name="T4">57.455035137255415</text:span></text:p>
          </table:table-cell>
          <table:table-cell office:value-type="string" office:string-value="57.455035137255415" table:formula="of:=RIGHT([.Z113];LEN([.Z113])-5)" table:style-name="ce4">
            <text:p>57.455035137255415</text:p>
          </table:table-cell>
          <table:table-cell office:value-type="float" office:value="57.4550351372554" table:formula="of:=[.AA113]+0" table:style-name="ce4">
            <text:p>57.46</text:p>
          </table:table-cell>
          <table:table-cell office:value-type="string" table:style-name="ce5">
            <text:p>108<text:span text:style-name="T3">: </text:span><text:span text:style-name="T4">43.9262964563916</text:span></text:p>
          </table:table-cell>
          <table:table-cell office:value-type="string" office:string-value="43.9262964563916" table:formula="of:=RIGHT([.AC113];LEN([.AC113])-5)" table:style-name="ce4">
            <text:p>43.9262964563916</text:p>
          </table:table-cell>
          <table:table-cell office:value-type="float" office:value="43.926296456391597" table:formula="of:=[.AD113]+0" table:style-name="ce4">
            <text:p>43.93</text:p>
          </table:table-cell>
          <table:table-cell office:value-type="float" office:value="45.071368729604018" table:formula="of:=([.D113]+[.G113]+[.J113]+[.M113]+[.P113]+[.S113]+[.V113]+[.Y113]+[.AB113])/9" table:style-name="ce4">
            <text:p>45.07</text:p>
          </table:table-cell>
          <table:table-cell office:value-type="float" office:value="18.696686446838488" table:formula="of:=STDEV([.D113];[.G113];[.J113];[.M113];[.P113];[.S113];[.V113];[.Y113];[.AB113];[.AE113])" table:style-name="ce1">
            <text:p>18.69668645</text:p>
          </table:table-cell>
          <table:table-cell table:number-columns-repeated="16351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0.21020483265678</text:span></text:p>
          </table:table-cell>
          <table:table-cell office:value-type="string" office:string-value="40.21020483265678" table:formula="of:=RIGHT([.B114];LEN([.B114])-5)" table:style-name="ce4">
            <text:p>40.21020483265678</text:p>
          </table:table-cell>
          <table:table-cell office:value-type="float" office:value="40.2102048326567" table:formula="of:=[.C114]+0" table:style-name="ce4">
            <text:p>40.21</text:p>
          </table:table-cell>
          <table:table-cell office:value-type="string" table:style-name="ce2">
            <text:p>109<text:span text:style-name="T1">: </text:span><text:span text:style-name="T2">46.15478656421321</text:span></text:p>
          </table:table-cell>
          <table:table-cell office:value-type="string" office:string-value="46.15478656421321" table:formula="of:=RIGHT([.E114];LEN([.E114])-5)" table:style-name="ce4">
            <text:p>46.15478656421321</text:p>
          </table:table-cell>
          <table:table-cell office:value-type="float" office:value="46.154786564213197" table:formula="of:=[.F114]+0" table:style-name="ce4">
            <text:p>46.15</text:p>
          </table:table-cell>
          <table:table-cell office:value-type="string" table:style-name="ce2">
            <text:p>109<text:span text:style-name="T1">: </text:span><text:span text:style-name="T2">39.75057505906336</text:span></text:p>
          </table:table-cell>
          <table:table-cell office:value-type="string" office:string-value="39.75057505906336" table:formula="of:=RIGHT([.H114];LEN([.H114])-5)" table:style-name="ce4">
            <text:p>39.75057505906336</text:p>
          </table:table-cell>
          <table:table-cell office:value-type="float" office:value="39.750575059063301" table:formula="of:=[.I114]+0" table:style-name="ce4">
            <text:p>39.75</text:p>
          </table:table-cell>
          <table:table-cell office:value-type="string" table:style-name="ce2">
            <text:p>109<text:span text:style-name="T1">: </text:span><text:span text:style-name="T2">54.025938999118</text:span></text:p>
          </table:table-cell>
          <table:table-cell office:value-type="string" office:string-value="54.025938999118" table:formula="of:=RIGHT([.K114];LEN([.K114])-5)" table:style-name="ce4">
            <text:p>54.025938999118</text:p>
          </table:table-cell>
          <table:table-cell office:value-type="float" office:value="54.025938999117997" table:formula="of:=[.L114]+0" table:style-name="ce4">
            <text:p>54.03</text:p>
          </table:table-cell>
          <table:table-cell office:value-type="string" table:style-name="ce2">
            <text:p>109<text:span text:style-name="T1">: </text:span><text:span text:style-name="T2">24.539429138828424</text:span></text:p>
          </table:table-cell>
          <table:table-cell office:value-type="string" office:string-value="24.539429138828424" table:formula="of:=RIGHT([.N114];LEN([.N114])-5)" table:style-name="ce4">
            <text:p>24.539429138828424</text:p>
          </table:table-cell>
          <table:table-cell office:value-type="float" office:value="24.5394291388284" table:formula="of:=[.O114]+0" table:style-name="ce4">
            <text:p>24.54</text:p>
          </table:table-cell>
          <table:table-cell office:value-type="string" table:style-name="ce5">
            <text:p>109<text:span text:style-name="T3">: </text:span><text:span text:style-name="T4">19.01064832971428</text:span></text:p>
          </table:table-cell>
          <table:table-cell office:value-type="string" office:string-value="19.01064832971428" table:formula="of:=RIGHT([.Q114];LEN([.Q114])-5)" table:style-name="ce4">
            <text:p>19.01064832971428</text:p>
          </table:table-cell>
          <table:table-cell office:value-type="float" office:value="19.010648329714201" table:formula="of:=[.R114]+0" table:style-name="ce4">
            <text:p>19.01</text:p>
          </table:table-cell>
          <table:table-cell office:value-type="string" table:style-name="ce5">
            <text:p>109<text:span text:style-name="T3">: </text:span><text:span text:style-name="T4">42.4653587468422</text:span></text:p>
          </table:table-cell>
          <table:table-cell office:value-type="string" office:string-value="42.4653587468422" table:formula="of:=RIGHT([.T114];LEN([.T114])-5)" table:style-name="ce4">
            <text:p>42.4653587468422</text:p>
          </table:table-cell>
          <table:table-cell office:value-type="float" office:value="42.465358746842199" table:formula="of:=[.U114]+0" table:style-name="ce4">
            <text:p>42.47</text:p>
          </table:table-cell>
          <table:table-cell office:value-type="string" table:style-name="ce5">
            <text:p>109<text:span text:style-name="T3">: </text:span><text:span text:style-name="T4">79.10572843510987</text:span></text:p>
          </table:table-cell>
          <table:table-cell office:value-type="string" office:string-value="79.10572843510987" table:formula="of:=RIGHT([.W114];LEN([.W114])-5)" table:style-name="ce4">
            <text:p>79.10572843510987</text:p>
          </table:table-cell>
          <table:table-cell office:value-type="float" office:value="79.105728435109796" table:formula="of:=[.X114]+0" table:style-name="ce4">
            <text:p>79.11</text:p>
          </table:table-cell>
          <table:table-cell office:value-type="string" table:style-name="ce5">
            <text:p>109<text:span text:style-name="T3">: </text:span><text:span text:style-name="T4">50.66716837902402</text:span></text:p>
          </table:table-cell>
          <table:table-cell office:value-type="string" office:string-value="50.66716837902402" table:formula="of:=RIGHT([.Z114];LEN([.Z114])-5)" table:style-name="ce4">
            <text:p>50.66716837902402</text:p>
          </table:table-cell>
          <table:table-cell office:value-type="float" office:value="50.667168379023998" table:formula="of:=[.AA114]+0" table:style-name="ce4">
            <text:p>50.67</text:p>
          </table:table-cell>
          <table:table-cell office:value-type="string" table:style-name="ce5">
            <text:p>109<text:span text:style-name="T3">: </text:span><text:span text:style-name="T4">32.67744156409208</text:span></text:p>
          </table:table-cell>
          <table:table-cell office:value-type="string" office:string-value="32.67744156409208" table:formula="of:=RIGHT([.AC114];LEN([.AC114])-5)" table:style-name="ce4">
            <text:p>32.67744156409208</text:p>
          </table:table-cell>
          <table:table-cell office:value-type="float" office:value="32.677441564092" table:formula="of:=[.AD114]+0" table:style-name="ce4">
            <text:p>32.68</text:p>
          </table:table-cell>
          <table:table-cell office:value-type="float" office:value="43.992204276063312" table:formula="of:=([.D114]+[.G114]+[.J114]+[.M114]+[.P114]+[.S114]+[.V114]+[.Y114]+[.AB114])/9" table:style-name="ce4">
            <text:p>43.99</text:p>
          </table:table-cell>
          <table:table-cell office:value-type="float" office:value="16.78360172744593" table:formula="of:=STDEV([.D114];[.G114];[.J114];[.M114];[.P114];[.S114];[.V114];[.Y114];[.AB114];[.AE114])" table:style-name="ce1">
            <text:p>16.78360173</text:p>
          </table:table-cell>
          <table:table-cell table:number-columns-repeated="16351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8.60886729566705</text:span></text:p>
          </table:table-cell>
          <table:table-cell office:value-type="string" office:string-value="38.60886729566705" table:formula="of:=RIGHT([.B115];LEN([.B115])-5)" table:style-name="ce4">
            <text:p>38.60886729566705</text:p>
          </table:table-cell>
          <table:table-cell office:value-type="float" office:value="38.608867295666997" table:formula="of:=[.C115]+0" table:style-name="ce4">
            <text:p>38.61</text:p>
          </table:table-cell>
          <table:table-cell office:value-type="string" table:style-name="ce2">
            <text:p>110<text:span text:style-name="T1">: </text:span><text:span text:style-name="T2">47.16106424310962</text:span></text:p>
          </table:table-cell>
          <table:table-cell office:value-type="string" office:string-value="47.16106424310962" table:formula="of:=RIGHT([.E115];LEN([.E115])-5)" table:style-name="ce4">
            <text:p>47.16106424310962</text:p>
          </table:table-cell>
          <table:table-cell office:value-type="float" office:value="47.1610642431096" table:formula="of:=[.F115]+0" table:style-name="ce4">
            <text:p>47.16</text:p>
          </table:table-cell>
          <table:table-cell office:value-type="string" table:style-name="ce2">
            <text:p>110<text:span text:style-name="T1">: </text:span><text:span text:style-name="T2">37.84945664956636</text:span></text:p>
          </table:table-cell>
          <table:table-cell office:value-type="string" office:string-value="37.84945664956636" table:formula="of:=RIGHT([.H115];LEN([.H115])-5)" table:style-name="ce4">
            <text:p>37.84945664956636</text:p>
          </table:table-cell>
          <table:table-cell office:value-type="float" office:value="37.849456649566299" table:formula="of:=[.I115]+0" table:style-name="ce4">
            <text:p>37.85</text:p>
          </table:table-cell>
          <table:table-cell office:value-type="string" table:style-name="ce2">
            <text:p>110<text:span text:style-name="T1">: </text:span><text:span text:style-name="T2">37.2745058862627</text:span></text:p>
          </table:table-cell>
          <table:table-cell office:value-type="string" office:string-value="37.2745058862627" table:formula="of:=RIGHT([.K115];LEN([.K115])-5)" table:style-name="ce4">
            <text:p>37.2745058862627</text:p>
          </table:table-cell>
          <table:table-cell office:value-type="float" office:value="37.274505886262702" table:formula="of:=[.L115]+0" table:style-name="ce4">
            <text:p>37.27</text:p>
          </table:table-cell>
          <table:table-cell office:value-type="string" table:style-name="ce2">
            <text:p>110<text:span text:style-name="T1">: </text:span><text:span text:style-name="T2">28.00650874789482</text:span></text:p>
          </table:table-cell>
          <table:table-cell office:value-type="string" office:string-value="28.00650874789482" table:formula="of:=RIGHT([.N115];LEN([.N115])-5)" table:style-name="ce4">
            <text:p>28.00650874789482</text:p>
          </table:table-cell>
          <table:table-cell office:value-type="float" office:value="28.006508747894799" table:formula="of:=[.O115]+0" table:style-name="ce4">
            <text:p>28.01</text:p>
          </table:table-cell>
          <table:table-cell office:value-type="string" table:style-name="ce5">
            <text:p>110<text:span text:style-name="T3">: </text:span><text:span text:style-name="T4">17.156561452601505</text:span></text:p>
          </table:table-cell>
          <table:table-cell office:value-type="string" office:string-value="17.156561452601505" table:formula="of:=RIGHT([.Q115];LEN([.Q115])-5)" table:style-name="ce4">
            <text:p>17.156561452601505</text:p>
          </table:table-cell>
          <table:table-cell office:value-type="float" office:value="17.156561452601501" table:formula="of:=[.R115]+0" table:style-name="ce4">
            <text:p>17.16</text:p>
          </table:table-cell>
          <table:table-cell office:value-type="string" table:style-name="ce5">
            <text:p>110<text:span text:style-name="T3">: </text:span><text:span text:style-name="T4">41.88849093980193</text:span></text:p>
          </table:table-cell>
          <table:table-cell office:value-type="string" office:string-value="41.88849093980193" table:formula="of:=RIGHT([.T115];LEN([.T115])-5)" table:style-name="ce4">
            <text:p>41.88849093980193</text:p>
          </table:table-cell>
          <table:table-cell office:value-type="float" office:value="41.888490939801898" table:formula="of:=[.U115]+0" table:style-name="ce4">
            <text:p>41.89</text:p>
          </table:table-cell>
          <table:table-cell office:value-type="string" table:style-name="ce5">
            <text:p>110<text:span text:style-name="T3">: </text:span><text:span text:style-name="T4">86.28461829104701</text:span></text:p>
          </table:table-cell>
          <table:table-cell office:value-type="string" office:string-value="86.28461829104701" table:formula="of:=RIGHT([.W115];LEN([.W115])-5)" table:style-name="ce4">
            <text:p>86.28461829104701</text:p>
          </table:table-cell>
          <table:table-cell office:value-type="float" office:value="86.284618291046996" table:formula="of:=[.X115]+0" table:style-name="ce4">
            <text:p>86.28</text:p>
          </table:table-cell>
          <table:table-cell office:value-type="string" table:style-name="ce5">
            <text:p>110<text:span text:style-name="T3">: </text:span><text:span text:style-name="T4">38.90932072729093</text:span></text:p>
          </table:table-cell>
          <table:table-cell office:value-type="string" office:string-value="38.90932072729093" table:formula="of:=RIGHT([.Z115];LEN([.Z115])-5)" table:style-name="ce4">
            <text:p>38.90932072729093</text:p>
          </table:table-cell>
          <table:table-cell office:value-type="float" office:value="38.909320727290897" table:formula="of:=[.AA115]+0" table:style-name="ce4">
            <text:p>38.91</text:p>
          </table:table-cell>
          <table:table-cell office:value-type="string" table:style-name="ce5">
            <text:p>110<text:span text:style-name="T3">: </text:span><text:span text:style-name="T4">30.457637123902874</text:span></text:p>
          </table:table-cell>
          <table:table-cell office:value-type="string" office:string-value="30.457637123902874" table:formula="of:=RIGHT([.AC115];LEN([.AC115])-5)" table:style-name="ce4">
            <text:p>30.457637123902874</text:p>
          </table:table-cell>
          <table:table-cell office:value-type="float" office:value="30.457637123902799" table:formula="of:=[.AD115]+0" table:style-name="ce4">
            <text:p>30.46</text:p>
          </table:table-cell>
          <table:table-cell office:value-type="float" office:value="41.459932692582413" table:formula="of:=([.D115]+[.G115]+[.J115]+[.M115]+[.P115]+[.S115]+[.V115]+[.Y115]+[.AB115])/9" table:style-name="ce4">
            <text:p>41.46</text:p>
          </table:table-cell>
          <table:table-cell office:value-type="float" office:value="18.158929418695411" table:formula="of:=STDEV([.D115];[.G115];[.J115];[.M115];[.P115];[.S115];[.V115];[.Y115];[.AB115];[.AE115])" table:style-name="ce1">
            <text:p>18.15892942</text:p>
          </table:table-cell>
          <table:table-cell table:number-columns-repeated="16351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41.299116585025665</text:span></text:p>
          </table:table-cell>
          <table:table-cell office:value-type="string" office:string-value="41.299116585025665" table:formula="of:=RIGHT([.B116];LEN([.B116])-5)" table:style-name="ce4">
            <text:p>41.299116585025665</text:p>
          </table:table-cell>
          <table:table-cell office:value-type="float" office:value="41.299116585025601" table:formula="of:=[.C116]+0" table:style-name="ce4">
            <text:p>41.30</text:p>
          </table:table-cell>
          <table:table-cell office:value-type="string" table:style-name="ce2">
            <text:p>111<text:span text:style-name="T1">: </text:span><text:span text:style-name="T2">47.14502688706408</text:span></text:p>
          </table:table-cell>
          <table:table-cell office:value-type="string" office:string-value="47.14502688706408" table:formula="of:=RIGHT([.E116];LEN([.E116])-5)" table:style-name="ce4">
            <text:p>47.14502688706408</text:p>
          </table:table-cell>
          <table:table-cell office:value-type="float" office:value="47.145026887063999" table:formula="of:=[.F116]+0" table:style-name="ce4">
            <text:p>47.15</text:p>
          </table:table-cell>
          <table:table-cell office:value-type="string" table:style-name="ce2">
            <text:p>111<text:span text:style-name="T1">: </text:span><text:span text:style-name="T2">46.71273366197223</text:span></text:p>
          </table:table-cell>
          <table:table-cell office:value-type="string" office:string-value="46.71273366197223" table:formula="of:=RIGHT([.H116];LEN([.H116])-5)" table:style-name="ce4">
            <text:p>46.71273366197223</text:p>
          </table:table-cell>
          <table:table-cell office:value-type="float" office:value="46.712733661972202" table:formula="of:=[.I116]+0" table:style-name="ce4">
            <text:p>46.71</text:p>
          </table:table-cell>
          <table:table-cell office:value-type="string" table:style-name="ce2">
            <text:p>111<text:span text:style-name="T1">: </text:span><text:span text:style-name="T2">37.811068288519095</text:span></text:p>
          </table:table-cell>
          <table:table-cell office:value-type="string" office:string-value="37.811068288519095" table:formula="of:=RIGHT([.K116];LEN([.K116])-5)" table:style-name="ce4">
            <text:p>37.811068288519095</text:p>
          </table:table-cell>
          <table:table-cell office:value-type="float" office:value="37.811068288519003" table:formula="of:=[.L116]+0" table:style-name="ce4">
            <text:p>37.81</text:p>
          </table:table-cell>
          <table:table-cell office:value-type="string" table:style-name="ce2">
            <text:p>111<text:span text:style-name="T1">: </text:span><text:span text:style-name="T2">22.642946832366484</text:span></text:p>
          </table:table-cell>
          <table:table-cell office:value-type="string" office:string-value="22.642946832366484" table:formula="of:=RIGHT([.N116];LEN([.N116])-5)" table:style-name="ce4">
            <text:p>22.642946832366484</text:p>
          </table:table-cell>
          <table:table-cell office:value-type="float" office:value="22.642946832366398" table:formula="of:=[.O116]+0" table:style-name="ce4">
            <text:p>22.64</text:p>
          </table:table-cell>
          <table:table-cell office:value-type="string" table:style-name="ce5">
            <text:p>111<text:span text:style-name="T3">: </text:span><text:span text:style-name="T4">17.50493960419782</text:span></text:p>
          </table:table-cell>
          <table:table-cell office:value-type="string" office:string-value="17.50493960419782" table:formula="of:=RIGHT([.Q116];LEN([.Q116])-5)" table:style-name="ce4">
            <text:p>17.50493960419782</text:p>
          </table:table-cell>
          <table:table-cell office:value-type="float" office:value="17.504939604197801" table:formula="of:=[.R116]+0" table:style-name="ce4">
            <text:p>17.50</text:p>
          </table:table-cell>
          <table:table-cell office:value-type="string" table:style-name="ce5">
            <text:p>111<text:span text:style-name="T3">: </text:span><text:span text:style-name="T4">32.74935538348737</text:span></text:p>
          </table:table-cell>
          <table:table-cell office:value-type="string" office:string-value="32.74935538348737" table:formula="of:=RIGHT([.T116];LEN([.T116])-5)" table:style-name="ce4">
            <text:p>32.74935538348737</text:p>
          </table:table-cell>
          <table:table-cell office:value-type="float" office:value="32.749355383487298" table:formula="of:=[.U116]+0" table:style-name="ce4">
            <text:p>32.75</text:p>
          </table:table-cell>
          <table:table-cell office:value-type="string" table:style-name="ce5">
            <text:p>111<text:span text:style-name="T3">: </text:span><text:span text:style-name="T4">71.52887061843629</text:span></text:p>
          </table:table-cell>
          <table:table-cell office:value-type="string" office:string-value="71.52887061843629" table:formula="of:=RIGHT([.W116];LEN([.W116])-5)" table:style-name="ce4">
            <text:p>71.52887061843629</text:p>
          </table:table-cell>
          <table:table-cell office:value-type="float" office:value="71.528870618436201" table:formula="of:=[.X116]+0" table:style-name="ce4">
            <text:p>71.53</text:p>
          </table:table-cell>
          <table:table-cell office:value-type="string" table:style-name="ce5">
            <text:p>111<text:span text:style-name="T3">: </text:span><text:span text:style-name="T4">38.841216864946354</text:span></text:p>
          </table:table-cell>
          <table:table-cell office:value-type="string" office:string-value="38.841216864946354" table:formula="of:=RIGHT([.Z116];LEN([.Z116])-5)" table:style-name="ce4">
            <text:p>38.841216864946354</text:p>
          </table:table-cell>
          <table:table-cell office:value-type="float" office:value="38.841216864946297" table:formula="of:=[.AA116]+0" table:style-name="ce4">
            <text:p>38.84</text:p>
          </table:table-cell>
          <table:table-cell office:value-type="string" table:style-name="ce5">
            <text:p>111<text:span text:style-name="T3">: </text:span><text:span text:style-name="T4">34.96511567651262</text:span></text:p>
          </table:table-cell>
          <table:table-cell office:value-type="string" office:string-value="34.96511567651262" table:formula="of:=RIGHT([.AC116];LEN([.AC116])-5)" table:style-name="ce4">
            <text:p>34.96511567651262</text:p>
          </table:table-cell>
          <table:table-cell office:value-type="float" office:value="34.965115676512603" table:formula="of:=[.AD116]+0" table:style-name="ce4">
            <text:p>34.97</text:p>
          </table:table-cell>
          <table:table-cell office:value-type="float" office:value="39.581697191779426" table:formula="of:=([.D116]+[.G116]+[.J116]+[.M116]+[.P116]+[.S116]+[.V116]+[.Y116]+[.AB116])/9" table:style-name="ce4">
            <text:p>39.58</text:p>
          </table:table-cell>
          <table:table-cell office:value-type="float" office:value="14.815447721417705" table:formula="of:=STDEV([.D116];[.G116];[.J116];[.M116];[.P116];[.S116];[.V116];[.Y116];[.AB116];[.AE116])" table:style-name="ce1">
            <text:p>14.81544772</text:p>
          </table:table-cell>
          <table:table-cell table:number-columns-repeated="16351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6.34022258584319</text:span></text:p>
          </table:table-cell>
          <table:table-cell office:value-type="string" office:string-value="46.34022258584319" table:formula="of:=RIGHT([.B117];LEN([.B117])-5)" table:style-name="ce4">
            <text:p>46.34022258584319</text:p>
          </table:table-cell>
          <table:table-cell office:value-type="float" office:value="46.340222585843101" table:formula="of:=[.C117]+0" table:style-name="ce4">
            <text:p>46.34</text:p>
          </table:table-cell>
          <table:table-cell office:value-type="string" table:style-name="ce2">
            <text:p>112<text:span text:style-name="T1">: </text:span><text:span text:style-name="T2">47.39068147307101</text:span></text:p>
          </table:table-cell>
          <table:table-cell office:value-type="string" office:string-value="47.39068147307101" table:formula="of:=RIGHT([.E117];LEN([.E117])-5)" table:style-name="ce4">
            <text:p>47.39068147307101</text:p>
          </table:table-cell>
          <table:table-cell office:value-type="float" office:value="47.390681473070998" table:formula="of:=[.F117]+0" table:style-name="ce4">
            <text:p>47.39</text:p>
          </table:table-cell>
          <table:table-cell office:value-type="string" table:style-name="ce2">
            <text:p>112<text:span text:style-name="T1">: </text:span><text:span text:style-name="T2">39.29449525403876</text:span></text:p>
          </table:table-cell>
          <table:table-cell office:value-type="string" office:string-value="39.29449525403876" table:formula="of:=RIGHT([.H117];LEN([.H117])-5)" table:style-name="ce4">
            <text:p>39.29449525403876</text:p>
          </table:table-cell>
          <table:table-cell office:value-type="float" office:value="39.294495254038701" table:formula="of:=[.I117]+0" table:style-name="ce4">
            <text:p>39.29</text:p>
          </table:table-cell>
          <table:table-cell office:value-type="string" table:style-name="ce2">
            <text:p>112<text:span text:style-name="T1">: </text:span><text:span text:style-name="T2">46.950766355781774</text:span></text:p>
          </table:table-cell>
          <table:table-cell office:value-type="string" office:string-value="46.950766355781774" table:formula="of:=RIGHT([.K117];LEN([.K117])-5)" table:style-name="ce4">
            <text:p>46.950766355781774</text:p>
          </table:table-cell>
          <table:table-cell office:value-type="float" office:value="46.950766355781703" table:formula="of:=[.L117]+0" table:style-name="ce4">
            <text:p>46.95</text:p>
          </table:table-cell>
          <table:table-cell office:value-type="string" table:style-name="ce2">
            <text:p>112<text:span text:style-name="T1">: </text:span><text:span text:style-name="T2">23.326091486317914</text:span></text:p>
          </table:table-cell>
          <table:table-cell office:value-type="string" office:string-value="23.326091486317914" table:formula="of:=RIGHT([.N117];LEN([.N117])-5)" table:style-name="ce4">
            <text:p>23.326091486317914</text:p>
          </table:table-cell>
          <table:table-cell office:value-type="float" office:value="23.3260914863179" table:formula="of:=[.O117]+0" table:style-name="ce4">
            <text:p>23.33</text:p>
          </table:table-cell>
          <table:table-cell office:value-type="string" table:style-name="ce5">
            <text:p>112<text:span text:style-name="T3">: </text:span><text:span text:style-name="T4">18.270607282498823</text:span></text:p>
          </table:table-cell>
          <table:table-cell office:value-type="string" office:string-value="18.270607282498823" table:formula="of:=RIGHT([.Q117];LEN([.Q117])-5)" table:style-name="ce4">
            <text:p>18.270607282498823</text:p>
          </table:table-cell>
          <table:table-cell office:value-type="float" office:value="18.270607282498801" table:formula="of:=[.R117]+0" table:style-name="ce4">
            <text:p>18.27</text:p>
          </table:table-cell>
          <table:table-cell office:value-type="string" table:style-name="ce5">
            <text:p>112<text:span text:style-name="T3">: </text:span><text:span text:style-name="T4">34.00477484091904</text:span></text:p>
          </table:table-cell>
          <table:table-cell office:value-type="string" office:string-value="34.00477484091904" table:formula="of:=RIGHT([.T117];LEN([.T117])-5)" table:style-name="ce4">
            <text:p>34.00477484091904</text:p>
          </table:table-cell>
          <table:table-cell office:value-type="float" office:value="34.004774840918998" table:formula="of:=[.U117]+0" table:style-name="ce4">
            <text:p>34.00</text:p>
          </table:table-cell>
          <table:table-cell office:value-type="string" table:style-name="ce5">
            <text:p>112<text:span text:style-name="T3">: </text:span><text:span text:style-name="T4">69.69609414625836</text:span></text:p>
          </table:table-cell>
          <table:table-cell office:value-type="string" office:string-value="69.69609414625836" table:formula="of:=RIGHT([.W117];LEN([.W117])-5)" table:style-name="ce4">
            <text:p>69.69609414625836</text:p>
          </table:table-cell>
          <table:table-cell office:value-type="float" office:value="69.696094146258304" table:formula="of:=[.X117]+0" table:style-name="ce4">
            <text:p>69.70</text:p>
          </table:table-cell>
          <table:table-cell office:value-type="string" table:style-name="ce5">
            <text:p>112<text:span text:style-name="T3">: </text:span><text:span text:style-name="T4">41.47015422926256</text:span></text:p>
          </table:table-cell>
          <table:table-cell office:value-type="string" office:string-value="41.47015422926256" table:formula="of:=RIGHT([.Z117];LEN([.Z117])-5)" table:style-name="ce4">
            <text:p>41.47015422926256</text:p>
          </table:table-cell>
          <table:table-cell office:value-type="float" office:value="41.470154229262498" table:formula="of:=[.AA117]+0" table:style-name="ce4">
            <text:p>41.47</text:p>
          </table:table-cell>
          <table:table-cell office:value-type="string" table:style-name="ce5">
            <text:p>112<text:span text:style-name="T3">: </text:span><text:span text:style-name="T4">35.9467533515462</text:span></text:p>
          </table:table-cell>
          <table:table-cell office:value-type="string" office:string-value="35.9467533515462" table:formula="of:=RIGHT([.AC117];LEN([.AC117])-5)" table:style-name="ce4">
            <text:p>35.9467533515462</text:p>
          </table:table-cell>
          <table:table-cell office:value-type="float" office:value="35.946753351546199" table:formula="of:=[.AD117]+0" table:style-name="ce4">
            <text:p>35.95</text:p>
          </table:table-cell>
          <table:table-cell office:value-type="float" office:value="40.749320850443439" table:formula="of:=([.D117]+[.G117]+[.J117]+[.M117]+[.P117]+[.S117]+[.V117]+[.Y117]+[.AB117])/9" table:style-name="ce4">
            <text:p>40.75</text:p>
          </table:table-cell>
          <table:table-cell office:value-type="float" office:value="14.257489872376134" table:formula="of:=STDEV([.D117];[.G117];[.J117];[.M117];[.P117];[.S117];[.V117];[.Y117];[.AB117];[.AE117])" table:style-name="ce1">
            <text:p>14.25748987</text:p>
          </table:table-cell>
          <table:table-cell table:number-columns-repeated="16351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47.587796925303394</text:span></text:p>
          </table:table-cell>
          <table:table-cell office:value-type="string" office:string-value="47.587796925303394" table:formula="of:=RIGHT([.B118];LEN([.B118])-5)" table:style-name="ce4">
            <text:p>47.587796925303394</text:p>
          </table:table-cell>
          <table:table-cell office:value-type="float" office:value="47.587796925303302" table:formula="of:=[.C118]+0" table:style-name="ce4">
            <text:p>47.59</text:p>
          </table:table-cell>
          <table:table-cell office:value-type="string" table:style-name="ce2">
            <text:p>113<text:span text:style-name="T1">: </text:span><text:span text:style-name="T2">52.34923537069682</text:span></text:p>
          </table:table-cell>
          <table:table-cell office:value-type="string" office:string-value="52.34923537069682" table:formula="of:=RIGHT([.E118];LEN([.E118])-5)" table:style-name="ce4">
            <text:p>52.34923537069682</text:p>
          </table:table-cell>
          <table:table-cell office:value-type="float" office:value="52.349235370696803" table:formula="of:=[.F118]+0" table:style-name="ce4">
            <text:p>52.35</text:p>
          </table:table-cell>
          <table:table-cell office:value-type="string" table:style-name="ce2">
            <text:p>113<text:span text:style-name="T1">: </text:span><text:span text:style-name="T2">34.56248116762971</text:span></text:p>
          </table:table-cell>
          <table:table-cell office:value-type="string" office:string-value="34.56248116762971" table:formula="of:=RIGHT([.H118];LEN([.H118])-5)" table:style-name="ce4">
            <text:p>34.56248116762971</text:p>
          </table:table-cell>
          <table:table-cell office:value-type="float" office:value="34.562481167629699" table:formula="of:=[.I118]+0" table:style-name="ce4">
            <text:p>34.56</text:p>
          </table:table-cell>
          <table:table-cell office:value-type="string" table:style-name="ce2">
            <text:p>113<text:span text:style-name="T1">: </text:span><text:span text:style-name="T2">45.83866490893283</text:span></text:p>
          </table:table-cell>
          <table:table-cell office:value-type="string" office:string-value="45.83866490893283" table:formula="of:=RIGHT([.K118];LEN([.K118])-5)" table:style-name="ce4">
            <text:p>45.83866490893283</text:p>
          </table:table-cell>
          <table:table-cell office:value-type="float" office:value="45.838664908932799" table:formula="of:=[.L118]+0" table:style-name="ce4">
            <text:p>45.84</text:p>
          </table:table-cell>
          <table:table-cell office:value-type="string" table:style-name="ce2">
            <text:p>113<text:span text:style-name="T1">: </text:span><text:span text:style-name="T2">29.45878216763621</text:span></text:p>
          </table:table-cell>
          <table:table-cell office:value-type="string" office:string-value="29.45878216763621" table:formula="of:=RIGHT([.N118];LEN([.N118])-5)" table:style-name="ce4">
            <text:p>29.45878216763621</text:p>
          </table:table-cell>
          <table:table-cell office:value-type="float" office:value="29.458782167636201" table:formula="of:=[.O118]+0" table:style-name="ce4">
            <text:p>29.46</text:p>
          </table:table-cell>
          <table:table-cell office:value-type="string" table:style-name="ce5">
            <text:p>113<text:span text:style-name="T3">: </text:span><text:span text:style-name="T4">14.19203953998311</text:span></text:p>
          </table:table-cell>
          <table:table-cell office:value-type="string" office:string-value="14.19203953998311" table:formula="of:=RIGHT([.Q118];LEN([.Q118])-5)" table:style-name="ce4">
            <text:p>14.19203953998311</text:p>
          </table:table-cell>
          <table:table-cell office:value-type="float" office:value="14.192039539983099" table:formula="of:=[.R118]+0" table:style-name="ce4">
            <text:p>14.19</text:p>
          </table:table-cell>
          <table:table-cell office:value-type="string" table:style-name="ce5">
            <text:p>113<text:span text:style-name="T3">: </text:span><text:span text:style-name="T4">38.22033214824994</text:span></text:p>
          </table:table-cell>
          <table:table-cell office:value-type="string" office:string-value="38.22033214824994" table:formula="of:=RIGHT([.T118];LEN([.T118])-5)" table:style-name="ce4">
            <text:p>38.22033214824994</text:p>
          </table:table-cell>
          <table:table-cell office:value-type="float" office:value="38.220332148249902" table:formula="of:=[.U118]+0" table:style-name="ce4">
            <text:p>38.22</text:p>
          </table:table-cell>
          <table:table-cell office:value-type="string" table:style-name="ce5">
            <text:p>113<text:span text:style-name="T3">: </text:span><text:span text:style-name="T4">77.23583868811299</text:span></text:p>
          </table:table-cell>
          <table:table-cell office:value-type="string" office:string-value="77.23583868811299" table:formula="of:=RIGHT([.W118];LEN([.W118])-5)" table:style-name="ce4">
            <text:p>77.23583868811299</text:p>
          </table:table-cell>
          <table:table-cell office:value-type="float" office:value="77.235838688112906" table:formula="of:=[.X118]+0" table:style-name="ce4">
            <text:p>77.24</text:p>
          </table:table-cell>
          <table:table-cell office:value-type="string" table:style-name="ce5">
            <text:p>113<text:span text:style-name="T3">: </text:span><text:span text:style-name="T4">47.99378775165775</text:span></text:p>
          </table:table-cell>
          <table:table-cell office:value-type="string" office:string-value="47.99378775165775" table:formula="of:=RIGHT([.Z118];LEN([.Z118])-5)" table:style-name="ce4">
            <text:p>47.99378775165775</text:p>
          </table:table-cell>
          <table:table-cell office:value-type="float" office:value="47.993787751657699" table:formula="of:=[.AA118]+0" table:style-name="ce4">
            <text:p>47.99</text:p>
          </table:table-cell>
          <table:table-cell office:value-type="string" table:style-name="ce5">
            <text:p>113<text:span text:style-name="T3">: </text:span><text:span text:style-name="T4">35.87862349950272</text:span></text:p>
          </table:table-cell>
          <table:table-cell office:value-type="string" office:string-value="35.87862349950272" table:formula="of:=RIGHT([.AC118];LEN([.AC118])-5)" table:style-name="ce4">
            <text:p>35.87862349950272</text:p>
          </table:table-cell>
          <table:table-cell office:value-type="float" office:value="35.878623499502702" table:formula="of:=[.AD118]+0" table:style-name="ce4">
            <text:p>35.88</text:p>
          </table:table-cell>
          <table:table-cell office:value-type="float" office:value="43.04877318535582" table:formula="of:=([.D118]+[.G118]+[.J118]+[.M118]+[.P118]+[.S118]+[.V118]+[.Y118]+[.AB118])/9" table:style-name="ce4">
            <text:p>43.05</text:p>
          </table:table-cell>
          <table:table-cell office:value-type="float" office:value="16.55661437284272" table:formula="of:=STDEV([.D118];[.G118];[.J118];[.M118];[.P118];[.S118];[.V118];[.Y118];[.AB118];[.AE118])" table:style-name="ce1">
            <text:p>16.5566143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44.26090959992594</text:span></text:p>
          </table:table-cell>
          <table:table-cell office:value-type="string" office:string-value="44.26090959992594" table:formula="of:=RIGHT([.B119];LEN([.B119])-5)" table:style-name="ce4">
            <text:p>44.26090959992594</text:p>
          </table:table-cell>
          <table:table-cell office:value-type="float" office:value="44.260909599925903" table:formula="of:=[.C119]+0" table:style-name="ce4">
            <text:p>44.26</text:p>
          </table:table-cell>
          <table:table-cell office:value-type="string" table:style-name="ce2">
            <text:p>114<text:span text:style-name="T1">: </text:span><text:span text:style-name="T2">41.180313011082355</text:span></text:p>
          </table:table-cell>
          <table:table-cell office:value-type="string" office:string-value="41.180313011082355" table:formula="of:=RIGHT([.E119];LEN([.E119])-5)" table:style-name="ce4">
            <text:p>41.180313011082355</text:p>
          </table:table-cell>
          <table:table-cell office:value-type="float" office:value="41.180313011082298" table:formula="of:=[.F119]+0" table:style-name="ce4">
            <text:p>41.18</text:p>
          </table:table-cell>
          <table:table-cell office:value-type="string" table:style-name="ce2">
            <text:p>114<text:span text:style-name="T1">: </text:span><text:span text:style-name="T2">35.85815065609935</text:span></text:p>
          </table:table-cell>
          <table:table-cell office:value-type="string" office:string-value="35.85815065609935" table:formula="of:=RIGHT([.H119];LEN([.H119])-5)" table:style-name="ce4">
            <text:p>35.85815065609935</text:p>
          </table:table-cell>
          <table:table-cell office:value-type="float" office:value="35.858150656099298" table:formula="of:=[.I119]+0" table:style-name="ce4">
            <text:p>35.86</text:p>
          </table:table-cell>
          <table:table-cell office:value-type="string" table:style-name="ce2">
            <text:p>114<text:span text:style-name="T1">: </text:span><text:span text:style-name="T2">48.636751334678394</text:span></text:p>
          </table:table-cell>
          <table:table-cell office:value-type="string" office:string-value="48.636751334678394" table:formula="of:=RIGHT([.K119];LEN([.K119])-5)" table:style-name="ce4">
            <text:p>48.636751334678394</text:p>
          </table:table-cell>
          <table:table-cell office:value-type="float" office:value="48.636751334678301" table:formula="of:=[.L119]+0" table:style-name="ce4">
            <text:p>48.64</text:p>
          </table:table-cell>
          <table:table-cell office:value-type="string" table:style-name="ce2">
            <text:p>114<text:span text:style-name="T1">: </text:span><text:span text:style-name="T2">24.264621242024724</text:span></text:p>
          </table:table-cell>
          <table:table-cell office:value-type="string" office:string-value="24.264621242024724" table:formula="of:=RIGHT([.N119];LEN([.N119])-5)" table:style-name="ce4">
            <text:p>24.264621242024724</text:p>
          </table:table-cell>
          <table:table-cell office:value-type="float" office:value="24.264621242024699" table:formula="of:=[.O119]+0" table:style-name="ce4">
            <text:p>24.26</text:p>
          </table:table-cell>
          <table:table-cell office:value-type="string" table:style-name="ce5">
            <text:p>114<text:span text:style-name="T3">: </text:span><text:span text:style-name="T4">17.28531684049391</text:span></text:p>
          </table:table-cell>
          <table:table-cell office:value-type="string" office:string-value="17.28531684049391" table:formula="of:=RIGHT([.Q119];LEN([.Q119])-5)" table:style-name="ce4">
            <text:p>17.28531684049391</text:p>
          </table:table-cell>
          <table:table-cell office:value-type="float" office:value="17.285316840493898" table:formula="of:=[.R119]+0" table:style-name="ce4">
            <text:p>17.29</text:p>
          </table:table-cell>
          <table:table-cell office:value-type="string" table:style-name="ce5">
            <text:p>114<text:span text:style-name="T3">: </text:span><text:span text:style-name="T4">43.70047693572992</text:span></text:p>
          </table:table-cell>
          <table:table-cell office:value-type="string" office:string-value="43.70047693572992" table:formula="of:=RIGHT([.T119];LEN([.T119])-5)" table:style-name="ce4">
            <text:p>43.70047693572992</text:p>
          </table:table-cell>
          <table:table-cell office:value-type="float" office:value="43.700476935729903" table:formula="of:=[.U119]+0" table:style-name="ce4">
            <text:p>43.70</text:p>
          </table:table-cell>
          <table:table-cell office:value-type="string" table:style-name="ce5">
            <text:p>114<text:span text:style-name="T3">: </text:span><text:span text:style-name="T4">73.00683249603044</text:span></text:p>
          </table:table-cell>
          <table:table-cell office:value-type="string" office:string-value="73.00683249603044" table:formula="of:=RIGHT([.W119];LEN([.W119])-5)" table:style-name="ce4">
            <text:p>73.00683249603044</text:p>
          </table:table-cell>
          <table:table-cell office:value-type="float" office:value="73.006832496030398" table:formula="of:=[.X119]+0" table:style-name="ce4">
            <text:p>73.01</text:p>
          </table:table-cell>
          <table:table-cell office:value-type="string" table:style-name="ce5">
            <text:p>114<text:span text:style-name="T3">: </text:span><text:span text:style-name="T4">39.666380067224345</text:span></text:p>
          </table:table-cell>
          <table:table-cell office:value-type="string" office:string-value="39.666380067224345" table:formula="of:=RIGHT([.Z119];LEN([.Z119])-5)" table:style-name="ce4">
            <text:p>39.666380067224345</text:p>
          </table:table-cell>
          <table:table-cell office:value-type="float" office:value="39.666380067224303" table:formula="of:=[.AA119]+0" table:style-name="ce4">
            <text:p>39.67</text:p>
          </table:table-cell>
          <table:table-cell office:value-type="string" table:style-name="ce5">
            <text:p>114<text:span text:style-name="T3">: </text:span><text:span text:style-name="T4">31.136365704051364</text:span></text:p>
          </table:table-cell>
          <table:table-cell office:value-type="string" office:string-value="31.136365704051364" table:formula="of:=RIGHT([.AC119];LEN([.AC119])-5)" table:style-name="ce4">
            <text:p>31.136365704051364</text:p>
          </table:table-cell>
          <table:table-cell office:value-type="float" office:value="31.1363657040513" table:formula="of:=[.AD119]+0" table:style-name="ce4">
            <text:p>31.14</text:p>
          </table:table-cell>
          <table:table-cell office:value-type="float" office:value="40.873305798143214" table:formula="of:=([.D119]+[.G119]+[.J119]+[.M119]+[.P119]+[.S119]+[.V119]+[.Y119]+[.AB119])/9" table:style-name="ce4">
            <text:p>40.87</text:p>
          </table:table-cell>
          <table:table-cell office:value-type="float" office:value="15.116491777585646" table:formula="of:=STDEV([.D119];[.G119];[.J119];[.M119];[.P119];[.S119];[.V119];[.Y119];[.AB119];[.AE119])" table:style-name="ce1">
            <text:p>15.1164917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8.40038883736167</text:span></text:p>
          </table:table-cell>
          <table:table-cell office:value-type="string" office:string-value="38.40038883736167" table:formula="of:=RIGHT([.B120];LEN([.B120])-5)" table:style-name="ce4">
            <text:p>38.40038883736167</text:p>
          </table:table-cell>
          <table:table-cell office:value-type="float" office:value="38.400388837361596" table:formula="of:=[.C120]+0" table:style-name="ce4">
            <text:p>38.40</text:p>
          </table:table-cell>
          <table:table-cell office:value-type="string" table:style-name="ce2">
            <text:p>115<text:span text:style-name="T1">: </text:span><text:span text:style-name="T2">42.78536658992018</text:span></text:p>
          </table:table-cell>
          <table:table-cell office:value-type="string" office:string-value="42.78536658992018" table:formula="of:=RIGHT([.E120];LEN([.E120])-5)" table:style-name="ce4">
            <text:p>42.78536658992018</text:p>
          </table:table-cell>
          <table:table-cell office:value-type="float" office:value="42.785366589920102" table:formula="of:=[.F120]+0" table:style-name="ce4">
            <text:p>42.79</text:p>
          </table:table-cell>
          <table:table-cell office:value-type="string" table:style-name="ce2">
            <text:p>115<text:span text:style-name="T1">: </text:span><text:span text:style-name="T2">46.10756119173929</text:span></text:p>
          </table:table-cell>
          <table:table-cell office:value-type="string" office:string-value="46.10756119173929" table:formula="of:=RIGHT([.H120];LEN([.H120])-5)" table:style-name="ce4">
            <text:p>46.10756119173929</text:p>
          </table:table-cell>
          <table:table-cell office:value-type="float" office:value="46.107561191739201" table:formula="of:=[.I120]+0" table:style-name="ce4">
            <text:p>46.11</text:p>
          </table:table-cell>
          <table:table-cell office:value-type="string" table:style-name="ce2">
            <text:p>115<text:span text:style-name="T1">: </text:span><text:span text:style-name="T2">49.37786182799466</text:span></text:p>
          </table:table-cell>
          <table:table-cell office:value-type="string" office:string-value="49.37786182799466" table:formula="of:=RIGHT([.K120];LEN([.K120])-5)" table:style-name="ce4">
            <text:p>49.37786182799466</text:p>
          </table:table-cell>
          <table:table-cell office:value-type="float" office:value="49.3778618279946" table:formula="of:=[.L120]+0" table:style-name="ce4">
            <text:p>49.38</text:p>
          </table:table-cell>
          <table:table-cell office:value-type="string" table:style-name="ce2">
            <text:p>115<text:span text:style-name="T1">: </text:span><text:span text:style-name="T2">29.294038440699705</text:span></text:p>
          </table:table-cell>
          <table:table-cell office:value-type="string" office:string-value="29.294038440699705" table:formula="of:=RIGHT([.N120];LEN([.N120])-5)" table:style-name="ce4">
            <text:p>29.294038440699705</text:p>
          </table:table-cell>
          <table:table-cell office:value-type="float" office:value="29.294038440699701" table:formula="of:=[.O120]+0" table:style-name="ce4">
            <text:p>29.29</text:p>
          </table:table-cell>
          <table:table-cell office:value-type="string" table:style-name="ce5">
            <text:p>115<text:span text:style-name="T3">: </text:span><text:span text:style-name="T4">14.221550733691648</text:span></text:p>
          </table:table-cell>
          <table:table-cell office:value-type="string" office:string-value="14.221550733691648" table:formula="of:=RIGHT([.Q120];LEN([.Q120])-5)" table:style-name="ce4">
            <text:p>14.221550733691648</text:p>
          </table:table-cell>
          <table:table-cell office:value-type="float" office:value="14.2215507336916" table:formula="of:=[.R120]+0" table:style-name="ce4">
            <text:p>14.22</text:p>
          </table:table-cell>
          <table:table-cell office:value-type="string" table:style-name="ce5">
            <text:p>115<text:span text:style-name="T3">: </text:span><text:span text:style-name="T4">34.676613473432084</text:span></text:p>
          </table:table-cell>
          <table:table-cell office:value-type="string" office:string-value="34.676613473432084" table:formula="of:=RIGHT([.T120];LEN([.T120])-5)" table:style-name="ce4">
            <text:p>34.676613473432084</text:p>
          </table:table-cell>
          <table:table-cell office:value-type="float" office:value="34.676613473431999" table:formula="of:=[.U120]+0" table:style-name="ce4">
            <text:p>34.68</text:p>
          </table:table-cell>
          <table:table-cell office:value-type="string" table:style-name="ce5">
            <text:p>115<text:span text:style-name="T3">: </text:span><text:span text:style-name="T4">79.27669406453886</text:span></text:p>
          </table:table-cell>
          <table:table-cell office:value-type="string" office:string-value="79.27669406453886" table:formula="of:=RIGHT([.W120];LEN([.W120])-5)" table:style-name="ce4">
            <text:p>79.27669406453886</text:p>
          </table:table-cell>
          <table:table-cell office:value-type="float" office:value="79.276694064538802" table:formula="of:=[.X120]+0" table:style-name="ce4">
            <text:p>79.28</text:p>
          </table:table-cell>
          <table:table-cell office:value-type="string" table:style-name="ce5">
            <text:p>115<text:span text:style-name="T3">: </text:span><text:span text:style-name="T4">40.32123557366155</text:span></text:p>
          </table:table-cell>
          <table:table-cell office:value-type="string" office:string-value="40.32123557366155" table:formula="of:=RIGHT([.Z120];LEN([.Z120])-5)" table:style-name="ce4">
            <text:p>40.32123557366155</text:p>
          </table:table-cell>
          <table:table-cell office:value-type="float" office:value="40.321235573661497" table:formula="of:=[.AA120]+0" table:style-name="ce4">
            <text:p>40.32</text:p>
          </table:table-cell>
          <table:table-cell office:value-type="string" table:style-name="ce5">
            <text:p>115<text:span text:style-name="T3">: </text:span><text:span text:style-name="T4">38.0690335233436</text:span></text:p>
          </table:table-cell>
          <table:table-cell office:value-type="string" office:string-value="38.0690335233436" table:formula="of:=RIGHT([.AC120];LEN([.AC120])-5)" table:style-name="ce4">
            <text:p>38.0690335233436</text:p>
          </table:table-cell>
          <table:table-cell office:value-type="float" office:value="38.069033523343599" table:formula="of:=[.AD120]+0" table:style-name="ce4">
            <text:p>38.07</text:p>
          </table:table-cell>
          <table:table-cell office:value-type="float" office:value="41.606812303671006" table:formula="of:=([.D120]+[.G120]+[.J120]+[.M120]+[.P120]+[.S120]+[.V120]+[.Y120]+[.AB120])/9" table:style-name="ce4">
            <text:p>41.61</text:p>
          </table:table-cell>
          <table:table-cell office:value-type="float" office:value="16.579229610947156" table:formula="of:=STDEV([.D120];[.G120];[.J120];[.M120];[.P120];[.S120];[.V120];[.Y120];[.AB120];[.AE120])" table:style-name="ce1">
            <text:p>16.5792296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9.11827297427426</text:span></text:p>
          </table:table-cell>
          <table:table-cell office:value-type="string" office:string-value="39.11827297427426" table:formula="of:=RIGHT([.B121];LEN([.B121])-5)" table:style-name="ce4">
            <text:p>39.11827297427426</text:p>
          </table:table-cell>
          <table:table-cell office:value-type="float" office:value="39.118272974274198" table:formula="of:=[.C121]+0" table:style-name="ce4">
            <text:p>39.12</text:p>
          </table:table-cell>
          <table:table-cell office:value-type="string" table:style-name="ce2">
            <text:p>116<text:span text:style-name="T1">: </text:span><text:span text:style-name="T2">41.09194628855629</text:span></text:p>
          </table:table-cell>
          <table:table-cell office:value-type="string" office:string-value="41.09194628855629" table:formula="of:=RIGHT([.E121];LEN([.E121])-5)" table:style-name="ce4">
            <text:p>41.09194628855629</text:p>
          </table:table-cell>
          <table:table-cell office:value-type="float" office:value="41.091946288556201" table:formula="of:=[.F121]+0" table:style-name="ce4">
            <text:p>41.09</text:p>
          </table:table-cell>
          <table:table-cell office:value-type="string" table:style-name="ce2">
            <text:p>116<text:span text:style-name="T1">: </text:span><text:span text:style-name="T2">34.702483039474785</text:span></text:p>
          </table:table-cell>
          <table:table-cell office:value-type="string" office:string-value="34.702483039474785" table:formula="of:=RIGHT([.H121];LEN([.H121])-5)" table:style-name="ce4">
            <text:p>34.702483039474785</text:p>
          </table:table-cell>
          <table:table-cell office:value-type="float" office:value="34.7024830394747" table:formula="of:=[.I121]+0" table:style-name="ce4">
            <text:p>34.70</text:p>
          </table:table-cell>
          <table:table-cell office:value-type="string" table:style-name="ce2">
            <text:p>116<text:span text:style-name="T1">: </text:span><text:span text:style-name="T2">51.57347285540358</text:span></text:p>
          </table:table-cell>
          <table:table-cell office:value-type="string" office:string-value="51.57347285540358" table:formula="of:=RIGHT([.K121];LEN([.K121])-5)" table:style-name="ce4">
            <text:p>51.57347285540358</text:p>
          </table:table-cell>
          <table:table-cell office:value-type="float" office:value="51.573472855403502" table:formula="of:=[.L121]+0" table:style-name="ce4">
            <text:p>51.57</text:p>
          </table:table-cell>
          <table:table-cell office:value-type="string" table:style-name="ce2">
            <text:p>116<text:span text:style-name="T1">: </text:span><text:span text:style-name="T2">24.2243118909437</text:span></text:p>
          </table:table-cell>
          <table:table-cell office:value-type="string" office:string-value="24.2243118909437" table:formula="of:=RIGHT([.N121];LEN([.N121])-5)" table:style-name="ce4">
            <text:p>24.2243118909437</text:p>
          </table:table-cell>
          <table:table-cell office:value-type="float" office:value="24.224311890943699" table:formula="of:=[.O121]+0" table:style-name="ce4">
            <text:p>24.22</text:p>
          </table:table-cell>
          <table:table-cell office:value-type="string" table:style-name="ce5">
            <text:p>116<text:span text:style-name="T3">: </text:span><text:span text:style-name="T4">20.872502933770896</text:span></text:p>
          </table:table-cell>
          <table:table-cell office:value-type="string" office:string-value="20.872502933770896" table:formula="of:=RIGHT([.Q121];LEN([.Q121])-5)" table:style-name="ce4">
            <text:p>20.872502933770896</text:p>
          </table:table-cell>
          <table:table-cell office:value-type="float" office:value="20.8725029337708" table:formula="of:=[.R121]+0" table:style-name="ce4">
            <text:p>20.87</text:p>
          </table:table-cell>
          <table:table-cell office:value-type="string" table:style-name="ce5">
            <text:p>116<text:span text:style-name="T3">: </text:span><text:span text:style-name="T4">38.03290624409037</text:span></text:p>
          </table:table-cell>
          <table:table-cell office:value-type="string" office:string-value="38.03290624409037" table:formula="of:=RIGHT([.T121];LEN([.T121])-5)" table:style-name="ce4">
            <text:p>38.03290624409037</text:p>
          </table:table-cell>
          <table:table-cell office:value-type="float" office:value="38.032906244090299" table:formula="of:=[.U121]+0" table:style-name="ce4">
            <text:p>38.03</text:p>
          </table:table-cell>
          <table:table-cell office:value-type="string" table:style-name="ce5">
            <text:p>116<text:span text:style-name="T3">: </text:span><text:span text:style-name="T4">80.19893286463432</text:span></text:p>
          </table:table-cell>
          <table:table-cell office:value-type="string" office:string-value="80.19893286463432" table:formula="of:=RIGHT([.W121];LEN([.W121])-5)" table:style-name="ce4">
            <text:p>80.19893286463432</text:p>
          </table:table-cell>
          <table:table-cell office:value-type="float" office:value="80.198932864634301" table:formula="of:=[.X121]+0" table:style-name="ce4">
            <text:p>80.20</text:p>
          </table:table-cell>
          <table:table-cell office:value-type="string" table:style-name="ce5">
            <text:p>116<text:span text:style-name="T3">: </text:span><text:span text:style-name="T4">30.810273288575512</text:span></text:p>
          </table:table-cell>
          <table:table-cell office:value-type="string" office:string-value="30.810273288575512" table:formula="of:=RIGHT([.Z121];LEN([.Z121])-5)" table:style-name="ce4">
            <text:p>30.810273288575512</text:p>
          </table:table-cell>
          <table:table-cell office:value-type="float" office:value="30.810273288575502" table:formula="of:=[.AA121]+0" table:style-name="ce4">
            <text:p>30.81</text:p>
          </table:table-cell>
          <table:table-cell office:value-type="string" table:style-name="ce5">
            <text:p>116<text:span text:style-name="T3">: </text:span><text:span text:style-name="T4">31.282966926791453</text:span></text:p>
          </table:table-cell>
          <table:table-cell office:value-type="string" office:string-value="31.282966926791453" table:formula="of:=RIGHT([.AC121];LEN([.AC121])-5)" table:style-name="ce4">
            <text:p>31.282966926791453</text:p>
          </table:table-cell>
          <table:table-cell office:value-type="float" office:value="31.282966926791399" table:formula="of:=[.AD121]+0" table:style-name="ce4">
            <text:p>31.28</text:p>
          </table:table-cell>
          <table:table-cell office:value-type="float" office:value="40.069455819969249" table:formula="of:=([.D121]+[.G121]+[.J121]+[.M121]+[.P121]+[.S121]+[.V121]+[.Y121]+[.AB121])/9" table:style-name="ce4">
            <text:p>40.07</text:p>
          </table:table-cell>
          <table:table-cell office:value-type="float" office:value="16.840512324467269" table:formula="of:=STDEV([.D121];[.G121];[.J121];[.M121];[.P121];[.S121];[.V121];[.Y121];[.AB121];[.AE121])" table:style-name="ce1">
            <text:p>16.8405123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5.54487164286376</text:span></text:p>
          </table:table-cell>
          <table:table-cell office:value-type="string" office:string-value="35.54487164286376" table:formula="of:=RIGHT([.B122];LEN([.B122])-5)" table:style-name="ce4">
            <text:p>35.54487164286376</text:p>
          </table:table-cell>
          <table:table-cell office:value-type="float" office:value="35.544871642863697" table:formula="of:=[.C122]+0" table:style-name="ce4">
            <text:p>35.54</text:p>
          </table:table-cell>
          <table:table-cell office:value-type="string" table:style-name="ce2">
            <text:p>117<text:span text:style-name="T1">: </text:span><text:span text:style-name="T2">38.471572076770215</text:span></text:p>
          </table:table-cell>
          <table:table-cell office:value-type="string" office:string-value="38.471572076770215" table:formula="of:=RIGHT([.E122];LEN([.E122])-5)" table:style-name="ce4">
            <text:p>38.471572076770215</text:p>
          </table:table-cell>
          <table:table-cell office:value-type="float" office:value="38.471572076770201" table:formula="of:=[.F122]+0" table:style-name="ce4">
            <text:p>38.47</text:p>
          </table:table-cell>
          <table:table-cell office:value-type="string" table:style-name="ce2">
            <text:p>117<text:span text:style-name="T1">: </text:span><text:span text:style-name="T2">43.875312807003866</text:span></text:p>
          </table:table-cell>
          <table:table-cell office:value-type="string" office:string-value="43.875312807003866" table:formula="of:=RIGHT([.H122];LEN([.H122])-5)" table:style-name="ce4">
            <text:p>43.875312807003866</text:p>
          </table:table-cell>
          <table:table-cell office:value-type="float" office:value="43.875312807003802" table:formula="of:=[.I122]+0" table:style-name="ce4">
            <text:p>43.88</text:p>
          </table:table-cell>
          <table:table-cell office:value-type="string" table:style-name="ce2">
            <text:p>117<text:span text:style-name="T1">: </text:span><text:span text:style-name="T2">50.516040245181976</text:span></text:p>
          </table:table-cell>
          <table:table-cell office:value-type="string" office:string-value="50.516040245181976" table:formula="of:=RIGHT([.K122];LEN([.K122])-5)" table:style-name="ce4">
            <text:p>50.516040245181976</text:p>
          </table:table-cell>
          <table:table-cell office:value-type="float" office:value="50.516040245181898" table:formula="of:=[.L122]+0" table:style-name="ce4">
            <text:p>50.52</text:p>
          </table:table-cell>
          <table:table-cell office:value-type="string" table:style-name="ce2">
            <text:p>117<text:span text:style-name="T1">: </text:span><text:span text:style-name="T2">23.366691733398095</text:span></text:p>
          </table:table-cell>
          <table:table-cell office:value-type="string" office:string-value="23.366691733398095" table:formula="of:=RIGHT([.N122];LEN([.N122])-5)" table:style-name="ce4">
            <text:p>23.366691733398095</text:p>
          </table:table-cell>
          <table:table-cell office:value-type="float" office:value="23.366691733398" table:formula="of:=[.O122]+0" table:style-name="ce4">
            <text:p>23.37</text:p>
          </table:table-cell>
          <table:table-cell office:value-type="string" table:style-name="ce5">
            <text:p>117<text:span text:style-name="T3">: </text:span><text:span text:style-name="T4">14.706129234446223</text:span></text:p>
          </table:table-cell>
          <table:table-cell office:value-type="string" office:string-value="14.706129234446223" table:formula="of:=RIGHT([.Q122];LEN([.Q122])-5)" table:style-name="ce4">
            <text:p>14.706129234446223</text:p>
          </table:table-cell>
          <table:table-cell office:value-type="float" office:value="14.7061292344462" table:formula="of:=[.R122]+0" table:style-name="ce4">
            <text:p>14.71</text:p>
          </table:table-cell>
          <table:table-cell office:value-type="string" table:style-name="ce5">
            <text:p>117<text:span text:style-name="T3">: </text:span><text:span text:style-name="T4">29.99672183518917</text:span></text:p>
          </table:table-cell>
          <table:table-cell office:value-type="string" office:string-value="29.99672183518917" table:formula="of:=RIGHT([.T122];LEN([.T122])-5)" table:style-name="ce4">
            <text:p>29.99672183518917</text:p>
          </table:table-cell>
          <table:table-cell office:value-type="float" office:value="29.996721835189099" table:formula="of:=[.U122]+0" table:style-name="ce4">
            <text:p>30.00</text:p>
          </table:table-cell>
          <table:table-cell office:value-type="string" table:style-name="ce5">
            <text:p>117<text:span text:style-name="T3">: </text:span><text:span text:style-name="T4">83.57323097151337</text:span></text:p>
          </table:table-cell>
          <table:table-cell office:value-type="string" office:string-value="83.57323097151337" table:formula="of:=RIGHT([.W122];LEN([.W122])-5)" table:style-name="ce4">
            <text:p>83.57323097151337</text:p>
          </table:table-cell>
          <table:table-cell office:value-type="float" office:value="83.573230971513297" table:formula="of:=[.X122]+0" table:style-name="ce4">
            <text:p>83.57</text:p>
          </table:table-cell>
          <table:table-cell office:value-type="string" table:style-name="ce5">
            <text:p>117<text:span text:style-name="T3">: </text:span><text:span text:style-name="T4">40.159777280578645</text:span></text:p>
          </table:table-cell>
          <table:table-cell office:value-type="string" office:string-value="40.159777280578645" table:formula="of:=RIGHT([.Z122];LEN([.Z122])-5)" table:style-name="ce4">
            <text:p>40.159777280578645</text:p>
          </table:table-cell>
          <table:table-cell office:value-type="float" office:value="40.159777280578602" table:formula="of:=[.AA122]+0" table:style-name="ce4">
            <text:p>40.16</text:p>
          </table:table-cell>
          <table:table-cell office:value-type="string" table:style-name="ce5">
            <text:p>117<text:span text:style-name="T3">: </text:span><text:span text:style-name="T4">31.995221850626514</text:span></text:p>
          </table:table-cell>
          <table:table-cell office:value-type="string" office:string-value="31.995221850626514" table:formula="of:=RIGHT([.AC122];LEN([.AC122])-5)" table:style-name="ce4">
            <text:p>31.995221850626514</text:p>
          </table:table-cell>
          <table:table-cell office:value-type="float" office:value="31.9952218506265" table:formula="of:=[.AD122]+0" table:style-name="ce4">
            <text:p>32.00</text:p>
          </table:table-cell>
          <table:table-cell office:value-type="float" office:value="40.02337198077165" table:formula="of:=([.D122]+[.G122]+[.J122]+[.M122]+[.P122]+[.S122]+[.V122]+[.Y122]+[.AB122])/9" table:style-name="ce4">
            <text:p>40.02</text:p>
          </table:table-cell>
          <table:table-cell office:value-type="float" office:value="18.621835968430577" table:formula="of:=STDEV([.D122];[.G122];[.J122];[.M122];[.P122];[.S122];[.V122];[.Y122];[.AB122];[.AE122])" table:style-name="ce1">
            <text:p>18.6218359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5.32891742054825</text:span></text:p>
          </table:table-cell>
          <table:table-cell office:value-type="string" office:string-value="35.32891742054825" table:formula="of:=RIGHT([.B123];LEN([.B123])-5)" table:style-name="ce4">
            <text:p>35.32891742054825</text:p>
          </table:table-cell>
          <table:table-cell office:value-type="float" office:value="35.328917420548201" table:formula="of:=[.C123]+0" table:style-name="ce4">
            <text:p>35.33</text:p>
          </table:table-cell>
          <table:table-cell office:value-type="string" table:style-name="ce2">
            <text:p>118<text:span text:style-name="T1">: </text:span><text:span text:style-name="T2">49.94629780805131</text:span></text:p>
          </table:table-cell>
          <table:table-cell office:value-type="string" office:string-value="49.94629780805131" table:formula="of:=RIGHT([.E123];LEN([.E123])-5)" table:style-name="ce4">
            <text:p>49.94629780805131</text:p>
          </table:table-cell>
          <table:table-cell office:value-type="float" office:value="49.946297808051298" table:formula="of:=[.F123]+0" table:style-name="ce4">
            <text:p>49.95</text:p>
          </table:table-cell>
          <table:table-cell office:value-type="string" table:style-name="ce2">
            <text:p>118<text:span text:style-name="T1">: </text:span><text:span text:style-name="T2">33.44086562004083</text:span></text:p>
          </table:table-cell>
          <table:table-cell office:value-type="string" office:string-value="33.44086562004083" table:formula="of:=RIGHT([.H123];LEN([.H123])-5)" table:style-name="ce4">
            <text:p>33.44086562004083</text:p>
          </table:table-cell>
          <table:table-cell office:value-type="float" office:value="33.440865620040803" table:formula="of:=[.I123]+0" table:style-name="ce4">
            <text:p>33.44</text:p>
          </table:table-cell>
          <table:table-cell office:value-type="string" table:style-name="ce2">
            <text:p>118<text:span text:style-name="T1">: </text:span><text:span text:style-name="T2">45.81391229831352</text:span></text:p>
          </table:table-cell>
          <table:table-cell office:value-type="string" office:string-value="45.81391229831352" table:formula="of:=RIGHT([.K123];LEN([.K123])-5)" table:style-name="ce4">
            <text:p>45.81391229831352</text:p>
          </table:table-cell>
          <table:table-cell office:value-type="float" office:value="45.813912298313497" table:formula="of:=[.L123]+0" table:style-name="ce4">
            <text:p>45.81</text:p>
          </table:table-cell>
          <table:table-cell office:value-type="string" table:style-name="ce2">
            <text:p>118<text:span text:style-name="T1">: </text:span><text:span text:style-name="T2">27.993575981114994</text:span></text:p>
          </table:table-cell>
          <table:table-cell office:value-type="string" office:string-value="27.993575981114994" table:formula="of:=RIGHT([.N123];LEN([.N123])-5)" table:style-name="ce4">
            <text:p>27.993575981114994</text:p>
          </table:table-cell>
          <table:table-cell office:value-type="float" office:value="27.993575981114901" table:formula="of:=[.O123]+0" table:style-name="ce4">
            <text:p>27.99</text:p>
          </table:table-cell>
          <table:table-cell office:value-type="string" table:style-name="ce5">
            <text:p>118<text:span text:style-name="T3">: </text:span><text:span text:style-name="T4">17.907844898199336</text:span></text:p>
          </table:table-cell>
          <table:table-cell office:value-type="string" office:string-value="17.907844898199336" table:formula="of:=RIGHT([.Q123];LEN([.Q123])-5)" table:style-name="ce4">
            <text:p>17.907844898199336</text:p>
          </table:table-cell>
          <table:table-cell office:value-type="float" office:value="17.907844898199301" table:formula="of:=[.R123]+0" table:style-name="ce4">
            <text:p>17.91</text:p>
          </table:table-cell>
          <table:table-cell office:value-type="string" table:style-name="ce5">
            <text:p>118<text:span text:style-name="T3">: </text:span><text:span text:style-name="T4">35.599147118959856</text:span></text:p>
          </table:table-cell>
          <table:table-cell office:value-type="string" office:string-value="35.599147118959856" table:formula="of:=RIGHT([.T123];LEN([.T123])-5)" table:style-name="ce4">
            <text:p>35.599147118959856</text:p>
          </table:table-cell>
          <table:table-cell office:value-type="float" office:value="35.599147118959799" table:formula="of:=[.U123]+0" table:style-name="ce4">
            <text:p>35.60</text:p>
          </table:table-cell>
          <table:table-cell office:value-type="string" table:style-name="ce5">
            <text:p>118<text:span text:style-name="T3">: </text:span><text:span text:style-name="T4">77.5036114024785</text:span></text:p>
          </table:table-cell>
          <table:table-cell office:value-type="string" office:string-value="77.5036114024785" table:formula="of:=RIGHT([.W123];LEN([.W123])-5)" table:style-name="ce4">
            <text:p>77.5036114024785</text:p>
          </table:table-cell>
          <table:table-cell office:value-type="float" office:value="77.503611402478498" table:formula="of:=[.X123]+0" table:style-name="ce4">
            <text:p>77.50</text:p>
          </table:table-cell>
          <table:table-cell office:value-type="string" table:style-name="ce5">
            <text:p>118<text:span text:style-name="T3">: </text:span><text:span text:style-name="T4">40.75168977960636</text:span></text:p>
          </table:table-cell>
          <table:table-cell office:value-type="string" office:string-value="40.75168977960636" table:formula="of:=RIGHT([.Z123];LEN([.Z123])-5)" table:style-name="ce4">
            <text:p>40.75168977960636</text:p>
          </table:table-cell>
          <table:table-cell office:value-type="float" office:value="40.751689779606302" table:formula="of:=[.AA123]+0" table:style-name="ce4">
            <text:p>40.75</text:p>
          </table:table-cell>
          <table:table-cell office:value-type="string" table:style-name="ce5">
            <text:p>118<text:span text:style-name="T3">: </text:span><text:span text:style-name="T4">37.34483169466986</text:span></text:p>
          </table:table-cell>
          <table:table-cell office:value-type="string" office:string-value="37.34483169466986" table:formula="of:=RIGHT([.AC123];LEN([.AC123])-5)" table:style-name="ce4">
            <text:p>37.34483169466986</text:p>
          </table:table-cell>
          <table:table-cell office:value-type="float" office:value="37.3448316946698" table:formula="of:=[.AD123]+0" table:style-name="ce4">
            <text:p>37.34</text:p>
          </table:table-cell>
          <table:table-cell office:value-type="float" office:value="40.476206925256953" table:formula="of:=([.D123]+[.G123]+[.J123]+[.M123]+[.P123]+[.S123]+[.V123]+[.Y123]+[.AB123])/9" table:style-name="ce4">
            <text:p>40.48</text:p>
          </table:table-cell>
          <table:table-cell office:value-type="float" office:value="15.857093125806029" table:formula="of:=STDEV([.D123];[.G123];[.J123];[.M123];[.P123];[.S123];[.V123];[.Y123];[.AB123];[.AE123])" table:style-name="ce1">
            <text:p>15.8570931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3.803521275887874</text:span></text:p>
          </table:table-cell>
          <table:table-cell office:value-type="string" office:string-value="43.803521275887874" table:formula="of:=RIGHT([.B124];LEN([.B124])-5)" table:style-name="ce4">
            <text:p>43.803521275887874</text:p>
          </table:table-cell>
          <table:table-cell office:value-type="float" office:value="43.803521275887803" table:formula="of:=[.C124]+0" table:style-name="ce4">
            <text:p>43.80</text:p>
          </table:table-cell>
          <table:table-cell office:value-type="string" table:style-name="ce2">
            <text:p>119<text:span text:style-name="T1">: </text:span><text:span text:style-name="T2">48.136789719141966</text:span></text:p>
          </table:table-cell>
          <table:table-cell office:value-type="string" office:string-value="48.136789719141966" table:formula="of:=RIGHT([.E124];LEN([.E124])-5)" table:style-name="ce4">
            <text:p>48.136789719141966</text:p>
          </table:table-cell>
          <table:table-cell office:value-type="float" office:value="48.136789719141902" table:formula="of:=[.F124]+0" table:style-name="ce4">
            <text:p>48.14</text:p>
          </table:table-cell>
          <table:table-cell office:value-type="string" table:style-name="ce2">
            <text:p>119<text:span text:style-name="T1">: </text:span><text:span text:style-name="T2">33.305538845893814</text:span></text:p>
          </table:table-cell>
          <table:table-cell office:value-type="string" office:string-value="33.305538845893814" table:formula="of:=RIGHT([.H124];LEN([.H124])-5)" table:style-name="ce4">
            <text:p>33.305538845893814</text:p>
          </table:table-cell>
          <table:table-cell office:value-type="float" office:value="33.3055388458938" table:formula="of:=[.I124]+0" table:style-name="ce4">
            <text:p>33.31</text:p>
          </table:table-cell>
          <table:table-cell office:value-type="string" table:style-name="ce2">
            <text:p>119<text:span text:style-name="T1">: </text:span><text:span text:style-name="T2">50.64487848598731</text:span></text:p>
          </table:table-cell>
          <table:table-cell office:value-type="string" office:string-value="50.64487848598731" table:formula="of:=RIGHT([.K124];LEN([.K124])-5)" table:style-name="ce4">
            <text:p>50.64487848598731</text:p>
          </table:table-cell>
          <table:table-cell office:value-type="float" office:value="50.644878485987299" table:formula="of:=[.L124]+0" table:style-name="ce4">
            <text:p>50.64</text:p>
          </table:table-cell>
          <table:table-cell office:value-type="string" table:style-name="ce2">
            <text:p>119<text:span text:style-name="T1">: </text:span><text:span text:style-name="T2">28.509172655541228</text:span></text:p>
          </table:table-cell>
          <table:table-cell office:value-type="string" office:string-value="28.509172655541228" table:formula="of:=RIGHT([.N124];LEN([.N124])-5)" table:style-name="ce4">
            <text:p>28.509172655541228</text:p>
          </table:table-cell>
          <table:table-cell office:value-type="float" office:value="28.5091726555412" table:formula="of:=[.O124]+0" table:style-name="ce4">
            <text:p>28.51</text:p>
          </table:table-cell>
          <table:table-cell office:value-type="string" table:style-name="ce5">
            <text:p>119<text:span text:style-name="T3">: </text:span><text:span text:style-name="T4">15.220719454729757</text:span></text:p>
          </table:table-cell>
          <table:table-cell office:value-type="string" office:string-value="15.220719454729757" table:formula="of:=RIGHT([.Q124];LEN([.Q124])-5)" table:style-name="ce4">
            <text:p>15.220719454729757</text:p>
          </table:table-cell>
          <table:table-cell office:value-type="float" office:value="15.2207194547297" table:formula="of:=[.R124]+0" table:style-name="ce4">
            <text:p>15.22</text:p>
          </table:table-cell>
          <table:table-cell office:value-type="string" table:style-name="ce5">
            <text:p>119<text:span text:style-name="T3">: </text:span><text:span text:style-name="T4">39.072030612597786</text:span></text:p>
          </table:table-cell>
          <table:table-cell office:value-type="string" office:string-value="39.072030612597786" table:formula="of:=RIGHT([.T124];LEN([.T124])-5)" table:style-name="ce4">
            <text:p>39.072030612597786</text:p>
          </table:table-cell>
          <table:table-cell office:value-type="float" office:value="39.0720306125977" table:formula="of:=[.U124]+0" table:style-name="ce4">
            <text:p>39.07</text:p>
          </table:table-cell>
          <table:table-cell office:value-type="string" table:style-name="ce5">
            <text:p>119<text:span text:style-name="T3">: </text:span><text:span text:style-name="T4">78.36992405194299</text:span></text:p>
          </table:table-cell>
          <table:table-cell office:value-type="string" office:string-value="78.36992405194299" table:formula="of:=RIGHT([.W124];LEN([.W124])-5)" table:style-name="ce4">
            <text:p>78.36992405194299</text:p>
          </table:table-cell>
          <table:table-cell office:value-type="float" office:value="78.369924051942903" table:formula="of:=[.X124]+0" table:style-name="ce4">
            <text:p>78.37</text:p>
          </table:table-cell>
          <table:table-cell office:value-type="string" table:style-name="ce5">
            <text:p>119<text:span text:style-name="T3">: </text:span><text:span text:style-name="T4">36.74576727595033</text:span></text:p>
          </table:table-cell>
          <table:table-cell office:value-type="string" office:string-value="36.74576727595033" table:formula="of:=RIGHT([.Z124];LEN([.Z124])-5)" table:style-name="ce4">
            <text:p>36.74576727595033</text:p>
          </table:table-cell>
          <table:table-cell office:value-type="float" office:value="36.7457672759503" table:formula="of:=[.AA124]+0" table:style-name="ce4">
            <text:p>36.75</text:p>
          </table:table-cell>
          <table:table-cell office:value-type="string" table:style-name="ce5">
            <text:p>119<text:span text:style-name="T3">: </text:span><text:span text:style-name="T4">28.15719325321739</text:span></text:p>
          </table:table-cell>
          <table:table-cell office:value-type="string" office:string-value="28.15719325321739" table:formula="of:=RIGHT([.AC124];LEN([.AC124])-5)" table:style-name="ce4">
            <text:p>28.15719325321739</text:p>
          </table:table-cell>
          <table:table-cell office:value-type="float" office:value="28.157193253217301" table:formula="of:=[.AD124]+0" table:style-name="ce4">
            <text:p>28.16</text:p>
          </table:table-cell>
          <table:table-cell office:value-type="float" office:value="41.534260264185853" table:formula="of:=([.D124]+[.G124]+[.J124]+[.M124]+[.P124]+[.S124]+[.V124]+[.Y124]+[.AB124])/9" table:style-name="ce4">
            <text:p>41.53</text:p>
          </table:table-cell>
          <table:table-cell office:value-type="float" office:value="17.024241522423956" table:formula="of:=STDEV([.D124];[.G124];[.J124];[.M124];[.P124];[.S124];[.V124];[.Y124];[.AB124];[.AE124])" table:style-name="ce1">
            <text:p>17.0242415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34.81536647905352</text:span></text:p>
          </table:table-cell>
          <table:table-cell office:value-type="string" office:string-value="34.81536647905352" table:formula="of:=RIGHT([.B125];LEN([.B125])-5)" table:style-name="ce4">
            <text:p>34.81536647905352</text:p>
          </table:table-cell>
          <table:table-cell office:value-type="float" office:value="34.815366479053502" table:formula="of:=[.C125]+0" table:style-name="ce4">
            <text:p>34.82</text:p>
          </table:table-cell>
          <table:table-cell office:value-type="string" table:style-name="ce2">
            <text:p>120<text:span text:style-name="T1">: </text:span><text:span text:style-name="T2">45.54733581173853</text:span></text:p>
          </table:table-cell>
          <table:table-cell office:value-type="string" office:string-value="45.54733581173853" table:formula="of:=RIGHT([.E125];LEN([.E125])-5)" table:style-name="ce4">
            <text:p>45.54733581173853</text:p>
          </table:table-cell>
          <table:table-cell office:value-type="float" office:value="45.547335811738499" table:formula="of:=[.F125]+0" table:style-name="ce4">
            <text:p>45.55</text:p>
          </table:table-cell>
          <table:table-cell office:value-type="string" table:style-name="ce2">
            <text:p>120<text:span text:style-name="T1">: </text:span><text:span text:style-name="T2">39.18115211283298</text:span></text:p>
          </table:table-cell>
          <table:table-cell office:value-type="string" office:string-value="39.18115211283298" table:formula="of:=RIGHT([.H125];LEN([.H125])-5)" table:style-name="ce4">
            <text:p>39.18115211283298</text:p>
          </table:table-cell>
          <table:table-cell office:value-type="float" office:value="39.181152112832898" table:formula="of:=[.I125]+0" table:style-name="ce4">
            <text:p>39.18</text:p>
          </table:table-cell>
          <table:table-cell office:value-type="string" table:style-name="ce2">
            <text:p>120<text:span text:style-name="T1">: </text:span><text:span text:style-name="T2">45.211931585155476</text:span></text:p>
          </table:table-cell>
          <table:table-cell office:value-type="string" office:string-value="45.211931585155476" table:formula="of:=RIGHT([.K125];LEN([.K125])-5)" table:style-name="ce4">
            <text:p>45.211931585155476</text:p>
          </table:table-cell>
          <table:table-cell office:value-type="float" office:value="45.211931585155398" table:formula="of:=[.L125]+0" table:style-name="ce4">
            <text:p>45.21</text:p>
          </table:table-cell>
          <table:table-cell office:value-type="string" table:style-name="ce2">
            <text:p>120<text:span text:style-name="T1">: </text:span><text:span text:style-name="T2">27.228753707958067</text:span></text:p>
          </table:table-cell>
          <table:table-cell office:value-type="string" office:string-value="27.228753707958067" table:formula="of:=RIGHT([.N125];LEN([.N125])-5)" table:style-name="ce4">
            <text:p>27.228753707958067</text:p>
          </table:table-cell>
          <table:table-cell office:value-type="float" office:value="27.228753707957999" table:formula="of:=[.O125]+0" table:style-name="ce4">
            <text:p>27.23</text:p>
          </table:table-cell>
          <table:table-cell office:value-type="string" table:style-name="ce5">
            <text:p>120<text:span text:style-name="T3">: </text:span><text:span text:style-name="T4">17.825487846634395</text:span></text:p>
          </table:table-cell>
          <table:table-cell office:value-type="string" office:string-value="17.825487846634395" table:formula="of:=RIGHT([.Q125];LEN([.Q125])-5)" table:style-name="ce4">
            <text:p>17.825487846634395</text:p>
          </table:table-cell>
          <table:table-cell office:value-type="float" office:value="17.825487846634299" table:formula="of:=[.R125]+0" table:style-name="ce4">
            <text:p>17.83</text:p>
          </table:table-cell>
          <table:table-cell office:value-type="string" table:style-name="ce5">
            <text:p>120<text:span text:style-name="T3">: </text:span><text:span text:style-name="T4">25.00318368652062</text:span></text:p>
          </table:table-cell>
          <table:table-cell office:value-type="string" office:string-value="25.00318368652062" table:formula="of:=RIGHT([.T125];LEN([.T125])-5)" table:style-name="ce4">
            <text:p>25.00318368652062</text:p>
          </table:table-cell>
          <table:table-cell office:value-type="float" office:value="25.0031836865206" table:formula="of:=[.U125]+0" table:style-name="ce4">
            <text:p>25.00</text:p>
          </table:table-cell>
          <table:table-cell office:value-type="string" table:style-name="ce5">
            <text:p>120<text:span text:style-name="T3">: </text:span><text:span text:style-name="T4">86.87417706260672</text:span></text:p>
          </table:table-cell>
          <table:table-cell office:value-type="string" office:string-value="86.87417706260672" table:formula="of:=RIGHT([.W125];LEN([.W125])-5)" table:style-name="ce4">
            <text:p>86.87417706260672</text:p>
          </table:table-cell>
          <table:table-cell office:value-type="float" office:value="86.874177062606705" table:formula="of:=[.X125]+0" table:style-name="ce4">
            <text:p>86.87</text:p>
          </table:table-cell>
          <table:table-cell office:value-type="string" table:style-name="ce5">
            <text:p>120<text:span text:style-name="T3">: </text:span><text:span text:style-name="T4">32.147281044569866</text:span></text:p>
          </table:table-cell>
          <table:table-cell office:value-type="string" office:string-value="32.147281044569866" table:formula="of:=RIGHT([.Z125];LEN([.Z125])-5)" table:style-name="ce4">
            <text:p>32.147281044569866</text:p>
          </table:table-cell>
          <table:table-cell office:value-type="float" office:value="32.147281044569802" table:formula="of:=[.AA125]+0" table:style-name="ce4">
            <text:p>32.15</text:p>
          </table:table-cell>
          <table:table-cell office:value-type="string" table:style-name="ce5">
            <text:p>120<text:span text:style-name="T3">: </text:span><text:span text:style-name="T4">34.46883606915312</text:span></text:p>
          </table:table-cell>
          <table:table-cell office:value-type="string" office:string-value="34.46883606915312" table:formula="of:=RIGHT([.AC125];LEN([.AC125])-5)" table:style-name="ce4">
            <text:p>34.46883606915312</text:p>
          </table:table-cell>
          <table:table-cell office:value-type="float" office:value="34.468836069153099" table:formula="of:=[.AD125]+0" table:style-name="ce4">
            <text:p>34.47</text:p>
          </table:table-cell>
          <table:table-cell office:value-type="float" office:value="39.314963259674414" table:formula="of:=([.D125]+[.G125]+[.J125]+[.M125]+[.P125]+[.S125]+[.V125]+[.Y125]+[.AB125])/9" table:style-name="ce4">
            <text:p>39.31</text:p>
          </table:table-cell>
          <table:table-cell office:value-type="float" office:value="18.976514633850357" table:formula="of:=STDEV([.D125];[.G125];[.J125];[.M125];[.P125];[.S125];[.V125];[.Y125];[.AB125];[.AE125])" table:style-name="ce1">
            <text:p>18.9765146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6.06153293428863</text:span></text:p>
          </table:table-cell>
          <table:table-cell office:value-type="string" office:string-value="36.06153293428863" table:formula="of:=RIGHT([.B126];LEN([.B126])-5)" table:style-name="ce4">
            <text:p>36.06153293428863</text:p>
          </table:table-cell>
          <table:table-cell office:value-type="float" office:value="36.0615329342886" table:formula="of:=[.C126]+0" table:style-name="ce4">
            <text:p>36.06</text:p>
          </table:table-cell>
          <table:table-cell office:value-type="string" table:style-name="ce2">
            <text:p>121<text:span text:style-name="T1">: </text:span><text:span text:style-name="T2">45.83652425161547</text:span></text:p>
          </table:table-cell>
          <table:table-cell office:value-type="string" office:string-value="45.83652425161547" table:formula="of:=RIGHT([.E126];LEN([.E126])-5)" table:style-name="ce4">
            <text:p>45.83652425161547</text:p>
          </table:table-cell>
          <table:table-cell office:value-type="float" office:value="45.836524251615401" table:formula="of:=[.F126]+0" table:style-name="ce4">
            <text:p>45.84</text:p>
          </table:table-cell>
          <table:table-cell office:value-type="string" table:style-name="ce2">
            <text:p>121<text:span text:style-name="T1">: </text:span><text:span text:style-name="T2">48.15547891575433</text:span></text:p>
          </table:table-cell>
          <table:table-cell office:value-type="string" office:string-value="48.15547891575433" table:formula="of:=RIGHT([.H126];LEN([.H126])-5)" table:style-name="ce4">
            <text:p>48.15547891575433</text:p>
          </table:table-cell>
          <table:table-cell office:value-type="float" office:value="48.155478915754301" table:formula="of:=[.I126]+0" table:style-name="ce4">
            <text:p>48.16</text:p>
          </table:table-cell>
          <table:table-cell office:value-type="string" table:style-name="ce2">
            <text:p>121<text:span text:style-name="T1">: </text:span><text:span text:style-name="T2">39.94914775728188</text:span></text:p>
          </table:table-cell>
          <table:table-cell office:value-type="string" office:string-value="39.94914775728188" table:formula="of:=RIGHT([.K126];LEN([.K126])-5)" table:style-name="ce4">
            <text:p>39.94914775728188</text:p>
          </table:table-cell>
          <table:table-cell office:value-type="float" office:value="39.9491477572818" table:formula="of:=[.L126]+0" table:style-name="ce4">
            <text:p>39.95</text:p>
          </table:table-cell>
          <table:table-cell office:value-type="string" table:style-name="ce2">
            <text:p>121<text:span text:style-name="T1">: </text:span><text:span text:style-name="T2">21.453293663947182</text:span></text:p>
          </table:table-cell>
          <table:table-cell office:value-type="string" office:string-value="21.453293663947182" table:formula="of:=RIGHT([.N126];LEN([.N126])-5)" table:style-name="ce4">
            <text:p>21.453293663947182</text:p>
          </table:table-cell>
          <table:table-cell office:value-type="float" office:value="21.4532936639471" table:formula="of:=[.O126]+0" table:style-name="ce4">
            <text:p>21.45</text:p>
          </table:table-cell>
          <table:table-cell office:value-type="string" table:style-name="ce5">
            <text:p>121<text:span text:style-name="T3">: </text:span><text:span text:style-name="T4">21.03647001309168</text:span></text:p>
          </table:table-cell>
          <table:table-cell office:value-type="string" office:string-value="21.03647001309168" table:formula="of:=RIGHT([.Q126];LEN([.Q126])-5)" table:style-name="ce4">
            <text:p>21.03647001309168</text:p>
          </table:table-cell>
          <table:table-cell office:value-type="float" office:value="21.036470013091598" table:formula="of:=[.R126]+0" table:style-name="ce4">
            <text:p>21.04</text:p>
          </table:table-cell>
          <table:table-cell office:value-type="string" table:style-name="ce5">
            <text:p>121<text:span text:style-name="T3">: </text:span><text:span text:style-name="T4">28.756337008801456</text:span></text:p>
          </table:table-cell>
          <table:table-cell office:value-type="string" office:string-value="28.756337008801456" table:formula="of:=RIGHT([.T126];LEN([.T126])-5)" table:style-name="ce4">
            <text:p>28.756337008801456</text:p>
          </table:table-cell>
          <table:table-cell office:value-type="float" office:value="28.756337008801399" table:formula="of:=[.U126]+0" table:style-name="ce4">
            <text:p>28.76</text:p>
          </table:table-cell>
          <table:table-cell office:value-type="string" table:style-name="ce5">
            <text:p>121<text:span text:style-name="T3">: </text:span><text:span text:style-name="T4">85.75632740887326</text:span></text:p>
          </table:table-cell>
          <table:table-cell office:value-type="string" office:string-value="85.75632740887326" table:formula="of:=RIGHT([.W126];LEN([.W126])-5)" table:style-name="ce4">
            <text:p>85.75632740887326</text:p>
          </table:table-cell>
          <table:table-cell office:value-type="float" office:value="85.756327408873204" table:formula="of:=[.X126]+0" table:style-name="ce4">
            <text:p>85.76</text:p>
          </table:table-cell>
          <table:table-cell office:value-type="string" table:style-name="ce5">
            <text:p>121<text:span text:style-name="T3">: </text:span><text:span text:style-name="T4">41.005352035723135</text:span></text:p>
          </table:table-cell>
          <table:table-cell office:value-type="string" office:string-value="41.005352035723135" table:formula="of:=RIGHT([.Z126];LEN([.Z126])-5)" table:style-name="ce4">
            <text:p>41.005352035723135</text:p>
          </table:table-cell>
          <table:table-cell office:value-type="float" office:value="41.005352035723099" table:formula="of:=[.AA126]+0" table:style-name="ce4">
            <text:p>41.01</text:p>
          </table:table-cell>
          <table:table-cell office:value-type="string" table:style-name="ce5">
            <text:p>121<text:span text:style-name="T3">: </text:span><text:span text:style-name="T4">26.16970264003562</text:span></text:p>
          </table:table-cell>
          <table:table-cell office:value-type="string" office:string-value="26.16970264003562" table:formula="of:=RIGHT([.AC126];LEN([.AC126])-5)" table:style-name="ce4">
            <text:p>26.16970264003562</text:p>
          </table:table-cell>
          <table:table-cell office:value-type="float" office:value="26.169702640035599" table:formula="of:=[.AD126]+0" table:style-name="ce4">
            <text:p>26.17</text:p>
          </table:table-cell>
          <table:table-cell office:value-type="float" office:value="40.890051554375169" table:formula="of:=([.D126]+[.G126]+[.J126]+[.M126]+[.P126]+[.S126]+[.V126]+[.Y126]+[.AB126])/9" table:style-name="ce4">
            <text:p>40.89</text:p>
          </table:table-cell>
          <table:table-cell office:value-type="float" office:value="18.940400714656146" table:formula="of:=STDEV([.D126];[.G126];[.J126];[.M126];[.P126];[.S126];[.V126];[.Y126];[.AB126];[.AE126])" table:style-name="ce1">
            <text:p>18.9404007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40.00786400278854</text:span></text:p>
          </table:table-cell>
          <table:table-cell office:value-type="string" office:string-value="40.00786400278854" table:formula="of:=RIGHT([.B127];LEN([.B127])-5)" table:style-name="ce4">
            <text:p>40.00786400278854</text:p>
          </table:table-cell>
          <table:table-cell office:value-type="float" office:value="40.007864002788502" table:formula="of:=[.C127]+0" table:style-name="ce4">
            <text:p>40.01</text:p>
          </table:table-cell>
          <table:table-cell office:value-type="string" table:style-name="ce2">
            <text:p>122<text:span text:style-name="T1">: </text:span><text:span text:style-name="T2">48.56916814518863</text:span></text:p>
          </table:table-cell>
          <table:table-cell office:value-type="string" office:string-value="48.56916814518863" table:formula="of:=RIGHT([.E127];LEN([.E127])-5)" table:style-name="ce4">
            <text:p>48.56916814518863</text:p>
          </table:table-cell>
          <table:table-cell office:value-type="float" office:value="48.569168145188598" table:formula="of:=[.F127]+0" table:style-name="ce4">
            <text:p>48.57</text:p>
          </table:table-cell>
          <table:table-cell office:value-type="string" table:style-name="ce2">
            <text:p>122<text:span text:style-name="T1">: </text:span><text:span text:style-name="T2">44.74363369856765</text:span></text:p>
          </table:table-cell>
          <table:table-cell office:value-type="string" office:string-value="44.74363369856765" table:formula="of:=RIGHT([.H127];LEN([.H127])-5)" table:style-name="ce4">
            <text:p>44.74363369856765</text:p>
          </table:table-cell>
          <table:table-cell office:value-type="float" office:value="44.743633698567599" table:formula="of:=[.I127]+0" table:style-name="ce4">
            <text:p>44.74</text:p>
          </table:table-cell>
          <table:table-cell office:value-type="string" table:style-name="ce2">
            <text:p>122<text:span text:style-name="T1">: </text:span><text:span text:style-name="T2">40.4533333644006</text:span></text:p>
          </table:table-cell>
          <table:table-cell office:value-type="string" office:string-value="40.4533333644006" table:formula="of:=RIGHT([.K127];LEN([.K127])-5)" table:style-name="ce4">
            <text:p>40.4533333644006</text:p>
          </table:table-cell>
          <table:table-cell office:value-type="float" office:value="40.453333364400599" table:formula="of:=[.L127]+0" table:style-name="ce4">
            <text:p>40.45</text:p>
          </table:table-cell>
          <table:table-cell office:value-type="string" table:style-name="ce2">
            <text:p>122<text:span text:style-name="T1">: </text:span><text:span text:style-name="T2">25.466647577440146</text:span></text:p>
          </table:table-cell>
          <table:table-cell office:value-type="string" office:string-value="25.466647577440146" table:formula="of:=RIGHT([.N127];LEN([.N127])-5)" table:style-name="ce4">
            <text:p>25.466647577440146</text:p>
          </table:table-cell>
          <table:table-cell office:value-type="float" office:value="25.466647577440099" table:formula="of:=[.O127]+0" table:style-name="ce4">
            <text:p>25.47</text:p>
          </table:table-cell>
          <table:table-cell office:value-type="string" table:style-name="ce5">
            <text:p>122<text:span text:style-name="T3">: </text:span><text:span text:style-name="T4">16.57090565384868</text:span></text:p>
          </table:table-cell>
          <table:table-cell office:value-type="string" office:string-value="16.57090565384868" table:formula="of:=RIGHT([.Q127];LEN([.Q127])-5)" table:style-name="ce4">
            <text:p>16.57090565384868</text:p>
          </table:table-cell>
          <table:table-cell office:value-type="float" office:value="16.570905653848602" table:formula="of:=[.R127]+0" table:style-name="ce4">
            <text:p>16.57</text:p>
          </table:table-cell>
          <table:table-cell office:value-type="string" table:style-name="ce5">
            <text:p>122<text:span text:style-name="T3">: </text:span><text:span text:style-name="T4">35.28826508084985</text:span></text:p>
          </table:table-cell>
          <table:table-cell office:value-type="string" office:string-value="35.28826508084985" table:formula="of:=RIGHT([.T127];LEN([.T127])-5)" table:style-name="ce4">
            <text:p>35.28826508084985</text:p>
          </table:table-cell>
          <table:table-cell office:value-type="float" office:value="35.288265080849797" table:formula="of:=[.U127]+0" table:style-name="ce4">
            <text:p>35.29</text:p>
          </table:table-cell>
          <table:table-cell office:value-type="string" table:style-name="ce5">
            <text:p>122<text:span text:style-name="T3">: </text:span><text:span text:style-name="T4">81.9000711383216</text:span></text:p>
          </table:table-cell>
          <table:table-cell office:value-type="string" office:string-value="81.9000711383216" table:formula="of:=RIGHT([.W127];LEN([.W127])-5)" table:style-name="ce4">
            <text:p>81.9000711383216</text:p>
          </table:table-cell>
          <table:table-cell office:value-type="float" office:value="81.900071138321593" table:formula="of:=[.X127]+0" table:style-name="ce4">
            <text:p>81.90</text:p>
          </table:table-cell>
          <table:table-cell office:value-type="string" table:style-name="ce5">
            <text:p>122<text:span text:style-name="T3">: </text:span><text:span text:style-name="T4">39.001102669861254</text:span></text:p>
          </table:table-cell>
          <table:table-cell office:value-type="string" office:string-value="39.001102669861254" table:formula="of:=RIGHT([.Z127];LEN([.Z127])-5)" table:style-name="ce4">
            <text:p>39.001102669861254</text:p>
          </table:table-cell>
          <table:table-cell office:value-type="float" office:value="39.001102669861197" table:formula="of:=[.AA127]+0" table:style-name="ce4">
            <text:p>39.00</text:p>
          </table:table-cell>
          <table:table-cell office:value-type="string" table:style-name="ce5">
            <text:p>122<text:span text:style-name="T3">: </text:span><text:span text:style-name="T4">25.73528760731586</text:span></text:p>
          </table:table-cell>
          <table:table-cell office:value-type="string" office:string-value="25.73528760731586" table:formula="of:=RIGHT([.AC127];LEN([.AC127])-5)" table:style-name="ce4">
            <text:p>25.73528760731586</text:p>
          </table:table-cell>
          <table:table-cell office:value-type="float" office:value="25.735287607315801" table:formula="of:=[.AD127]+0" table:style-name="ce4">
            <text:p>25.74</text:p>
          </table:table-cell>
          <table:table-cell office:value-type="float" office:value="41.333443481251848" table:formula="of:=([.D127]+[.G127]+[.J127]+[.M127]+[.P127]+[.S127]+[.V127]+[.Y127]+[.AB127])/9" table:style-name="ce4">
            <text:p>41.33</text:p>
          </table:table-cell>
          <table:table-cell office:value-type="float" office:value="17.757824098533849" table:formula="of:=STDEV([.D127];[.G127];[.J127];[.M127];[.P127];[.S127];[.V127];[.Y127];[.AB127];[.AE127])" table:style-name="ce1">
            <text:p>17.757824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0.25186237356949</text:span></text:p>
          </table:table-cell>
          <table:table-cell office:value-type="string" office:string-value="40.25186237356949" table:formula="of:=RIGHT([.B128];LEN([.B128])-5)" table:style-name="ce4">
            <text:p>40.25186237356949</text:p>
          </table:table-cell>
          <table:table-cell office:value-type="float" office:value="40.251862373569402" table:formula="of:=[.C128]+0" table:style-name="ce4">
            <text:p>40.25</text:p>
          </table:table-cell>
          <table:table-cell office:value-type="string" table:style-name="ce2">
            <text:p>123<text:span text:style-name="T1">: </text:span><text:span text:style-name="T2">45.91372289528374</text:span></text:p>
          </table:table-cell>
          <table:table-cell office:value-type="string" office:string-value="45.91372289528374" table:formula="of:=RIGHT([.E128];LEN([.E128])-5)" table:style-name="ce4">
            <text:p>45.91372289528374</text:p>
          </table:table-cell>
          <table:table-cell office:value-type="float" office:value="45.913722895283698" table:formula="of:=[.F128]+0" table:style-name="ce4">
            <text:p>45.91</text:p>
          </table:table-cell>
          <table:table-cell office:value-type="string" table:style-name="ce2">
            <text:p>123<text:span text:style-name="T1">: </text:span><text:span text:style-name="T2">48.933655922668244</text:span></text:p>
          </table:table-cell>
          <table:table-cell office:value-type="string" office:string-value="48.933655922668244" table:formula="of:=RIGHT([.H128];LEN([.H128])-5)" table:style-name="ce4">
            <text:p>48.933655922668244</text:p>
          </table:table-cell>
          <table:table-cell office:value-type="float" office:value="48.933655922668201" table:formula="of:=[.I128]+0" table:style-name="ce4">
            <text:p>48.93</text:p>
          </table:table-cell>
          <table:table-cell office:value-type="string" table:style-name="ce2">
            <text:p>123<text:span text:style-name="T1">: </text:span><text:span text:style-name="T2">46.86823712618399</text:span></text:p>
          </table:table-cell>
          <table:table-cell office:value-type="string" office:string-value="46.86823712618399" table:formula="of:=RIGHT([.K128];LEN([.K128])-5)" table:style-name="ce4">
            <text:p>46.86823712618399</text:p>
          </table:table-cell>
          <table:table-cell office:value-type="float" office:value="46.868237126183899" table:formula="of:=[.L128]+0" table:style-name="ce4">
            <text:p>46.87</text:p>
          </table:table-cell>
          <table:table-cell office:value-type="string" table:style-name="ce2">
            <text:p>123<text:span text:style-name="T1">: </text:span><text:span text:style-name="T2">26.79991979126035</text:span></text:p>
          </table:table-cell>
          <table:table-cell office:value-type="string" office:string-value="26.79991979126035" table:formula="of:=RIGHT([.N128];LEN([.N128])-5)" table:style-name="ce4">
            <text:p>26.79991979126035</text:p>
          </table:table-cell>
          <table:table-cell office:value-type="float" office:value="26.799919791260301" table:formula="of:=[.O128]+0" table:style-name="ce4">
            <text:p>26.80</text:p>
          </table:table-cell>
          <table:table-cell office:value-type="string" table:style-name="ce5">
            <text:p>123<text:span text:style-name="T3">: </text:span><text:span text:style-name="T4">13.956238661305449</text:span></text:p>
          </table:table-cell>
          <table:table-cell office:value-type="string" office:string-value="13.956238661305449" table:formula="of:=RIGHT([.Q128];LEN([.Q128])-5)" table:style-name="ce4">
            <text:p>13.956238661305449</text:p>
          </table:table-cell>
          <table:table-cell office:value-type="float" office:value="13.956238661305401" table:formula="of:=[.R128]+0" table:style-name="ce4">
            <text:p>13.96</text:p>
          </table:table-cell>
          <table:table-cell office:value-type="string" table:style-name="ce5">
            <text:p>123<text:span text:style-name="T3">: </text:span><text:span text:style-name="T4">31.257975864227898</text:span></text:p>
          </table:table-cell>
          <table:table-cell office:value-type="string" office:string-value="31.257975864227898" table:formula="of:=RIGHT([.T128];LEN([.T128])-5)" table:style-name="ce4">
            <text:p>31.257975864227898</text:p>
          </table:table-cell>
          <table:table-cell office:value-type="float" office:value="31.257975864227799" table:formula="of:=[.U128]+0" table:style-name="ce4">
            <text:p>31.26</text:p>
          </table:table-cell>
          <table:table-cell office:value-type="string" table:style-name="ce5">
            <text:p>123<text:span text:style-name="T3">: </text:span><text:span text:style-name="T4">89.36367554745812</text:span></text:p>
          </table:table-cell>
          <table:table-cell office:value-type="string" office:string-value="89.36367554745812" table:formula="of:=RIGHT([.W128];LEN([.W128])-5)" table:style-name="ce4">
            <text:p>89.36367554745812</text:p>
          </table:table-cell>
          <table:table-cell office:value-type="float" office:value="89.363675547458101" table:formula="of:=[.X128]+0" table:style-name="ce4">
            <text:p>89.36</text:p>
          </table:table-cell>
          <table:table-cell office:value-type="string" table:style-name="ce5">
            <text:p>123<text:span text:style-name="T3">: </text:span><text:span text:style-name="T4">40.12622148826104</text:span></text:p>
          </table:table-cell>
          <table:table-cell office:value-type="string" office:string-value="40.12622148826104" table:formula="of:=RIGHT([.Z128];LEN([.Z128])-5)" table:style-name="ce4">
            <text:p>40.12622148826104</text:p>
          </table:table-cell>
          <table:table-cell office:value-type="float" office:value="40.126221488261002" table:formula="of:=[.AA128]+0" table:style-name="ce4">
            <text:p>40.13</text:p>
          </table:table-cell>
          <table:table-cell office:value-type="string" table:style-name="ce5">
            <text:p>123<text:span text:style-name="T3">: </text:span><text:span text:style-name="T4">34.792442789246195</text:span></text:p>
          </table:table-cell>
          <table:table-cell office:value-type="string" office:string-value="34.792442789246195" table:formula="of:=RIGHT([.AC128];LEN([.AC128])-5)" table:style-name="ce4">
            <text:p>34.792442789246195</text:p>
          </table:table-cell>
          <table:table-cell office:value-type="float" office:value="34.792442789246103" table:formula="of:=[.AD128]+0" table:style-name="ce4">
            <text:p>34.79</text:p>
          </table:table-cell>
          <table:table-cell office:value-type="float" office:value="42.607945518913098" table:formula="of:=([.D128]+[.G128]+[.J128]+[.M128]+[.P128]+[.S128]+[.V128]+[.Y128]+[.AB128])/9" table:style-name="ce4">
            <text:p>42.61</text:p>
          </table:table-cell>
          <table:table-cell office:value-type="float" office:value="19.780773218950483" table:formula="of:=STDEV([.D128];[.G128];[.J128];[.M128];[.P128];[.S128];[.V128];[.Y128];[.AB128];[.AE128])" table:style-name="ce1">
            <text:p>19.7807732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2.090590764448066</text:span></text:p>
          </table:table-cell>
          <table:table-cell office:value-type="string" office:string-value="42.090590764448066" table:formula="of:=RIGHT([.B129];LEN([.B129])-5)" table:style-name="ce4">
            <text:p>42.090590764448066</text:p>
          </table:table-cell>
          <table:table-cell office:value-type="float" office:value="42.090590764448002" table:formula="of:=[.C129]+0" table:style-name="ce4">
            <text:p>42.09</text:p>
          </table:table-cell>
          <table:table-cell office:value-type="string" table:style-name="ce2">
            <text:p>124<text:span text:style-name="T1">: </text:span><text:span text:style-name="T2">51.72917579716261</text:span></text:p>
          </table:table-cell>
          <table:table-cell office:value-type="string" office:string-value="51.72917579716261" table:formula="of:=RIGHT([.E129];LEN([.E129])-5)" table:style-name="ce4">
            <text:p>51.72917579716261</text:p>
          </table:table-cell>
          <table:table-cell office:value-type="float" office:value="51.729175797162597" table:formula="of:=[.F129]+0" table:style-name="ce4">
            <text:p>51.73</text:p>
          </table:table-cell>
          <table:table-cell office:value-type="string" table:style-name="ce2">
            <text:p>124<text:span text:style-name="T1">: </text:span><text:span text:style-name="T2">46.62729822202053</text:span></text:p>
          </table:table-cell>
          <table:table-cell office:value-type="string" office:string-value="46.62729822202053" table:formula="of:=RIGHT([.H129];LEN([.H129])-5)" table:style-name="ce4">
            <text:p>46.62729822202053</text:p>
          </table:table-cell>
          <table:table-cell office:value-type="float" office:value="46.627298222020499" table:formula="of:=[.I129]+0" table:style-name="ce4">
            <text:p>46.63</text:p>
          </table:table-cell>
          <table:table-cell office:value-type="string" table:style-name="ce2">
            <text:p>124<text:span text:style-name="T1">: </text:span><text:span text:style-name="T2">45.48881347034417</text:span></text:p>
          </table:table-cell>
          <table:table-cell office:value-type="string" office:string-value="45.48881347034417" table:formula="of:=RIGHT([.K129];LEN([.K129])-5)" table:style-name="ce4">
            <text:p>45.48881347034417</text:p>
          </table:table-cell>
          <table:table-cell office:value-type="float" office:value="45.488813470344098" table:formula="of:=[.L129]+0" table:style-name="ce4">
            <text:p>45.49</text:p>
          </table:table-cell>
          <table:table-cell office:value-type="string" table:style-name="ce2">
            <text:p>124<text:span text:style-name="T1">: </text:span><text:span text:style-name="T2">34.08133893441442</text:span></text:p>
          </table:table-cell>
          <table:table-cell office:value-type="string" office:string-value="34.08133893441442" table:formula="of:=RIGHT([.N129];LEN([.N129])-5)" table:style-name="ce4">
            <text:p>34.08133893441442</text:p>
          </table:table-cell>
          <table:table-cell office:value-type="float" office:value="34.081338934414397" table:formula="of:=[.O129]+0" table:style-name="ce4">
            <text:p>34.08</text:p>
          </table:table-cell>
          <table:table-cell office:value-type="string" table:style-name="ce5">
            <text:p>124<text:span text:style-name="T3">: </text:span><text:span text:style-name="T4">16.567894761260437</text:span></text:p>
          </table:table-cell>
          <table:table-cell office:value-type="string" office:string-value="16.567894761260437" table:formula="of:=RIGHT([.Q129];LEN([.Q129])-5)" table:style-name="ce4">
            <text:p>16.567894761260437</text:p>
          </table:table-cell>
          <table:table-cell office:value-type="float" office:value="16.567894761260401" table:formula="of:=[.R129]+0" table:style-name="ce4">
            <text:p>16.57</text:p>
          </table:table-cell>
          <table:table-cell office:value-type="string" table:style-name="ce5">
            <text:p>124<text:span text:style-name="T3">: </text:span><text:span text:style-name="T4">36.83284867834005</text:span></text:p>
          </table:table-cell>
          <table:table-cell office:value-type="string" office:string-value="36.83284867834005" table:formula="of:=RIGHT([.T129];LEN([.T129])-5)" table:style-name="ce4">
            <text:p>36.83284867834005</text:p>
          </table:table-cell>
          <table:table-cell office:value-type="float" office:value="36.83284867834" table:formula="of:=[.U129]+0" table:style-name="ce4">
            <text:p>36.83</text:p>
          </table:table-cell>
          <table:table-cell office:value-type="string" table:style-name="ce5">
            <text:p>124<text:span text:style-name="T3">: </text:span><text:span text:style-name="T4">75.76306540760885</text:span></text:p>
          </table:table-cell>
          <table:table-cell office:value-type="string" office:string-value="75.76306540760885" table:formula="of:=RIGHT([.W129];LEN([.W129])-5)" table:style-name="ce4">
            <text:p>75.76306540760885</text:p>
          </table:table-cell>
          <table:table-cell office:value-type="float" office:value="75.763065407608806" table:formula="of:=[.X129]+0" table:style-name="ce4">
            <text:p>75.76</text:p>
          </table:table-cell>
          <table:table-cell office:value-type="string" table:style-name="ce5">
            <text:p>124<text:span text:style-name="T3">: </text:span><text:span text:style-name="T4">35.37484548980602</text:span></text:p>
          </table:table-cell>
          <table:table-cell office:value-type="string" office:string-value="35.37484548980602" table:formula="of:=RIGHT([.Z129];LEN([.Z129])-5)" table:style-name="ce4">
            <text:p>35.37484548980602</text:p>
          </table:table-cell>
          <table:table-cell office:value-type="float" office:value="35.374845489805999" table:formula="of:=[.AA129]+0" table:style-name="ce4">
            <text:p>35.37</text:p>
          </table:table-cell>
          <table:table-cell office:value-type="string" table:style-name="ce5">
            <text:p>124<text:span text:style-name="T3">: </text:span><text:span text:style-name="T4">35.38060805055592</text:span></text:p>
          </table:table-cell>
          <table:table-cell office:value-type="string" office:string-value="35.38060805055592" table:formula="of:=RIGHT([.AC129];LEN([.AC129])-5)" table:style-name="ce4">
            <text:p>35.38060805055592</text:p>
          </table:table-cell>
          <table:table-cell office:value-type="float" office:value="35.3806080505559" table:formula="of:=[.AD129]+0" table:style-name="ce4">
            <text:p>35.38</text:p>
          </table:table-cell>
          <table:table-cell office:value-type="float" office:value="42.728430169489421" table:formula="of:=([.D129]+[.G129]+[.J129]+[.M129]+[.P129]+[.S129]+[.V129]+[.Y129]+[.AB129])/9" table:style-name="ce4">
            <text:p>42.73</text:p>
          </table:table-cell>
          <table:table-cell office:value-type="float" office:value="15.246488133593633" table:formula="of:=STDEV([.D129];[.G129];[.J129];[.M129];[.P129];[.S129];[.V129];[.Y129];[.AB129];[.AE129])" table:style-name="ce1">
            <text:p>15.2464881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8.28058147204993</text:span></text:p>
          </table:table-cell>
          <table:table-cell office:value-type="string" office:string-value="48.28058147204993" table:formula="of:=RIGHT([.B130];LEN([.B130])-5)" table:style-name="ce4">
            <text:p>48.28058147204993</text:p>
          </table:table-cell>
          <table:table-cell office:value-type="float" office:value="48.280581472049903" table:formula="of:=[.C130]+0" table:style-name="ce4">
            <text:p>48.28</text:p>
          </table:table-cell>
          <table:table-cell office:value-type="string" table:style-name="ce2">
            <text:p>125<text:span text:style-name="T1">: </text:span><text:span text:style-name="T2">41.521617820834756</text:span></text:p>
          </table:table-cell>
          <table:table-cell office:value-type="string" office:string-value="41.521617820834756" table:formula="of:=RIGHT([.E130];LEN([.E130])-5)" table:style-name="ce4">
            <text:p>41.521617820834756</text:p>
          </table:table-cell>
          <table:table-cell office:value-type="float" office:value="41.521617820834699" table:formula="of:=[.F130]+0" table:style-name="ce4">
            <text:p>41.52</text:p>
          </table:table-cell>
          <table:table-cell office:value-type="string" table:style-name="ce2">
            <text:p>125<text:span text:style-name="T1">: </text:span><text:span text:style-name="T2">44.584325463296736</text:span></text:p>
          </table:table-cell>
          <table:table-cell office:value-type="string" office:string-value="44.584325463296736" table:formula="of:=RIGHT([.H130];LEN([.H130])-5)" table:style-name="ce4">
            <text:p>44.584325463296736</text:p>
          </table:table-cell>
          <table:table-cell office:value-type="float" office:value="44.5843254632967" table:formula="of:=[.I130]+0" table:style-name="ce4">
            <text:p>44.58</text:p>
          </table:table-cell>
          <table:table-cell office:value-type="string" table:style-name="ce2">
            <text:p>125<text:span text:style-name="T1">: </text:span><text:span text:style-name="T2">44.97591241846521</text:span></text:p>
          </table:table-cell>
          <table:table-cell office:value-type="string" office:string-value="44.97591241846521" table:formula="of:=RIGHT([.K130];LEN([.K130])-5)" table:style-name="ce4">
            <text:p>44.97591241846521</text:p>
          </table:table-cell>
          <table:table-cell office:value-type="float" office:value="44.975912418465199" table:formula="of:=[.L130]+0" table:style-name="ce4">
            <text:p>44.98</text:p>
          </table:table-cell>
          <table:table-cell office:value-type="string" table:style-name="ce2">
            <text:p>125<text:span text:style-name="T1">: </text:span><text:span text:style-name="T2">29.913548256296718</text:span></text:p>
          </table:table-cell>
          <table:table-cell office:value-type="string" office:string-value="29.913548256296718" table:formula="of:=RIGHT([.N130];LEN([.N130])-5)" table:style-name="ce4">
            <text:p>29.913548256296718</text:p>
          </table:table-cell>
          <table:table-cell office:value-type="float" office:value="29.9135482562967" table:formula="of:=[.O130]+0" table:style-name="ce4">
            <text:p>29.91</text:p>
          </table:table-cell>
          <table:table-cell office:value-type="string" table:style-name="ce5">
            <text:p>125<text:span text:style-name="T3">: </text:span><text:span text:style-name="T4">22.93942870250506</text:span></text:p>
          </table:table-cell>
          <table:table-cell office:value-type="string" office:string-value="22.93942870250506" table:formula="of:=RIGHT([.Q130];LEN([.Q130])-5)" table:style-name="ce4">
            <text:p>22.93942870250506</text:p>
          </table:table-cell>
          <table:table-cell office:value-type="float" office:value="22.939428702505001" table:formula="of:=[.R130]+0" table:style-name="ce4">
            <text:p>22.94</text:p>
          </table:table-cell>
          <table:table-cell office:value-type="string" table:style-name="ce5">
            <text:p>125<text:span text:style-name="T3">: </text:span><text:span text:style-name="T4">43.73952555806521</text:span></text:p>
          </table:table-cell>
          <table:table-cell office:value-type="string" office:string-value="43.73952555806521" table:formula="of:=RIGHT([.T130];LEN([.T130])-5)" table:style-name="ce4">
            <text:p>43.73952555806521</text:p>
          </table:table-cell>
          <table:table-cell office:value-type="float" office:value="43.739525558065203" table:formula="of:=[.U130]+0" table:style-name="ce4">
            <text:p>43.74</text:p>
          </table:table-cell>
          <table:table-cell office:value-type="string" table:style-name="ce5">
            <text:p>125<text:span text:style-name="T3">: </text:span><text:span text:style-name="T4">71.0640831071132</text:span></text:p>
          </table:table-cell>
          <table:table-cell office:value-type="string" office:string-value="71.0640831071132" table:formula="of:=RIGHT([.W130];LEN([.W130])-5)" table:style-name="ce4">
            <text:p>71.0640831071132</text:p>
          </table:table-cell>
          <table:table-cell office:value-type="float" office:value="71.064083107113206" table:formula="of:=[.X130]+0" table:style-name="ce4">
            <text:p>71.06</text:p>
          </table:table-cell>
          <table:table-cell office:value-type="string" table:style-name="ce5">
            <text:p>125<text:span text:style-name="T3">: </text:span><text:span text:style-name="T4">38.193291139205634</text:span></text:p>
          </table:table-cell>
          <table:table-cell office:value-type="string" office:string-value="38.193291139205634" table:formula="of:=RIGHT([.Z130];LEN([.Z130])-5)" table:style-name="ce4">
            <text:p>38.193291139205634</text:p>
          </table:table-cell>
          <table:table-cell office:value-type="float" office:value="38.193291139205598" table:formula="of:=[.AA130]+0" table:style-name="ce4">
            <text:p>38.19</text:p>
          </table:table-cell>
          <table:table-cell office:value-type="string" table:style-name="ce5">
            <text:p>125<text:span text:style-name="T3">: </text:span><text:span text:style-name="T4">34.32684649730838</text:span></text:p>
          </table:table-cell>
          <table:table-cell office:value-type="string" office:string-value="34.32684649730838" table:formula="of:=RIGHT([.AC130];LEN([.AC130])-5)" table:style-name="ce4">
            <text:p>34.32684649730838</text:p>
          </table:table-cell>
          <table:table-cell office:value-type="float" office:value="34.326846497308303" table:formula="of:=[.AD130]+0" table:style-name="ce4">
            <text:p>34.33</text:p>
          </table:table-cell>
          <table:table-cell office:value-type="float" office:value="42.801368215314696" table:formula="of:=([.D130]+[.G130]+[.J130]+[.M130]+[.P130]+[.S130]+[.V130]+[.Y130]+[.AB130])/9" table:style-name="ce4">
            <text:p>42.80</text:p>
          </table:table-cell>
          <table:table-cell office:value-type="float" office:value="12.848220783177146" table:formula="of:=STDEV([.D130];[.G130];[.J130];[.M130];[.P130];[.S130];[.V130];[.Y130];[.AB130];[.AE130])" table:style-name="ce1">
            <text:p>12.8482207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1.71863534868431</text:span></text:p>
          </table:table-cell>
          <table:table-cell office:value-type="string" office:string-value="41.71863534868431" table:formula="of:=RIGHT([.B131];LEN([.B131])-5)" table:style-name="ce4">
            <text:p>41.71863534868431</text:p>
          </table:table-cell>
          <table:table-cell office:value-type="float" office:value="41.718635348684302" table:formula="of:=[.C131]+0" table:style-name="ce4">
            <text:p>41.72</text:p>
          </table:table-cell>
          <table:table-cell office:value-type="string" table:style-name="ce2">
            <text:p>126<text:span text:style-name="T1">: </text:span><text:span text:style-name="T2">49.6307568606541</text:span></text:p>
          </table:table-cell>
          <table:table-cell office:value-type="string" office:string-value="49.6307568606541" table:formula="of:=RIGHT([.E131];LEN([.E131])-5)" table:style-name="ce4">
            <text:p>49.6307568606541</text:p>
          </table:table-cell>
          <table:table-cell office:value-type="float" office:value="49.630756860654103" table:formula="of:=[.F131]+0" table:style-name="ce4">
            <text:p>49.63</text:p>
          </table:table-cell>
          <table:table-cell office:value-type="string" table:style-name="ce2">
            <text:p>126<text:span text:style-name="T1">: </text:span><text:span text:style-name="T2">38.36124674411537</text:span></text:p>
          </table:table-cell>
          <table:table-cell office:value-type="string" office:string-value="38.36124674411537" table:formula="of:=RIGHT([.H131];LEN([.H131])-5)" table:style-name="ce4">
            <text:p>38.36124674411537</text:p>
          </table:table-cell>
          <table:table-cell office:value-type="float" office:value="38.361246744115299" table:formula="of:=[.I131]+0" table:style-name="ce4">
            <text:p>38.36</text:p>
          </table:table-cell>
          <table:table-cell office:value-type="string" table:style-name="ce2">
            <text:p>126<text:span text:style-name="T1">: </text:span><text:span text:style-name="T2">53.04003618691161</text:span></text:p>
          </table:table-cell>
          <table:table-cell office:value-type="string" office:string-value="53.04003618691161" table:formula="of:=RIGHT([.K131];LEN([.K131])-5)" table:style-name="ce4">
            <text:p>53.04003618691161</text:p>
          </table:table-cell>
          <table:table-cell office:value-type="float" office:value="53.0400361869116" table:formula="of:=[.L131]+0" table:style-name="ce4">
            <text:p>53.04</text:p>
          </table:table-cell>
          <table:table-cell office:value-type="string" table:style-name="ce2">
            <text:p>126<text:span text:style-name="T1">: </text:span><text:span text:style-name="T2">25.998451190119834</text:span></text:p>
          </table:table-cell>
          <table:table-cell office:value-type="string" office:string-value="25.998451190119834" table:formula="of:=RIGHT([.N131];LEN([.N131])-5)" table:style-name="ce4">
            <text:p>25.998451190119834</text:p>
          </table:table-cell>
          <table:table-cell office:value-type="float" office:value="25.998451190119798" table:formula="of:=[.O131]+0" table:style-name="ce4">
            <text:p>26.00</text:p>
          </table:table-cell>
          <table:table-cell office:value-type="string" table:style-name="ce5">
            <text:p>126<text:span text:style-name="T3">: </text:span><text:span text:style-name="T4">17.094489439461064</text:span></text:p>
          </table:table-cell>
          <table:table-cell office:value-type="string" office:string-value="17.094489439461064" table:formula="of:=RIGHT([.Q131];LEN([.Q131])-5)" table:style-name="ce4">
            <text:p>17.094489439461064</text:p>
          </table:table-cell>
          <table:table-cell office:value-type="float" office:value="17.094489439461" table:formula="of:=[.R131]+0" table:style-name="ce4">
            <text:p>17.09</text:p>
          </table:table-cell>
          <table:table-cell office:value-type="string" table:style-name="ce5">
            <text:p>126<text:span text:style-name="T3">: </text:span><text:span text:style-name="T4">40.39237369362407</text:span></text:p>
          </table:table-cell>
          <table:table-cell office:value-type="string" office:string-value="40.39237369362407" table:formula="of:=RIGHT([.T131];LEN([.T131])-5)" table:style-name="ce4">
            <text:p>40.39237369362407</text:p>
          </table:table-cell>
          <table:table-cell office:value-type="float" office:value="40.392373693624002" table:formula="of:=[.U131]+0" table:style-name="ce4">
            <text:p>40.39</text:p>
          </table:table-cell>
          <table:table-cell office:value-type="string" table:style-name="ce5">
            <text:p>126<text:span text:style-name="T3">: </text:span><text:span text:style-name="T4">72.33834903580461</text:span></text:p>
          </table:table-cell>
          <table:table-cell office:value-type="string" office:string-value="72.33834903580461" table:formula="of:=RIGHT([.W131];LEN([.W131])-5)" table:style-name="ce4">
            <text:p>72.33834903580461</text:p>
          </table:table-cell>
          <table:table-cell office:value-type="float" office:value="72.338349035804598" table:formula="of:=[.X131]+0" table:style-name="ce4">
            <text:p>72.34</text:p>
          </table:table-cell>
          <table:table-cell office:value-type="string" table:style-name="ce5">
            <text:p>126<text:span text:style-name="T3">: </text:span><text:span text:style-name="T4">40.36134248640505</text:span></text:p>
          </table:table-cell>
          <table:table-cell office:value-type="string" office:string-value="40.36134248640505" table:formula="of:=RIGHT([.Z131];LEN([.Z131])-5)" table:style-name="ce4">
            <text:p>40.36134248640505</text:p>
          </table:table-cell>
          <table:table-cell office:value-type="float" office:value="40.361342486405" table:formula="of:=[.AA131]+0" table:style-name="ce4">
            <text:p>40.36</text:p>
          </table:table-cell>
          <table:table-cell office:value-type="string" table:style-name="ce5">
            <text:p>126<text:span text:style-name="T3">: </text:span><text:span text:style-name="T4">53.493710784537726</text:span></text:p>
          </table:table-cell>
          <table:table-cell office:value-type="string" office:string-value="53.493710784537726" table:formula="of:=RIGHT([.AC131];LEN([.AC131])-5)" table:style-name="ce4">
            <text:p>53.493710784537726</text:p>
          </table:table-cell>
          <table:table-cell office:value-type="float" office:value="53.493710784537697" table:formula="of:=[.AD131]+0" table:style-name="ce4">
            <text:p>53.49</text:p>
          </table:table-cell>
          <table:table-cell office:value-type="float" office:value="42.103964553975523" table:formula="of:=([.D131]+[.G131]+[.J131]+[.M131]+[.P131]+[.S131]+[.V131]+[.Y131]+[.AB131])/9" table:style-name="ce4">
            <text:p>42.10</text:p>
          </table:table-cell>
          <table:table-cell office:value-type="float" office:value="15.319218335954393" table:formula="of:=STDEV([.D131];[.G131];[.J131];[.M131];[.P131];[.S131];[.V131];[.Y131];[.AB131];[.AE131])" table:style-name="ce1">
            <text:p>15.3192183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6.57986286418786</text:span></text:p>
          </table:table-cell>
          <table:table-cell office:value-type="string" office:string-value="46.57986286418786" table:formula="of:=RIGHT([.B132];LEN([.B132])-5)" table:style-name="ce4">
            <text:p>46.57986286418786</text:p>
          </table:table-cell>
          <table:table-cell office:value-type="float" office:value="46.579862864187803" table:formula="of:=[.C132]+0" table:style-name="ce4">
            <text:p>46.58</text:p>
          </table:table-cell>
          <table:table-cell office:value-type="string" table:style-name="ce2">
            <text:p>127<text:span text:style-name="T1">: </text:span><text:span text:style-name="T2">43.374214193154685</text:span></text:p>
          </table:table-cell>
          <table:table-cell office:value-type="string" office:string-value="43.374214193154685" table:formula="of:=RIGHT([.E132];LEN([.E132])-5)" table:style-name="ce4">
            <text:p>43.374214193154685</text:p>
          </table:table-cell>
          <table:table-cell office:value-type="float" office:value="43.3742141931546" table:formula="of:=[.F132]+0" table:style-name="ce4">
            <text:p>43.37</text:p>
          </table:table-cell>
          <table:table-cell office:value-type="string" table:style-name="ce2">
            <text:p>127<text:span text:style-name="T1">: </text:span><text:span text:style-name="T2">36.300824152852826</text:span></text:p>
          </table:table-cell>
          <table:table-cell office:value-type="string" office:string-value="36.300824152852826" table:formula="of:=RIGHT([.H132];LEN([.H132])-5)" table:style-name="ce4">
            <text:p>36.300824152852826</text:p>
          </table:table-cell>
          <table:table-cell office:value-type="float" office:value="36.300824152852798" table:formula="of:=[.I132]+0" table:style-name="ce4">
            <text:p>36.30</text:p>
          </table:table-cell>
          <table:table-cell office:value-type="string" table:style-name="ce2">
            <text:p>127<text:span text:style-name="T1">: </text:span><text:span text:style-name="T2">45.66809836753158</text:span></text:p>
          </table:table-cell>
          <table:table-cell office:value-type="string" office:string-value="45.66809836753158" table:formula="of:=RIGHT([.K132];LEN([.K132])-5)" table:style-name="ce4">
            <text:p>45.66809836753158</text:p>
          </table:table-cell>
          <table:table-cell office:value-type="float" office:value="45.668098367531499" table:formula="of:=[.L132]+0" table:style-name="ce4">
            <text:p>45.67</text:p>
          </table:table-cell>
          <table:table-cell office:value-type="string" table:style-name="ce2">
            <text:p>127<text:span text:style-name="T1">: </text:span><text:span text:style-name="T2">25.531739771844713</text:span></text:p>
          </table:table-cell>
          <table:table-cell office:value-type="string" office:string-value="25.531739771844713" table:formula="of:=RIGHT([.N132];LEN([.N132])-5)" table:style-name="ce4">
            <text:p>25.531739771844713</text:p>
          </table:table-cell>
          <table:table-cell office:value-type="float" office:value="25.531739771844698" table:formula="of:=[.O132]+0" table:style-name="ce4">
            <text:p>25.53</text:p>
          </table:table-cell>
          <table:table-cell office:value-type="string" table:style-name="ce5">
            <text:p>127<text:span text:style-name="T3">: </text:span><text:span text:style-name="T4">18.117056805380223</text:span></text:p>
          </table:table-cell>
          <table:table-cell office:value-type="string" office:string-value="18.117056805380223" table:formula="of:=RIGHT([.Q132];LEN([.Q132])-5)" table:style-name="ce4">
            <text:p>18.117056805380223</text:p>
          </table:table-cell>
          <table:table-cell office:value-type="float" office:value="18.117056805380201" table:formula="of:=[.R132]+0" table:style-name="ce4">
            <text:p>18.12</text:p>
          </table:table-cell>
          <table:table-cell office:value-type="string" table:style-name="ce5">
            <text:p>127<text:span text:style-name="T3">: </text:span><text:span text:style-name="T4">34.750039629364096</text:span></text:p>
          </table:table-cell>
          <table:table-cell office:value-type="string" office:string-value="34.750039629364096" table:formula="of:=RIGHT([.T132];LEN([.T132])-5)" table:style-name="ce4">
            <text:p>34.750039629364096</text:p>
          </table:table-cell>
          <table:table-cell office:value-type="float" office:value="34.750039629363997" table:formula="of:=[.U132]+0" table:style-name="ce4">
            <text:p>34.75</text:p>
          </table:table-cell>
          <table:table-cell office:value-type="string" table:style-name="ce5">
            <text:p>127<text:span text:style-name="T3">: </text:span><text:span text:style-name="T4">77.55582600793579</text:span></text:p>
          </table:table-cell>
          <table:table-cell office:value-type="string" office:string-value="77.55582600793579" table:formula="of:=RIGHT([.W132];LEN([.W132])-5)" table:style-name="ce4">
            <text:p>77.55582600793579</text:p>
          </table:table-cell>
          <table:table-cell office:value-type="float" office:value="77.555826007935707" table:formula="of:=[.X132]+0" table:style-name="ce4">
            <text:p>77.56</text:p>
          </table:table-cell>
          <table:table-cell office:value-type="string" table:style-name="ce5">
            <text:p>127<text:span text:style-name="T3">: </text:span><text:span text:style-name="T4">42.964850032959816</text:span></text:p>
          </table:table-cell>
          <table:table-cell office:value-type="string" office:string-value="42.964850032959816" table:formula="of:=RIGHT([.Z132];LEN([.Z132])-5)" table:style-name="ce4">
            <text:p>42.964850032959816</text:p>
          </table:table-cell>
          <table:table-cell office:value-type="float" office:value="42.964850032959802" table:formula="of:=[.AA132]+0" table:style-name="ce4">
            <text:p>42.96</text:p>
          </table:table-cell>
          <table:table-cell office:value-type="string" table:style-name="ce5">
            <text:p>127<text:span text:style-name="T3">: </text:span><text:span text:style-name="T4">44.9139951610899</text:span></text:p>
          </table:table-cell>
          <table:table-cell office:value-type="string" office:string-value="44.9139951610899" table:formula="of:=RIGHT([.AC132];LEN([.AC132])-5)" table:style-name="ce4">
            <text:p>44.9139951610899</text:p>
          </table:table-cell>
          <table:table-cell office:value-type="float" office:value="44.9139951610899" table:formula="of:=[.AD132]+0" table:style-name="ce4">
            <text:p>44.91</text:p>
          </table:table-cell>
          <table:table-cell office:value-type="float" office:value="41.204723536134573" table:formula="of:=([.D132]+[.G132]+[.J132]+[.M132]+[.P132]+[.S132]+[.V132]+[.Y132]+[.AB132])/9" table:style-name="ce4">
            <text:p>41.20</text:p>
          </table:table-cell>
          <table:table-cell office:value-type="float" office:value="15.757883383758969" table:formula="of:=STDEV([.D132];[.G132];[.J132];[.M132];[.P132];[.S132];[.V132];[.Y132];[.AB132];[.AE132])" table:style-name="ce1">
            <text:p>15.7578833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36.88642660386523</text:span></text:p>
          </table:table-cell>
          <table:table-cell office:value-type="string" office:string-value="36.88642660386523" table:formula="of:=RIGHT([.B133];LEN([.B133])-5)" table:style-name="ce4">
            <text:p>36.88642660386523</text:p>
          </table:table-cell>
          <table:table-cell office:value-type="float" office:value="36.886426603865203" table:formula="of:=[.C133]+0" table:style-name="ce4">
            <text:p>36.89</text:p>
          </table:table-cell>
          <table:table-cell office:value-type="string" table:style-name="ce2">
            <text:p>128<text:span text:style-name="T1">: </text:span><text:span text:style-name="T2">45.678634307147725</text:span></text:p>
          </table:table-cell>
          <table:table-cell office:value-type="string" office:string-value="45.678634307147725" table:formula="of:=RIGHT([.E133];LEN([.E133])-5)" table:style-name="ce4">
            <text:p>45.678634307147725</text:p>
          </table:table-cell>
          <table:table-cell office:value-type="float" office:value="45.678634307147703" table:formula="of:=[.F133]+0" table:style-name="ce4">
            <text:p>45.68</text:p>
          </table:table-cell>
          <table:table-cell office:value-type="string" table:style-name="ce2">
            <text:p>128<text:span text:style-name="T1">: </text:span><text:span text:style-name="T2">48.5957888982698</text:span></text:p>
          </table:table-cell>
          <table:table-cell office:value-type="string" office:string-value="48.5957888982698" table:formula="of:=RIGHT([.H133];LEN([.H133])-5)" table:style-name="ce4">
            <text:p>48.5957888982698</text:p>
          </table:table-cell>
          <table:table-cell office:value-type="float" office:value="48.595788898269802" table:formula="of:=[.I133]+0" table:style-name="ce4">
            <text:p>48.60</text:p>
          </table:table-cell>
          <table:table-cell office:value-type="string" table:style-name="ce2">
            <text:p>128<text:span text:style-name="T1">: </text:span><text:span text:style-name="T2">41.19068807495087</text:span></text:p>
          </table:table-cell>
          <table:table-cell office:value-type="string" office:string-value="41.19068807495087" table:formula="of:=RIGHT([.K133];LEN([.K133])-5)" table:style-name="ce4">
            <text:p>41.19068807495087</text:p>
          </table:table-cell>
          <table:table-cell office:value-type="float" office:value="41.190688074950799" table:formula="of:=[.L133]+0" table:style-name="ce4">
            <text:p>41.19</text:p>
          </table:table-cell>
          <table:table-cell office:value-type="string" table:style-name="ce2">
            <text:p>128<text:span text:style-name="T1">: </text:span><text:span text:style-name="T2">25.06584968033639</text:span></text:p>
          </table:table-cell>
          <table:table-cell office:value-type="string" office:string-value="25.06584968033639" table:formula="of:=RIGHT([.N133];LEN([.N133])-5)" table:style-name="ce4">
            <text:p>25.06584968033639</text:p>
          </table:table-cell>
          <table:table-cell office:value-type="float" office:value="25.065849680336299" table:formula="of:=[.O133]+0" table:style-name="ce4">
            <text:p>25.07</text:p>
          </table:table-cell>
          <table:table-cell office:value-type="string" table:style-name="ce5">
            <text:p>128<text:span text:style-name="T3">: </text:span><text:span text:style-name="T4">17.251601880065657</text:span></text:p>
          </table:table-cell>
          <table:table-cell office:value-type="string" office:string-value="17.251601880065657" table:formula="of:=RIGHT([.Q133];LEN([.Q133])-5)" table:style-name="ce4">
            <text:p>17.251601880065657</text:p>
          </table:table-cell>
          <table:table-cell office:value-type="float" office:value="17.2516018800656" table:formula="of:=[.R133]+0" table:style-name="ce4">
            <text:p>17.25</text:p>
          </table:table-cell>
          <table:table-cell office:value-type="string" table:style-name="ce5">
            <text:p>128<text:span text:style-name="T3">: </text:span><text:span text:style-name="T4">37.11390061396232</text:span></text:p>
          </table:table-cell>
          <table:table-cell office:value-type="string" office:string-value="37.11390061396232" table:formula="of:=RIGHT([.T133];LEN([.T133])-5)" table:style-name="ce4">
            <text:p>37.11390061396232</text:p>
          </table:table-cell>
          <table:table-cell office:value-type="float" office:value="37.113900613962301" table:formula="of:=[.U133]+0" table:style-name="ce4">
            <text:p>37.11</text:p>
          </table:table-cell>
          <table:table-cell office:value-type="string" table:style-name="ce5">
            <text:p>128<text:span text:style-name="T3">: </text:span><text:span text:style-name="T4">63.45768757538876</text:span></text:p>
          </table:table-cell>
          <table:table-cell office:value-type="string" office:string-value="63.45768757538876" table:formula="of:=RIGHT([.W133];LEN([.W133])-5)" table:style-name="ce4">
            <text:p>63.45768757538876</text:p>
          </table:table-cell>
          <table:table-cell office:value-type="float" office:value="63.457687575388697" table:formula="of:=[.X133]+0" table:style-name="ce4">
            <text:p>63.46</text:p>
          </table:table-cell>
          <table:table-cell office:value-type="string" table:style-name="ce5">
            <text:p>128<text:span text:style-name="T3">: </text:span><text:span text:style-name="T4">50.37100034560861</text:span></text:p>
          </table:table-cell>
          <table:table-cell office:value-type="string" office:string-value="50.37100034560861" table:formula="of:=RIGHT([.Z133];LEN([.Z133])-5)" table:style-name="ce4">
            <text:p>50.37100034560861</text:p>
          </table:table-cell>
          <table:table-cell office:value-type="float" office:value="50.3710003456086" table:formula="of:=[.AA133]+0" table:style-name="ce4">
            <text:p>50.37</text:p>
          </table:table-cell>
          <table:table-cell office:value-type="string" table:style-name="ce5">
            <text:p>128<text:span text:style-name="T3">: </text:span><text:span text:style-name="T4">42.108207095716594</text:span></text:p>
          </table:table-cell>
          <table:table-cell office:value-type="string" office:string-value="42.108207095716594" table:formula="of:=RIGHT([.AC133];LEN([.AC133])-5)" table:style-name="ce4">
            <text:p>42.108207095716594</text:p>
          </table:table-cell>
          <table:table-cell office:value-type="float" office:value="42.108207095716502" table:formula="of:=[.AD133]+0" table:style-name="ce4">
            <text:p>42.11</text:p>
          </table:table-cell>
          <table:table-cell office:value-type="float" office:value="40.623508664399445" table:formula="of:=([.D133]+[.G133]+[.J133]+[.M133]+[.P133]+[.S133]+[.V133]+[.Y133]+[.AB133])/9" table:style-name="ce4">
            <text:p>40.62</text:p>
          </table:table-cell>
          <table:table-cell office:value-type="float" office:value="13.005983100835639" table:formula="of:=STDEV([.D133];[.G133];[.J133];[.M133];[.P133];[.S133];[.V133];[.Y133];[.AB133];[.AE133])" table:style-name="ce1">
            <text:p>13.005983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43.297772382127164</text:span></text:p>
          </table:table-cell>
          <table:table-cell office:value-type="string" office:string-value="43.297772382127164" table:formula="of:=RIGHT([.B134];LEN([.B134])-5)" table:style-name="ce4">
            <text:p>43.297772382127164</text:p>
          </table:table-cell>
          <table:table-cell office:value-type="float" office:value="43.2977723821271" table:formula="of:=[.C134]+0" table:style-name="ce4">
            <text:p>43.30</text:p>
          </table:table-cell>
          <table:table-cell office:value-type="string" table:style-name="ce2">
            <text:p>129<text:span text:style-name="T1">: </text:span><text:span text:style-name="T2">46.28798306937303</text:span></text:p>
          </table:table-cell>
          <table:table-cell office:value-type="string" office:string-value="46.28798306937303" table:formula="of:=RIGHT([.E134];LEN([.E134])-5)" table:style-name="ce4">
            <text:p>46.28798306937303</text:p>
          </table:table-cell>
          <table:table-cell office:value-type="float" office:value="46.287983069372999" table:formula="of:=[.F134]+0" table:style-name="ce4">
            <text:p>46.29</text:p>
          </table:table-cell>
          <table:table-cell office:value-type="string" table:style-name="ce2">
            <text:p>129<text:span text:style-name="T1">: </text:span><text:span text:style-name="T2">41.084689221102245</text:span></text:p>
          </table:table-cell>
          <table:table-cell office:value-type="string" office:string-value="41.084689221102245" table:formula="of:=RIGHT([.H134];LEN([.H134])-5)" table:style-name="ce4">
            <text:p>41.084689221102245</text:p>
          </table:table-cell>
          <table:table-cell office:value-type="float" office:value="41.084689221102202" table:formula="of:=[.I134]+0" table:style-name="ce4">
            <text:p>41.08</text:p>
          </table:table-cell>
          <table:table-cell office:value-type="string" table:style-name="ce2">
            <text:p>129<text:span text:style-name="T1">: </text:span><text:span text:style-name="T2">48.784947981450024</text:span></text:p>
          </table:table-cell>
          <table:table-cell office:value-type="string" office:string-value="48.784947981450024" table:formula="of:=RIGHT([.K134];LEN([.K134])-5)" table:style-name="ce4">
            <text:p>48.784947981450024</text:p>
          </table:table-cell>
          <table:table-cell office:value-type="float" office:value="48.784947981450003" table:formula="of:=[.L134]+0" table:style-name="ce4">
            <text:p>48.78</text:p>
          </table:table-cell>
          <table:table-cell office:value-type="string" table:style-name="ce2">
            <text:p>129<text:span text:style-name="T1">: </text:span><text:span text:style-name="T2">23.919590188162527</text:span></text:p>
          </table:table-cell>
          <table:table-cell office:value-type="string" office:string-value="23.919590188162527" table:formula="of:=RIGHT([.N134];LEN([.N134])-5)" table:style-name="ce4">
            <text:p>23.919590188162527</text:p>
          </table:table-cell>
          <table:table-cell office:value-type="float" office:value="23.919590188162498" table:formula="of:=[.O134]+0" table:style-name="ce4">
            <text:p>23.92</text:p>
          </table:table-cell>
          <table:table-cell office:value-type="string" table:style-name="ce5">
            <text:p>129<text:span text:style-name="T3">: </text:span><text:span text:style-name="T4">15.578892114792486</text:span></text:p>
          </table:table-cell>
          <table:table-cell office:value-type="string" office:string-value="15.578892114792486" table:formula="of:=RIGHT([.Q134];LEN([.Q134])-5)" table:style-name="ce4">
            <text:p>15.578892114792486</text:p>
          </table:table-cell>
          <table:table-cell office:value-type="float" office:value="15.578892114792399" table:formula="of:=[.R134]+0" table:style-name="ce4">
            <text:p>15.58</text:p>
          </table:table-cell>
          <table:table-cell office:value-type="string" table:style-name="ce5">
            <text:p>129<text:span text:style-name="T3">: </text:span><text:span text:style-name="T4">30.18403177020325</text:span></text:p>
          </table:table-cell>
          <table:table-cell office:value-type="string" office:string-value="30.18403177020325" table:formula="of:=RIGHT([.T134];LEN([.T134])-5)" table:style-name="ce4">
            <text:p>30.18403177020325</text:p>
          </table:table-cell>
          <table:table-cell office:value-type="float" office:value="30.184031770203202" table:formula="of:=[.U134]+0" table:style-name="ce4">
            <text:p>30.18</text:p>
          </table:table-cell>
          <table:table-cell office:value-type="string" table:style-name="ce5">
            <text:p>129<text:span text:style-name="T3">: </text:span><text:span text:style-name="T4">70.4518375848725</text:span></text:p>
          </table:table-cell>
          <table:table-cell office:value-type="string" office:string-value="70.4518375848725" table:formula="of:=RIGHT([.W134];LEN([.W134])-5)" table:style-name="ce4">
            <text:p>70.4518375848725</text:p>
          </table:table-cell>
          <table:table-cell office:value-type="float" office:value="70.451837584872493" table:formula="of:=[.X134]+0" table:style-name="ce4">
            <text:p>70.45</text:p>
          </table:table-cell>
          <table:table-cell office:value-type="string" table:style-name="ce5">
            <text:p>129<text:span text:style-name="T3">: </text:span><text:span text:style-name="T4">50.667943477020174</text:span></text:p>
          </table:table-cell>
          <table:table-cell office:value-type="string" office:string-value="50.667943477020174" table:formula="of:=RIGHT([.Z134];LEN([.Z134])-5)" table:style-name="ce4">
            <text:p>50.667943477020174</text:p>
          </table:table-cell>
          <table:table-cell office:value-type="float" office:value="50.667943477020103" table:formula="of:=[.AA134]+0" table:style-name="ce4">
            <text:p>50.67</text:p>
          </table:table-cell>
          <table:table-cell office:value-type="string" table:style-name="ce5">
            <text:p>129<text:span text:style-name="T3">: </text:span><text:span text:style-name="T4">45.58581191861597</text:span></text:p>
          </table:table-cell>
          <table:table-cell office:value-type="string" office:string-value="45.58581191861597" table:formula="of:=RIGHT([.AC134];LEN([.AC134])-5)" table:style-name="ce4">
            <text:p>45.58581191861597</text:p>
          </table:table-cell>
          <table:table-cell office:value-type="float" office:value="45.585811918615903" table:formula="of:=[.AD134]+0" table:style-name="ce4">
            <text:p>45.59</text:p>
          </table:table-cell>
          <table:table-cell office:value-type="float" office:value="41.139743087678113" table:formula="of:=([.D134]+[.G134]+[.J134]+[.M134]+[.P134]+[.S134]+[.V134]+[.Y134]+[.AB134])/9" table:style-name="ce4">
            <text:p>41.14</text:p>
          </table:table-cell>
          <table:table-cell office:value-type="float" office:value="15.374250820662677" table:formula="of:=STDEV([.D134];[.G134];[.J134];[.M134];[.P134];[.S134];[.V134];[.Y134];[.AB134];[.AE134])" table:style-name="ce1">
            <text:p>15.3742508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38.687190383063935</text:span></text:p>
          </table:table-cell>
          <table:table-cell office:value-type="string" office:string-value="38.687190383063935" table:formula="of:=RIGHT([.B135];LEN([.B135])-5)" table:style-name="ce4">
            <text:p>38.687190383063935</text:p>
          </table:table-cell>
          <table:table-cell office:value-type="float" office:value="38.6871903830639" table:formula="of:=[.C135]+0" table:style-name="ce4">
            <text:p>38.69</text:p>
          </table:table-cell>
          <table:table-cell office:value-type="string" table:style-name="ce2">
            <text:p>130<text:span text:style-name="T1">: </text:span><text:span text:style-name="T2">47.86683768873241</text:span></text:p>
          </table:table-cell>
          <table:table-cell office:value-type="string" office:string-value="47.86683768873241" table:formula="of:=RIGHT([.E135];LEN([.E135])-5)" table:style-name="ce4">
            <text:p>47.86683768873241</text:p>
          </table:table-cell>
          <table:table-cell office:value-type="float" office:value="47.866837688732403" table:formula="of:=[.F135]+0" table:style-name="ce4">
            <text:p>47.87</text:p>
          </table:table-cell>
          <table:table-cell office:value-type="string" table:style-name="ce2">
            <text:p>130<text:span text:style-name="T1">: </text:span><text:span text:style-name="T2">47.17883280366727</text:span></text:p>
          </table:table-cell>
          <table:table-cell office:value-type="string" office:string-value="47.17883280366727" table:formula="of:=RIGHT([.H135];LEN([.H135])-5)" table:style-name="ce4">
            <text:p>47.17883280366727</text:p>
          </table:table-cell>
          <table:table-cell office:value-type="float" office:value="47.178832803667198" table:formula="of:=[.I135]+0" table:style-name="ce4">
            <text:p>47.18</text:p>
          </table:table-cell>
          <table:table-cell office:value-type="string" table:style-name="ce2">
            <text:p>130<text:span text:style-name="T1">: </text:span><text:span text:style-name="T2">45.8991033310284</text:span></text:p>
          </table:table-cell>
          <table:table-cell office:value-type="string" office:string-value="45.8991033310284" table:formula="of:=RIGHT([.K135];LEN([.K135])-5)" table:style-name="ce4">
            <text:p>45.8991033310284</text:p>
          </table:table-cell>
          <table:table-cell office:value-type="float" office:value="45.8991033310284" table:formula="of:=[.L135]+0" table:style-name="ce4">
            <text:p>45.90</text:p>
          </table:table-cell>
          <table:table-cell office:value-type="string" table:style-name="ce2">
            <text:p>130<text:span text:style-name="T1">: </text:span><text:span text:style-name="T2">24.416481615365647</text:span></text:p>
          </table:table-cell>
          <table:table-cell office:value-type="string" office:string-value="24.416481615365647" table:formula="of:=RIGHT([.N135];LEN([.N135])-5)" table:style-name="ce4">
            <text:p>24.416481615365647</text:p>
          </table:table-cell>
          <table:table-cell office:value-type="float" office:value="24.416481615365601" table:formula="of:=[.O135]+0" table:style-name="ce4">
            <text:p>24.42</text:p>
          </table:table-cell>
          <table:table-cell office:value-type="string" table:style-name="ce5">
            <text:p>130<text:span text:style-name="T3">: </text:span><text:span text:style-name="T4">14.931514327372355</text:span></text:p>
          </table:table-cell>
          <table:table-cell office:value-type="string" office:string-value="14.931514327372355" table:formula="of:=RIGHT([.Q135];LEN([.Q135])-5)" table:style-name="ce4">
            <text:p>14.931514327372355</text:p>
          </table:table-cell>
          <table:table-cell office:value-type="float" office:value="14.9315143273723" table:formula="of:=[.R135]+0" table:style-name="ce4">
            <text:p>14.93</text:p>
          </table:table-cell>
          <table:table-cell office:value-type="string" table:style-name="ce5">
            <text:p>130<text:span text:style-name="T3">: </text:span><text:span text:style-name="T4">35.44605116203838</text:span></text:p>
          </table:table-cell>
          <table:table-cell office:value-type="string" office:string-value="35.44605116203838" table:formula="of:=RIGHT([.T135];LEN([.T135])-5)" table:style-name="ce4">
            <text:p>35.44605116203838</text:p>
          </table:table-cell>
          <table:table-cell office:value-type="float" office:value="35.446051162038302" table:formula="of:=[.U135]+0" table:style-name="ce4">
            <text:p>35.45</text:p>
          </table:table-cell>
          <table:table-cell office:value-type="string" table:style-name="ce5">
            <text:p>130<text:span text:style-name="T3">: </text:span><text:span text:style-name="T4">74.2493458484321</text:span></text:p>
          </table:table-cell>
          <table:table-cell office:value-type="string" office:string-value="74.2493458484321" table:formula="of:=RIGHT([.W135];LEN([.W135])-5)" table:style-name="ce4">
            <text:p>74.2493458484321</text:p>
          </table:table-cell>
          <table:table-cell office:value-type="float" office:value="74.2493458484321" table:formula="of:=[.X135]+0" table:style-name="ce4">
            <text:p>74.25</text:p>
          </table:table-cell>
          <table:table-cell office:value-type="string" table:style-name="ce5">
            <text:p>130<text:span text:style-name="T3">: </text:span><text:span text:style-name="T4">43.68522711069541</text:span></text:p>
          </table:table-cell>
          <table:table-cell office:value-type="string" office:string-value="43.68522711069541" table:formula="of:=RIGHT([.Z135];LEN([.Z135])-5)" table:style-name="ce4">
            <text:p>43.68522711069541</text:p>
          </table:table-cell>
          <table:table-cell office:value-type="float" office:value="43.685227110695401" table:formula="of:=[.AA135]+0" table:style-name="ce4">
            <text:p>43.69</text:p>
          </table:table-cell>
          <table:table-cell office:value-type="string" table:style-name="ce5">
            <text:p>130<text:span text:style-name="T3">: </text:span><text:span text:style-name="T4">41.586367007938904</text:span></text:p>
          </table:table-cell>
          <table:table-cell office:value-type="string" office:string-value="41.586367007938904" table:formula="of:=RIGHT([.AC135];LEN([.AC135])-5)" table:style-name="ce4">
            <text:p>41.586367007938904</text:p>
          </table:table-cell>
          <table:table-cell office:value-type="float" office:value="41.586367007938897" table:formula="of:=[.AD135]+0" table:style-name="ce4">
            <text:p>41.59</text:p>
          </table:table-cell>
          <table:table-cell office:value-type="float" office:value="41.373398252266178" table:formula="of:=([.D135]+[.G135]+[.J135]+[.M135]+[.P135]+[.S135]+[.V135]+[.Y135]+[.AB135])/9" table:style-name="ce4">
            <text:p>41.37</text:p>
          </table:table-cell>
          <table:table-cell office:value-type="float" office:value="15.67596369256966" table:formula="of:=STDEV([.D135];[.G135];[.J135];[.M135];[.P135];[.S135];[.V135];[.Y135];[.AB135];[.AE135])" table:style-name="ce1">
            <text:p>15.675963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2.7553919109363</text:span></text:p>
          </table:table-cell>
          <table:table-cell office:value-type="string" office:string-value="42.7553919109363" table:formula="of:=RIGHT([.B136];LEN([.B136])-5)" table:style-name="ce4">
            <text:p>42.7553919109363</text:p>
          </table:table-cell>
          <table:table-cell office:value-type="float" office:value="42.755391910936297" table:formula="of:=[.C136]+0" table:style-name="ce4">
            <text:p>42.76</text:p>
          </table:table-cell>
          <table:table-cell office:value-type="string" table:style-name="ce2">
            <text:p>131<text:span text:style-name="T1">: </text:span><text:span text:style-name="T2">39.350717197106796</text:span></text:p>
          </table:table-cell>
          <table:table-cell office:value-type="string" office:string-value="39.350717197106796" table:formula="of:=RIGHT([.E136];LEN([.E136])-5)" table:style-name="ce4">
            <text:p>39.350717197106796</text:p>
          </table:table-cell>
          <table:table-cell office:value-type="float" office:value="39.350717197106697" table:formula="of:=[.F136]+0" table:style-name="ce4">
            <text:p>39.35</text:p>
          </table:table-cell>
          <table:table-cell office:value-type="string" table:style-name="ce2">
            <text:p>131<text:span text:style-name="T1">: </text:span><text:span text:style-name="T2">43.1699048861726</text:span></text:p>
          </table:table-cell>
          <table:table-cell office:value-type="string" office:string-value="43.1699048861726" table:formula="of:=RIGHT([.H136];LEN([.H136])-5)" table:style-name="ce4">
            <text:p>43.1699048861726</text:p>
          </table:table-cell>
          <table:table-cell office:value-type="float" office:value="43.169904886172603" table:formula="of:=[.I136]+0" table:style-name="ce4">
            <text:p>43.17</text:p>
          </table:table-cell>
          <table:table-cell office:value-type="string" table:style-name="ce2">
            <text:p>131<text:span text:style-name="T1">: </text:span><text:span text:style-name="T2">52.93584993554697</text:span></text:p>
          </table:table-cell>
          <table:table-cell office:value-type="string" office:string-value="52.93584993554697" table:formula="of:=RIGHT([.K136];LEN([.K136])-5)" table:style-name="ce4">
            <text:p>52.93584993554697</text:p>
          </table:table-cell>
          <table:table-cell office:value-type="float" office:value="52.935849935546898" table:formula="of:=[.L136]+0" table:style-name="ce4">
            <text:p>52.94</text:p>
          </table:table-cell>
          <table:table-cell office:value-type="string" table:style-name="ce2">
            <text:p>131<text:span text:style-name="T1">: </text:span><text:span text:style-name="T2">25.57827552713475</text:span></text:p>
          </table:table-cell>
          <table:table-cell office:value-type="string" office:string-value="25.57827552713475" table:formula="of:=RIGHT([.N136];LEN([.N136])-5)" table:style-name="ce4">
            <text:p>25.57827552713475</text:p>
          </table:table-cell>
          <table:table-cell office:value-type="float" office:value="25.5782755271347" table:formula="of:=[.O136]+0" table:style-name="ce4">
            <text:p>25.58</text:p>
          </table:table-cell>
          <table:table-cell office:value-type="string" table:style-name="ce5">
            <text:p>131<text:span text:style-name="T3">: </text:span><text:span text:style-name="T4">17.863152363649032</text:span></text:p>
          </table:table-cell>
          <table:table-cell office:value-type="string" office:string-value="17.863152363649032" table:formula="of:=RIGHT([.Q136];LEN([.Q136])-5)" table:style-name="ce4">
            <text:p>17.863152363649032</text:p>
          </table:table-cell>
          <table:table-cell office:value-type="float" office:value="17.863152363649" table:formula="of:=[.R136]+0" table:style-name="ce4">
            <text:p>17.86</text:p>
          </table:table-cell>
          <table:table-cell office:value-type="string" table:style-name="ce5">
            <text:p>131<text:span text:style-name="T3">: </text:span><text:span text:style-name="T4">40.482172438998774</text:span></text:p>
          </table:table-cell>
          <table:table-cell office:value-type="string" office:string-value="40.482172438998774" table:formula="of:=RIGHT([.T136];LEN([.T136])-5)" table:style-name="ce4">
            <text:p>40.482172438998774</text:p>
          </table:table-cell>
          <table:table-cell office:value-type="float" office:value="40.482172438998703" table:formula="of:=[.U136]+0" table:style-name="ce4">
            <text:p>40.48</text:p>
          </table:table-cell>
          <table:table-cell office:value-type="string" table:style-name="ce5">
            <text:p>131<text:span text:style-name="T3">: </text:span><text:span text:style-name="T4">71.21536939319196</text:span></text:p>
          </table:table-cell>
          <table:table-cell office:value-type="string" office:string-value="71.21536939319196" table:formula="of:=RIGHT([.W136];LEN([.W136])-5)" table:style-name="ce4">
            <text:p>71.21536939319196</text:p>
          </table:table-cell>
          <table:table-cell office:value-type="float" office:value="71.215369393191907" table:formula="of:=[.X136]+0" table:style-name="ce4">
            <text:p>71.22</text:p>
          </table:table-cell>
          <table:table-cell office:value-type="string" table:style-name="ce5">
            <text:p>131<text:span text:style-name="T3">: </text:span><text:span text:style-name="T4">48.34125693562632</text:span></text:p>
          </table:table-cell>
          <table:table-cell office:value-type="string" office:string-value="48.34125693562632" table:formula="of:=RIGHT([.Z136];LEN([.Z136])-5)" table:style-name="ce4">
            <text:p>48.34125693562632</text:p>
          </table:table-cell>
          <table:table-cell office:value-type="float" office:value="48.341256935626298" table:formula="of:=[.AA136]+0" table:style-name="ce4">
            <text:p>48.34</text:p>
          </table:table-cell>
          <table:table-cell office:value-type="string" table:style-name="ce5">
            <text:p>131<text:span text:style-name="T3">: </text:span><text:span text:style-name="T4">43.18042939626939</text:span></text:p>
          </table:table-cell>
          <table:table-cell office:value-type="string" office:string-value="43.18042939626939" table:formula="of:=RIGHT([.AC136];LEN([.AC136])-5)" table:style-name="ce4">
            <text:p>43.18042939626939</text:p>
          </table:table-cell>
          <table:table-cell office:value-type="float" office:value="43.180429396269297" table:formula="of:=[.AD136]+0" table:style-name="ce4">
            <text:p>43.18</text:p>
          </table:table-cell>
          <table:table-cell office:value-type="float" office:value="42.410232287595903" table:formula="of:=([.D136]+[.G136]+[.J136]+[.M136]+[.P136]+[.S136]+[.V136]+[.Y136]+[.AB136])/9" table:style-name="ce4">
            <text:p>42.41</text:p>
          </table:table-cell>
          <table:table-cell office:value-type="float" office:value="14.43715758926775" table:formula="of:=STDEV([.D136];[.G136];[.J136];[.M136];[.P136];[.S136];[.V136];[.Y136];[.AB136];[.AE136])" table:style-name="ce1">
            <text:p>14.4371575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0.88605370096961</text:span></text:p>
          </table:table-cell>
          <table:table-cell office:value-type="string" office:string-value="40.88605370096961" table:formula="of:=RIGHT([.B137];LEN([.B137])-5)" table:style-name="ce4">
            <text:p>40.88605370096961</text:p>
          </table:table-cell>
          <table:table-cell office:value-type="float" office:value="40.886053700969597" table:formula="of:=[.C137]+0" table:style-name="ce4">
            <text:p>40.89</text:p>
          </table:table-cell>
          <table:table-cell office:value-type="string" table:style-name="ce2">
            <text:p>132<text:span text:style-name="T1">: </text:span><text:span text:style-name="T2">46.73429628340135</text:span></text:p>
          </table:table-cell>
          <table:table-cell office:value-type="string" office:string-value="46.73429628340135" table:formula="of:=RIGHT([.E137];LEN([.E137])-5)" table:style-name="ce4">
            <text:p>46.73429628340135</text:p>
          </table:table-cell>
          <table:table-cell office:value-type="float" office:value="46.734296283401299" table:formula="of:=[.F137]+0" table:style-name="ce4">
            <text:p>46.73</text:p>
          </table:table-cell>
          <table:table-cell office:value-type="string" table:style-name="ce2">
            <text:p>132<text:span text:style-name="T1">: </text:span><text:span text:style-name="T2">39.71396707550193</text:span></text:p>
          </table:table-cell>
          <table:table-cell office:value-type="string" office:string-value="39.71396707550193" table:formula="of:=RIGHT([.H137];LEN([.H137])-5)" table:style-name="ce4">
            <text:p>39.71396707550193</text:p>
          </table:table-cell>
          <table:table-cell office:value-type="float" office:value="39.713967075501898" table:formula="of:=[.I137]+0" table:style-name="ce4">
            <text:p>39.71</text:p>
          </table:table-cell>
          <table:table-cell office:value-type="string" table:style-name="ce2">
            <text:p>132<text:span text:style-name="T1">: </text:span><text:span text:style-name="T2">54.93700782665919</text:span></text:p>
          </table:table-cell>
          <table:table-cell office:value-type="string" office:string-value="54.93700782665919" table:formula="of:=RIGHT([.K137];LEN([.K137])-5)" table:style-name="ce4">
            <text:p>54.93700782665919</text:p>
          </table:table-cell>
          <table:table-cell office:value-type="float" office:value="54.937007826659098" table:formula="of:=[.L137]+0" table:style-name="ce4">
            <text:p>54.94</text:p>
          </table:table-cell>
          <table:table-cell office:value-type="string" table:style-name="ce2">
            <text:p>132<text:span text:style-name="T1">: </text:span><text:span text:style-name="T2">25.26526273896437</text:span></text:p>
          </table:table-cell>
          <table:table-cell office:value-type="string" office:string-value="25.26526273896437" table:formula="of:=RIGHT([.N137];LEN([.N137])-5)" table:style-name="ce4">
            <text:p>25.26526273896437</text:p>
          </table:table-cell>
          <table:table-cell office:value-type="float" office:value="25.265262738964299" table:formula="of:=[.O137]+0" table:style-name="ce4">
            <text:p>25.27</text:p>
          </table:table-cell>
          <table:table-cell office:value-type="string" table:style-name="ce5">
            <text:p>132<text:span text:style-name="T3">: </text:span><text:span text:style-name="T4">18.734513675265386</text:span></text:p>
          </table:table-cell>
          <table:table-cell office:value-type="string" office:string-value="18.734513675265386" table:formula="of:=RIGHT([.Q137];LEN([.Q137])-5)" table:style-name="ce4">
            <text:p>18.734513675265386</text:p>
          </table:table-cell>
          <table:table-cell office:value-type="float" office:value="18.734513675265301" table:formula="of:=[.R137]+0" table:style-name="ce4">
            <text:p>18.73</text:p>
          </table:table-cell>
          <table:table-cell office:value-type="string" table:style-name="ce5">
            <text:p>132<text:span text:style-name="T3">: </text:span><text:span text:style-name="T4">46.08907773132738</text:span></text:p>
          </table:table-cell>
          <table:table-cell office:value-type="string" office:string-value="46.08907773132738" table:formula="of:=RIGHT([.T137];LEN([.T137])-5)" table:style-name="ce4">
            <text:p>46.08907773132738</text:p>
          </table:table-cell>
          <table:table-cell office:value-type="float" office:value="46.089077731327301" table:formula="of:=[.U137]+0" table:style-name="ce4">
            <text:p>46.09</text:p>
          </table:table-cell>
          <table:table-cell office:value-type="string" table:style-name="ce5">
            <text:p>132<text:span text:style-name="T3">: </text:span><text:span text:style-name="T4">81.32329035398443</text:span></text:p>
          </table:table-cell>
          <table:table-cell office:value-type="string" office:string-value="81.32329035398443" table:formula="of:=RIGHT([.W137];LEN([.W137])-5)" table:style-name="ce4">
            <text:p>81.32329035398443</text:p>
          </table:table-cell>
          <table:table-cell office:value-type="float" office:value="81.323290353984405" table:formula="of:=[.X137]+0" table:style-name="ce4">
            <text:p>81.32</text:p>
          </table:table-cell>
          <table:table-cell office:value-type="string" table:style-name="ce5">
            <text:p>132<text:span text:style-name="T3">: </text:span><text:span text:style-name="T4">44.20913245807377</text:span></text:p>
          </table:table-cell>
          <table:table-cell office:value-type="string" office:string-value="44.20913245807377" table:formula="of:=RIGHT([.Z137];LEN([.Z137])-5)" table:style-name="ce4">
            <text:p>44.20913245807377</text:p>
          </table:table-cell>
          <table:table-cell office:value-type="float" office:value="44.209132458073697" table:formula="of:=[.AA137]+0" table:style-name="ce4">
            <text:p>44.21</text:p>
          </table:table-cell>
          <table:table-cell office:value-type="string" table:style-name="ce5">
            <text:p>132<text:span text:style-name="T3">: </text:span><text:span text:style-name="T4">45.72327306417017</text:span></text:p>
          </table:table-cell>
          <table:table-cell office:value-type="string" office:string-value="45.72327306417017" table:formula="of:=RIGHT([.AC137];LEN([.AC137])-5)" table:style-name="ce4">
            <text:p>45.72327306417017</text:p>
          </table:table-cell>
          <table:table-cell office:value-type="float" office:value="45.723273064170101" table:formula="of:=[.AD137]+0" table:style-name="ce4">
            <text:p>45.72</text:p>
          </table:table-cell>
          <table:table-cell office:value-type="float" office:value="44.210289093794103" table:formula="of:=([.D137]+[.G137]+[.J137]+[.M137]+[.P137]+[.S137]+[.V137]+[.Y137]+[.AB137])/9" table:style-name="ce4">
            <text:p>44.21</text:p>
          </table:table-cell>
          <table:table-cell office:value-type="float" office:value="16.811354084973349" table:formula="of:=STDEV([.D137];[.G137];[.J137];[.M137];[.P137];[.S137];[.V137];[.Y137];[.AB137];[.AE137])" table:style-name="ce1">
            <text:p>16.8113540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1.06088388827036</text:span></text:p>
          </table:table-cell>
          <table:table-cell office:value-type="string" office:string-value="41.06088388827036" table:formula="of:=RIGHT([.B138];LEN([.B138])-5)" table:style-name="ce4">
            <text:p>41.06088388827036</text:p>
          </table:table-cell>
          <table:table-cell office:value-type="float" office:value="41.060883888270297" table:formula="of:=[.C138]+0" table:style-name="ce4">
            <text:p>41.06</text:p>
          </table:table-cell>
          <table:table-cell office:value-type="string" table:style-name="ce2">
            <text:p>133<text:span text:style-name="T1">: </text:span><text:span text:style-name="T2">42.394411595074786</text:span></text:p>
          </table:table-cell>
          <table:table-cell office:value-type="string" office:string-value="42.394411595074786" table:formula="of:=RIGHT([.E138];LEN([.E138])-5)" table:style-name="ce4">
            <text:p>42.394411595074786</text:p>
          </table:table-cell>
          <table:table-cell office:value-type="float" office:value="42.3944115950747" table:formula="of:=[.F138]+0" table:style-name="ce4">
            <text:p>42.39</text:p>
          </table:table-cell>
          <table:table-cell office:value-type="string" table:style-name="ce2">
            <text:p>133<text:span text:style-name="T1">: </text:span><text:span text:style-name="T2">48.235394320186266</text:span></text:p>
          </table:table-cell>
          <table:table-cell office:value-type="string" office:string-value="48.235394320186266" table:formula="of:=RIGHT([.H138];LEN([.H138])-5)" table:style-name="ce4">
            <text:p>48.235394320186266</text:p>
          </table:table-cell>
          <table:table-cell office:value-type="float" office:value="48.235394320186202" table:formula="of:=[.I138]+0" table:style-name="ce4">
            <text:p>48.24</text:p>
          </table:table-cell>
          <table:table-cell office:value-type="string" table:style-name="ce2">
            <text:p>133<text:span text:style-name="T1">: </text:span><text:span text:style-name="T2">53.372500772053215</text:span></text:p>
          </table:table-cell>
          <table:table-cell office:value-type="string" office:string-value="53.372500772053215" table:formula="of:=RIGHT([.K138];LEN([.K138])-5)" table:style-name="ce4">
            <text:p>53.372500772053215</text:p>
          </table:table-cell>
          <table:table-cell office:value-type="float" office:value="53.372500772053201" table:formula="of:=[.L138]+0" table:style-name="ce4">
            <text:p>53.37</text:p>
          </table:table-cell>
          <table:table-cell office:value-type="string" table:style-name="ce2">
            <text:p>133<text:span text:style-name="T1">: </text:span><text:span text:style-name="T2">23.175886517287385</text:span></text:p>
          </table:table-cell>
          <table:table-cell office:value-type="string" office:string-value="23.175886517287385" table:formula="of:=RIGHT([.N138];LEN([.N138])-5)" table:style-name="ce4">
            <text:p>23.175886517287385</text:p>
          </table:table-cell>
          <table:table-cell office:value-type="float" office:value="23.175886517287299" table:formula="of:=[.O138]+0" table:style-name="ce4">
            <text:p>23.18</text:p>
          </table:table-cell>
          <table:table-cell office:value-type="string" table:style-name="ce5">
            <text:p>133<text:span text:style-name="T3">: </text:span><text:span text:style-name="T4">14.311441616618179</text:span></text:p>
          </table:table-cell>
          <table:table-cell office:value-type="string" office:string-value="14.311441616618179" table:formula="of:=RIGHT([.Q138];LEN([.Q138])-5)" table:style-name="ce4">
            <text:p>14.311441616618179</text:p>
          </table:table-cell>
          <table:table-cell office:value-type="float" office:value="14.311441616618101" table:formula="of:=[.R138]+0" table:style-name="ce4">
            <text:p>14.31</text:p>
          </table:table-cell>
          <table:table-cell office:value-type="string" table:style-name="ce5">
            <text:p>133<text:span text:style-name="T3">: </text:span><text:span text:style-name="T4">40.193736471892834</text:span></text:p>
          </table:table-cell>
          <table:table-cell office:value-type="string" office:string-value="40.193736471892834" table:formula="of:=RIGHT([.T138];LEN([.T138])-5)" table:style-name="ce4">
            <text:p>40.193736471892834</text:p>
          </table:table-cell>
          <table:table-cell office:value-type="float" office:value="40.193736471892798" table:formula="of:=[.U138]+0" table:style-name="ce4">
            <text:p>40.19</text:p>
          </table:table-cell>
          <table:table-cell office:value-type="string" table:style-name="ce5">
            <text:p>133<text:span text:style-name="T3">: </text:span><text:span text:style-name="T4">74.53725281605954</text:span></text:p>
          </table:table-cell>
          <table:table-cell office:value-type="string" office:string-value="74.53725281605954" table:formula="of:=RIGHT([.W138];LEN([.W138])-5)" table:style-name="ce4">
            <text:p>74.53725281605954</text:p>
          </table:table-cell>
          <table:table-cell office:value-type="float" office:value="74.537252816059507" table:formula="of:=[.X138]+0" table:style-name="ce4">
            <text:p>74.54</text:p>
          </table:table-cell>
          <table:table-cell office:value-type="string" table:style-name="ce5">
            <text:p>133<text:span text:style-name="T3">: </text:span><text:span text:style-name="T4">50.85180621520906</text:span></text:p>
          </table:table-cell>
          <table:table-cell office:value-type="string" office:string-value="50.85180621520906" table:formula="of:=RIGHT([.Z138];LEN([.Z138])-5)" table:style-name="ce4">
            <text:p>50.85180621520906</text:p>
          </table:table-cell>
          <table:table-cell office:value-type="float" office:value="50.851806215209002" table:formula="of:=[.AA138]+0" table:style-name="ce4">
            <text:p>50.85</text:p>
          </table:table-cell>
          <table:table-cell office:value-type="string" table:style-name="ce5">
            <text:p>133<text:span text:style-name="T3">: </text:span><text:span text:style-name="T4">45.57698390145954</text:span></text:p>
          </table:table-cell>
          <table:table-cell office:value-type="string" office:string-value="45.57698390145954" table:formula="of:=RIGHT([.AC138];LEN([.AC138])-5)" table:style-name="ce4">
            <text:p>45.57698390145954</text:p>
          </table:table-cell>
          <table:table-cell office:value-type="float" office:value="45.576983901459499" table:formula="of:=[.AD138]+0" table:style-name="ce4">
            <text:p>45.58</text:p>
          </table:table-cell>
          <table:table-cell office:value-type="float" office:value="43.125923801405676" table:formula="of:=([.D138]+[.G138]+[.J138]+[.M138]+[.P138]+[.S138]+[.V138]+[.Y138]+[.AB138])/9" table:style-name="ce4">
            <text:p>43.13</text:p>
          </table:table-cell>
          <table:table-cell office:value-type="float" office:value="16.413214181433435" table:formula="of:=STDEV([.D138];[.G138];[.J138];[.M138];[.P138];[.S138];[.V138];[.Y138];[.AB138];[.AE138])" table:style-name="ce1">
            <text:p>16.4132141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45.746646699953864</text:span></text:p>
          </table:table-cell>
          <table:table-cell office:value-type="string" office:string-value="45.746646699953864" table:formula="of:=RIGHT([.B139];LEN([.B139])-5)" table:style-name="ce4">
            <text:p>45.746646699953864</text:p>
          </table:table-cell>
          <table:table-cell office:value-type="float" office:value="45.7466466999538" table:formula="of:=[.C139]+0" table:style-name="ce4">
            <text:p>45.75</text:p>
          </table:table-cell>
          <table:table-cell office:value-type="string" table:style-name="ce2">
            <text:p>134<text:span text:style-name="T1">: </text:span><text:span text:style-name="T2">58.969541822276994</text:span></text:p>
          </table:table-cell>
          <table:table-cell office:value-type="string" office:string-value="58.969541822276994" table:formula="of:=RIGHT([.E139];LEN([.E139])-5)" table:style-name="ce4">
            <text:p>58.969541822276994</text:p>
          </table:table-cell>
          <table:table-cell office:value-type="float" office:value="58.969541822276902" table:formula="of:=[.F139]+0" table:style-name="ce4">
            <text:p>58.97</text:p>
          </table:table-cell>
          <table:table-cell office:value-type="string" table:style-name="ce2">
            <text:p>134<text:span text:style-name="T1">: </text:span><text:span text:style-name="T2">54.62917687226341</text:span></text:p>
          </table:table-cell>
          <table:table-cell office:value-type="string" office:string-value="54.62917687226341" table:formula="of:=RIGHT([.H139];LEN([.H139])-5)" table:style-name="ce4">
            <text:p>54.62917687226341</text:p>
          </table:table-cell>
          <table:table-cell office:value-type="float" office:value="54.6291768722634" table:formula="of:=[.I139]+0" table:style-name="ce4">
            <text:p>54.63</text:p>
          </table:table-cell>
          <table:table-cell office:value-type="string" table:style-name="ce2">
            <text:p>134<text:span text:style-name="T1">: </text:span><text:span text:style-name="T2">39.89348871540509</text:span></text:p>
          </table:table-cell>
          <table:table-cell office:value-type="string" office:string-value="39.89348871540509" table:formula="of:=RIGHT([.K139];LEN([.K139])-5)" table:style-name="ce4">
            <text:p>39.89348871540509</text:p>
          </table:table-cell>
          <table:table-cell office:value-type="float" office:value="39.893488715404999" table:formula="of:=[.L139]+0" table:style-name="ce4">
            <text:p>39.89</text:p>
          </table:table-cell>
          <table:table-cell office:value-type="string" table:style-name="ce2">
            <text:p>134<text:span text:style-name="T1">: </text:span><text:span text:style-name="T2">22.18763367796212</text:span></text:p>
          </table:table-cell>
          <table:table-cell office:value-type="string" office:string-value="22.18763367796212" table:formula="of:=RIGHT([.N139];LEN([.N139])-5)" table:style-name="ce4">
            <text:p>22.18763367796212</text:p>
          </table:table-cell>
          <table:table-cell office:value-type="float" office:value="22.187633677962101" table:formula="of:=[.O139]+0" table:style-name="ce4">
            <text:p>22.19</text:p>
          </table:table-cell>
          <table:table-cell office:value-type="string" table:style-name="ce5">
            <text:p>134<text:span text:style-name="T3">: </text:span><text:span text:style-name="T4">17.968204495670356</text:span></text:p>
          </table:table-cell>
          <table:table-cell office:value-type="string" office:string-value="17.968204495670356" table:formula="of:=RIGHT([.Q139];LEN([.Q139])-5)" table:style-name="ce4">
            <text:p>17.968204495670356</text:p>
          </table:table-cell>
          <table:table-cell office:value-type="float" office:value="17.9682044956703" table:formula="of:=[.R139]+0" table:style-name="ce4">
            <text:p>17.97</text:p>
          </table:table-cell>
          <table:table-cell office:value-type="string" table:style-name="ce5">
            <text:p>134<text:span text:style-name="T3">: </text:span><text:span text:style-name="T4">43.91960407692766</text:span></text:p>
          </table:table-cell>
          <table:table-cell office:value-type="string" office:string-value="43.91960407692766" table:formula="of:=RIGHT([.T139];LEN([.T139])-5)" table:style-name="ce4">
            <text:p>43.91960407692766</text:p>
          </table:table-cell>
          <table:table-cell office:value-type="float" office:value="43.919604076927598" table:formula="of:=[.U139]+0" table:style-name="ce4">
            <text:p>43.92</text:p>
          </table:table-cell>
          <table:table-cell office:value-type="string" table:style-name="ce5">
            <text:p>134<text:span text:style-name="T3">: </text:span><text:span text:style-name="T4">77.01836955275127</text:span></text:p>
          </table:table-cell>
          <table:table-cell office:value-type="string" office:string-value="77.01836955275127" table:formula="of:=RIGHT([.W139];LEN([.W139])-5)" table:style-name="ce4">
            <text:p>77.01836955275127</text:p>
          </table:table-cell>
          <table:table-cell office:value-type="float" office:value="77.018369552751196" table:formula="of:=[.X139]+0" table:style-name="ce4">
            <text:p>77.02</text:p>
          </table:table-cell>
          <table:table-cell office:value-type="string" table:style-name="ce5">
            <text:p>134<text:span text:style-name="T3">: </text:span><text:span text:style-name="T4">49.97208440641971</text:span></text:p>
          </table:table-cell>
          <table:table-cell office:value-type="string" office:string-value="49.97208440641971" table:formula="of:=RIGHT([.Z139];LEN([.Z139])-5)" table:style-name="ce4">
            <text:p>49.97208440641971</text:p>
          </table:table-cell>
          <table:table-cell office:value-type="float" office:value="49.972084406419697" table:formula="of:=[.AA139]+0" table:style-name="ce4">
            <text:p>49.97</text:p>
          </table:table-cell>
          <table:table-cell office:value-type="string" table:style-name="ce5">
            <text:p>134<text:span text:style-name="T3">: </text:span><text:span text:style-name="T4">42.55499456319012</text:span></text:p>
          </table:table-cell>
          <table:table-cell office:value-type="string" office:string-value="42.55499456319012" table:formula="of:=RIGHT([.AC139];LEN([.AC139])-5)" table:style-name="ce4">
            <text:p>42.55499456319012</text:p>
          </table:table-cell>
          <table:table-cell office:value-type="float" office:value="42.5549945631901" table:formula="of:=[.AD139]+0" table:style-name="ce4">
            <text:p>42.55</text:p>
          </table:table-cell>
          <table:table-cell office:value-type="float" office:value="45.589416702181119" table:formula="of:=([.D139]+[.G139]+[.J139]+[.M139]+[.P139]+[.S139]+[.V139]+[.Y139]+[.AB139])/9" table:style-name="ce4">
            <text:p>45.59</text:p>
          </table:table-cell>
          <table:table-cell office:value-type="float" office:value="17.068001950280166" table:formula="of:=STDEV([.D139];[.G139];[.J139];[.M139];[.P139];[.S139];[.V139];[.Y139];[.AB139];[.AE139])" table:style-name="ce1">
            <text:p>17.0680019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41.87637848238481</text:span></text:p>
          </table:table-cell>
          <table:table-cell office:value-type="string" office:string-value="41.87637848238481" table:formula="of:=RIGHT([.B140];LEN([.B140])-5)" table:style-name="ce4">
            <text:p>41.87637848238481</text:p>
          </table:table-cell>
          <table:table-cell office:value-type="float" office:value="41.876378482384801" table:formula="of:=[.C140]+0" table:style-name="ce4">
            <text:p>41.88</text:p>
          </table:table-cell>
          <table:table-cell office:value-type="string" table:style-name="ce2">
            <text:p>135<text:span text:style-name="T1">: </text:span><text:span text:style-name="T2">56.15905034410789</text:span></text:p>
          </table:table-cell>
          <table:table-cell office:value-type="string" office:string-value="56.15905034410789" table:formula="of:=RIGHT([.E140];LEN([.E140])-5)" table:style-name="ce4">
            <text:p>56.15905034410789</text:p>
          </table:table-cell>
          <table:table-cell office:value-type="float" office:value="56.159050344107797" table:formula="of:=[.F140]+0" table:style-name="ce4">
            <text:p>56.16</text:p>
          </table:table-cell>
          <table:table-cell office:value-type="string" table:style-name="ce2">
            <text:p>135<text:span text:style-name="T1">: </text:span><text:span text:style-name="T2">61.05152326739032</text:span></text:p>
          </table:table-cell>
          <table:table-cell office:value-type="string" office:string-value="61.05152326739032" table:formula="of:=RIGHT([.H140];LEN([.H140])-5)" table:style-name="ce4">
            <text:p>61.05152326739032</text:p>
          </table:table-cell>
          <table:table-cell office:value-type="float" office:value="61.051523267390301" table:formula="of:=[.I140]+0" table:style-name="ce4">
            <text:p>61.05</text:p>
          </table:table-cell>
          <table:table-cell office:value-type="string" table:style-name="ce2">
            <text:p>135<text:span text:style-name="T1">: </text:span><text:span text:style-name="T2">41.360376880262834</text:span></text:p>
          </table:table-cell>
          <table:table-cell office:value-type="string" office:string-value="41.360376880262834" table:formula="of:=RIGHT([.K140];LEN([.K140])-5)" table:style-name="ce4">
            <text:p>41.360376880262834</text:p>
          </table:table-cell>
          <table:table-cell office:value-type="float" office:value="41.360376880262798" table:formula="of:=[.L140]+0" table:style-name="ce4">
            <text:p>41.36</text:p>
          </table:table-cell>
          <table:table-cell office:value-type="string" table:style-name="ce2">
            <text:p>135<text:span text:style-name="T1">: </text:span><text:span text:style-name="T2">26.113404325709077</text:span></text:p>
          </table:table-cell>
          <table:table-cell office:value-type="string" office:string-value="26.113404325709077" table:formula="of:=RIGHT([.N140];LEN([.N140])-5)" table:style-name="ce4">
            <text:p>26.113404325709077</text:p>
          </table:table-cell>
          <table:table-cell office:value-type="float" office:value="26.113404325708998" table:formula="of:=[.O140]+0" table:style-name="ce4">
            <text:p>26.11</text:p>
          </table:table-cell>
          <table:table-cell office:value-type="string" table:style-name="ce5">
            <text:p>135<text:span text:style-name="T3">: </text:span><text:span text:style-name="T4">16.99627148695256</text:span></text:p>
          </table:table-cell>
          <table:table-cell office:value-type="string" office:string-value="16.99627148695256" table:formula="of:=RIGHT([.Q140];LEN([.Q140])-5)" table:style-name="ce4">
            <text:p>16.99627148695256</text:p>
          </table:table-cell>
          <table:table-cell office:value-type="float" office:value="16.996271486952502" table:formula="of:=[.R140]+0" table:style-name="ce4">
            <text:p>17.00</text:p>
          </table:table-cell>
          <table:table-cell office:value-type="string" table:style-name="ce5">
            <text:p>135<text:span text:style-name="T3">: </text:span><text:span text:style-name="T4">45.70879092488296</text:span></text:p>
          </table:table-cell>
          <table:table-cell office:value-type="string" office:string-value="45.70879092488296" table:formula="of:=RIGHT([.T140];LEN([.T140])-5)" table:style-name="ce4">
            <text:p>45.70879092488296</text:p>
          </table:table-cell>
          <table:table-cell office:value-type="float" office:value="45.708790924882898" table:formula="of:=[.U140]+0" table:style-name="ce4">
            <text:p>45.71</text:p>
          </table:table-cell>
          <table:table-cell office:value-type="string" table:style-name="ce5">
            <text:p>135<text:span text:style-name="T3">: </text:span><text:span text:style-name="T4">76.28739491032725</text:span></text:p>
          </table:table-cell>
          <table:table-cell office:value-type="string" office:string-value="76.28739491032725" table:formula="of:=RIGHT([.W140];LEN([.W140])-5)" table:style-name="ce4">
            <text:p>76.28739491032725</text:p>
          </table:table-cell>
          <table:table-cell office:value-type="float" office:value="76.287394910327194" table:formula="of:=[.X140]+0" table:style-name="ce4">
            <text:p>76.29</text:p>
          </table:table-cell>
          <table:table-cell office:value-type="string" table:style-name="ce5">
            <text:p>135<text:span text:style-name="T3">: </text:span><text:span text:style-name="T4">43.890893241601404</text:span></text:p>
          </table:table-cell>
          <table:table-cell office:value-type="string" office:string-value="43.890893241601404" table:formula="of:=RIGHT([.Z140];LEN([.Z140])-5)" table:style-name="ce4">
            <text:p>43.890893241601404</text:p>
          </table:table-cell>
          <table:table-cell office:value-type="float" office:value="43.890893241601397" table:formula="of:=[.AA140]+0" table:style-name="ce4">
            <text:p>43.89</text:p>
          </table:table-cell>
          <table:table-cell office:value-type="string" table:style-name="ce5">
            <text:p>135<text:span text:style-name="T3">: </text:span><text:span text:style-name="T4">33.9915338368659</text:span></text:p>
          </table:table-cell>
          <table:table-cell office:value-type="string" office:string-value="33.9915338368659" table:formula="of:=RIGHT([.AC140];LEN([.AC140])-5)" table:style-name="ce4">
            <text:p>33.9915338368659</text:p>
          </table:table-cell>
          <table:table-cell office:value-type="float" office:value="33.991533836865898" table:formula="of:=[.AD140]+0" table:style-name="ce4">
            <text:p>33.99</text:p>
          </table:table-cell>
          <table:table-cell office:value-type="float" office:value="45.493787095957629" table:formula="of:=([.D140]+[.G140]+[.J140]+[.M140]+[.P140]+[.S140]+[.V140]+[.Y140]+[.AB140])/9" table:style-name="ce4">
            <text:p>45.49</text:p>
          </table:table-cell>
          <table:table-cell office:value-type="float" office:value="17.138659278694043" table:formula="of:=STDEV([.D140];[.G140];[.J140];[.M140];[.P140];[.S140];[.V140];[.Y140];[.AB140];[.AE140])" table:style-name="ce1">
            <text:p>17.1386592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9.137003183766495</text:span></text:p>
          </table:table-cell>
          <table:table-cell office:value-type="string" office:string-value="39.137003183766495" table:formula="of:=RIGHT([.B141];LEN([.B141])-5)" table:style-name="ce4">
            <text:p>39.137003183766495</text:p>
          </table:table-cell>
          <table:table-cell office:value-type="float" office:value="39.137003183766403" table:formula="of:=[.C141]+0" table:style-name="ce4">
            <text:p>39.14</text:p>
          </table:table-cell>
          <table:table-cell office:value-type="string" table:style-name="ce2">
            <text:p>136<text:span text:style-name="T1">: </text:span><text:span text:style-name="T2">55.33576230346532</text:span></text:p>
          </table:table-cell>
          <table:table-cell office:value-type="string" office:string-value="55.33576230346532" table:formula="of:=RIGHT([.E141];LEN([.E141])-5)" table:style-name="ce4">
            <text:p>55.33576230346532</text:p>
          </table:table-cell>
          <table:table-cell office:value-type="float" office:value="55.335762303465302" table:formula="of:=[.F141]+0" table:style-name="ce4">
            <text:p>55.34</text:p>
          </table:table-cell>
          <table:table-cell office:value-type="string" table:style-name="ce2">
            <text:p>136<text:span text:style-name="T1">: </text:span><text:span text:style-name="T2">50.0803423804634</text:span></text:p>
          </table:table-cell>
          <table:table-cell office:value-type="string" office:string-value="50.0803423804634" table:formula="of:=RIGHT([.H141];LEN([.H141])-5)" table:style-name="ce4">
            <text:p>50.0803423804634</text:p>
          </table:table-cell>
          <table:table-cell office:value-type="float" office:value="50.080342380463399" table:formula="of:=[.I141]+0" table:style-name="ce4">
            <text:p>50.08</text:p>
          </table:table-cell>
          <table:table-cell office:value-type="string" table:style-name="ce2">
            <text:p>136<text:span text:style-name="T1">: </text:span><text:span text:style-name="T2">36.86795069875346</text:span></text:p>
          </table:table-cell>
          <table:table-cell office:value-type="string" office:string-value="36.86795069875346" table:formula="of:=RIGHT([.K141];LEN([.K141])-5)" table:style-name="ce4">
            <text:p>36.86795069875346</text:p>
          </table:table-cell>
          <table:table-cell office:value-type="float" office:value="36.867950698753397" table:formula="of:=[.L141]+0" table:style-name="ce4">
            <text:p>36.87</text:p>
          </table:table-cell>
          <table:table-cell office:value-type="string" table:style-name="ce2">
            <text:p>136<text:span text:style-name="T1">: </text:span><text:span text:style-name="T2">27.777367333937043</text:span></text:p>
          </table:table-cell>
          <table:table-cell office:value-type="string" office:string-value="27.777367333937043" table:formula="of:=RIGHT([.N141];LEN([.N141])-5)" table:style-name="ce4">
            <text:p>27.777367333937043</text:p>
          </table:table-cell>
          <table:table-cell office:value-type="float" office:value="27.777367333937001" table:formula="of:=[.O141]+0" table:style-name="ce4">
            <text:p>27.78</text:p>
          </table:table-cell>
          <table:table-cell office:value-type="string" table:style-name="ce5">
            <text:p>136<text:span text:style-name="T3">: </text:span><text:span text:style-name="T4">18.733052207090445</text:span></text:p>
          </table:table-cell>
          <table:table-cell office:value-type="string" office:string-value="18.733052207090445" table:formula="of:=RIGHT([.Q141];LEN([.Q141])-5)" table:style-name="ce4">
            <text:p>18.733052207090445</text:p>
          </table:table-cell>
          <table:table-cell office:value-type="float" office:value="18.733052207090399" table:formula="of:=[.R141]+0" table:style-name="ce4">
            <text:p>18.73</text:p>
          </table:table-cell>
          <table:table-cell office:value-type="string" table:style-name="ce5">
            <text:p>136<text:span text:style-name="T3">: </text:span><text:span text:style-name="T4">38.43249982096871</text:span></text:p>
          </table:table-cell>
          <table:table-cell office:value-type="string" office:string-value="38.43249982096871" table:formula="of:=RIGHT([.T141];LEN([.T141])-5)" table:style-name="ce4">
            <text:p>38.43249982096871</text:p>
          </table:table-cell>
          <table:table-cell office:value-type="float" office:value="38.432499820968701" table:formula="of:=[.U141]+0" table:style-name="ce4">
            <text:p>38.43</text:p>
          </table:table-cell>
          <table:table-cell office:value-type="string" table:style-name="ce5">
            <text:p>136<text:span text:style-name="T3">: </text:span><text:span text:style-name="T4">71.00288092276615</text:span></text:p>
          </table:table-cell>
          <table:table-cell office:value-type="string" office:string-value="71.00288092276615" table:formula="of:=RIGHT([.W141];LEN([.W141])-5)" table:style-name="ce4">
            <text:p>71.00288092276615</text:p>
          </table:table-cell>
          <table:table-cell office:value-type="float" office:value="71.002880922766096" table:formula="of:=[.X141]+0" table:style-name="ce4">
            <text:p>71.00</text:p>
          </table:table-cell>
          <table:table-cell office:value-type="string" table:style-name="ce5">
            <text:p>136<text:span text:style-name="T3">: </text:span><text:span text:style-name="T4">51.54633295624158</text:span></text:p>
          </table:table-cell>
          <table:table-cell office:value-type="string" office:string-value="51.54633295624158" table:formula="of:=RIGHT([.Z141];LEN([.Z141])-5)" table:style-name="ce4">
            <text:p>51.54633295624158</text:p>
          </table:table-cell>
          <table:table-cell office:value-type="float" office:value="51.5463329562415" table:formula="of:=[.AA141]+0" table:style-name="ce4">
            <text:p>51.55</text:p>
          </table:table-cell>
          <table:table-cell office:value-type="string" table:style-name="ce5">
            <text:p>136<text:span text:style-name="T3">: </text:span><text:span text:style-name="T4">41.6695573850436</text:span></text:p>
          </table:table-cell>
          <table:table-cell office:value-type="string" office:string-value="41.6695573850436" table:formula="of:=RIGHT([.AC141];LEN([.AC141])-5)" table:style-name="ce4">
            <text:p>41.6695573850436</text:p>
          </table:table-cell>
          <table:table-cell office:value-type="float" office:value="41.669557385043603" table:formula="of:=[.AD141]+0" table:style-name="ce4">
            <text:p>41.67</text:p>
          </table:table-cell>
          <table:table-cell office:value-type="float" office:value="43.212576867494683" table:formula="of:=([.D141]+[.G141]+[.J141]+[.M141]+[.P141]+[.S141]+[.V141]+[.Y141]+[.AB141])/9" table:style-name="ce4">
            <text:p>43.21</text:p>
          </table:table-cell>
          <table:table-cell office:value-type="float" office:value="14.739364060175687" table:formula="of:=STDEV([.D141];[.G141];[.J141];[.M141];[.P141];[.S141];[.V141];[.Y141];[.AB141];[.AE141])" table:style-name="ce1">
            <text:p>14.7393640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5.71647350699857</text:span></text:p>
          </table:table-cell>
          <table:table-cell office:value-type="string" office:string-value="35.71647350699857" table:formula="of:=RIGHT([.B142];LEN([.B142])-5)" table:style-name="ce4">
            <text:p>35.71647350699857</text:p>
          </table:table-cell>
          <table:table-cell office:value-type="float" office:value="35.716473506998497" table:formula="of:=[.C142]+0" table:style-name="ce4">
            <text:p>35.72</text:p>
          </table:table-cell>
          <table:table-cell office:value-type="string" table:style-name="ce2">
            <text:p>137<text:span text:style-name="T1">: </text:span><text:span text:style-name="T2">49.34718091005639</text:span></text:p>
          </table:table-cell>
          <table:table-cell office:value-type="string" office:string-value="49.34718091005639" table:formula="of:=RIGHT([.E142];LEN([.E142])-5)" table:style-name="ce4">
            <text:p>49.34718091005639</text:p>
          </table:table-cell>
          <table:table-cell office:value-type="float" office:value="49.347180910056302" table:formula="of:=[.F142]+0" table:style-name="ce4">
            <text:p>49.35</text:p>
          </table:table-cell>
          <table:table-cell office:value-type="string" table:style-name="ce2">
            <text:p>137<text:span text:style-name="T1">: </text:span><text:span text:style-name="T2">46.53626181099454</text:span></text:p>
          </table:table-cell>
          <table:table-cell office:value-type="string" office:string-value="46.53626181099454" table:formula="of:=RIGHT([.H142];LEN([.H142])-5)" table:style-name="ce4">
            <text:p>46.53626181099454</text:p>
          </table:table-cell>
          <table:table-cell office:value-type="float" office:value="46.536261810994503" table:formula="of:=[.I142]+0" table:style-name="ce4">
            <text:p>46.54</text:p>
          </table:table-cell>
          <table:table-cell office:value-type="string" table:style-name="ce2">
            <text:p>137<text:span text:style-name="T1">: </text:span><text:span text:style-name="T2">40.05053622580651</text:span></text:p>
          </table:table-cell>
          <table:table-cell office:value-type="string" office:string-value="40.05053622580651" table:formula="of:=RIGHT([.K142];LEN([.K142])-5)" table:style-name="ce4">
            <text:p>40.05053622580651</text:p>
          </table:table-cell>
          <table:table-cell office:value-type="float" office:value="40.050536225806503" table:formula="of:=[.L142]+0" table:style-name="ce4">
            <text:p>40.05</text:p>
          </table:table-cell>
          <table:table-cell office:value-type="string" table:style-name="ce2">
            <text:p>137<text:span text:style-name="T1">: </text:span><text:span text:style-name="T2">25.394027536469498</text:span></text:p>
          </table:table-cell>
          <table:table-cell office:value-type="string" office:string-value="25.394027536469498" table:formula="of:=RIGHT([.N142];LEN([.N142])-5)" table:style-name="ce4">
            <text:p>25.394027536469498</text:p>
          </table:table-cell>
          <table:table-cell office:value-type="float" office:value="25.394027536469402" table:formula="of:=[.O142]+0" table:style-name="ce4">
            <text:p>25.39</text:p>
          </table:table-cell>
          <table:table-cell office:value-type="string" table:style-name="ce5">
            <text:p>137<text:span text:style-name="T3">: </text:span><text:span text:style-name="T4">15.159449108527653</text:span></text:p>
          </table:table-cell>
          <table:table-cell office:value-type="string" office:string-value="15.159449108527653" table:formula="of:=RIGHT([.Q142];LEN([.Q142])-5)" table:style-name="ce4">
            <text:p>15.159449108527653</text:p>
          </table:table-cell>
          <table:table-cell office:value-type="float" office:value="15.1594491085276" table:formula="of:=[.R142]+0" table:style-name="ce4">
            <text:p>15.16</text:p>
          </table:table-cell>
          <table:table-cell office:value-type="string" table:style-name="ce5">
            <text:p>137<text:span text:style-name="T3">: </text:span><text:span text:style-name="T4">34.687063503905584</text:span></text:p>
          </table:table-cell>
          <table:table-cell office:value-type="string" office:string-value="34.687063503905584" table:formula="of:=RIGHT([.T142];LEN([.T142])-5)" table:style-name="ce4">
            <text:p>34.687063503905584</text:p>
          </table:table-cell>
          <table:table-cell office:value-type="float" office:value="34.687063503905499" table:formula="of:=[.U142]+0" table:style-name="ce4">
            <text:p>34.69</text:p>
          </table:table-cell>
          <table:table-cell office:value-type="string" table:style-name="ce5">
            <text:p>137<text:span text:style-name="T3">: </text:span><text:span text:style-name="T4">70.3586490051818</text:span></text:p>
          </table:table-cell>
          <table:table-cell office:value-type="string" office:string-value="70.3586490051818" table:formula="of:=RIGHT([.W142];LEN([.W142])-5)" table:style-name="ce4">
            <text:p>70.3586490051818</text:p>
          </table:table-cell>
          <table:table-cell office:value-type="float" office:value="70.358649005181803" table:formula="of:=[.X142]+0" table:style-name="ce4">
            <text:p>70.36</text:p>
          </table:table-cell>
          <table:table-cell office:value-type="string" table:style-name="ce5">
            <text:p>137<text:span text:style-name="T3">: </text:span><text:span text:style-name="T4">46.28423977021665</text:span></text:p>
          </table:table-cell>
          <table:table-cell office:value-type="string" office:string-value="46.28423977021665" table:formula="of:=RIGHT([.Z142];LEN([.Z142])-5)" table:style-name="ce4">
            <text:p>46.28423977021665</text:p>
          </table:table-cell>
          <table:table-cell office:value-type="float" office:value="46.284239770216601" table:formula="of:=[.AA142]+0" table:style-name="ce4">
            <text:p>46.28</text:p>
          </table:table-cell>
          <table:table-cell office:value-type="string" table:style-name="ce5">
            <text:p>137<text:span text:style-name="T3">: </text:span><text:span text:style-name="T4">44.20341692968982</text:span></text:p>
          </table:table-cell>
          <table:table-cell office:value-type="string" office:string-value="44.20341692968982" table:formula="of:=RIGHT([.AC142];LEN([.AC142])-5)" table:style-name="ce4">
            <text:p>44.20341692968982</text:p>
          </table:table-cell>
          <table:table-cell office:value-type="float" office:value="44.203416929689801" table:formula="of:=[.AD142]+0" table:style-name="ce4">
            <text:p>44.20</text:p>
          </table:table-cell>
          <table:table-cell office:value-type="float" office:value="40.392653486461853" table:formula="of:=([.D142]+[.G142]+[.J142]+[.M142]+[.P142]+[.S142]+[.V142]+[.Y142]+[.AB142])/9" table:style-name="ce4">
            <text:p>40.39</text:p>
          </table:table-cell>
          <table:table-cell office:value-type="float" office:value="14.831946494142935" table:formula="of:=STDEV([.D142];[.G142];[.J142];[.M142];[.P142];[.S142];[.V142];[.Y142];[.AB142];[.AE142])" table:style-name="ce1">
            <text:p>14.8319464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8.91216255575172</text:span></text:p>
          </table:table-cell>
          <table:table-cell office:value-type="string" office:string-value="38.91216255575172" table:formula="of:=RIGHT([.B143];LEN([.B143])-5)" table:style-name="ce4">
            <text:p>38.91216255575172</text:p>
          </table:table-cell>
          <table:table-cell office:value-type="float" office:value="38.912162555751699" table:formula="of:=[.C143]+0" table:style-name="ce4">
            <text:p>38.91</text:p>
          </table:table-cell>
          <table:table-cell office:value-type="string" table:style-name="ce2">
            <text:p>138<text:span text:style-name="T1">: </text:span><text:span text:style-name="T2">54.08203479828866</text:span></text:p>
          </table:table-cell>
          <table:table-cell office:value-type="string" office:string-value="54.08203479828866" table:formula="of:=RIGHT([.E143];LEN([.E143])-5)" table:style-name="ce4">
            <text:p>54.08203479828866</text:p>
          </table:table-cell>
          <table:table-cell office:value-type="float" office:value="54.082034798288603" table:formula="of:=[.F143]+0" table:style-name="ce4">
            <text:p>54.08</text:p>
          </table:table-cell>
          <table:table-cell office:value-type="string" table:style-name="ce2">
            <text:p>138<text:span text:style-name="T1">: </text:span><text:span text:style-name="T2">47.57996365588788</text:span></text:p>
          </table:table-cell>
          <table:table-cell office:value-type="string" office:string-value="47.57996365588788" table:formula="of:=RIGHT([.H143];LEN([.H143])-5)" table:style-name="ce4">
            <text:p>47.57996365588788</text:p>
          </table:table-cell>
          <table:table-cell office:value-type="float" office:value="47.579963655887802" table:formula="of:=[.I143]+0" table:style-name="ce4">
            <text:p>47.58</text:p>
          </table:table-cell>
          <table:table-cell office:value-type="string" table:style-name="ce2">
            <text:p>138<text:span text:style-name="T1">: </text:span><text:span text:style-name="T2">31.241339401226668</text:span></text:p>
          </table:table-cell>
          <table:table-cell office:value-type="string" office:string-value="31.241339401226668" table:formula="of:=RIGHT([.K143];LEN([.K143])-5)" table:style-name="ce4">
            <text:p>31.241339401226668</text:p>
          </table:table-cell>
          <table:table-cell office:value-type="float" office:value="31.2413394012266" table:formula="of:=[.L143]+0" table:style-name="ce4">
            <text:p>31.24</text:p>
          </table:table-cell>
          <table:table-cell office:value-type="string" table:style-name="ce2">
            <text:p>138<text:span text:style-name="T1">: </text:span><text:span text:style-name="T2">26.95252869290341</text:span></text:p>
          </table:table-cell>
          <table:table-cell office:value-type="string" office:string-value="26.95252869290341" table:formula="of:=RIGHT([.N143];LEN([.N143])-5)" table:style-name="ce4">
            <text:p>26.95252869290341</text:p>
          </table:table-cell>
          <table:table-cell office:value-type="float" office:value="26.9525286929034" table:formula="of:=[.O143]+0" table:style-name="ce4">
            <text:p>26.95</text:p>
          </table:table-cell>
          <table:table-cell office:value-type="string" table:style-name="ce5">
            <text:p>138<text:span text:style-name="T3">: </text:span><text:span text:style-name="T4">15.158339627920338</text:span></text:p>
          </table:table-cell>
          <table:table-cell office:value-type="string" office:string-value="15.158339627920338" table:formula="of:=RIGHT([.Q143];LEN([.Q143])-5)" table:style-name="ce4">
            <text:p>15.158339627920338</text:p>
          </table:table-cell>
          <table:table-cell office:value-type="float" office:value="15.1583396279203" table:formula="of:=[.R143]+0" table:style-name="ce4">
            <text:p>15.16</text:p>
          </table:table-cell>
          <table:table-cell office:value-type="string" table:style-name="ce5">
            <text:p>138<text:span text:style-name="T3">: </text:span><text:span text:style-name="T4">36.61957772550734</text:span></text:p>
          </table:table-cell>
          <table:table-cell office:value-type="string" office:string-value="36.61957772550734" table:formula="of:=RIGHT([.T143];LEN([.T143])-5)" table:style-name="ce4">
            <text:p>36.61957772550734</text:p>
          </table:table-cell>
          <table:table-cell office:value-type="float" office:value="36.619577725507298" table:formula="of:=[.U143]+0" table:style-name="ce4">
            <text:p>36.62</text:p>
          </table:table-cell>
          <table:table-cell office:value-type="string" table:style-name="ce5">
            <text:p>138<text:span text:style-name="T3">: </text:span><text:span text:style-name="T4">76.8485119827404</text:span></text:p>
          </table:table-cell>
          <table:table-cell office:value-type="string" office:string-value="76.8485119827404" table:formula="of:=RIGHT([.W143];LEN([.W143])-5)" table:style-name="ce4">
            <text:p>76.8485119827404</text:p>
          </table:table-cell>
          <table:table-cell office:value-type="float" office:value="76.848511982740405" table:formula="of:=[.X143]+0" table:style-name="ce4">
            <text:p>76.85</text:p>
          </table:table-cell>
          <table:table-cell office:value-type="string" table:style-name="ce5">
            <text:p>138<text:span text:style-name="T3">: </text:span><text:span text:style-name="T4">44.0701259205196</text:span></text:p>
          </table:table-cell>
          <table:table-cell office:value-type="string" office:string-value="44.0701259205196" table:formula="of:=RIGHT([.Z143];LEN([.Z143])-5)" table:style-name="ce4">
            <text:p>44.0701259205196</text:p>
          </table:table-cell>
          <table:table-cell office:value-type="float" office:value="44.070125920519601" table:formula="of:=[.AA143]+0" table:style-name="ce4">
            <text:p>44.07</text:p>
          </table:table-cell>
          <table:table-cell office:value-type="string" table:style-name="ce5">
            <text:p>138<text:span text:style-name="T3">: </text:span><text:span text:style-name="T4">49.5568815317542</text:span></text:p>
          </table:table-cell>
          <table:table-cell office:value-type="string" office:string-value="49.5568815317542" table:formula="of:=RIGHT([.AC143];LEN([.AC143])-5)" table:style-name="ce4">
            <text:p>49.5568815317542</text:p>
          </table:table-cell>
          <table:table-cell office:value-type="float" office:value="49.5568815317542" table:formula="of:=[.AD143]+0" table:style-name="ce4">
            <text:p>49.56</text:p>
          </table:table-cell>
          <table:table-cell office:value-type="float" office:value="41.273842706749527" table:formula="of:=([.D143]+[.G143]+[.J143]+[.M143]+[.P143]+[.S143]+[.V143]+[.Y143]+[.AB143])/9" table:style-name="ce4">
            <text:p>41.27</text:p>
          </table:table-cell>
          <table:table-cell office:value-type="float" office:value="16.845544987442807" table:formula="of:=STDEV([.D143];[.G143];[.J143];[.M143];[.P143];[.S143];[.V143];[.Y143];[.AB143];[.AE143])" table:style-name="ce1">
            <text:p>16.8455449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0.106766669284795</text:span></text:p>
          </table:table-cell>
          <table:table-cell office:value-type="string" office:string-value="40.106766669284795" table:formula="of:=RIGHT([.B144];LEN([.B144])-5)" table:style-name="ce4">
            <text:p>40.106766669284795</text:p>
          </table:table-cell>
          <table:table-cell office:value-type="float" office:value="40.106766669284703" table:formula="of:=[.C144]+0" table:style-name="ce4">
            <text:p>40.11</text:p>
          </table:table-cell>
          <table:table-cell office:value-type="string" table:style-name="ce2">
            <text:p>139<text:span text:style-name="T1">: </text:span><text:span text:style-name="T2">49.42880356486196</text:span></text:p>
          </table:table-cell>
          <table:table-cell office:value-type="string" office:string-value="49.42880356486196" table:formula="of:=RIGHT([.E144];LEN([.E144])-5)" table:style-name="ce4">
            <text:p>49.42880356486196</text:p>
          </table:table-cell>
          <table:table-cell office:value-type="float" office:value="49.428803564861902" table:formula="of:=[.F144]+0" table:style-name="ce4">
            <text:p>49.43</text:p>
          </table:table-cell>
          <table:table-cell office:value-type="string" table:style-name="ce2">
            <text:p>139<text:span text:style-name="T1">: </text:span><text:span text:style-name="T2">50.097909114576154</text:span></text:p>
          </table:table-cell>
          <table:table-cell office:value-type="string" office:string-value="50.097909114576154" table:formula="of:=RIGHT([.H144];LEN([.H144])-5)" table:style-name="ce4">
            <text:p>50.097909114576154</text:p>
          </table:table-cell>
          <table:table-cell office:value-type="float" office:value="50.097909114576098" table:formula="of:=[.I144]+0" table:style-name="ce4">
            <text:p>50.10</text:p>
          </table:table-cell>
          <table:table-cell office:value-type="string" table:style-name="ce2">
            <text:p>139<text:span text:style-name="T1">: </text:span><text:span text:style-name="T2">37.54170225685597</text:span></text:p>
          </table:table-cell>
          <table:table-cell office:value-type="string" office:string-value="37.54170225685597" table:formula="of:=RIGHT([.K144];LEN([.K144])-5)" table:style-name="ce4">
            <text:p>37.54170225685597</text:p>
          </table:table-cell>
          <table:table-cell office:value-type="float" office:value="37.541702256855899" table:formula="of:=[.L144]+0" table:style-name="ce4">
            <text:p>37.54</text:p>
          </table:table-cell>
          <table:table-cell office:value-type="string" table:style-name="ce2">
            <text:p>139<text:span text:style-name="T1">: </text:span><text:span text:style-name="T2">23.24918178915224</text:span></text:p>
          </table:table-cell>
          <table:table-cell office:value-type="string" office:string-value="23.24918178915224" table:formula="of:=RIGHT([.N144];LEN([.N144])-5)" table:style-name="ce4">
            <text:p>23.24918178915224</text:p>
          </table:table-cell>
          <table:table-cell office:value-type="float" office:value="23.2491817891522" table:formula="of:=[.O144]+0" table:style-name="ce4">
            <text:p>23.25</text:p>
          </table:table-cell>
          <table:table-cell office:value-type="string" table:style-name="ce5">
            <text:p>139<text:span text:style-name="T3">: </text:span><text:span text:style-name="T4">15.924166958175757</text:span></text:p>
          </table:table-cell>
          <table:table-cell office:value-type="string" office:string-value="15.924166958175757" table:formula="of:=RIGHT([.Q144];LEN([.Q144])-5)" table:style-name="ce4">
            <text:p>15.924166958175757</text:p>
          </table:table-cell>
          <table:table-cell office:value-type="float" office:value="15.9241669581757" table:formula="of:=[.R144]+0" table:style-name="ce4">
            <text:p>15.92</text:p>
          </table:table-cell>
          <table:table-cell office:value-type="string" table:style-name="ce5">
            <text:p>139<text:span text:style-name="T3">: </text:span><text:span text:style-name="T4">44.15535410835139</text:span></text:p>
          </table:table-cell>
          <table:table-cell office:value-type="string" office:string-value="44.15535410835139" table:formula="of:=RIGHT([.T144];LEN([.T144])-5)" table:style-name="ce4">
            <text:p>44.15535410835139</text:p>
          </table:table-cell>
          <table:table-cell office:value-type="float" office:value="44.155354108351297" table:formula="of:=[.U144]+0" table:style-name="ce4">
            <text:p>44.16</text:p>
          </table:table-cell>
          <table:table-cell office:value-type="string" table:style-name="ce5">
            <text:p>139<text:span text:style-name="T3">: </text:span><text:span text:style-name="T4">83.46161545473647</text:span></text:p>
          </table:table-cell>
          <table:table-cell office:value-type="string" office:string-value="83.46161545473647" table:formula="of:=RIGHT([.W144];LEN([.W144])-5)" table:style-name="ce4">
            <text:p>83.46161545473647</text:p>
          </table:table-cell>
          <table:table-cell office:value-type="float" office:value="83.461615454736403" table:formula="of:=[.X144]+0" table:style-name="ce4">
            <text:p>83.46</text:p>
          </table:table-cell>
          <table:table-cell office:value-type="string" table:style-name="ce5">
            <text:p>139<text:span text:style-name="T3">: </text:span><text:span text:style-name="T4">46.79028208464173</text:span></text:p>
          </table:table-cell>
          <table:table-cell office:value-type="string" office:string-value="46.79028208464173" table:formula="of:=RIGHT([.Z144];LEN([.Z144])-5)" table:style-name="ce4">
            <text:p>46.79028208464173</text:p>
          </table:table-cell>
          <table:table-cell office:value-type="float" office:value="46.790282084641703" table:formula="of:=[.AA144]+0" table:style-name="ce4">
            <text:p>46.79</text:p>
          </table:table-cell>
          <table:table-cell office:value-type="string" table:style-name="ce5">
            <text:p>139<text:span text:style-name="T3">: </text:span><text:span text:style-name="T4">54.54570375545451</text:span></text:p>
          </table:table-cell>
          <table:table-cell office:value-type="string" office:string-value="54.54570375545451" table:formula="of:=RIGHT([.AC144];LEN([.AC144])-5)" table:style-name="ce4">
            <text:p>54.54570375545451</text:p>
          </table:table-cell>
          <table:table-cell office:value-type="float" office:value="54.545703755454497" table:formula="of:=[.AD144]+0" table:style-name="ce4">
            <text:p>54.55</text:p>
          </table:table-cell>
          <table:table-cell office:value-type="float" office:value="43.417309111181766" table:formula="of:=([.D144]+[.G144]+[.J144]+[.M144]+[.P144]+[.S144]+[.V144]+[.Y144]+[.AB144])/9" table:style-name="ce4">
            <text:p>43.42</text:p>
          </table:table-cell>
          <table:table-cell office:value-type="float" office:value="18.30544039507252" table:formula="of:=STDEV([.D144];[.G144];[.J144];[.M144];[.P144];[.S144];[.V144];[.Y144];[.AB144];[.AE144])" table:style-name="ce1">
            <text:p>18.305440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5.28675133553518</text:span></text:p>
          </table:table-cell>
          <table:table-cell office:value-type="string" office:string-value="35.28675133553518" table:formula="of:=RIGHT([.B145];LEN([.B145])-5)" table:style-name="ce4">
            <text:p>35.28675133553518</text:p>
          </table:table-cell>
          <table:table-cell office:value-type="float" office:value="35.286751335535101" table:formula="of:=[.C145]+0" table:style-name="ce4">
            <text:p>35.29</text:p>
          </table:table-cell>
          <table:table-cell office:value-type="string" table:style-name="ce2">
            <text:p>140<text:span text:style-name="T1">: </text:span><text:span text:style-name="T2">46.24078527400282</text:span></text:p>
          </table:table-cell>
          <table:table-cell office:value-type="string" office:string-value="46.24078527400282" table:formula="of:=RIGHT([.E145];LEN([.E145])-5)" table:style-name="ce4">
            <text:p>46.24078527400282</text:p>
          </table:table-cell>
          <table:table-cell office:value-type="float" office:value="46.240785274002803" table:formula="of:=[.F145]+0" table:style-name="ce4">
            <text:p>46.24</text:p>
          </table:table-cell>
          <table:table-cell office:value-type="string" table:style-name="ce2">
            <text:p>140<text:span text:style-name="T1">: </text:span><text:span text:style-name="T2">45.82413649802528</text:span></text:p>
          </table:table-cell>
          <table:table-cell office:value-type="string" office:string-value="45.82413649802528" table:formula="of:=RIGHT([.H145];LEN([.H145])-5)" table:style-name="ce4">
            <text:p>45.82413649802528</text:p>
          </table:table-cell>
          <table:table-cell office:value-type="float" office:value="45.824136498025197" table:formula="of:=[.I145]+0" table:style-name="ce4">
            <text:p>45.82</text:p>
          </table:table-cell>
          <table:table-cell office:value-type="string" table:style-name="ce2">
            <text:p>140<text:span text:style-name="T1">: </text:span><text:span text:style-name="T2">32.82643147532949</text:span></text:p>
          </table:table-cell>
          <table:table-cell office:value-type="string" office:string-value="32.82643147532949" table:formula="of:=RIGHT([.K145];LEN([.K145])-5)" table:style-name="ce4">
            <text:p>32.82643147532949</text:p>
          </table:table-cell>
          <table:table-cell office:value-type="float" office:value="32.8264314753294" table:formula="of:=[.L145]+0" table:style-name="ce4">
            <text:p>32.83</text:p>
          </table:table-cell>
          <table:table-cell office:value-type="string" table:style-name="ce2">
            <text:p>140<text:span text:style-name="T1">: </text:span><text:span text:style-name="T2">25.58568137735135</text:span></text:p>
          </table:table-cell>
          <table:table-cell office:value-type="string" office:string-value="25.58568137735135" table:formula="of:=RIGHT([.N145];LEN([.N145])-5)" table:style-name="ce4">
            <text:p>25.58568137735135</text:p>
          </table:table-cell>
          <table:table-cell office:value-type="float" office:value="25.5856813773513" table:formula="of:=[.O145]+0" table:style-name="ce4">
            <text:p>25.59</text:p>
          </table:table-cell>
          <table:table-cell office:value-type="string" table:style-name="ce5">
            <text:p>140<text:span text:style-name="T3">: </text:span><text:span text:style-name="T4">14.019354218697469</text:span></text:p>
          </table:table-cell>
          <table:table-cell office:value-type="string" office:string-value="14.019354218697469" table:formula="of:=RIGHT([.Q145];LEN([.Q145])-5)" table:style-name="ce4">
            <text:p>14.019354218697469</text:p>
          </table:table-cell>
          <table:table-cell office:value-type="float" office:value="14.0193542186974" table:formula="of:=[.R145]+0" table:style-name="ce4">
            <text:p>14.02</text:p>
          </table:table-cell>
          <table:table-cell office:value-type="string" table:style-name="ce5">
            <text:p>140<text:span text:style-name="T3">: </text:span><text:span text:style-name="T4">48.97141616774128</text:span></text:p>
          </table:table-cell>
          <table:table-cell office:value-type="string" office:string-value="48.97141616774128" table:formula="of:=RIGHT([.T145];LEN([.T145])-5)" table:style-name="ce4">
            <text:p>48.97141616774128</text:p>
          </table:table-cell>
          <table:table-cell office:value-type="float" office:value="48.971416167741197" table:formula="of:=[.U145]+0" table:style-name="ce4">
            <text:p>48.97</text:p>
          </table:table-cell>
          <table:table-cell office:value-type="string" table:style-name="ce5">
            <text:p>140<text:span text:style-name="T3">: </text:span><text:span text:style-name="T4">82.64012967532742</text:span></text:p>
          </table:table-cell>
          <table:table-cell office:value-type="string" office:string-value="82.64012967532742" table:formula="of:=RIGHT([.W145];LEN([.W145])-5)" table:style-name="ce4">
            <text:p>82.64012967532742</text:p>
          </table:table-cell>
          <table:table-cell office:value-type="float" office:value="82.640129675327401" table:formula="of:=[.X145]+0" table:style-name="ce4">
            <text:p>82.64</text:p>
          </table:table-cell>
          <table:table-cell office:value-type="string" table:style-name="ce5">
            <text:p>140<text:span text:style-name="T3">: </text:span><text:span text:style-name="T4">42.25746929596695</text:span></text:p>
          </table:table-cell>
          <table:table-cell office:value-type="string" office:string-value="42.25746929596695" table:formula="of:=RIGHT([.Z145];LEN([.Z145])-5)" table:style-name="ce4">
            <text:p>42.25746929596695</text:p>
          </table:table-cell>
          <table:table-cell office:value-type="float" office:value="42.257469295966899" table:formula="of:=[.AA145]+0" table:style-name="ce4">
            <text:p>42.26</text:p>
          </table:table-cell>
          <table:table-cell office:value-type="string" table:style-name="ce5">
            <text:p>140<text:span text:style-name="T3">: </text:span><text:span text:style-name="T4">51.65751845451467</text:span></text:p>
          </table:table-cell>
          <table:table-cell office:value-type="string" office:string-value="51.65751845451467" table:formula="of:=RIGHT([.AC145];LEN([.AC145])-5)" table:style-name="ce4">
            <text:p>51.65751845451467</text:p>
          </table:table-cell>
          <table:table-cell office:value-type="float" office:value="51.657518454514602" table:formula="of:=[.AD145]+0" table:style-name="ce4">
            <text:p>51.66</text:p>
          </table:table-cell>
          <table:table-cell office:value-type="float" office:value="41.516906146441862" table:formula="of:=([.D145]+[.G145]+[.J145]+[.M145]+[.P145]+[.S145]+[.V145]+[.Y145]+[.AB145])/9" table:style-name="ce4">
            <text:p>41.52</text:p>
          </table:table-cell>
          <table:table-cell office:value-type="float" office:value="18.272359860911791" table:formula="of:=STDEV([.D145];[.G145];[.J145];[.M145];[.P145];[.S145];[.V145];[.Y145];[.AB145];[.AE145])" table:style-name="ce1">
            <text:p>18.2723598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1.8020233754407</text:span></text:p>
          </table:table-cell>
          <table:table-cell office:value-type="string" office:string-value="41.8020233754407" table:formula="of:=RIGHT([.B146];LEN([.B146])-5)" table:style-name="ce4">
            <text:p>41.8020233754407</text:p>
          </table:table-cell>
          <table:table-cell office:value-type="float" office:value="41.802023375440697" table:formula="of:=[.C146]+0" table:style-name="ce4">
            <text:p>41.80</text:p>
          </table:table-cell>
          <table:table-cell office:value-type="string" table:style-name="ce2">
            <text:p>141<text:span text:style-name="T1">: </text:span><text:span text:style-name="T2">50.90889691169973</text:span></text:p>
          </table:table-cell>
          <table:table-cell office:value-type="string" office:string-value="50.90889691169973" table:formula="of:=RIGHT([.E146];LEN([.E146])-5)" table:style-name="ce4">
            <text:p>50.90889691169973</text:p>
          </table:table-cell>
          <table:table-cell office:value-type="float" office:value="50.908896911699699" table:formula="of:=[.F146]+0" table:style-name="ce4">
            <text:p>50.91</text:p>
          </table:table-cell>
          <table:table-cell office:value-type="string" table:style-name="ce2">
            <text:p>141<text:span text:style-name="T1">: </text:span><text:span text:style-name="T2">42.66791488803577</text:span></text:p>
          </table:table-cell>
          <table:table-cell office:value-type="string" office:string-value="42.66791488803577" table:formula="of:=RIGHT([.H146];LEN([.H146])-5)" table:style-name="ce4">
            <text:p>42.66791488803577</text:p>
          </table:table-cell>
          <table:table-cell office:value-type="float" office:value="42.667914888035703" table:formula="of:=[.I146]+0" table:style-name="ce4">
            <text:p>42.67</text:p>
          </table:table-cell>
          <table:table-cell office:value-type="string" table:style-name="ce2">
            <text:p>141<text:span text:style-name="T1">: </text:span><text:span text:style-name="T2">32.21143545201375</text:span></text:p>
          </table:table-cell>
          <table:table-cell office:value-type="string" office:string-value="32.21143545201375" table:formula="of:=RIGHT([.K146];LEN([.K146])-5)" table:style-name="ce4">
            <text:p>32.21143545201375</text:p>
          </table:table-cell>
          <table:table-cell office:value-type="float" office:value="32.211435452013703" table:formula="of:=[.L146]+0" table:style-name="ce4">
            <text:p>32.21</text:p>
          </table:table-cell>
          <table:table-cell office:value-type="string" table:style-name="ce2">
            <text:p>141<text:span text:style-name="T1">: </text:span><text:span text:style-name="T2">26.60462548839024</text:span></text:p>
          </table:table-cell>
          <table:table-cell office:value-type="string" office:string-value="26.60462548839024" table:formula="of:=RIGHT([.N146];LEN([.N146])-5)" table:style-name="ce4">
            <text:p>26.60462548839024</text:p>
          </table:table-cell>
          <table:table-cell office:value-type="float" office:value="26.604625488390202" table:formula="of:=[.O146]+0" table:style-name="ce4">
            <text:p>26.60</text:p>
          </table:table-cell>
          <table:table-cell office:value-type="string" table:style-name="ce5">
            <text:p>141<text:span text:style-name="T3">: </text:span><text:span text:style-name="T4">18.504002436786514</text:span></text:p>
          </table:table-cell>
          <table:table-cell office:value-type="string" office:string-value="18.504002436786514" table:formula="of:=RIGHT([.Q146];LEN([.Q146])-5)" table:style-name="ce4">
            <text:p>18.504002436786514</text:p>
          </table:table-cell>
          <table:table-cell office:value-type="float" office:value="18.5040024367865" table:formula="of:=[.R146]+0" table:style-name="ce4">
            <text:p>18.50</text:p>
          </table:table-cell>
          <table:table-cell office:value-type="string" table:style-name="ce5">
            <text:p>141<text:span text:style-name="T3">: </text:span><text:span text:style-name="T4">51.778273665044935</text:span></text:p>
          </table:table-cell>
          <table:table-cell office:value-type="string" office:string-value="51.778273665044935" table:formula="of:=RIGHT([.T146];LEN([.T146])-5)" table:style-name="ce4">
            <text:p>51.778273665044935</text:p>
          </table:table-cell>
          <table:table-cell office:value-type="float" office:value="51.7782736650449" table:formula="of:=[.U146]+0" table:style-name="ce4">
            <text:p>51.78</text:p>
          </table:table-cell>
          <table:table-cell office:value-type="string" table:style-name="ce5">
            <text:p>141<text:span text:style-name="T3">: </text:span><text:span text:style-name="T4">80.70279915383287</text:span></text:p>
          </table:table-cell>
          <table:table-cell office:value-type="string" office:string-value="80.70279915383287" table:formula="of:=RIGHT([.W146];LEN([.W146])-5)" table:style-name="ce4">
            <text:p>80.70279915383287</text:p>
          </table:table-cell>
          <table:table-cell office:value-type="float" office:value="80.7027991538328" table:formula="of:=[.X146]+0" table:style-name="ce4">
            <text:p>80.70</text:p>
          </table:table-cell>
          <table:table-cell office:value-type="string" table:style-name="ce5">
            <text:p>141<text:span text:style-name="T3">: </text:span><text:span text:style-name="T4">43.65958891358499</text:span></text:p>
          </table:table-cell>
          <table:table-cell office:value-type="string" office:string-value="43.65958891358499" table:formula="of:=RIGHT([.Z146];LEN([.Z146])-5)" table:style-name="ce4">
            <text:p>43.65958891358499</text:p>
          </table:table-cell>
          <table:table-cell office:value-type="float" office:value="43.659588913584898" table:formula="of:=[.AA146]+0" table:style-name="ce4">
            <text:p>43.66</text:p>
          </table:table-cell>
          <table:table-cell office:value-type="string" table:style-name="ce5">
            <text:p>141<text:span text:style-name="T3">: </text:span><text:span text:style-name="T4">46.76361254976417</text:span></text:p>
          </table:table-cell>
          <table:table-cell office:value-type="string" office:string-value="46.76361254976417" table:formula="of:=RIGHT([.AC146];LEN([.AC146])-5)" table:style-name="ce4">
            <text:p>46.76361254976417</text:p>
          </table:table-cell>
          <table:table-cell office:value-type="float" office:value="46.763612549764098" table:formula="of:=[.AD146]+0" table:style-name="ce4">
            <text:p>46.76</text:p>
          </table:table-cell>
          <table:table-cell office:value-type="float" office:value="43.204395587203237" table:formula="of:=([.D146]+[.G146]+[.J146]+[.M146]+[.P146]+[.S146]+[.V146]+[.Y146]+[.AB146])/9" table:style-name="ce4">
            <text:p>43.20</text:p>
          </table:table-cell>
          <table:table-cell office:value-type="float" office:value="16.863408251874006" table:formula="of:=STDEV([.D146];[.G146];[.J146];[.M146];[.P146];[.S146];[.V146];[.Y146];[.AB146];[.AE146])" table:style-name="ce1">
            <text:p>16.863408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6.638671016408985</text:span></text:p>
          </table:table-cell>
          <table:table-cell office:value-type="string" office:string-value="46.638671016408985" table:formula="of:=RIGHT([.B147];LEN([.B147])-5)" table:style-name="ce4">
            <text:p>46.638671016408985</text:p>
          </table:table-cell>
          <table:table-cell office:value-type="float" office:value="46.6386710164089" table:formula="of:=[.C147]+0" table:style-name="ce4">
            <text:p>46.64</text:p>
          </table:table-cell>
          <table:table-cell office:value-type="string" table:style-name="ce2">
            <text:p>142<text:span text:style-name="T1">: </text:span><text:span text:style-name="T2">51.838860432701395</text:span></text:p>
          </table:table-cell>
          <table:table-cell office:value-type="string" office:string-value="51.838860432701395" table:formula="of:=RIGHT([.E147];LEN([.E147])-5)" table:style-name="ce4">
            <text:p>51.838860432701395</text:p>
          </table:table-cell>
          <table:table-cell office:value-type="float" office:value="51.838860432701303" table:formula="of:=[.F147]+0" table:style-name="ce4">
            <text:p>51.84</text:p>
          </table:table-cell>
          <table:table-cell office:value-type="string" table:style-name="ce2">
            <text:p>142<text:span text:style-name="T1">: </text:span><text:span text:style-name="T2">46.294055389508706</text:span></text:p>
          </table:table-cell>
          <table:table-cell office:value-type="string" office:string-value="46.294055389508706" table:formula="of:=RIGHT([.H147];LEN([.H147])-5)" table:style-name="ce4">
            <text:p>46.294055389508706</text:p>
          </table:table-cell>
          <table:table-cell office:value-type="float" office:value="46.294055389508699" table:formula="of:=[.I147]+0" table:style-name="ce4">
            <text:p>46.29</text:p>
          </table:table-cell>
          <table:table-cell office:value-type="string" table:style-name="ce2">
            <text:p>142<text:span text:style-name="T1">: </text:span><text:span text:style-name="T2">32.97044126138203</text:span></text:p>
          </table:table-cell>
          <table:table-cell office:value-type="string" office:string-value="32.97044126138203" table:formula="of:=RIGHT([.K147];LEN([.K147])-5)" table:style-name="ce4">
            <text:p>32.97044126138203</text:p>
          </table:table-cell>
          <table:table-cell office:value-type="float" office:value="32.970441261382" table:formula="of:=[.L147]+0" table:style-name="ce4">
            <text:p>32.97</text:p>
          </table:table-cell>
          <table:table-cell office:value-type="string" table:style-name="ce2">
            <text:p>142<text:span text:style-name="T1">: </text:span><text:span text:style-name="T2">23.602709279947483</text:span></text:p>
          </table:table-cell>
          <table:table-cell office:value-type="string" office:string-value="23.602709279947483" table:formula="of:=RIGHT([.N147];LEN([.N147])-5)" table:style-name="ce4">
            <text:p>23.602709279947483</text:p>
          </table:table-cell>
          <table:table-cell office:value-type="float" office:value="23.602709279947401" table:formula="of:=[.O147]+0" table:style-name="ce4">
            <text:p>23.60</text:p>
          </table:table-cell>
          <table:table-cell office:value-type="string" table:style-name="ce5">
            <text:p>142<text:span text:style-name="T3">: </text:span><text:span text:style-name="T4">17.11071119933785</text:span></text:p>
          </table:table-cell>
          <table:table-cell office:value-type="string" office:string-value="17.11071119933785" table:formula="of:=RIGHT([.Q147];LEN([.Q147])-5)" table:style-name="ce4">
            <text:p>17.11071119933785</text:p>
          </table:table-cell>
          <table:table-cell office:value-type="float" office:value="17.1107111993378" table:formula="of:=[.R147]+0" table:style-name="ce4">
            <text:p>17.11</text:p>
          </table:table-cell>
          <table:table-cell office:value-type="string" table:style-name="ce5">
            <text:p>142<text:span text:style-name="T3">: </text:span><text:span text:style-name="T4">39.40858404231017</text:span></text:p>
          </table:table-cell>
          <table:table-cell office:value-type="string" office:string-value="39.40858404231017" table:formula="of:=RIGHT([.T147];LEN([.T147])-5)" table:style-name="ce4">
            <text:p>39.40858404231017</text:p>
          </table:table-cell>
          <table:table-cell office:value-type="float" office:value="39.408584042310103" table:formula="of:=[.U147]+0" table:style-name="ce4">
            <text:p>39.41</text:p>
          </table:table-cell>
          <table:table-cell office:value-type="string" table:style-name="ce5">
            <text:p>142<text:span text:style-name="T3">: </text:span><text:span text:style-name="T4">88.33148495616864</text:span></text:p>
          </table:table-cell>
          <table:table-cell office:value-type="string" office:string-value="88.33148495616864" table:formula="of:=RIGHT([.W147];LEN([.W147])-5)" table:style-name="ce4">
            <text:p>88.33148495616864</text:p>
          </table:table-cell>
          <table:table-cell office:value-type="float" office:value="88.331484956168595" table:formula="of:=[.X147]+0" table:style-name="ce4">
            <text:p>88.33</text:p>
          </table:table-cell>
          <table:table-cell office:value-type="string" table:style-name="ce5">
            <text:p>142<text:span text:style-name="T3">: </text:span><text:span text:style-name="T4">34.16104908505404</text:span></text:p>
          </table:table-cell>
          <table:table-cell office:value-type="string" office:string-value="34.16104908505404" table:formula="of:=RIGHT([.Z147];LEN([.Z147])-5)" table:style-name="ce4">
            <text:p>34.16104908505404</text:p>
          </table:table-cell>
          <table:table-cell office:value-type="float" office:value="34.161049085054003" table:formula="of:=[.AA147]+0" table:style-name="ce4">
            <text:p>34.16</text:p>
          </table:table-cell>
          <table:table-cell office:value-type="string" table:style-name="ce5">
            <text:p>142<text:span text:style-name="T3">: </text:span><text:span text:style-name="T4">38.02198542924832</text:span></text:p>
          </table:table-cell>
          <table:table-cell office:value-type="string" office:string-value="38.02198542924832" table:formula="of:=RIGHT([.AC147];LEN([.AC147])-5)" table:style-name="ce4">
            <text:p>38.02198542924832</text:p>
          </table:table-cell>
          <table:table-cell office:value-type="float" office:value="38.021985429248303" table:formula="of:=[.AD147]+0" table:style-name="ce4">
            <text:p>38.02</text:p>
          </table:table-cell>
          <table:table-cell office:value-type="float" office:value="42.261840740313204" table:formula="of:=([.D147]+[.G147]+[.J147]+[.M147]+[.P147]+[.S147]+[.V147]+[.Y147]+[.AB147])/9" table:style-name="ce4">
            <text:p>42.26</text:p>
          </table:table-cell>
          <table:table-cell office:value-type="float" office:value="19.455253691785344" table:formula="of:=STDEV([.D147];[.G147];[.J147];[.M147];[.P147];[.S147];[.V147];[.Y147];[.AB147];[.AE147])" table:style-name="ce1">
            <text:p>19.455253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50.72768466911761</text:span></text:p>
          </table:table-cell>
          <table:table-cell office:value-type="string" office:string-value="50.72768466911761" table:formula="of:=RIGHT([.B148];LEN([.B148])-5)" table:style-name="ce4">
            <text:p>50.72768466911761</text:p>
          </table:table-cell>
          <table:table-cell office:value-type="float" office:value="50.7276846691176" table:formula="of:=[.C148]+0" table:style-name="ce4">
            <text:p>50.73</text:p>
          </table:table-cell>
          <table:table-cell office:value-type="string" table:style-name="ce2">
            <text:p>143<text:span text:style-name="T1">: </text:span><text:span text:style-name="T2">68.3907840646369</text:span></text:p>
          </table:table-cell>
          <table:table-cell office:value-type="string" office:string-value="68.3907840646369" table:formula="of:=RIGHT([.E148];LEN([.E148])-5)" table:style-name="ce4">
            <text:p>68.3907840646369</text:p>
          </table:table-cell>
          <table:table-cell office:value-type="float" office:value="68.390784064636904" table:formula="of:=[.F148]+0" table:style-name="ce4">
            <text:p>68.39</text:p>
          </table:table-cell>
          <table:table-cell office:value-type="string" table:style-name="ce2">
            <text:p>143<text:span text:style-name="T1">: </text:span><text:span text:style-name="T2">45.06851731875898</text:span></text:p>
          </table:table-cell>
          <table:table-cell office:value-type="string" office:string-value="45.06851731875898" table:formula="of:=RIGHT([.H148];LEN([.H148])-5)" table:style-name="ce4">
            <text:p>45.06851731875898</text:p>
          </table:table-cell>
          <table:table-cell office:value-type="float" office:value="45.0685173187589" table:formula="of:=[.I148]+0" table:style-name="ce4">
            <text:p>45.07</text:p>
          </table:table-cell>
          <table:table-cell office:value-type="string" table:style-name="ce2">
            <text:p>143<text:span text:style-name="T1">: </text:span><text:span text:style-name="T2">37.19183117399411</text:span></text:p>
          </table:table-cell>
          <table:table-cell office:value-type="string" office:string-value="37.19183117399411" table:formula="of:=RIGHT([.K148];LEN([.K148])-5)" table:style-name="ce4">
            <text:p>37.19183117399411</text:p>
          </table:table-cell>
          <table:table-cell office:value-type="float" office:value="37.191831173994103" table:formula="of:=[.L148]+0" table:style-name="ce4">
            <text:p>37.19</text:p>
          </table:table-cell>
          <table:table-cell office:value-type="string" table:style-name="ce2">
            <text:p>143<text:span text:style-name="T1">: </text:span><text:span text:style-name="T2">20.524496276544372</text:span></text:p>
          </table:table-cell>
          <table:table-cell office:value-type="string" office:string-value="20.524496276544372" table:formula="of:=RIGHT([.N148];LEN([.N148])-5)" table:style-name="ce4">
            <text:p>20.524496276544372</text:p>
          </table:table-cell>
          <table:table-cell office:value-type="float" office:value="20.524496276544301" table:formula="of:=[.O148]+0" table:style-name="ce4">
            <text:p>20.52</text:p>
          </table:table-cell>
          <table:table-cell office:value-type="string" table:style-name="ce5">
            <text:p>143<text:span text:style-name="T3">: </text:span><text:span text:style-name="T4">17.529076171786574</text:span></text:p>
          </table:table-cell>
          <table:table-cell office:value-type="string" office:string-value="17.529076171786574" table:formula="of:=RIGHT([.Q148];LEN([.Q148])-5)" table:style-name="ce4">
            <text:p>17.529076171786574</text:p>
          </table:table-cell>
          <table:table-cell office:value-type="float" office:value="17.5290761717865" table:formula="of:=[.R148]+0" table:style-name="ce4">
            <text:p>17.53</text:p>
          </table:table-cell>
          <table:table-cell office:value-type="string" table:style-name="ce5">
            <text:p>143<text:span text:style-name="T3">: </text:span><text:span text:style-name="T4">41.22420595201913</text:span></text:p>
          </table:table-cell>
          <table:table-cell office:value-type="string" office:string-value="41.22420595201913" table:formula="of:=RIGHT([.T148];LEN([.T148])-5)" table:style-name="ce4">
            <text:p>41.22420595201913</text:p>
          </table:table-cell>
          <table:table-cell office:value-type="float" office:value="41.224205952019098" table:formula="of:=[.U148]+0" table:style-name="ce4">
            <text:p>41.22</text:p>
          </table:table-cell>
          <table:table-cell office:value-type="string" table:style-name="ce5">
            <text:p>143<text:span text:style-name="T3">: </text:span><text:span text:style-name="T4">68.95581842178339</text:span></text:p>
          </table:table-cell>
          <table:table-cell office:value-type="string" office:string-value="68.95581842178339" table:formula="of:=RIGHT([.W148];LEN([.W148])-5)" table:style-name="ce4">
            <text:p>68.95581842178339</text:p>
          </table:table-cell>
          <table:table-cell office:value-type="float" office:value="68.955818421783306" table:formula="of:=[.X148]+0" table:style-name="ce4">
            <text:p>68.96</text:p>
          </table:table-cell>
          <table:table-cell office:value-type="string" table:style-name="ce5">
            <text:p>143<text:span text:style-name="T3">: </text:span><text:span text:style-name="T4">33.53571826623964</text:span></text:p>
          </table:table-cell>
          <table:table-cell office:value-type="string" office:string-value="33.53571826623964" table:formula="of:=RIGHT([.Z148];LEN([.Z148])-5)" table:style-name="ce4">
            <text:p>33.53571826623964</text:p>
          </table:table-cell>
          <table:table-cell office:value-type="float" office:value="33.535718266239599" table:formula="of:=[.AA148]+0" table:style-name="ce4">
            <text:p>33.54</text:p>
          </table:table-cell>
          <table:table-cell office:value-type="string" table:style-name="ce5">
            <text:p>143<text:span text:style-name="T3">: </text:span><text:span text:style-name="T4">33.71144018595738</text:span></text:p>
          </table:table-cell>
          <table:table-cell office:value-type="string" office:string-value="33.71144018595738" table:formula="of:=RIGHT([.AC148];LEN([.AC148])-5)" table:style-name="ce4">
            <text:p>33.71144018595738</text:p>
          </table:table-cell>
          <table:table-cell office:value-type="float" office:value="33.711440185957301" table:formula="of:=[.AD148]+0" table:style-name="ce4">
            <text:p>33.71</text:p>
          </table:table-cell>
          <table:table-cell office:value-type="float" office:value="42.572014701653366" table:formula="of:=([.D148]+[.G148]+[.J148]+[.M148]+[.P148]+[.S148]+[.V148]+[.Y148]+[.AB148])/9" table:style-name="ce4">
            <text:p>42.57</text:p>
          </table:table-cell>
          <table:table-cell office:value-type="float" office:value="17.422143273470017" table:formula="of:=STDEV([.D148];[.G148];[.J148];[.M148];[.P148];[.S148];[.V148];[.Y148];[.AB148];[.AE148])" table:style-name="ce1">
            <text:p>17.4221432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39.629467310392684</text:span></text:p>
          </table:table-cell>
          <table:table-cell office:value-type="string" office:string-value="39.629467310392684" table:formula="of:=RIGHT([.B149];LEN([.B149])-5)" table:style-name="ce4">
            <text:p>39.629467310392684</text:p>
          </table:table-cell>
          <table:table-cell office:value-type="float" office:value="39.629467310392599" table:formula="of:=[.C149]+0" table:style-name="ce4">
            <text:p>39.63</text:p>
          </table:table-cell>
          <table:table-cell office:value-type="string" table:style-name="ce2">
            <text:p>144<text:span text:style-name="T1">: </text:span><text:span text:style-name="T2">52.099315338318696</text:span></text:p>
          </table:table-cell>
          <table:table-cell office:value-type="string" office:string-value="52.099315338318696" table:formula="of:=RIGHT([.E149];LEN([.E149])-5)" table:style-name="ce4">
            <text:p>52.099315338318696</text:p>
          </table:table-cell>
          <table:table-cell office:value-type="float" office:value="52.099315338318597" table:formula="of:=[.F149]+0" table:style-name="ce4">
            <text:p>52.10</text:p>
          </table:table-cell>
          <table:table-cell office:value-type="string" table:style-name="ce2">
            <text:p>144<text:span text:style-name="T1">: </text:span><text:span text:style-name="T2">43.67434240193078</text:span></text:p>
          </table:table-cell>
          <table:table-cell office:value-type="string" office:string-value="43.67434240193078" table:formula="of:=RIGHT([.H149];LEN([.H149])-5)" table:style-name="ce4">
            <text:p>43.67434240193078</text:p>
          </table:table-cell>
          <table:table-cell office:value-type="float" office:value="43.674342401930701" table:formula="of:=[.I149]+0" table:style-name="ce4">
            <text:p>43.67</text:p>
          </table:table-cell>
          <table:table-cell office:value-type="string" table:style-name="ce2">
            <text:p>144<text:span text:style-name="T1">: </text:span><text:span text:style-name="T2">42.46872048200174</text:span></text:p>
          </table:table-cell>
          <table:table-cell office:value-type="string" office:string-value="42.46872048200174" table:formula="of:=RIGHT([.K149];LEN([.K149])-5)" table:style-name="ce4">
            <text:p>42.46872048200174</text:p>
          </table:table-cell>
          <table:table-cell office:value-type="float" office:value="42.4687204820017" table:formula="of:=[.L149]+0" table:style-name="ce4">
            <text:p>42.47</text:p>
          </table:table-cell>
          <table:table-cell office:value-type="string" table:style-name="ce2">
            <text:p>144<text:span text:style-name="T1">: </text:span><text:span text:style-name="T2">27.08262820143497</text:span></text:p>
          </table:table-cell>
          <table:table-cell office:value-type="string" office:string-value="27.08262820143497" table:formula="of:=RIGHT([.N149];LEN([.N149])-5)" table:style-name="ce4">
            <text:p>27.08262820143497</text:p>
          </table:table-cell>
          <table:table-cell office:value-type="float" office:value="27.0826282014349" table:formula="of:=[.O149]+0" table:style-name="ce4">
            <text:p>27.08</text:p>
          </table:table-cell>
          <table:table-cell office:value-type="string" table:style-name="ce5">
            <text:p>144<text:span text:style-name="T3">: </text:span><text:span text:style-name="T4">14.888899926491845</text:span></text:p>
          </table:table-cell>
          <table:table-cell office:value-type="string" office:string-value="14.888899926491845" table:formula="of:=RIGHT([.Q149];LEN([.Q149])-5)" table:style-name="ce4">
            <text:p>14.888899926491845</text:p>
          </table:table-cell>
          <table:table-cell office:value-type="float" office:value="14.888899926491799" table:formula="of:=[.R149]+0" table:style-name="ce4">
            <text:p>14.89</text:p>
          </table:table-cell>
          <table:table-cell office:value-type="string" table:style-name="ce5">
            <text:p>144<text:span text:style-name="T3">: </text:span><text:span text:style-name="T4">39.44605293131917</text:span></text:p>
          </table:table-cell>
          <table:table-cell office:value-type="string" office:string-value="39.44605293131917" table:formula="of:=RIGHT([.T149];LEN([.T149])-5)" table:style-name="ce4">
            <text:p>39.44605293131917</text:p>
          </table:table-cell>
          <table:table-cell office:value-type="float" office:value="39.446052931319102" table:formula="of:=[.U149]+0" table:style-name="ce4">
            <text:p>39.45</text:p>
          </table:table-cell>
          <table:table-cell office:value-type="string" table:style-name="ce5">
            <text:p>144<text:span text:style-name="T3">: </text:span><text:span text:style-name="T4">66.45869505919309</text:span></text:p>
          </table:table-cell>
          <table:table-cell office:value-type="string" office:string-value="66.45869505919309" table:formula="of:=RIGHT([.W149];LEN([.W149])-5)" table:style-name="ce4">
            <text:p>66.45869505919309</text:p>
          </table:table-cell>
          <table:table-cell office:value-type="float" office:value="66.458695059193005" table:formula="of:=[.X149]+0" table:style-name="ce4">
            <text:p>66.46</text:p>
          </table:table-cell>
          <table:table-cell office:value-type="string" table:style-name="ce5">
            <text:p>144<text:span text:style-name="T3">: </text:span><text:span text:style-name="T4">42.326921230181114</text:span></text:p>
          </table:table-cell>
          <table:table-cell office:value-type="string" office:string-value="42.326921230181114" table:formula="of:=RIGHT([.Z149];LEN([.Z149])-5)" table:style-name="ce4">
            <text:p>42.326921230181114</text:p>
          </table:table-cell>
          <table:table-cell office:value-type="float" office:value="42.3269212301811" table:formula="of:=[.AA149]+0" table:style-name="ce4">
            <text:p>42.33</text:p>
          </table:table-cell>
          <table:table-cell office:value-type="string" table:style-name="ce5">
            <text:p>144<text:span text:style-name="T3">: </text:span><text:span text:style-name="T4">38.712797083566734</text:span></text:p>
          </table:table-cell>
          <table:table-cell office:value-type="string" office:string-value="38.712797083566734" table:formula="of:=RIGHT([.AC149];LEN([.AC149])-5)" table:style-name="ce4">
            <text:p>38.712797083566734</text:p>
          </table:table-cell>
          <table:table-cell office:value-type="float" office:value="38.712797083566699" table:formula="of:=[.AD149]+0" table:style-name="ce4">
            <text:p>38.71</text:p>
          </table:table-cell>
          <table:table-cell office:value-type="float" office:value="40.897226986807055" table:formula="of:=([.D149]+[.G149]+[.J149]+[.M149]+[.P149]+[.S149]+[.V149]+[.Y149]+[.AB149])/9" table:style-name="ce4">
            <text:p>40.90</text:p>
          </table:table-cell>
          <table:table-cell office:value-type="float" office:value="13.607127700543654" table:formula="of:=STDEV([.D149];[.G149];[.J149];[.M149];[.P149];[.S149];[.V149];[.Y149];[.AB149];[.AE149])" table:style-name="ce1">
            <text:p>13.607127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29.499809841566684</text:span></text:p>
          </table:table-cell>
          <table:table-cell office:value-type="string" office:string-value="29.499809841566684" table:formula="of:=RIGHT([.B150];LEN([.B150])-5)" table:style-name="ce4">
            <text:p>29.499809841566684</text:p>
          </table:table-cell>
          <table:table-cell office:value-type="float" office:value="29.499809841566599" table:formula="of:=[.C150]+0" table:style-name="ce4">
            <text:p>29.50</text:p>
          </table:table-cell>
          <table:table-cell office:value-type="string" table:style-name="ce2">
            <text:p>145<text:span text:style-name="T1">: </text:span><text:span text:style-name="T2">49.963570814398636</text:span></text:p>
          </table:table-cell>
          <table:table-cell office:value-type="string" office:string-value="49.963570814398636" table:formula="of:=RIGHT([.E150];LEN([.E150])-5)" table:style-name="ce4">
            <text:p>49.963570814398636</text:p>
          </table:table-cell>
          <table:table-cell office:value-type="float" office:value="49.963570814398601" table:formula="of:=[.F150]+0" table:style-name="ce4">
            <text:p>49.96</text:p>
          </table:table-cell>
          <table:table-cell office:value-type="string" table:style-name="ce2">
            <text:p>145<text:span text:style-name="T1">: </text:span><text:span text:style-name="T2">52.06942443917971</text:span></text:p>
          </table:table-cell>
          <table:table-cell office:value-type="string" office:string-value="52.06942443917971" table:formula="of:=RIGHT([.H150];LEN([.H150])-5)" table:style-name="ce4">
            <text:p>52.06942443917971</text:p>
          </table:table-cell>
          <table:table-cell office:value-type="float" office:value="52.069424439179699" table:formula="of:=[.I150]+0" table:style-name="ce4">
            <text:p>52.07</text:p>
          </table:table-cell>
          <table:table-cell office:value-type="string" table:style-name="ce2">
            <text:p>145<text:span text:style-name="T1">: </text:span><text:span text:style-name="T2">44.385967518588686</text:span></text:p>
          </table:table-cell>
          <table:table-cell office:value-type="string" office:string-value="44.385967518588686" table:formula="of:=RIGHT([.K150];LEN([.K150])-5)" table:style-name="ce4">
            <text:p>44.385967518588686</text:p>
          </table:table-cell>
          <table:table-cell office:value-type="float" office:value="44.3859675185886" table:formula="of:=[.L150]+0" table:style-name="ce4">
            <text:p>44.39</text:p>
          </table:table-cell>
          <table:table-cell office:value-type="string" table:style-name="ce2">
            <text:p>145<text:span text:style-name="T1">: </text:span><text:span text:style-name="T2">21.97999359209025</text:span></text:p>
          </table:table-cell>
          <table:table-cell office:value-type="string" office:string-value="21.97999359209025" table:formula="of:=RIGHT([.N150];LEN([.N150])-5)" table:style-name="ce4">
            <text:p>21.97999359209025</text:p>
          </table:table-cell>
          <table:table-cell office:value-type="float" office:value="21.979993592090199" table:formula="of:=[.O150]+0" table:style-name="ce4">
            <text:p>21.98</text:p>
          </table:table-cell>
          <table:table-cell office:value-type="string" table:style-name="ce5">
            <text:p>145<text:span text:style-name="T3">: </text:span><text:span text:style-name="T4">17.29790993077128</text:span></text:p>
          </table:table-cell>
          <table:table-cell office:value-type="string" office:string-value="17.29790993077128" table:formula="of:=RIGHT([.Q150];LEN([.Q150])-5)" table:style-name="ce4">
            <text:p>17.29790993077128</text:p>
          </table:table-cell>
          <table:table-cell office:value-type="float" office:value="17.297909930771201" table:formula="of:=[.R150]+0" table:style-name="ce4">
            <text:p>17.30</text:p>
          </table:table-cell>
          <table:table-cell office:value-type="string" table:style-name="ce5">
            <text:p>145<text:span text:style-name="T3">: </text:span><text:span text:style-name="T4">42.50296484527075</text:span></text:p>
          </table:table-cell>
          <table:table-cell office:value-type="string" office:string-value="42.50296484527075" table:formula="of:=RIGHT([.T150];LEN([.T150])-5)" table:style-name="ce4">
            <text:p>42.50296484527075</text:p>
          </table:table-cell>
          <table:table-cell office:value-type="float" office:value="42.502964845270697" table:formula="of:=[.U150]+0" table:style-name="ce4">
            <text:p>42.50</text:p>
          </table:table-cell>
          <table:table-cell office:value-type="string" table:style-name="ce5">
            <text:p>145<text:span text:style-name="T3">: </text:span><text:span text:style-name="T4">64.8002610944984</text:span></text:p>
          </table:table-cell>
          <table:table-cell office:value-type="string" office:string-value="64.8002610944984" table:formula="of:=RIGHT([.W150];LEN([.W150])-5)" table:style-name="ce4">
            <text:p>64.8002610944984</text:p>
          </table:table-cell>
          <table:table-cell office:value-type="float" office:value="64.800261094498396" table:formula="of:=[.X150]+0" table:style-name="ce4">
            <text:p>64.80</text:p>
          </table:table-cell>
          <table:table-cell office:value-type="string" table:style-name="ce5">
            <text:p>145<text:span text:style-name="T3">: </text:span><text:span text:style-name="T4">37.204007762589626</text:span></text:p>
          </table:table-cell>
          <table:table-cell office:value-type="string" office:string-value="37.204007762589626" table:formula="of:=RIGHT([.Z150];LEN([.Z150])-5)" table:style-name="ce4">
            <text:p>37.204007762589626</text:p>
          </table:table-cell>
          <table:table-cell office:value-type="float" office:value="37.204007762589598" table:formula="of:=[.AA150]+0" table:style-name="ce4">
            <text:p>37.20</text:p>
          </table:table-cell>
          <table:table-cell office:value-type="string" table:style-name="ce5">
            <text:p>145<text:span text:style-name="T3">: </text:span><text:span text:style-name="T4">39.66169057516268</text:span></text:p>
          </table:table-cell>
          <table:table-cell office:value-type="string" office:string-value="39.66169057516268" table:formula="of:=RIGHT([.AC150];LEN([.AC150])-5)" table:style-name="ce4">
            <text:p>39.66169057516268</text:p>
          </table:table-cell>
          <table:table-cell office:value-type="float" office:value="39.661690575162602" table:formula="of:=[.AD150]+0" table:style-name="ce4">
            <text:p>39.66</text:p>
          </table:table-cell>
          <table:table-cell office:value-type="float" office:value="39.967101093217067" table:formula="of:=([.D150]+[.G150]+[.J150]+[.M150]+[.P150]+[.S150]+[.V150]+[.Y150]+[.AB150])/9" table:style-name="ce4">
            <text:p>39.97</text:p>
          </table:table-cell>
          <table:table-cell office:value-type="float" office:value="14.312968251451595" table:formula="of:=STDEV([.D150];[.G150];[.J150];[.M150];[.P150];[.S150];[.V150];[.Y150];[.AB150];[.AE150])" table:style-name="ce1">
            <text:p>14.3129682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4.296005553774684</text:span></text:p>
          </table:table-cell>
          <table:table-cell office:value-type="string" office:string-value="34.296005553774684" table:formula="of:=RIGHT([.B151];LEN([.B151])-5)" table:style-name="ce4">
            <text:p>34.296005553774684</text:p>
          </table:table-cell>
          <table:table-cell office:value-type="float" office:value="34.296005553774599" table:formula="of:=[.C151]+0" table:style-name="ce4">
            <text:p>34.30</text:p>
          </table:table-cell>
          <table:table-cell office:value-type="string" table:style-name="ce2">
            <text:p>146<text:span text:style-name="T1">: </text:span><text:span text:style-name="T2">48.84519831634406</text:span></text:p>
          </table:table-cell>
          <table:table-cell office:value-type="string" office:string-value="48.84519831634406" table:formula="of:=RIGHT([.E151];LEN([.E151])-5)" table:style-name="ce4">
            <text:p>48.84519831634406</text:p>
          </table:table-cell>
          <table:table-cell office:value-type="float" office:value="48.845198316344003" table:formula="of:=[.F151]+0" table:style-name="ce4">
            <text:p>48.85</text:p>
          </table:table-cell>
          <table:table-cell office:value-type="string" table:style-name="ce2">
            <text:p>146<text:span text:style-name="T1">: </text:span><text:span text:style-name="T2">46.76097207630819</text:span></text:p>
          </table:table-cell>
          <table:table-cell office:value-type="string" office:string-value="46.76097207630819" table:formula="of:=RIGHT([.H151];LEN([.H151])-5)" table:style-name="ce4">
            <text:p>46.76097207630819</text:p>
          </table:table-cell>
          <table:table-cell office:value-type="float" office:value="46.7609720763081" table:formula="of:=[.I151]+0" table:style-name="ce4">
            <text:p>46.76</text:p>
          </table:table-cell>
          <table:table-cell office:value-type="string" table:style-name="ce2">
            <text:p>146<text:span text:style-name="T1">: </text:span><text:span text:style-name="T2">55.23528078730787</text:span></text:p>
          </table:table-cell>
          <table:table-cell office:value-type="string" office:string-value="55.23528078730787" table:formula="of:=RIGHT([.K151];LEN([.K151])-5)" table:style-name="ce4">
            <text:p>55.23528078730787</text:p>
          </table:table-cell>
          <table:table-cell office:value-type="float" office:value="55.235280787307801" table:formula="of:=[.L151]+0" table:style-name="ce4">
            <text:p>55.24</text:p>
          </table:table-cell>
          <table:table-cell office:value-type="string" table:style-name="ce2">
            <text:p>146<text:span text:style-name="T1">: </text:span><text:span text:style-name="T2">17.30221918141391</text:span></text:p>
          </table:table-cell>
          <table:table-cell office:value-type="string" office:string-value="17.30221918141391" table:formula="of:=RIGHT([.N151];LEN([.N151])-5)" table:style-name="ce4">
            <text:p>17.30221918141391</text:p>
          </table:table-cell>
          <table:table-cell office:value-type="float" office:value="17.3022191814139" table:formula="of:=[.O151]+0" table:style-name="ce4">
            <text:p>17.30</text:p>
          </table:table-cell>
          <table:table-cell office:value-type="string" table:style-name="ce5">
            <text:p>146<text:span text:style-name="T3">: </text:span><text:span text:style-name="T4">17.591882022752635</text:span></text:p>
          </table:table-cell>
          <table:table-cell office:value-type="string" office:string-value="17.591882022752635" table:formula="of:=RIGHT([.Q151];LEN([.Q151])-5)" table:style-name="ce4">
            <text:p>17.591882022752635</text:p>
          </table:table-cell>
          <table:table-cell office:value-type="float" office:value="17.5918820227526" table:formula="of:=[.R151]+0" table:style-name="ce4">
            <text:p>17.59</text:p>
          </table:table-cell>
          <table:table-cell office:value-type="string" table:style-name="ce5">
            <text:p>146<text:span text:style-name="T3">: </text:span><text:span text:style-name="T4">42.63432213759142</text:span></text:p>
          </table:table-cell>
          <table:table-cell office:value-type="string" office:string-value="42.63432213759142" table:formula="of:=RIGHT([.T151];LEN([.T151])-5)" table:style-name="ce4">
            <text:p>42.63432213759142</text:p>
          </table:table-cell>
          <table:table-cell office:value-type="float" office:value="42.634322137591397" table:formula="of:=[.U151]+0" table:style-name="ce4">
            <text:p>42.63</text:p>
          </table:table-cell>
          <table:table-cell office:value-type="string" table:style-name="ce5">
            <text:p>146<text:span text:style-name="T3">: </text:span><text:span text:style-name="T4">77.54327647421097</text:span></text:p>
          </table:table-cell>
          <table:table-cell office:value-type="string" office:string-value="77.54327647421097" table:formula="of:=RIGHT([.W151];LEN([.W151])-5)" table:style-name="ce4">
            <text:p>77.54327647421097</text:p>
          </table:table-cell>
          <table:table-cell office:value-type="float" office:value="77.543276474210899" table:formula="of:=[.X151]+0" table:style-name="ce4">
            <text:p>77.54</text:p>
          </table:table-cell>
          <table:table-cell office:value-type="string" table:style-name="ce5">
            <text:p>146<text:span text:style-name="T3">: </text:span><text:span text:style-name="T4">44.87057731431263</text:span></text:p>
          </table:table-cell>
          <table:table-cell office:value-type="string" office:string-value="44.87057731431263" table:formula="of:=RIGHT([.Z151];LEN([.Z151])-5)" table:style-name="ce4">
            <text:p>44.87057731431263</text:p>
          </table:table-cell>
          <table:table-cell office:value-type="float" office:value="44.870577314312598" table:formula="of:=[.AA151]+0" table:style-name="ce4">
            <text:p>44.87</text:p>
          </table:table-cell>
          <table:table-cell office:value-type="string" table:style-name="ce5">
            <text:p>146<text:span text:style-name="T3">: </text:span><text:span text:style-name="T4">43.87264860464547</text:span></text:p>
          </table:table-cell>
          <table:table-cell office:value-type="string" office:string-value="43.87264860464547" table:formula="of:=RIGHT([.AC151];LEN([.AC151])-5)" table:style-name="ce4">
            <text:p>43.87264860464547</text:p>
          </table:table-cell>
          <table:table-cell office:value-type="float" office:value="43.872648604645399" table:formula="of:=[.AD151]+0" table:style-name="ce4">
            <text:p>43.87</text:p>
          </table:table-cell>
          <table:table-cell office:value-type="float" office:value="42.786637096001762" table:formula="of:=([.D151]+[.G151]+[.J151]+[.M151]+[.P151]+[.S151]+[.V151]+[.Y151]+[.AB151])/9" table:style-name="ce4">
            <text:p>42.79</text:p>
          </table:table-cell>
          <table:table-cell office:value-type="float" office:value="17.566520437170634" table:formula="of:=STDEV([.D151];[.G151];[.J151];[.M151];[.P151];[.S151];[.V151];[.Y151];[.AB151];[.AE151])" table:style-name="ce1">
            <text:p>17.5665204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36.121178538811684</text:span></text:p>
          </table:table-cell>
          <table:table-cell office:value-type="string" office:string-value="36.121178538811684" table:formula="of:=RIGHT([.B152];LEN([.B152])-5)" table:style-name="ce4">
            <text:p>36.121178538811684</text:p>
          </table:table-cell>
          <table:table-cell office:value-type="float" office:value="36.121178538811598" table:formula="of:=[.C152]+0" table:style-name="ce4">
            <text:p>36.12</text:p>
          </table:table-cell>
          <table:table-cell office:value-type="string" table:style-name="ce2">
            <text:p>147<text:span text:style-name="T1">: </text:span><text:span text:style-name="T2">54.34568728213593</text:span></text:p>
          </table:table-cell>
          <table:table-cell office:value-type="string" office:string-value="54.34568728213593" table:formula="of:=RIGHT([.E152];LEN([.E152])-5)" table:style-name="ce4">
            <text:p>54.34568728213593</text:p>
          </table:table-cell>
          <table:table-cell office:value-type="float" office:value="54.345687282135898" table:formula="of:=[.F152]+0" table:style-name="ce4">
            <text:p>54.35</text:p>
          </table:table-cell>
          <table:table-cell office:value-type="string" table:style-name="ce2">
            <text:p>147<text:span text:style-name="T1">: </text:span><text:span text:style-name="T2">48.24792384861939</text:span></text:p>
          </table:table-cell>
          <table:table-cell office:value-type="string" office:string-value="48.24792384861939" table:formula="of:=RIGHT([.H152];LEN([.H152])-5)" table:style-name="ce4">
            <text:p>48.24792384861939</text:p>
          </table:table-cell>
          <table:table-cell office:value-type="float" office:value="48.247923848619301" table:formula="of:=[.I152]+0" table:style-name="ce4">
            <text:p>48.25</text:p>
          </table:table-cell>
          <table:table-cell office:value-type="string" table:style-name="ce2">
            <text:p>147<text:span text:style-name="T1">: </text:span><text:span text:style-name="T2">42.80676941376093</text:span></text:p>
          </table:table-cell>
          <table:table-cell office:value-type="string" office:string-value="42.80676941376093" table:formula="of:=RIGHT([.K152];LEN([.K152])-5)" table:style-name="ce4">
            <text:p>42.80676941376093</text:p>
          </table:table-cell>
          <table:table-cell office:value-type="float" office:value="42.806769413760897" table:formula="of:=[.L152]+0" table:style-name="ce4">
            <text:p>42.81</text:p>
          </table:table-cell>
          <table:table-cell office:value-type="string" table:style-name="ce2">
            <text:p>147<text:span text:style-name="T1">: </text:span><text:span text:style-name="T2">19.665243077183366</text:span></text:p>
          </table:table-cell>
          <table:table-cell office:value-type="string" office:string-value="19.665243077183366" table:formula="of:=RIGHT([.N152];LEN([.N152])-5)" table:style-name="ce4">
            <text:p>19.665243077183366</text:p>
          </table:table-cell>
          <table:table-cell office:value-type="float" office:value="19.665243077183298" table:formula="of:=[.O152]+0" table:style-name="ce4">
            <text:p>19.67</text:p>
          </table:table-cell>
          <table:table-cell office:value-type="string" table:style-name="ce5">
            <text:p>147<text:span text:style-name="T3">: </text:span><text:span text:style-name="T4">16.145914593810126</text:span></text:p>
          </table:table-cell>
          <table:table-cell office:value-type="string" office:string-value="16.145914593810126" table:formula="of:=RIGHT([.Q152];LEN([.Q152])-5)" table:style-name="ce4">
            <text:p>16.145914593810126</text:p>
          </table:table-cell>
          <table:table-cell office:value-type="float" office:value="16.145914593810101" table:formula="of:=[.R152]+0" table:style-name="ce4">
            <text:p>16.15</text:p>
          </table:table-cell>
          <table:table-cell office:value-type="string" table:style-name="ce5">
            <text:p>147<text:span text:style-name="T3">: </text:span><text:span text:style-name="T4">46.35630405546723</text:span></text:p>
          </table:table-cell>
          <table:table-cell office:value-type="string" office:string-value="46.35630405546723" table:formula="of:=RIGHT([.T152];LEN([.T152])-5)" table:style-name="ce4">
            <text:p>46.35630405546723</text:p>
          </table:table-cell>
          <table:table-cell office:value-type="float" office:value="46.356304055467199" table:formula="of:=[.U152]+0" table:style-name="ce4">
            <text:p>46.36</text:p>
          </table:table-cell>
          <table:table-cell office:value-type="string" table:style-name="ce5">
            <text:p>147<text:span text:style-name="T3">: </text:span><text:span text:style-name="T4">67.57616923903053</text:span></text:p>
          </table:table-cell>
          <table:table-cell office:value-type="string" office:string-value="67.57616923903053" table:formula="of:=RIGHT([.W152];LEN([.W152])-5)" table:style-name="ce4">
            <text:p>67.57616923903053</text:p>
          </table:table-cell>
          <table:table-cell office:value-type="float" office:value="67.576169239030506" table:formula="of:=[.X152]+0" table:style-name="ce4">
            <text:p>67.58</text:p>
          </table:table-cell>
          <table:table-cell office:value-type="string" table:style-name="ce5">
            <text:p>147<text:span text:style-name="T3">: </text:span><text:span text:style-name="T4">44.9527140977025</text:span></text:p>
          </table:table-cell>
          <table:table-cell office:value-type="string" office:string-value="44.9527140977025" table:formula="of:=RIGHT([.Z152];LEN([.Z152])-5)" table:style-name="ce4">
            <text:p>44.9527140977025</text:p>
          </table:table-cell>
          <table:table-cell office:value-type="float" office:value="44.952714097702497" table:formula="of:=[.AA152]+0" table:style-name="ce4">
            <text:p>44.95</text:p>
          </table:table-cell>
          <table:table-cell office:value-type="string" table:style-name="ce5">
            <text:p>147<text:span text:style-name="T3">: </text:span><text:span text:style-name="T4">38.26607919459821</text:span></text:p>
          </table:table-cell>
          <table:table-cell office:value-type="string" office:string-value="38.26607919459821" table:formula="of:=RIGHT([.AC152];LEN([.AC152])-5)" table:style-name="ce4">
            <text:p>38.26607919459821</text:p>
          </table:table-cell>
          <table:table-cell office:value-type="float" office:value="38.266079194598198" table:formula="of:=[.AD152]+0" table:style-name="ce4">
            <text:p>38.27</text:p>
          </table:table-cell>
          <table:table-cell office:value-type="float" office:value="41.801989349613478" table:formula="of:=([.D152]+[.G152]+[.J152]+[.M152]+[.P152]+[.S152]+[.V152]+[.Y152]+[.AB152])/9" table:style-name="ce4">
            <text:p>41.80</text:p>
          </table:table-cell>
          <table:table-cell office:value-type="float" office:value="15.226712360011351" table:formula="of:=STDEV([.D152];[.G152];[.J152];[.M152];[.P152];[.S152];[.V152];[.Y152];[.AB152];[.AE152])" table:style-name="ce1">
            <text:p>15.2267123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3.75541279330868</text:span></text:p>
          </table:table-cell>
          <table:table-cell office:value-type="string" office:string-value="33.75541279330868" table:formula="of:=RIGHT([.B153];LEN([.B153])-5)" table:style-name="ce4">
            <text:p>33.75541279330868</text:p>
          </table:table-cell>
          <table:table-cell office:value-type="float" office:value="33.755412793308601" table:formula="of:=[.C153]+0" table:style-name="ce4">
            <text:p>33.76</text:p>
          </table:table-cell>
          <table:table-cell office:value-type="string" table:style-name="ce2">
            <text:p>148<text:span text:style-name="T1">: </text:span><text:span text:style-name="T2">48.975122174561264</text:span></text:p>
          </table:table-cell>
          <table:table-cell office:value-type="string" office:string-value="48.975122174561264" table:formula="of:=RIGHT([.E153];LEN([.E153])-5)" table:style-name="ce4">
            <text:p>48.975122174561264</text:p>
          </table:table-cell>
          <table:table-cell office:value-type="float" office:value="48.9751221745612" table:formula="of:=[.F153]+0" table:style-name="ce4">
            <text:p>48.98</text:p>
          </table:table-cell>
          <table:table-cell office:value-type="string" table:style-name="ce2">
            <text:p>148<text:span text:style-name="T1">: </text:span><text:span text:style-name="T2">54.59568875003949</text:span></text:p>
          </table:table-cell>
          <table:table-cell office:value-type="string" office:string-value="54.59568875003949" table:formula="of:=RIGHT([.H153];LEN([.H153])-5)" table:style-name="ce4">
            <text:p>54.59568875003949</text:p>
          </table:table-cell>
          <table:table-cell office:value-type="float" office:value="54.5956887500394" table:formula="of:=[.I153]+0" table:style-name="ce4">
            <text:p>54.60</text:p>
          </table:table-cell>
          <table:table-cell office:value-type="string" table:style-name="ce2">
            <text:p>148<text:span text:style-name="T1">: </text:span><text:span text:style-name="T2">50.98634209423853</text:span></text:p>
          </table:table-cell>
          <table:table-cell office:value-type="string" office:string-value="50.98634209423853" table:formula="of:=RIGHT([.K153];LEN([.K153])-5)" table:style-name="ce4">
            <text:p>50.98634209423853</text:p>
          </table:table-cell>
          <table:table-cell office:value-type="float" office:value="50.986342094238502" table:formula="of:=[.L153]+0" table:style-name="ce4">
            <text:p>50.99</text:p>
          </table:table-cell>
          <table:table-cell office:value-type="string" table:style-name="ce2">
            <text:p>148<text:span text:style-name="T1">: </text:span><text:span text:style-name="T2">23.102621833006456</text:span></text:p>
          </table:table-cell>
          <table:table-cell office:value-type="string" office:string-value="23.102621833006456" table:formula="of:=RIGHT([.N153];LEN([.N153])-5)" table:style-name="ce4">
            <text:p>23.102621833006456</text:p>
          </table:table-cell>
          <table:table-cell office:value-type="float" office:value="23.102621833006399" table:formula="of:=[.O153]+0" table:style-name="ce4">
            <text:p>23.10</text:p>
          </table:table-cell>
          <table:table-cell office:value-type="string" table:style-name="ce5">
            <text:p>148<text:span text:style-name="T3">: </text:span><text:span text:style-name="T4">18.969773516459565</text:span></text:p>
          </table:table-cell>
          <table:table-cell office:value-type="string" office:string-value="18.969773516459565" table:formula="of:=RIGHT([.Q153];LEN([.Q153])-5)" table:style-name="ce4">
            <text:p>18.969773516459565</text:p>
          </table:table-cell>
          <table:table-cell office:value-type="float" office:value="18.969773516459501" table:formula="of:=[.R153]+0" table:style-name="ce4">
            <text:p>18.97</text:p>
          </table:table-cell>
          <table:table-cell office:value-type="string" table:style-name="ce5">
            <text:p>148<text:span text:style-name="T3">: </text:span><text:span text:style-name="T4">47.0035591293092</text:span></text:p>
          </table:table-cell>
          <table:table-cell office:value-type="string" office:string-value="47.0035591293092" table:formula="of:=RIGHT([.T153];LEN([.T153])-5)" table:style-name="ce4">
            <text:p>47.0035591293092</text:p>
          </table:table-cell>
          <table:table-cell office:value-type="float" office:value="47.003559129309203" table:formula="of:=[.U153]+0" table:style-name="ce4">
            <text:p>47.00</text:p>
          </table:table-cell>
          <table:table-cell office:value-type="string" table:style-name="ce5">
            <text:p>148<text:span text:style-name="T3">: </text:span><text:span text:style-name="T4">65.07416761700631</text:span></text:p>
          </table:table-cell>
          <table:table-cell office:value-type="string" office:string-value="65.07416761700631" table:formula="of:=RIGHT([.W153];LEN([.W153])-5)" table:style-name="ce4">
            <text:p>65.07416761700631</text:p>
          </table:table-cell>
          <table:table-cell office:value-type="float" office:value="65.074167617006296" table:formula="of:=[.X153]+0" table:style-name="ce4">
            <text:p>65.07</text:p>
          </table:table-cell>
          <table:table-cell office:value-type="string" table:style-name="ce5">
            <text:p>148<text:span text:style-name="T3">: </text:span><text:span text:style-name="T4">33.69569289718673</text:span></text:p>
          </table:table-cell>
          <table:table-cell office:value-type="string" office:string-value="33.69569289718673" table:formula="of:=RIGHT([.Z153];LEN([.Z153])-5)" table:style-name="ce4">
            <text:p>33.69569289718673</text:p>
          </table:table-cell>
          <table:table-cell office:value-type="float" office:value="33.695692897186703" table:formula="of:=[.AA153]+0" table:style-name="ce4">
            <text:p>33.70</text:p>
          </table:table-cell>
          <table:table-cell office:value-type="string" table:style-name="ce5">
            <text:p>148<text:span text:style-name="T3">: </text:span><text:span text:style-name="T4">40.637713293443774</text:span></text:p>
          </table:table-cell>
          <table:table-cell office:value-type="string" office:string-value="40.637713293443774" table:formula="of:=RIGHT([.AC153];LEN([.AC153])-5)" table:style-name="ce4">
            <text:p>40.637713293443774</text:p>
          </table:table-cell>
          <table:table-cell office:value-type="float" office:value="40.637713293443703" table:formula="of:=[.AD153]+0" table:style-name="ce4">
            <text:p>40.64</text:p>
          </table:table-cell>
          <table:table-cell office:value-type="float" office:value="41.795375645012868" table:formula="of:=([.D153]+[.G153]+[.J153]+[.M153]+[.P153]+[.S153]+[.V153]+[.Y153]+[.AB153])/9" table:style-name="ce4">
            <text:p>41.80</text:p>
          </table:table-cell>
          <table:table-cell office:value-type="float" office:value="14.417493832745306" table:formula="of:=STDEV([.D153];[.G153];[.J153];[.M153];[.P153];[.S153];[.V153];[.Y153];[.AB153];[.AE153])" table:style-name="ce1">
            <text:p>14.4174938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6.56920741423162</text:span></text:p>
          </table:table-cell>
          <table:table-cell office:value-type="string" office:string-value="36.56920741423162" table:formula="of:=RIGHT([.B154];LEN([.B154])-5)" table:style-name="ce4">
            <text:p>36.56920741423162</text:p>
          </table:table-cell>
          <table:table-cell office:value-type="float" office:value="36.569207414231599" table:formula="of:=[.C154]+0" table:style-name="ce4">
            <text:p>36.57</text:p>
          </table:table-cell>
          <table:table-cell office:value-type="string" table:style-name="ce2">
            <text:p>149<text:span text:style-name="T1">: </text:span><text:span text:style-name="T2">46.93609868603649</text:span></text:p>
          </table:table-cell>
          <table:table-cell office:value-type="string" office:string-value="46.93609868603649" table:formula="of:=RIGHT([.E154];LEN([.E154])-5)" table:style-name="ce4">
            <text:p>46.93609868603649</text:p>
          </table:table-cell>
          <table:table-cell office:value-type="float" office:value="46.936098686036402" table:formula="of:=[.F154]+0" table:style-name="ce4">
            <text:p>46.94</text:p>
          </table:table-cell>
          <table:table-cell office:value-type="string" table:style-name="ce2">
            <text:p>149<text:span text:style-name="T1">: </text:span><text:span text:style-name="T2">44.30717681942973</text:span></text:p>
          </table:table-cell>
          <table:table-cell office:value-type="string" office:string-value="44.30717681942973" table:formula="of:=RIGHT([.H154];LEN([.H154])-5)" table:style-name="ce4">
            <text:p>44.30717681942973</text:p>
          </table:table-cell>
          <table:table-cell office:value-type="float" office:value="44.307176819429699" table:formula="of:=[.I154]+0" table:style-name="ce4">
            <text:p>44.31</text:p>
          </table:table-cell>
          <table:table-cell office:value-type="string" table:style-name="ce2">
            <text:p>149<text:span text:style-name="T1">: </text:span><text:span text:style-name="T2">46.52491007026198</text:span></text:p>
          </table:table-cell>
          <table:table-cell office:value-type="string" office:string-value="46.52491007026198" table:formula="of:=RIGHT([.K154];LEN([.K154])-5)" table:style-name="ce4">
            <text:p>46.52491007026198</text:p>
          </table:table-cell>
          <table:table-cell office:value-type="float" office:value="46.524910070261903" table:formula="of:=[.L154]+0" table:style-name="ce4">
            <text:p>46.52</text:p>
          </table:table-cell>
          <table:table-cell office:value-type="string" table:style-name="ce2">
            <text:p>149<text:span text:style-name="T1">: </text:span><text:span text:style-name="T2">19.269468494418664</text:span></text:p>
          </table:table-cell>
          <table:table-cell office:value-type="string" office:string-value="19.269468494418664" table:formula="of:=RIGHT([.N154];LEN([.N154])-5)" table:style-name="ce4">
            <text:p>19.269468494418664</text:p>
          </table:table-cell>
          <table:table-cell office:value-type="float" office:value="19.2694684944186" table:formula="of:=[.O154]+0" table:style-name="ce4">
            <text:p>19.27</text:p>
          </table:table-cell>
          <table:table-cell office:value-type="string" table:style-name="ce5">
            <text:p>149<text:span text:style-name="T3">: </text:span><text:span text:style-name="T4">16.938493718426354</text:span></text:p>
          </table:table-cell>
          <table:table-cell office:value-type="string" office:string-value="16.938493718426354" table:formula="of:=RIGHT([.Q154];LEN([.Q154])-5)" table:style-name="ce4">
            <text:p>16.938493718426354</text:p>
          </table:table-cell>
          <table:table-cell office:value-type="float" office:value="16.938493718426301" table:formula="of:=[.R154]+0" table:style-name="ce4">
            <text:p>16.94</text:p>
          </table:table-cell>
          <table:table-cell office:value-type="string" table:style-name="ce5">
            <text:p>149<text:span text:style-name="T3">: </text:span><text:span text:style-name="T4">43.47106070382649</text:span></text:p>
          </table:table-cell>
          <table:table-cell office:value-type="string" office:string-value="43.47106070382649" table:formula="of:=RIGHT([.T154];LEN([.T154])-5)" table:style-name="ce4">
            <text:p>43.47106070382649</text:p>
          </table:table-cell>
          <table:table-cell office:value-type="float" office:value="43.471060703826403" table:formula="of:=[.U154]+0" table:style-name="ce4">
            <text:p>43.47</text:p>
          </table:table-cell>
          <table:table-cell office:value-type="string" table:style-name="ce5">
            <text:p>149<text:span text:style-name="T3">: </text:span><text:span text:style-name="T4">74.26289212482189</text:span></text:p>
          </table:table-cell>
          <table:table-cell office:value-type="string" office:string-value="74.26289212482189" table:formula="of:=RIGHT([.W154];LEN([.W154])-5)" table:style-name="ce4">
            <text:p>74.26289212482189</text:p>
          </table:table-cell>
          <table:table-cell office:value-type="float" office:value="74.262892124821803" table:formula="of:=[.X154]+0" table:style-name="ce4">
            <text:p>74.26</text:p>
          </table:table-cell>
          <table:table-cell office:value-type="string" table:style-name="ce5">
            <text:p>149<text:span text:style-name="T3">: </text:span><text:span text:style-name="T4">32.553294958277945</text:span></text:p>
          </table:table-cell>
          <table:table-cell office:value-type="string" office:string-value="32.553294958277945" table:formula="of:=RIGHT([.Z154];LEN([.Z154])-5)" table:style-name="ce4">
            <text:p>32.553294958277945</text:p>
          </table:table-cell>
          <table:table-cell office:value-type="float" office:value="32.553294958277903" table:formula="of:=[.AA154]+0" table:style-name="ce4">
            <text:p>32.55</text:p>
          </table:table-cell>
          <table:table-cell office:value-type="string" table:style-name="ce5">
            <text:p>149<text:span text:style-name="T3">: </text:span><text:span text:style-name="T4">48.89494255376273</text:span></text:p>
          </table:table-cell>
          <table:table-cell office:value-type="string" office:string-value="48.89494255376273" table:formula="of:=RIGHT([.AC154];LEN([.AC154])-5)" table:style-name="ce4">
            <text:p>48.89494255376273</text:p>
          </table:table-cell>
          <table:table-cell office:value-type="float" office:value="48.894942553762696" table:formula="of:=[.AD154]+0" table:style-name="ce4">
            <text:p>48.89</text:p>
          </table:table-cell>
          <table:table-cell office:value-type="float" office:value="40.092511443303401" table:formula="of:=([.D154]+[.G154]+[.J154]+[.M154]+[.P154]+[.S154]+[.V154]+[.Y154]+[.AB154])/9" table:style-name="ce4">
            <text:p>40.09</text:p>
          </table:table-cell>
          <table:table-cell office:value-type="float" office:value="16.308481020474851" table:formula="of:=STDEV([.D154];[.G154];[.J154];[.M154];[.P154];[.S154];[.V154];[.Y154];[.AB154];[.AE154])" table:style-name="ce1">
            <text:p>16.3084810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5.128288027128704</text:span></text:p>
          </table:table-cell>
          <table:table-cell office:value-type="string" office:string-value="35.128288027128704" table:formula="of:=RIGHT([.B155];LEN([.B155])-5)" table:style-name="ce4">
            <text:p>35.128288027128704</text:p>
          </table:table-cell>
          <table:table-cell office:value-type="float" office:value="35.128288027128697" table:formula="of:=[.C155]+0" table:style-name="ce4">
            <text:p>35.13</text:p>
          </table:table-cell>
          <table:table-cell office:value-type="string" table:style-name="ce2">
            <text:p>150<text:span text:style-name="T1">: </text:span><text:span text:style-name="T2">60.71296009137662</text:span></text:p>
          </table:table-cell>
          <table:table-cell office:value-type="string" office:string-value="60.71296009137662" table:formula="of:=RIGHT([.E155];LEN([.E155])-5)" table:style-name="ce4">
            <text:p>60.71296009137662</text:p>
          </table:table-cell>
          <table:table-cell office:value-type="float" office:value="60.712960091376601" table:formula="of:=[.F155]+0" table:style-name="ce4">
            <text:p>60.71</text:p>
          </table:table-cell>
          <table:table-cell office:value-type="string" table:style-name="ce2">
            <text:p>150<text:span text:style-name="T1">: </text:span><text:span text:style-name="T2">57.98335486735274</text:span></text:p>
          </table:table-cell>
          <table:table-cell office:value-type="string" office:string-value="57.98335486735274" table:formula="of:=RIGHT([.H155];LEN([.H155])-5)" table:style-name="ce4">
            <text:p>57.98335486735274</text:p>
          </table:table-cell>
          <table:table-cell office:value-type="float" office:value="57.983354867352702" table:formula="of:=[.I155]+0" table:style-name="ce4">
            <text:p>57.98</text:p>
          </table:table-cell>
          <table:table-cell office:value-type="string" table:style-name="ce2">
            <text:p>150<text:span text:style-name="T1">: </text:span><text:span text:style-name="T2">49.40072234613039</text:span></text:p>
          </table:table-cell>
          <table:table-cell office:value-type="string" office:string-value="49.40072234613039" table:formula="of:=RIGHT([.K155];LEN([.K155])-5)" table:style-name="ce4">
            <text:p>49.40072234613039</text:p>
          </table:table-cell>
          <table:table-cell office:value-type="float" office:value="49.400722346130301" table:formula="of:=[.L155]+0" table:style-name="ce4">
            <text:p>49.40</text:p>
          </table:table-cell>
          <table:table-cell office:value-type="string" table:style-name="ce2">
            <text:p>150<text:span text:style-name="T1">: </text:span><text:span text:style-name="T2">26.423966811343423</text:span></text:p>
          </table:table-cell>
          <table:table-cell office:value-type="string" office:string-value="26.423966811343423" table:formula="of:=RIGHT([.N155];LEN([.N155])-5)" table:style-name="ce4">
            <text:p>26.423966811343423</text:p>
          </table:table-cell>
          <table:table-cell office:value-type="float" office:value="26.423966811343401" table:formula="of:=[.O155]+0" table:style-name="ce4">
            <text:p>26.42</text:p>
          </table:table-cell>
          <table:table-cell office:value-type="string" table:style-name="ce5">
            <text:p>150<text:span text:style-name="T3">: </text:span><text:span text:style-name="T4">14.978306813811367</text:span></text:p>
          </table:table-cell>
          <table:table-cell office:value-type="string" office:string-value="14.978306813811367" table:formula="of:=RIGHT([.Q155];LEN([.Q155])-5)" table:style-name="ce4">
            <text:p>14.978306813811367</text:p>
          </table:table-cell>
          <table:table-cell office:value-type="float" office:value="14.978306813811299" table:formula="of:=[.R155]+0" table:style-name="ce4">
            <text:p>14.98</text:p>
          </table:table-cell>
          <table:table-cell office:value-type="string" table:style-name="ce5">
            <text:p>150<text:span text:style-name="T3">: </text:span><text:span text:style-name="T4">38.10947572350871</text:span></text:p>
          </table:table-cell>
          <table:table-cell office:value-type="string" office:string-value="38.10947572350871" table:formula="of:=RIGHT([.T155];LEN([.T155])-5)" table:style-name="ce4">
            <text:p>38.10947572350871</text:p>
          </table:table-cell>
          <table:table-cell office:value-type="float" office:value="38.109475723508702" table:formula="of:=[.U155]+0" table:style-name="ce4">
            <text:p>38.11</text:p>
          </table:table-cell>
          <table:table-cell office:value-type="string" table:style-name="ce5">
            <text:p>150<text:span text:style-name="T3">: </text:span><text:span text:style-name="T4">81.37129442834056</text:span></text:p>
          </table:table-cell>
          <table:table-cell office:value-type="string" office:string-value="81.37129442834056" table:formula="of:=RIGHT([.W155];LEN([.W155])-5)" table:style-name="ce4">
            <text:p>81.37129442834056</text:p>
          </table:table-cell>
          <table:table-cell office:value-type="float" office:value="81.371294428340505" table:formula="of:=[.X155]+0" table:style-name="ce4">
            <text:p>81.37</text:p>
          </table:table-cell>
          <table:table-cell office:value-type="string" table:style-name="ce5">
            <text:p>150<text:span text:style-name="T3">: </text:span><text:span text:style-name="T4">39.10368887042579</text:span></text:p>
          </table:table-cell>
          <table:table-cell office:value-type="string" office:string-value="39.10368887042579" table:formula="of:=RIGHT([.Z155];LEN([.Z155])-5)" table:style-name="ce4">
            <text:p>39.10368887042579</text:p>
          </table:table-cell>
          <table:table-cell office:value-type="float" office:value="39.1036888704257" table:formula="of:=[.AA155]+0" table:style-name="ce4">
            <text:p>39.10</text:p>
          </table:table-cell>
          <table:table-cell office:value-type="string" table:style-name="ce5">
            <text:p>150<text:span text:style-name="T3">: </text:span><text:span text:style-name="T4">45.534439994268396</text:span></text:p>
          </table:table-cell>
          <table:table-cell office:value-type="string" office:string-value="45.534439994268396" table:formula="of:=RIGHT([.AC155];LEN([.AC155])-5)" table:style-name="ce4">
            <text:p>45.534439994268396</text:p>
          </table:table-cell>
          <table:table-cell office:value-type="float" office:value="45.534439994268297" table:formula="of:=[.AD155]+0" table:style-name="ce4">
            <text:p>45.53</text:p>
          </table:table-cell>
          <table:table-cell office:value-type="float" office:value="44.801339775490874" table:formula="of:=([.D155]+[.G155]+[.J155]+[.M155]+[.P155]+[.S155]+[.V155]+[.Y155]+[.AB155])/9" table:style-name="ce4">
            <text:p>44.80</text:p>
          </table:table-cell>
          <table:table-cell office:value-type="float" office:value="18.808680357716515" table:formula="of:=STDEV([.D155];[.G155];[.J155];[.M155];[.P155];[.S155];[.V155];[.Y155];[.AB155];[.AE155])" table:style-name="ce1">
            <text:p>18.8086803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151<text:span text:style-name="T1">: </text:span><text:span text:style-name="T2">32.15777616395512</text:span></text:p>
          </table:table-cell>
          <table:table-cell office:value-type="string" office:string-value="32.15777616395512" table:formula="of:=RIGHT([.B156];LEN([.B156])-5)" table:style-name="ce4">
            <text:p>32.15777616395512</text:p>
          </table:table-cell>
          <table:table-cell office:value-type="float" office:value="32.157776163955099" table:formula="of:=[.C156]+0" table:style-name="ce4">
            <text:p>32.16</text:p>
          </table:table-cell>
          <table:table-cell office:value-type="string" table:style-name="ce2">
            <text:p>151<text:span text:style-name="T1">: </text:span><text:span text:style-name="T2">48.51359282073426</text:span></text:p>
          </table:table-cell>
          <table:table-cell office:value-type="string" office:string-value="48.51359282073426" table:formula="of:=RIGHT([.E156];LEN([.E156])-5)" table:style-name="ce4">
            <text:p>48.51359282073426</text:p>
          </table:table-cell>
          <table:table-cell office:value-type="float" office:value="48.513592820734203" table:formula="of:=[.F156]+0" table:style-name="ce4">
            <text:p>48.51</text:p>
          </table:table-cell>
          <table:table-cell office:value-type="string" table:style-name="ce2">
            <text:p>151<text:span text:style-name="T1">: </text:span><text:span text:style-name="T2">46.34640560535769</text:span></text:p>
          </table:table-cell>
          <table:table-cell office:value-type="string" office:string-value="46.34640560535769" table:formula="of:=RIGHT([.H156];LEN([.H156])-5)" table:style-name="ce4">
            <text:p>46.34640560535769</text:p>
          </table:table-cell>
          <table:table-cell office:value-type="float" office:value="46.346405605357603" table:formula="of:=[.I156]+0" table:style-name="ce4">
            <text:p>46.35</text:p>
          </table:table-cell>
          <table:table-cell office:value-type="string" table:style-name="ce2">
            <text:p>151<text:span text:style-name="T1">: </text:span><text:span text:style-name="T2">44.3075263245248</text:span></text:p>
          </table:table-cell>
          <table:table-cell office:value-type="string" office:string-value="44.3075263245248" table:formula="of:=RIGHT([.K156];LEN([.K156])-5)" table:style-name="ce4">
            <text:p>44.3075263245248</text:p>
          </table:table-cell>
          <table:table-cell office:value-type="float" office:value="44.307526324524801" table:formula="of:=[.L156]+0" table:style-name="ce4">
            <text:p>44.31</text:p>
          </table:table-cell>
          <table:table-cell office:value-type="string" table:style-name="ce2">
            <text:p>151<text:span text:style-name="T1">: </text:span><text:span text:style-name="T2">22.946217732961845</text:span></text:p>
          </table:table-cell>
          <table:table-cell office:value-type="string" office:string-value="22.946217732961845" table:formula="of:=RIGHT([.N156];LEN([.N156])-5)" table:style-name="ce4">
            <text:p>22.946217732961845</text:p>
          </table:table-cell>
          <table:table-cell office:value-type="float" office:value="22.946217732961799" table:formula="of:=[.O156]+0" table:style-name="ce4">
            <text:p>22.95</text:p>
          </table:table-cell>
          <table:table-cell office:value-type="string" table:style-name="ce5">
            <text:p>151<text:span text:style-name="T3">: </text:span><text:span text:style-name="T4">18.695729306386582</text:span></text:p>
          </table:table-cell>
          <table:table-cell office:value-type="string" office:string-value="18.695729306386582" table:formula="of:=RIGHT([.Q156];LEN([.Q156])-5)" table:style-name="ce4">
            <text:p>18.695729306386582</text:p>
          </table:table-cell>
          <table:table-cell office:value-type="float" office:value="18.6957293063865" table:formula="of:=[.R156]+0" table:style-name="ce4">
            <text:p>18.70</text:p>
          </table:table-cell>
          <table:table-cell office:value-type="string" table:style-name="ce5">
            <text:p>151<text:span text:style-name="T3">: </text:span><text:span text:style-name="T4">42.86191216369528</text:span></text:p>
          </table:table-cell>
          <table:table-cell office:value-type="string" office:string-value="42.86191216369528" table:formula="of:=RIGHT([.T156];LEN([.T156])-5)" table:style-name="ce4">
            <text:p>42.86191216369528</text:p>
          </table:table-cell>
          <table:table-cell office:value-type="float" office:value="42.861912163695202" table:formula="of:=[.U156]+0" table:style-name="ce4">
            <text:p>42.86</text:p>
          </table:table-cell>
          <table:table-cell office:value-type="string" table:style-name="ce5">
            <text:p>151<text:span text:style-name="T3">: </text:span><text:span text:style-name="T4">76.63476804461496</text:span></text:p>
          </table:table-cell>
          <table:table-cell office:value-type="string" office:string-value="76.63476804461496" table:formula="of:=RIGHT([.W156];LEN([.W156])-5)" table:style-name="ce4">
            <text:p>76.63476804461496</text:p>
          </table:table-cell>
          <table:table-cell office:value-type="float" office:value="76.634768044614901" table:formula="of:=[.X156]+0" table:style-name="ce4">
            <text:p>76.63</text:p>
          </table:table-cell>
          <table:table-cell office:value-type="string" table:style-name="ce5">
            <text:p>151<text:span text:style-name="T3">: </text:span><text:span text:style-name="T4">38.06802859480533</text:span></text:p>
          </table:table-cell>
          <table:table-cell office:value-type="string" office:string-value="38.06802859480533" table:formula="of:=RIGHT([.Z156];LEN([.Z156])-5)" table:style-name="ce4">
            <text:p>38.06802859480533</text:p>
          </table:table-cell>
          <table:table-cell office:value-type="float" office:value="38.068028594805298" table:formula="of:=[.AA156]+0" table:style-name="ce4">
            <text:p>38.07</text:p>
          </table:table-cell>
          <table:table-cell office:value-type="string" table:style-name="ce5">
            <text:p>151<text:span text:style-name="T3">: </text:span><text:span text:style-name="T4">39.980438737442526</text:span></text:p>
          </table:table-cell>
          <table:table-cell office:value-type="string" office:string-value="39.980438737442526" table:formula="of:=RIGHT([.AC156];LEN([.AC156])-5)" table:style-name="ce4">
            <text:p>39.980438737442526</text:p>
          </table:table-cell>
          <table:table-cell office:value-type="float" office:value="39.980438737442498" table:formula="of:=[.AD156]+0" table:style-name="ce4">
            <text:p>39.98</text:p>
          </table:table-cell>
          <table:table-cell office:value-type="float" office:value="41.170217417448377" table:formula="of:=([.D156]+[.G156]+[.J156]+[.M156]+[.P156]+[.S156]+[.V156]+[.Y156]+[.AB156])/9" table:style-name="ce4">
            <text:p>41.17</text:p>
          </table:table-cell>
          <table:table-cell office:value-type="float" office:value="15.918177747189517" table:formula="of:=STDEV([.D156];[.G156];[.J156];[.M156];[.P156];[.S156];[.V156];[.Y156];[.AB156];[.AE156])" table:style-name="ce1">
            <text:p>15.91817775</text:p>
          </table:table-cell>
          <table:table-cell table:number-columns-repeated="16351"/>
        </table:table-row>
        <table:table-row table:number-rows-repeated="4" table:style-name="ro1">
          <table:table-cell/>
          <table:table-cell table:number-columns-repeated="9" table:style-name="ce1"/>
          <table:table-cell table:style-name="ce4"/>
          <table:table-cell table:number-columns-repeated="20" table:style-name="ce1"/>
          <table:table-cell table:style-name="ce4"/>
          <table:table-cell table:number-columns-repeated="16352" table:style-name="ce1"/>
        </table:table-row>
        <table:table-row table:number-rows-repeated="2" table:style-name="ro1">
          <table:table-cell table:number-columns-repeated="10"/>
          <table:table-cell table:style-name="ce4"/>
          <table:table-cell table:number-columns-repeated="20" table:style-name="ce1"/>
          <table:table-cell table:style-name="ce4"/>
          <table:table-cell table:number-columns-repeated="16352"/>
        </table:table-row>
        <table:table-row table:number-rows-repeated="1048414" table:style-name="ro2">
          <table:table-cell table:number-columns-repeated="16384"/>
        </table:table-row>
      </table:table>
      <table:table table:name="graph" table:style-name="ta1">
        <table:table-column table:style-name="co1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0" draw:name="Chart 2" svg:x="0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on</meta:initial-creator>
    <dc:creator>Brooks</dc:creator>
    <meta:creation-date>2019-02-27T19:14:21Z</meta:creation-date>
    <dc:date>2019-03-08T18:26:3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EA1.$AG$5:.$AG$156" chart:error-upper-range="EA1.$AG$5:.$AG$156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lower-range="EA1.$AG$5:.$AG$156" chart:error-upper-range="EA1.$AG$5:.$AG$156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uniform 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1.$AF$5:.$AF$155" chart:class="chart:line" chart:attached-axis="primary-y" chart:style-name="G0S0">
            <chart:error-indicator chart:style-name="E000"/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